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Avdiyivka directions Russian army shelled Novokalynove, Avdiyivka, Tonenke, Syeverne, Neta...</text:span>
</text:h>
      <text:p text:style-name="P4">
Authors: liveuamap (Language: en)</text:p>
      <text:p text:style-name="P4">
Time: 2023-04-20T-65:25:00</text:p>
      <text:p text:style-name="P4">
Location: Donetsk Oblast (Latitude:48.06087 Longtitude:37.56998)</text:p>
      <text:p text:style-name="P4">
Videos: []</text:p>
      <text:p text:style-name="P4">
Images: []</text:p>
      <text:p text:style-name="P4">
Tags: ["Russia"]</text:p>
      <text:p text:style-name="P4">
ID: 22557399</text:p>
      <!--METADATA-->
      <text:p text:style-name="P4">
At Avdiyivka directions Russian army shelled Novokalynove, Avdiyivka, Tonenke,Syeverne, Netaylove, Pervomayske and Nevelske of Donetsk region, - GeneralStaff of Armed Forces of Ukraine says in the morning report</text:p>
      <text:p text:style-name="P4">
News Collection Link: <text:a xlink:type="simple" xlink:href="https://liveuamap.com/en/2023/20-april-at-avdiyivka-directions-russian-army-shelled-novokalynove" text:style-name="Internet_20_link" text:visited-style-name="Visited_20_Internet_20_Link">
https://liveuamap.com/en/2023/20-april-at-avdiyivka-directions-russian-army-shelled-novokalynove</text:a>
</text:p>
      <text:p text:style-name="P4">
Source: <text:a xlink:type="simple" xlink:href="https://t.me/lumsrc/4544" text:style-name="Internet_20_link" text:visited-style-name="Visited_20_Internet_20_Link">
https://t.me/lumsrc/4544</text:a>
</text:p>
      <!--NEWS-->
      <text:h text:style-name="P10" text:outline-level="1">
<text:span text:style-name="T4">
At Maryinka direction Russian army shelled Krasnohorivka, Heorhiyivka, Maryinka and Novomykha...</text:span>
</text:h>
      <text:p text:style-name="P4">
Authors: liveuamap (Language: en)</text:p>
      <text:p text:style-name="P4">
Time: 2023-04-20T-67:25:00</text:p>
      <text:p text:style-name="P4">
Location: Donetsk (Latitude:47.85539 Longtitude:37.48535)</text:p>
      <text:p text:style-name="P4">
Videos: []</text:p>
      <text:p text:style-name="P4">
Images: []</text:p>
      <text:p text:style-name="P4">
Tags: ["Russia"]</text:p>
      <text:p text:style-name="P4">
ID: 22557398</text:p>
      <!--METADATA-->
      <text:p text:style-name="P4">
At Maryinka direction Russian army shelled Krasnohorivka, Heorhiyivka,Maryinka and Novomykhaylivka of Donetsk region, - General Staff of ArmedForces of Ukraine says in the morning report</text:p>
      <text:p text:style-name="P4">
News Collection Link: <text:a xlink:type="simple" xlink:href="https://liveuamap.com/en/2023/20-april-at-maryinka-direction-russian-army-shelled-krasnohorivka" text:style-name="Internet_20_link" text:visited-style-name="Visited_20_Internet_20_Link">
https://liveuamap.com/en/2023/20-april-at-maryinka-direction-russian-army-shelled-krasnohorivka</text:a>
</text:p>
      <text:p text:style-name="P4">
Source: <text:a xlink:type="simple" xlink:href="https://t.me/lumsrc/4545" text:style-name="Internet_20_link" text:visited-style-name="Visited_20_Internet_20_Link">
https://t.me/lumsrc/4545</text:a>
</text:p>
      <!--NEWS-->
      <text:h text:style-name="P10" text:outline-level="1">
<text:span text:style-name="T4">
At Shaktarske direction Russian army shelled Novoukrayinka, Prechystivka and Velyka Novosilka...</text:span>
</text:h>
      <text:p text:style-name="P4">
Authors: liveuamap (Language: en)</text:p>
      <text:p text:style-name="P4">
Time: 2023-04-20T-69:25:00</text:p>
      <text:p text:style-name="P4">
Location: Velyka Novosilka (Latitude:47.84185 Longtitude:36.83527)</text:p>
      <text:p text:style-name="P4">
Videos: []</text:p>
      <text:p text:style-name="P4">
Images: []</text:p>
      <text:p text:style-name="P4">
Tags: ["Russia"]</text:p>
      <text:p text:style-name="P4">
ID: 22557397</text:p>
      <!--METADATA-->
      <text:p text:style-name="P4">
At Shaktarske direction Russian army shelled Novoukrayinka, Prechystivka andVelyka Novosilka of Donetsk region, - General Staff of Armed Forces of Ukrainesays in the morning report</text:p>
      <text:p text:style-name="P4">
News Collection Link: <text:a xlink:type="simple" xlink:href="https://liveuamap.com/en/2023/20-april-at-shaktarske-direction-russian-army-shelled-novoukrayinka" text:style-name="Internet_20_link" text:visited-style-name="Visited_20_Internet_20_Link">
https://liveuamap.com/en/2023/20-april-at-shaktarske-direction-russian-army-shelled-novoukrayinka</text:a>
</text:p>
      <text:p text:style-name="P4">
Source: <text:a xlink:type="simple" xlink:href="https://t.me/lumsrc/4546" text:style-name="Internet_20_link" text:visited-style-name="Visited_20_Internet_20_Link">
https://t.me/lumsrc/4546</text:a>
</text:p>
      <!--NEWS-->
      <text:h text:style-name="P10" text:outline-level="1">
<text:span text:style-name="T4">
At Zaporizhzhia and Kherson directions Russian army shelled Olhivske, Malynivka, Orikhiv, Nov...</text:span>
</text:h>
      <text:p text:style-name="P4">
Authors: liveuamap (Language: en)</text:p>
      <text:p text:style-name="P4">
Time: 2023-04-20T-71:25:00</text:p>
      <text:p text:style-name="P4">
Location: Kherson, Khersons'ka oblast (Latitude:46.61148 Longtitude:32.58373)</text:p>
      <text:p text:style-name="P4">
Videos: []</text:p>
      <text:p text:style-name="P4">
Images: []</text:p>
      <text:p text:style-name="P4">
Tags: ["Russia"]</text:p>
      <text:p text:style-name="P4">
ID: 22557396</text:p>
      <!--METADATA-->
      <text:p text:style-name="P4">
At Zaporizhzhia and Kherson directions Russian army shelled Olhivske,Malynivka, Orikhiv, Novodanylivka and Novoandriyivka of Zaporizhzhia region;Dudchany, Kachkarivka, Zmiyivka, Ivanivka, Inzhenerne and Dniprovske ofKherson region and Kherson city, - General Staff of Armed Forces of Ukrainesays in the morning report</text:p>
      <text:p text:style-name="P4">
News Collection Link: <text:a xlink:type="simple" xlink:href="https://liveuamap.com/en/2023/20-april-at-zaporizhzhia-and-kherson-directions-russian-army" text:style-name="Internet_20_link" text:visited-style-name="Visited_20_Internet_20_Link">
https://liveuamap.com/en/2023/20-april-at-zaporizhzhia-and-kherson-directions-russian-army</text:a>
</text:p>
      <text:p text:style-name="P4">
Source: <text:a xlink:type="simple" xlink:href="https://t.me/lumsrc/4547" text:style-name="Internet_20_link" text:visited-style-name="Visited_20_Internet_20_Link">
https://t.me/lumsrc/4547</text:a>
</text:p>
      <!--NEWS-->
      <text:h text:style-name="P10" text:outline-level="1">
<text:span text:style-name="T4">
At Bakhmut direction Russian army shelled Fedorivka, Vasukivka, Minkivka, Orikhovo-Vasylivka,...</text:span>
</text:h>
      <text:p text:style-name="P4">
Authors: liveuamap (Language: en)</text:p>
      <text:p text:style-name="P4">
Time: 2023-04-20T04:25:00</text:p>
      <text:p text:style-name="P4">
Location: Donetsk Oblast (Latitude:48.37005 Longtitude:37.88189)</text:p>
      <text:p text:style-name="P4">
Videos: []</text:p>
      <text:p text:style-name="P4">
Images: []</text:p>
      <text:p text:style-name="P4">
Tags: ["Russia"]</text:p>
      <text:p text:style-name="P4">
ID: 22557400</text:p>
      <!--METADATA-->
      <text:p text:style-name="P4">
At Bakhmut direction Russian army shelled Fedorivka, Vasukivka, Minkivka,Orikhovo-Vasylivka, Novomarkove, Hryhorivka, Bakhmut, Ivanivske, Chasiv Yar,Stupochky, Predtechyne, Kostyantynivka, Druzhkivka, Oleksandro-Shultyne, BilaHora, Druzhba and Zalizne of Donetsk region, - General Staff of Armed Forcesof Ukraine says in the morning report</text:p>
      <text:p text:style-name="P4">
News Collection Link: <text:a xlink:type="simple" xlink:href="https://liveuamap.com/en/2023/20-april-at-bakhmut-direction-russian-army-shelled-fedorivka" text:style-name="Internet_20_link" text:visited-style-name="Visited_20_Internet_20_Link">
https://liveuamap.com/en/2023/20-april-at-bakhmut-direction-russian-army-shelled-fedorivka</text:a>
</text:p>
      <text:p text:style-name="P4">
Source: <text:a xlink:type="simple" xlink:href="https://t.me/lumsrc/4543" text:style-name="Internet_20_link" text:visited-style-name="Visited_20_Internet_20_Link">
https://t.me/lumsrc/4543</text:a>
</text:p>
      <!--NEWS-->
      <text:h text:style-name="P10" text:outline-level="1">
<text:span text:style-name="T4">
Poltavska Oblast(13:02). Red Alert: aerial threat. Sirens sounding. Take cover now!</text:span>
</text:h>
      <text:p text:style-name="P4">
Authors: liveuamap (Language: en)</text:p>
      <text:p text:style-name="P4">
Time: 2023-04-20T07:03:00</text:p>
      <text:p text:style-name="P4">
Location: Poltavska Oblast (Latitude:49.47791 Longtitude:33.81892)</text:p>
      <text:p text:style-name="P4">
Videos: []</text:p>
      <text:p text:style-name="P4">
Images: []</text:p>
      <text:p text:style-name="P4">
Tags: []</text:p>
      <text:p text:style-name="P4">
ID: 22557432</text:p>
      <!--METADATA-->
      <text:p text:style-name="P4">
None</text:p>
      <text:p text:style-name="P4">
News Collection Link: <text:a xlink:type="simple" xlink:href="https://liveuamap.com/en/2023/20-april-poltavska-oblast1302-red-alert-aeriag" text:style-name="Internet_20_link" text:visited-style-name="Visited_20_Internet_20_Link">
https://liveuamap.com/en/2023/20-april-poltavska-oblast1302-red-alert-aeriag</text:a>
</text:p>
      <text:p text:style-name="P4">
Source: <text:a xlink:type="simple" xlink:href="https://liveuamap.com/en/2023/20-april-poltavska-oblast1302-red-alert-aeriag" text:style-name="Internet_20_link" text:visited-style-name="Visited_20_Internet_20_Link">
https://liveuamap.com/en/2023/20-april-poltavska-oblast1302-red-alert-aeriag</text:a>
</text:p>
      <!--NEWS-->
      <text:h text:style-name="P10" text:outline-level="1">
<text:span text:style-name="T4">
Zaporizka Oblast(13:53). Red Alert: aerial threat. Sirens sounding. Take cover now!</text:span>
</text:h>
      <text:p text:style-name="P4">
Authors: liveuamap (Language: en)</text:p>
      <text:p text:style-name="P4">
Time: 2023-04-20T07:53:00</text:p>
      <text:p text:style-name="P4">
Location: Zaporizka Oblast (Latitude:47.611321 Longtitude:35.764311)</text:p>
      <text:p text:style-name="P4">
Videos: []</text:p>
      <text:p text:style-name="P4">
Images: []</text:p>
      <text:p text:style-name="P4">
Tags: []</text:p>
      <text:p text:style-name="P4">
ID: 22557439</text:p>
      <!--METADATA-->
      <text:p text:style-name="P4">
None</text:p>
      <text:p text:style-name="P4">
News Collection Link: <text:a xlink:type="simple" xlink:href="https://liveuamap.com/en/2023/20-april-zaporizka-oblast1353-red-alert-aeriag" text:style-name="Internet_20_link" text:visited-style-name="Visited_20_Internet_20_Link">
https://liveuamap.com/en/2023/20-april-zaporizka-oblast1353-red-alert-aeriag</text:a>
</text:p>
      <text:p text:style-name="P4">
Source: <text:a xlink:type="simple" xlink:href="https://liveuamap.com/en/2023/20-april-zaporizka-oblast1353-red-alert-aeriag" text:style-name="Internet_20_link" text:visited-style-name="Visited_20_Internet_20_Link">
https://liveuamap.com/en/2023/20-april-zaporizka-oblast1353-red-alert-aeriag</text:a>
</text:p>
      <!--NEWS-->
      <text:h text:style-name="P10" text:outline-level="1">
<text:span text:style-name="T4">
Kyiv, Zhytomyr, Zhytomyrska Oblast, Volynska Oblast, Zaporizka Oblast, Poltavska Oblast(23:09...</text:span>
</text:h>
      <text:p text:style-name="P4">
Authors: liveuamap (Language: en)</text:p>
      <text:p text:style-name="P4">
Time: 2023-04-20T17:09:00</text:p>
      <text:p text:style-name="P4">
Location: Kyiv (Latitude:50.44343 Longtitude:30.53022)</text:p>
      <text:p text:style-name="P4">
Videos: []</text:p>
      <text:p text:style-name="P4">
Images: []</text:p>
      <text:p text:style-name="P4">
Tags: ["Europe", "Central and Eastern Europe"]</text:p>
      <text:p text:style-name="P4">
ID: 22557514</text:p>
      <!--METADATA-->
      <text:p text:style-name="P4">
Kyiv, Zhytomyr, Zhytomyrska Oblast, Volynska Oblast, Zaporizka Oblast,Poltavska Oblast(23:09). Red Alert: aerial threat. Sirens sounding. Take covernow!</text:p>
      <text:p text:style-name="P4">
News Collection Link: <text:a xlink:type="simple" xlink:href="https://liveuamap.com/en/2023/20-april-kyiv-zhytomyr-zhytomyrska-oblast-volg" text:style-name="Internet_20_link" text:visited-style-name="Visited_20_Internet_20_Link">
https://liveuamap.com/en/2023/20-april-kyiv-zhytomyr-zhytomyrska-oblast-volg</text:a>
</text:p>
      <text:p text:style-name="P4">
Source: <text:a xlink:type="simple" xlink:href="https://t.me/air_alert_ua/43396" text:style-name="Internet_20_link" text:visited-style-name="Visited_20_Internet_20_Link">
https://t.me/air_alert_ua/43396</text:a>
</text:p>
      <!--NEWS-->
      <text:h text:style-name="P10" text:outline-level="1">
<text:span text:style-name="T4">
Chernihivska Oblast(23:09). Red Alert: aerial threat. Sirens sounding. Take cover now!</text:span>
</text:h>
      <text:p text:style-name="P4">
Authors: liveuamap (Language: en)</text:p>
      <text:p text:style-name="P4">
Time: 2023-04-20T17:10:00</text:p>
      <text:p text:style-name="P4">
Location: Chernihivska Oblast (Latitude:51.33409 Longtitude:32.00094)</text:p>
      <text:p text:style-name="P4">
Videos: []</text:p>
      <text:p text:style-name="P4">
Images: []</text:p>
      <text:p text:style-name="P4">
Tags: ["Europe", "Central and Eastern Europe"]</text:p>
      <text:p text:style-name="P4">
ID: 22557515</text:p>
      <!--METADATA-->
      <text:p text:style-name="P4">
Chernihivska Oblast(23:09). Red Alert: aerial threat. Sirens sounding. Takecover now!</text:p>
      <text:p text:style-name="P4">
News Collection Link: <text:a xlink:type="simple" xlink:href="https://liveuamap.com/en/2023/20-april-chernihivska-oblast2309-red-alert-aeg" text:style-name="Internet_20_link" text:visited-style-name="Visited_20_Internet_20_Link">
https://liveuamap.com/en/2023/20-april-chernihivska-oblast2309-red-alert-aeg</text:a>
</text:p>
      <text:p text:style-name="P4">
Source: <text:a xlink:type="simple" xlink:href="https://t.me/suspilnechernihiv/17789" text:style-name="Internet_20_link" text:visited-style-name="Visited_20_Internet_20_Link">
https://t.me/suspilnechernihiv/17789</text:a>
</text:p>
      <!--NEWS-->
      <text:h text:style-name="P10" text:outline-level="1">
<text:span text:style-name="T4">
Cherkaska Oblast, Ternopil, Ternopilska Oblast, Donetsk Oblast, Dnipro, Dnipropetrovska Oblas...</text:span>
</text:h>
      <text:p text:style-name="P4">
Authors: liveuamap (Language: en)</text:p>
      <text:p text:style-name="P4">
Time: 2023-04-20T17:11:00</text:p>
      <text:p text:style-name="P4">
Location: Cherkaska Oblast (Latitude:49.25000000 Longtitude:31.33333000)</text:p>
      <text:p text:style-name="P4">
Videos: []</text:p>
      <text:p text:style-name="P4">
Images: []</text:p>
      <text:p text:style-name="P4">
Tags: ["Europe", "Central and Eastern Europe"]</text:p>
      <text:p text:style-name="P4">
ID: 22557516</text:p>
      <!--METADATA-->
      <text:p text:style-name="P4">
Cherkaska Oblast, Ternopil, Ternopilska Oblast, Donetsk Oblast, Dnipro,Dnipropetrovska Oblast, Kherson, Khersonska Oblast, Lviv, Lvivska Oblast,Kharkiv, Kharkivska Oblast, Ivano-Frankivsk, Ivano-Frankivska Oblast,Chernivetska Oblast, Zakarpattia Oblast, Sumska Oblast, Mykolaiv, MykolayivskaOblast, Khmelnytska Oblast, Kirovohradska Oblast, Kyiv Oblast, VinnytskaOblast(23:11). Red Alert: aerial threat. Sirens sounding. Take cover now!</text:p>
      <text:p text:style-name="P4">
News Collection Link: <text:a xlink:type="simple" xlink:href="https://liveuamap.com/en/2023/20-april-cherkaska-oblast-ternopil-ternopilskg" text:style-name="Internet_20_link" text:visited-style-name="Visited_20_Internet_20_Link">
https://liveuamap.com/en/2023/20-april-cherkaska-oblast-ternopil-ternopilskg</text:a>
</text:p>
      <text:p text:style-name="P4">
Source: <text:a xlink:type="simple" xlink:href="https://t.me/air_alert_ua/43413" text:style-name="Internet_20_link" text:visited-style-name="Visited_20_Internet_20_Link">
https://t.me/air_alert_ua/43413</text:a>
</text:p>
      <!--NEWS-->
      <text:h text:style-name="P10" text:outline-level="1">
<text:span text:style-name="T4">
Odeska Oblast(23:11). Red Alert: aerial threat. Sirens sounding. Take cover now!</text:span>
</text:h>
      <text:p text:style-name="P4">
Authors: liveuamap (Language: en)</text:p>
      <text:p text:style-name="P4">
Time: 2023-04-20T17:12:00</text:p>
      <text:p text:style-name="P4">
Location: Odeska Oblast (Latitude:46.75000000 Longtitude:30.25000000)</text:p>
      <text:p text:style-name="P4">
Videos: []</text:p>
      <text:p text:style-name="P4">
Images: []</text:p>
      <text:p text:style-name="P4">
Tags: ["Europe", "Central and Eastern Europe"]</text:p>
      <text:p text:style-name="P4">
ID: 22557517</text:p>
      <!--METADATA-->
      <text:p text:style-name="P4">
Odeska Oblast(23:11). Red Alert: aerial threat. Sirens sounding. Take covernow!</text:p>
      <text:p text:style-name="P4">
News Collection Link: <text:a xlink:type="simple" xlink:href="https://liveuamap.com/en/2023/20-april-odeska-oblast2311-red-alert-aerial-tg" text:style-name="Internet_20_link" text:visited-style-name="Visited_20_Internet_20_Link">
https://liveuamap.com/en/2023/20-april-odeska-oblast2311-red-alert-aerial-tg</text:a>
</text:p>
      <text:p text:style-name="P4">
Source: <text:a xlink:type="simple" xlink:href="https://t.me/suspilneodesa/22621" text:style-name="Internet_20_link" text:visited-style-name="Visited_20_Internet_20_Link">
https://t.me/suspilneodesa/22621</text:a>
</text:p>
      <!--NEWS-->
      <text:h text:style-name="P10" text:outline-level="1">
<text:span text:style-name="T4">
Rivne, Rivnenska Oblast(23:11). Red Alert: aerial threat. Sirens sounding. Take cover now!</text:span>
</text:h>
      <text:p text:style-name="P4">
Authors: liveuamap (Language: en)</text:p>
      <text:p text:style-name="P4">
Time: 2023-04-20T17:14:00</text:p>
      <text:p text:style-name="P4">
Location: Rivne (Latitude:50.6034445 Longtitude:26.257603168487)</text:p>
      <text:p text:style-name="P4">
Videos: []</text:p>
      <text:p text:style-name="P4">
Images: []</text:p>
      <text:p text:style-name="P4">
Tags: ["Europe", "Central and Eastern Europe"]</text:p>
      <text:p text:style-name="P4">
ID: 22557518</text:p>
      <!--METADATA-->
      <text:p text:style-name="P4">
Rivne, Rivnenska Oblast(23:11). Red Alert: aerial threat. Sirens sounding.Take cover now!</text:p>
      <text:p text:style-name="P4">
News Collection Link: <text:a xlink:type="simple" xlink:href="https://liveuamap.com/en/2023/20-april-rivne-rivnenska-oblast2311-red-alertg" text:style-name="Internet_20_link" text:visited-style-name="Visited_20_Internet_20_Link">
https://liveuamap.com/en/2023/20-april-rivne-rivnenska-oblast2311-red-alertg</text:a>
</text:p>
      <text:p text:style-name="P4">
Source: <text:a xlink:type="simple" xlink:href="https://t.me/air_alert_ua/43414" text:style-name="Internet_20_link" text:visited-style-name="Visited_20_Internet_20_Link">
https://t.me/air_alert_ua/43414</text:a>
</text:p>
      <!--NEWS-->
      <text:h text:style-name="P10" text:outline-level="1">
<text:span text:style-name="T4">
Zhytomyr, Kyiv(00:11). Red Alert: aerial threat. Sirens sounding. Take cover now!</text:span>
</text:h>
      <text:p text:style-name="P4">
Authors: liveuamap (Language: en)</text:p>
      <text:p text:style-name="P4">
Time: 2023-04-20T18:12:00</text:p>
      <text:p text:style-name="P4">
Location: Zhytomyr (Latitude:50.26487000 Longtitude:28.67669000)</text:p>
      <text:p text:style-name="P4">
Videos: []</text:p>
      <text:p text:style-name="P4">
Images: []</text:p>
      <text:p text:style-name="P4">
Tags: ["Europe", "Central and Eastern Europe"]</text:p>
      <text:p text:style-name="P4">
ID: 22557519</text:p>
      <!--METADATA-->
      <text:p text:style-name="P4">
Zhytomyr, Kyiv(00:11). Red Alert: aerial threat. Sirens sounding. Take covernow!</text:p>
      <text:p text:style-name="P4">
News Collection Link: <text:a xlink:type="simple" xlink:href="https://liveuamap.com/en/2023/20-april-zhytomyr-kyiv0011-red-alert-aerial-tg" text:style-name="Internet_20_link" text:visited-style-name="Visited_20_Internet_20_Link">
https://liveuamap.com/en/2023/20-april-zhytomyr-kyiv0011-red-alert-aerial-tg</text:a>
</text:p>
      <text:p text:style-name="P4">
Source: <text:a xlink:type="simple" xlink:href="https://t.me/chanel24/85276" text:style-name="Internet_20_link" text:visited-style-name="Visited_20_Internet_20_Link">
https://t.me/chanel24/85276</text:a>
</text:p>
      <!--NEWS-->
      <text:h text:style-name="P10" text:outline-level="1">
<text:span text:style-name="T4">
Vinnytska Oblast(00:52). Red Alert: aerial threat. Sirens sounding. Take cover now!</text:span>
</text:h>
      <text:p text:style-name="P4">
Authors: liveuamap (Language: en)</text:p>
      <text:p text:style-name="P4">
Time: 2023-04-20T18:54:00</text:p>
      <text:p text:style-name="P4">
Location: Vinnytska Oblast (Latitude:48.91667000 Longtitude:28.66667000)</text:p>
      <text:p text:style-name="P4">
Videos: []</text:p>
      <text:p text:style-name="P4">
Images: []</text:p>
      <text:p text:style-name="P4">
Tags: ["Europe", "Central and Eastern Europe"]</text:p>
      <text:p text:style-name="P4">
ID: 22557520</text:p>
      <!--METADATA-->
      <text:p text:style-name="P4">
Vinnytska Oblast(00:52). Red Alert: aerial threat. Sirens sounding. Take covernow!</text:p>
      <text:p text:style-name="P4">
News Collection Link: <text:a xlink:type="simple" xlink:href="https://liveuamap.com/en/2023/20-april-vinnytska-oblast0052-red-alert-aeriag" text:style-name="Internet_20_link" text:visited-style-name="Visited_20_Internet_20_Link">
https://liveuamap.com/en/2023/20-april-vinnytska-oblast0052-red-alert-aeriag</text:a>
</text:p>
      <text:p text:style-name="P4">
Source: <text:a xlink:type="simple" xlink:href="https://t.me/air_alert_ua/43442" text:style-name="Internet_20_link" text:visited-style-name="Visited_20_Internet_20_Link">
https://t.me/air_alert_ua/43442</text:a>
</text:p>
      <!--NEWS-->
      <text:h text:style-name="P10" text:outline-level="1">
<text:span text:style-name="T4">
Kyiv(00:56). Red Alert: aerial threat. Sirens sounding. Take cover now!</text:span>
</text:h>
      <text:p text:style-name="P4">
Authors: liveuamap (Language: en)</text:p>
      <text:p text:style-name="P4">
Time: 2023-04-20T19:02:00</text:p>
      <text:p text:style-name="P4">
Location: Kyiv (Latitude:50.44324 Longtitude:30.531)</text:p>
      <text:p text:style-name="P4">
Videos: []</text:p>
      <text:p text:style-name="P4">
Images: []</text:p>
      <text:p text:style-name="P4">
Tags: ["Europe", "Central and Eastern Europe"]</text:p>
      <text:p text:style-name="P4">
ID: 22557521</text:p>
      <!--METADATA-->
      <text:p text:style-name="P4">
Kyiv(00:56). Red Alert: aerial threat. Sirens sounding. Take cover now!</text:p>
      <text:p text:style-name="P4">
News Collection Link: <text:a xlink:type="simple" xlink:href="https://liveuamap.com/en/2023/20-april-kyiv0056-red-alert-aerial-threat-sirg" text:style-name="Internet_20_link" text:visited-style-name="Visited_20_Internet_20_Link">
https://liveuamap.com/en/2023/20-april-kyiv0056-red-alert-aerial-threat-sirg</text:a>
</text:p>
      <text:p text:style-name="P4">
Source: <text:a xlink:type="simple" xlink:href="https://t.me/chanel24/85277" text:style-name="Internet_20_link" text:visited-style-name="Visited_20_Internet_20_Link">
https://t.me/chanel24/85277</text:a>
</text:p>
      <!--NEWS-->
      <text:h text:style-name="P10" text:outline-level="1">
<text:span text:style-name="T4">
Sumska Oblast(01:26). Red Alert: aerial threat. Sirens sounding. Take cover now!</text:span>
</text:h>
      <text:p text:style-name="P4">
Authors: liveuamap (Language: en)</text:p>
      <text:p text:style-name="P4">
Time: 2023-04-20T19:27:00</text:p>
      <text:p text:style-name="P4">
Location: Sumska Oblast (Latitude:51.00000000 Longtitude:34.00000000)</text:p>
      <text:p text:style-name="P4">
Videos: []</text:p>
      <text:p text:style-name="P4">
Images: []</text:p>
      <text:p text:style-name="P4">
Tags: ["Europe", "Central and Eastern Europe"]</text:p>
      <text:p text:style-name="P4">
ID: 22557522</text:p>
      <!--METADATA-->
      <text:p text:style-name="P4">
Sumska Oblast(01:26). Red Alert: aerial threat. Sirens sounding. Take covernow!</text:p>
      <text:p text:style-name="P4">
News Collection Link: <text:a xlink:type="simple" xlink:href="https://liveuamap.com/en/2023/20-april-sumska-oblast0126-red-alert-aerial-tg" text:style-name="Internet_20_link" text:visited-style-name="Visited_20_Internet_20_Link">
https://liveuamap.com/en/2023/20-april-sumska-oblast0126-red-alert-aerial-tg</text:a>
</text:p>
      <text:p text:style-name="P4">
Source: <text:a xlink:type="simple" xlink:href="https://t.me/air_alert_ua/43443" text:style-name="Internet_20_link" text:visited-style-name="Visited_20_Internet_20_Link">
https://t.me/air_alert_ua/43443</text:a>
</text:p>
      <!--NEWS-->
      <text:h text:style-name="P10" text:outline-level="1">
<text:span text:style-name="T4">
Ternopil, Ternopilska Oblast, Lviv, Lvivska Oblast(01:28). Red Alert: aerial threat. Sirens s...</text:span>
</text:h>
      <text:p text:style-name="P4">
Authors: liveuamap (Language: en)</text:p>
      <text:p text:style-name="P4">
Time: 2023-04-20T19:29:00</text:p>
      <text:p text:style-name="P4">
Location: Ternopil (Latitude:49.55342000 Longtitude:25.58918000)</text:p>
      <text:p text:style-name="P4">
Videos: []</text:p>
      <text:p text:style-name="P4">
Images: []</text:p>
      <text:p text:style-name="P4">
Tags: ["Europe", "Central and Eastern Europe"]</text:p>
      <text:p text:style-name="P4">
ID: 22557523</text:p>
      <!--METADATA-->
      <text:p text:style-name="P4">
Ternopil, Ternopilska Oblast, Lviv, Lvivska Oblast(01:28). Red Alert: aerialthreat. Sirens sounding. Take cover now!</text:p>
      <text:p text:style-name="P4">
News Collection Link: <text:a xlink:type="simple" xlink:href="https://liveuamap.com/en/2023/20-april-ternopil-ternopilska-oblast-lviv-lvig" text:style-name="Internet_20_link" text:visited-style-name="Visited_20_Internet_20_Link">
https://liveuamap.com/en/2023/20-april-ternopil-ternopilska-oblast-lviv-lvig</text:a>
</text:p>
      <text:p text:style-name="P4">
Source: <text:a xlink:type="simple" xlink:href="https://t.me/air_alert_ua/43445" text:style-name="Internet_20_link" text:visited-style-name="Visited_20_Internet_20_Link">
https://t.me/air_alert_ua/43445</text:a>
</text:p>
      <!--NEWS-->
      <text:h text:style-name="P10" text:outline-level="1">
<text:span text:style-name="T4">
Khmelnytska Oblast(01:33). Red Alert: aerial threat. Sirens sounding. Take cover now!</text:span>
</text:h>
      <text:p text:style-name="P4">
Authors: liveuamap (Language: en)</text:p>
      <text:p text:style-name="P4">
Time: 2023-04-20T19:34:00</text:p>
      <text:p text:style-name="P4">
Location: Khmelnytska Oblast (Latitude:49.50000000 Longtitude:27.00000000)</text:p>
      <text:p text:style-name="P4">
Videos: []</text:p>
      <text:p text:style-name="P4">
Images: []</text:p>
      <text:p text:style-name="P4">
Tags: ["Europe", "Central and Eastern Europe"]</text:p>
      <text:p text:style-name="P4">
ID: 22557524</text:p>
      <!--METADATA-->
      <text:p text:style-name="P4">
Khmelnytska Oblast(01:33). Red Alert: aerial threat. Sirens sounding. Takecover now!</text:p>
      <text:p text:style-name="P4">
News Collection Link: <text:a xlink:type="simple" xlink:href="https://liveuamap.com/en/2023/20-april-khmelnytska-oblast0133-red-alert-aerg" text:style-name="Internet_20_link" text:visited-style-name="Visited_20_Internet_20_Link">
https://liveuamap.com/en/2023/20-april-khmelnytska-oblast0133-red-alert-aerg</text:a>
</text:p>
      <text:p text:style-name="P4">
Source: <text:a xlink:type="simple" xlink:href="https://t.me/air_alert_ua/43446" text:style-name="Internet_20_link" text:visited-style-name="Visited_20_Internet_20_Link">
https://t.me/air_alert_ua/43446</text:a>
</text:p>
      <!--NEWS-->
      <text:h text:style-name="P10" text:outline-level="1">
<text:span text:style-name="T4">
Poltavska Oblast(02:32). Red Alert: aerial threat. Sirens sounding. Take cover now!</text:span>
</text:h>
      <text:p text:style-name="P4">
Authors: liveuamap (Language: en)</text:p>
      <text:p text:style-name="P4">
Time: 2023-04-20T20:33:00</text:p>
      <text:p text:style-name="P4">
Location: Poltavska Oblast (Latitude:49.47705000 Longtitude:33.81866000)</text:p>
      <text:p text:style-name="P4">
Videos: []</text:p>
      <text:p text:style-name="P4">
Images: []</text:p>
      <text:p text:style-name="P4">
Tags: ["Europe", "Central and Eastern Europe"]</text:p>
      <text:p text:style-name="P4">
ID: 22557525</text:p>
      <!--METADATA-->
      <text:p text:style-name="P4">
Poltavska Oblast(02:32). Red Alert: aerial threat. Sirens sounding. Take covernow!</text:p>
      <text:p text:style-name="P4">
News Collection Link: <text:a xlink:type="simple" xlink:href="https://liveuamap.com/en/2023/21-april-poltavska-oblast0232-red-alert-aeriag" text:style-name="Internet_20_link" text:visited-style-name="Visited_20_Internet_20_Link">
https://liveuamap.com/en/2023/21-april-poltavska-oblast0232-red-alert-aeriag</text:a>
</text:p>
      <text:p text:style-name="P4">
Source: <text:a xlink:type="simple" xlink:href="https://t.me/suspilnepoltava/10852" text:style-name="Internet_20_link" text:visited-style-name="Visited_20_Internet_20_Link">
https://t.me/suspilnepoltava/10852</text:a>
</text:p>
      <!--NEWS-->
      <text:h text:style-name="P10" text:outline-level="1">
<text:span text:style-name="T4">
Kharkiv, Kharkivska Oblast(03:16). Red Alert: aerial threat. Sirens sounding. Take cover now!</text:span>
</text:h>
      <text:p text:style-name="P4">
Authors: liveuamap (Language: en)</text:p>
      <text:p text:style-name="P4">
Time: 2023-04-20T21:18:00</text:p>
      <text:p text:style-name="P4">
Location: Kharkiv (Latitude:49.98081000 Longtitude:36.25272000)</text:p>
      <text:p text:style-name="P4">
Videos: []</text:p>
      <text:p text:style-name="P4">
Images: []</text:p>
      <text:p text:style-name="P4">
Tags: ["Europe", "Central and Eastern Europe"]</text:p>
      <text:p text:style-name="P4">
ID: 22557526</text:p>
      <!--METADATA-->
      <text:p text:style-name="P4">
Kharkiv, Kharkivska Oblast(03:16). Red Alert: aerial threat. Sirens sounding.Take cover now!</text:p>
      <text:p text:style-name="P4">
News Collection Link: <text:a xlink:type="simple" xlink:href="https://liveuamap.com/en/2023/21-april-kharkiv-kharkivska-oblast0316-red-alg" text:style-name="Internet_20_link" text:visited-style-name="Visited_20_Internet_20_Link">
https://liveuamap.com/en/2023/21-april-kharkiv-kharkivska-oblast0316-red-alg</text:a>
</text:p>
      <text:p text:style-name="P4">
Source: <text:a xlink:type="simple" xlink:href="https://t.me/air_alert_ua/43456" text:style-name="Internet_20_link" text:visited-style-name="Visited_20_Internet_20_Link">
https://t.me/air_alert_ua/43456</text:a>
</text:p>
      <!--NEWS-->
      <text:h text:style-name="P10" text:outline-level="1">
<text:span text:style-name="T4">
Kirovohradska Oblast(03:43). Red Alert: aerial threat. Sirens sounding. Take cover now!</text:span>
</text:h>
      <text:p text:style-name="P4">
Authors: liveuamap (Language: en)</text:p>
      <text:p text:style-name="P4">
Time: 2023-04-20T21:44:00</text:p>
      <text:p text:style-name="P4">
Location: Kirovohradska Oblast (Latitude:48.50000000 Longtitude:32.00000000)</text:p>
      <text:p text:style-name="P4">
Videos: []</text:p>
      <text:p text:style-name="P4">
Images: []</text:p>
      <text:p text:style-name="P4">
Tags: ["Europe", "Central and Eastern Europe"]</text:p>
      <text:p text:style-name="P4">
ID: 22557527</text:p>
      <!--METADATA-->
      <text:p text:style-name="P4">
Kirovohradska Oblast(03:43). Red Alert: aerial threat. Sirens sounding. Takecover now!</text:p>
      <text:p text:style-name="P4">
News Collection Link: <text:a xlink:type="simple" xlink:href="https://liveuamap.com/en/2023/21-april-kirovohradska-oblast0343-red-alert-ag" text:style-name="Internet_20_link" text:visited-style-name="Visited_20_Internet_20_Link">
https://liveuamap.com/en/2023/21-april-kirovohradska-oblast0343-red-alert-ag</text:a>
</text:p>
      <text:p text:style-name="P4">
Source: <text:a xlink:type="simple" xlink:href="https://t.me/air_alert_ua/43457" text:style-name="Internet_20_link" text:visited-style-name="Visited_20_Internet_20_Link">
https://t.me/air_alert_ua/43457</text:a>
</text:p>
      <!--NEWS-->
      <text:h text:style-name="P10" text:outline-level="1">
<text:span text:style-name="T4">
Санкції проти російської федерації станом на 20 квітня</text:span>
</text:h>
      <text:p text:style-name="P4">
Author: ['АРМІЯINFORM']</text:p>
      <text:p text:style-name="P4">
Time: 2023-04-20T97: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20220501-1.jpg" text:style-name="Internet_20_link" text:visited-style-name="Visited_20_Internet_20_Link">
20220501-1.jpg</text:a>
']</text:p>
      <text:p text:style-name="P4">
Tags: ['АНТИРОСІЙСЬКІ САНКЦІЇ', 'КРАХ РОСІЙСЬКОЇ ЕКОНОМІКИ']</text:p>
      <text:p text:style-name="P4">
Category: News</text:p>
      <!--METADATA-->
      <text:p text:style-name="P4">
<draw:frame draw:style-name="fr1" draw:name="Image2" text:anchor-type="as-char" svg:width="6.9236in" svg:height="4.615733in" draw:z-index="0">
<draw:image xlink:href="../Images/AРМІЯINFORM/2023-04-20T97-00-00-04-00/20220501-1.jpg" xlink:type="simple" xlink:show="embed" xlink:actuate="onLoad" draw:mime-type="image/jpeg"/>
</draw:frame>
</text:p>
      <text:p text:style-name="P4">
Служба зовнішньої розвідки України <text:a xlink:type="simple" xlink:href="https://szru.gov.ua/news-media/publications/200423-ukraina-i-svit--proty-rosiiskoi-ahresii-sanktsii-v-dii" text:style-name="Internet_20_link" text:visited-style-name="Visited_20_Internet_20_Link">
повідомляє</text:a>
 про санкції проти російської федерації станом на 20 квітня.</text:p>
      <text:p text:style-name="P4">
Україна та Польща досягли порозуміння щодо транзиту українськоїсільгосппродукції польською територією.</text:p>
      <text:p text:style-name="P4">
Європейська комісія привітала угоду між Польщею та Україною щодо транзитуукраїнського зерна.</text:p>
      <text:p text:style-name="P4">
У Пентагоні назвали три пріоритети військової допомоги для України:протиповітряна оборона, артилерія і броньована техніка та підтвердили, щочастина броньованих машин М2 Bradley вже прибула до України.</text:p>
      <text:p text:style-name="P4">
В Україну прибули зенітно-ракетні комплекси Patriot від США та Нідерландів.</text:p>
      <text:p text:style-name="P4">
Німеччина передала Україні зенітно-ракетний комплекс Patriot та ракети донього, другу із чотирьох обіцяних систем ППО IRIS-T (SLM), 16 вантажнихавтомобілів Zetros і два авто для патрулювання кордону.</text:p>
      <text:p text:style-name="P4">
Іспанія розпочала процес передачі Україні танків Leopard 2.</text:p>
      <text:p text:style-name="P4">
Сполучене Королівство передало ЗСУ 14 танків Challenger 2.</text:p>
      <text:p text:style-name="P4">
В міноборони Сполученого Королівства вважають, що російська державасистематично використовує інформаційні операції як основний елемент своєїстратегії у війні.</text:p>
      <text:p text:style-name="P4">
Міністр у справах кабінету міністрів Сполученого Королівства Олівер Даудензаявив, що хакери, які підтримують росію, прагнуть порушити чи знищитикритично важливу інфраструктуру Великої Британії.</text:p>
      <text:p text:style-name="P4">
Генеральний секретар НАТО Єнс Столтенберг заявив, що західні союзники невідмовляться від підтримки України у війні проти рф попри погрози кремлязастосувати ядерну зброю. «росія є найбезпосереднішою загрозою нашій безпеці»,— додав Столтенберг.</text:p>
      <text:p text:style-name="P4">
Президент Південної Кореї Юн Сук Йоль вперше заявив, що Південна Корея можерозширити свою підтримку України і вийти за межі гуманітарної та економічноїдопомоги.</text:p>
      <text:p text:style-name="P4">
Німеччина надасть додаткові 111 млн євро на відновлення України. Кошти будутьспрямовані на житло для внутрішньо переміщених осіб та на підтримкуукраїнських муніципалітетів, наприклад, ремонт та оснащення дитячих садків,шкіл та лікарень.</text:p>
      <text:p text:style-name="P4">
Японія виділяє 23 мільйони доларів США для покриття воєнних ризиків зінвестиціями в Україну.</text:p>
      <text:p text:style-name="P4">
Єврокомісія запропонувала створити «Європейський кіберщит» вартістю 1,1 млрдєвро.</text:p>
      <text:p text:style-name="P4">
Уряд Латвії ухвалив чергове рішення безоплатно передати Україні вісімавтомобілів, конфіскованих у п’яних водіїв.</text:p>
      <text:p text:style-name="P4">
У Марієгамні, головному місті Аландських островів (шведськомовного регіону ускладі Фінляндії), місцеві жителі вже понад 400 днів поспіль проводять акціїпід консульством росії, протестуючи проти її агресивної війни і підтримуючиУкраїну.</text:p>
      <text:p text:style-name="P4">
Ірландський лоукостер Ryanair готовий швидко відновити роботу в Україні післязавершення війни.</text:p>
      <text:p text:style-name="P4">
Президент Джо Байден продовжив на рік дію заборони на рух російських суден упортах США.</text:p>
      <text:p text:style-name="P4">
Міністерство енергетики США у листі до російської державної корпорації«росатом» попередило про наслідки в разі втручання у секретні ядернітехнології нині окупованої Запорізької атомної електростанції.</text:p>
      <text:p text:style-name="P4">
Міністерство юстиції США висунуло звинувачення одразу по двох гучних справах.У першому випадку йдеться про підозри щодо чотирьох громадян США та трьохросіян, які діяли за вказівкою фсб, просуваючи інтереси російськогокерівництва. Як стверджує Мін’юст США, один із підозрюваних алєксандр іонов із«антіглобалістского двіжєнія росії» (зі штаб-квартирою у москві) через свійрух дискредитував американські демократичні інститути, впливав на вибори уФлориді та загалом на жителів цього штату.</text:p>
      <text:p text:style-name="P4">
Також звинувачення висунуті Мін’юстом в окрузі Колумбія проти громадянки рфнаталії бурлінової, керівника російського центру «крєатівная діпломатія», завербування громадян США з академічних та дослідницьких кіл. За заявоюМін’юсту, вона надавала фсб інформацію про громадян США, завербованих дляучасті у її програмах.</text:p>
      <text:p text:style-name="P4">
Міністерство фінансів США оголосило про введення обмежень проти міжнародноїмережі компаній та осіб, які попри введені раніше санкції проти іранудопомагали йому отримувати електроніку та обладнання для виробництва бойовихдронів.</text:p>
      <text:p text:style-name="P4">
США не надали візи російським пропагандистам для висвітлювання виступівлаврова в Раді безпеки ООН.</text:p>
      <text:p text:style-name="P4">
Посли країн Європейського союзу схвалили рішення щодо створення цивільноїмісії ЄС в Молдові, щоб допомогти країні протистояти гібридним загрозам з бокуросії.</text:p>
      <text:p text:style-name="P4">
ЄС підготував санкції проти причетних до проросійських протестів у Молдові.</text:p>
      <text:p text:style-name="P4">
У міністерстві сільського господарства Молдови повідомили, що не плануютьвводити обмеження проти української агропродукції. Водночас МВС країнипідготувало чергову партію гуманітарної допомоги для України загальноювартістю понад 15 мільйонів молдовських леїв (3,04 мільйона євро).</text:p>
      <text:p text:style-name="P4">
«….Громадяни, які тимчасово є депутатами, запрошують сюди тих, хто допомагаєвбивати людей, дітей і жінок в Україні, їм нема чого тут шукати. Молдова неповинна асоціюватися з цими звірствами», — так прокоментував відмову у в’їздів країну лідеру татарстану рустаму мінніханову прем’єр-міністр Молдови ДорінРечан.</text:p>
      <text:p text:style-name="P4">
Молдова оголосить іще одного російського дипломата персоною нон-грата та двохпозбавить акредитації у міжнародному аеропорту Кишинева.</text:p>
      <text:p text:style-name="P4">
Міністр юстиції Італії Карло Нордіо ініціював дисциплінарне розслідування щодотрьох суддів апеляційного суду Мілана, які ухвалили рішення відпустити з-підварти сина губернатора красноярського краю рф артема усса, після чого він втікдо росії.</text:p>
      <text:p text:style-name="P4">
Німеччина через війну в Україні відклала ремонт за 15,6 млн євро у резиденціїпосла в москві.</text:p>
      <text:p text:style-name="P4">
Міжнародна федерація баскетболу (ФІБА) не допустила російську чоловічу збірнуз баскетболу до участі в передкваліфікаційному турнірі на літню Олімпіаду 2024року у Парижі.</text:p>
      <text:p text:style-name="P4">
Виконком ФІБА-Європа, керуючись рекомендаціями Міжнародного олімпійськогокомітету, оголосив про одноголосне рішення не допускати російську табілоруську національні збірні до участі у прекваліфікації Євробаскету-2025.</text:p>
      <text:p text:style-name="P4">
<text:span text:style-name="T4">
рф</text:span>
</text:p>
      <text:p text:style-name="P4">
Казахстан почав збільшувати танкерний флот (додатково закуповує дванафтоналивні танкери дедвейтом 8 тис. тонн) для постачання своєї нафти наекспорт в обхід росії через Азербайджан. Нові танкери необхідні Казахстану длядиверсифікації експортних поставок, 80 % яких зараз іде через росію. 2023 рокузагальний обсяг постачання в обхід рф становитиме 1,5 млн тонн, у перспективі,за наявною портовою інфраструктурою, — понад 3 млн тонн. Загальний можливийобсяг постачання нафти з Казахстану, зокрема і на Китай, оцінюється в 20–25млн тонн на рік.</text:p>
      <text:p text:style-name="P4">
Німецький автоконцерн Mercedes-Benz закрив угоду та повністю продав свійбізнес на росії. Новий власник, російський «автодом», планує збирати на заводіу підмосков’ї китайські автомобілі.</text:p>
      <text:p text:style-name="P4">
Китайська компанія Haier зупинила роботу заводу в кірові з виробництвапобутової техніки італійського бренду Candy, що їй належить. Заявлено, що«лише через зростання курсу валют компанія втратила 15 % прибутку».</text:p>
      <text:p text:style-name="P4">
Найбільший європейський інвестиційний фонд Atrium European Real Estate (AERE)продав сім торгово-розважальних центрів «парк хаус» площею 420 тис. кв. м. умоскві, санкт-петербурзі, єкатеринбурзі, казані, волгограді та тольятті.</text:p>
      <text:p text:style-name="P4">
Міграційна служба Фінляндії прогнозує, що 2023 року надійде до 1,2 тис.первинних запитів від росіян щодо надання притулку.</text:p>
      <text:p text:style-name="P4">
Всесвітня сталева асоціація (World Steel Association) прогнозує зниженняспоживання сталі на росії у 2023 році на 5 %, в 2024 році — ще на 6,7 %.</text:p>
      <text:p text:style-name="P4">
Для росіян залишається все менше способів переводу валюти за кордон:італійська група Intesa Sanpaolo зупинила відкриття валютних рахунківфізособам та більш ніж утричі підвищила розмір мінімальної комісії навідправлення в доларах; водночас угорський отп-банк із 25 квітня зупинитьзараховувати перекази в американській валюті.</text:p>
      <text:p text:style-name="P4">
Попри заклики путіна та вимоги уряду рф, сбєрбанк рф заявив, що неспроможнийвідмовитись від американських банкоматів у найближчі два-три роки.</text:p>
      <text:p text:style-name="P4">
Найбільш болючим наслідком запровадження санкцій для російської фінансовоїсистеми стали перебої та складності з проведенням міжнародних розрахунків, —заявив директор департаменту фінансової політики міністерства фінансів рфчєбєсков.</text:p>
      <text:p text:style-name="P4">
У першому кварталі центробанк виявив утричі більше незаконних кредитів, щонадавались росіянам, ніж за аналогічний період 2022 року.</text:p>
      <text:p text:style-name="P4">
рф затоварюється дешевою та менш надійною побутовою технікою китайських іросійських виробників, попит на яку в росіян продовжує зменшуватись. Продажіхолодильників у лютому впали на 42 %, до 196 тис., у грошах — вдвічі, до 7,1млрд руб. російські урядовці ще десять місяців тому висловили стурбованістьчерез ризики, пов’язані з надмірною залежністю від китайських технологій.</text:p>
      <text:p text:style-name="P4">
У першому кварталі відвідування закладів громадського харчування у москвізменшились на 10 %, середній чек зріс на 19 % порівняно з минулим роком.</text:p>
      <text:p text:style-name="P4">
На росії підлітків з 14 років включатимуть до єдиного реєстру військовогообліку, який російська влада має намір використовувати для розсилкиелектронних повісток. За словами заступника голови цєнтрізбіркома рф ніколаябулаєва, дані передаватимуться до реєстру з регістру виборців.</text:p>
      <text:p text:style-name="P4">
верховний суд білорусі оголосив про завершення справ щодо банкрутства низкипідприємств. Банкрутом визнано осиповичський вагонобудівний завод умогильовській області. У 2008 році уряд білорусі уклав договір із російськоюкомпанією «гранд експрес» щодо будівництво заводу з випуску залізничнихвагонів вартістю 160 мільйонів доларів. У 2011 році Євразійський банк розвиткувидав кредит 63,5 мільйона доларів під гарантії уряду білорусі. 10-річнаісторія підприємства, яке мало бути прибутковим, завершилася банкрутством ізбитками.</text:p>
      <text:p text:style-name="P4">
палата представітєлєй національного собранія рб ухвалила у другому читаннізаконопроєкт, що наділяє кгб правом, на користь національної безпеки,обмежувати виїзд громадян білорусі за межі країни.</text:p>
      <text:p text:style-name="P4">
У першому кварталі 2023 року білорусь запросила на співбесіду для заміщенняробочих місць 20,5 тисяч громадян росії.</text:p>
      <text:p text:style-name="P4">
У браславському районі вітебської області до бази «дармоїдів» включили 2,5тисячі осіб. За останніми даними бєлстату, на початок 2021 року в цьому районіпроживало 24 143 особи. Тож 2,5 тисячі місцевих «дармаїдів» — це 10 % від усіхжителів регіону.</text:p>
      <text:p text:style-name="P4">
білоруські силовики затримали дев’ятьох людей у місті гомєль за підписку на«екстремістські» канали в Telegram, Instagram та TikTok.</text:p>
      <text:p text:style-name="P4">
Source: <text:a xlink:type="simple" xlink:href="https://armyinform.com.ua/2023/04/20/sankcziyi-proty-rosijskoyi-federacziyi-stanom-na-20-kvitnya/" text:style-name="Internet_20_link" text:visited-style-name="Visited_20_Internet_20_Link">
https://armyinform.com.ua/2023/04/20/sankcziyi-proty-rosijskoyi-federacziyi-stanom-na-20-kvitnya/</text:a>
</text:p>
      <!--NEWS-->
      <text:h text:style-name="P10" text:outline-level="1">
<text:span text:style-name="T4">
В Ірпені відкрили присвячений енергетикам артоб‘єкт «СвітлоПеремагаєТемряву»</text:span>
</text:h>
      <text:p text:style-name="P4">
Authors: Ukrinform (Person)</text:p>
      <text:p text:style-name="P4">
Publisher: Укринформ (Organization)</text:p>
      <text:p text:style-name="P4">
Published Time: 2023-04-21T-12:52:00+03:00</text:p>
      <text:p text:style-name="P4">
Modified Time: 2023-04-21T23:52:00+03:00</text:p>
      <text:p text:style-name="P4">
Description: У п’ятницю в Центральному парку Ірпеня ДТЕК Мережі та влада Київщини відкрили скульптуру «СвітлоПеремагаєТемряву», присвячену енергетикам, які повертали світло на Київщину після деокупації навесні 2022 року, і символізує перемогу світла над темрявою. — Укрінформ.</text:p>
      <text:p text:style-name="P4">
Images: ["<text:a xlink:type="simple" xlink:href="https://static.ukrinform.com/photos/2023_04/thumb_files/630_360_1682110564-2080.jpeg" text:style-name="Internet_20_link" text:visited-style-name="Visited_20_Internet_20_Link">
630_360_16821...</text:a>
", "<text:a xlink:type="simple" xlink:href="https://static.ukrinform.com/photos/2023_04/thumb_files/630_360_1682110564-7263.jpeg" text:style-name="Internet_20_link" text:visited-style-name="Visited_20_Internet_20_Link">
630_360_16821...</text:a>
", "<text:a xlink:type="simple" xlink:href="https://static.ukrinform.com/photos/2023_04/thumb_files/630_360_1682110564-7412.jpeg" text:style-name="Internet_20_link" text:visited-style-name="Visited_20_Internet_20_Link">
630_360_16821...</text:a>
", "<text:a xlink:type="simple" xlink:href="https://static.ukrinform.com/photos/2023_04/thumb_files/630_360_1682110564-9887.jpeg" text:style-name="Internet_20_link" text:visited-style-name="Visited_20_Internet_20_Link">
630_360_16821...</text:a>
", "<text:a xlink:type="simple" xlink:href="https://static.ukrinform.com/photos/2023_04/thumb_files/630_360_1682110564-7414.jpeg" text:style-name="Internet_20_link" text:visited-style-name="Visited_20_Internet_20_Link">
630_360_16821...</text:a>
", "<text:a xlink:type="simple" xlink:href="https://static.ukrinform.com/photos/2023_04/thumb_files/630_360_1682110564-8338.jpeg" text:style-name="Internet_20_link" text:visited-style-name="Visited_20_Internet_20_Link">
630_360_16821...</text:a>
", "<text:a xlink:type="simple" xlink:href="https://static.ukrinform.com/photos/2023_04/thumb_files/630_360_1682110565-7223.jpeg" text:style-name="Internet_20_link" text:visited-style-name="Visited_20_Internet_20_Link">
630_360_16821...</text:a>
", "<text:a xlink:type="simple" xlink:href="https://static.ukrinform.com/photos/2023_04/thumb_files/630_360_1682110565-6247.jpeg" text:style-name="Internet_20_link" text:visited-style-name="Visited_20_Internet_20_Link">
630_360_16821...</text:a>
", "<text:a xlink:type="simple" xlink:href="https://static.ukrinform.com/photos/2023_04/thumb_files/630_360_1682110690-1501.jpeg" text:style-name="Internet_20_link" text:visited-style-name="Visited_20_Internet_20_Link">
630_360_16821...</text:a>
", "<text:a xlink:type="simple" xlink:href="https://static.ukrinform.com/photos/2023_04/thumb_files/630_360_1682110690-6602.jpeg" text:style-name="Internet_20_link" text:visited-style-name="Visited_20_Internet_20_Link">
630_360_16821...</text:a>
", "<text:a xlink:type="simple" xlink:href="https://static.ukrinform.com/photos/2023_04/thumb_files/630_360_1682110690-1168.jpeg" text:style-name="Internet_20_link" text:visited-style-name="Visited_20_Internet_20_Link">
630_360_16821...</text:a>
", "<text:a xlink:type="simple" xlink:href="https://static.ukrinform.com/photos/2023_04/thumb_files/630_360_1682110690-6235.jpeg" text:style-name="Internet_20_link" text:visited-style-name="Visited_20_Internet_20_Link">
630_360_16821...</text:a>
", "<text:a xlink:type="simple" xlink:href="https://static.ukrinform.com/photos/2023_04/thumb_files/630_360_1682110690-8470.jpeg" text:style-name="Internet_20_link" text:visited-style-name="Visited_20_Internet_20_Link">
630_360_16821...</text:a>
", "<text:a xlink:type="simple" xlink:href="https://static.ukrinform.com/photos/2023_04/thumb_files/630_360_1682110743-7601.jpeg" text:style-name="Internet_20_link" text:visited-style-name="Visited_20_Internet_20_Link">
630_360_16821...</text:a>
"]</text:p>
      <text:p text:style-name="P4">
Tags: ['Арт-проєкт', 'ДТЕК', 'Енергетика', 'Ірпінь', 'Скульптура', 'Київщина']</text:p>
      <text:p text:style-name="P4">
Type: Article</text:p>
      <!--METADATA-->
      <text:p text:style-name="P4">
<draw:frame draw:style-name="fr1" draw:name="Image3" text:anchor-type="as-char" svg:width="6.9236in" svg:height="3.956343in" draw:z-index="0">
<draw:image xlink:href="../Images/yкринформ/2023-04-21T-12-52-00-03-00/630_360_1682110564-2080.jpeg" xlink:type="simple" xlink:show="embed" xlink:actuate="onLoad" draw:mime-type="image/jpeg"/>
</draw:frame>
 Уп’ятницю в Центральному парку Ірпеня ДТЕК Мережі та влада Київщини відкрилискульптуру «СвітлоПеремагаєТемряву», присвячену енергетикам, які поверталисвітло на Київщину після деокупації навесні 2022 року, і символізує перемогусвітла над темрявою.</text:p>
      <text:p text:style-name="P4">
Про це повідомляє кореспондент Укрінформу.</text:p>
      <text:p text:style-name="P4">
<draw:frame draw:style-name="fr1" draw:name="Image4" text:anchor-type="as-char" svg:width="6.9236in" svg:height="3.956343in" draw:z-index="0">
<draw:image xlink:href="../Images/yкринформ/2023-04-21T-12-52-00-03-00/630_360_1682110564-7263.jpeg" xlink:type="simple" xlink:show="embed" xlink:actuate="onLoad" draw:mime-type="image/jpeg"/>
</draw:frame>
 ВІрпені відкрили артоб‘єкт «СвітлоПеремагаєТемряву»/Фото: Кирило Чуботін  <text:a xlink:type="simple" xlink:href="https://static.ukrinform.com/photos/2023_04/1682110564-7263.jpeg" text:style-name="Internet_20_link" text:visited-style-name="Visited_20_Internet_20_Link">
<draw:frame draw:style-name="fr1" draw:name="Image5" text:anchor-type="as-char" svg:width="6.9236in" svg:height="3.956343in" draw:z-index="0">
<draw:image xlink:href="../Images/yкринформ/2023-04-21T-12-52-00-03-00/630_360_1682110564-7263.jpeg" xlink:type="simple" xlink:show="embed" xlink:actuate="onLoad" draw:mime-type="image/jpeg"/>
</draw:frame>
</text:a>
 <text:a xlink:type="simple" xlink:href="https://static.ukrinform.com/photos/2023_04/1682110564-7412.jpeg" text:style-name="Internet_20_link" text:visited-style-name="Visited_20_Internet_20_Link">
<draw:frame draw:style-name="fr1" draw:name="Image6" text:anchor-type="as-char" svg:width="6.9236in" svg:height="3.956343in" draw:z-index="0">
<draw:image xlink:href="../Images/yкринформ/2023-04-21T-12-52-00-03-00/630_360_1682110564-7412.jpeg" xlink:type="simple" xlink:show="embed" xlink:actuate="onLoad" draw:mime-type="image/jpeg"/>
</draw:frame>
</text:a>
 <text:a xlink:type="simple" xlink:href="https://static.ukrinform.com/photos/2023_04/1682110564-2080.jpeg" text:style-name="Internet_20_link" text:visited-style-name="Visited_20_Internet_20_Link">
<draw:frame draw:style-name="fr1" draw:name="Image7" text:anchor-type="as-char" svg:width="6.9236in" svg:height="3.956343in" draw:z-index="0">
<draw:image xlink:href="../Images/yкринформ/2023-04-21T-12-52-00-03-00/630_360_1682110564-2080.jpeg" xlink:type="simple" xlink:show="embed" xlink:actuate="onLoad" draw:mime-type="image/jpeg"/>
</draw:frame>
</text:a>
 <text:a xlink:type="simple" xlink:href="https://static.ukrinform.com/photos/2023_04/1682110564-9887.jpeg" text:style-name="Internet_20_link" text:visited-style-name="Visited_20_Internet_20_Link">
<draw:frame draw:style-name="fr1" draw:name="Image8" text:anchor-type="as-char" svg:width="6.9236in" svg:height="3.956343in" draw:z-index="0">
<draw:image xlink:href="../Images/yкринформ/2023-04-21T-12-52-00-03-00/630_360_1682110564-9887.jpeg" xlink:type="simple" xlink:show="embed" xlink:actuate="onLoad" draw:mime-type="image/jpeg"/>
</draw:frame>
</text:a>
 <text:a xlink:type="simple" xlink:href="https://static.ukrinform.com/photos/2023_04/1682110564-7414.jpeg" text:style-name="Internet_20_link" text:visited-style-name="Visited_20_Internet_20_Link">
<draw:frame draw:style-name="fr1" draw:name="Image9" text:anchor-type="as-char" svg:width="6.9236in" svg:height="3.956343in" draw:z-index="0">
<draw:image xlink:href="../Images/yкринформ/2023-04-21T-12-52-00-03-00/630_360_1682110564-7414.jpeg" xlink:type="simple" xlink:show="embed" xlink:actuate="onLoad" draw:mime-type="image/jpeg"/>
</draw:frame>
</text:a>
 <text:a xlink:type="simple" xlink:href="https://static.ukrinform.com/photos/2023_04/1682110564-8338.jpeg" text:style-name="Internet_20_link" text:visited-style-name="Visited_20_Internet_20_Link">
<draw:frame draw:style-name="fr1" draw:name="Image10" text:anchor-type="as-char" svg:width="6.9236in" svg:height="3.956343in" draw:z-index="0">
<draw:image xlink:href="../Images/yкринформ/2023-04-21T-12-52-00-03-00/630_360_1682110564-8338.jpeg" xlink:type="simple" xlink:show="embed" xlink:actuate="onLoad" draw:mime-type="image/jpeg"/>
</draw:frame>
</text:a>
 <text:a xlink:type="simple" xlink:href="https://static.ukrinform.com/photos/2023_04/1682110565-7223.jpeg" text:style-name="Internet_20_link" text:visited-style-name="Visited_20_Internet_20_Link">
<draw:frame draw:style-name="fr1" draw:name="Image11" text:anchor-type="as-char" svg:width="6.9236in" svg:height="3.956343in" draw:z-index="0">
<draw:image xlink:href="../Images/yкринформ/2023-04-21T-12-52-00-03-00/630_360_1682110565-7223.jpeg" xlink:type="simple" xlink:show="embed" xlink:actuate="onLoad" draw:mime-type="image/jpeg"/>
</draw:frame>
</text:a>
 <text:a xlink:type="simple" xlink:href="https://static.ukrinform.com/photos/2023_04/1682110565-6247.jpeg" text:style-name="Internet_20_link" text:visited-style-name="Visited_20_Internet_20_Link">
<draw:frame draw:style-name="fr1" draw:name="Image12" text:anchor-type="as-char" svg:width="6.9236in" svg:height="3.956343in" draw:z-index="0">
<draw:image xlink:href="../Images/yкринформ/2023-04-21T-12-52-00-03-00/630_360_1682110565-6247.jpeg" xlink:type="simple" xlink:show="embed" xlink:actuate="onLoad" draw:mime-type="image/jpeg"/>
</draw:frame>
</text:a>
 <text:a xlink:type="simple" xlink:href="https://static.ukrinform.com/photos/2023_04/1682110690-1501.jpeg" text:style-name="Internet_20_link" text:visited-style-name="Visited_20_Internet_20_Link">
<draw:frame draw:style-name="fr1" draw:name="Image13" text:anchor-type="as-char" svg:width="6.9236in" svg:height="3.956343in" draw:z-index="0">
<draw:image xlink:href="../Images/yкринформ/2023-04-21T-12-52-00-03-00/630_360_1682110690-1501.jpeg" xlink:type="simple" xlink:show="embed" xlink:actuate="onLoad" draw:mime-type="image/jpeg"/>
</draw:frame>
</text:a>
 <text:a xlink:type="simple" xlink:href="https://static.ukrinform.com/photos/2023_04/1682110690-6602.jpeg" text:style-name="Internet_20_link" text:visited-style-name="Visited_20_Internet_20_Link">
<draw:frame draw:style-name="fr1" draw:name="Image14" text:anchor-type="as-char" svg:width="6.9236in" svg:height="3.956343in" draw:z-index="0">
<draw:image xlink:href="../Images/yкринформ/2023-04-21T-12-52-00-03-00/630_360_1682110690-6602.jpeg" xlink:type="simple" xlink:show="embed" xlink:actuate="onLoad" draw:mime-type="image/jpeg"/>
</draw:frame>
</text:a>
 <text:a xlink:type="simple" xlink:href="https://static.ukrinform.com/photos/2023_04/1682110690-1168.jpeg" text:style-name="Internet_20_link" text:visited-style-name="Visited_20_Internet_20_Link">
<draw:frame draw:style-name="fr1" draw:name="Image15" text:anchor-type="as-char" svg:width="6.9236in" svg:height="3.956343in" draw:z-index="0">
<draw:image xlink:href="../Images/yкринформ/2023-04-21T-12-52-00-03-00/630_360_1682110690-1168.jpeg" xlink:type="simple" xlink:show="embed" xlink:actuate="onLoad" draw:mime-type="image/jpeg"/>
</draw:frame>
</text:a>
 <text:a xlink:type="simple" xlink:href="https://static.ukrinform.com/photos/2023_04/1682110690-6235.jpeg" text:style-name="Internet_20_link" text:visited-style-name="Visited_20_Internet_20_Link">
<draw:frame draw:style-name="fr1" draw:name="Image16" text:anchor-type="as-char" svg:width="6.9236in" svg:height="3.956343in" draw:z-index="0">
<draw:image xlink:href="../Images/yкринформ/2023-04-21T-12-52-00-03-00/630_360_1682110690-6235.jpeg" xlink:type="simple" xlink:show="embed" xlink:actuate="onLoad" draw:mime-type="image/jpeg"/>
</draw:frame>
</text:a>
 <text:a xlink:type="simple" xlink:href="https://static.ukrinform.com/photos/2023_04/1682110690-8470.jpeg" text:style-name="Internet_20_link" text:visited-style-name="Visited_20_Internet_20_Link">
<draw:frame draw:style-name="fr1" draw:name="Image17" text:anchor-type="as-char" svg:width="6.9236in" svg:height="3.956343in" draw:z-index="0">
<draw:image xlink:href="../Images/yкринформ/2023-04-21T-12-52-00-03-00/630_360_1682110690-8470.jpeg" xlink:type="simple" xlink:show="embed" xlink:actuate="onLoad" draw:mime-type="image/jpeg"/>
</draw:frame>
</text:a>
 <text:a xlink:type="simple" xlink:href="https://static.ukrinform.com/photos/2023_04/1682110743-7601.jpeg" text:style-name="Internet_20_link" text:visited-style-name="Visited_20_Internet_20_Link">
<draw:frame draw:style-name="fr1" draw:name="Image18" text:anchor-type="as-char" svg:width="6.9236in" svg:height="3.956343in" draw:z-index="0">
<draw:image xlink:href="../Images/yкринформ/2023-04-21T-12-52-00-03-00/630_360_1682110743-7601.jpeg" xlink:type="simple" xlink:show="embed" xlink:actuate="onLoad" draw:mime-type="image/jpeg"/>
</draw:frame>
</text:a>
</text:p>
      <text:p text:style-name="P4">
«Сьогодні ми відкрили сучасний артоб’єкт - символ віри ДТЕК у майбутнєенергетики, Київщини, України. Адже ми плануємо не просто відновлюватизруйновані мережі, а будувати Smart Grid – електромережі майбутнього, в першучергу - саме на Київщині», – сказав генеральний директор ДТЕК Мережі ОлександрФоменко.</text:p>
      <text:p text:style-name="P4">
Скульптуру «СвітлоПеремагаєТемряву» встановлено у місті Ірпінь, де під часокупації було зруйновано близько 70% мереж. Електромонтери ДТЕК за 45 дніввідремонтували електропостачання міста і всієї області, що дозволило розпочативідновлення нормального життя регіону.</text:p>
      <text:p text:style-name="P4">
<text:span text:style-name="T4">
Читайте також:</text:span>
 <text:a xlink:type="simple" xlink:href="https://www.ukrinform.ua/rubric-kyiv/3696638-skulpturi-malukivzasnovnikiv-kieva-perevdagli-do-velikodna.html" text:style-name="Internet_20_link" text:visited-style-name="Visited_20_Internet_20_Link">
 <text:span text:style-name="T4">
Скульптури</text:span>
 </text:a>
</text:p>
      <text:p text:style-name="P4">
Як повідомлялося, 18 травня 2022 року фахівці ДТЕК Київські регіональніелектромережі на 100% повернули світло у Київську область, звільнену відокупантів. Протягом 45 днів енергетики повернули світло у 600 населенихпунктів в домівки 260 тисяч родин. Відновили майже 10 тисяч кілометрів ліній,що були зруйновані обстрілами. Відремонтували та включили 71 високовольтнупідстанцію та майже три тисячі трансформаторних підстанцій.</text:p>
      <text:p text:style-name="P4">
Source: <text:a xlink:type="simple" xlink:href="https://www.ukrinform.ua/rubric-regions/3699119-v-irpeni-vidkrili-prisvacenij-energetikam-artobekt-svitloperemagaetemravu.html" text:style-name="Internet_20_link" text:visited-style-name="Visited_20_Internet_20_Link">
https://www.ukrinform.ua/rubric-regions/3699119-v-irpeni-vidkrili-prisvacenij-energetikam-artobekt-svitloperemagaetemravu.html</text:a>
</text:p>
      <!--NEWS-->
      <text:h text:style-name="P10" text:outline-level="1">
<text:span text:style-name="T4">
У росії визнали «іноагентом» голову Bellingcat Христо Грозєва</text:span>
</text:h>
      <text:p text:style-name="P4">
Authors: Ukrinform (Person)</text:p>
      <text:p text:style-name="P4">
Publisher: Укринформ (Organization)</text:p>
      <text:p text:style-name="P4">
Published Time: 2023-04-21T-14:48:00+03:00</text:p>
      <text:p text:style-name="P4">
Modified Time: 2023-04-21T23:48:00+03:00</text:p>
      <text:p text:style-name="P4">
Description: Міністерство юстиції росії включило до реєстру «іноземних агентів» журналіста Bellingcat Христо Грозєва та ще чотирьох фізичних і юридичних осіб. — Укрінформ.</text:p>
      <text:p text:style-name="P4">
Images: ["<text:a xlink:type="simple" xlink:href="https://static.ukrinform.com/photos/2023_02/thumb_files/630_360_1675333731-638.jpg" text:style-name="Internet_20_link" text:visited-style-name="Visited_20_Internet_20_Link">
630_360_16753...</text:a>
"]</text:p>
      <text:p text:style-name="P4">
Tags: ['Bellingcat', 'Цензура', 'росія', 'Грозєв', 'Іноагент']</text:p>
      <text:p text:style-name="P4">
Type: Article</text:p>
      <!--METADATA-->
      <text:p text:style-name="P4">
<draw:frame draw:style-name="fr1" draw:name="Image19" text:anchor-type="as-char" svg:width="6.9236in" svg:height="3.956343in" draw:z-index="0">
<draw:image xlink:href="../Images/yкринформ/2023-04-21T-14-48-00-03-00/630_360_1675333731-638.jpg" xlink:type="simple" xlink:show="embed" xlink:actuate="onLoad" draw:mime-type="image/jpeg"/>
</draw:frame>
Міністерство юстиції росії включило до реєстру «іноземних агентів» журналістаBellingcat Христо Грозєва та ще чотирьох фізичних і юридичних осіб.</text:p>
      <text:p text:style-name="P4">
Про це повідомляє Укрінформ з посиланням на повідомлення <text:a xlink:type="simple" xlink:href="https://minjust.gov.ru/ru/events/49459/" text:style-name="Internet_20_link" text:visited-style-name="Visited_20_Internet_20_Link">
</text:a>
 та на <text:a xlink:type="simple" xlink:href="https://minjust.gov.ru/uploaded/files/kopiya-reestr-inostrannyih-agentov-21-04-2023.pdf" text:style-name="Internet_20_link" text:visited-style-name="Visited_20_Internet_20_Link">
</text:a>
 «іноагентів».</text:p>
      <text:p text:style-name="P4">
Також до списку потрапили політик, журналіст Ельвіра Віхарєва, журналістНаталія Сівець-Єрмоліна, правозахисна організація "Школа призовника" тажурналістський проект "Адвокатська вулиця".</text:p>
      <text:p text:style-name="P4">
Христо Грозєв – уродженець Болгарії, з групою Bellingcat він співпрацює з 2015року. Серед гучних розслідувань Bellingcat – з'ясування подробиць катастрофималайзійського "Боїнга" над Донбасом та обставин отруєння опозиціонера ОлексіяНавального. Раніше у п'ятницю Лефортовський районний суд москви заочнозаарештував Христа Грозєва. У грудні минулого року МВС рф оголосило його урозшук.</text:p>
      <text:p text:style-name="P4">
<text:span text:style-name="T4">
Читайте також:</text:span>
 <text:a xlink:type="simple" xlink:href="https://www.ukrinform.ua/rubric-world/3696093-u-rosii-viznali-inoagentami-fond-karnegi-multiplikatora-i-se-odnogo-spivaka.html" text:style-name="Internet_20_link" text:visited-style-name="Visited_20_Internet_20_Link">
 <text:span text:style-name="T4">
іноагент</text:span>
 </text:a>
</text:p>
      <text:p text:style-name="P4">
Московський політик і журналіст Ельвіра Віхарєва, як вважає відомство,поширювала негативну інформацію про російську владу. Наприкінці березняВіхарєва, яка досі залишається в рф, <text:a xlink:type="simple" xlink:href="https://www.svoboda.org/a/moskovskiy-politik-vihareva-soobschila-ob-otravlenii-solyami-kaliya/32332999.html" text:style-name="Internet_20_link" text:visited-style-name="Visited_20_Internet_20_Link">
 </text:a>
 , щоїї отруїли солями важких металів. Після цього вона вимушена вести свої стріми,не показуючи обличчя.</text:p>
      <text:p text:style-name="P4">
Журналіст із Карелії Наталія Сєвець-Єрмоліна, на думку мін'юсту, відкритовисловлювалася на підтримку України.</text:p>
      <text:p text:style-name="P4">
<text:span text:style-name="T4">
Читайте також:</text:span>
 <text:a xlink:type="simple" xlink:href="https://www.ukrinform.ua/rubric-world/3693106-zurnalista-arkadia-babcenko-viznali-u-rosii-inoagentom.html" text:style-name="Internet_20_link" text:visited-style-name="Visited_20_Internet_20_Link">
 <text:span text:style-name="T4">
іноагент</text:span>
 </text:a>
</text:p>
      <text:p text:style-name="P4">
Автономна некомерційна правозахисна організація «Школа призовника» тажурналістський проект «Адвокатська вулиця» внесені до списку «іноагентів» запоширення негативної інформацію про діяльність збройних сил російськоїфедерації та за формування негативного образу рф.</text:p>
      <text:p text:style-name="P4">
Законодавство про "іноагентів" з'явилося у <text:a xlink:type="simple" xlink:href="https://www.ukrinform.ua/tag-rosia" text:style-name="Internet_20_link" text:visited-style-name="Visited_20_Internet_20_Link">
 </text:a>
 в 2012 році. Після внесених доповнень відповідних реєстр фізичних іюридичних складається вже з 586 пунктів.</text:p>
      <text:p text:style-name="P4">
<text:span text:style-name="T5">
Фото: Scanpix</text:span>
</text:p>
      <text:p text:style-name="P4">
Source: <text:a xlink:type="simple" xlink:href="https://www.ukrinform.ua/rubric-world/3699115-u-rosii-viznali-inoagentom-golovu-bellingcat-hristo-grozeva.html" text:style-name="Internet_20_link" text:visited-style-name="Visited_20_Internet_20_Link">
https://www.ukrinform.ua/rubric-world/3699115-u-rosii-viznali-inoagentom-golovu-bellingcat-hristo-grozeva.html</text:a>
</text:p>
      <!--NEWS-->
      <text:h text:style-name="P10" text:outline-level="1">
<text:span text:style-name="T4">
«Прометей» повів у серії з «Епіцентр-Подоляни» у фіналі волейбольної Суперліги</text:span>
</text:h>
      <text:p text:style-name="P4">
Authors: Ukrinform (Person)</text:p>
      <text:p text:style-name="P4">
Publisher: Укринформ (Organization)</text:p>
      <text:p text:style-name="P4">
Published Time: 2023-04-21T-16:38:58+03:00</text:p>
      <text:p text:style-name="P4">
Modified Time: 2023-04-21T23:38:58+03:00</text:p>
      <text:p text:style-name="P4">
Description: Золоті нагороди Суперліги України з волейболу сезону 2022/23 розігрують у Чернівцях «Прометей» з Дніпра та «Епіцентр-Подоляни» з міста Городок Хмельницької області. — Укрінформ.</text:p>
      <text:p text:style-name="P4">
Images: ["<text:a xlink:type="simple" xlink:href="https://static.ukrinform.com/photos/2023_04/thumb_files/630_360_1682109493-123.jpg" text:style-name="Internet_20_link" text:visited-style-name="Visited_20_Internet_20_Link">
630_360_16821...</text:a>
"]</text:p>
      <text:p text:style-name="P4">
Tags: ['Волейбол']</text:p>
      <text:p text:style-name="P4">
Type: Article</text:p>
      <!--METADATA-->
      <text:p text:style-name="P4">
<draw:frame draw:style-name="fr1" draw:name="Image20" text:anchor-type="as-char" svg:width="6.9236in" svg:height="3.956343in" draw:z-index="0">
<draw:image xlink:href="../Images/yкринформ/2023-04-21T-16-38-58-03-00/630_360_1682109493-123.jpg" xlink:type="simple" xlink:show="embed" xlink:actuate="onLoad" draw:mime-type="image/jpeg"/>
</draw:frame>
 Золотінагороди Суперліги України з волейболу сезону 2022/23 розігрують у Чернівцях«Прометей» з Дніпра та «Епіцентр-Подоляни» з міста Городок Хмельницькоїобласті.</text:p>
      <text:p text:style-name="P4">
У третьому матчі серії до трьох перемог «Прометей» обіграв «Епіцентр-Подоляни»на тай-брейку - 3:2 (25:18, 19:25, 25:21, 19:25, 15:10).</text:p>
      <text:p text:style-name="P4">
Перший поєдинок завершився на користь чинного чемпіона країни (3:1), а удругому матчі «Прометей» взяв реванш (3:2).</text:p>
      <text:p text:style-name="P4">
Наступний матч фінальної серії Суперліги відбудеться 23 квітня, початок о13.00.</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Нагадаємо, бронзовим призером національної першості стала ВСК «Юридичнаакадемiя» з Харкова, яка у серії за 3-тє місце взяла гору над житомирським ВК«Житичі-Полісся».</text:p>
      <text:p text:style-name="P4">
Фото: ПВЛУ.</text:p>
      <text:p text:style-name="P4">
Source: <text:a xlink:type="simple" xlink:href="https://www.ukrinform.ua/rubric-sports/3699116-prometej-poviv-u-serii-z-epicentrpodolani-u-finali-volejbolnoi-superligi.html" text:style-name="Internet_20_link" text:visited-style-name="Visited_20_Internet_20_Link">
https://www.ukrinform.ua/rubric-sports/3699116-prometej-poviv-u-serii-z-epicentrpodolani-u-finali-volejbolnoi-superligi.html</text:a>
</text:p>
      <!--NEWS-->
      <text:h text:style-name="P10" text:outline-level="1">
<text:span text:style-name="T4">
At Kupiansk direction Russian army shelled Krasne Pershe, Novomlynsk, Dvorichna, Zapadne and ...</text:span>
</text:h>
      <text:p text:style-name="P4">
Authors: liveuamap (Language: en)</text:p>
      <text:p text:style-name="P4">
Time: 2023-04-21T-17:05:00</text:p>
      <text:p text:style-name="P4">
Location: Svatove (Latitude:49.5447 Longtitude:37.89253)</text:p>
      <text:p text:style-name="P4">
Videos: []</text:p>
      <text:p text:style-name="P4">
Images: []</text:p>
      <text:p text:style-name="P4">
Tags: ["Russia"]</text:p>
      <text:p text:style-name="P4">
ID: 22557648</text:p>
      <!--METADATA-->
      <text:p text:style-name="P4">
At Kupiansk direction Russian army shelled Krasne Pershe, Novomlynsk,Dvorichna, Zapadne and Berestove of Kharkiv region, - General Staff of ArmedForces of Ukraine says in the morning report</text:p>
      <text:p text:style-name="P4">
News Collection Link: <text:a xlink:type="simple" xlink:href="https://liveuamap.com/en/2023/21-april-at-kupiansk-direction-russian-army-shelled-krasne" text:style-name="Internet_20_link" text:visited-style-name="Visited_20_Internet_20_Link">
https://liveuamap.com/en/2023/21-april-at-kupiansk-direction-russian-army-shelled-krasne</text:a>
</text:p>
      <text:p text:style-name="P4">
Source: <text:a xlink:type="simple" xlink:href="https://t.me/lumsrc/4550" text:style-name="Internet_20_link" text:visited-style-name="Visited_20_Internet_20_Link">
https://t.me/lumsrc/4550</text:a>
</text:p>
      <!--NEWS-->
      <text:h text:style-name="P10" text:outline-level="1">
<text:span text:style-name="T4">
Білий дім прокоментував можливість майже повної заборони експорту в росію</text:span>
</text:h>
      <text:p text:style-name="P4">
Authors: Ukrinform (Person)</text:p>
      <text:p text:style-name="P4">
Publisher: Укринформ (Organization)</text:p>
      <text:p text:style-name="P4">
Published Time: 2023-04-21T-18:30:00+03:00</text:p>
      <text:p text:style-name="P4">
Modified Time: 2023-04-21T23:30:00+03:00</text:p>
      <text:p text:style-name="P4">
Description: Сполучені Штати разом із союзниками й партнерами мають наміри й надалі застосовувати кроки, щоби притягти росію до відповідальності за її агресію, а також підтримувати Україну, допоки зберігатиметься ця необхідність.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Експорт', 'США', 'росія', 'Білий дім']</text:p>
      <text:p text:style-name="P4">
Type: Article</text:p>
      <!--METADATA-->
      <text:p text:style-name="P4">
<draw:frame draw:style-name="fr1" draw:name="Image21" text:anchor-type="as-char" svg:width="6.9236in" svg:height="3.956343in" draw:z-index="0">
<draw:image xlink:href="../Images/yкринформ/2023-04-21T-18-30-00-03-00/630_360_1664390405-973.jpg" xlink:type="simple" xlink:show="embed" xlink:actuate="onLoad" draw:mime-type="image/jpeg"/>
</draw:frame>
 СполученіШтати разом із союзниками й партнерами мають наміри й надалі застосовуватикроки, щоби притягти росію до відповідальності за її агресію, а такожпідтримувати Україну, допоки зберігатиметься ця необхідність.</text:p>
      <text:p text:style-name="P4">
Так прокоментувала в п’ятницю речниця Білого дому Карін Жан-П’єр інформаціюЗМІ про можливість майже повної заборони експорту товарів в росію, передаєвласний кореспондент Укрінформу.</text:p>
      <text:p text:style-name="P4">
«Ми прагнемо притягнути росію до відповідальності», - зауважила представницяадміністрації Байдена.</text:p>
      <text:p text:style-name="P4">
<text:span text:style-name="T4">
Читайте також:</text:span>
 <text:a xlink:type="simple" xlink:href="https://www.ukrinform.ua/rubric-world/3698587-bajden-obgovorit-iz-prezidentom-pivdennoi-korei-dopomogu-ukraini-bilij-dim.html" text:style-name="Internet_20_link" text:visited-style-name="Visited_20_Internet_20_Link">
 <text:span text:style-name="T4">
Білий</text:span>
 <text:span text:style-name="T4">
дім</text:span>
 </text:a>
</text:p>
      <text:p text:style-name="P4">
Вона нагадала, що Сполучені Штати в координації із партнерами по G7 вжезапровадили проти росії наймасштабніший за всі часи набір санкцій і експортнихобмежень. Речниця Білого дому підкреслила, що ці кроки створили «суттєвийвплив» на здатність росії вести її незаконну війну.</text:p>
      <text:p text:style-name="P4">
«Я не маю на сьогодні жодних анонсів щодо нових заходів. Але ви можете бачитиз багатьох наших заяв в рамках G7, що ми віддані тому, аби надалі притягуватирф до відповідальності та підтримувати Україну стільки, скільки будепотрібно»,- зауважила Жан-П’єр.</text:p>
      <text:p text:style-name="P4">
<text:span text:style-name="T4">
Читайте також:</text:span>
 <text:a xlink:type="simple" xlink:href="https://www.ukrinform.ua/rubric-economy/3698488-ssa-i-souzniki-rozgladaut-majze-povnu-zaboronu-eksportu-do-rf-bloomberg.html" text:style-name="Internet_20_link" text:visited-style-name="Visited_20_Internet_20_Link">
 <text:span text:style-name="T4">
експорт</text:span>
 </text:a>
</text:p>
      <text:p text:style-name="P4">
Вона також підкреслила, що цей підхід зберігатиметься й надалі.</text:p>
      <text:p text:style-name="P4">
Як повідомляв Укрінформ, напередодні представники адміністрації США розповілиамериканським ЗМІ про наміри запровадити майже повну заборону експорту доросії – за виключенням медикаментів, продовольства та інших критично важливихпозицій для населення. Посадовці зазначили, що США обговорюють ці можливості зіншими країнами по G7 та мають на меті долучити до тиску країни-члениЄвросоюзу. Однак з огляду на те, що рішення в ЄС приймаються на основніповного консенсусу, у Вашингтоні не виключають потенційно серйозних перешкодна шляху до реалізації цієї ідеї.</text:p>
      <text:p text:style-name="P4">
Source: <text:a xlink:type="simple" xlink:href="https://www.ukrinform.ua/rubric-economy/3699114-bilij-dim-prokomentuvav-mozlivist-majze-povnoi-zaboroni-eksportu-v-rosiu.html" text:style-name="Internet_20_link" text:visited-style-name="Visited_20_Internet_20_Link">
https://www.ukrinform.ua/rubric-economy/3699114-bilij-dim-prokomentuvav-mozlivist-majze-povnoi-zaboroni-eksportu-v-rosiu.html</text:a>
</text:p>
      <!--NEWS-->
      <text:h text:style-name="P10" text:outline-level="1">
<text:span text:style-name="T4">
At Lyman direction Russian army shelled Stelmakhivka, Nevske, Dibrova and Bilohorivka of Luha...</text:span>
</text:h>
      <text:p text:style-name="P4">
Authors: liveuamap (Language: en)</text:p>
      <text:p text:style-name="P4">
Time: 2023-04-21T-19:05:00</text:p>
      <text:p text:style-name="P4">
Location: Bakhmut (Latitude:48.80652 Longtitude:38.23963)</text:p>
      <text:p text:style-name="P4">
Videos: []</text:p>
      <text:p text:style-name="P4">
Images: []</text:p>
      <text:p text:style-name="P4">
Tags: ["Russia"]</text:p>
      <text:p text:style-name="P4">
ID: 22557647</text:p>
      <!--METADATA-->
      <text:p text:style-name="P4">
At Lyman direction Russian army shelled Stelmakhivka, Nevske, Dibrova andBilohorivka of Luhansk region and Ivanivka, Verkhnokamyanske and Spirne ofDonetsk region, - General Staff of Armed Forces of Ukraine says in the morningreport</text:p>
      <text:p text:style-name="P4">
News Collection Link: <text:a xlink:type="simple" xlink:href="https://liveuamap.com/en/2023/21-april-at-lyman-direction-russian-army-shelled-stelmakhivka" text:style-name="Internet_20_link" text:visited-style-name="Visited_20_Internet_20_Link">
https://liveuamap.com/en/2023/21-april-at-lyman-direction-russian-army-shelled-stelmakhivka</text:a>
</text:p>
      <text:p text:style-name="P4">
Source: <text:a xlink:type="simple" xlink:href="https://t.me/lumsrc/4551" text:style-name="Internet_20_link" text:visited-style-name="Visited_20_Internet_20_Link">
https://t.me/lumsrc/4551</text:a>
</text:p>
      <!--NEWS-->
      <text:h text:style-name="P10" text:outline-level="1">
<text:span text:style-name="T4">
СБУ викрила з початку повномасштабної війни понад 300 зрадників - Малюк</text:span>
</text:h>
      <text:p text:style-name="P4">
Authors: Ukrinform (Person)</text:p>
      <text:p text:style-name="P4">
Publisher: Укринформ (Organization)</text:p>
      <text:p text:style-name="P4">
Published Time: 2023-04-21T-20:13:00+03:00</text:p>
      <text:p text:style-name="P4">
Modified Time: 2023-04-21T23:13:00+03:00</text:p>
      <text:p text:style-name="P4">
Description: Служба безпеки України викрила понад 300 зрадників з початку повномасштабного вторгнення росії. — Укрінформ.</text:p>
      <text:p text:style-name="P4">
Images: ["<text:a xlink:type="simple" xlink:href="https://static.ukrinform.com/photos/2022_10/thumb_files/630_360_1666862905-371.jpg" text:style-name="Internet_20_link" text:visited-style-name="Visited_20_Internet_20_Link">
630_360_16668...</text:a>
"]</text:p>
      <text:p text:style-name="P4">
Tags: ['СБУ', 'Держзрада', 'Війна з росією', 'Василь Малюк']</text:p>
      <text:p text:style-name="P4">
Type: Article</text:p>
      <!--METADATA-->
      <text:p text:style-name="P4">
<draw:frame draw:style-name="fr1" draw:name="Image22" text:anchor-type="as-char" svg:width="6.9236in" svg:height="3.956343in" draw:z-index="0">
<draw:image xlink:href="../Images/yкринформ/2023-04-21T-20-13-00-03-00/630_360_1666862905-371.jpg" xlink:type="simple" xlink:show="embed" xlink:actuate="onLoad" draw:mime-type="image/jpeg"/>
</draw:frame>
 Службабезпеки України викрила понад 300 зрадників з початку повномасштабноговторгнення росії.</text:p>
      <text:p text:style-name="P4">
Про це повідомив голова СБУ Василь Малюк в інтерв'ю <text:a xlink:type="simple" xlink:href="https://interfax.com.ua/news/interview/905447.html" text:style-name="Internet_20_link" text:visited-style-name="Visited_20_Internet_20_Link">
</text:a>
, передає Укрінформ.</text:p>
      <text:p text:style-name="P4">
"Ми викрили більше 300 зрадників з початку повномасштабного вторгнення. Із них– 9 в СБУ і 102 – в силах оборони загалом", - сказав він.</text:p>
      <text:p text:style-name="P4">
Із нещодавніх випадків Малюк згадав затримання в Очакові колишнього командираодного з центрів спеціальних операцій ЗСУ, який виявився агентом російськогоГРУ. Він не тільки збирав розвіддані, але й мав завдання сприяти здачі містаокупантам.</text:p>
      <text:p text:style-name="P4">
Також голова Служби безпеки вважає, що суд дасть належну оцінку діямексначальника кримського главку <text:a xlink:type="simple" xlink:href="https://www.ukrinform.ua/tag-sbu" text:style-name="Internet_20_link" text:visited-style-name="Visited_20_Internet_20_Link">
 </text:a>
 ОлегаКулініча.</text:p>
      <text:p text:style-name="P4">
Малюк наголосив, що Кулініч доповідав ворогу багато інформації: і по Службі, іпо країні. "Ті аудіозаписи оприлюднених розмов - лише частина величезногомасиву доказів. Вони не просто розкривають деталі співпраці Кулініча з"політичним офісом" Сівковича-Клюєва в москві, а демонструють підходиросійських спецслужб до роботи в Україні", - сказав він.</text:p>
      <text:p text:style-name="P4">
Відповідаючи на запитання про подальшу долю Кулініча, Малюк сказав: "Досудоверозслідування завершено. Справу буде передано до суду, який, я сподіваюсь,дасть чітку юридичну оцінку".</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зрадник</text:span>
 </text:a>
</text:p>
      <text:p text:style-name="P4">
Також голова СБУ висловив переконання, що не уникнуть відповідальності йколишні українські політики, які нині переховуються в москві: "Політичний офісСівковича-Клюєва - справжня кротоферма, яка допомагала рф вести розвідувально-підривну діяльність проти України. Кубло зрадників, що напряму співпрацює зФСБ".</text:p>
      <text:p text:style-name="P4">
За його словами, на жаль, зрадники були в різних органах влади – викрили«кротів» у секретаріаті Кабміну й Торгово-промисловій палаті, серед діючих таколишніх правоохоронців і представників Сил оборони.</text:p>
      <text:p text:style-name="P4">
“А буквально вчора викрили адвоката, який раніше був працівником прокуратури.Він збирав таємну інформацію, шукав як отримати мапи мінних полів, місцярозташування HIMARS, складів з боєприпасами. Тобто класичний російський агент.Цікаво, що його дружина є помічником одразу двох народних депутатів. І це,знову ж таки, поле для додаткового вивчення щодо можливих ризиків витокуданих”, - підкреслив Малюк.</text:p>
      <text:p text:style-name="P4">
Як повідомлялось, напередодні затримали двох співробітників ДСНС, які під часокупації Київщини «зливали» ворогу інформацію про патріотично налаштованихгромадян, яких окупанти потім катували. Також вони підпалили пожежну частину вселі Іванків.</text:p>
      <text:p text:style-name="P4">
Source: <text:a xlink:type="simple" xlink:href="https://www.ukrinform.ua/rubric-ato/3699027-sbu-vikrila-z-pocatku-povnomasstabnoi-vijni-ponad-300-zradnikiv-maluk.html" text:style-name="Internet_20_link" text:visited-style-name="Visited_20_Internet_20_Link">
https://www.ukrinform.ua/rubric-ato/3699027-sbu-vikrila-z-pocatku-povnomasstabnoi-vijni-ponad-300-zradnikiv-maluk.html</text:a>
</text:p>
      <!--NEWS-->
      <text:h text:style-name="P10" text:outline-level="1">
<text:span text:style-name="T4">
At Bakhmut direction Russian army shelled Vasukivka, Minkivka, Zaliznyanske, Orikhovo-Vasyliv...</text:span>
</text:h>
      <text:p text:style-name="P4">
Authors: liveuamap (Language: en)</text:p>
      <text:p text:style-name="P4">
Time: 2023-04-21T-21:05:00</text:p>
      <text:p text:style-name="P4">
Location: Novhorods'ke, Donetsk Oblast (Latitude:48.32498 Longtitude:37.84344)</text:p>
      <text:p text:style-name="P4">
Videos: []</text:p>
      <text:p text:style-name="P4">
Images: []</text:p>
      <text:p text:style-name="P4">
Tags: ["Russia"]</text:p>
      <text:p text:style-name="P4">
ID: 22557646</text:p>
      <!--METADATA-->
      <text:p text:style-name="P4">
At Bakhmut direction Russian army shelled Vasukivka, Minkivka, Zaliznyanske,Orikhovo-Vasylivka, Novomarkove, Hryhorivka, Bakhmut, Ivanivske, Oleksandro-Shultyne, Bila Hora, Druzhba, Zalizne, Nelipivka and New York of Donetskregion, - General Staff of Armed Forces of Ukraine says in the morning report</text:p>
      <text:p text:style-name="P4">
News Collection Link: <text:a xlink:type="simple" xlink:href="https://liveuamap.com/en/2023/21-april-at-bakhmut-direction-russian-army-shelled-vasukivka" text:style-name="Internet_20_link" text:visited-style-name="Visited_20_Internet_20_Link">
https://liveuamap.com/en/2023/21-april-at-bakhmut-direction-russian-army-shelled-vasukivka</text:a>
</text:p>
      <text:p text:style-name="P4">
Source: <text:a xlink:type="simple" xlink:href="https://t.me/lumsrc/4552" text:style-name="Internet_20_link" text:visited-style-name="Visited_20_Internet_20_Link">
https://t.me/lumsrc/4552</text:a>
</text:p>
      <!--NEWS-->
      <text:h text:style-name="P10" text:outline-level="1">
<text:span text:style-name="T4">
At Avdiyivka directions Russian army shelled Keramik, Stepove, Kamyanka, Tonenke, Syeverne, K...</text:span>
</text:h>
      <text:p text:style-name="P4">
Authors: liveuamap (Language: en)</text:p>
      <text:p text:style-name="P4">
Time: 2023-04-21T-23:05:00</text:p>
      <text:p text:style-name="P4">
Location: Donetsk Oblast (Latitude:48.05376 Longtitude:37.57221)</text:p>
      <text:p text:style-name="P4">
Videos: []</text:p>
      <text:p text:style-name="P4">
Images: []</text:p>
      <text:p text:style-name="P4">
Tags: ["Russia"]</text:p>
      <text:p text:style-name="P4">
ID: 22557645</text:p>
      <!--METADATA-->
      <text:p text:style-name="P4">
At Avdiyivka directions Russian army shelled Keramik, Stepove, Kamyanka,Tonenke, Syeverne, Karlivka, Pervomayske and Nevelske, - General Staff ofArmed Forces of Ukraine says in the morning report</text:p>
      <text:p text:style-name="P4">
News Collection Link: <text:a xlink:type="simple" xlink:href="https://liveuamap.com/en/2023/21-april-at-avdiyivka-directions-russian-army-shelled-keramik" text:style-name="Internet_20_link" text:visited-style-name="Visited_20_Internet_20_Link">
https://liveuamap.com/en/2023/21-april-at-avdiyivka-directions-russian-army-shelled-keramik</text:a>
</text:p>
      <text:p text:style-name="P4">
Source: <text:a xlink:type="simple" xlink:href="https://t.me/lumsrc/4553" text:style-name="Internet_20_link" text:visited-style-name="Visited_20_Internet_20_Link">
https://t.me/lumsrc/4553</text:a>
</text:p>
      <!--NEWS-->
      <text:h text:style-name="P10" text:outline-level="1">
<text:span text:style-name="T4">
Країни ЄС є «дуже близькими» до спільного замовлення боєприпасів для України – представник Євросоюзу</text:span>
</text:h>
      <text:p text:style-name="P4">
Authors: Ukrinform (Person)</text:p>
      <text:p text:style-name="P4">
Publisher: Укринформ (Organization)</text:p>
      <text:p text:style-name="P4">
Published Time: 2023-04-21T-23:52:00+03:00</text:p>
      <text:p text:style-name="P4">
Modified Time: 2023-04-21T22:52:00+03:00</text:p>
      <text:p text:style-name="P4">
Description: Країни Європейського Союзу є дуже близькими до рішення щодо використання 1-го мільярда євро із фінансового пакета, що був виділений для спільного замовлення на виробництво артилерійських боєприпасів для їх термінового надання Україні. — Укрінформ.</text:p>
      <text:p text:style-name="P4">
Images: ["<text:a xlink:type="simple" xlink:href="https://static.ukrinform.com/photos/2023_01/thumb_files/630_360_1674605069-161.png" text:style-name="Internet_20_link" text:visited-style-name="Visited_20_Internet_20_Link">
630_360_16746...</text:a>
"]</text:p>
      <text:p text:style-name="P4">
Tags: ['Євросоюз', 'Зброя', 'Боєприпаси', 'Війна з росією']</text:p>
      <text:p text:style-name="P4">
Type: Article</text:p>
      <!--METADATA-->
      <text:p text:style-name="P4">
<draw:frame draw:style-name="fr1" draw:name="Image23" text:anchor-type="as-char" svg:width="6.9236in" svg:height="3.956343in" draw:z-index="0">
<draw:image xlink:href="../Images/yкринформ/2023-04-21T-23-52-00-03-00/630_360_1674605069-161.png" xlink:type="simple" xlink:show="embed" xlink:actuate="onLoad" draw:mime-type="image/png"/>
</draw:frame>
 КраїниЄвропейського Союзу є дуже близькими до рішення щодо використання 1-гомільярда євро із фінансового пакета, що був виділений для спільного замовленняна виробництво артилерійських боєприпасів для їх термінового надання Україні.</text:p>
      <text:p text:style-name="P4">
Про це сьогодні, напередодні зустрічі міністрів закордонних справ ЄС, яка маєвідбутися 24 квітня у Люксембурзі, заявив офіційний представник ЄС, повідомляєкореспондент Укрінформу.</text:p>
      <text:p text:style-name="P4">
«20-го березня ми досягли політичної угоди щодо тристороннього підходу. Першийшлях, - сприяти доставці боєприпасів для України зі складів європейських армійвже реалізовується. Другий шлях – це спільне замовлення на виробництво 155-ммснарядів, на які надійшов запит з України. Це той пункт, що обговорюєтьсязараз. Складається враження, що рішення є дуже близьким. Ми всі хочемодопомогти Україні, і це є частиною нашої військової допомоги», - зазначилоджерело.</text:p>
      <text:p text:style-name="P4">
<text:span text:style-name="T4">
Читайте також:</text:span>
 <text:a xlink:type="simple" xlink:href="https://www.ukrinform.ua/rubric-ato/3698947-boepripasi-dla-zsu-kuleba-zaklikae-borrela-iniciuvati-obgovorenna-drugogo-transu-na-1-milard.html" text:style-name="Internet_20_link" text:visited-style-name="Visited_20_Internet_20_Link">
 <text:span text:style-name="T4">
Снаряд</text:span>
 </text:a>
</text:p>
      <text:p text:style-name="P4">
За його словами, третій шлях розв'язання проблеми нестачі боєприпасів – цедовгострокові плани й інвестиції у розвиток спроможностей європейськоїоборонної промисловості.</text:p>
      <text:p text:style-name="P4">
«Рішення щодо другого «треку» буде прийнято дуже швидко, ймовірно, протягомкількох наступних днів. Тож, боєприпаси будуть поставлятися в Україну, і вонинадійдуть у встановлені терміни. Це буде ще одним проявом нашої широкоївійськової підтримки для України», - заявив офіційний представник ЄС.</text:p>
      <text:p text:style-name="P4">
Як вже повідомлялося, сьогодні міністр закордонних справ України Дмитро Кулебазакликав Високого представника Євросоюзу Жозепа Борреля сприяти якнайшвидшомузавершенню обговорення щодо розподілу другого траншу у розмірі 1 млрд євро наспільну закупівлю боєприпасів для України.</text:p>
      <text:p text:style-name="P4">
<text:span text:style-name="T4">
Читайте також:</text:span>
 <text:a xlink:type="simple" xlink:href="https://www.ukrinform.ua/rubric-ato/3698671-slovenia-priednuetsa-do-spilnoi-zakupivli-snaradiv-dla-ukraini.html" text:style-name="Internet_20_link" text:visited-style-name="Visited_20_Internet_20_Link">
 <text:span text:style-name="T4">
снаряд</text:span>
 </text:a>
</text:p>
      <text:p text:style-name="P4">
Раніше Рада ЄС ухвалила рішення щодо виділення з Європейського фонду мирудодатково 2-х мільярдів євро, один з яких вже спрямований на компенсаціюпоставок Україні боєприпасів з європейських армійських арсеналів. Щодовикористання другого мільярду євро, що був призначений для спільногозамовлення на виробництво снарядів калібру 155-мм, між країнами-членамивиникли суперечності стосовно місця розміщення відповідних обороннихконтрактів.</text:p>
      <text:p text:style-name="P4">
Source: <text:a xlink:type="simple" xlink:href="https://www.ukrinform.ua/rubric-ato/3699112-kraini-es-e-duze-blizkimi-do-spilnogo-zamovlenna-boepripasiv-dla-ukraini-predstavnik-evrosouzu.html" text:style-name="Internet_20_link" text:visited-style-name="Visited_20_Internet_20_Link">
https://www.ukrinform.ua/rubric-ato/3699112-kraini-es-e-duze-blizkimi-do-spilnogo-zamovlenna-boepripasiv-dla-ukraini-predstavnik-evrosouzu.html</text:a>
</text:p>
      <!--NEWS-->
      <text:h text:style-name="P10" text:outline-level="1">
<text:span text:style-name="T4">
At Maryinka direction Russian army shelled Krasnohorivka, Maksymilyanivka, Heorhiyivka, Maryi...</text:span>
</text:h>
      <text:p text:style-name="P4">
Authors: liveuamap (Language: en)</text:p>
      <text:p text:style-name="P4">
Time: 2023-04-21T-25:05:00</text:p>
      <text:p text:style-name="P4">
Location: Donetsk (Latitude:47.8536 Longtitude:37.48158)</text:p>
      <text:p text:style-name="P4">
Videos: []</text:p>
      <text:p text:style-name="P4">
Images: []</text:p>
      <text:p text:style-name="P4">
Tags: ["Russia"]</text:p>
      <text:p text:style-name="P4">
ID: 22557644</text:p>
      <!--METADATA-->
      <text:p text:style-name="P4">
At Maryinka direction Russian army shelled Krasnohorivka, Maksymilyanivka,Heorhiyivka, Maryinka, Pobyeda and Novomykhaylivka, - General Staff of ArmedForces of Ukraine says in the morning report</text:p>
      <text:p text:style-name="P4">
News Collection Link: <text:a xlink:type="simple" xlink:href="https://liveuamap.com/en/2023/21-april-at-maryinka-direction-russian-army-shelled-krasnohorivka" text:style-name="Internet_20_link" text:visited-style-name="Visited_20_Internet_20_Link">
https://liveuamap.com/en/2023/21-april-at-maryinka-direction-russian-army-shelled-krasnohorivka</text:a>
</text:p>
      <text:p text:style-name="P4">
Source: <text:a xlink:type="simple" xlink:href="https://t.me/lumsrc/4554" text:style-name="Internet_20_link" text:visited-style-name="Visited_20_Internet_20_Link">
https://t.me/lumsrc/4554</text:a>
</text:p>
      <!--NEWS-->
      <text:h text:style-name="P10" text:outline-level="1">
<text:span text:style-name="T4">
Пісторіус вважає німецькі винищувачі непридатними для України</text:span>
</text:h>
      <text:p text:style-name="P4">
Authors: Ukrinform (Person)</text:p>
      <text:p text:style-name="P4">
Publisher: Укринформ (Organization)</text:p>
      <text:p text:style-name="P4">
Published Time: 2023-04-21T-25:45:00+03:00</text:p>
      <text:p text:style-name="P4">
Modified Time: 2023-04-21T22:45:00+03:00</text:p>
      <text:p text:style-name="P4">
Description: Міністр оборони ФРН Борис Пісторіус вважає винищувачі з німецьких запасів непридатними для використання в Україні. — Укрінформ.</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ЗСУ', 'Пісторіус', 'Винищувач', 'Війна з росією', '#stoprussia', 'Зустріч Рамштайн']</text:p>
      <text:p text:style-name="P4">
Type: Article</text:p>
      <!--METADATA-->
      <text:p text:style-name="P4">
<draw:frame draw:style-name="fr1" draw:name="Image24" text:anchor-type="as-char" svg:width="6.9236in" svg:height="3.956343in" draw:z-index="0">
<draw:image xlink:href="../Images/yкринформ/2023-04-21T-25-45-00-03-00/630_360_1674134284-897.jpg" xlink:type="simple" xlink:show="embed" xlink:actuate="onLoad" draw:mime-type="image/jpeg"/>
</draw:frame>
 Міністроборони ФРН Борис Пісторіус вважає винищувачі з німецьких запасів непридатнимидля використання в Україні.</text:p>
      <text:p text:style-name="P4">
Про це він заявив на авіабазі США в Рамштайні, де 21 квітня відбулася зустрічКонтактної грекам по допомозі Україні, передає Укрінформ із посиланням на <text:a xlink:type="simple" xlink:href="https://www.tagesschau.de/inland/pistorius-ramstein-103.html." text:style-name="Internet_20_link" text:visited-style-name="Visited_20_Internet_20_Link">
</text:a>
</text:p>
      <text:p text:style-name="P4">
Міністр пообіцяв Україні подальшу допомогу, але дав зрозуміти, що не вважаєвинищувачі зі складів Бундесверу придатними для використання в Україні.Німецькі Tornado і Eurofighter мають зовсім інші можливості, «ніж ті, якізараз потрібні в тій бойовій ситуації, яку ми маємо в Україні», - сказавПісторіус.</text:p>
      <text:p text:style-name="P4">
«Українським пілотам допомагають перш за все літаки, якими вони можуть швидколітати і які можна обслуговувати на місці, де відома техніка», – сказавПісторіус.</text:p>
      <text:p text:style-name="P4">
<text:span text:style-name="T4">
Читайте також:</text:span>
 <text:a xlink:type="simple" xlink:href="https://www.ukrinform.ua/rubric-ato/3699101-gensek-nato-pro-ramstajn-ukraina-teper-gotova-zvilniti-se-bilse-okupovanih-teritorij.html" text:style-name="Internet_20_link" text:visited-style-name="Visited_20_Internet_20_Link">
 <text:span text:style-name="T4">
Рамштайн</text:span>
 </text:a>
</text:p>
      <text:p text:style-name="P4">
Політик також зауважив, що Німеччині також потрібні <text:a xlink:type="simple" xlink:href="https://www.ukhttps://www.ukrinform.ua/tag-vinisuvacrinform.ua/tag-vinisuvac" text:style-name="Internet_20_link" text:visited-style-name="Visited_20_Internet_20_Link">
</text:a>
 Tornado для так званого ядерного обміну, тобто транспортуванняядерних бомб США у разі кризи.</text:p>
      <text:p text:style-name="P4">
Київ давно вимагає поставки сучасних бойових літаків. Партнери по НАТО Польщаі Словаччина передали літаки МіГ-29, Польща - частково з запасів колишньоїНДР.</text:p>
      <text:p text:style-name="P4">
Після зустрічі Пісторіус заявив, що для Німеччини переломний момент стався заостанні кілька місяців.</text:p>
      <text:p text:style-name="P4">
«Поставки зброї в зони конфлікту - це все було новим для Німеччини», - сказавполітик. Водночас Німеччина є найбільшим постачальником зброї доя Українипісля США та Великої Британії.</text:p>
      <text:p text:style-name="P4">
<text:span text:style-name="T4">
Читайте також:</text:span>
 <text:a xlink:type="simple" xlink:href="https://www.ukrinform.ua/rubric-ato/3699020-ukraina-najbilse-potrebue-nazemnih-sistem-ppo-glava-pentagonu.html" text:style-name="Internet_20_link" text:visited-style-name="Visited_20_Internet_20_Link">
 <text:span text:style-name="T4">
Пентагон</text:span>
 </text:a>
</text:p>
      <text:p text:style-name="P4">
За словами міністра, «Протиповітряна оборона, танки, артилерія, боєприпаси» –це те, що передає Німеччина і що є найбільш потрібним.</text:p>
      <text:p text:style-name="P4">
<text:span text:style-name="T5">
Фото: DW</text:span>
</text:p>
      <text:p text:style-name="P4">
Source: <text:a xlink:type="simple" xlink:href="https://www.ukrinform.ua/rubric-ato/3699110-pistorius-vvazae-nimecki-vinisuvaci-nepridatnimi-dla-ukraini.html" text:style-name="Internet_20_link" text:visited-style-name="Visited_20_Internet_20_Link">
https://www.ukrinform.ua/rubric-ato/3699110-pistorius-vvazae-nimecki-vinisuvaci-nepridatnimi-dla-ukraini.html</text:a>
</text:p>
      <!--NEWS-->
      <text:h text:style-name="P10" text:outline-level="1">
<text:span text:style-name="T4">
At Shaktarske direction Russian army shelled Novoukrayinka, Velyka Novosilka, Zolota Nyva, Pr...</text:span>
</text:h>
      <text:p text:style-name="P4">
Authors: liveuamap (Language: en)</text:p>
      <text:p text:style-name="P4">
Time: 2023-04-21T-27:05:00</text:p>
      <text:p text:style-name="P4">
Location: Vuhledar (Latitude:47.84277 Longtitude:37.11164)</text:p>
      <text:p text:style-name="P4">
Videos: []</text:p>
      <text:p text:style-name="P4">
Images: []</text:p>
      <text:p text:style-name="P4">
Tags: ["Russia"]</text:p>
      <text:p text:style-name="P4">
ID: 22557643</text:p>
      <!--METADATA-->
      <text:p text:style-name="P4">
At Shaktarske direction Russian army shelled Novoukrayinka, Velyka Novosilka,Zolota Nyva, Prechystivka and Vuhledar of Donetsk region, - General Staff ofArmed Forces of Ukraine says in the morning report</text:p>
      <text:p text:style-name="P4">
News Collection Link: <text:a xlink:type="simple" xlink:href="https://liveuamap.com/en/2023/21-april-at-shaktarske-direction-russian-army-shelled-novoukrayinka" text:style-name="Internet_20_link" text:visited-style-name="Visited_20_Internet_20_Link">
https://liveuamap.com/en/2023/21-april-at-shaktarske-direction-russian-army-shelled-novoukrayinka</text:a>
</text:p>
      <text:p text:style-name="P4">
Source: <text:a xlink:type="simple" xlink:href="https://t.me/lumsrc/4555" text:style-name="Internet_20_link" text:visited-style-name="Visited_20_Internet_20_Link">
https://t.me/lumsrc/4555</text:a>
</text:p>
      <!--NEWS-->
      <text:h text:style-name="P10" text:outline-level="1">
<text:span text:style-name="T4">
Не можна ставити росію й Україну на один рівень в питанні переговорів – Держдеп</text:span>
</text:h>
      <text:p text:style-name="P4">
Authors: Ukrinform (Person)</text:p>
      <text:p text:style-name="P4">
Publisher: Укринформ (Organization)</text:p>
      <text:p text:style-name="P4">
Published Time: 2023-04-21T-27:37:25+03:00</text:p>
      <text:p text:style-name="P4">
Modified Time: 2023-04-21T22:37:25+03:00</text:p>
      <text:p text:style-name="P4">
Description: Будь-які переговори щодо встановлення миру в Україні мають бути проведені на умовах української сторони, оскільки ставити на один рівень агресора й жертву агресії щонайменше безвідповідально. — Укрінформ.</text:p>
      <text:p text:style-name="P4">
Images: ["<text:a xlink:type="simple" xlink:href="https://static.ukrinform.com/photos/2018_03/thumb_files/630_360_1521096795-6414.jpg" text:style-name="Internet_20_link" text:visited-style-name="Visited_20_Internet_20_Link">
630_360_15210...</text:a>
"]</text:p>
      <text:p text:style-name="P4">
Tags: ['США', 'Держдеп', 'Вашингтон', 'Війна з росією']</text:p>
      <text:p text:style-name="P4">
Type: Article</text:p>
      <!--METADATA-->
      <text:p text:style-name="P4">
<draw:frame draw:style-name="fr1" draw:name="Image25" text:anchor-type="as-char" svg:width="6.9236in" svg:height="3.956343in" draw:z-index="0">
<draw:image xlink:href="../Images/yкринформ/2023-04-21T-27-37-25-03-00/630_360_1521096795-6414.jpg" xlink:type="simple" xlink:show="embed" xlink:actuate="onLoad" draw:mime-type="image/jpeg"/>
</draw:frame>
 Будь-якіпереговори щодо встановлення миру в Україні мають бути проведені на умовахукраїнської сторони, оскільки ставити на один рівень агресора й жертву агресіїщонайменше безвідповідально.</text:p>
      <text:p text:style-name="P4">
Про це сказав у п’ятницю під час брифінгу в Вашингтоні заступник речникаДерждепартаменту США Ведант Пател, передає власний кореспондент Укрінформу.</text:p>
      <text:p text:style-name="P4">
«Безвідповідально ставити ці дві країни, росію й Україну, на один рівень. Однапрагне стерти кордони іншої, а інша намагається захистити своє життя»,-зазначив Пател, коментуючи перспективи для мирних переговорів.</text:p>
      <text:p text:style-name="P4">
<text:span text:style-name="T4">
Читайте також:</text:span>
 <text:a xlink:type="simple" xlink:href="https://www.ukrinform.ua/rubric-world/3699100-derzdep-vidmovivsa-komentuvati-comu-ne-vsij-delegacii-rf-vidali-vizi-dla-vidvidanna-oon.html" text:style-name="Internet_20_link" text:visited-style-name="Visited_20_Internet_20_Link">
 <text:span text:style-name="T4">
Держдеп</text:span>
 </text:a>
</text:p>
      <text:p text:style-name="P4">
Він підкреслив, що дві країни перебувають у кардинально різних обставинах.</text:p>
      <text:p text:style-name="P4">
Водночас представник Держдепу нагадав позицію президента Зеленського, якийнаголошував, що врешті-решт все буде завершено шляхом переговорного рішення.«Але це має бути на умовах української сторони»,- підкреслив представникзовнішньополітичного відомства США.</text:p>
      <text:p text:style-name="P4">
<text:span text:style-name="T4">
Читайте також:</text:span>
 <text:a xlink:type="simple" xlink:href="https://www.ukrinform.ua/rubric-economy/3694595-nbu-ta-derzdep-obgovorili-posilenna-sankcijnogo-tisku-na-rf.html" text:style-name="Internet_20_link" text:visited-style-name="Visited_20_Internet_20_Link">
 <text:span text:style-name="T4">
Держдеп</text:span>
 </text:a>
</text:p>
      <text:p text:style-name="P4">
Як повідомляв Укрінформ, у п’ятницю Президент України Володимир Зеленськийнаголосив, що <text:a xlink:type="simple" xlink:href="https://www.ukrinform.ua/rubric-ato/3699041-zelenskij-zaraz-nam-treba-zberigati-ednist-i-povnu-koncentraciu-na-oboroni.html" text:style-name="Internet_20_link" text:visited-style-name="Visited_20_Internet_20_Link">
 </text:a>
 . Він такожвисловив вдячність усім, хто допомагає Україні.</text:p>
      <text:p text:style-name="P4">
Source: <text:a xlink:type="simple" xlink:href="https://www.ukrinform.ua/rubric-ato/3699109-ne-mozna-staviti-rosiu-j-ukrainu-na-odin-riven-v-pitanni-peregovoriv-derzdep.html" text:style-name="Internet_20_link" text:visited-style-name="Visited_20_Internet_20_Link">
https://www.ukrinform.ua/rubric-ato/3699109-ne-mozna-staviti-rosiu-j-ukrainu-na-odin-riven-v-pitanni-peregovoriv-derzdep.html</text:a>
</text:p>
      <!--NEWS-->
      <text:h text:style-name="P10" text:outline-level="1">
<text:span text:style-name="T4">
At Zaporizhzhia and Kherson directions Russian army shelled Olhivske, Malynivka, Orikhiv, Nov...</text:span>
</text:h>
      <text:p text:style-name="P4">
Authors: liveuamap (Language: en)</text:p>
      <text:p text:style-name="P4">
Time: 2023-04-21T-29:05:00</text:p>
      <text:p text:style-name="P4">
Location: Kherson (Latitude:46.63765 Longtitude:32.60931)</text:p>
      <text:p text:style-name="P4">
Videos: []</text:p>
      <text:p text:style-name="P4">
Images: []</text:p>
      <text:p text:style-name="P4">
Tags: ["Russia"]</text:p>
      <text:p text:style-name="P4">
ID: 22557642</text:p>
      <!--METADATA-->
      <text:p text:style-name="P4">
At Zaporizhzhia and Kherson directions Russian army shelled Olhivske,Malynivka, Orikhiv, Novodanylivka and Novoandriyivka of Zaporizhzhia region;Dudchany, Kachkarivka, Zmiyivka, Ivanivka, Inzhenerne, Dniprovske of Khersonregion and Kherson city, - General Staff of Armed Forces of Ukraine says inthe morning report</text:p>
      <text:p text:style-name="P4">
News Collection Link: <text:a xlink:type="simple" xlink:href="https://liveuamap.com/en/2023/21-april-at-zaporizhzhia-and-kherson-directions-russian-army" text:style-name="Internet_20_link" text:visited-style-name="Visited_20_Internet_20_Link">
https://liveuamap.com/en/2023/21-april-at-zaporizhzhia-and-kherson-directions-russian-army</text:a>
</text:p>
      <text:p text:style-name="P4">
Source: <text:a xlink:type="simple" xlink:href="https://t.me/lumsrc/4556" text:style-name="Internet_20_link" text:visited-style-name="Visited_20_Internet_20_Link">
https://t.me/lumsrc/4556</text:a>
</text:p>
      <!--NEWS-->
      <text:h text:style-name="P10" text:outline-level="1">
<text:span text:style-name="T4">
росіяни протягом дня обстріляли чотири громади Сумщини</text:span>
</text:h>
      <text:p text:style-name="P4">
Authors: Ukrinform (Person)</text:p>
      <text:p text:style-name="P4">
Publisher: Укринформ (Organization)</text:p>
      <text:p text:style-name="P4">
Published Time: 2023-04-21T-29:30:00+03:00</text:p>
      <text:p text:style-name="P4">
Modified Time: 2023-04-21T22:30:00+03:00</text:p>
      <text:p text:style-name="P4">
Description: російські війська у п’ятницю, 21 квітня, обстріляли чотири територіальні громади Сумської області.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6" text:anchor-type="as-char" svg:width="6.9236in" svg:height="3.956343in" draw:z-index="0">
<draw:image xlink:href="../Images/yкринформ/2023-04-21T-29-30-00-03-00/630_360_1479558145-5682.jpg" xlink:type="simple" xlink:show="embed" xlink:actuate="onLoad" draw:mime-type="image/jpeg"/>
</draw:frame>
російські війська у п’ятницю, 21 квітня, обстріляли чотири територіальнігромади Сумської області.</text:p>
      <text:p text:style-name="P4">
Як передає Укрінформ, про це Сумська обласна військова адміністраціяповідомляє у <text:a xlink:type="simple" xlink:href="https://t.me/Sumy_news_ODA/15576" text:style-name="Internet_20_link" text:visited-style-name="Visited_20_Internet_20_Link">
 </text:a>
 .</text:p>
      <text:p text:style-name="P4">
«Протягом дня росіяни здійснили обстріли 4 прикордонних громад - Хотінської,Білопільської, Шалигинської та Новослобідської. Зафіксовано 114 прильотів змінометів, артилерії, гранатометів», - ідеться в повідомленні.</text:p>
      <text:p text:style-name="P4">
<text:span text:style-name="T4">
Читайте також:</text:span>
 <text:a xlink:type="simple" xlink:href="https://www.ukrinform.ua/rubric-kyiv/3698876-izrail-pocne-testuvati-u-kievi-sistemu-opovisenna-pro-raketni-obstrili.html" text:style-name="Internet_20_link" text:visited-style-name="Visited_20_Internet_20_Link">
 <text:span text:style-name="T4">
обстріл</text:span>
 </text:a>
</text:p>
      <text:p text:style-name="P4">
Зранку по околиці села Кіндратівка Хотінської громади ворог бив з артилерії -4 влучання. Внаслідок обстрілу одна особа дістала поранення. Також пошкодженоприміщення школи.</text:p>
      <text:p text:style-name="P4">
По території Шалигинської громади росіяни здійснили артилерійський обстріл - 8влучань.</text:p>
      <text:p text:style-name="P4">
По території Білопільської громади ворог здійснив 7 обстрілів. Протягом днябив з гранатометів (АГС) - 69 влучань та мінометів - 29 влучань.</text:p>
      <text:p text:style-name="P4">
<text:span text:style-name="T4">
Читайте також:</text:span>
 <text:a xlink:type="simple" xlink:href="https://www.ukrinform.ua/rubric-ato/3698848-rosijska-armia-za-dobu-obstrilala-12-oblastej-ukraini-zvedenna-ova.html" text:style-name="Internet_20_link" text:visited-style-name="Visited_20_Internet_20_Link">
 <text:span text:style-name="T4">
обстріл</text:span>
 </text:a>
</text:p>
      <text:p text:style-name="P4">
Також був артобстріл Новослобідської громади - 4 влучання.</text:p>
      <text:p text:style-name="P4">
Як повідомляв Укрінформ, під ударами військ російської федерації протягом добиперебували 12 областей України, є загиблі та поранені.</text:p>
      <text:p text:style-name="P4">
Source: <text:a xlink:type="simple" xlink:href="https://www.ukrinform.ua/rubric-ato/3699094-rosiani-protagom-dna-obstrilali-cotiri-gromadi-sumsini.html" text:style-name="Internet_20_link" text:visited-style-name="Visited_20_Internet_20_Link">
https://www.ukrinform.ua/rubric-ato/3699094-rosiani-protagom-dna-obstrilali-cotiri-gromadi-sumsini.html</text:a>
</text:p>
      <!--NEWS-->
      <text:h text:style-name="P10" text:outline-level="1">
<text:span text:style-name="T4">
Юнацька ліга УЄФА: «Алкмаар» та «Хайдук» зустрінуться у фіналі</text:span>
</text:h>
      <text:p text:style-name="P4">
Authors: Ukrinform (Person)</text:p>
      <text:p text:style-name="P4">
Publisher: Укринформ (Organization)</text:p>
      <text:p text:style-name="P4">
Published Time: 2023-04-21T-31:25:28+03:00</text:p>
      <text:p text:style-name="P4">
Modified Time: 2023-04-21T22:25:28+03:00</text:p>
      <text:p text:style-name="P4">
Description: У Юнацькій лізі УЄФА (футболісти до 19-ти років) завершилися матчі 1/2 фіналу. — Укрінформ.</text:p>
      <text:p text:style-name="P4">
Images: ["<text:a xlink:type="simple" xlink:href="https://static.ukrinform.com/photos/2023_04/thumb_files/630_360_1682105102-634.jpg" text:style-name="Internet_20_link" text:visited-style-name="Visited_20_Internet_20_Link">
630_360_16821...</text:a>
"]</text:p>
      <text:p text:style-name="P4">
Tags: ['Футбол', 'УЄФА']</text:p>
      <text:p text:style-name="P4">
Type: Article</text:p>
      <!--METADATA-->
      <text:p text:style-name="P4">
<draw:frame draw:style-name="fr1" draw:name="Image27" text:anchor-type="as-char" svg:width="6.9236in" svg:height="3.956343in" draw:z-index="0">
<draw:image xlink:href="../Images/yкринформ/2023-04-21T-31-25-28-03-00/630_360_1682105102-634.jpg" xlink:type="simple" xlink:show="embed" xlink:actuate="onLoad" draw:mime-type="image/jpeg"/>
</draw:frame>
 УЮнацькій лізі УЄФА (футболісти до 19-ти років) завершилися матчі 1/2 фіналу.</text:p>
      <text:p text:style-name="P4">
Фінал турніру у Женеві (Швейцарія) пройде за участю нідерландського АЗ«Алкмаара» та хорватського «Хайдука», передає Укрінформ.</text:p>
      <text:p text:style-name="P4">
АЗ «Алкмаар» у серії післяматчивих пенальті обіграв португальський «Спортинг»- 3:2 (основний час - 2:2), а «Хайдук» у свою чергу переграв італійський«Мілан» - 3:1.</text:p>
      <text:p text:style-name="P4">
Вирішальний поєдинок Юнацької ліги УЄФА «Алкмаар» - «Хайдук» відбудеться 24квітня.</text:p>
      <text:p text:style-name="P4">
<text:span text:style-name="T4">
Читайте також:</text:span>
 <text:a xlink:type="simple" xlink:href="https://www.ukrinform.ua/rubric-sports/3695383-uefa-zareestruvav-tri-zaavki-na-provedenna-evro2028-ta-evro2032.html" text:style-name="Internet_20_link" text:visited-style-name="Visited_20_Internet_20_Link">
 <text:span text:style-name="T4">
УЄФА</text:span>
 </text:a>
</text:p>
      <text:p text:style-name="P4">
Нагадаємо, львівський «Рух» в 1/8 фіналу поступився «Мілану» (0:1), адонецький «Шахтар» також мінімально програв одноліткам з Мілана в 1/16 фіналу(0:1).</text:p>
      <text:p text:style-name="P4">
Фото: УЄФА.</text:p>
      <text:p text:style-name="P4">
Source: <text:a xlink:type="simple" xlink:href="https://www.ukrinform.ua/rubric-sports/3699108-unacka-liga-uefa-alkmaar-ta-hajduk-zustrinutsa-u-finali.html" text:style-name="Internet_20_link" text:visited-style-name="Visited_20_Internet_20_Link">
https://www.ukrinform.ua/rubric-sports/3699108-unacka-liga-uefa-alkmaar-ta-hajduk-zustrinutsa-u-finali.html</text:a>
</text:p>
      <!--NEWS-->
      <text:h text:style-name="P10" text:outline-level="1">
<text:span text:style-name="T4">
Президент підписав закон про заборону імперської пропаганди рф та російських географічних назв</text:span>
</text:h>
      <text:p text:style-name="P4">
Authors: Ukrinform (Person)</text:p>
      <text:p text:style-name="P4">
Publisher: Укринформ (Organization)</text:p>
      <text:p text:style-name="P4">
Published Time: 2023-04-21T-33:22:00+03:00</text:p>
      <text:p text:style-name="P4">
Modified Time: 2023-04-21T22:22:00+03:00</text:p>
      <text:p text:style-name="P4">
Description: Президент України Володимир Зеленський підписав закон про засудження і заборону пропаганди російської імперської політики в Україні і деколонізацію топонімії, який називають важливим кроком у справі дерусифікації і деколонізації.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Декомунізація', 'Пропаганда', 'Закон', 'Заборона', 'росія', 'Зеленський']</text:p>
      <text:p text:style-name="P4">
Type: Article</text:p>
      <!--METADATA-->
      <text:p text:style-name="P4">
<draw:frame draw:style-name="fr1" draw:name="Image28" text:anchor-type="as-char" svg:width="6.9236in" svg:height="3.956343in" draw:z-index="0">
<draw:image xlink:href="../Images/yкринформ/2023-04-21T-33-22-00-03-00/630_360_1664387283-922.jpg" xlink:type="simple" xlink:show="embed" xlink:actuate="onLoad" draw:mime-type="image/jpeg"/>
</draw:frame>
 ПрезидентУкраїни Володимир Зеленський підписав закон про засудження і заборонупропаганди російської імперської політики в Україні і деколонізацію топонімії,який називають важливим кроком у справі дерусифікації і деколонізації.</text:p>
      <text:p text:style-name="P4">
Як передає Укрінформ, про це йдеться на <text:a xlink:type="simple" xlink:href="https://cms.ukrinform.com/" text:style-name="Internet_20_link" text:visited-style-name="Visited_20_Internet_20_Link">
</text:a>
 укартці документа.</text:p>
      <text:p text:style-name="P4">
Зазначається, що Закон "Про внесення змін до Закону України "Про географічніназви" щодо деколонізації топонімії та впорядкування використання географічнихназв у населених пунктах України" повернуто 21 квітня з підписом Президента.</text:p>
      <text:p text:style-name="P4">
Як пояснив у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історик і народний депутат від "Європейської солідарності" ВолодимирВ'ятрович, підписаний закон - це системний документ про звільнення нашоїкраїни від маркерів «русского міра». Відповідно до закону російська імперськаполітика визнається злочинною та засуджується, <text:a xlink:type="simple" xlink:href="https://www.ukrinform.ua/tag-propaganda" text:style-name="Internet_20_link" text:visited-style-name="Visited_20_Internet_20_Link">
</text:a>
 цієї політики та її символікизабороняється.</text:p>
      <text:p text:style-name="P4">
<text:span text:style-name="T4">
Читайте також:</text:span>
 <text:a xlink:type="simple" xlink:href="https://www.ukrinform.ua/rubric-polytics/3685407-pro-zasudzenna-ta-zaboronu-propagandi-rosijskoi-imperskoi-politiki-v-ukraini.html" text:style-name="Internet_20_link" text:visited-style-name="Visited_20_Internet_20_Link">
 </text:a>
</text:p>
      <text:p text:style-name="P4">
За словами В'ятровича, закон набуде чинності через три місяці післяопублікування, після чого органи самоврядування і військові адміністраціїмають за півроку звільнити публічний простір від символів "русского міра":демонтувати пам’ятники й пам’ятні знаки, перейменувати вулиці й інші об’єкти.</text:p>
      <text:p text:style-name="P4">
Крім цього, мають бути перейменовані й населені пункти, назви яких пропагуютьросійську імперську політику, її діячів чи пропагандистів.</text:p>
      <text:p text:style-name="P4">
"В Україні більше не буде назв і зображень, присвячених суворовим і кутузовим,пушкіним і булгаковим, російським містам і завоюванням. Цінні пам’ятки будутьперенесені до музеїв", - написав В'ятрович.</text:p>
      <text:p text:style-name="P4">
Так само, згідно з законом , мають бути перейменовані населені пункти, назвияких не відповідають стандартам української мови (на кшталт Октябрського чиЮжноукраїнська).</text:p>
      <text:p text:style-name="P4">
<text:span text:style-name="T4">
Читайте також:</text:span>
 <text:a xlink:type="simple" xlink:href="https://www.ukrinform.ua/rubric-polytics/3685766-so-take-dekolonizacia-comu-vona-vazliva-i-ak-bude-zdijsnuvatisa-zgidno-z-zakonom.html" text:style-name="Internet_20_link" text:visited-style-name="Visited_20_Internet_20_Link">
 </text:a>
</text:p>
      <text:p text:style-name="P4">
Після набуття законом чинності юридичні особи матимуть місяць, щоб вилучитисимволи російської імперської політики зі своїх назв, документів та символіки.</text:p>
      <text:p text:style-name="P4">
Протягом трьох місяців російські символи мають щезнути і з товарних знаків,пояснив депутат.</text:p>
      <text:p text:style-name="P4">
Як повідомляв Укрінформ, Верховна Рада прийняла цей закон 21 березня 2023року.</text:p>
      <text:p text:style-name="P4">
Source: <text:a xlink:type="simple" xlink:href="https://www.ukrinform.ua/rubric-polytics/3699107-prezident-pidpisav-zakon-pro-zaboronu-imperskoi-propagandi-rf-i-dekolonizaciu-toponimii-v-ukraini.html" text:style-name="Internet_20_link" text:visited-style-name="Visited_20_Internet_20_Link">
https://www.ukrinform.ua/rubric-polytics/3699107-prezident-pidpisav-zakon-pro-zaboronu-imperskoi-propagandi-rf-i-dekolonizaciu-toponimii-v-ukraini.html</text:a>
</text:p>
      <!--NEWS-->
      <text:h text:style-name="P10" text:outline-level="1">
<text:span text:style-name="T4">
Для досягнення миру в Україні Євросоюз підтримує лише пропозиції Зеленського – представник ЄС</text:span>
</text:h>
      <text:p text:style-name="P4">
Authors: Ukrinform (Person)</text:p>
      <text:p text:style-name="P4">
Publisher: Укринформ (Organization)</text:p>
      <text:p text:style-name="P4">
Published Time: 2023-04-21T-35:18:03+03:00</text:p>
      <text:p text:style-name="P4">
Modified Time: 2023-04-21T22:18:03+03:00</text:p>
      <text:p text:style-name="P4">
Description: Всі країни ЄС хотіли б бачити швидке зупинення російської агресивної війни проти України, але єдиним мирним планом, який може дозволити досягнення цієї мети, є «формула миру» Президента Зеленського. — Укрінформ.</text:p>
      <text:p text:style-name="P4">
Images: ["<text:a xlink:type="simple" xlink:href="https://static.ukrinform.com/photos/2021_12/thumb_files/630_360_1638885879-203.jpg" text:style-name="Internet_20_link" text:visited-style-name="Visited_20_Internet_20_Link">
630_360_16388...</text:a>
"]</text:p>
      <text:p text:style-name="P4">
Tags: ['Євросоюз', 'Зеленський', 'Війна з росією']</text:p>
      <text:p text:style-name="P4">
Type: Article</text:p>
      <!--METADATA-->
      <text:p text:style-name="P4">
<draw:frame draw:style-name="fr1" draw:name="Image29" text:anchor-type="as-char" svg:width="6.9236in" svg:height="3.956343in" draw:z-index="0">
<draw:image xlink:href="../Images/yкринформ/2023-04-21T-35-18-03-03-00/630_360_1638885879-203.jpg" xlink:type="simple" xlink:show="embed" xlink:actuate="onLoad" draw:mime-type="image/jpeg"/>
</draw:frame>
 Всікраїни ЄС хотіли б бачити швидке зупинення російської агресивної війни протиУкраїни, але єдиним мирним планом, який може дозволити досягнення цієї мети, є«формула миру» Президента Зеленського.</text:p>
      <text:p text:style-name="P4">
Про це напередодні зустрічі міністрів закордонних справ ЄС, яка має відбутися24 квітня у Люксембурзі, заявив офіційний представник ЄС, повідомляєкореспондент Укрінформу.</text:p>
      <text:p text:style-name="P4">
«Щодо мирної ініціативи. Ми підтримували і продовжуємо підтримувати мирнийплан Президента Зеленського. Ми обговорюємо з нашими українськими партнерами,як перевести цей план у багатосторонній формат, та просувати його далі. Самеце означає для нас обговорення миру в Україні у цей момент. Ви згадали іншіініціативи, але ми вважаємо й завжди вважали, що це справа українців –вирішувати, коли вони бажатимуть долучитися до будь-якої ініціативи увідносинах з росією», - зазначив представник ЄС, відповідаючи на запитанняУкрінформу.</text:p>
      <text:p text:style-name="P4">
<text:span text:style-name="T4">
Читайте також:</text:span>
 <text:a xlink:type="simple" xlink:href="https://www.ukrinform.ua/rubric-ato/3698726-zelenskij-zaprosiv-meksiku-dolucitisa-do-realizacii-ukrainskoi-formuli-miru.html" text:style-name="Internet_20_link" text:visited-style-name="Visited_20_Internet_20_Link">
 <text:span text:style-name="T4">
формули</text:span>
 <text:span text:style-name="T4">
мир</text:span>
 </text:a>
</text:p>
      <text:p text:style-name="P4">
Він зауважив, що нині значна територія України все ще перебуває під контролемросійських окупантів, тож ЄС не чув будь-яких запитів від влади України щодопідтримки якихось негайних зусиль із припинення боротьби за їх звільнення.Рада ЄС підтримала формулу миру Президента Зеленського та працює над їїреалізацією спільно з Україною.</text:p>
      <text:p text:style-name="P4">
Додаткове питання щодо «мирних пропозицій» президента Бразилії Лула да Сілвастосовно завершення війни в Україні викликали у джерела емоційну реакцію. Ціпропозиції, що були висунуті після візиту радника бразильського лідера домоскви, містять дві головні складові, - вимогу негайного припинення вогню, тазвинувачення на адресу ЄС у «затягуванні» війни шляхом постачання Українізброї для самооборони.</text:p>
      <text:p text:style-name="P4">
<text:span text:style-name="T4">
Читайте також:</text:span>
 <text:a xlink:type="simple" xlink:href="https://www.ukrinform.ua/rubric-polytics/3697030-kuleba-zustrivsa-iz-glavou-mzs-iraku-govorili-pro-eksport-zerna-i-formulu-miru.html" text:style-name="Internet_20_link" text:visited-style-name="Visited_20_Internet_20_Link">
 <text:span text:style-name="T4">
формулу</text:span>
 <text:span text:style-name="T4">
мир</text:span>
 </text:a>
</text:p>
      <text:p text:style-name="P4">
«Все це важливо сприймати у перспективі. Чи чув хтось такі мирні пропозиції,коли росія нагромаджувала свої війська й танки біля кордонів України до 24лютого? Або коли російські війська були за 20 кілометрів від Києва? Або колиросія після провалу на Донбасі почала знищувати цивільну інфраструктуру, - чичув хтось заклики до припинення вогню у той час?» - поставив питання офіційнийпредставник ЄС.</text:p>
      <text:p text:style-name="P4">
«Саме зараз, коли росія переживає колапс свого зимового наступу, у тому числібіля Бахмуту, коли люди почали говорити про можливий контрнаступ України, анасправді – про звільнення її територій, - саме зараз на столі з’явилися ці«мирні пропозиції». Дуже жаль, але їх не можна розглядати інакше, ніжполітично мотивовані. Війна виходить від володимира путіна, саме він вдерся усуверенну країну. Війна зупиниться в той момент, коли він зупиниться і виведесвої війська з України, - все дуже просто», - зауважило джерело.</text:p>
      <text:p text:style-name="P4">
Офіційний представник зазначив, що ЄС буде говорити з «бразильськими друзями»та пояснить, що зараз не настав вірний час для таких ініціатив. Такий вірниймомент настане лише тоді, коли про це заявить сама Україна.</text:p>
      <text:p text:style-name="P4">
<text:span text:style-name="T4">
Читайте також:</text:span>
 <text:a xlink:type="simple" xlink:href="https://www.ukrinform.ua/rubric-polytics/3692017-makron-sprobue-zaluciti-kitaj-do-spilnoi-vidpovidalnosti-za-mir-v-ukraini.html" text:style-name="Internet_20_link" text:visited-style-name="Visited_20_Internet_20_Link">
 </text:a>
</text:p>
      <text:p text:style-name="P4">
Як повідомлялося, президент Бразилії Луїс Інасіо Лула да Сілва 16 квітнязаявив, що хоче разом з Китаєм та ОАЕ виступити посередником для досягненнямиру в агресивній війні росії проти України.</text:p>
      <text:p text:style-name="P4">
Раніше Лула да Сілва запропонував Україні поступитися Кримом, щоб припинитивійну. У Міністерстві закордонних справ України відповіли, що Україна неторгує своїми територіями і не вбачає жодної причини поступатися хоча бсантиметром української землі.</text:p>
      <text:p text:style-name="P4">
Source: <text:a xlink:type="simple" xlink:href="https://www.ukrinform.ua/rubric-polytics/3699106-dla-dosagnenna-miru-v-ukraini-evrosouz-pidtrimue-lise-propozicii-zelenskogo-predstavnik-es.html" text:style-name="Internet_20_link" text:visited-style-name="Visited_20_Internet_20_Link">
https://www.ukrinform.ua/rubric-polytics/3699106-dla-dosagnenna-miru-v-ukraini-evrosouz-pidtrimue-lise-propozicii-zelenskogo-predstavnik-es.html</text:a>
</text:p>
      <!--NEWS-->
      <text:h text:style-name="P10" text:outline-level="1">
<text:span text:style-name="T4">
Латвія передасть Україні всі свої Stinger - Міноборони</text:span>
</text:h>
      <text:p text:style-name="P4">
Authors: Ukrinform (Person)</text:p>
      <text:p text:style-name="P4">
Publisher: Укринформ (Organization)</text:p>
      <text:p text:style-name="P4">
Published Time: 2023-04-21T-37:10:26+03:00</text:p>
      <text:p text:style-name="P4">
Modified Time: 2023-04-21T22:10:26+03:00</text:p>
      <text:p text:style-name="P4">
Description: Міністерка оборони Латвії Інара Мурнієце на засіданні контактної групи в Рамштайні оголосила про рішення передати Україні всі наявні в латвійської сторони системи протиповітряної оборони Stinger. — Укрінформ.</text:p>
      <text:p text:style-name="P4">
Images: ["<text:a xlink:type="simple" xlink:href="https://static.ukrinform.com/photos/2022_05/thumb_files/630_360_1652379206-931.jpg" text:style-name="Internet_20_link" text:visited-style-name="Visited_20_Internet_20_Link">
630_360_16523...</text:a>
"]</text:p>
      <text:p text:style-name="P4">
Tags: ['Латвія', 'Міноборони', 'Зустріч Рамштайн']</text:p>
      <text:p text:style-name="P4">
Type: Article</text:p>
      <!--METADATA-->
      <text:p text:style-name="P4">
<draw:frame draw:style-name="fr1" draw:name="Image30" text:anchor-type="as-char" svg:width="6.9236in" svg:height="3.956343in" draw:z-index="0">
<draw:image xlink:href="../Images/yкринформ/2023-04-21T-37-10-26-03-00/630_360_1652379206-931.jpg" xlink:type="simple" xlink:show="embed" xlink:actuate="onLoad" draw:mime-type="image/jpeg"/>
</draw:frame>
Міністерка оборони Латвії Інара Мурнієце на засіданні контактної групи вРамштайні оголосила про рішення передати Україні всі наявні в латвійськоїсторони системи протиповітряної оборони Stinger.</text:p>
      <text:p text:style-name="P4">
Про це повідомляє Укрінформ з посиланням на <text:a xlink:type="simple" xlink:href="https://rus.lsm.lv/statja/novosti/mir/21.04.2023-napadenie-rf-na-ukrainu-latviya-pozertvuet-kievu-vse-imeyushhiesya-u-nee-stingery.a505856/" text:style-name="Internet_20_link" text:visited-style-name="Visited_20_Internet_20_Link">
</text:a>
 .</text:p>
      <text:p text:style-name="P4">
«Ми зробимо все можливе, щоб вони (системи Stinger, - ред.) були доставленіякнайшвидше», - зазначила Мурнієце.</text:p>
      <text:p text:style-name="P4">
<text:span text:style-name="T4">
Читайте також:</text:span>
 <text:a xlink:type="simple" xlink:href="https://www.ukrinform.ua/rubric-ato/3698757-ucasniki-ramstajnu-vze-nadali-ukraini-55-milardiv-bezpekovoi-dopomogi-ostin.html" text:style-name="Internet_20_link" text:visited-style-name="Visited_20_Internet_20_Link">
 </text:a>
</text:p>
      <text:p text:style-name="P4">
За її словами, Латвія також продовжить навчання українських військових, прицьому збирається навчити вдвічі більше персоналу порівняно з 2022 роком.Мурнієце впевнена, що до кінця року в Латвії пройдуть навчання близько трьохтисяч українських військових.</text:p>
      <text:p text:style-name="P4">
Як повідомляв Укрінформ, в березні з реалізацією нового пакету <text:a xlink:type="simple" xlink:href="https://www.ukrinform.ua/rubric-ato/3683336-latvia-nadala-ukraini-vijskovoi-dopomogi-na-300-miljoniv-smigal.html" text:style-name="Internet_20_link" text:visited-style-name="Visited_20_Internet_20_Link">
</text:a>
 .</text:p>
      <text:p text:style-name="P4">
Source: <text:a xlink:type="simple" xlink:href="https://www.ukrinform.ua/rubric-ato/3699104-latvia-peredast-ukraini-vsi-svoi-stinger-minoboroni.html" text:style-name="Internet_20_link" text:visited-style-name="Visited_20_Internet_20_Link">
https://www.ukrinform.ua/rubric-ato/3699104-latvia-peredast-ukraini-vsi-svoi-stinger-minoboroni.html</text:a>
</text:p>
      <!--NEWS-->
      <text:h text:style-name="P10" text:outline-level="1">
<text:span text:style-name="T4">
Столтенберг наголосив на необхідності припинити патерн агресії путіна</text:span>
</text:h>
      <text:p text:style-name="P4">
Authors: Ukrinform (Person)</text:p>
      <text:p text:style-name="P4">
Publisher: Укринформ (Organization)</text:p>
      <text:p text:style-name="P4">
Published Time: 2023-04-21T-39:05:00+03:00</text:p>
      <text:p text:style-name="P4">
Modified Time: 2023-04-21T22:05:00+03:00</text:p>
      <text:p text:style-name="P4">
Description: Союзникам разом із Україною необхідно розробити механізми, що зупинять патерн агресивної поведінки президента рф путіна.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путін', 'Столтенберг', 'Агресія РФ', 'Зустріч Рамштайн']</text:p>
      <text:p text:style-name="P4">
Type: Article</text:p>
      <!--METADATA-->
      <text:p text:style-name="P4">
<draw:frame draw:style-name="fr1" draw:name="Image31" text:anchor-type="as-char" svg:width="6.9236in" svg:height="3.956343in" draw:z-index="0">
<draw:image xlink:href="../Images/yкринформ/2023-04-21T-39-05-00-03-00/630_360_1668589929-696.jpg" xlink:type="simple" xlink:show="embed" xlink:actuate="onLoad" draw:mime-type="image/jpeg"/>
</draw:frame>
 Союзникамразом із Україною необхідно розробити механізми, що зупинять патерн агресивноїповедінки президента рф путіна.</text:p>
      <text:p text:style-name="P4">
Про це генеральний секретар НАТО Єнс Столтенберг сказав в інтерв’ю <text:a xlink:type="simple" xlink:href="https://www.radiosvoboda.org/a/hensekretar-nato-yens-stoltenberg-pro-ppo-litaky-perehovory-povedinku-putina/32374071.html" text:style-name="Internet_20_link" text:visited-style-name="Visited_20_Internet_20_Link">
</text:a>
 після завершення зустрічі наавіабазі "Рамштайн" у Німеччині, передає Укрінформ.</text:p>
      <text:p text:style-name="P4">
На запитання журналіста про те, на якій стадії знаходяться дискусії союзниківщодо гарантій безпеки для України, щоб запобігти нападам на неї у майбутньому,Столтенберг відповів, що ще рано говорити про це напевно.</text:p>
      <text:p text:style-name="P4">
«І, знову ж таки, ми не знаємо, як і коли закінчиться ця війна. Але що мизнаємо, так це те, що коли це закінчиться, нам потрібно переконатися, щоісторія не повториться, що президент путін не зможе продовжувати руйнуватиєвропейську безпеку, починаючи нову війну, ведучи нову війну проти України.Тому нам потрібно сісти й почати обговорювати надійні рамки, механізмибезпеки, які гарантують, що президент путін не зможе продовжувати напади насуверенну незалежну державу», - сказав <text:a xlink:type="simple" xlink:href="https://www.ukrinform.ua/tag-stoltenberg" text:style-name="Internet_20_link" text:visited-style-name="Visited_20_Internet_20_Link">
 </text:a>
 .</text:p>
      <text:p text:style-name="P4">
<text:span text:style-name="T4">
Читайте також:</text:span>
 <text:a xlink:type="simple" xlink:href="https://www.ukrinform.ua/rubric-ato/3698805-stoltenberg-rozpoviv-pro-strategicni-pomilki-putina-u-vijni-z-ukrainou.html" text:style-name="Internet_20_link" text:visited-style-name="Visited_20_Internet_20_Link">
 <text:span text:style-name="T4">
Столтенберг</text:span>
 </text:a>
</text:p>
      <text:p text:style-name="P4">
«Я не можу точно сказати, як це виглядатиме, я лише кажу, що ми всізобов’язані припинити цей патерн агресивної поведінки президента путіна. Ітому нам також потрібно обговорити, як запобігти цьому в майбутньому», - додавгенсек НАТО.</text:p>
      <text:p text:style-name="P4">
За його словами, меседж всім союзникам і партнерам по НАТО та Контактній групіз питань оборони в Україні полягає в тому, що «ми повинні бути готові додовгострокових заходів, щоб підтримувати Україну стільки, скільки це будепотрібно».</text:p>
      <text:p text:style-name="P4">
«Бо це буде трагедія для українців, якщо переможе президент путін, але цетакож небезпечно для союзників по НАТО. Це продемонструє всім авторитарнимлідерам, що коли вони використовують військову силу, щоб отримати те, що вонихочуть, це зробить світ більш небезпечним, а союзників НАТО більш вразливими.Тож моє послання союзникам по НАТО полягає в тому, що в наших інтересахбезпеки гарантувати, що Україна переможе. І переможе як суверенна нація», -наголосив Столтенберг.</text:p>
      <text:p text:style-name="P4">
<text:span text:style-name="T4">
Читайте також:</text:span>
 <text:a xlink:type="simple" xlink:href="https://www.ukrinform.ua/rubric-polytics/3698991-reznikov-zustrivsa-zi-stoltenbergom-ukraina-dosagla-bezprecedentnogo-rivna-sumisnosti-z-nato.html" text:style-name="Internet_20_link" text:visited-style-name="Visited_20_Internet_20_Link">
 <text:span text:style-name="T4">
Столтенберг</text:span>
 </text:a>
</text:p>
      <text:p text:style-name="P4">
Як повідомляв Укрінформ, 21 квітня на авіабазі ВПС США «Рамштайн» у Німеччинівідбулося 11-те засідання Контактної групи з питань оборони України. Під часзустрічі обговорювалися, зокрема, питання протиповітряної оборони,боєприпасів, засобів забезпечення.</text:p>
      <text:p text:style-name="P4">
Source: <text:a xlink:type="simple" xlink:href="https://www.ukrinform.ua/rubric-world/3699103-stoltenberg-nagolosiv-na-neobhidnosti-pripiniti-patern-agresii-putina.html" text:style-name="Internet_20_link" text:visited-style-name="Visited_20_Internet_20_Link">
https://www.ukrinform.ua/rubric-world/3699103-stoltenberg-nagolosiv-na-neobhidnosti-pripiniti-patern-agresii-putina.html</text:a>
</text:p>
      <!--NEWS-->
      <text:h text:style-name="P10" text:outline-level="1">
<text:span text:style-name="T4">
Дисципліна та мораль російських військ в Україні дуже низькі - Міллі</text:span>
</text:h>
      <text:p text:style-name="P4">
Authors: Ukrinform (Person)</text:p>
      <text:p text:style-name="P4">
Publisher: Укринформ (Organization)</text:p>
      <text:p text:style-name="P4">
Published Time: 2023-04-21T-42:54:00+03:00</text:p>
      <text:p text:style-name="P4">
Modified Time: 2023-04-21T21:54:00+03:00</text:p>
      <text:p text:style-name="P4">
Description: Дисципліна та мораль російських військ в Україні дуже низькі. — Укрінформ.</text:p>
      <text:p text:style-name="P4">
Images: ["<text:a xlink:type="simple" xlink:href="https://static.ukrinform.com/photos/2021_12/thumb_files/630_360_1638521183-498.jpg" text:style-name="Internet_20_link" text:visited-style-name="Visited_20_Internet_20_Link">
630_360_16385...</text:a>
"]</text:p>
      <text:p text:style-name="P4">
Tags: ['Німеччина', 'США', 'Марк Міллі ']</text:p>
      <text:p text:style-name="P4">
Type: Article</text:p>
      <!--METADATA-->
      <text:p text:style-name="P4">
<draw:frame draw:style-name="fr1" draw:name="Image32" text:anchor-type="as-char" svg:width="6.9236in" svg:height="3.956343in" draw:z-index="0">
<draw:image xlink:href="../Images/yкринформ/2023-04-21T-42-54-00-03-00/630_360_1638521183-498.jpg" xlink:type="simple" xlink:show="embed" xlink:actuate="onLoad" draw:mime-type="image/jpeg"/>
</draw:frame>
Дисципліна та мораль російських військ в Україні дуже низькі.</text:p>
      <text:p text:style-name="P4">
Як повідомляє кореспондент Укрінформу, про це у Німеччині розповів керівникОб’єднаного комітету начальників штабів США генерал Марк Міллі.</text:p>
      <text:p text:style-name="P4">
“На відміну від українських сил, які дуже мотивовані боротися за свою країну,свободу, демократію та спосіб життя, росіянам бракує лідерства й волі, їхмораль - низька, а дисципліна погіршується”, - сказав Міллі.</text:p>
      <text:p text:style-name="P4">
<text:span text:style-name="T4">
Читайте також:</text:span>
 <text:a xlink:type="simple" xlink:href="https://www.ukrinform.ua/rubric-ato/3699033-se-65-ukrainciv-zaversili-navcanna-na-sistemah-patriot-milli.html" text:style-name="Internet_20_link" text:visited-style-name="Visited_20_Internet_20_Link">
 <text:span text:style-name="T4">
Міллі</text:span>
 </text:a>
</text:p>
      <text:p text:style-name="P4">
Він нагадав, що росія нещодавно зробила більш суворими правила військовогопризову, “невибірково згодовуючи своїх громадян хаосу війни”. “Досі вони булималоефективними у координації чи управлінні загальновійськовими маневрами наполі бою”, - зазначив генерал.</text:p>
      <text:p text:style-name="P4">
Міллі наголосив, що “російські тимчасові територіальні здобутки даються ціноюнеймовірних втрат”. “На додачу до поранених і загиблих, сотні тисяч росіянвтекли з країни. Вони намагаються уникнути участі у війні путіна”, - зауваживвін.</text:p>
      <text:p text:style-name="P4">
За його словами, “росія продовжує зазнавати невдач у досягненні своїхстратегічних цілей”. “Вони не спромоглися захопити Київ, повалити українськийуряд чи розділити НАТО. Натомість вони досягли протилежного: Київ стоїть,народ України підбадьорився, а НАТО ніколи не було сильнішим”, - підсумувавМіллі.</text:p>
      <text:p text:style-name="P4">
<text:span text:style-name="T4">
Читайте також:</text:span>
 <text:a xlink:type="simple" xlink:href="https://www.ukrinform.ua/rubric-ato/3699038-ssa-pidgotuvali-dla-kontrnastupu-devat-ukrainskih-mehanizovanih-brigad.html" text:style-name="Internet_20_link" text:visited-style-name="Visited_20_Internet_20_Link">
 </text:a>
</text:p>
      <text:p text:style-name="P4">
Як повідомлялося, у Німеччині сьогодні завершилася чергова зустріч Контактноїгрупи з оборони України у форматі "Рамштайн", в якій брали участь понад 50країн, включаючи союзників по НАТО та представників країн-партнерів. Група єголовною платформою для координації військових спроможностей, які союзники поНАТО та представники міжнародного співтовариства надають Україні дляпротистояння російській агресії.</text:p>
      <text:p text:style-name="P4">
Source: <text:a xlink:type="simple" xlink:href="https://www.ukrinform.ua/rubric-ato/3699102-disciplina-ta-moral-rosijskih-vijsk-v-ukraini-duze-nizki-milli.html" text:style-name="Internet_20_link" text:visited-style-name="Visited_20_Internet_20_Link">
https://www.ukrinform.ua/rubric-ato/3699102-disciplina-ta-moral-rosijskih-vijsk-v-ukraini-duze-nizki-milli.html</text:a>
</text:p>
      <!--NEWS-->
      <text:h text:style-name="P10" text:outline-level="1">
<text:span text:style-name="T4">
Генсек НАТО про «Рамштайн»: Україна тепер готова звільнити ще більше окупованих територій</text:span>
</text:h>
      <text:p text:style-name="P4">
Authors: Ukrinform (Person)</text:p>
      <text:p text:style-name="P4">
Publisher: Укринформ (Organization)</text:p>
      <text:p text:style-name="P4">
Published Time: 2023-04-21T-44:40:07+03:00</text:p>
      <text:p text:style-name="P4">
Modified Time: 2023-04-21T21:40:07+03:00</text:p>
      <text:p text:style-name="P4">
Description: Генеральний секретар НАТО Єнс Столтенберг висловив упевненість, що Україна готова звільнити більше територій на тлі підготовки до майбутнього контрнаступу проти російських сил. — Укрінформ.</text:p>
      <text:p text:style-name="P4">
Images: ["<text:a xlink:type="simple" xlink:href="https://static.ukrinform.com/photos/2023_04/thumb_files/630_360_1681978989-610.jpg" text:style-name="Internet_20_link" text:visited-style-name="Visited_20_Internet_20_Link">
630_360_16819...</text:a>
"]</text:p>
      <text:p text:style-name="P4">
Tags: ['Столтенберг', 'Україна', 'Війна з росією', 'Зустріч Рамштайн']</text:p>
      <text:p text:style-name="P4">
Type: Article</text:p>
      <!--METADATA-->
      <text:p text:style-name="P4">
<draw:frame draw:style-name="fr1" draw:name="Image33" text:anchor-type="as-char" svg:width="6.9236in" svg:height="3.956343in" draw:z-index="0">
<draw:image xlink:href="../Images/yкринформ/2023-04-21T-44-40-07-03-00/630_360_1681978989-610.jpg" xlink:type="simple" xlink:show="embed" xlink:actuate="onLoad" draw:mime-type="image/jpeg"/>
</draw:frame>
Генеральний секретар НАТО Єнс Столтенберг висловив упевненість, що Українаготова звільнити більше територій на тлі підготовки до майбутньогоконтрнаступу проти російських сил.</text:p>
      <text:p text:style-name="P4">
Про це він заявив журналістам у кулуарах зустрічі на авіабазі "Рамштайн" уНімеччині, передає Укрінформ із посиланням на <text:a xlink:type="simple" xlink:href="https://www.rferl.org/a/ukraine-bakhmut-drones-kyiv-russia-nato/32373294.html" text:style-name="Internet_20_link" text:visited-style-name="Visited_20_Internet_20_Link">
</text:a>
 .</text:p>
      <text:p text:style-name="P4">
«Я впевнений, що тепер вони будуть в змозі звільнити ще більше земель», –сказав генсек <text:a xlink:type="simple" xlink:href="https://www.ukrinform.ua/tag-nato" text:style-name="Internet_20_link" text:visited-style-name="Visited_20_Internet_20_Link">
 </text:a>
 .</text:p>
      <text:p text:style-name="P4">
Він зазначив, що одним з головних питань під час зустрічі був облік «всіхрізних можливостей, систем, поставок, які потрібні українцям для того, щобмати можливість повернути більше земель».</text:p>
      <text:p text:style-name="P4">
<text:span text:style-name="T4">
Читайте також:</text:span>
 <text:a xlink:type="simple" xlink:href="https://www.ukrinform.ua/rubric-ato/3699088-pidsumki-ramstajnu11-abrams-himars-ppo.html" text:style-name="Internet_20_link" text:visited-style-name="Visited_20_Internet_20_Link">
 </text:a>
</text:p>
      <text:p text:style-name="P4">
Столтенберг зазначив, що Німеччина і США поставили кілька батарей ППО Patriot,які «працюють в Україні». Водночас він відмовився надати інші деталі або точнукількість поставлених систем Patriot.</text:p>
      <text:p text:style-name="P4">
Генсек НАТО сказав, що поточна мета Альянсу – забезпечити перемогу України надросією, а після завершення війни – щоб Київ мав сили «стримування длязапобігання новим атакам».</text:p>
      <text:p text:style-name="P4">
<text:span text:style-name="T4">
Читайте також:</text:span>
 <text:a xlink:type="simple" xlink:href="https://www.ukrinform.ua/rubric-ato/3699038-ssa-pidgotuvali-dla-kontrnastupu-devat-ukrainskih-mehanizovanih-brigad.html" text:style-name="Internet_20_link" text:visited-style-name="Visited_20_Internet_20_Link">
 </text:a>
</text:p>
      <text:p text:style-name="P4">
Як повідомляв Укрінформ, 21 квітня на авіабазі ВПС США «Рамштайн» у Німеччині<text:a xlink:type="simple" xlink:href="https://www.ukrinform.ua/rubric-ato/3699004-kraini-formatu-ramstajn-postavili-v-ukrainu-ponad-230-tankiv-ostin.html" text:style-name="Internet_20_link" text:visited-style-name="Visited_20_Internet_20_Link">
 </text:a>
 . Під час зустрічіобговорювалися, зокрема, питання протиповітряної оборони, боєприпасів, а такожзасобів забезпечення.</text:p>
      <text:p text:style-name="P4">
Source: <text:a xlink:type="simple" xlink:href="https://www.ukrinform.ua/rubric-ato/3699101-gensek-nato-pro-ramstajn-ukraina-teper-gotova-zvilniti-se-bilse-okupovanih-teritorij.html" text:style-name="Internet_20_link" text:visited-style-name="Visited_20_Internet_20_Link">
https://www.ukrinform.ua/rubric-ato/3699101-gensek-nato-pro-ramstajn-ukraina-teper-gotova-zvilniti-se-bilse-okupovanih-teritorij.html</text:a>
</text:p>
      <!--NEWS-->
      <text:h text:style-name="P10" text:outline-level="1">
<text:span text:style-name="T4">
Держдеп відмовився коментувати, чому не всій делегації рф видали візи для відвідання ООН</text:span>
</text:h>
      <text:p text:style-name="P4">
Authors: Ukrinform (Person)</text:p>
      <text:p text:style-name="P4">
Publisher: Укринформ (Organization)</text:p>
      <text:p text:style-name="P4">
Published Time: 2023-04-21T-46:39:00+03:00</text:p>
      <text:p text:style-name="P4">
Modified Time: 2023-04-21T21:39:00+03:00</text:p>
      <text:p text:style-name="P4">
Description: Держдепартамент США назвав «конфіденційним» питання щодо видачі віз представникам рф, відмовивши таким чином у коментарях, чому, крім лаврова та кількох окремих делегатів, решта досі не отримала віз для участі в зустрічах ООН.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ООН', 'США', 'Віза', 'Держдеп', 'росія', 'Радбез ООН']</text:p>
      <text:p text:style-name="P4">
Type: Article</text:p>
      <!--METADATA-->
      <text:p text:style-name="P4">
<draw:frame draw:style-name="fr1" draw:name="Image34" text:anchor-type="as-char" svg:width="6.9236in" svg:height="3.956343in" draw:z-index="0">
<draw:image xlink:href="../Images/yкринформ/2023-04-21T-46-39-00-03-00/630_360_1521097272-9495.jpg" xlink:type="simple" xlink:show="embed" xlink:actuate="onLoad" draw:mime-type="image/jpeg"/>
</draw:frame>
Держдепартамент США назвав «конфіденційним» питання щодо видачі візпредставникам рф, відмовивши таким чином у коментарях, чому, крім лаврова такількох окремих делегатів, решта досі не отримала віз для участі в зустрічахООН.</text:p>
      <text:p text:style-name="P4">
З відповідною заявою виступив у п’ятницю заступник речниказовнішньополітичного відомства США Ведант Пател, повідомляє власнийкореспондент Укрінформу.</text:p>
      <text:p text:style-name="P4">
«Питання щодо статусу віз є конфіденційним, тож я би не вдавався у поясненняпроцесу або як це працює», - зауважив представник <text:a xlink:type="simple" xlink:href="https://www.ukrinform.ua/tag-derzdep" text:style-name="Internet_20_link" text:visited-style-name="Visited_20_Internet_20_Link">
</text:a>
 .</text:p>
      <text:p text:style-name="P4">
Таким чином він відповів на прохання російського журналіста прокоментуватиситуацію, чому частина делегації рф, а також журналісти, які планувалиприєднатися до візиту лаврова в ООН, досі не отримали віз для в’їзду в США.</text:p>
      <text:p text:style-name="P4">
<text:span text:style-name="T4">
Читайте також:</text:span>
 <text:a xlink:type="simple" xlink:href="https://www.ukrinform.ua/rubric-world/3697577-ssa-zaklikali-kraini-nato-posiliti-kontrol-nad-nerozpovsudzennam-adernoi-zbroi.html" text:style-name="Internet_20_link" text:visited-style-name="Visited_20_Internet_20_Link">
 </text:a>
</text:p>
      <text:p text:style-name="P4">
Як повідомлялося, російський міністр лавров планує прилетіти до Нью-Йорканаступного тижня, щоб 24-25 квітня взяти участь у заходах, пов’язаних ізголовуванням росії в Раді Безпеки ООН. Сам міністр та деякі члени російськоїделегації кілька днів тому отримали візи для в’їзду на територію США.</text:p>
      <text:p text:style-name="P4">
Source: <text:a xlink:type="simple" xlink:href="https://www.ukrinform.ua/rubric-world/3699100-derzdep-vidmovivsa-komentuvati-comu-ne-vsij-delegacii-rf-vidali-vizi-dla-vidvidanna-oon.html" text:style-name="Internet_20_link" text:visited-style-name="Visited_20_Internet_20_Link">
https://www.ukrinform.ua/rubric-world/3699100-derzdep-vidmovivsa-komentuvati-comu-ne-vsij-delegacii-rf-vidali-vizi-dla-vidvidanna-oon.html</text:a>
</text:p>
      <!--NEWS-->
      <text:h text:style-name="P10" text:outline-level="1">
<text:span text:style-name="T4">
Перша леді Польщі відвідала освітні заклади на Львівщині</text:span>
</text:h>
      <text:p text:style-name="P4">
Authors: Ukrinform (Person)</text:p>
      <text:p text:style-name="P4">
Publisher: Укринформ (Organization)</text:p>
      <text:p text:style-name="P4">
Published Time: 2023-04-21T-48:36:00+03:00</text:p>
      <text:p text:style-name="P4">
Modified Time: 2023-04-21T21:36:00+03:00</text:p>
      <text:p text:style-name="P4">
Description: Перша леді Польщі Агата Корнгаузер-Дуда відвідала два освітні заклади на Львівщині. — Укрінформ.</text:p>
      <text:p text:style-name="P4">
Images: ["<text:a xlink:type="simple" xlink:href="https://static.ukrinform.com/photos/2023_04/thumb_files/630_360_1682102138-856.jpg" text:style-name="Internet_20_link" text:visited-style-name="Visited_20_Internet_20_Link">
630_360_16821...</text:a>
"]</text:p>
      <text:p text:style-name="P4">
Tags: ['Дуда', 'Львівщина', 'Польща', 'Козицький ']</text:p>
      <text:p text:style-name="P4">
Type: Article</text:p>
      <!--METADATA-->
      <text:p text:style-name="P4">
<draw:frame draw:style-name="fr1" draw:name="Image35" text:anchor-type="as-char" svg:width="6.9236in" svg:height="3.956343in" draw:z-index="0">
<draw:image xlink:href="../Images/yкринформ/2023-04-21T-48-36-00-03-00/630_360_1682102138-856.jpg" xlink:type="simple" xlink:show="embed" xlink:actuate="onLoad" draw:mime-type="image/jpeg"/>
</draw:frame>
 Першаледі Польщі Агата Корнгаузер-Дуда відвідала два освітні заклади на Львівщині.</text:p>
      <text:p text:style-name="P4">
Про це повідомляє пресслужба Львівської ОВА в <text:a xlink:type="simple" xlink:href="https://t.me/kozytskyy_maksym_official/7834" text:style-name="Internet_20_link" text:visited-style-name="Visited_20_Internet_20_Link">
</text:a>
 , передає Укрінформ.</text:p>
      <text:p text:style-name="P4">
Зазначається, що Корнгаузер-Дуда відвідала Мостиський ліцей №3 імені СвятоїКоролеви Ядвіги.</text:p>
      <text:p text:style-name="P4">
"Дуда наголосила, що у закладі дуже відповідально підходять до навчання дітей.Відзначила, що двоє випускників ліцею зараз захищають Україну на передовій.Наголосила, що Польща буде підтримувати нашу державу доти, доки триватимеборотьба. Поспілкувалася з учнями та педколективом, передала школярамнавчальну літературу", - підкреслили в ОВА.</text:p>
      <text:p text:style-name="P4">
<text:span text:style-name="T4">
Читайте також:</text:span>
 <text:a xlink:type="simple" xlink:href="https://www.ukrinform.ua/rubric-society/3692186-persi-ledi-ukraini-ta-polsi-vidvidali-varsavskij-centr-dopomogi-bizencam.html" text:style-name="Internet_20_link" text:visited-style-name="Visited_20_Internet_20_Link">
 </text:a>
</text:p>
      <text:p text:style-name="P4">
Перша леді Польщі також побувала у Стрілецькому закладі загальної середньоїосвіти І-ІІ ступенів.</text:p>
      <text:p text:style-name="P4">
В ОВА висловили вдячність Корнгаузер-Дуді за її візит й підтримку України.</text:p>
      <text:p text:style-name="P4">
Як повідомляв Укрінформ, у зв’язку з відкриттям нових пунктів пропуску накордоні із Польщею, Львівська військова адміністрація звернулася до уряду щодовиділення коштів для реконструкції і будівництва прикордонних автошляхів.</text:p>
      <text:p text:style-name="P4">
Source: <text:a xlink:type="simple" xlink:href="https://www.ukrinform.ua/rubric-regions/3699098-persa-ledi-polsi-vidvidala-osvitni-zakladi-na-lvivsini.html" text:style-name="Internet_20_link" text:visited-style-name="Visited_20_Internet_20_Link">
https://www.ukrinform.ua/rubric-regions/3699098-persa-ledi-polsi-vidvidala-osvitni-zakladi-na-lvivsini.html</text:a>
</text:p>
      <!--NEWS-->
      <text:h text:style-name="P10" text:outline-level="1">
<text:span text:style-name="T4">
Бренд Duracell іде з росії</text:span>
</text:h>
      <text:p text:style-name="P4">
Authors: Ukrinform (Person)</text:p>
      <text:p text:style-name="P4">
Publisher: Укринформ (Organization)</text:p>
      <text:p text:style-name="P4">
Published Time: 2023-04-21T-50:32:00+03:00</text:p>
      <text:p text:style-name="P4">
Modified Time: 2023-04-21T21:32:00+03:00</text:p>
      <text:p text:style-name="P4">
Description: Генеральний директор Duracell у росії Юрій Коротаєв підтвердив справжність листа, в якому він повідомляє, що компанія йде з рф. — Укрінформ.</text:p>
      <text:p text:style-name="P4">
Images: ["<text:a xlink:type="simple" xlink:href="https://static.ukrinform.com/photos/2023_04/thumb_files/630_360_1682101933-682.png" text:style-name="Internet_20_link" text:visited-style-name="Visited_20_Internet_20_Link">
630_360_16821...</text:a>
"]</text:p>
      <text:p text:style-name="P4">
Tags: ['росія', 'Бренд', 'Батарейка']</text:p>
      <text:p text:style-name="P4">
Type: Article</text:p>
      <!--METADATA-->
      <text:p text:style-name="P4">
<draw:frame draw:style-name="fr1" draw:name="Image36" text:anchor-type="as-char" svg:width="6.9236in" svg:height="3.956343in" draw:z-index="0">
<draw:image xlink:href="../Images/yкринформ/2023-04-21T-50-32-00-03-00/630_360_1682101933-682.png" xlink:type="simple" xlink:show="embed" xlink:actuate="onLoad" draw:mime-type="image/png"/>
</draw:frame>
Генеральний директор Duracell у росії Юрій Коротаєв підтвердив справжністьлиста, в якому він повідомляє, що компанія йде з рф.</text:p>
      <text:p text:style-name="P4">
Як передає Укрінформ, про це повідомляє <text:a xlink:type="simple" xlink:href="https://t.me/pdmnews/58540" text:style-name="Internet_20_link" text:visited-style-name="Visited_20_Internet_20_Link">
 </text:a>
«Подъём».</text:p>
      <text:p text:style-name="P4">
«Це справжній лист, але я не зможу надати жодних коментарів. Екологічніпроєкти залишаться, ми зараз проговорюємо деталі», - сказав Коротаєв виданню,коментуючи публікацію Mash.</text:p>
      <text:p text:style-name="P4">
Раніше лист Коротаєва, адресований бізнес-партнерам Duracell, опублікував <text:a xlink:type="simple" xlink:href="https://t.me/breakingmash/43396" text:style-name="Internet_20_link" text:visited-style-name="Visited_20_Internet_20_Link">
</text:a>
 <text:a xlink:type="simple" xlink:href="https://t.me/breakingmash/43396" text:style-name="Internet_20_link" text:visited-style-name="Visited_20_Internet_20_Link">
 </text:a>
 Mash.</text:p>
      <text:p text:style-name="P4">
«Шановні бізнес-партнери, справжнім ТОВ "Дюраселл раша" висловлює вам своюповагу і з великим жалем повідомляє про те, що наші акціонери повідомили провихід з російського ринку та припинення бізнесу Duracell у росії відповідно доросійських законів і правил», - йдеться в опублікованому Mash листі.</text:p>
      <text:p text:style-name="P4">
У ньому Коротаєв також просить бізнес-партнерів надати Duracell документи щодоостаточних взаєморозрахунків. Duracell припинить продаж будь-якої продукціїкомпанії в росії, розірве всі комерційні контракти в рф в односторонньомупорядку і розпродасть запаси товарів, що залишилися у <text:a xlink:type="simple" xlink:href="https://www.ukrinform.ua/tag-rosia" text:style-name="Internet_20_link" text:visited-style-name="Visited_20_Internet_20_Link">
</text:a>
 , уточнив гендиректор.</text:p>
      <text:p text:style-name="P4">
<text:span text:style-name="T4">
Читайте також:</text:span>
 <text:a xlink:type="simple" xlink:href="https://www.ukrinform.ua/rubric-economy/3698153-heineken-znajsov-pokupca-dla-rosijskoi-filii.html" text:style-name="Internet_20_link" text:visited-style-name="Visited_20_Internet_20_Link">
 </text:a>
</text:p>
      <text:p text:style-name="P4">
Як повідомлялося, з березня 2022 року про вихід з російського ринку оголосилисотні іноземних компаній.</text:p>
      <text:p text:style-name="P4">
«Duracell» - торгова марка побутових батарейок, що випускаютьсятранснаціональною компанією Procter &amp; Gamble,</text:p>
      <text:p text:style-name="P4">
Source: <text:a xlink:type="simple" xlink:href="https://www.ukrinform.ua/rubric-economy/3699097-brend-duracell-ide-z-rosii.html" text:style-name="Internet_20_link" text:visited-style-name="Visited_20_Internet_20_Link">
https://www.ukrinform.ua/rubric-economy/3699097-brend-duracell-ide-z-rosii.html</text:a>
</text:p>
      <!--NEWS-->
      <text:h text:style-name="P10" text:outline-level="1">
<text:span text:style-name="T4">
Чотирьох підозрюваних у хуліганстві на території Лаври посадили під домашній арешт</text:span>
</text:h>
      <text:p text:style-name="P4">
Authors: Ukrinform (Person)</text:p>
      <text:p text:style-name="P4">
Publisher: Укринформ (Organization)</text:p>
      <text:p text:style-name="P4">
Published Time: 2023-04-21T-52:31:00+03:00</text:p>
      <text:p text:style-name="P4">
Modified Time: 2023-04-21T21:31:00+03:00</text:p>
      <text:p text:style-name="P4">
Description: Чотирьом підозрюваним у хуліганстві на території Національного заповідника «Києво-Печерська Лавра» обрано запобіжні заходи у вигляді цілодобового домашнього арешту.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Домашній арешт', 'Суд', 'УПЦ МП']</text:p>
      <text:p text:style-name="P4">
Type: Article</text:p>
      <!--METADATA-->
      <text:p text:style-name="P4">
<draw:frame draw:style-name="fr1" draw:name="Image37" text:anchor-type="as-char" svg:width="6.9236in" svg:height="3.956343in" draw:z-index="0">
<draw:image xlink:href="../Images/yкринформ/2023-04-21T-52-31-00-03-00/630_360_1515506864-9820.jpg" xlink:type="simple" xlink:show="embed" xlink:actuate="onLoad" draw:mime-type="image/jpeg"/>
</draw:frame>
 Чотирьомпідозрюваним у хуліганстві на території Національного заповідника «Києво-Печерська Лавра» обрано запобіжні заходи у вигляді цілодобового домашньогоарешту.</text:p>
      <text:p text:style-name="P4">
Як передає Укрінформ, про це повідомляє пресслужба Київської міськоїпрокуратури у <text:a xlink:type="simple" xlink:href="https://t.me/kyiv_pro_office/1901" text:style-name="Internet_20_link" text:visited-style-name="Visited_20_Internet_20_Link">
 </text:a>
 .</text:p>
      <text:p text:style-name="P4">
"За клопотанням Печерської окружної прокуратури міста Києва суд обравзапобіжні заходи у вигляді цілодобового домашнього арешту чотирьомпідозрюваним у хуліганських діях на території Національного заповідника"Києво-Печерська Лавра", - йдеться у повідомленні.</text:p>
      <text:p text:style-name="P4">
<text:span text:style-name="T4">
Читайте також:</text:span>
 <text:a xlink:type="simple" xlink:href="https://www.ukrinform.ua/rubric-society/3698986-odnogo-svasennika-upc-mp-obminali-na-28-ukrainskih-vijskovih-maluk.html" text:style-name="Internet_20_link" text:visited-style-name="Visited_20_Internet_20_Link">
 </text:a>
</text:p>
      <text:p text:style-name="P4">
Зазначається, що, за рішенням суду, троє підозрюваних перебуватимуть підцілодобовим домашнім арештом з електронним браслетом до 19 червня, ще один -до 19 травня.</text:p>
      <text:p text:style-name="P4">
Як повідомляв Укрінформ, 19 квітня підозрювані, діючи узгоджено між собою,протиправно проникли до одного з корпусів Національного заповідника "Києво-Печерська Лавра", зламавши захисні ролети та двері вказаної будівлі.</text:p>
      <text:p text:style-name="P4">
Дії порушників кваліфіковано за ч. 3 ст. 296 КК України - хуліганство, тобтогрубе порушення громадського порядку з мотивів явної неповаги до суспільства,що пов’язане з опором працівникові правопорядку.</text:p>
      <text:p text:style-name="P4">
<text:span text:style-name="T4">
Читайте також:</text:span>
 <text:a xlink:type="simple" xlink:href="https://www.ukrinform.ua/rubric-society/3698879-sud-zalisiv-mitropolita-upc-mp-pavla-pid-domasnim-arestom.html" text:style-name="Internet_20_link" text:visited-style-name="Visited_20_Internet_20_Link">
 <text:span text:style-name="T4">
УПЦ</text:span>
 </text:a>
</text:p>
      <text:p text:style-name="P4">
Санкція статті передбачає покарання від двох до п'яти років позбавлення волі.</text:p>
      <text:p text:style-name="P4">
Слідство триває.</text:p>
      <text:p text:style-name="P4">
Source: <text:a xlink:type="simple" xlink:href="https://www.ukrinform.ua/rubric-society/3699096-cotiroh-pidozruvanih-u-huliganstvi-na-teritorii-lavri-posadili-pid-domasnij-arest.html" text:style-name="Internet_20_link" text:visited-style-name="Visited_20_Internet_20_Link">
https://www.ukrinform.ua/rubric-society/3699096-cotiroh-pidozruvanih-u-huliganstvi-na-teritorii-lavri-posadili-pid-domasnij-arest.html</text:a>
</text:p>
      <!--NEWS-->
      <text:h text:style-name="P10" text:outline-level="1">
<text:span text:style-name="T4">
Українські борчині Грушина-Акобія та Коляденко здобули «золото» чемпіонату Європи-2023</text:span>
</text:h>
      <text:p text:style-name="P4">
Authors: Ukrinform (Person)</text:p>
      <text:p text:style-name="P4">
Publisher: Укринформ (Organization)</text:p>
      <text:p text:style-name="P4">
Published Time: 2023-04-21T-54:23:00+03:00</text:p>
      <text:p text:style-name="P4">
Modified Time: 2023-04-21T21:23:00+03:00</text:p>
      <text:p text:style-name="P4">
Description: У Загребі (Хорватія) триває чемпіонат Європи зі спортивної боротьби. — Укрінформ.</text:p>
      <text:p text:style-name="P4">
Images: ["<text:a xlink:type="simple" xlink:href="https://static.ukrinform.com/photos/2023_04/thumb_files/630_360_1682100637-792.jpg" text:style-name="Internet_20_link" text:visited-style-name="Visited_20_Internet_20_Link">
630_360_16821...</text:a>
"]</text:p>
      <text:p text:style-name="P4">
Tags: ['вільна боротьба']</text:p>
      <text:p text:style-name="P4">
Type: Article</text:p>
      <!--METADATA-->
      <text:p text:style-name="P4">
<draw:frame draw:style-name="fr1" draw:name="Image38" text:anchor-type="as-char" svg:width="6.9236in" svg:height="3.956343in" draw:z-index="0">
<draw:image xlink:href="../Images/yкринформ/2023-04-21T-54-23-00-03-00/630_360_1682100637-792.jpg" xlink:type="simple" xlink:show="embed" xlink:actuate="onLoad" draw:mime-type="image/jpeg"/>
</draw:frame>
 У Загребі(Хорватія) триває чемпіонат Європи зі спортивної боротьби.</text:p>
      <text:p text:style-name="P4">
Заключний день турніру з жіночої боротьби приніс збірній України дві золоті тасрібну нагороди континентальної першості, передає Укрінформ.</text:p>
      <text:p text:style-name="P4">
Чемпіонками Європи стали Аліна Акобія-Грушина (вагова категорія до 57 кг), якау сутичці за «золото» упевнено виграла у азербайджанки Жали Алієвої (10:0), таІрина Коляденко (62 кг) - після перемоги над норвежкою Грейс Якоб Буллен(9:6).</text:p>
      <text:p text:style-name="P4">
Срібну медаль завоювала Юлія Ткач (59 кг), бронзову - Тетяна Сова Ріжко (65кг).</text:p>
      <text:p text:style-name="P4">
Нагадаємо, срібними призерками чемпіонату Європи раніше стали Оксана Лівач (50кг) та Алла Белінська (68 кг).</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ext:p>
      <text:p text:style-name="P4">
Чемпіонат Європи в столиці Хорватії 22-23 квітня завершать представники греко-римського стилю боротьби.</text:p>
      <text:p text:style-name="P4">
На фото: Ірина Коляденко (AP).</text:p>
      <text:p text:style-name="P4">
Source: <text:a xlink:type="simple" xlink:href="https://www.ukrinform.ua/rubric-sports/3699093-ukrainski-borcini-grusinaakobia-ta-koladenko-zdobuli-zoloto-cempionatu-evropi2023.html" text:style-name="Internet_20_link" text:visited-style-name="Visited_20_Internet_20_Link">
https://www.ukrinform.ua/rubric-sports/3699093-ukrainski-borcini-grusinaakobia-ta-koladenko-zdobuli-zoloto-cempionatu-evropi2023.html</text:a>
</text:p>
      <!--NEWS-->
      <text:h text:style-name="P10" text:outline-level="1">
<text:span text:style-name="T4">
На Донеччині прикордонники відбили три атаки росіян, одну з них - у Бахмуті</text:span>
</text:h>
      <text:p text:style-name="P4">
Authors: Ukrinform (Person)</text:p>
      <text:p text:style-name="P4">
Publisher: Укринформ (Organization)</text:p>
      <text:p text:style-name="P4">
Published Time: 2023-04-21T-56:12:00+03:00</text:p>
      <text:p text:style-name="P4">
Modified Time: 2023-04-21T21:12:00+03:00</text:p>
      <text:p text:style-name="P4">
Description: У Донецькій області українські прикордонники відбили три атаки російських військових, знешкодивши 25 загарбників. — Укрінформ.</text:p>
      <text:p text:style-name="P4">
Images: ["<text:a xlink:type="simple" xlink:href="https://static.ukrinform.com/photos/2023_03/thumb_files/630_360_1679670498-269.jpeg" text:style-name="Internet_20_link" text:visited-style-name="Visited_20_Internet_20_Link">
630_360_16796...</text:a>
"]</text:p>
      <text:p text:style-name="P4">
Tags: ['Бахмут', 'Донеччина', 'Прикордонники', 'Війна з росією', '#stoprussia']</text:p>
      <text:p text:style-name="P4">
Type: Article</text:p>
      <!--METADATA-->
      <text:p text:style-name="P4">
<draw:frame draw:style-name="fr1" draw:name="Image39" text:anchor-type="as-char" svg:width="6.9236in" svg:height="3.956343in" draw:z-index="0">
<draw:image xlink:href="../Images/yкринформ/2023-04-21T-56-12-00-03-00/630_360_1679670498-269.jpeg" xlink:type="simple" xlink:show="embed" xlink:actuate="onLoad" draw:mime-type="image/jpeg"/>
</draw:frame>
 УДонецькій області українські прикордонники відбили три атаки російськихвійськових, знешкодивши 25 загарбників.</text:p>
      <text:p text:style-name="P4">
Як передає Укрінформ, про це Державна прикордонна служба України повідомляє у<text:a xlink:type="simple" xlink:href="https://www.facebook.com/DPSUkraine/posts/pfbid02yyqNRWasjxgPBxWSJsThWNDhgxNL6NJkP4hNUJAf2mVJyQAvMq9s9DhS32h4ETCsl" text:style-name="Internet_20_link" text:visited-style-name="Visited_20_Internet_20_Link">
</text:a>
.</text:p>
      <text:p text:style-name="P4">
“Попри надскладну ситуацію в місті українські захисники продовжують стримуватинаступ противника. Учора ворожі спроби штурму позицій наших бійців успіхутакож не мали, загарбники були ліквідовані у стрілецьких сутичках”, - ідетьсяу повідомленні.</text:p>
      <text:p text:style-name="P4">
Ще дві спроби прориву російських військ підрозділ Держприкордонслужби зупинивна іншому напрямку в Донецькій області у позиційному бою.</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a>
</text:p>
      <text:p text:style-name="P4">
Загалом у ході оборонних дій <text:a xlink:type="simple" xlink:href="https://www.ukrinform.ua/tag-prikordonniki" text:style-name="Internet_20_link" text:visited-style-name="Visited_20_Internet_20_Link">
 </text:a>
знешкодили 25 загарбників: 9 осіб – знищено, ще 16 – поранено.</text:p>
      <text:p text:style-name="P4">
Як повідомляв Укрінформ, у <text:a xlink:type="simple" xlink:href="https://www.ukrinform.ua/rubric-ato/3698873-u-bahmuti-vijska-rf-prosuvautsa-na-okremih-dilankah-malar.html" text:style-name="Internet_20_link" text:visited-style-name="Visited_20_Internet_20_Link">
 </text:a>
точаться запеклі бої – російські війська на окремих ділянках подекудипросуваються.</text:p>
      <text:p text:style-name="P4">
<text:span text:style-name="T5">
Фото: ДПСУ</text:span>
</text:p>
      <text:p text:style-name="P4">
Source: <text:a xlink:type="simple" xlink:href="https://www.ukrinform.ua/rubric-ato/3699089-na-doneccini-prikordonniki-vidbili-tri-ataki-rosian-odnu-z-nih-u-bahmuti.html" text:style-name="Internet_20_link" text:visited-style-name="Visited_20_Internet_20_Link">
https://www.ukrinform.ua/rubric-ato/3699089-na-doneccini-prikordonniki-vidbili-tri-ataki-rosian-odnu-z-nih-u-bahmuti.html</text:a>
</text:p>
      <!--NEWS-->
      <text:h text:style-name="P10" text:outline-level="1">
<text:span text:style-name="T4">
Орбан емоційно відреагував на заяву Столтенберга про майбутнє членство України в НАТО</text:span>
</text:h>
      <text:p text:style-name="P4">
Authors: Ukrinform (Person)</text:p>
      <text:p text:style-name="P4">
Publisher: Укринформ (Organization)</text:p>
      <text:p text:style-name="P4">
Published Time: 2023-04-21T-58:03:54+03:00</text:p>
      <text:p text:style-name="P4">
Modified Time: 2023-04-21T21:03:54+03:00</text:p>
      <text:p text:style-name="P4">
Description: Прем’єр-міністр Угорщини Віктор Орбан, емоційно відреагував на публікацію в Politico щодо майбутнього членства України в НАТО. — Укрінформ.</text:p>
      <text:p text:style-name="P4">
Images: ["<text:a xlink:type="simple" xlink:href="https://static.ukrinform.com/photos/2016_09/thumb_files/630_360_1473181292-8845.jpg" text:style-name="Internet_20_link" text:visited-style-name="Visited_20_Internet_20_Link">
630_360_14731...</text:a>
"]</text:p>
      <text:p text:style-name="P4">
Tags: ['НАТО', 'Орбан', 'Столтенберг', 'Угорщина']</text:p>
      <text:p text:style-name="P4">
Type: Article</text:p>
      <!--METADATA-->
      <text:p text:style-name="P4">
<draw:frame draw:style-name="fr1" draw:name="Image40" text:anchor-type="as-char" svg:width="6.9236in" svg:height="3.956343in" draw:z-index="0">
<draw:image xlink:href="../Images/yкринформ/2023-04-21T-58-03-54-03-00/630_360_1473181292-8845.jpg" xlink:type="simple" xlink:show="embed" xlink:actuate="onLoad" draw:mime-type="image/jpeg"/>
</draw:frame>
 Прем’єр-міністр Угорщини Віктор Орбан, емоційно відреагував на публікацію в Politicoщодо майбутнього членства України в НАТО.</text:p>
      <text:p text:style-name="P4">
Як передає Укрінформ, коментуючи матеріал у виданні під заголовком «Ваше місцев НАТО, – сказав глава Альянсу (Єнс Столтенберг) Україні під час свого першоговізиту у воєнний час», Орбан написав англійською мовою у <text:a xlink:type="simple" xlink:href="https://twitter.com/PM_ViktorOrban/status/1649364183538974720" text:style-name="Internet_20_link" text:visited-style-name="Visited_20_Internet_20_Link">
</text:a>
 одне слово:«Що?!»</text:p>
      <text:p text:style-name="P4">
Як повідомляв Укрінформ, генеральний секретар НАТО Єнс Столтенберг, якийприбув у четвер до Києва, заявив: <text:a xlink:type="simple" xlink:href="https://www.ukrinform.ua/rubric-polytics/3698402-stoltenberg-zakonne-misce-ukraini-v-nato.html" text:style-name="Internet_20_link" text:visited-style-name="Visited_20_Internet_20_Link">
 </text:a>
 .</text:p>
      <text:p text:style-name="P4">
<text:span text:style-name="T4">
Читайте також:</text:span>
 <text:a xlink:type="simple" xlink:href="https://www.ukrinform.ua/rubric-polytics/3695899-u-mzs-ukraini-vidreaguvali-na-zaavu-orbana-sama-ugorsina-otrimue-cimali-grosi-vid-es.html" text:style-name="Internet_20_link" text:visited-style-name="Visited_20_Internet_20_Link">
 <text:span text:style-name="T4">
Орбан</text:span>
 </text:a>
</text:p>
      <text:p text:style-name="P4">
Орбан раніше неодноразово <text:a xlink:type="simple" xlink:href="https://www.ukrinform.ua/rubric-polytics/3695899-u-mzs-ukraini-vidreaguvali-na-zaavu-orbana-sama-ugorsina-otrimue-cimali-grosi-vid-es.html" text:style-name="Internet_20_link" text:visited-style-name="Visited_20_Internet_20_Link">
 </text:a>
 .</text:p>
      <text:p text:style-name="P4">
У середу в угорському парламенті прихильники правлячої партії "Фідес" <text:a xlink:type="simple" xlink:href="https://www.ukrinform.ua/rubric-world/3698176-pravlaca-partia-fides-v-ugorskomu-parlamenti-ne-pidtrimala-rezoluciu-pro-arest-putina.html" text:style-name="Internet_20_link" text:visited-style-name="Visited_20_Internet_20_Link">
</text:a>
Міжнародному кримінальному суду, якщо він приїде до Угорщини.</text:p>
      <text:p text:style-name="P4">
Source: <text:a xlink:type="simple" xlink:href="https://www.ukrinform.ua/rubric-polytics/3699086-orban-emocijno-vidreaguvav-na-zaavu-stoltenberga-pro-majbutne-clenstvo-ukraini-v-nato.html" text:style-name="Internet_20_link" text:visited-style-name="Visited_20_Internet_20_Link">
https://www.ukrinform.ua/rubric-polytics/3699086-orban-emocijno-vidreaguvav-na-zaavu-stoltenberga-pro-majbutne-clenstvo-ukraini-v-nato.html</text:a>
</text:p>
      <!--NEWS-->
      <text:h text:style-name="P10" text:outline-level="1">
<text:span text:style-name="T4">
Резніков провів переговори з міністром оборони Нової Зеландії</text:span>
</text:h>
      <text:p text:style-name="P4">
Authors: Ukrinform (Person)</text:p>
      <text:p text:style-name="P4">
Publisher: Укринформ (Organization)</text:p>
      <text:p text:style-name="P4">
Published Time: 2023-04-21T-61:56:00+03:00</text:p>
      <text:p text:style-name="P4">
Modified Time: 2023-04-21T20:56:00+03:00</text:p>
      <text:p text:style-name="P4">
Description: Міністр оборони Олексій Резніков зустрівся з міністром оборони Нової Зеландії Ендрю Літтлом та обговорив додаткові шляхи зміцнення співпраці двох країн. — Укрінформ.</text:p>
      <text:p text:style-name="P4">
Images: ["<text:a xlink:type="simple" xlink:href="https://static.ukrinform.com/photos/2023_04/thumb_files/630_360_1682084651-769.jpg" text:style-name="Internet_20_link" text:visited-style-name="Visited_20_Internet_20_Link">
630_360_16820...</text:a>
"]</text:p>
      <text:p text:style-name="P4">
Tags: ['Міноборони', 'Нова Зеландія', 'Резніков', 'Зустріч Рамштайн']</text:p>
      <text:p text:style-name="P4">
Type: Article</text:p>
      <!--METADATA-->
      <text:p text:style-name="P4">
<draw:frame draw:style-name="fr1" draw:name="Image41" text:anchor-type="as-char" svg:width="6.9236in" svg:height="3.956343in" draw:z-index="0">
<draw:image xlink:href="../Images/yкринформ/2023-04-21T-61-56-00-03-00/630_360_1682084651-769.jpg" xlink:type="simple" xlink:show="embed" xlink:actuate="onLoad" draw:mime-type="image/jpeg"/>
</draw:frame>
 Міністроборони Олексій Резніков зустрівся з міністром оборони Нової Зеландії ЕндрюЛіттлом та обговорив додаткові шляхи зміцнення співпраці двох країн.</text:p>
      <text:p text:style-name="P4">
Як передає Укрінформ, про це Резніков написав у <text:a xlink:type="simple" xlink:href="https://twitter.com/oleksiireznikov/status/1649431456081489923" text:style-name="Internet_20_link" text:visited-style-name="Visited_20_Internet_20_Link">
</text:a>
 .</text:p>
      <text:p text:style-name="Quotations">

<text:p text:style-name="P4">
I am grateful for the fruitful meeting with New Zealand's Minister of&gt;
 Defense <text:a xlink:type="simple" xlink:href="https://twitter.com/AndrewLittleMP" text:style-name="Internet_20_link" text:visited-style-name="Visited_20_Internet_20_Link">
 </text:a>
 . The&gt;
 support of our New Zealand friends demonstrates that the free world is&gt;
 united by shared values. I thanked the 🇳🇿 government and people for their&gt;
 assistance and discussed with my… <text:a xlink:type="simple" xlink:href="https://t.co/dyMMz4mUEk" text:style-name="Internet_20_link" text:visited-style-name="Visited_20_Internet_20_Link">
 </text:a>
&gt;
&gt;
 — Oleksii Reznikov (@oleksiireznikov) <text:a xlink:type="simple" xlink:href="https://twitter.com/oleksiireznikov/status/1649431456081489923" text:style-name="Internet_20_link" text:visited-style-name="Visited_20_Internet_20_Link">
&gt;
 </text:a>
</text:p>

</text:p>
      <text:p text:style-name="P4">
«Я вдячний за плідну зустріч із міністром оборони Нової Зеландії ЕндрюЛіттлом. Підтримка наших новозеландських друзів демонструє, що вільний світоб’єднаний спільними цінностями. Я подякував уряду <text:a xlink:type="simple" xlink:href="https://www.ukrinform.ua/tag-nova-zelandia" text:style-name="Internet_20_link" text:visited-style-name="Visited_20_Internet_20_Link">
</text:a>
 та її народу за допомогу таобговорив зі своїм колегою додаткові шляхи зміцнення нашої співпраці», -зазначив Резніков.</text:p>
      <text:p text:style-name="P4">
За його словами, в ході цієї війни Україна отримала безцінний досвід і знання,якими прагне поділитися з партнерами.</text:p>
      <text:p text:style-name="P4">
<text:span text:style-name="T4">
Читайте також:</text:span>
 <text:a xlink:type="simple" xlink:href="https://www.ukrinform.ua/rubric-polytics/3698991-reznikov-zustrivsa-zi-stoltenbergom-ukraina-dosagla-bezprecedentnogo-rivna-sumisnosti-z-nato.html" text:style-name="Internet_20_link" text:visited-style-name="Visited_20_Internet_20_Link">
 <text:span text:style-name="T4">
Резніков</text:span>
 </text:a>
</text:p>
      <text:p text:style-name="P4">
Як повідомлялося, у Німеччині відбувається чергова зустріч Контактної групи зоборони України у форматі "Рамштайн", в якій беруть участь понад 50 країн,включаючи союзників по НАТО та представників країн-партнерів. Група є головноюплатформою для координації військових спроможностей, які союзники по НАТО тапредставники міжнародного співтовариства надають Україні для протистоянняросійській агресії.</text:p>
      <text:p text:style-name="P4">
<text:span text:style-name="T5">
Фото: Alexander Riedel</text:span>
</text:p>
      <text:p text:style-name="P4">
Source: <text:a xlink:type="simple" xlink:href="https://www.ukrinform.ua/rubric-polytics/3699083-reznikov-proviv-peregovori-z-ministrom-oboroni-novoi-zelandii.html" text:style-name="Internet_20_link" text:visited-style-name="Visited_20_Internet_20_Link">
https://www.ukrinform.ua/rubric-polytics/3699083-reznikov-proviv-peregovori-z-ministrom-oboroni-novoi-zelandii.html</text:a>
</text:p>
      <!--NEWS-->
      <text:h text:style-name="P10" text:outline-level="1">
<text:span text:style-name="T4">
Damage in Kizomys village after shelling yesterday</text:span>
</text:h>
      <text:p text:style-name="P4">
Authors: liveuamap (Language: en)</text:p>
      <text:p text:style-name="P4">
Time: 2023-04-21T03:09:00</text:p>
      <text:p text:style-name="P4">
Location: Kherson (Latitude:46.56004 Longtitude:32.33139)</text:p>
      <text:p text:style-name="P4">
Videos: []</text:p>
      <text:p text:style-name="P4">
Images: ["<text:a xlink:type="simple" xlink:href="https://liveuamap.com/pics/2023/04/21/22557598_0.jpg" text:style-name="Internet_20_link" text:visited-style-name="Visited_20_Internet_20_Link">
22557598_0.jpg</text:a>
"]</text:p>
      <text:p text:style-name="P4">
Tags: ["Europe", "Central and Eastern Europe"]</text:p>
      <text:p text:style-name="P4">
ID: 22557598</text:p>
      <!--METADATA-->
      <text:p text:style-name="P4">
Damage in Kizomys village after shelling yesterday</text:p>
      <text:p text:style-name="P4">
<draw:frame draw:style-name="fr1" draw:name="Image42" text:anchor-type="as-char" svg:width="6.9236in" svg:height="9.231467in" draw:z-index="0">
<draw:image xlink:href="../Images/liveuamap/2023-04-21T03-09-00/22557598_0.jpg" xlink:type="simple" xlink:show="embed" xlink:actuate="onLoad" draw:mime-type="image/jpeg"/>
</draw:frame>
</text:p>
      <text:p text:style-name="P4">
News Collection Link: <text:a xlink:type="simple" xlink:href="https://liveuamap.com/en/2023/21-april-damage-in-kizomys-village-after-shelling-yesterday" text:style-name="Internet_20_link" text:visited-style-name="Visited_20_Internet_20_Link">
https://liveuamap.com/en/2023/21-april-damage-in-kizomys-village-after-shelling-yesterday</text:a>
</text:p>
      <text:p text:style-name="P4">
Source: <text:a xlink:type="simple" xlink:href="https://twitter.com/huruank/status/1649294337279242241" text:style-name="Internet_20_link" text:visited-style-name="Visited_20_Internet_20_Link">
https://twitter.com/huruank/status/1649294337279242241</text:a>
</text:p>
      <!--NEWS-->
      <text:h text:style-name="P10" text:outline-level="1">
<text:span text:style-name="T4">
Russian army shelled Novoukrainka with MLRS GRAD, Bohoyavlenka with artillery and Prechystivk...</text:span>
</text:h>
      <text:p text:style-name="P4">
Authors: liveuamap (Language: en)</text:p>
      <text:p text:style-name="P4">
Time: 2023-04-21T03:13:53</text:p>
      <text:p text:style-name="P4">
Location: Zaporizhzhia (Latitude:47.77602 Longtitude:37.07817)</text:p>
      <text:p text:style-name="P4">
Videos: []</text:p>
      <text:p text:style-name="P4">
Images: ["<text:a xlink:type="simple" xlink:href="https://liveuamap.com/pics/2023/04/21/22557605_0.jpg" text:style-name="Internet_20_link" text:visited-style-name="Visited_20_Internet_20_Link">
22557605_0.jpg</text:a>
"]</text:p>
      <text:p text:style-name="P4">
Tags: ["Russia", "Europe"]</text:p>
      <text:p text:style-name="P4">
ID: 22557605</text:p>
      <!--METADATA-->
      <text:p text:style-name="P4">
Russian army shelled Novoukrainka with MLRS GRAD, Bohoyavlenka with artilleryand Prechystivka with incendiary ammunition</text:p>
      <text:p text:style-name="P4">
<draw:frame draw:style-name="fr1" draw:name="Image43" text:anchor-type="as-char" svg:width="6.9236in" svg:height="5.19847in" draw:z-index="0">
<draw:image xlink:href="../Images/liveuamap/2023-04-21T03-13-53/22557605_0.jpg" xlink:type="simple" xlink:show="embed" xlink:actuate="onLoad" draw:mime-type="image/jpeg"/>
</draw:frame>
</text:p>
      <text:p text:style-name="P4">
News Collection Link: <text:a xlink:type="simple" xlink:href="https://liveuamap.com/en/2023/21-april-russian-army-shelled-novoukrainka-with-mlrs-grad" text:style-name="Internet_20_link" text:visited-style-name="Visited_20_Internet_20_Link">
https://liveuamap.com/en/2023/21-april-russian-army-shelled-novoukrainka-with-mlrs-grad</text:a>
</text:p>
      <text:p text:style-name="P4">
Source: <text:a xlink:type="simple" xlink:href="https://twitter.com/Pavlo_Kyrylenko/status/1649308077932380162" text:style-name="Internet_20_link" text:visited-style-name="Visited_20_Internet_20_Link">
https://twitter.com/Pavlo_Kyrylenko/status/1649308077932380162</text:a>
</text:p>
      <!--NEWS-->
      <text:h text:style-name="P10" text:outline-level="1">
<text:span text:style-name="T4">
All NATO member states agree that Ukraine should become a member of the Alliance, according t...</text:span>
</text:h>
      <text:p text:style-name="P4">
Authors: liveuamap (Language: en)</text:p>
      <text:p text:style-name="P4">
Time: 2023-04-21T03:49:45</text:p>
      <text:p text:style-name="P4">
Location: Brussel, Brussels Hoofdstedelijk Gewest (Latitude:50.87954 Longtitude:4.4244)</text:p>
      <text:p text:style-name="P4">
Videos: []</text:p>
      <text:p text:style-name="P4">
Images: []</text:p>
      <text:p text:style-name="P4">
Tags: ["Europe"]</text:p>
      <text:p text:style-name="P4">
ID: 22557640</text:p>
      <!--METADATA-->
      <text:p text:style-name="P4">
All NATO member states agree that Ukraine should become a member of theAlliance, according to NATO's Jens Stoltenberg</text:p>
      <text:p text:style-name="P4">
News Collection Link: <text:a xlink:type="simple" xlink:href="https://liveuamap.com/en/2023/21-april-all-nato-member-states-agree-that-ukraine-should" text:style-name="Internet_20_link" text:visited-style-name="Visited_20_Internet_20_Link">
https://liveuamap.com/en/2023/21-april-all-nato-member-states-agree-that-ukraine-should</text:a>
</text:p>
      <text:p text:style-name="P4">
Source: <text:a xlink:type="simple" xlink:href="https://twitter.com/michaelh992/status/1649319193773309952" text:style-name="Internet_20_link" text:visited-style-name="Visited_20_Internet_20_Link">
https://twitter.com/michaelh992/status/1649319193773309952</text:a>
</text:p>
      <!--NEWS-->
      <text:h text:style-name="P10" text:outline-level="1">
<text:span text:style-name="T4">
At Sivershchyna and Slobozhanschyna directions Russian army shelled Yanzhulivka, Halahanivka ...</text:span>
</text:h>
      <text:p text:style-name="P4">
Authors: liveuamap (Language: en)</text:p>
      <text:p text:style-name="P4">
Time: 2023-04-21T04:05:00</text:p>
      <text:p text:style-name="P4">
Location: Vovchansk (Latitude:50.11629 Longtitude:37.56758)</text:p>
      <text:p text:style-name="P4">
Videos: []</text:p>
      <text:p text:style-name="P4">
Images: []</text:p>
      <text:p text:style-name="P4">
Tags: ["Russia"]</text:p>
      <text:p text:style-name="P4">
ID: 22557649</text:p>
      <!--METADATA-->
      <text:p text:style-name="P4">
At Sivershchyna and Slobozhanschyna directions Russian army shelledYanzhulivka, Halahanivka and Hremyachka of Chernihiv region; Stukalivka andPavlivka of Sumy region, also Kozacha Lopan, Hoptivka, Neskuchne and Khatnyeof Kharkiv region, - General Staff of Armed Forces of Ukraine says in themorning report</text:p>
      <text:p text:style-name="P4">
News Collection Link: <text:a xlink:type="simple" xlink:href="https://liveuamap.com/en/2023/21-april-at-sivershchyna-and-slobozhanschyna-directions-russian" text:style-name="Internet_20_link" text:visited-style-name="Visited_20_Internet_20_Link">
https://liveuamap.com/en/2023/21-april-at-sivershchyna-and-slobozhanschyna-directions-russian</text:a>
</text:p>
      <text:p text:style-name="P4">
Source: <text:a xlink:type="simple" xlink:href="https://t.me/lumsrc/4549" text:style-name="Internet_20_link" text:visited-style-name="Visited_20_Internet_20_Link">
https://t.me/lumsrc/4549</text:a>
</text:p>
      <!--NEWS-->
      <text:h text:style-name="P10" text:outline-level="1">
<text:span text:style-name="T4">
Minister of Defense of Ukraine: Ramstein 11 has started. Over 50 countries are participating....</text:span>
</text:h>
      <text:p text:style-name="P4">
Authors: liveuamap (Language: en)</text:p>
      <text:p text:style-name="P4">
Time: 2023-04-21T06:09:40</text:p>
      <text:p text:style-name="P4">
Location: Ramstein-Miesenbach,Rhineland-Palatinate (Latitude:49.43665 Longtitude:7.59705)</text:p>
      <text:p text:style-name="P4">
Videos: []</text:p>
      <text:p text:style-name="P4">
Images: ["<text:a xlink:type="simple" xlink:href="https://liveuamap.com/pics/2023/04/21/22557679_0.jpg" text:style-name="Internet_20_link" text:visited-style-name="Visited_20_Internet_20_Link">
22557679_0.jpg</text:a>
"]</text:p>
      <text:p text:style-name="P4">
Tags: ["Europe"]</text:p>
      <text:p text:style-name="P4">
ID: 22557679</text:p>
      <!--METADATA-->
      <text:p text:style-name="P4">
Minister of Defense of Ukraine: Ramstein 11 has started. Over 50 countries areparticipating. Shared values, a friendly atmosphere, a focus on results</text:p>
      <text:p text:style-name="P4">
<draw:frame draw:style-name="fr1" draw:name="Image44" text:anchor-type="as-char" svg:width="6.9236in" svg:height="5.179177in" draw:z-index="0">
<draw:image xlink:href="../Images/liveuamap/2023-04-21T06-09-40/22557679_0.jpg" xlink:type="simple" xlink:show="embed" xlink:actuate="onLoad" draw:mime-type="image/jpeg"/>
</draw:frame>
</text:p>
      <text:p text:style-name="P4">
News Collection Link: <text:a xlink:type="simple" xlink:href="https://liveuamap.com/en/2023/21-april-minister-of-defense-of-ukraine-ramstein-11-has-started" text:style-name="Internet_20_link" text:visited-style-name="Visited_20_Internet_20_Link">
https://liveuamap.com/en/2023/21-april-minister-of-defense-of-ukraine-ramstein-11-has-started</text:a>
</text:p>
      <text:p text:style-name="P4">
Source: <text:a xlink:type="simple" xlink:href="https://twitter.com/oleksiireznikov/status/1649349258426867712" text:style-name="Internet_20_link" text:visited-style-name="Visited_20_Internet_20_Link">
https://twitter.com/oleksiireznikov/status/1649349258426867712</text:a>
</text:p>
      <!--NEWS-->
      <text:h text:style-name="P10" text:outline-level="1">
<text:span text:style-name="T4">
Donetsk Oblast(12:39). Red Alert: aerial threat. Sirens sounding. Take cover now!</text:span>
</text:h>
      <text:p text:style-name="P4">
Authors: liveuamap (Language: en)</text:p>
      <text:p text:style-name="P4">
Time: 2023-04-21T06:40:00</text:p>
      <text:p text:style-name="P4">
Location: Donetsk Oblast (Latitude:48.72744 Longtitude:37.5781)</text:p>
      <text:p text:style-name="P4">
Videos: []</text:p>
      <text:p text:style-name="P4">
Images: []</text:p>
      <text:p text:style-name="P4">
Tags: ["Europe", "Central and Eastern Europe"]</text:p>
      <text:p text:style-name="P4">
ID: 22557691</text:p>
      <!--METADATA-->
      <text:p text:style-name="P4">
Donetsk Oblast(12:39). Red Alert: aerial threat. Sirens sounding. Take covernow!</text:p>
      <text:p text:style-name="P4">
News Collection Link: <text:a xlink:type="simple" xlink:href="https://liveuamap.com/en/2023/21-april-donetsk-oblast1239-red-alert-aerial-g" text:style-name="Internet_20_link" text:visited-style-name="Visited_20_Internet_20_Link">
https://liveuamap.com/en/2023/21-april-donetsk-oblast1239-red-alert-aerial-g</text:a>
</text:p>
      <text:p text:style-name="P4">
Source: <text:a xlink:type="simple" xlink:href="https://t.me/air_alert_ua/43463" text:style-name="Internet_20_link" text:visited-style-name="Visited_20_Internet_20_Link">
https://t.me/air_alert_ua/43463</text:a>
</text:p>
      <!--NEWS-->
      <text:h text:style-name="P10" text:outline-level="1">
<text:span text:style-name="T4">
Distribution of weapons and the production of Ukrainian missiles: Zelensky held a meeting of ...</text:span>
</text:h>
      <text:p text:style-name="P4">
Authors: liveuamap (Language: en)</text:p>
      <text:p text:style-name="P4">
Time: 2023-04-21T07:31:14</text:p>
      <text:p text:style-name="P4">
Location: Kyiv, Kyiv city (Latitude:50.44417 Longtitude:30.52888)</text:p>
      <text:p text:style-name="P4">
Videos: []</text:p>
      <text:p text:style-name="P4">
Images: ["<text:a xlink:type="simple" xlink:href="https://liveuamap.com/pics/2023/04/21/22557694_0.jpg" text:style-name="Internet_20_link" text:visited-style-name="Visited_20_Internet_20_Link">
22557694_0.jpg</text:a>
"]</text:p>
      <text:p text:style-name="P4">
Tags: ["Europe", "Central and Eastern Europe"]</text:p>
      <text:p text:style-name="P4">
ID: 22557694</text:p>
      <!--METADATA-->
      <text:p text:style-name="P4">
Distribution of weapons and the production of Ukrainian missiles: Zelenskyheld a meeting of the high command</text:p>
      <text:p text:style-name="P4">
<draw:frame draw:style-name="fr1" draw:name="Image45" text:anchor-type="as-char" svg:width="6.9236in" svg:height="4.617948in" draw:z-index="0">
<draw:image xlink:href="../Images/liveuamap/2023-04-21T07-31-14/22557694_0.jpg" xlink:type="simple" xlink:show="embed" xlink:actuate="onLoad" draw:mime-type="image/jpeg"/>
</draw:frame>
</text:p>
      <text:p text:style-name="P4">
News Collection Link: <text:a xlink:type="simple" xlink:href="https://liveuamap.com/en/2023/21-april-distribution-of-weapons-and-the-production-of-ukrainian" text:style-name="Internet_20_link" text:visited-style-name="Visited_20_Internet_20_Link">
https://liveuamap.com/en/2023/21-april-distribution-of-weapons-and-the-production-of-ukrainian</text:a>
</text:p>
      <text:p text:style-name="P4">
Source: <text:a xlink:type="simple" xlink:href="https://twitter.com/UKRINFORM/status/1649374726333054976" text:style-name="Internet_20_link" text:visited-style-name="Visited_20_Internet_20_Link">
https://twitter.com/UKRINFORM/status/1649374726333054976</text:a>
</text:p>
      <!--NEWS-->
      <text:h text:style-name="P10" text:outline-level="1">
<text:span text:style-name="T4">
Donetsk Oblast(14:11). Red Alert: aerial threat. Sirens sounding. Take cover now!</text:span>
</text:h>
      <text:p text:style-name="P4">
Authors: liveuamap (Language: en)</text:p>
      <text:p text:style-name="P4">
Time: 2023-04-21T08:12:00</text:p>
      <text:p text:style-name="P4">
Location: Donetsk Oblast (Latitude:48.72858 Longtitude:37.57868)</text:p>
      <text:p text:style-name="P4">
Videos: []</text:p>
      <text:p text:style-name="P4">
Images: []</text:p>
      <text:p text:style-name="P4">
Tags: ["Europe", "Central and Eastern Europe"]</text:p>
      <text:p text:style-name="P4">
ID: 22557701</text:p>
      <!--METADATA-->
      <text:p text:style-name="P4">
Donetsk Oblast(14:11). Red Alert: aerial threat. Sirens sounding. Take covernow!</text:p>
      <text:p text:style-name="P4">
News Collection Link: <text:a xlink:type="simple" xlink:href="https://liveuamap.com/en/2023/21-april-donetsk-oblast1411-red-alert-aerial-g" text:style-name="Internet_20_link" text:visited-style-name="Visited_20_Internet_20_Link">
https://liveuamap.com/en/2023/21-april-donetsk-oblast1411-red-alert-aerial-g</text:a>
</text:p>
      <text:p text:style-name="P4">
Source: <text:a xlink:type="simple" xlink:href="https://t.me/air_alert_ua/43465" text:style-name="Internet_20_link" text:visited-style-name="Visited_20_Internet_20_Link">
https://t.me/air_alert_ua/43465</text:a>
</text:p>
      <!--NEWS-->
      <text:h text:style-name="P10" text:outline-level="1">
<text:span text:style-name="T4">
Poltavska Oblast(14:12). Red Alert: aerial threat. Sirens sounding. Take cover now!</text:span>
</text:h>
      <text:p text:style-name="P4">
Authors: liveuamap (Language: en)</text:p>
      <text:p text:style-name="P4">
Time: 2023-04-21T08:13:00</text:p>
      <text:p text:style-name="P4">
Location: Poltavska Oblast (Latitude:49.47773 Longtitude:33.81795)</text:p>
      <text:p text:style-name="P4">
Videos: []</text:p>
      <text:p text:style-name="P4">
Images: []</text:p>
      <text:p text:style-name="P4">
Tags: ["Europe", "Central and Eastern Europe"]</text:p>
      <text:p text:style-name="P4">
ID: 22557702</text:p>
      <!--METADATA-->
      <text:p text:style-name="P4">
Poltavska Oblast(14:12). Red Alert: aerial threat. Sirens sounding. Take covernow!</text:p>
      <text:p text:style-name="P4">
News Collection Link: <text:a xlink:type="simple" xlink:href="https://liveuamap.com/en/2023/21-april-poltavska-oblast1412-red-alert-aeriag" text:style-name="Internet_20_link" text:visited-style-name="Visited_20_Internet_20_Link">
https://liveuamap.com/en/2023/21-april-poltavska-oblast1412-red-alert-aeriag</text:a>
</text:p>
      <text:p text:style-name="P4">
Source: <text:a xlink:type="simple" xlink:href="https://t.me/suspilnepoltava/10859" text:style-name="Internet_20_link" text:visited-style-name="Visited_20_Internet_20_Link">
https://t.me/suspilnepoltava/10859</text:a>
</text:p>
      <!--NEWS-->
      <text:h text:style-name="P10" text:outline-level="1">
<text:span text:style-name="T4">
Kharkiv, Kharkivska Oblast, Dnipro, Dnipropetrovska Oblast(14:13). Red Alert: aerial threat. ...</text:span>
</text:h>
      <text:p text:style-name="P4">
Authors: liveuamap (Language: en)</text:p>
      <text:p text:style-name="P4">
Time: 2023-04-21T08:14:00</text:p>
      <text:p text:style-name="P4">
Location: Kharkiv (Latitude:49.97998 Longtitude:36.25253)</text:p>
      <text:p text:style-name="P4">
Videos: []</text:p>
      <text:p text:style-name="P4">
Images: []</text:p>
      <text:p text:style-name="P4">
Tags: ["Europe", "Central and Eastern Europe"]</text:p>
      <text:p text:style-name="P4">
ID: 22557703</text:p>
      <!--METADATA-->
      <text:p text:style-name="P4">
Kharkiv, Kharkivska Oblast, Dnipro, Dnipropetrovska Oblast(14:13). Red Alert:aerial threat. Sirens sounding. Take cover now!</text:p>
      <text:p text:style-name="P4">
News Collection Link: <text:a xlink:type="simple" xlink:href="https://liveuamap.com/en/2023/21-april-kharkiv-kharkivska-oblast-dnipro-dnig" text:style-name="Internet_20_link" text:visited-style-name="Visited_20_Internet_20_Link">
https://liveuamap.com/en/2023/21-april-kharkiv-kharkivska-oblast-dnipro-dnig</text:a>
</text:p>
      <text:p text:style-name="P4">
Source: <text:a xlink:type="simple" xlink:href="https://t.me/air_alert_ua/43468" text:style-name="Internet_20_link" text:visited-style-name="Visited_20_Internet_20_Link">
https://t.me/air_alert_ua/43468</text:a>
</text:p>
      <!--NEWS-->
      <text:h text:style-name="P10" text:outline-level="1">
<text:span text:style-name="T4">
Zaporizka Oblast(14:52). Red Alert: aerial threat. Sirens sounding. Take cover now!</text:span>
</text:h>
      <text:p text:style-name="P4">
Authors: liveuamap (Language: en)</text:p>
      <text:p text:style-name="P4">
Time: 2023-04-21T08:54:00</text:p>
      <text:p text:style-name="P4">
Location: Zaporizka Oblast (Latitude:47.612461 Longtitude:35.764531)</text:p>
      <text:p text:style-name="P4">
Videos: []</text:p>
      <text:p text:style-name="P4">
Images: []</text:p>
      <text:p text:style-name="P4">
Tags: ["Europe", "Central and Eastern Europe"]</text:p>
      <text:p text:style-name="P4">
ID: 22557704</text:p>
      <!--METADATA-->
      <text:p text:style-name="P4">
Zaporizka Oblast(14:52). Red Alert: aerial threat. Sirens sounding. Take covernow!</text:p>
      <text:p text:style-name="P4">
News Collection Link: <text:a xlink:type="simple" xlink:href="https://liveuamap.com/en/2023/21-april-zaporizka-oblast1452-red-alert-aeriag" text:style-name="Internet_20_link" text:visited-style-name="Visited_20_Internet_20_Link">
https://liveuamap.com/en/2023/21-april-zaporizka-oblast1452-red-alert-aeriag</text:a>
</text:p>
      <text:p text:style-name="P4">
Source: <text:a xlink:type="simple" xlink:href="https://t.me/air_alert_ua/43474" text:style-name="Internet_20_link" text:visited-style-name="Visited_20_Internet_20_Link">
https://t.me/air_alert_ua/43474</text:a>
</text:p>
      <!--NEWS-->
      <text:h text:style-name="P10" text:outline-level="1">
<text:span text:style-name="T4">
Donetsk Oblast(14:52). Red Alert: aerial threat. Sirens sounding. Take cover now!</text:span>
</text:h>
      <text:p text:style-name="P4">
Authors: liveuamap (Language: en)</text:p>
      <text:p text:style-name="P4">
Time: 2023-04-21T09:02:00</text:p>
      <text:p text:style-name="P4">
Location: Donetsk Oblast (Latitude:48.72784 Longtitude:37.57693)</text:p>
      <text:p text:style-name="P4">
Videos: []</text:p>
      <text:p text:style-name="P4">
Images: []</text:p>
      <text:p text:style-name="P4">
Tags: ["Europe", "Central and Eastern Europe"]</text:p>
      <text:p text:style-name="P4">
ID: 22557705</text:p>
      <!--METADATA-->
      <text:p text:style-name="P4">
Donetsk Oblast(14:52). Red Alert: aerial threat. Sirens sounding. Take covernow!</text:p>
      <text:p text:style-name="P4">
News Collection Link: <text:a xlink:type="simple" xlink:href="https://liveuamap.com/en/2023/21-april-donetsk-oblast1452-red-alert-aerial-g" text:style-name="Internet_20_link" text:visited-style-name="Visited_20_Internet_20_Link">
https://liveuamap.com/en/2023/21-april-donetsk-oblast1452-red-alert-aerial-g</text:a>
</text:p>
      <text:p text:style-name="P4">
Source: <text:a xlink:type="simple" xlink:href="https://t.me/air_alert_ua/43473" text:style-name="Internet_20_link" text:visited-style-name="Visited_20_Internet_20_Link">
https://t.me/air_alert_ua/43473</text:a>
</text:p>
      <!--NEWS-->
      <text:h text:style-name="P10" text:outline-level="1">
<text:span text:style-name="T4">
During the meeting in the Ramstein format, a meeting of the tank coalition took place: Ukrain...</text:span>
</text:h>
      <text:p text:style-name="P4">
Authors: liveuamap (Language: en)</text:p>
      <text:p text:style-name="P4">
Time: 2023-04-21T09:49:42</text:p>
      <text:p text:style-name="P4">
Location: Ramstein-Miesenbach,Rhineland-Palatinate (Latitude:49.44045 Longtitude:7.60168)</text:p>
      <text:p text:style-name="P4">
Videos: []</text:p>
      <text:p text:style-name="P4">
Images: ["<text:a xlink:type="simple" xlink:href="https://liveuamap.com/pics/2023/04/21/22557709_0.jpg" text:style-name="Internet_20_link" text:visited-style-name="Visited_20_Internet_20_Link">
22557709_0.jpg</text:a>
"]</text:p>
      <text:p text:style-name="P4">
Tags: ["Europe", "Germany"]</text:p>
      <text:p text:style-name="P4">
ID: 22557709</text:p>
      <!--METADATA-->
      <text:p text:style-name="P4">
During the meeting in the Ramstein format, a meeting of the tank coalitiontook place: Ukraine, Poland and Germany signed a Letter of Intent to create amaintenance center for Ukrainian Leopard 2 tanks in Poland</text:p>
      <text:p text:style-name="P4">
<draw:frame draw:style-name="fr1" draw:name="Image46" text:anchor-type="as-char" svg:width="6.9236in" svg:height="4.67507in" draw:z-index="0">
<draw:image xlink:href="../Images/liveuamap/2023-04-21T09-49-42/22557709_0.jpg" xlink:type="simple" xlink:show="embed" xlink:actuate="onLoad" draw:mime-type="image/jpeg"/>
</draw:frame>
</text:p>
      <text:p text:style-name="P4">
News Collection Link: <text:a xlink:type="simple" xlink:href="https://liveuamap.com/en/2023/21-april-during-the-meeting-in-the-ramstein-format-a-meeting" text:style-name="Internet_20_link" text:visited-style-name="Visited_20_Internet_20_Link">
https://liveuamap.com/en/2023/21-april-during-the-meeting-in-the-ramstein-format-a-meeting</text:a>
</text:p>
      <text:p text:style-name="P4">
Source: <text:a xlink:type="simple" xlink:href="https://t.me/suspilnenews/20084" text:style-name="Internet_20_link" text:visited-style-name="Visited_20_Internet_20_Link">
https://t.me/suspilnenews/20084</text:a>
</text:p>
      <!--NEWS-->
      <text:h text:style-name="P10" text:outline-level="1">
<text:span text:style-name="T4">
Donetsk Oblast(16:13). Red Alert: aerial threat. Sirens sounding. Take cover now!</text:span>
</text:h>
      <text:p text:style-name="P4">
Authors: liveuamap (Language: en)</text:p>
      <text:p text:style-name="P4">
Time: 2023-04-21T10:15:00</text:p>
      <text:p text:style-name="P4">
Location: Donetsk Oblast (Latitude:48.72627 Longtitude:37.57736)</text:p>
      <text:p text:style-name="P4">
Videos: []</text:p>
      <text:p text:style-name="P4">
Images: []</text:p>
      <text:p text:style-name="P4">
Tags: ["Europe", "Central and Eastern Europe"]</text:p>
      <text:p text:style-name="P4">
ID: 22557710</text:p>
      <!--METADATA-->
      <text:p text:style-name="P4">
Donetsk Oblast(16:13). Red Alert: aerial threat. Sirens sounding. Take covernow!</text:p>
      <text:p text:style-name="P4">
News Collection Link: <text:a xlink:type="simple" xlink:href="https://liveuamap.com/en/2023/21-april-donetsk-oblast1613-red-alert-aerial-g" text:style-name="Internet_20_link" text:visited-style-name="Visited_20_Internet_20_Link">
https://liveuamap.com/en/2023/21-april-donetsk-oblast1613-red-alert-aerial-g</text:a>
</text:p>
      <text:p text:style-name="P4">
Source: <text:a xlink:type="simple" xlink:href="https://t.me/air_alert_ua/43477" text:style-name="Internet_20_link" text:visited-style-name="Visited_20_Internet_20_Link">
https://t.me/air_alert_ua/43477</text:a>
</text:p>
      <!--NEWS-->
      <text:h text:style-name="P10" text:outline-level="1">
<text:span text:style-name="T4">
@SecDef confirms the American-made M1 Abrams tanks the Ukrainians will use for training will ...</text:span>
</text:h>
      <text:p text:style-name="P4">
Authors: liveuamap (Language: en)</text:p>
      <text:p text:style-name="P4">
Time: 2023-04-21T10:38:49</text:p>
      <text:p text:style-name="P4">
Location: Ramstein-Miesenbach,Rhineland-Palatinate (Latitude:49.44067 Longtitude:7.59207)</text:p>
      <text:p text:style-name="P4">
Videos: []</text:p>
      <text:p text:style-name="P4">
Images: []</text:p>
      <text:p text:style-name="P4">
Tags: ["Germany", "Europe"]</text:p>
      <text:p text:style-name="P4">
ID: 22557712</text:p>
      <!--METADATA-->
      <text:p text:style-name="P4">
@SecDef confirms the American-made M1 Abrams tanks the Ukrainians will use fortraining will arrive in Germany in the next few weeks</text:p>
      <text:p text:style-name="P4">
News Collection Link: <text:a xlink:type="simple" xlink:href="https://liveuamap.com/en/2023/21-april-secdef-confirms-the-americanmade-m1-abrams-tanks" text:style-name="Internet_20_link" text:visited-style-name="Visited_20_Internet_20_Link">
https://liveuamap.com/en/2023/21-april-secdef-confirms-the-americanmade-m1-abrams-tanks</text:a>
</text:p>
      <text:p text:style-name="P4">
Source: <text:a xlink:type="simple" xlink:href="https://twitter.com/laraseligman/status/1649421700973338624" text:style-name="Internet_20_link" text:visited-style-name="Visited_20_Internet_20_Link">
https://twitter.com/laraseligman/status/1649421700973338624</text:a>
</text:p>
      <!--NEWS-->
      <text:h text:style-name="P10" text:outline-level="1">
<text:span text:style-name="T4">
Kyiv(17:25). Red Alert: aerial threat. Sirens sounding. Take cover now!</text:span>
</text:h>
      <text:p text:style-name="P4">
Authors: liveuamap (Language: en)</text:p>
      <text:p text:style-name="P4">
Time: 2023-04-21T11:26:00</text:p>
      <text:p text:style-name="P4">
Location: Kyiv (Latitude:50.44326 Longtitude:30.53098)</text:p>
      <text:p text:style-name="P4">
Videos: []</text:p>
      <text:p text:style-name="P4">
Images: []</text:p>
      <text:p text:style-name="P4">
Tags: ["Europe", "Central and Eastern Europe"]</text:p>
      <text:p text:style-name="P4">
ID: 22557715</text:p>
      <!--METADATA-->
      <text:p text:style-name="P4">
Kyiv(17:25). Red Alert: aerial threat. Sirens sounding. Take cover now!</text:p>
      <text:p text:style-name="P4">
News Collection Link: <text:a xlink:type="simple" xlink:href="https://liveuamap.com/en/2023/21-april-kyiv1725-red-alert-aerial-threat-sirg" text:style-name="Internet_20_link" text:visited-style-name="Visited_20_Internet_20_Link">
https://liveuamap.com/en/2023/21-april-kyiv1725-red-alert-aerial-threat-sirg</text:a>
</text:p>
      <text:p text:style-name="P4">
Source: <text:a xlink:type="simple" xlink:href="https://t.me/KyivCityOfficial/6536" text:style-name="Internet_20_link" text:visited-style-name="Visited_20_Internet_20_Link">
https://t.me/KyivCityOfficial/6536</text:a>
</text:p>
      <!--NEWS-->
      <text:h text:style-name="P10" text:outline-level="1">
<text:span text:style-name="T4">
Donetsk Oblast, Vinnytska Oblast, Ivano-Frankivsk, Ivano-Frankivska Oblast, Volynska Oblast, ...</text:span>
</text:h>
      <text:p text:style-name="P4">
Authors: liveuamap (Language: en)</text:p>
      <text:p text:style-name="P4">
Time: 2023-04-21T11:27:00</text:p>
      <text:p text:style-name="P4">
Location: Donetsk Oblast (Latitude:48.72853 Longtitude:37.57861)</text:p>
      <text:p text:style-name="P4">
Videos: []</text:p>
      <text:p text:style-name="P4">
Images: []</text:p>
      <text:p text:style-name="P4">
Tags: ["Europe", "Central and Eastern Europe"]</text:p>
      <text:p text:style-name="P4">
ID: 22557716</text:p>
      <!--METADATA-->
      <text:p text:style-name="P4">
Donetsk Oblast, Vinnytska Oblast, Ivano-Frankivsk, Ivano-Frankivska Oblast,Volynska Oblast, Kharkiv, Kharkivska Oblast, Chernihivska Oblast, Kherson,Khersonska Oblast, Zakarpattia Oblast, Kyiv Oblast, Zaporizka Oblast, Lviv,Lvivska Oblast, Cherkaska Oblast, Zhytomyr, Zhytomyrska Oblast, KirovohradskaOblast, Poltavska Oblast, Khmelnytska Oblast, Dnipro, DnipropetrovskaOblast(17:26). Red Alert: aerial threat. Sirens sounding. Take cover now!</text:p>
      <text:p text:style-name="P4">
News Collection Link: <text:a xlink:type="simple" xlink:href="https://liveuamap.com/en/2023/21-april-donetsk-oblast-vinnytska-oblast-ivang" text:style-name="Internet_20_link" text:visited-style-name="Visited_20_Internet_20_Link">
https://liveuamap.com/en/2023/21-april-donetsk-oblast-vinnytska-oblast-ivang</text:a>
</text:p>
      <text:p text:style-name="P4">
Source: <text:a xlink:type="simple" xlink:href="https://t.me/air_alert_ua/43497" text:style-name="Internet_20_link" text:visited-style-name="Visited_20_Internet_20_Link">
https://t.me/air_alert_ua/43497</text:a>
</text:p>
      <!--NEWS-->
      <text:h text:style-name="P10" text:outline-level="1">
<text:span text:style-name="T4">
Odeska Oblast(17:27). Red Alert: aerial threat. Sirens sounding. Take cover now!</text:span>
</text:h>
      <text:p text:style-name="P4">
Authors: liveuamap (Language: en)</text:p>
      <text:p text:style-name="P4">
Time: 2023-04-21T11:28:00</text:p>
      <text:p text:style-name="P4">
Location: Odeska Oblast (Latitude:46.74961 Longtitude:30.25092)</text:p>
      <text:p text:style-name="P4">
Videos: []</text:p>
      <text:p text:style-name="P4">
Images: []</text:p>
      <text:p text:style-name="P4">
Tags: ["Europe", "Central and Eastern Europe"]</text:p>
      <text:p text:style-name="P4">
ID: 22557717</text:p>
      <!--METADATA-->
      <text:p text:style-name="P4">
Odeska Oblast(17:27). Red Alert: aerial threat. Sirens sounding. Take covernow!</text:p>
      <text:p text:style-name="P4">
News Collection Link: <text:a xlink:type="simple" xlink:href="https://liveuamap.com/en/2023/21-april-odeska-oblast1727-red-alert-aerial-tg" text:style-name="Internet_20_link" text:visited-style-name="Visited_20_Internet_20_Link">
https://liveuamap.com/en/2023/21-april-odeska-oblast1727-red-alert-aerial-tg</text:a>
</text:p>
      <text:p text:style-name="P4">
Source: <text:a xlink:type="simple" xlink:href="https://t.me/suspilneodesa/22635" text:style-name="Internet_20_link" text:visited-style-name="Visited_20_Internet_20_Link">
https://t.me/suspilneodesa/22635</text:a>
</text:p>
      <!--NEWS-->
      <text:h text:style-name="P10" text:outline-level="1">
<text:span text:style-name="T4">
Chernivetska Oblast, Mykolaiv, Mykolayivska Oblast, Sumska Oblast, Ternopil, Ternopilska Obla...</text:span>
</text:h>
      <text:p text:style-name="P4">
Authors: liveuamap (Language: en)</text:p>
      <text:p text:style-name="P4">
Time: 2023-04-21T11:29:00</text:p>
      <text:p text:style-name="P4">
Location: Chernivetska Oblast (Latitude:48.25000000 Longtitude:26.00000000)</text:p>
      <text:p text:style-name="P4">
Videos: []</text:p>
      <text:p text:style-name="P4">
Images: []</text:p>
      <text:p text:style-name="P4">
Tags: ["Europe", "Central and Eastern Europe"]</text:p>
      <text:p text:style-name="P4">
ID: 22557718</text:p>
      <!--METADATA-->
      <text:p text:style-name="P4">
Chernivetska Oblast, Mykolaiv, Mykolayivska Oblast, Sumska Oblast, Ternopil,Ternopilska Oblast, Rivne, Rivnenska Oblast(17:27). Red Alert: aerial threat.Sirens sounding. Take cover now!</text:p>
      <text:p text:style-name="P4">
News Collection Link: <text:a xlink:type="simple" xlink:href="https://liveuamap.com/en/2023/21-april-chernivetska-oblast-mykolaiv-mykolayg" text:style-name="Internet_20_link" text:visited-style-name="Visited_20_Internet_20_Link">
https://liveuamap.com/en/2023/21-april-chernivetska-oblast-mykolaiv-mykolayg</text:a>
</text:p>
      <text:p text:style-name="P4">
Source: <text:a xlink:type="simple" xlink:href="https://t.me/air_alert_ua/43503" text:style-name="Internet_20_link" text:visited-style-name="Visited_20_Internet_20_Link">
https://t.me/air_alert_ua/43503</text:a>
</text:p>
      <!--NEWS-->
      <text:h text:style-name="P10" text:outline-level="1">
<text:span text:style-name="T4">
Donetsk Oblast(18:29). Red Alert: aerial threat. Sirens sounding. Take cover now!</text:span>
</text:h>
      <text:p text:style-name="P4">
Authors: liveuamap (Language: en)</text:p>
      <text:p text:style-name="P4">
Time: 2023-04-21T12:30:00</text:p>
      <text:p text:style-name="P4">
Location: Donetsk Oblast (Latitude:48.72692 Longtitude:37.57846)</text:p>
      <text:p text:style-name="P4">
Videos: []</text:p>
      <text:p text:style-name="P4">
Images: []</text:p>
      <text:p text:style-name="P4">
Tags: ["Europe", "Central and Eastern Europe"]</text:p>
      <text:p text:style-name="P4">
ID: 22557719</text:p>
      <!--METADATA-->
      <text:p text:style-name="P4">
Donetsk Oblast(18:29). Red Alert: aerial threat. Sirens sounding. Take covernow!</text:p>
      <text:p text:style-name="P4">
News Collection Link: <text:a xlink:type="simple" xlink:href="https://liveuamap.com/en/2023/21-april-donetsk-oblast1829-red-alert-aerial-g" text:style-name="Internet_20_link" text:visited-style-name="Visited_20_Internet_20_Link">
https://liveuamap.com/en/2023/21-april-donetsk-oblast1829-red-alert-aerial-g</text:a>
</text:p>
      <text:p text:style-name="P4">
Source: <text:a xlink:type="simple" xlink:href="https://t.me/air_alert_ua/43530" text:style-name="Internet_20_link" text:visited-style-name="Visited_20_Internet_20_Link">
https://t.me/air_alert_ua/43530</text:a>
</text:p>
      <!--NEWS-->
      <text:h text:style-name="P10" text:outline-level="1">
<text:span text:style-name="T4">
У Кельні запрацював український паспортний сервіс</text:span>
</text:h>
      <text:p text:style-name="P4">
Authors: Ukrinform (Person)</text:p>
      <text:p text:style-name="P4">
Publisher: Укринформ (Organization)</text:p>
      <text:p text:style-name="P4">
Published Time: 2023-04-21T13:02:00+03:00</text:p>
      <text:p text:style-name="P4">
Modified Time: 2023-04-21T13:02:00+03:00</text:p>
      <text:p text:style-name="P4">
Description: У німецькому Кельні розпочав роботу відокремлений підрозділ державного підприємства ”Документ", який допомагатиме вимушено переміщеним українцям у вирішенні питань з паспортними документами.   — Укрінформ.</text:p>
      <text:p text:style-name="P4">
Images: ["<text:a xlink:type="simple" xlink:href="https://static.ukrinform.com/photos/2023_04/thumb_files/630_360_1682071318-588.jpg" text:style-name="Internet_20_link" text:visited-style-name="Visited_20_Internet_20_Link">
630_360_16820...</text:a>
"]</text:p>
      <text:p text:style-name="P4">
Tags: ['МВС', 'Німеччина', 'Паспортний сервіс', 'Україна']</text:p>
      <text:p text:style-name="P4">
Type: Article</text:p>
      <!--METADATA-->
      <text:p text:style-name="P4">
<draw:frame draw:style-name="fr1" draw:name="Image47" text:anchor-type="as-char" svg:width="6.9236in" svg:height="3.956343in" draw:z-index="0">
<draw:image xlink:href="../Images/yкринформ/2023-04-21T13-02-00-03-00/630_360_1682071318-588.jpg" xlink:type="simple" xlink:show="embed" xlink:actuate="onLoad" draw:mime-type="image/jpeg"/>
</draw:frame>
 Унімецькому Кельні розпочав роботу відокремлений підрозділ державногопідприємства ”Документ", який допомагатиме вимушено переміщеним українцям увирішенні питань з паспортними документами.</text:p>
      <text:p text:style-name="P4">
Як передає Укрінформ, про це повідомляє <text:a xlink:type="simple" xlink:href="https://mvs.gov.ua/uk/news/u-misti-keln-rozpocav-robotu-pasportnii-servis" text:style-name="Internet_20_link" text:visited-style-name="Visited_20_Internet_20_Link">
</text:a>
 .</text:p>
      <text:p text:style-name="P4">
“Державна міграційна служба МВС продовжує розширювати географію надання послугДП “Документ”. Вісім програмно-технічних мобільних комплексів - спеціальнооблаштованих мікроавтобусів білого кольору із символікою " <text:a xlink:type="simple" xlink:href="https://www.ukrinform.ua/tag-pasport" text:style-name="Internet_20_link" text:visited-style-name="Visited_20_Internet_20_Link">
</text:a>
 сервіс" - розпочали свою роботу у щеодному місті Німеччини – Кельн”, - ідеться у повідомленні.</text:p>
      <text:p text:style-name="P4">
Мобільні комплекси розташовані за адресою: Breslauer Platz, Köln, 50668.</text:p>
      <text:p text:style-name="P4">
Графік роботи центру: понеділок - субота, з 9:00 до 18:00.</text:p>
      <text:p text:style-name="P4">
Обслуговування відвідувачів у Кельні здійснюється виключно за попереднімзаписом до електронної черги на сайті "Паспортного сервісу".</text:p>
      <text:p text:style-name="P4">
Громадяни України можуть отримати у Кельні такі послуги: оформлення ID-карткичи закордонного паспорта (у тому числі замість втраченого або викраденого);обмін ID-картки чи закордонного паспорта (у зв’язку з закінченням строку дії,зміною інформації, непридатністю до використання); обмін паспорта зразка 1994року на ID-картку (за бажанням чи у разі непридатності); одночасне оформленнязакордонного паспорта та ID-картки; обмін посвідчення водія; страхування.</text:p>
      <text:p text:style-name="P4">
У МВС звертають увагу, що станом на 21 квітня ДП "Документ" не має повноваженьна оформлення документів громадянам, які виїхали за кордон на постійнепроживання і мають відповідну відмітку в паспорті. Їхніми питаннями займаютьсявиключно в закордонних дипломатичних установах.</text:p>
      <text:p text:style-name="P4">
<text:span text:style-name="T4">
Читайте також:</text:span>
 <text:a xlink:type="simple" xlink:href="https://www.ukrinform.ua/rubric-society/3693712-u-polsi-zapustili-se-odin-pasportnij-servis-dla-ukrainciv-aki-poslugi-nadae.html" text:style-name="Internet_20_link" text:visited-style-name="Visited_20_Internet_20_Link">
 <text:span text:style-name="T4">
Паспортний</text:span>
 <text:span text:style-name="T4">
сервіс</text:span>
</text:a>
</text:p>
      <text:p text:style-name="P4">
Всю актуальну інформацію щодо роботи центру у Кельні та консультацію з будь-яких питань можна отримати у приватних повідомленнях на офіційній сторінці"Паспортного сервісу" у <text:a xlink:type="simple" xlink:href="https://www.facebook.com/cologne.pasport.org.ua/" text:style-name="Internet_20_link" text:visited-style-name="Visited_20_Internet_20_Link">
 </text:a>
.</text:p>
      <text:p text:style-name="P4">
У МВС нагадують, що підрозділи "Паспортного сервісу" вже доступні у чотирьохмістах Польщі (Варшава, Краків, Ґданськ, Вроцлав), у Туреччині (Стамбул),Словаччині (Братислава), Чехії (Прага) та Берліні (Німеччина).</text:p>
      <text:p text:style-name="P4">
Як повідомляв <text:a xlink:type="simple" xlink:href="https://www.ukrinform.ua/rubric-society/3689858-u-berlini-v-testovomu-rezimi-rozpocinae-robotu-ukrainskij-pasportnij-servis.html" text:style-name="Internet_20_link" text:visited-style-name="Visited_20_Internet_20_Link">
 </text:a>
 , уберезні у Берліні у тестовому режимі розпочав роботу відокремлений підрозділДП “Документ”, який допомагатиме вимушено переміщеним українцям, якіпотребують вирішення питань з паспортними документами.</text:p>
      <text:p text:style-name="P4">
Source: <text:a xlink:type="simple" xlink:href="https://www.ukrinform.ua/rubric-society/3698831-u-kelni-zapracuvav-ukrainskij-pasportnij-servis.html" text:style-name="Internet_20_link" text:visited-style-name="Visited_20_Internet_20_Link">
https://www.ukrinform.ua/rubric-society/3698831-u-kelni-zapracuvav-ukrainskij-pasportnij-servis.html</text:a>
</text:p>
      <!--NEWS-->
      <text:h text:style-name="P10" text:outline-level="1">
<text:span text:style-name="T4">
Zaporizka Oblast(19:22). Red Alert: aerial threat. Sirens sounding. Take cover now!</text:span>
</text:h>
      <text:p text:style-name="P4">
Authors: liveuamap (Language: en)</text:p>
      <text:p text:style-name="P4">
Time: 2023-04-21T13:23:00</text:p>
      <text:p text:style-name="P4">
Location: Zaporizka Oblast (Latitude:47.612451 Longtitude:35.764811)</text:p>
      <text:p text:style-name="P4">
Videos: []</text:p>
      <text:p text:style-name="P4">
Images: []</text:p>
      <text:p text:style-name="P4">
Tags: ["Europe", "Central and Eastern Europe"]</text:p>
      <text:p text:style-name="P4">
ID: 22557733</text:p>
      <!--METADATA-->
      <text:p text:style-name="P4">
Zaporizka Oblast(19:22). Red Alert: aerial threat. Sirens sounding. Take covernow!</text:p>
      <text:p text:style-name="P4">
News Collection Link: <text:a xlink:type="simple" xlink:href="https://liveuamap.com/en/2023/21-april-zaporizka-oblast1922-red-alert-aeriag" text:style-name="Internet_20_link" text:visited-style-name="Visited_20_Internet_20_Link">
https://liveuamap.com/en/2023/21-april-zaporizka-oblast1922-red-alert-aeriag</text:a>
</text:p>
      <text:p text:style-name="P4">
Source: <text:a xlink:type="simple" xlink:href="https://t.me/air_alert_ua/43532" text:style-name="Internet_20_link" text:visited-style-name="Visited_20_Internet_20_Link">
https://t.me/air_alert_ua/43532</text:a>
</text:p>
      <!--NEWS-->
      <text:h text:style-name="P10" text:outline-level="1">
<text:span text:style-name="T4">
Dnipro, Dnipropetrovska Oblast(19:42). Red Alert: aerial threat. Sirens sounding. Take cover ...</text:span>
</text:h>
      <text:p text:style-name="P4">
Authors: liveuamap (Language: en)</text:p>
      <text:p text:style-name="P4">
Time: 2023-04-21T13:43:00</text:p>
      <text:p text:style-name="P4">
Location: Dnipro (Latitude:48.45930000 Longtitude:35.03865000)</text:p>
      <text:p text:style-name="P4">
Videos: []</text:p>
      <text:p text:style-name="P4">
Images: []</text:p>
      <text:p text:style-name="P4">
Tags: ["Europe", "Central and Eastern Europe"]</text:p>
      <text:p text:style-name="P4">
ID: 22557746</text:p>
      <!--METADATA-->
      <text:p text:style-name="P4">
Dnipro, Dnipropetrovska Oblast(19:42). Red Alert: aerial threat. Sirenssounding. Take cover now!</text:p>
      <text:p text:style-name="P4">
News Collection Link: <text:a xlink:type="simple" xlink:href="https://liveuamap.com/en/2023/21-april-dnipro-dnipropetrovska-oblast1942-reg" text:style-name="Internet_20_link" text:visited-style-name="Visited_20_Internet_20_Link">
https://liveuamap.com/en/2023/21-april-dnipro-dnipropetrovska-oblast1942-reg</text:a>
</text:p>
      <text:p text:style-name="P4">
Source: <text:a xlink:type="simple" xlink:href="https://t.me/air_alert_ua/43533" text:style-name="Internet_20_link" text:visited-style-name="Visited_20_Internet_20_Link">
https://t.me/air_alert_ua/43533</text:a>
</text:p>
      <!--NEWS-->
      <text:h text:style-name="P10" text:outline-level="1">
<text:span text:style-name="T4">
Air defense is active amid air raid with Shahed drones in Zaporizhzhia region</text:span>
</text:h>
      <text:p text:style-name="P4">
Authors: liveuamap (Language: en)</text:p>
      <text:p text:style-name="P4">
Time: 2023-04-21T14:03:53</text:p>
      <text:p text:style-name="P4">
Location: Zaporizhzhia (Latitude:47.65845 Longtitude:35.1796)</text:p>
      <text:p text:style-name="P4">
Videos: []</text:p>
      <text:p text:style-name="P4">
Images: []</text:p>
      <text:p text:style-name="P4">
Tags: []</text:p>
      <text:p text:style-name="P4">
ID: 22557763</text:p>
      <!--METADATA-->
      <text:p text:style-name="P4">
Air defense is active amid air raid with Shahed drones in Zaporizhzhia region</text:p>
      <text:p text:style-name="P4">
News Collection Link: <text:a xlink:type="simple" xlink:href="https://liveuamap.com/en/2023/21-april-air-defense-is-active-amid-air-raid-with-shahed" text:style-name="Internet_20_link" text:visited-style-name="Visited_20_Internet_20_Link">
https://liveuamap.com/en/2023/21-april-air-defense-is-active-amid-air-raid-with-shahed</text:a>
</text:p>
      <text:p text:style-name="P4">
Source: <text:a xlink:type="simple" xlink:href="https://t.me/ermaka2022/2495" text:style-name="Internet_20_link" text:visited-style-name="Visited_20_Internet_20_Link">
https://t.me/ermaka2022/2495</text:a>
</text:p>
      <!--NEWS-->
      <text:h text:style-name="P10" text:outline-level="1">
<text:span text:style-name="T4">
Посол України у Туреччині сказав, від чого залежить розширення «зернової угоди» на порти Миколаєва</text:span>
</text:h>
      <text:p text:style-name="P4">
Authors: Ukrinform (Person)</text:p>
      <text:p text:style-name="P4">
Publisher: Укринформ (Organization)</text:p>
      <text:p text:style-name="P4">
Published Time: 2023-04-21T15:34:16+03:00</text:p>
      <text:p text:style-name="P4">
Modified Time: 2023-04-21T15:34:16+03:00</text:p>
      <text:p text:style-name="P4">
Description: Розширення зернової угоди на порти Миколаєва залежить насамперед від можливостей Сил оборони України гарантувати безпеку на півдні, а не від ООН чи інших посередників. — Укрінформ.</text:p>
      <text:p text:style-name="P4">
Images: ["<text:a xlink:type="simple" xlink:href="https://static.ukrinform.com/photos/2023_04/thumb_files/630_360_1682072396-996.jpg" text:style-name="Internet_20_link" text:visited-style-name="Visited_20_Internet_20_Link">
630_360_16820...</text:a>
"]</text:p>
      <text:p text:style-name="P4">
Tags: ['Посол', 'Туреччина', 'Миколаївський морпорт', 'зерновий коридор']</text:p>
      <text:p text:style-name="P4">
Type: Article</text:p>
      <!--METADATA-->
      <text:p text:style-name="P4">
<draw:frame draw:style-name="fr1" draw:name="Image48" text:anchor-type="as-char" svg:width="6.9236in" svg:height="3.956343in" draw:z-index="0">
<draw:image xlink:href="../Images/yкринформ/2023-04-21T15-34-16-03-00/630_360_1682072396-996.jpg" xlink:type="simple" xlink:show="embed" xlink:actuate="onLoad" draw:mime-type="image/jpeg"/>
</draw:frame>
 Розширеннязернової угоди на порти Миколаєва залежить насамперед від можливостей Силоборони України гарантувати безпеку на півдні, а не від ООН чи іншихпосередників.</text:p>
      <text:p text:style-name="P4">
Про це заявив посол України в Туреччині Василь Боднар на брифінгу на тему:"«Зернова угода»: як наразі працює механізм?" в Медіацентрі Україна -Укрінформ.</text:p>
      <text:p text:style-name="P4">
Дипломат нагадав, що укладення зернової угоди 22 липня 2022 року сталоможливим завдяки насамперед діям Сил оборони України з витіснення російськихвійськ з півночі Причорномор'я.</text:p>
      <text:p text:style-name="P4">
"Сьогодні вихід з Миколаєва і Херсона перебуває під вогневим контролемворога... Тобто це насамперед безпекові ризики, які потрібно враховувати передтим, як говорити про можливість розширення зернової ініціативи", - зауваживБоднар.</text:p>
      <text:p text:style-name="P4">
<text:span text:style-name="T4">
Читайте також:</text:span>
 <text:a xlink:type="simple" xlink:href="https://www.ukrinform.ua/rubric-economy/3698852-blokuvanna-rosieu-zernovogo-koridoru-fiksuut-dokumentalno-posol-v-tureccini.html" text:style-name="Internet_20_link" text:visited-style-name="Visited_20_Internet_20_Link">
 </text:a>
</text:p>
      <text:p text:style-name="P4">
У цьому контексті він нагадав, що у порту <text:a xlink:type="simple" xlink:href="https://www.ukrinform.ua/tag-mikolaiv" text:style-name="Internet_20_link" text:visited-style-name="Visited_20_Internet_20_Link">
 </text:a>
 нині перебуває шість кораблів, які належать турецьким компаніям, інаразі ведуться переговори про їх виведення.</text:p>
      <text:p text:style-name="P4">
"Це дуже складний процес, оскільки і фарватер замінований, і перешкоди стоять,і бойові дії в цьому регіоні тривають. І говорити серйозно про включення цихпортів до "зернової ініціативи" перш ніж ми витіснимо ворога з Кінбурнськоїкоси і зони ураження, думаю, досить складно", - зазначив посол України.</text:p>
      <text:p text:style-name="P4">
Боднар зауважив, що питання про розширення зернової угоди на порти Миколаєва іХерсона стоїть на порядку денному ще від початку "зернової ініціативи".</text:p>
      <text:p text:style-name="P4">
<text:span text:style-name="T4">
Читайте також:</text:span>
 <text:a xlink:type="simple" xlink:href="https://www.ukrinform.ua/rubric-economy/3698890-ukraina-mae-gotuvatisa-do-mozlivogo-blokuvanna-rf-zernovogo-koridoru-pisla-18-travna-posol.html" text:style-name="Internet_20_link" text:visited-style-name="Visited_20_Internet_20_Link">
 </text:a>
</text:p>
      <text:p text:style-name="P4">
"Але насправді все досягається Силами оборони, а не ООН чи іншимипосередниками, на яких ми, звичайно, маємо великі сподівання і які є нашимипартнерами. Визволення від ворогів окупованих територій дозволить пришвидшитивирішення цього питання", - підсумував дипломат.</text:p>
      <text:p text:style-name="P4">
Як повідомлялося, українська сторона заявляла, що зернову угоду потрібнорозширити, зробивши її безстроковою, а також <text:a xlink:type="simple" xlink:href="https://www.ukrinform.ua/rubric-economy/3662332-zelenskij-cas-rozsiriti-zernovu-iniciativu-na-porti-mikolaivsini.html" text:style-name="Internet_20_link" text:visited-style-name="Visited_20_Internet_20_Link">
</text:a>
 .</text:p>
      <text:p text:style-name="P4">
Source: <text:a xlink:type="simple" xlink:href="https://www.ukrinform.ua/rubric-economy/3698923-posol-ukraini-u-tureccini-skazav-vid-cogo-zalezit-rozsirenna-zernovoi-ugodi-na-porti-mikolaeva.html" text:style-name="Internet_20_link" text:visited-style-name="Visited_20_Internet_20_Link">
https://www.ukrinform.ua/rubric-economy/3698923-posol-ukraini-u-tureccini-skazav-vid-cogo-zalezit-rozsirenna-zernovoi-ugodi-na-porti-mikolaeva.html</text:a>
</text:p>
      <!--NEWS-->
      <text:h text:style-name="P10" text:outline-level="1">
<text:span text:style-name="T4">
Нацбанк посилює нагляд за фінансовим ринком</text:span>
</text:h>
      <text:p text:style-name="P4">
Authors: Ukrinform (Person)</text:p>
      <text:p text:style-name="P4">
Publisher: Укринформ (Organization)</text:p>
      <text:p text:style-name="P4">
Published Time: 2023-04-21T15:37:00+03:00</text:p>
      <text:p text:style-name="P4">
Modified Time: 2023-04-21T15:37:00+03:00</text:p>
      <text:p text:style-name="P4">
Description: Національний банк прийняв рішення реорганізувати департамент банківського нагляду та створити у структурі регулятора департамент інтегрованого нагляду за банками та відділ моніторингу пов’язаних з банками осіб. — Укрінформ.</text:p>
      <text:p text:style-name="P4">
Images: ["<text:a xlink:type="simple" xlink:href="https://static.ukrinform.com/photos/2021_04/thumb_files/630_360_1618493567-565.jpg" text:style-name="Internet_20_link" text:visited-style-name="Visited_20_Internet_20_Link">
630_360_16184...</text:a>
"]</text:p>
      <text:p text:style-name="P4">
Tags: ['Фінанси', 'Нацбанк', 'Ринок']</text:p>
      <text:p text:style-name="P4">
Type: Article</text:p>
      <!--METADATA-->
      <text:p text:style-name="P4">
<draw:frame draw:style-name="fr1" draw:name="Image49" text:anchor-type="as-char" svg:width="6.9236in" svg:height="3.956343in" draw:z-index="0">
<draw:image xlink:href="../Images/yкринформ/2023-04-21T15-37-00-03-00/630_360_1618493567-565.jpg" xlink:type="simple" xlink:show="embed" xlink:actuate="onLoad" draw:mime-type="image/jpeg"/>
</draw:frame>
Національний банк прийняв рішення реорганізувати департамент банківськогонагляду та створити у структурі регулятора департамент інтегрованого наглядуза банками та відділ моніторингу пов’язаних з банками осіб.</text:p>
      <text:p text:style-name="P4">
Як передає Укрінформ, про це повідомляє <text:a xlink:type="simple" xlink:href="https://bank.gov.ua/ua/news/all/natsionalniy-bank-posilyuye-naglyad-za-finansovim-rinkom" text:style-name="Internet_20_link" text:visited-style-name="Visited_20_Internet_20_Link">
</text:a>
 .</text:p>
      <text:p text:style-name="P4">
"Національний банк України з метою посилення нагляду за фінансовим ринкомуносить зміни в організаційну структуру, спрямовані на подальше удосконаленняризик-орієнтованого нагляду з урахуванням нових викликів...", - ідеться вповідомленні.</text:p>
      <text:p text:style-name="P4">
Так, задля підвищення інституційної спроможності регулятора було вирішенореорганізувати департамент банківського нагляду та створити у структуріНаціонального банку департамент інтегрованого нагляду за банками та відділмоніторингу пов’язаних з банками осіб.</text:p>
      <text:p text:style-name="P4">
У НБУ пояснюють, що новації є черговим кроком до відповідності міжнароднимстандартам банківського нагляду (Основним Базельським принципам ефективногобанківського нагляду). Ці зміни враховують результати спільної роботи Нацбанкута експертів Міжнародного валютного фонду з питань стратегічного плануванняфункцій банківського нагляду. Таке зобов’язання зафіксоване в Меморандумі проекономічну та фінансову політику України з МВФ від 24 березня 2023 року.</text:p>
      <text:p text:style-name="P4">
<text:span text:style-name="T4">
Читайте також:</text:span>
 <text:a xlink:type="simple" xlink:href="https://www.ukrinform.ua/rubric-economy/3698847-nacbank-pomaksiv-obmezenna-na-gotivkovomu-valutnomu-rinku.html" text:style-name="Internet_20_link" text:visited-style-name="Visited_20_Internet_20_Link">
 </text:a>
</text:p>
      <text:p text:style-name="P4">
Департамент інтегрованого нагляду за банками матиме розширені повноваження тамежі відповідальності. Його працівники здійснюватимуть нагляд за діяльністюнадавачів платіжних послуг, контролюватимуть дотримання пруденційнихнормативів надавачами платіжних послуг та ініціюватимуть застосування заходіввпливу в разі виявлення порушень.</text:p>
      <text:p text:style-name="P4">
Відділ моніторингу пов’язаних з банками осіб виконуватиме функції щодовиявлення ознак пов’язаності осіб із банками, готуватиме пропозиції стосовновизначення осіб пов’язаними з банками для розгляду Комітетом з питань наглядута регулювання діяльності банків, оверсайту платіжної інфраструктури. Також дойого повноважень належить контроль за операціями банків із пов’язанимиособами.</text:p>
      <text:p text:style-name="P4">
Департамент інтегрованого нагляду за <text:a xlink:type="simple" xlink:href="https://www.ukrinform.ua/tag-bank" text:style-name="Internet_20_link" text:visited-style-name="Visited_20_Internet_20_Link">
 </text:a>
 тавідділ моніторингу пов’язаних з банками осіб входять до вертикаліпідпорядкування "Пруденційний нагляд", загальне керівництво якою здійснюєзаступник голови НБУ Дмитро Олійник.</text:p>
      <text:p text:style-name="P4">
Як повідомлялось, у жовтні минулого року Рада Національного банку Українипризначила заступником голови НБУ Дмитра Олійника.</text:p>
      <text:p text:style-name="P4">
Source: <text:a xlink:type="simple" xlink:href="https://www.ukrinform.ua/rubric-economy/3698925-nacbank-posilue-naglad-za-finansovim-rinkom.html" text:style-name="Internet_20_link" text:visited-style-name="Visited_20_Internet_20_Link">
https://www.ukrinform.ua/rubric-economy/3698925-nacbank-posilue-naglad-za-finansovim-rinkom.html</text:a>
</text:p>
      <!--NEWS-->
      <text:h text:style-name="P10" text:outline-level="1">
<text:span text:style-name="T4">
Чимало укриттів у столиці не пристосовані для маломобільного населення — КМДА</text:span>
</text:h>
      <text:p text:style-name="P4">
Authors: Ukrinform (Person)</text:p>
      <text:p text:style-name="P4">
Publisher: Укринформ (Organization)</text:p>
      <text:p text:style-name="P4">
Published Time: 2023-04-21T15:46:05+03:00</text:p>
      <text:p text:style-name="P4">
Modified Time: 2023-04-21T15:46:05+03:00</text:p>
      <text:p text:style-name="P4">
Description: Чимало укриттів у столиці досі не пристосовані для використання маломобільними групами населення, і цю проблему необхідно вирішувати. — Укрінформ.</text:p>
      <text:p text:style-name="P4">
Images: ["<text:a xlink:type="simple" xlink:href="https://static.ukrinform.com/photos/2022_09/thumb_files/630_360_1664378590-688.jpg" text:style-name="Internet_20_link" text:visited-style-name="Visited_20_Internet_20_Link">
630_360_16643...</text:a>
", "<text:a xlink:type="simple" xlink:href="https://static.ukrinform.com/photos/2023_04/1682079129-780.jpg" text:style-name="Internet_20_link" text:visited-style-name="Visited_20_Internet_20_Link">
1682079129-78...</text:a>
", "<text:a xlink:type="simple" xlink:href="https://static.ukrinform.com/photos/2023_04/1682079255-687.jpg" text:style-name="Internet_20_link" text:visited-style-name="Visited_20_Internet_20_Link">
1682079255-68...</text:a>
", "<text:a xlink:type="simple" xlink:href="https://static.ukrinform.com/photos/2023_04/1682079992-183.jpg" text:style-name="Internet_20_link" text:visited-style-name="Visited_20_Internet_20_Link">
1682079992-18...</text:a>
"]</text:p>
      <text:p text:style-name="P4">
Tags: ['КМДА', 'Київ', 'Укриття']</text:p>
      <text:p text:style-name="P4">
Type: Article</text:p>
      <!--METADATA-->
      <text:p text:style-name="P4">
<draw:frame draw:style-name="fr1" draw:name="Image50" text:anchor-type="as-char" svg:width="6.9236in" svg:height="3.953188in" draw:z-index="0">
<draw:image xlink:href="../Images/yкринформ/2023-04-21T15-46-05-03-00/630_360_1664378590-688.jpg" xlink:type="simple" xlink:show="embed" xlink:actuate="onLoad" draw:mime-type="image/jpeg"/>
</draw:frame>
 Чималоукриттів у столиці досі не пристосовані для використання маломобільнимигрупами населення, і цю проблему необхідно вирішувати.</text:p>
      <text:p text:style-name="P4">
Про це директор Департаменту муніципальної безпеки КМДА Роман Ткачук сказав напресконференції в Укрінформі.</text:p>
      <text:p text:style-name="P4">
“Використання захисних споруд маломобільними є важливим питанням. Не всі нашізахисні споруди пристосовані для того, щоб ними могли користуватисямаломобільні групи. Так, на мапі ми зробили позначення сховищ та захиснихспоруд, які можуть використовуватися такими людьми. Але я вважаю, що уподальшому при проведенні перевірок треба приділяти більшу увагу тому, якмаломобільні групи можуть потрапити до таких сховищ”, - сказав Ткачук.</text:p>
      <text:p text:style-name="P4">
<draw:frame draw:style-name="fr1" draw:name="Image51" text:anchor-type="as-char" svg:width="6.9236in" svg:height="4.615733in" draw:z-index="0">
<draw:image xlink:href="../Images/yкринформ/2023-04-21T15-46-05-03-00/1682079129-780.jpg" xlink:type="simple" xlink:show="embed" xlink:actuate="onLoad" draw:mime-type="image/jpeg"/>
</draw:frame>
 Іванн Мальчевська</text:p>
      <text:p text:style-name="P4">
Як наголосила координаторка Групи громадського моніторингу ОЗОН ІваннаМальчевська, волонтери у межах національної кампанії моніторингу укриттівфіксували те, чи мають укриття пандуси і чи зможе людина з інвалідністю нимискористатися. Виявилося, що лише 8% з перевірених об'єктів їх мали, але станбув не завжди задовільний.</text:p>
      <text:p text:style-name="P4">
Як підкреслив директор Департаменту муніципальної безпеки КМДА, загалом коженмешканець та гість столиці має право отримати захист незалежно від того, девін перебуває на момент оголошення повітряної тривоги. Коли пролунала сирена,необхідно відкрити <text:a xlink:type="simple" xlink:href="https://kyivcity.gov.ua/news/karta_ukrittiv_kiyeva/" text:style-name="Internet_20_link" text:visited-style-name="Visited_20_Internet_20_Link">
 </text:a>
 тазнайти найближче укриття. “Якщо хтось, комендант цього укриття або мешканцібудинку, де воно розташоване, вас не допускають туди, це правопорушення,кримінальна справа. Одразу треба звертатися на 102 та надавати відповіднуінформацію. Якщо закрите сховище, правоохоронні органи, поліція та ДСНС неберуть на себе відповідальність за відкриття таких сховищ, але в нашому містііснує муніципальна аварійна рятувальна служба. Я особисто беру на себевідповідальність і надаю команду КАРС, щоб вони виїхали й відкрили те чи іншесховище, яке закрите під час повітряної тривоги. Тому комунальна служба цеможе робити. Звернення можна робити на диспетчера служби 101, і воно одразубуде передане до нашого КАРС. Разом із правоохоронними органами служба будевідкривати двері і надавати доступ до сховищ”, - сказав Ткачук.</text:p>
      <text:p text:style-name="P4">
Водночас він визнав, що таких звернень до комунальної аварійно-рятувальноїслужби (КАРС) «Київська служба порятунку» було не так уже й багато. Всіпитання вирішуються оперативно.</text:p>
      <text:p text:style-name="P4">
<draw:frame draw:style-name="fr1" draw:name="Image52" text:anchor-type="as-char" svg:width="6.9236in" svg:height="4.615733in" draw:z-index="0">
<draw:image xlink:href="../Images/yкринформ/2023-04-21T15-46-05-03-00/1682079255-687.jpg" xlink:type="simple" xlink:show="embed" xlink:actuate="onLoad" draw:mime-type="image/jpeg"/>
</draw:frame>
 Олег Стоволос</text:p>
      <text:p text:style-name="P4">
За даними начальника Управління організації заходів цивільного захисту ДСНС ум. Київ Олега Стоволоса, наявна статистична кількість укриттів може покритиусіх мешканців столиці, але є такі ділянки, де у радіусі 500 метрів немаєзахисних споруд. На це також треба звертати увагу, формуючи фонд захиснихспоруд надалі. “Хочу наголосити, що під час воєнного стану укриваємося ми лишев укриттях. Принцип двох стін можливий лише в тому випадку, коли цевідбувається раптово й людина не встигла вийти з будівлі. Але чомусь деякі“експерти” розповідають, що принцип двох стін безпечний, що так можна ховатисяі не потрібно нікуди виходити. Не слухайте їх, бо це неправильно.Найбезпечніше місце під час обстрілів - це підземний простір міста. Всівипадки, коли наші рятувальники на “прильотах” розбирали завали житловихбудинків, показали, що тим людям принцип двох стін взагалі не допоміг”, -наголосив він.</text:p>
      <text:p text:style-name="P4">
<draw:frame draw:style-name="fr1" draw:name="Image53" text:anchor-type="as-char" svg:width="6.9236in" svg:height="4.615733in" draw:z-index="0">
<draw:image xlink:href="../Images/yкринформ/2023-04-21T15-46-05-03-00/1682079992-183.jpg" xlink:type="simple" xlink:show="embed" xlink:actuate="onLoad" draw:mime-type="image/jpeg"/>
</draw:frame>
 Роман Ткачук</text:p>
      <text:p text:style-name="P4">
Учасники пресконференції закликали громадян не думати, що війна вжезакінчилася і небезпека минула. Є чимало випадків, коли люди не реагують насирену і продовжують перебувати на вулицях, але тут варто пам'ятати, що неіснує “тренувальних тривог”. А балістичні ворожі <text:a xlink:type="simple" xlink:href="https://www.ukrinform.ua/tag-raketa" text:style-name="Internet_20_link" text:visited-style-name="Visited_20_Internet_20_Link">
</text:a>
 долітають на нашу територію дужешвидко, і вже були випадки, коли спочатку лунали вибухи, а після цьоговмикалася система оповіщення. “Особистий захист перш за все залежить від васособисто. Ми можемо надати вам допомогу, але ви самостійно приймаєте рішенняпро те йти в укриття чи ні. Я не можу змусити вас використовувати захисніспоруди, але ми можемо їх для вас відкрити”, - наголосив Ткачук.</text:p>
      <text:p text:style-name="P4">
Як повідомлялося, у столиці налічується понад 4 тисячі укриттів різного виду.За минулий рік у місті додалось 398 споруд цивільного захисту. В основномузбільшення кількості відбулося за рахунок приведення до ладу найпростішихукриттів.</text:p>
      <text:p text:style-name="P4">
Цього року на капітальний ремонт підвальних приміщень житлових будинків у всіх10 районах для використання під найпростіші укриття передбачено понад 290 млнгрн. Окремо 61 млн грн передбачено на роботи у спорудах цивільного захисту щев 4 районах – Дарницькому, Деснянському, Оболонському, Святошинському.</text:p>
      <text:p text:style-name="P4">
Source: <text:a xlink:type="simple" xlink:href="https://www.ukrinform.ua/rubric-kyiv/3698930-cimalo-ukrittiv-u-stolici-ne-pristosovani-dla-malomobilnogo-naselenna-kmda.html" text:style-name="Internet_20_link" text:visited-style-name="Visited_20_Internet_20_Link">
https://www.ukrinform.ua/rubric-kyiv/3698930-cimalo-ukrittiv-u-stolici-ne-pristosovani-dla-malomobilnogo-naselenna-kmda.html</text:a>
</text:p>
      <!--NEWS-->
      <text:h text:style-name="P10" text:outline-level="1">
<text:span text:style-name="T4">
У Судані з початку збройного протистояння вже понад 400 загиблих</text:span>
</text:h>
      <text:p text:style-name="P4">
Authors: Ukrinform (Person)</text:p>
      <text:p text:style-name="P4">
Publisher: Укринформ (Organization)</text:p>
      <text:p text:style-name="P4">
Published Time: 2023-04-21T15:47:00+03:00</text:p>
      <text:p text:style-name="P4">
Modified Time: 2023-04-21T15:47:00+03:00</text:p>
      <text:p text:style-name="P4">
Description: Всесвітня організація охорони здоров'я повідомила, що 413 людей було вбито та 3551 поранено у Судані після того, як шість днів тому там спалахнули інтенсивні бойові дії. — Укрінформ.</text:p>
      <text:p text:style-name="P4">
Images: ["<text:a xlink:type="simple" xlink:href="https://static.ukrinform.com/photos/2023_04/thumb_files/630_360_1681798443-501.jpg" text:style-name="Internet_20_link" text:visited-style-name="Visited_20_Internet_20_Link">
630_360_16817...</text:a>
"]</text:p>
      <text:p text:style-name="P4">
Tags: ['Судан', 'Загибель', 'Сутички', 'Переворот']</text:p>
      <text:p text:style-name="P4">
Type: Article</text:p>
      <!--METADATA-->
      <text:p text:style-name="P4">
<draw:frame draw:style-name="fr1" draw:name="Image54" text:anchor-type="as-char" svg:width="6.9236in" svg:height="3.956343in" draw:z-index="0">
<draw:image xlink:href="../Images/yкринформ/2023-04-21T15-47-00-03-00/630_360_1681798443-501.jpg" xlink:type="simple" xlink:show="embed" xlink:actuate="onLoad" draw:mime-type="image/jpeg"/>
</draw:frame>
 Всесвітняорганізація охорони здоров'я повідомила, що 413 людей було вбито та 3551поранено у Судані після того, як шість днів тому там спалахнули інтенсивнібойові дії.</text:p>
      <text:p text:style-name="P4">
Як передає Укрінформ, про це повідомляє агенція <text:a xlink:type="simple" xlink:href="https://www.reuters.com/world/africa/sudan-death-toll-rises-413-world-health-organization-says-2023-04-21/" text:style-name="Internet_20_link" text:visited-style-name="Visited_20_Internet_20_Link">
</text:a>
 .</text:p>
      <text:p text:style-name="P4">
<text:a xlink:type="simple" xlink:href="https://www.ukrinform.ua/tag-vooz" text:style-name="Internet_20_link" text:visited-style-name="Visited_20_Internet_20_Link">
 </text:a>
 наразі зафіксувала 11 нападів намедичні установи в Судані та закликала припинити подібні атаки, заявила речникорганізації Маргарет Гарріс.</text:p>
      <text:p text:style-name="P4">
Речник ЮНІСЕФ Джеймс Елдер заявив, що внаслідок боїв загинули щонайменшедев'ятеро дітей та понад 50 зазнали поранень.</text:p>
      <text:p text:style-name="P4">
Він попередив, що бойові дії ставлять під загрозу життя суданських дітей, яківже страждають від недоїдання.</text:p>
      <text:p text:style-name="P4">
<text:span text:style-name="T4">
Читайте також:</text:span>
 <text:a xlink:type="simple" xlink:href="https://www.ukrinform.ua/rubric-world/3698666-ssa-gotuutsa-do-evakuacii-diplomativ-iz-sudanu.html" text:style-name="Internet_20_link" text:visited-style-name="Visited_20_Internet_20_Link">
 </text:a>
</text:p>
      <text:p text:style-name="P4">
«У Судані вже один з найвищих показників недоїдання серед дітей у світі», —сказав Елдер журналістам. «Тепер критично важлива допомога приблизно 50 000дітей, які страждають на серйозне гостре недоїдання, була порушена. Цезагрожує їх життю», - додав чиновник.</text:p>
      <text:p text:style-name="P4">
Раніше ВООЗ закликала обидві сторони конфлікту відкрити гуманітарний коридордля медичних працівників, пацієнтів та карет швидкої допомоги.</text:p>
      <text:p text:style-name="P4">
<text:span text:style-name="T4">
Читайте також:</text:span>
 <text:a xlink:type="simple" xlink:href="https://www.ukrinform.ua/rubric-world/3698631-pvk-vagner-bere-aktivnu-ucast-u-voennomu-konflikti-v-sudani-rozsliduvanna-cnn.html" text:style-name="Internet_20_link" text:visited-style-name="Visited_20_Internet_20_Link">
 <text:span text:style-name="T4">
Судані</text:span>
 </text:a>
</text:p>
      <text:p text:style-name="P4">
Як повідомляв Укрінформ, 19 квітня <text:a xlink:type="simple" xlink:href="https://www.ukrinform.ua/rubric-world/3698118-armia-sudanu-ogolosila-pro-nove-pripinenna-vognu-z-voenizovanimi-ugrupovannami.html" text:style-name="Internet_20_link" text:visited-style-name="Visited_20_Internet_20_Link">
 </text:a>
 , після провалу попередньої угоди протимчасове перемир'я, щоб провести евакуацію цивільних осіб.</text:p>
      <text:p text:style-name="P4">
15 квітня після кількох днів напруженості між армією Судану та Силами швидкогореагування в Хартумі <text:a xlink:type="simple" xlink:href="https://www.ukrinform.ua/rubric-world/3696295-u-sudani-vidbuvautsa-zitknenna-miz-armieu-ta-silami-svidkogo-reaguvanna.html" text:style-name="Internet_20_link" text:visited-style-name="Visited_20_Internet_20_Link">
 </text:a>
 . Конфлікт точиться навколо запропонованого переходу країнидо цивільного правління.</text:p>
      <text:p text:style-name="P4">
<text:span text:style-name="T5">
Фото: Getty Images</text:span>
</text:p>
      <text:p text:style-name="P4">
Source: <text:a xlink:type="simple" xlink:href="https://www.ukrinform.ua/rubric-world/3698940-u-sudani-z-pocatku-zbrojnogo-protistoanna-vze-ponad-400-zagiblih.html" text:style-name="Internet_20_link" text:visited-style-name="Visited_20_Internet_20_Link">
https://www.ukrinform.ua/rubric-world/3698940-u-sudani-z-pocatku-zbrojnogo-protistoanna-vze-ponad-400-zagiblih.html</text:a>
</text:p>
      <!--NEWS-->
      <text:h text:style-name="P10" text:outline-level="1">
<text:span text:style-name="T4">
Кличко зустрівся з президенткою ЄБРР</text:span>
</text:h>
      <text:p text:style-name="P4">
Authors: Ukrinform (Person)</text:p>
      <text:p text:style-name="P4">
Publisher: Укринформ (Organization)</text:p>
      <text:p text:style-name="P4">
Published Time: 2023-04-21T15:49:11+03:00</text:p>
      <text:p text:style-name="P4">
Modified Time: 2023-04-21T15:49:11+03:00</text:p>
      <text:p text:style-name="P4">
Description: Київський міський голова Віталій Кличко зустрівся у столичній мерії з делегацією Європейського банку реконструкції та розвитку на чолі з президенткою ЄБРР Оділь Рено-Бассо. — Укрінформ.</text:p>
      <text:p text:style-name="P4">
Images: ["<text:a xlink:type="simple" xlink:href="https://static.ukrinform.com/photos/2023_04/thumb_files/630_360_1682081200-384.jpg" text:style-name="Internet_20_link" text:visited-style-name="Visited_20_Internet_20_Link">
630_360_16820...</text:a>
", "<text:a xlink:type="simple" xlink:href="https://static.ukrinform.com/photos/2023_04/1682081200-666.jpg" text:style-name="Internet_20_link" text:visited-style-name="Visited_20_Internet_20_Link">
1682081200-66...</text:a>
", "<text:a xlink:type="simple" xlink:href="https://static.ukrinform.com/photos/2023_04/1682081199-302.jpg" text:style-name="Internet_20_link" text:visited-style-name="Visited_20_Internet_20_Link">
1682081199-30...</text:a>
"]</text:p>
      <text:p text:style-name="P4">
Tags: ['ЄБРР', 'Віталій Кличко', 'Київ']</text:p>
      <text:p text:style-name="P4">
Type: Article</text:p>
      <!--METADATA-->
      <text:p text:style-name="P4">
<draw:frame draw:style-name="fr1" draw:name="Image55" text:anchor-type="as-char" svg:width="6.9236in" svg:height="3.956343in" draw:z-index="0">
<draw:image xlink:href="../Images/yкринформ/2023-04-21T15-49-11-03-00/630_360_1682081200-384.jpg" xlink:type="simple" xlink:show="embed" xlink:actuate="onLoad" draw:mime-type="image/jpeg"/>
</draw:frame>
 Київськийміський голова Віталій Кличко зустрівся у столичній мерії з делегацієюЄвропейського банку реконструкції та розвитку на чолі з президенткою ЄБРРОділь Рено-Бассо.</text:p>
      <text:p text:style-name="P4">
Про це мер повідомив у <text:a xlink:type="simple" xlink:href="https://www.facebook.com/Vitaliy.Klychko/posts/pfbid0XuvynEaCfZtpfm68pMimzaHDBcHfrtJ7bh5DLTAWUiafgaQrZm7yEHxcrjzokxY9l" text:style-name="Internet_20_link" text:visited-style-name="Visited_20_Internet_20_Link">
</text:a>
, передає Укрінформ.</text:p>
      <text:p text:style-name="P4">
“Зустрівся в столичній мерії з делегацією ЄБРР на чолі з президенткою банкуОділь Рено-Бассо. Європейський банк реконструкції та розвитку - давній інадійний партнер Києва”, - зазначив Кличко.</text:p>
      <text:p text:style-name="P4">
Він зауважив, що у співпраці з ЄБРР столиця реалізує кілька важливих проєктів.Зокрема, у 2019 році Київ приєднався до Програми ЄБРР «Зелені міста» - урамках цієї Програми місто втілює проєкти на загальну суму 320 млн євро.</text:p>
      <text:p text:style-name="P4">
<draw:frame draw:style-name="fr1" draw:name="Image56" text:anchor-type="as-char" svg:width="6.9236in" svg:height="4.609323in" draw:z-index="0">
<draw:image xlink:href="../Images/yкринформ/2023-04-21T15-49-11-03-00/1682081200-666.jpg" xlink:type="simple" xlink:show="embed" xlink:actuate="onLoad" draw:mime-type="image/jpeg"/>
</draw:frame>
</text:p>
      <text:p text:style-name="P4">
Крім того, столичний мер нагадав, що Київ реалізує проєкт «Модернізаціяміського транспорту м. Києва ІІ», яким 180 млн євро передбачено на оновленнярухомого складу. З них на вагони метро - 50 млн євро, на трамваї - 60 млнєвро. На комплексну реконструкцію трамвайної лінії та зупинки "Контрактоваплоща" передбачено 10 млн євро, на капітальний ремонт автопроїздів мосту Метро- 60 млн євро. Бенефіціар проєкту - КП «Київський метрополітен», КП«Київпастранс» та КК "Київавтодор".</text:p>
      <text:p text:style-name="P4">
Кличко також додав, що за підтримки ЄБРР столична влада втілює проєкт«Модернізація системи централізованого теплопостачання Києва» – на суму 140млн євро. Зокрема, йдеться про модернізацію обладнання ТЕЦ-5, ТЕЦ-6,реконструкцію 8 великих котелень; капітальний ремонт теплових мереж; закриття45 малих неефективних котелень із перепідключенням споживачів; створеннясистеми дистанційного збору та аналізу інформації.</text:p>
      <text:p text:style-name="P4">
<draw:frame draw:style-name="fr1" draw:name="Image57" text:anchor-type="as-char" svg:width="6.9236in" svg:height="4.609323in" draw:z-index="0">
<draw:image xlink:href="../Images/yкринформ/2023-04-21T15-49-11-03-00/1682081199-302.jpg" xlink:type="simple" xlink:show="embed" xlink:actuate="onLoad" draw:mime-type="image/jpeg"/>
</draw:frame>
</text:p>
      <text:p text:style-name="P4">
За його словами, наразі проєкт призупинено через війну в Україні. Окрім цього,за погодженням з <text:a xlink:type="simple" xlink:href="https://www.ukrinform.ua/tag-ebrr" text:style-name="Internet_20_link" text:visited-style-name="Visited_20_Internet_20_Link">
 </text:a>
 тимчасово призупиненірозпочаті тендерні процедури.</text:p>
      <text:p text:style-name="P4">
«За результатами Інвестиційного форуму Києва, що відбувався в Брюсселінаприкінці 2022 року, українська столиця та ЄБРР домовились про партнерство на100 млн євро. Воно спрямоване на широкий спектр проектів підтримкиенергетичної безпеки Києва, надання екстреної допомоги ліквідності длямуніципальних активів, компенсації втрат імпорту та інше. Навіть в цейскладний час для України ЄБРР усіляко намагається допомогти Києву. І ми за цедуже вдячні», – наголосив Київський міський голова.</text:p>
      <text:p text:style-name="P4">
Як повідомляв Укрінформ, у 2022 році Європейський банк реконструкції тарозвитку надав <text:a xlink:type="simple" xlink:href="https://www.ukrinform.ua/rubric-economy/3659123-ebrr-torik-nadav-280-miljoniv-na-pidtrimku-ukrainskogo-biznesu.html" text:style-name="Internet_20_link" text:visited-style-name="Visited_20_Internet_20_Link">
 </text:a>
 на підтримкуоборотного капіталу сільськогосподарських виробників і переробників в Україні.</text:p>
      <text:p text:style-name="P4">
<text:span text:style-name="T5">
Фото: Віталій Кличко, Фейсбук</text:span>
</text:p>
      <text:p text:style-name="P4">
Source: <text:a xlink:type="simple" xlink:href="https://www.ukrinform.ua/rubric-kyiv/3698931-klicko-zustrivsa-z-prezidentkou-ebrr.html" text:style-name="Internet_20_link" text:visited-style-name="Visited_20_Internet_20_Link">
https://www.ukrinform.ua/rubric-kyiv/3698931-klicko-zustrivsa-z-prezidentkou-ebrr.html</text:a>
</text:p>
      <!--NEWS-->
      <text:h text:style-name="P10" text:outline-level="1">
<text:span text:style-name="T4">
Найбільша в Україні автоматична система моніторингу якості повітря працює у Києві</text:span>
</text:h>
      <text:p text:style-name="P4">
Authors: Ukrinform (Person)</text:p>
      <text:p text:style-name="P4">
Publisher: Укринформ (Organization)</text:p>
      <text:p text:style-name="P4">
Published Time: 2023-04-21T15:51:00+03:00</text:p>
      <text:p text:style-name="P4">
Modified Time: 2023-04-21T15:51:00+03:00</text:p>
      <text:p text:style-name="P4">
Description: У Києві функціонує найбільша в Україні автоматична система моніторингу якості повітря, її роботу забезпечують 53 пункти спостережень європейського зразка. — Укрінформ.</text:p>
      <text:p text:style-name="P4">
Images: ["<text:a xlink:type="simple" xlink:href="https://static.ukrinform.com/photos/2023_04/thumb_files/630_360_1682081331-667.jpg" text:style-name="Internet_20_link" text:visited-style-name="Visited_20_Internet_20_Link">
630_360_16820...</text:a>
", "<text:a xlink:type="simple" xlink:href="https://static.ukrinform.com/photos/2023_04/1682081347-907.jpg" text:style-name="Internet_20_link" text:visited-style-name="Visited_20_Internet_20_Link">
1682081347-90...</text:a>
", "<text:a xlink:type="simple" xlink:href="https://static.ukrinform.com/photos/2023_04/1682081332-380.jpg" text:style-name="Internet_20_link" text:visited-style-name="Visited_20_Internet_20_Link">
1682081332-38...</text:a>
", "<text:a xlink:type="simple" xlink:href="https://static.ukrinform.com/photos/2023_04/1682081331-543.jpg" text:style-name="Internet_20_link" text:visited-style-name="Visited_20_Internet_20_Link">
1682081331-54...</text:a>
"]</text:p>
      <text:p text:style-name="P4">
Tags: ['Екологія', 'Україна', 'Забруднення повітря', 'Київ']</text:p>
      <text:p text:style-name="P4">
Type: Article</text:p>
      <!--METADATA-->
      <text:p text:style-name="P4">
<draw:frame draw:style-name="fr1" draw:name="Image58" text:anchor-type="as-char" svg:width="6.9236in" svg:height="3.956343in" draw:z-index="0">
<draw:image xlink:href="../Images/yкринформ/2023-04-21T15-51-00-03-00/630_360_1682081331-667.jpg" xlink:type="simple" xlink:show="embed" xlink:actuate="onLoad" draw:mime-type="image/jpeg"/>
</draw:frame>
 У Києвіфункціонує найбільша в Україні автоматична система моніторингу якості повітря,її роботу забезпечують 53 пункти спостережень європейського зразка.</text:p>
      <text:p text:style-name="P4">
Як передає Укрінформ про це повідомляє <text:a xlink:type="simple" xlink:href="https://kyivcity.gov.ua/news/za_ostanni_dva_roki_kiv_vibuduvav_naybilshu_v_ukrani_sistemu_monitoringu_yakosti_povitrya/" text:style-name="Internet_20_link" text:visited-style-name="Visited_20_Internet_20_Link">
</text:a>
.</text:p>
      <text:p text:style-name="P4">
У подальшому система буде розвиватися, аби забезпечити комплексний моніторингповітря в усіх мікрорайонах <text:a xlink:type="simple" xlink:href="https://www.ukrinform.ua/tag-kiiv" text:style-name="Internet_20_link" text:visited-style-name="Visited_20_Internet_20_Link">
 </text:a>
 . Про цеповідомили в управлінні екології та природних ресурсів КМДА, представляючигромадській раді звіт про виконану роботу у 2021-2022 роках.</text:p>
      <text:p text:style-name="P4">
<draw:frame draw:style-name="fr1" draw:name="Image59" text:anchor-type="as-char" svg:width="6.9236in" svg:height="4.615733in" draw:z-index="0">
<draw:image xlink:href="../Images/yкринформ/2023-04-21T15-51-00-03-00/1682081347-907.jpg" xlink:type="simple" xlink:show="embed" xlink:actuate="onLoad" draw:mime-type="image/jpeg"/>
</draw:frame>
</text:p>
      <text:p text:style-name="P4">
За словами начальника управління екології та природних ресурсів КМДАОлександра Возного, з 2021 року встановлено сім високоточних пунктівмоніторингу якості повітря, які минулого року були доповнені мережею із 46індикативних датчиків. Дані з усіх постів моніторингу обробляються автоматичнота виводяться у зручному режимі в додатку “Київ Цифровий”, що дозволяє киянамотримувати оперативну інформацію про стан повітря у столиці.</text:p>
      <text:p text:style-name="P4">
<draw:frame draw:style-name="fr1" draw:name="Image60" text:anchor-type="as-char" svg:width="6.9236in" svg:height="4.615733in" draw:z-index="0">
<draw:image xlink:href="../Images/yкринформ/2023-04-21T15-51-00-03-00/1682081332-380.jpg" xlink:type="simple" xlink:show="embed" xlink:actuate="onLoad" draw:mime-type="image/jpeg"/>
</draw:frame>
</text:p>
      <text:p text:style-name="P4">
Управління екології та природних ресурсів КМДА не планує зупинятися на цьому,адже таке велике місто як Київ потребує мінімум 17 високоточних пунктівмоніторингу, які дозволять отримувати більш комплексну інформацію про станповітря.</text:p>
      <text:p text:style-name="P4">
<draw:frame draw:style-name="fr1" draw:name="Image61" text:anchor-type="as-char" svg:width="6.9236in" svg:height="4.615733in" draw:z-index="0">
<draw:image xlink:href="../Images/yкринформ/2023-04-21T15-51-00-03-00/1682081331-543.jpg" xlink:type="simple" xlink:show="embed" xlink:actuate="onLoad" draw:mime-type="image/jpeg"/>
</draw:frame>
</text:p>
      <text:p text:style-name="P4">
Як ідеться в повідомленні, обидва типи пунктів спостережень аналізують повітряза такими показниками як пил (РМ1.0, PM 2,5 і PM10), діоксид сірки, оксидазоту, озон, сірководень, летючі органічні речовини. Дані з датчиківфіксуються щохвилини, зберігаються на сервері та виводяться у режимі реальногочасу на сайті asm.kyivcity.gov.ua та в додатку “Київ Цифровий”.</text:p>
      <text:p text:style-name="P4">
<text:span text:style-name="T4">
Читайте також:</text:span>
 <text:a xlink:type="simple" xlink:href="https://www.ukrinform.ua/rubric-kyiv/3682766-kiiv-uvijsov-do-rejtingu-30-stolic-svitu-z-najkrasimi-pokaznikami-akosti-povitra.html" text:style-name="Internet_20_link" text:visited-style-name="Visited_20_Internet_20_Link">
 <text:span text:style-name="T4">
якості</text:span>
 <text:span text:style-name="T4">
повітря</text:span>
 </text:a>
</text:p>
      <text:p text:style-name="P4">
В КМДА нагадали, що у цьогорічному світовому рейтингу IQAir World Air QualityReport Київ увійшов до тридцяти столиць світу з найкращими показниками стануатмосферного повітря. Опинившись між Мадридом та Токіо, Київ посів 26-те місцерейтингу, потрапивши до так званої “зеленої” зони. Також столиця Україниотримала особливу відзнаку як місто, яке попри повномасштабну війну розбудовуєсистему моніторингу повітря та докладає зусиль для покращення екологічноїситуації.</text:p>
      <text:p text:style-name="P4">
Як повідомляв Укрінформ, у Києві кілька днів поспіль спостерігається падіннярівня води у Дніпрі: за останні дні рівень води впав уже на понад 30 см.</text:p>
      <text:p text:style-name="P4">
<text:span text:style-name="T5">
Фото: kyivcity.gov.ua</text:span>
</text:p>
      <text:p text:style-name="P4">
Source: <text:a xlink:type="simple" xlink:href="https://www.ukrinform.ua/rubric-kyiv/3698933-najbilsa-v-ukraini-avtomaticna-sistema-monitoringu-akosti-povitra-pracue-u-kievi.html" text:style-name="Internet_20_link" text:visited-style-name="Visited_20_Internet_20_Link">
https://www.ukrinform.ua/rubric-kyiv/3698933-najbilsa-v-ukraini-avtomaticna-sistema-monitoringu-akosti-povitra-pracue-u-kievi.html</text:a>
</text:p>
      <!--NEWS-->
      <text:h text:style-name="P10" text:outline-level="1">
<text:span text:style-name="T4">
Індія припинила отримувати поставки російської зброї через побоювання санкцій США</text:span>
</text:h>
      <text:p text:style-name="P4">
Authors: Ukrinform (Person)</text:p>
      <text:p text:style-name="P4">
Publisher: Укринформ (Organization)</text:p>
      <text:p text:style-name="P4">
Published Time: 2023-04-21T15:55:00+03:00</text:p>
      <text:p text:style-name="P4">
Modified Time: 2023-04-21T15:55:00+03:00</text:p>
      <text:p text:style-name="P4">
Description: Постачання військових вантажів з росії до Індії припинилися через відсутність механізму оплати, що не порушує санкції США.  — Укрінформ.</text:p>
      <text:p text:style-name="P4">
Images: ["<text:a xlink:type="simple" xlink:href="https://static.ukrinform.com/photos/2023_03/thumb_files/630_360_1679589133-454.png" text:style-name="Internet_20_link" text:visited-style-name="Visited_20_Internet_20_Link">
630_360_16795...</text:a>
"]</text:p>
      <text:p text:style-name="P4">
Tags: ['Антиросійські санкції', 'Індія', 'США', 'Зброя']</text:p>
      <text:p text:style-name="P4">
Type: Article</text:p>
      <!--METADATA-->
      <text:p text:style-name="P4">
<draw:frame draw:style-name="fr1" draw:name="Image62" text:anchor-type="as-char" svg:width="6.9236in" svg:height="3.956343in" draw:z-index="0">
<draw:image xlink:href="../Images/yкринформ/2023-04-21T15-55-00-03-00/630_360_1679589133-454.png" xlink:type="simple" xlink:show="embed" xlink:actuate="onLoad" draw:mime-type="image/png"/>
</draw:frame>
 Постачаннявійськових вантажів з росії до Індії припинилися через відсутність механізмуоплати, що не порушує санкції США.</text:p>
      <text:p text:style-name="P4">
Як передає Укрінформ, про це повідомляє <text:a xlink:type="simple" xlink:href="https://www.bloomberg.com/news/articles/2023-04-21/russian-arms-sales-to-india-stall-due-to-fears-over-us-sanctions" text:style-name="Internet_20_link" text:visited-style-name="Visited_20_Internet_20_Link">
</text:a>
 .</text:p>
      <text:p text:style-name="P4">
" <text:a xlink:type="simple" xlink:href="https://www.ukrinform.ua/tag-india" text:style-name="Internet_20_link" text:visited-style-name="Visited_20_Internet_20_Link">
 </text:a>
 платежі за зброю на суму понад 2млрд доларів припинилися приблизно на рік, а росія припинила надання кредитуна постачання запасних частин на суму близько 10 млрд доларів, а також на двібатареї системи протиракетної оборони С-400, які ще не надійшли", - повідомляєджерело.</text:p>
      <text:p text:style-name="P4">
За словами офіційних осіб, Індія не може сплатити рахунок у доларах США черезпобоювання з приводу вторинних санкцій, у той час, як росія, як і раніше, небажає приймати рупії через волатильність обмінного курсу. Нью-Делі також нехоче укладати угоду в російських рублях через побоювання, що зможе купитидостатньо валюти на відкритому ринку за справедливою ціною.</text:p>
      <text:p text:style-name="P4">
<text:span text:style-name="T4">
Читайте також:</text:span>
 <text:a xlink:type="simple" xlink:href="https://www.ukrinform.ua/rubric-world/3693130-india-planue-rozrobiti-vlasnij-vinisuvacnevidimku-patogo-pokolinna-zmi.html" text:style-name="Internet_20_link" text:visited-style-name="Visited_20_Internet_20_Link">
 <text:span text:style-name="T4">
Індія</text:span>
 </text:a>
</text:p>
      <text:p text:style-name="P4">
Наразі розглядаються три можливі варіанти оплати за поставки зброї. Однакжоден із них не є вигідним ані для Індії, ані для росії.</text:p>
      <text:p text:style-name="P4">
Як повідомляв <text:a xlink:type="simple" xlink:href="https://www.ukrinform.ua/rubric-ato/3698671-slovenia-priednuetsa-do-spilnoi-zakupivli-snaradiv-dla-ukraini.html" text:style-name="Internet_20_link" text:visited-style-name="Visited_20_Internet_20_Link">
 </text:a>
 , уряд Словеніїухвалив рішення приєднатися до спільної закупівлі боєприпасів для України умежах проєкту Європейського оборонного агентства (EDA), у якому вже берутьучасть 23 країни-члени ЄС та Норвегія.</text:p>
      <text:p text:style-name="P4">
Source: <text:a xlink:type="simple" xlink:href="https://www.ukrinform.ua/rubric-world/3698937-india-pripinila-otrimuvati-postavki-rosijskoi-zbroi-cerez-pobouvanna-sankcij-ssa.html" text:style-name="Internet_20_link" text:visited-style-name="Visited_20_Internet_20_Link">
https://www.ukrinform.ua/rubric-world/3698937-india-pripinila-otrimuvati-postavki-rosijskoi-zbroi-cerez-pobouvanna-sankcij-ssa.html</text:a>
</text:p>
      <!--NEWS-->
      <text:h text:style-name="P10" text:outline-level="1">
<text:span text:style-name="T4">
Реєстр збитків від російської агресії запустять у травні  - генсек Ради Європи</text:span>
</text:h>
      <text:p text:style-name="P4">
Authors: Ukrinform (Person)</text:p>
      <text:p text:style-name="P4">
Publisher: Укринформ (Organization)</text:p>
      <text:p text:style-name="P4">
Published Time: 2023-04-21T15:56:00+03:00</text:p>
      <text:p text:style-name="P4">
Modified Time: 2023-04-21T15:56:00+03:00</text:p>
      <text:p text:style-name="P4">
Description: Міжнародний реєстр збитків, завданих агресивною війною росії в Україні, буде запущений на початку травня групою держав-учасниць Ради Європи. — Укрінформ.</text:p>
      <text:p text:style-name="P4">
Images: ["<text:a xlink:type="simple" xlink:href="https://static.ukrinform.com/photos/2022_10/thumb_files/630_360_1665180314-896.jpg" text:style-name="Internet_20_link" text:visited-style-name="Visited_20_Internet_20_Link">
630_360_16651...</text:a>
"]</text:p>
      <text:p text:style-name="P4">
Tags: ['Пейчинович-Бурич', 'Збитки', 'Війна з росією']</text:p>
      <text:p text:style-name="P4">
Type: Article</text:p>
      <!--METADATA-->
      <text:p text:style-name="P4">
<draw:frame draw:style-name="fr1" draw:name="Image63" text:anchor-type="as-char" svg:width="6.9236in" svg:height="3.956343in" draw:z-index="0">
<draw:image xlink:href="../Images/yкринформ/2023-04-21T15-56-00-03-00/630_360_1665180314-896.jpg" xlink:type="simple" xlink:show="embed" xlink:actuate="onLoad" draw:mime-type="image/jpeg"/>
</draw:frame>
Міжнародний реєстр збитків, завданих агресивною війною росії в Україні, будезапущений на початку травня групою держав-учасниць Ради Європи.</text:p>
      <text:p text:style-name="P4">
Про це заявила генеральний секретар Ради Європи Марія Пейчинович-Бурич під часдискусії у четвер у Відні, передає Укрінформ з посиланням на <text:a xlink:type="simple" xlink:href="https://apa.at/" text:style-name="Internet_20_link" text:visited-style-name="Visited_20_Internet_20_Link">
</text:a>
 .</text:p>
      <text:p text:style-name="P4">
"Якщо ми хочемо мати правосуддя, орієнтоване на жертв, то ми повинні діятизараз, щоб не втратити інформацію", - заявила Пейчинович-Бурич.</text:p>
      <text:p text:style-name="P4">
<text:span text:style-name="T4">
Читайте також:</text:span>
 <text:a xlink:type="simple" xlink:href="https://www.ukrinform.ua/rubric-polytics/3698503-ministri-zakordonnih-sprav-es-zustrinutsa-24-kvitna-golovna-tema-vijna-v-ukraini.html" text:style-name="Internet_20_link" text:visited-style-name="Visited_20_Internet_20_Link">
 </text:a>
</text:p>
      <text:p text:style-name="P4">
За її словами, "коаліція бажаючих держав" в Раді Європи має офіційнопроголосити створення реєстру на початку травня. Очікується, що глави державта урядів країн-членів Ради Європи схвалять цей крок на своєму саміті вРейк'явіку 16-17 травня.</text:p>
      <text:p text:style-name="P4">
Планується, що штаб-квартира нової інституції знаходитиметься в Гаазі, такожбуде філіал в Києві.</text:p>
      <text:p text:style-name="P4">
"Таким чином, ми розчищаємо шлях для створення механізму компенсації уподальшому", - заявила генсек Ради Європи.</text:p>
      <text:p text:style-name="P4">
<text:span text:style-name="T4">
Читайте також:</text:span>
 <text:a xlink:type="simple" xlink:href="https://www.ukrinform.ua/rubric-vidbudova/3696749-ssa-obgovoruut-mehanizmi-peredaci-zamorozenih-aktiviv-rf-dla-vidbudovi-ukraini.html" text:style-name="Internet_20_link" text:visited-style-name="Visited_20_Internet_20_Link">
 </text:a>
</text:p>
      <text:p text:style-name="P4">
Зі свого боку постійний представник Австрії при Раді Європи Алозія Вергеттерповідомила АРА, що Австрія стала співавтором рішення, прийнятого в середу вСтрасбурзі, щодо необхідності створення такого реєстру збитків.</text:p>
      <text:p text:style-name="P4">
"Наразі розробляється статут, і Австрія також бере активну участь у цьомупроцесі", - сказала посол.</text:p>
      <text:p text:style-name="P4">
За її словами, до 10 травня щонайменше 16 країн-членів Ради Європи маютьофіційно створити реєстр, і, таким чином, під час саміту в Рейк'явіку він вжеповинен існувати.</text:p>
      <text:p text:style-name="P4">
<text:span text:style-name="T4">
Читайте також:</text:span>
 <text:a xlink:type="simple" xlink:href="https://www.ukrinform.ua/rubric-society/3696436-vijna-vze-zavdala-skodi-dovkillu-ukraini-na-majze-2-triljoni-strilec.html" text:style-name="Internet_20_link" text:visited-style-name="Visited_20_Internet_20_Link">
 </text:a>
</text:p>
      <text:p text:style-name="P4">
За даними Вергеттер, близько 25-30 співробітників працюватимуть над цимреєстром у Гаазі, у тому числі кілька співробітників у київському філіалі.Річний бюджет, який буде розподілений між країнами-учасницями Ради Європи, маєстановити близько 8 млн євро.</text:p>
      <text:p text:style-name="P4">
Як повідомлялося, Генеральна асамблея ООН 14 листопада 2022 року ухвалилапроєкт резолюції щодо створення механізму компенсації Україні збитків,спричинених війною, яку розв’язала і досі веде росія проти України.</text:p>
      <text:p text:style-name="P4">
У Міністерстві юстиції України заявили наприкінці грудня 2022 року про початокпроцесу створення Міжнародного реєстру збитків, завданих збройною агресієюросійської федерації.</text:p>
      <text:p text:style-name="P4">
Фото: coe.int</text:p>
      <text:p text:style-name="P4">
Source: <text:a xlink:type="simple" xlink:href="https://www.ukrinform.ua/rubric-vidbudova/3698939-reestr-zbitkiv-vid-rosijskoi-agresii-zapustat-u-travni-gensek-radi-evropi.html" text:style-name="Internet_20_link" text:visited-style-name="Visited_20_Internet_20_Link">
https://www.ukrinform.ua/rubric-vidbudova/3698939-reestr-zbitkiv-vid-rosijskoi-agresii-zapustat-u-travni-gensek-radi-evropi.html</text:a>
</text:p>
      <!--NEWS-->
      <text:h text:style-name="P10" text:outline-level="1">
<text:span text:style-name="T4">
У Львові відкрили фонтан, присвячений добровольцям і «Да Вінчі»</text:span>
</text:h>
      <text:p text:style-name="P4">
Authors: Ukrinform (Person)</text:p>
      <text:p text:style-name="P4">
Publisher: Укринформ (Organization)</text:p>
      <text:p text:style-name="P4">
Published Time: 2023-04-21T15:56:21+03:00</text:p>
      <text:p text:style-name="P4">
Modified Time: 2023-04-21T15:56:21+03:00</text:p>
      <text:p text:style-name="P4">
Description: 21 квітня у Львові на площі Галицькій відкрили фонтан, присвячений Герою України Дмитру “Да Вінчі” Коцюбайлу та всім добровольцям російсько-української війни. — Укрінформ.</text:p>
      <text:p text:style-name="P4">
Images: ["<text:a xlink:type="simple" xlink:href="https://static.ukrinform.com/photos/2023_04/thumb_files/630_360_1682081475-674.jpg" text:style-name="Internet_20_link" text:visited-style-name="Visited_20_Internet_20_Link">
630_360_16820...</text:a>
", "<text:a xlink:type="simple" xlink:href="https://static.ukrinform.com/photos/2023_04/1682081219-568.jpg" text:style-name="Internet_20_link" text:visited-style-name="Visited_20_Internet_20_Link">
1682081219-56...</text:a>
", "<text:a xlink:type="simple" xlink:href="https://static.ukrinform.com/photos/2023_04/thumb_files/630_360_1682081262-4673.jpeg" text:style-name="Internet_20_link" text:visited-style-name="Visited_20_Internet_20_Link">
630_360_16820...</text:a>
", "<text:a xlink:type="simple" xlink:href="https://static.ukrinform.com/photos/2023_04/thumb_files/630_360_1682081261-5603.jpeg" text:style-name="Internet_20_link" text:visited-style-name="Visited_20_Internet_20_Link">
630_360_16820...</text:a>
", "<text:a xlink:type="simple" xlink:href="https://static.ukrinform.com/photos/2023_04/thumb_files/630_360_1682081261-1242.jpeg" text:style-name="Internet_20_link" text:visited-style-name="Visited_20_Internet_20_Link">
630_360_16820...</text:a>
", "<text:a xlink:type="simple" xlink:href="https://static.ukrinform.com/photos/2023_04/thumb_files/630_360_1682081261-1208.jpeg" text:style-name="Internet_20_link" text:visited-style-name="Visited_20_Internet_20_Link">
630_360_16820...</text:a>
", "<text:a xlink:type="simple" xlink:href="https://static.ukrinform.com/photos/2023_04/thumb_files/630_360_1682081261-7828.jpeg" text:style-name="Internet_20_link" text:visited-style-name="Visited_20_Internet_20_Link">
630_360_16820...</text:a>
", "<text:a xlink:type="simple" xlink:href="https://static.ukrinform.com/photos/2023_04/thumb_files/630_360_1682081261-8171.jpeg" text:style-name="Internet_20_link" text:visited-style-name="Visited_20_Internet_20_Link">
630_360_16820...</text:a>
", "<text:a xlink:type="simple" xlink:href="https://static.ukrinform.com/photos/2023_04/thumb_files/630_360_1682081261-3098.jpeg" text:style-name="Internet_20_link" text:visited-style-name="Visited_20_Internet_20_Link">
630_360_16820...</text:a>
", "<text:a xlink:type="simple" xlink:href="https://static.ukrinform.com/photos/2023_04/thumb_files/630_360_1682081262-8681.jpeg" text:style-name="Internet_20_link" text:visited-style-name="Visited_20_Internet_20_Link">
630_360_16820...</text:a>
", "<text:a xlink:type="simple" xlink:href="https://static.ukrinform.com/photos/2023_04/thumb_files/630_360_1682081262-4629.jpeg" text:style-name="Internet_20_link" text:visited-style-name="Visited_20_Internet_20_Link">
630_360_16820...</text:a>
", "<text:a xlink:type="simple" xlink:href="https://static.ukrinform.com/photos/2023_04/thumb_files/630_360_1682081262-4327.jpeg" text:style-name="Internet_20_link" text:visited-style-name="Visited_20_Internet_20_Link">
630_360_16820...</text:a>
", "<text:a xlink:type="simple" xlink:href="https://static.ukrinform.com/photos/2023_04/thumb_files/630_360_1682081262-4249.jpeg" text:style-name="Internet_20_link" text:visited-style-name="Visited_20_Internet_20_Link">
630_360_16820...</text:a>
", "<text:a xlink:type="simple" xlink:href="https://static.ukrinform.com/photos/2023_04/thumb_files/630_360_1682081262-8170.jpeg" text:style-name="Internet_20_link" text:visited-style-name="Visited_20_Internet_20_Link">
630_360_16820...</text:a>
", "<text:a xlink:type="simple" xlink:href="https://static.ukrinform.com/photos/2023_04/thumb_files/630_360_1682081263-6436.jpeg" text:style-name="Internet_20_link" text:visited-style-name="Visited_20_Internet_20_Link">
630_360_16820...</text:a>
"]</text:p>
      <text:p text:style-name="P4">
Tags: ['Львів', 'Добровольці', 'Фонтан']</text:p>
      <text:p text:style-name="P4">
Type: Article</text:p>
      <!--METADATA-->
      <text:p text:style-name="P4">
<draw:frame draw:style-name="fr1" draw:name="Image64" text:anchor-type="as-char" svg:width="6.9236in" svg:height="3.956343in" draw:z-index="0">
<draw:image xlink:href="../Images/yкринформ/2023-04-21T15-56-21-03-00/630_360_1682081475-674.jpg" xlink:type="simple" xlink:show="embed" xlink:actuate="onLoad" draw:mime-type="image/jpeg"/>
</draw:frame>
 21 квітняу Львові на площі Галицькій відкрили фонтан, присвячений Герою України Дмитру“Да Вінчі” Коцюбайлу та всім добровольцям російсько-української війни.</text:p>
      <text:p text:style-name="P4">
Про це повідомляє в <text:a xlink:type="simple" xlink:href="https://t.me/kozytskyy_maksym_official/7823" text:style-name="Internet_20_link" text:visited-style-name="Visited_20_Internet_20_Link">
 </text:a>
 начальникЛьвівської ОВА Максим Козицький, передає Укрінформ.</text:p>
      <text:p text:style-name="P4">
“Дуже символічно, що у Львові, на площі Галицькій, про нього та про усіхдобровольців poсійсько-української війни тепер буде нагадувати цей фонтан”, -йдеться в повідомленні.</text:p>
      <text:p text:style-name="P4">
<draw:frame draw:style-name="fr1" draw:name="Image65" text:anchor-type="as-char" svg:width="6.9236in" svg:height="4.609323in" draw:z-index="0">
<draw:image xlink:href="../Images/yкринформ/2023-04-21T15-56-21-03-00/1682081219-568.jpg" xlink:type="simple" xlink:show="embed" xlink:actuate="onLoad" draw:mime-type="image/jpeg"/>
</draw:frame>
</text:p>
      <text:p text:style-name="P4">
За словами начальника ОВА, дуже символічно, що виготовлений фонтан ізкортенової сталі. Адже кортенова сталь з часом через окислення набуває мідногокольору та не піддається негативному впливу довкілля.</text:p>
      <text:p text:style-name="P4">
Зазначається, що струмені води, які пробиваються крізь кортенову сталь,символізують силу духу наших воїнів, яка міцніша за метал і ворожу броню. Зцією силою захисники очищають українську землю від загарбників.</text:p>
      <text:p text:style-name="P4">
<text:span text:style-name="T4">
Читайте також:</text:span>
 <text:a xlink:type="simple" xlink:href="https://www.ukrinform.ua/rubric-regions/3698920-na-prikarpatti-vidkrili-memorialnu-dosku-da-vinci.html" text:style-name="Internet_20_link" text:visited-style-name="Visited_20_Internet_20_Link">
 <text:span text:style-name="T4">
Прикарпатті</text:span>
 <text:span text:style-name="T4">
відкрили</text:span>
 <text:span text:style-name="T4">
меморіальну</text:span>
 <text:span text:style-name="T4">
дошку</text:span>
<text:span text:style-name="T4">
Вінчі</text:span>
 </text:a>
</text:p>
      <text:p text:style-name="P4">
За задумом простір довкола фонтану стане місцем живої пам’яті і щирих розмов,на згадку про «Да Вінчі» та всіх, кого втратили у розквіті сил.</text:p>
      <text:p text:style-name="P4">
<draw:frame draw:style-name="fr1" draw:name="Image66" text:anchor-type="as-char" svg:width="6.9236in" svg:height="3.956343in" draw:z-index="0">
<draw:image xlink:href="../Images/yкринформ/2023-04-21T15-56-21-03-00/630_360_1682081262-4673.jpeg" xlink:type="simple" xlink:show="embed" xlink:actuate="onLoad" draw:mime-type="image/jpeg"/>
</draw:frame>
 У Львовівідкрили фонтан, присвячений Герою України «Да Вінчі» / Фото: АнастасіяСмольєнко, Укрінформ  <text:a xlink:type="simple" xlink:href="https://static.ukrinform.com/photos/2023_04/1682081262-4673.jpeg" text:style-name="Internet_20_link" text:visited-style-name="Visited_20_Internet_20_Link">
<draw:frame draw:style-name="fr1" draw:name="Image67" text:anchor-type="as-char" svg:width="6.9236in" svg:height="3.956343in" draw:z-index="0">
<draw:image xlink:href="../Images/yкринформ/2023-04-21T15-56-21-03-00/630_360_1682081262-4673.jpeg" xlink:type="simple" xlink:show="embed" xlink:actuate="onLoad" draw:mime-type="image/jpeg"/>
</draw:frame>
</text:a>
 <text:a xlink:type="simple" xlink:href="https://static.ukrinform.com/photos/2023_04/1682081261-5603.jpeg" text:style-name="Internet_20_link" text:visited-style-name="Visited_20_Internet_20_Link">
<draw:frame draw:style-name="fr1" draw:name="Image68" text:anchor-type="as-char" svg:width="6.9236in" svg:height="3.956343in" draw:z-index="0">
<draw:image xlink:href="../Images/yкринформ/2023-04-21T15-56-21-03-00/630_360_1682081261-5603.jpeg" xlink:type="simple" xlink:show="embed" xlink:actuate="onLoad" draw:mime-type="image/jpeg"/>
</draw:frame>
</text:a>
 <text:a xlink:type="simple" xlink:href="https://static.ukrinform.com/photos/2023_04/1682081261-1242.jpeg" text:style-name="Internet_20_link" text:visited-style-name="Visited_20_Internet_20_Link">
<draw:frame draw:style-name="fr1" draw:name="Image69" text:anchor-type="as-char" svg:width="6.9236in" svg:height="3.956343in" draw:z-index="0">
<draw:image xlink:href="../Images/yкринформ/2023-04-21T15-56-21-03-00/630_360_1682081261-1242.jpeg" xlink:type="simple" xlink:show="embed" xlink:actuate="onLoad" draw:mime-type="image/jpeg"/>
</draw:frame>
</text:a>
 <text:a xlink:type="simple" xlink:href="https://static.ukrinform.com/photos/2023_04/1682081261-1208.jpeg" text:style-name="Internet_20_link" text:visited-style-name="Visited_20_Internet_20_Link">
<draw:frame draw:style-name="fr1" draw:name="Image70" text:anchor-type="as-char" svg:width="6.9236in" svg:height="3.956343in" draw:z-index="0">
<draw:image xlink:href="../Images/yкринформ/2023-04-21T15-56-21-03-00/630_360_1682081261-1208.jpeg" xlink:type="simple" xlink:show="embed" xlink:actuate="onLoad" draw:mime-type="image/jpeg"/>
</draw:frame>
</text:a>
 <text:a xlink:type="simple" xlink:href="https://static.ukrinform.com/photos/2023_04/1682081261-7828.jpeg" text:style-name="Internet_20_link" text:visited-style-name="Visited_20_Internet_20_Link">
<draw:frame draw:style-name="fr1" draw:name="Image71" text:anchor-type="as-char" svg:width="6.9236in" svg:height="3.956343in" draw:z-index="0">
<draw:image xlink:href="../Images/yкринформ/2023-04-21T15-56-21-03-00/630_360_1682081261-7828.jpeg" xlink:type="simple" xlink:show="embed" xlink:actuate="onLoad" draw:mime-type="image/jpeg"/>
</draw:frame>
</text:a>
 <text:a xlink:type="simple" xlink:href="https://static.ukrinform.com/photos/2023_04/1682081261-8171.jpeg" text:style-name="Internet_20_link" text:visited-style-name="Visited_20_Internet_20_Link">
<draw:frame draw:style-name="fr1" draw:name="Image72" text:anchor-type="as-char" svg:width="6.9236in" svg:height="3.956343in" draw:z-index="0">
<draw:image xlink:href="../Images/yкринформ/2023-04-21T15-56-21-03-00/630_360_1682081261-8171.jpeg" xlink:type="simple" xlink:show="embed" xlink:actuate="onLoad" draw:mime-type="image/jpeg"/>
</draw:frame>
</text:a>
 <text:a xlink:type="simple" xlink:href="https://static.ukrinform.com/photos/2023_04/1682081261-3098.jpeg" text:style-name="Internet_20_link" text:visited-style-name="Visited_20_Internet_20_Link">
<draw:frame draw:style-name="fr1" draw:name="Image73" text:anchor-type="as-char" svg:width="6.9236in" svg:height="3.956343in" draw:z-index="0">
<draw:image xlink:href="../Images/yкринформ/2023-04-21T15-56-21-03-00/630_360_1682081261-3098.jpeg" xlink:type="simple" xlink:show="embed" xlink:actuate="onLoad" draw:mime-type="image/jpeg"/>
</draw:frame>
</text:a>
 <text:a xlink:type="simple" xlink:href="https://static.ukrinform.com/photos/2023_04/1682081262-8681.jpeg" text:style-name="Internet_20_link" text:visited-style-name="Visited_20_Internet_20_Link">
<draw:frame draw:style-name="fr1" draw:name="Image74" text:anchor-type="as-char" svg:width="6.9236in" svg:height="3.956343in" draw:z-index="0">
<draw:image xlink:href="../Images/yкринформ/2023-04-21T15-56-21-03-00/630_360_1682081262-8681.jpeg" xlink:type="simple" xlink:show="embed" xlink:actuate="onLoad" draw:mime-type="image/jpeg"/>
</draw:frame>
</text:a>
 <text:a xlink:type="simple" xlink:href="https://static.ukrinform.com/photos/2023_04/1682081262-4629.jpeg" text:style-name="Internet_20_link" text:visited-style-name="Visited_20_Internet_20_Link">
<draw:frame draw:style-name="fr1" draw:name="Image75" text:anchor-type="as-char" svg:width="6.9236in" svg:height="3.956343in" draw:z-index="0">
<draw:image xlink:href="../Images/yкринформ/2023-04-21T15-56-21-03-00/630_360_1682081262-4629.jpeg" xlink:type="simple" xlink:show="embed" xlink:actuate="onLoad" draw:mime-type="image/jpeg"/>
</draw:frame>
</text:a>
 <text:a xlink:type="simple" xlink:href="https://static.ukrinform.com/photos/2023_04/1682081262-4327.jpeg" text:style-name="Internet_20_link" text:visited-style-name="Visited_20_Internet_20_Link">
<draw:frame draw:style-name="fr1" draw:name="Image76" text:anchor-type="as-char" svg:width="6.9236in" svg:height="3.956343in" draw:z-index="0">
<draw:image xlink:href="../Images/yкринформ/2023-04-21T15-56-21-03-00/630_360_1682081262-4327.jpeg" xlink:type="simple" xlink:show="embed" xlink:actuate="onLoad" draw:mime-type="image/jpeg"/>
</draw:frame>
</text:a>
 <text:a xlink:type="simple" xlink:href="https://static.ukrinform.com/photos/2023_04/1682081262-4249.jpeg" text:style-name="Internet_20_link" text:visited-style-name="Visited_20_Internet_20_Link">
<draw:frame draw:style-name="fr1" draw:name="Image77" text:anchor-type="as-char" svg:width="6.9236in" svg:height="3.956343in" draw:z-index="0">
<draw:image xlink:href="../Images/yкринформ/2023-04-21T15-56-21-03-00/630_360_1682081262-4249.jpeg" xlink:type="simple" xlink:show="embed" xlink:actuate="onLoad" draw:mime-type="image/jpeg"/>
</draw:frame>
</text:a>
 <text:a xlink:type="simple" xlink:href="https://static.ukrinform.com/photos/2023_04/1682081262-8170.jpeg" text:style-name="Internet_20_link" text:visited-style-name="Visited_20_Internet_20_Link">
<draw:frame draw:style-name="fr1" draw:name="Image78" text:anchor-type="as-char" svg:width="6.9236in" svg:height="3.956343in" draw:z-index="0">
<draw:image xlink:href="../Images/yкринформ/2023-04-21T15-56-21-03-00/630_360_1682081262-8170.jpeg" xlink:type="simple" xlink:show="embed" xlink:actuate="onLoad" draw:mime-type="image/jpeg"/>
</draw:frame>
</text:a>
 <text:a xlink:type="simple" xlink:href="https://static.ukrinform.com/photos/2023_04/1682081263-6436.jpeg" text:style-name="Internet_20_link" text:visited-style-name="Visited_20_Internet_20_Link">
<draw:frame draw:style-name="fr1" draw:name="Image79" text:anchor-type="as-char" svg:width="6.9236in" svg:height="3.956343in" draw:z-index="0">
<draw:image xlink:href="../Images/yкринформ/2023-04-21T15-56-21-03-00/630_360_1682081263-6436.jpeg" xlink:type="simple" xlink:show="embed" xlink:actuate="onLoad" draw:mime-type="image/jpeg"/>
</draw:frame>
</text:a>
</text:p>
      <text:p text:style-name="P4">
Як <text:a xlink:type="simple" xlink:href="https://www.ukrinform.ua/rubric-society/3680653-u-kievi-prosautsa-z-geroem-ukraini-dmitrom-kocubajlom.html" text:style-name="Internet_20_link" text:visited-style-name="Visited_20_Internet_20_Link">
 </text:a>
 Укрінформ, Дмитро Коцюбайло, «ДаВінчі», народився 1995 року в Івано-Франківській області, закінчив художнійколедж. У 18 років був учасником Революції Гідності. З Майдану відразу пішовна війну у складі Добровольчого корпусу "Правий сектор". У 21 рік він очоливпершу окрему штурмову роту «Вовки Да Вінчі». У 2022 році «Вовки» вже сталибатальйоном.</text:p>
      <text:p text:style-name="P4">
Загинув командир спецпідрозділу <text:a xlink:type="simple" xlink:href="https://www.ukrinform.ua/tag-zsu" text:style-name="Internet_20_link" text:visited-style-name="Visited_20_Internet_20_Link">
 </text:a>
 "ВовкиДа Вінчі" Дмитро Коцюбайло 7 березня 2023 року під Бахмутом.</text:p>
      <text:p text:style-name="P4">
10 березня Дмитра Коцюбайла поховали у Києві.</text:p>
      <text:p text:style-name="P4">
Source: <text:a xlink:type="simple" xlink:href="https://www.ukrinform.ua/rubric-regions/3698938-u-lvovi-vidkrili-fontan-prisvacenij-dobrovolcam-i-da-vinci.html" text:style-name="Internet_20_link" text:visited-style-name="Visited_20_Internet_20_Link">
https://www.ukrinform.ua/rubric-regions/3698938-u-lvovi-vidkrili-fontan-prisvacenij-dobrovolcam-i-da-vinci.html</text:a>
</text:p>
      <!--NEWS-->
      <text:h text:style-name="P10" text:outline-level="1">
<text:span text:style-name="T4">
Банки видали за держгарантіями кредитів на понад ₴70 мільярдів</text:span>
</text:h>
      <text:p text:style-name="P4">
Authors: Ukrinform (Person)</text:p>
      <text:p text:style-name="P4">
Publisher: Укринформ (Organization)</text:p>
      <text:p text:style-name="P4">
Published Time: 2023-04-21T16:07:15+03:00</text:p>
      <text:p text:style-name="P4">
Modified Time: 2023-04-21T16:07:15+03:00</text:p>
      <text:p text:style-name="P4">
Description: Із початку використання інструменту державних гарантій на портфельній основі українські банки видали кредитів на 70,4 млрд грн для підтримки мікро-, малого та середнього бізнесу. — Укрінформ.</text:p>
      <text:p text:style-name="P4">
Images: ["<text:a xlink:type="simple" xlink:href="https://static.ukrinform.com/photos/2018_10/thumb_files/630_360_1539178844-949.jpeg" text:style-name="Internet_20_link" text:visited-style-name="Visited_20_Internet_20_Link">
630_360_15391...</text:a>
", "<text:a xlink:type="simple" xlink:href="https://static.ukrinform.com/photos/2023_04/1682082201-951.jpg" text:style-name="Internet_20_link" text:visited-style-name="Visited_20_Internet_20_Link">
1682082201-95...</text:a>
", "<text:a xlink:type="simple" xlink:href="https://static.ukrinform.com/photos/2023_04/1682082220-584.jpg" text:style-name="Internet_20_link" text:visited-style-name="Visited_20_Internet_20_Link">
1682082220-58...</text:a>
"]</text:p>
      <text:p text:style-name="P4">
Tags: ['Банк', 'Бізнес', 'Кредит']</text:p>
      <text:p text:style-name="P4">
Type: Article</text:p>
      <!--METADATA-->
      <text:p text:style-name="P4">
<draw:frame draw:style-name="fr1" draw:name="Image80" text:anchor-type="as-char" svg:width="6.9236in" svg:height="3.956343in" draw:z-index="0">
<draw:image xlink:href="../Images/yкринформ/2023-04-21T16-07-15-03-00/630_360_1539178844-949.jpeg" xlink:type="simple" xlink:show="embed" xlink:actuate="onLoad" draw:mime-type="image/jpeg"/>
</draw:frame>
 Ізпочатку використання інструменту державних гарантій на портфельній основіукраїнські банки видали кредитів на 70,4 млрд грн для підтримки мікро-, малогота середнього бізнесу.</text:p>
      <text:p text:style-name="P4">
Як передає Укрінформ, про це повідомляє <text:a xlink:type="simple" xlink:href="https://www.mof.gov.ua/uk/news/minfin_u_berezni_2023_roku_za_derzhavnimi_garantiiami_na_portfelnii_osnovi_bankami_vidano_728_kreditiv_na_38_mlrd_griven-3969" text:style-name="Internet_20_link" text:visited-style-name="Visited_20_Internet_20_Link">
</text:a>
</text:p>
      <text:p text:style-name="P4">
"У межах підтримки мікро, малого та середнього бізнесу в Україні з початкувикористання інструменту державних гарантій на портфельній основі з грудня2020 року видано 21 929 кредитів на загальну суму 70,4 млрд гривень", -йдеться в повідомленні.</text:p>
      <text:p text:style-name="P4">
Зазначається, що станом на 1 квітня 2023 року 29 банків-кредиторівобслуговують 16 955 <text:a xlink:type="simple" xlink:href="https://www.ukrinform.ua/tag-kredit" text:style-name="Internet_20_link" text:visited-style-name="Visited_20_Internet_20_Link">
 </text:a>
 на суму 53,26млрд гривень. Зобов’язання за основним боргом, що частково забезпеченийдержавними гарантіями на портфельній основі, становили 25,94 млрд гривень. Цеблизько 71 % від загального ліміту наданих гарантій (36,33 млрд гривень).</text:p>
      <text:p text:style-name="P4">
При цьому в березні 2023 року укладено 728 кредитних договорів на суму 3,82млрд грн із часткою зобов’язань за основним боргом, гарантованих державою, вобсязі 2,08 млрд гривень.</text:p>
      <text:p text:style-name="P4">
<draw:frame draw:style-name="fr1" draw:name="Image81" text:anchor-type="as-char" svg:width="6.9236in" svg:height="5.1927in" draw:z-index="0">
<draw:image xlink:href="../Images/yкринформ/2023-04-21T16-07-15-03-00/1682082201-951.jpg" xlink:type="simple" xlink:show="embed" xlink:actuate="onLoad" draw:mime-type="image/jpeg"/>
</draw:frame>
</text:p>
      <text:p text:style-name="P4">
За кількістю кредитів, що обслуговуються станом на 1 квітня поточного року піддержавні гарантії на портфельній основі лідирує АТ КБ «ПриватБанк» – наразіобслуговуються 12 024 кредити на загальну суму 18,1 млрд грн, що становить 73% від ліміту таких гарантій, наданих цьому банку. Другим за кількістю такихкредитів є АТ «Ощадбанк» – 2 106 кредитів на загальну суму 8,8 млрд грн(відповідно – 74% від ліміту банку).</text:p>
      <text:p text:style-name="P4">
Найбільший обсяг кредитів обслуговується: в Одеській області – 1 176 кредитівна близько 3,94 млрд грн, у Києві, де обслуговується 1 137 кредитів на 3,92млрд грн, у Дніпропетровській області – 1 519 кредитів на 3,83 млрд грн та уЛьвівській – 1 421 кредит на 3,55 млрд гривень.</text:p>
      <text:p text:style-name="P4">
<draw:frame draw:style-name="fr1" draw:name="Image82" text:anchor-type="as-char" svg:width="6.9236in" svg:height="5.1927in" draw:z-index="0">
<draw:image xlink:href="../Images/yкринформ/2023-04-21T16-07-15-03-00/1682082220-584.jpg" xlink:type="simple" xlink:show="embed" xlink:actuate="onLoad" draw:mime-type="image/jpeg"/>
</draw:frame>
</text:p>
      <text:p text:style-name="P4">
За видом економічної діяльності найбільше кредитів, частково забезпеченихдержавними гарантіями на портфельній основі, обслуговуються у таких сферах:сільське господарство – 6 333 кредити на 33,73 млрд грн, оптова та роздрібнаторгівля, ремонт транспортних засобів – 6 679 кредитів на загальну суму 10,51млрд грн, переробної промисловості – 1 535 кредитів на 5,51 млрд гривень.</text:p>
      <text:p text:style-name="P4">
<text:span text:style-name="T4">
Читайте також:</text:span>
 <text:a xlink:type="simple" xlink:href="https://www.ukrinform.ua/rubric-economy/3691482-torik-kilkist-klientiv-bankiv-zrosla-majze-na-10.html" text:style-name="Internet_20_link" text:visited-style-name="Visited_20_Internet_20_Link">
 </text:a>
</text:p>
      <text:p text:style-name="P4">
Як повідомлялося, програма кредитування з покриттям державними гарантіями напортфельній основі передбачає можливість для ММСП взяти кредит під державнігарантії, які покривають до 70% зобов’язань позичальника. Програма розрахованана підприємців, які не можуть взяти “звичайний” кредит через брак застави абож відсутність кредитної історії.</text:p>
      <text:p text:style-name="P4">
Програма впроваджується Міністерством фінансів і державним Укрексімбанкомчерез мережу банків-партнерів. Позику може отримати представник мікро-, малогочи середнього бізнесу з річним доходом, що не перевищує еквівалент 50 млнєвро, де працюють не більше 250 людей.</text:p>
      <text:p text:style-name="P4">
Source: <text:a xlink:type="simple" xlink:href="https://www.ukrinform.ua/rubric-economy/3698943-banki-vidali-za-derzgarantiami-kreditiv-na-ponad-70-milardiv.html" text:style-name="Internet_20_link" text:visited-style-name="Visited_20_Internet_20_Link">
https://www.ukrinform.ua/rubric-economy/3698943-banki-vidali-za-derzgarantiami-kreditiv-na-ponad-70-milardiv.html</text:a>
</text:p>
      <!--NEWS-->
      <text:h text:style-name="P10" text:outline-level="1">
<text:span text:style-name="T4">
Снаряди для ЗСУ: Кулеба закликає Борреля ініціювати обговорення другого траншу на €1 мільярд</text:span>
</text:h>
      <text:p text:style-name="P4">
Authors: Ukrinform (Person)</text:p>
      <text:p text:style-name="P4">
Publisher: Укринформ (Organization)</text:p>
      <text:p text:style-name="P4">
Published Time: 2023-04-21T16:12:00+03:00</text:p>
      <text:p text:style-name="P4">
Modified Time: 2023-04-21T16:12:00+03:00</text:p>
      <text:p text:style-name="P4">
Description: Міністр закордонних справ України Дмитро Кулеба закликав високого представника Євросоюзу Жозепа Борреля сприяти якнайшвидшому завершенню обговорення другого траншу у розмірі 1 млрд євро на спільну закупівлю боєприпасів для України. — Укрінформ.</text:p>
      <text:p text:style-name="P4">
Images: ["<text:a xlink:type="simple" xlink:href="https://static.ukrinform.com/photos/2020_09/thumb_files/630_360_1600787865-240.jpg" text:style-name="Internet_20_link" text:visited-style-name="Visited_20_Internet_20_Link">
630_360_16007...</text:a>
"]</text:p>
      <text:p text:style-name="P4">
Tags: ['Кулеба', 'МЗС', 'Боєприпаси', 'Боррель', 'Війна з росією']</text:p>
      <text:p text:style-name="P4">
Type: Article</text:p>
      <!--METADATA-->
      <text:p text:style-name="P4">
<draw:frame draw:style-name="fr1" draw:name="Image83" text:anchor-type="as-char" svg:width="6.9236in" svg:height="3.956343in" draw:z-index="0">
<draw:image xlink:href="../Images/yкринформ/2023-04-21T16-12-00-03-00/630_360_1600787865-240.jpg" xlink:type="simple" xlink:show="embed" xlink:actuate="onLoad" draw:mime-type="image/jpeg"/>
</draw:frame>
 Міністрзакордонних справ України Дмитро Кулеба закликав високого представникаЄвросоюзу Жозепа Борреля сприяти якнайшвидшому завершенню обговорення другоготраншу у розмірі 1 млрд євро на спільну закупівлю боєприпасів для України.</text:p>
      <text:p text:style-name="P4">
Про це глава української дипломатії повідомив у <text:a xlink:type="simple" xlink:href="https://twitter.com/DmytroKuleba/status/1649391213726904322" text:style-name="Internet_20_link" text:visited-style-name="Visited_20_Internet_20_Link">
</text:a>
 , повідомляєУкрінформ.</text:p>
      <text:p text:style-name="P4">
«Під час нашої розмови я подякував Жозепу Боррелю за всю оборонну допомогу ЄС,включаючи останній 1 мільярд євро на невідкладні потреби в боєприпасах.Закликав посприяти якнайшвидшому завершенню обговорень другого траншу в €1млрд на спільні закупівлі заради гарантування безпеки в Європі», - зазначивКулеба.</text:p>
      <text:p text:style-name="P4">
<text:span text:style-name="T4">
Читайте також:</text:span>
 <text:a xlink:type="simple" xlink:href="https://www.ukrinform.ua/rubric-polytics/3698474-kuleba-zasmucue-nespromoznist-es-realizuvati-risenna-pro-zakupivlu-boepripasiv-dla-ukraini.html" text:style-name="Internet_20_link" text:visited-style-name="Visited_20_Internet_20_Link">
 <text:span text:style-name="T4">
Кулеба</text:span>
 <text:span text:style-name="T4">
Засмучує</text:span>
 <text:span text:style-name="T4">
неспроможність</text:span>
<text:span text:style-name="T4">
реалізувати</text:span>
 <text:span text:style-name="T4">
рішення</text:span>
 <text:span text:style-name="T4">
про</text:span>
 <text:span text:style-name="T4">
закупівлю</text:span>
 <text:span text:style-name="T4">
боєприпасів</text:span>
 <text:span text:style-name="T4">
для</text:span>
<text:span text:style-name="T4">
України</text:span>
 </text:a>
</text:p>
      <text:p text:style-name="P4">
Як повідомлялося, ЄС ухвалив рішення про швидке постачання в Україну 1мільйона боєприпасів. Було погоджено виділення 1 мільярда євро з ЄФМ длякомпенсації країнам <text:a xlink:type="simple" xlink:href="https://www.ukrinform.ua/tag-evrosouz" text:style-name="Internet_20_link" text:visited-style-name="Visited_20_Internet_20_Link">
 </text:a>
 за поставку вженаявних боєприпасів та ще 1 мільярд євро – для нарощування спроможностей звиробництва артилерійських снарядів.</text:p>
      <text:p text:style-name="P4">
Водночас, за інформацією ЗМІ, через <text:a xlink:type="simple" xlink:href="https://www.ukrinform.ua/rubric-polytics/3698347-miz-parizem-i-varsavou-vinikla-superecka-cerez-postacanna-boepripasiv-dla-ukraini.html" text:style-name="Internet_20_link" text:visited-style-name="Visited_20_Internet_20_Link">
 </text:a>
 Франції та Польщі посли країн ЄС не змогливрегулювати розбіжності щодо спільних контрактів ЄС на закупівлю боєприпасівдля України.</text:p>
      <text:p text:style-name="P4">
Source: <text:a xlink:type="simple" xlink:href="https://www.ukrinform.ua/rubric-ato/3698947-boepripasi-dla-zsu-kuleba-zaklikae-borrela-iniciuvati-obgovorenna-drugogo-transu-na-1-milard.html" text:style-name="Internet_20_link" text:visited-style-name="Visited_20_Internet_20_Link">
https://www.ukrinform.ua/rubric-ato/3698947-boepripasi-dla-zsu-kuleba-zaklikae-borrela-iniciuvati-obgovorenna-drugogo-transu-na-1-milard.html</text:a>
</text:p>
      <!--NEWS-->
      <text:h text:style-name="P10" text:outline-level="1">
<text:span text:style-name="T4">
У Криму частковий «блекаут»: Сімферополь, Джанкой та інші міста – без світла</text:span>
</text:h>
      <text:p text:style-name="P4">
Authors: Ukrinform (Person)</text:p>
      <text:p text:style-name="P4">
Publisher: Укринформ (Organization)</text:p>
      <text:p text:style-name="P4">
Published Time: 2023-04-21T16:20:00+03:00</text:p>
      <text:p text:style-name="P4">
Modified Time: 2023-04-21T16:20:00+03:00</text:p>
      <text:p text:style-name="P4">
Description: Сімферополь, Джанкой, інші міста та райони тимчасово окупованого Криму знеструмлено. У Севастополі світло зникало майже по всьому місту. — Укрінформ.</text:p>
      <text:p text:style-name="P4">
Images: ["<text:a xlink:type="simple" xlink:href="https://static.ukrinform.com/photos/2023_04/thumb_files/630_360_1682083208-245.jpg" text:style-name="Internet_20_link" text:visited-style-name="Visited_20_Internet_20_Link">
630_360_16820...</text:a>
"]</text:p>
      <text:p text:style-name="P4">
Tags: ['Електроенергія', 'Крим', 'Блекаут']</text:p>
      <text:p text:style-name="P4">
Type: Article</text:p>
      <!--METADATA-->
      <text:p text:style-name="P4">
<draw:frame draw:style-name="fr1" draw:name="Image84" text:anchor-type="as-char" svg:width="6.9236in" svg:height="3.956343in" draw:z-index="0">
<draw:image xlink:href="../Images/yкринформ/2023-04-21T16-20-00-03-00/630_360_1682083208-245.jpg" xlink:type="simple" xlink:show="embed" xlink:actuate="onLoad" draw:mime-type="image/jpeg"/>
</draw:frame>
Сімферополь, Джанкой, інші міста та райони тимчасово окупованого Кримузнеструмлено. У Севастополі світло зникало майже по всьому місту.</text:p>
      <text:p text:style-name="P4">
Про це повідомляє Телеграм-канал <text:a xlink:type="simple" xlink:href="https://t.me/s/Crimeanwind" text:style-name="Internet_20_link" text:visited-style-name="Visited_20_Internet_20_Link">
 </text:a>
 , передаєУкрінформ.</text:p>
      <text:p text:style-name="P4">
У <text:a xlink:type="simple" xlink:href="https://www.ukrinform.ua/tag-sevastopol" text:style-name="Internet_20_link" text:visited-style-name="Visited_20_Internet_20_Link">
 </text:a>
 також зникало світло.«Знеструмлене майже все місто», - йдеться в <text:a xlink:type="simple" xlink:href="https://t.me/Crimeanwind/28681" text:style-name="Internet_20_link" text:visited-style-name="Visited_20_Internet_20_Link">
</text:a>
</text:p>
      <text:p text:style-name="P4">
Згодом Телеграм-канал <text:a xlink:type="simple" xlink:href="https://t.me/Crimeanwind/28688" text:style-name="Internet_20_link" text:visited-style-name="Visited_20_Internet_20_Link">
 </text:a>
 , що у Севастополівідновлено електропостачання. Проте причини масштабної аварії на півостровідосі невідомі.</text:p>
      <text:p text:style-name="P4">
<text:span text:style-name="T4">
Читайте також:</text:span>
 <text:a xlink:type="simple" xlink:href="https://www.ukrinform.ua/rubric-crimea/3689562-deokupacia-krimu-rozvidka-retelno-analizue-dani-pro-riziki-pid-cas-zvilnenna-pivostrova.html" text:style-name="Internet_20_link" text:visited-style-name="Visited_20_Internet_20_Link">
 <text:span text:style-name="T4">
Деокупація</text:span>
 <text:span text:style-name="T4">
Криму</text:span>
 <text:span text:style-name="T4">
розвідка</text:span>
 <text:span text:style-name="T4">
ретельно</text:span>
<text:span text:style-name="T4">
аналізує</text:span>
 <text:span text:style-name="T4">
дані</text:span>
 <text:span text:style-name="T4">
про</text:span>
 <text:span text:style-name="T4">
ризики</text:span>
 <text:span text:style-name="T4">
під</text:span>
 <text:span text:style-name="T4">
час</text:span>
 <text:span text:style-name="T4">
звільнення</text:span>
<text:span text:style-name="T4">
півострова</text:span>
 </text:a>
</text:p>
      <text:p text:style-name="P4">
Також <text:a xlink:type="simple" xlink:href="https://t.me/Crimeanwind/28683" text:style-name="Internet_20_link" text:visited-style-name="Visited_20_Internet_20_Link">
 </text:a>
 , що електрика зникла у Сімферополі,Саках, Красногвардійському та Красноперекопському районах, а також у м.Джанкой та Джанкойському районі.</text:p>
      <text:p text:style-name="P4">
За <text:a xlink:type="simple" xlink:href="https://t.me/Crimeanwind/28684" text:style-name="Internet_20_link" text:visited-style-name="Visited_20_Internet_20_Link">
 </text:a>
 окупаційної влади, в магістральнихелектричних мережах високого класу напруги спрацювала система АВН(автоматичного вимкнення навантаження). Причину спрацювання системи АВН і девідбувся збій не оприлюднюють.</text:p>
      <text:p text:style-name="P4">
<text:span text:style-name="T4">
Читайте також:</text:span>
 <text:a xlink:type="simple" xlink:href="https://www.ukrinform.ua/rubric-crimea/3681690-bilsist-ukrainciv-za-zvilnenna-krimu-vijskovim-slahom.html" text:style-name="Internet_20_link" text:visited-style-name="Visited_20_Internet_20_Link">
 <text:span text:style-name="T4">
Більшість</text:span>
 <text:span text:style-name="T4">
українців</text:span>
 <text:span text:style-name="T4">
звільнення</text:span>
 <text:span text:style-name="T4">
Криму</text:span>
<text:span text:style-name="T4">
військовим</text:span>
 <text:span text:style-name="T4">
шляхом</text:span>
 </text:a>
</text:p>
      <text:p text:style-name="P4">
Як повідомялося, окупаційні «органи влади» АР Крим та Севастополя ухвалилирішення <text:a xlink:type="simple" xlink:href="https://www.ukrinform.ua/rubric-crimea/3694813-u-krimu-skasuvali-demonstracii-mars-bezsmertnogo-polku-ta-parad-na-9-travna.html" text:style-name="Internet_20_link" text:visited-style-name="Visited_20_Internet_20_Link">
 </text:a>
 на 1 травня,марш «Безсмертного полку» та військовий парад на 9 травня.</text:p>
      <text:p text:style-name="P4">
<text:span text:style-name="T5">
Фото: Pixabay, Pexels</text:span>
</text:p>
      <text:p text:style-name="P4">
Source: <text:a xlink:type="simple" xlink:href="https://www.ukrinform.ua/rubric-crimea/3698948-u-krimu-castkovij-blekaut-simferopol-dzankoj-ta-insi-mista-bez-svitla.html" text:style-name="Internet_20_link" text:visited-style-name="Visited_20_Internet_20_Link">
https://www.ukrinform.ua/rubric-crimea/3698948-u-krimu-castkovij-blekaut-simferopol-dzankoj-ta-insi-mista-bez-svitla.html</text:a>
</text:p>
      <!--NEWS-->
      <text:h text:style-name="P10" text:outline-level="1">
<text:span text:style-name="T4">
На базі «Рамштайн» пройшла зустріч «танкової коаліції» - Резніков розповів про результати</text:span>
</text:h>
      <text:p text:style-name="P4">
Authors: Ukrinform (Person)</text:p>
      <text:p text:style-name="P4">
Publisher: Укринформ (Organization)</text:p>
      <text:p text:style-name="P4">
Published Time: 2023-04-21T16:22:00+03:00</text:p>
      <text:p text:style-name="P4">
Modified Time: 2023-04-21T16:22:00+03:00</text:p>
      <text:p text:style-name="P4">
Description: Міністр оборони Олексій Резніков розповів про результати зустрічі глав оборонних відомств країн, які входять у так звану танкову коаліцію. Зустріч пройшла у межах засідання Контактної групи з питань оборони України у форматі “Рамштайн”. — Укрінформ.</text:p>
      <text:p text:style-name="P4">
Images: ["<text:a xlink:type="simple" xlink:href="https://static.ukrinform.com/photos/2023_03/thumb_files/630_360_1678276922-524.jpg" text:style-name="Internet_20_link" text:visited-style-name="Visited_20_Internet_20_Link">
630_360_16782...</text:a>
", "<text:a xlink:type="simple" xlink:href="https://static.ukrinform.com/photos/2023_04/1682083764-367.jpeg" text:style-name="Internet_20_link" text:visited-style-name="Visited_20_Internet_20_Link">
1682083764-36...</text:a>
"]</text:p>
      <text:p text:style-name="P4">
Tags: ['Німеччина', 'Польща', 'Танк', 'Резніков', 'Зустріч Рамштайн']</text:p>
      <text:p text:style-name="P4">
Type: Article</text:p>
      <!--METADATA-->
      <text:p text:style-name="P4">
<draw:frame draw:style-name="fr1" draw:name="Image85" text:anchor-type="as-char" svg:width="6.9236in" svg:height="3.956343in" draw:z-index="0">
<draw:image xlink:href="../Images/yкринформ/2023-04-21T16-22-00-03-00/630_360_1678276922-524.jpg" xlink:type="simple" xlink:show="embed" xlink:actuate="onLoad" draw:mime-type="image/jpeg"/>
</draw:frame>
 Міністроборони Олексій Резніков розповів про результати зустрічі глав обороннихвідомств країн, які входять у так звану танкову коаліцію. Зустріч пройшла умежах засідання Контактної групи з питань оборони України у форматі“Рамштайн”.</text:p>
      <text:p text:style-name="P4">
Як передає Укрінформ, про це він написав у <text:a xlink:type="simple" xlink:href="https://twitter.com/oleksiireznikov/status/1649395022712692740" text:style-name="Internet_20_link" text:visited-style-name="Visited_20_Internet_20_Link">
</text:a>
 .</text:p>
      <text:p text:style-name="P4">
«Відбулася зустріч «танкової коаліції». Я вдячний моїм німецьким і польськимколегам Борису Пісторіусу та Маріушу Блащаку за непохитну підтримку України.Сьогодні ми підписали Протокол про наміри щодо створення в Польщі Центрутехнічного обслуговування та обслуговування основних бойових <text:a xlink:type="simple" xlink:href="https://www.ukrinform.ua/tag-tank" text:style-name="Internet_20_link" text:visited-style-name="Visited_20_Internet_20_Link">
</text:a>
 Leopard 2 України. Це сприятиме зміцненнюнашої співпраці та можливостей українських захисників», - повідомив Резніков.</text:p>
      <text:p text:style-name="P4">
<draw:frame draw:style-name="fr1" draw:name="Image86" text:anchor-type="as-char" svg:width="6.9236in" svg:height="9.631205in" draw:z-index="0">
<draw:image xlink:href="../Images/yкринформ/2023-04-21T16-22-00-03-00/1682083764-367.jpeg" xlink:type="simple" xlink:show="embed" xlink:actuate="onLoad" draw:mime-type="image/jpeg"/>
</draw:frame>
</text:p>
      <text:p text:style-name="P4">
<text:span text:style-name="T5">
Фото: Резніков/Твіттер</text:span>
</text:p>
      <text:p text:style-name="P4">
<text:span text:style-name="T4">
Читайте також:</text:span>
 <text:a xlink:type="simple" xlink:href="https://www.ukrinform.ua/rubric-ato/3698772-ostin-nazvav-tri-klucovi-temi-sogodnisnogo-ramstajnu.html" text:style-name="Internet_20_link" text:visited-style-name="Visited_20_Internet_20_Link">
 <text:span text:style-name="T4">
Рамштай</text:span>
 </text:a>
</text:p>
      <text:p text:style-name="P4">
За його словами, сформований спільними зусиллями «броньований кулак» зупинитьагресію терористичного режиму проти Європи та всього вільного світу.«Українські воїни вміло захищають свою країну. Сучасні західні технологіїпризведуть до поразки москви. Чим швидше це станеться, тим швидше настанемир», - додав міністр.</text:p>
      <text:p text:style-name="P4">
<text:span text:style-name="T4">
Читайте також:</text:span>
 <text:a xlink:type="simple" xlink:href="https://www.ukrinform.ua/rubric-ato/3698739-glava-pentagonu-pogovoriv-iz-reznikovim-pered-ramstajnom.html" text:style-name="Internet_20_link" text:visited-style-name="Visited_20_Internet_20_Link">
 <text:span text:style-name="T4">
Рамштай</text:span>
 </text:a>
</text:p>
      <text:p text:style-name="P4">
Як повідомляв Укрінформ, 21 квітня на базі американських ВПС "Рамштайн" уНімеччині <text:a xlink:type="simple" xlink:href="https://www.ukrinform.ua/rubric-ato/3698632-u-minoboroni-nimeccini-rozpovili-aki-pitanna-obgovoruvatimut-na-ramstajni.html" text:style-name="Internet_20_link" text:visited-style-name="Visited_20_Internet_20_Link">
 </text:a>
 .</text:p>
      <text:p text:style-name="P4">
Source: <text:a xlink:type="simple" xlink:href="https://www.ukrinform.ua/rubric-ato/3698958-na-bazi-ramstajn-projsla-zustric-tankovoi-koalicii-reznikov-rozpoviv-pro-rezultati.html" text:style-name="Internet_20_link" text:visited-style-name="Visited_20_Internet_20_Link">
https://www.ukrinform.ua/rubric-ato/3698958-na-bazi-ramstajn-projsla-zustric-tankovoi-koalicii-reznikov-rozpoviv-pro-rezultati.html</text:a>
</text:p>
      <!--NEWS-->
      <text:h text:style-name="P10" text:outline-level="1">
<text:span text:style-name="T4">
Збірна України з вільної боротьби провела найуспішніший ЧЄ за останні 10 років</text:span>
</text:h>
      <text:p text:style-name="P4">
Authors: Ukrinform (Person)</text:p>
      <text:p text:style-name="P4">
Publisher: Укринформ (Organization)</text:p>
      <text:p text:style-name="P4">
Published Time: 2023-04-21T16:25:21+03:00</text:p>
      <text:p text:style-name="P4">
Modified Time: 2023-04-21T16:25:21+03:00</text:p>
      <text:p text:style-name="P4">
Description: «Синьо-жовті» стали четвертою найкращою командою турніру. — Укрінформ.</text:p>
      <text:p text:style-name="P4">
Images: ["<text:a xlink:type="simple" xlink:href="https://static.ukrinform.com/photos/2023_04/thumb_files/630_360_1682083435-128.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87" text:anchor-type="as-char" svg:width="6.9236in" svg:height="3.956343in" draw:z-index="0">
<draw:image xlink:href="../Images/yкринформ/2023-04-21T16-25-21-03-00/630_360_1682083435-128.jpg" xlink:type="simple" xlink:show="embed" xlink:actuate="onLoad" draw:mime-type="image/jpeg"/>
</draw:frame>
 «Синьо-жовті» стали четвертою найкращою командою турніру.</text:p>
      <text:p text:style-name="P4">
Україна закінчила турнір у Загребі із загальним доробком у три медалі, передаєУкрінформ.</text:p>
      <text:p text:style-name="P4">
Чемпіоном Європи у Загребі став Василь Михайлов (вагова категорія до 79 кг),перемога Михайлова – перша для чоловічої команди України за останні 10 роківна європейській першості.</text:p>
      <text:p text:style-name="P4">
«Бронза» в активі Еріка Арушаняна (до 65 кг) та Ігоря Никифорука (до 70 кг).</text:p>
      <text:p text:style-name="P4">
Відтак, Україна закінчила турнір із четвертим найкращим показником. Найкращимина турнірі стали борці Азербайджану (2 золота, 3 срібла, 2 бронзи). Післярозподілу нагород за ґатунками «синьо-жовті» посіли підсумкове шосте місце впідсумковому медальному заліку.</text:p>
      <text:p text:style-name="P4">
За медальним доробком Євро-2023 — найуспішніший для України у вільній боротьбаза останні 10 років. Саме у 2013-му українець Павло Олійник став чемпіономЄвропи у вазі до 96 кг.</text:p>
      <text:p text:style-name="P4">
<text:span text:style-name="T4">
Читайте також:</text:span>
 <text:a xlink:type="simple" xlink:href="https://www.ukrinform.ua/rubric-sports/3698584-ukrainka-belinska-druga-na-ce-z-borotbi.html" text:style-name="Internet_20_link" text:visited-style-name="Visited_20_Internet_20_Link">
 </text:a>
</text:p>
      <text:p text:style-name="P4">
Як повідомляв Укрінформ раніше, українки Лівач та Бєлінська здобули «срібло»ЧЄ з боротьби.</text:p>
      <text:p text:style-name="P4">
Фото: uww.org</text:p>
      <text:p text:style-name="P4">
Source: <text:a xlink:type="simple" xlink:href="https://www.ukrinform.ua/rubric-sports/3698950-zbirna-ukraini-z-vilnoi-borotbi-provela-najuspisnisij-ce-za-ostanni-10-rokiv.html" text:style-name="Internet_20_link" text:visited-style-name="Visited_20_Internet_20_Link">
https://www.ukrinform.ua/rubric-sports/3698950-zbirna-ukraini-z-vilnoi-borotbi-provela-najuspisnisij-ce-za-ostanni-10-rokiv.html</text:a>
</text:p>
      <!--NEWS-->
      <text:h text:style-name="P10" text:outline-level="1">
<text:span text:style-name="T4">
Столична поліція має зупиняти маршрутки під час повітряної тривоги - КМДА</text:span>
</text:h>
      <text:p text:style-name="P4">
Authors: Ukrinform (Person)</text:p>
      <text:p text:style-name="P4">
Publisher: Укринформ (Organization)</text:p>
      <text:p text:style-name="P4">
Published Time: 2023-04-21T16:26:46+03:00</text:p>
      <text:p text:style-name="P4">
Modified Time: 2023-04-21T16:26:46+03:00</text:p>
      <text:p text:style-name="P4">
Description: У Києві патрульна поліція під час повітряних тривог повинна зупиняти громадський транспорт, в тому числі й приватних перевізників, аби вимагати надати пасажирам можливість захистити себе в укриттях від ворожих обстрілів. — Укрінформ.</text:p>
      <text:p text:style-name="P4">
Images: ["<text:a xlink:type="simple" xlink:href="https://static.ukrinform.com/photos/2023_04/thumb_files/630_360_1682079992-183.jpg" text:style-name="Internet_20_link" text:visited-style-name="Visited_20_Internet_20_Link">
630_360_16820...</text:a>
"]</text:p>
      <text:p text:style-name="P4">
Tags: ['КМДА', 'Поліція', 'Війна з росією', 'Повітряна тривога']</text:p>
      <text:p text:style-name="P4">
Type: Article</text:p>
      <!--METADATA-->
      <text:p text:style-name="P4">
<draw:frame draw:style-name="fr1" draw:name="Image88" text:anchor-type="as-char" svg:width="6.9236in" svg:height="3.956343in" draw:z-index="0">
<draw:image xlink:href="../Images/yкринформ/2023-04-21T16-26-46-03-00/630_360_1682079992-183.jpg" xlink:type="simple" xlink:show="embed" xlink:actuate="onLoad" draw:mime-type="image/jpeg"/>
</draw:frame>
 У Києвіпатрульна поліція під час повітряних тривог повинна зупиняти громадськийтранспорт, в тому числі й приватних перевізників, аби вимагати надатипасажирам можливість захистити себе в укриттях від ворожих обстрілів.</text:p>
      <text:p text:style-name="P4">
Про це директор Департаменту муніципальної безпеки КМДА Роман Ткачук сказав напресконференції в Укрінформі.</text:p>
      <text:p text:style-name="P4">
«Департамент транспорту (КМДА – ред.) отримав вказівку про підготовку QR кодівна зупинках для того, щоб із телефону можна було зчитати захисні споруди, якіє поруч із цією зупинкою. І те, що приватні перевізники не виконують рішенняради оборони міста, про це ми говорили із патрульною поліцією, вони під часповітряної тривоги повинні зупиняти в тому числі приватних перевізників івимагати від них надання захисту для населення», - сказав Ткачук.</text:p>
      <text:p text:style-name="P4">
<text:span text:style-name="T4">
Читайте також:</text:span>
 <text:a xlink:type="simple" xlink:href="https://www.ukrinform.ua/rubric-kyiv/3698930-cimalo-ukrittiv-u-stolici-ne-pristosovani-dla-malomobilnogo-naselenna-kmda.html" text:style-name="Internet_20_link" text:visited-style-name="Visited_20_Internet_20_Link">
 </text:a>
</text:p>
      <text:p text:style-name="P4">
Він наголосив на тому, що загалом кожен мешканець та гість столиці має правоотримати захист незалежно від того, де він перебуває на момент оголошенняповітряної тривоги. За інформацією департаменту транспорту КМДА, додав Ткачук,80% столичних зупинок обладнані або мають біля себе хоча б підземні переходидля того, щоб їх використовувати для захисту.</text:p>
      <text:p text:style-name="P4">
Як повідомлялося, у Києві з 1 серпня 2022 року наземний громадський транспортзупиняється на час повітряної тривоги, пасажири мають залишити салон та пройтидо найближчого укриття.</text:p>
      <text:p text:style-name="P4">
Source: <text:a xlink:type="simple" xlink:href="https://www.ukrinform.ua/rubric-kyiv/3698951-stolicna-policia-mae-zupinati-marsrutki-pid-cas-povitranoi-trivogi-kmda.html" text:style-name="Internet_20_link" text:visited-style-name="Visited_20_Internet_20_Link">
https://www.ukrinform.ua/rubric-kyiv/3698951-stolicna-policia-mae-zupinati-marsrutki-pid-cas-povitranoi-trivogi-kmda.html</text:a>
</text:p>
      <!--NEWS-->
      <text:h text:style-name="P10" text:outline-level="1">
<text:span text:style-name="T4">
Укрнафта розвиває партнерство з польським Orlen</text:span>
</text:h>
      <text:p text:style-name="P4">
Authors: Ukrinform (Person)</text:p>
      <text:p text:style-name="P4">
Publisher: Укринформ (Organization)</text:p>
      <text:p text:style-name="P4">
Published Time: 2023-04-21T16:29:53+03:00</text:p>
      <text:p text:style-name="P4">
Modified Time: 2023-04-21T16:29:53+03:00</text:p>
      <text:p text:style-name="P4">
Description: Укрнафта та польський державний нафтогазовий концерн PKN Orlen планують співпрацювати. — Укрінформ.</text:p>
      <text:p text:style-name="P4">
Images: ["<text:a xlink:type="simple" xlink:href="https://static.ukrinform.com/photos/2023_04/thumb_files/630_360_1682083646-706.png" text:style-name="Internet_20_link" text:visited-style-name="Visited_20_Internet_20_Link">
630_360_16820...</text:a>
"]</text:p>
      <text:p text:style-name="P4">
Tags: ['Укрнафта', 'PKN Orlen']</text:p>
      <text:p text:style-name="P4">
Type: Article</text:p>
      <!--METADATA-->
      <text:p text:style-name="P4">
<draw:frame draw:style-name="fr1" draw:name="Image89" text:anchor-type="as-char" svg:width="6.9236in" svg:height="3.956343in" draw:z-index="0">
<draw:image xlink:href="../Images/yкринформ/2023-04-21T16-29-53-03-00/630_360_1682083646-706.png" xlink:type="simple" xlink:show="embed" xlink:actuate="onLoad" draw:mime-type="image/png"/>
</draw:frame>
 Укрнафтата польський державний нафтогазовий концерн PKN Orlen планують співпрацювати.</text:p>
      <text:p text:style-name="P4">
Як передає Укрінформ, про це повідомляє пресслужба <text:a xlink:type="simple" xlink:href="https://www.ukrnafta.com/ukrnafta-rozvyvae-mizhnarodne-partnerstvo-orlen" text:style-name="Internet_20_link" text:visited-style-name="Visited_20_Internet_20_Link">
</text:a>
 .</text:p>
      <text:p text:style-name="P4">
Зазначається, що сьогодні відбулася зустріч директора ПАТ «Укрнафта» СергіяКорецького з головою PKN Orlen Даніелом Обайтеком і топменеджментом концерну.</text:p>
      <text:p text:style-name="P4">
Під час зустрічі представники компаній обговорили можливості співпраці тавизначили чіткий план за багатьма напрямками. Деталі Корецький пообіцяв надативже за результатами.</text:p>
      <text:p text:style-name="P4">
<text:span text:style-name="T4">
Читайте також:</text:span>
 <text:a xlink:type="simple" xlink:href="https://www.ukrinform.ua/rubric-economy/3695565-ukrnafta-zaversila-i-kvartal-z-cistim-pributkom-43-milarda.html" text:style-name="Internet_20_link" text:visited-style-name="Visited_20_Internet_20_Link">
 <text:span text:style-name="T4">
Укрнафта</text:span>
 </text:a>
</text:p>
      <text:p text:style-name="P4">
Як повідомлялося, польський державний нафтогазовий концерн PKN Orlen розірвавконтракт із російською компанією "Татнафта" без сплати штрафних <text:a xlink:type="simple" xlink:href="https://www.ukrinform.ua/tag-sankcii" text:style-name="Internet_20_link" text:visited-style-name="Visited_20_Internet_20_Link">
</text:a>
 після припинення постачання нафти зрф.</text:p>
      <text:p text:style-name="P4">
<text:span text:style-name="T5">
Фото: Укрнафта</text:span>
</text:p>
      <text:p text:style-name="P4">
Source: <text:a xlink:type="simple" xlink:href="https://www.ukrinform.ua/rubric-economy/3698953-ukrnafta-rozvivae-partnerstvo-z-polskim-orlen.html" text:style-name="Internet_20_link" text:visited-style-name="Visited_20_Internet_20_Link">
https://www.ukrinform.ua/rubric-economy/3698953-ukrnafta-rozvivae-partnerstvo-z-polskim-orlen.html</text:a>
</text:p>
      <!--NEWS-->
      <text:h text:style-name="P10" text:outline-level="1">
<text:span text:style-name="T4">
У Мукачеві розпочався дитячий театральний фестиваль «Імпреза над Латорицею»</text:span>
</text:h>
      <text:p text:style-name="P4">
Authors: Ukrinform (Person)</text:p>
      <text:p text:style-name="P4">
Publisher: Укринформ (Organization)</text:p>
      <text:p text:style-name="P4">
Published Time: 2023-04-21T16:29:59+03:00</text:p>
      <text:p text:style-name="P4">
Modified Time: 2023-04-21T16:29:59+03:00</text:p>
      <text:p text:style-name="P4">
Description: У Мукачеві на Закарпатті відкрили дитячий театральний фестиваль "Імпреза над Латорицею". — Укрінформ.</text:p>
      <text:p text:style-name="P4">
Images: ["<text:a xlink:type="simple" xlink:href="https://static.ukrinform.com/photos/2023_04/thumb_files/630_360_1682083213-5333.jpeg" text:style-name="Internet_20_link" text:visited-style-name="Visited_20_Internet_20_Link">
630_360_16820...</text:a>
", "<text:a xlink:type="simple" xlink:href="https://static.ukrinform.com/photos/2023_04/thumb_files/630_360_1682083212-1745.jpeg" text:style-name="Internet_20_link" text:visited-style-name="Visited_20_Internet_20_Link">
630_360_16820...</text:a>
", "<text:a xlink:type="simple" xlink:href="https://static.ukrinform.com/photos/2023_04/thumb_files/630_360_1682083212-8801.jpeg" text:style-name="Internet_20_link" text:visited-style-name="Visited_20_Internet_20_Link">
630_360_16820...</text:a>
", "<text:a xlink:type="simple" xlink:href="https://static.ukrinform.com/photos/2023_04/thumb_files/630_360_1682083212-8254.jpeg" text:style-name="Internet_20_link" text:visited-style-name="Visited_20_Internet_20_Link">
630_360_16820...</text:a>
", "<text:a xlink:type="simple" xlink:href="https://static.ukrinform.com/photos/2023_04/thumb_files/630_360_1682083212-6161.jpeg" text:style-name="Internet_20_link" text:visited-style-name="Visited_20_Internet_20_Link">
630_360_16820...</text:a>
", "<text:a xlink:type="simple" xlink:href="https://static.ukrinform.com/photos/2023_04/thumb_files/630_360_1682083212-2140.jpeg" text:style-name="Internet_20_link" text:visited-style-name="Visited_20_Internet_20_Link">
630_360_16820...</text:a>
", "<text:a xlink:type="simple" xlink:href="https://static.ukrinform.com/photos/2023_04/thumb_files/630_360_1682083212-4128.jpeg" text:style-name="Internet_20_link" text:visited-style-name="Visited_20_Internet_20_Link">
630_360_16820...</text:a>
", "<text:a xlink:type="simple" xlink:href="https://static.ukrinform.com/photos/2023_04/thumb_files/630_360_1682083213-4130.jpeg" text:style-name="Internet_20_link" text:visited-style-name="Visited_20_Internet_20_Link">
630_360_16820...</text:a>
", "<text:a xlink:type="simple" xlink:href="https://static.ukrinform.com/photos/2023_04/thumb_files/630_360_1682083213-2420.jpeg" text:style-name="Internet_20_link" text:visited-style-name="Visited_20_Internet_20_Link">
630_360_16820...</text:a>
", "<text:a xlink:type="simple" xlink:href="https://static.ukrinform.com/photos/2023_04/thumb_files/630_360_1682083213-3227.jpeg" text:style-name="Internet_20_link" text:visited-style-name="Visited_20_Internet_20_Link">
630_360_16820...</text:a>
", "<text:a xlink:type="simple" xlink:href="https://static.ukrinform.com/photos/2023_04/thumb_files/630_360_1682083213-9002.jpeg" text:style-name="Internet_20_link" text:visited-style-name="Visited_20_Internet_20_Link">
630_360_16820...</text:a>
", "<text:a xlink:type="simple" xlink:href="https://static.ukrinform.com/photos/2023_04/thumb_files/630_360_1682083213-9150.jpeg" text:style-name="Internet_20_link" text:visited-style-name="Visited_20_Internet_20_Link">
630_360_16820...</text:a>
", "<text:a xlink:type="simple" xlink:href="https://static.ukrinform.com/photos/2023_04/thumb_files/630_360_1682083214-4520.jpeg" text:style-name="Internet_20_link" text:visited-style-name="Visited_20_Internet_20_Link">
630_360_16820...</text:a>
", "<text:a xlink:type="simple" xlink:href="https://static.ukrinform.com/photos/2023_04/thumb_files/630_360_1682083214-4294.jpeg" text:style-name="Internet_20_link" text:visited-style-name="Visited_20_Internet_20_Link">
630_360_16820...</text:a>
"]</text:p>
      <text:p text:style-name="P4">
Tags: ['Фестиваль', 'Мукачево', 'Закарпаття']</text:p>
      <text:p text:style-name="P4">
Type: Article</text:p>
      <!--METADATA-->
      <text:p text:style-name="P4">
<draw:frame draw:style-name="fr1" draw:name="Image90" text:anchor-type="as-char" svg:width="6.9236in" svg:height="3.956343in" draw:z-index="0">
<draw:image xlink:href="../Images/yкринформ/2023-04-21T16-29-59-03-00/630_360_1682083213-5333.jpeg" xlink:type="simple" xlink:show="embed" xlink:actuate="onLoad" draw:mime-type="image/jpeg"/>
</draw:frame>
 УМукачеві на Закарпатті відкрили дитячий театральний фестиваль "Імпреза надЛаторицею".</text:p>
      <text:p text:style-name="P4">
Про це повідомила у <text:a xlink:type="simple" xlink:href="https://www.facebook.com/mukachevo.rada/posts/pfbid02Vu5KGvU639VeKHh1hzd5kD63NoGjmLmKkLowzYZH9auuZf6pLdHyGzf5dr3Tkyu7l" text:style-name="Internet_20_link" text:visited-style-name="Visited_20_Internet_20_Link">
</text:a>
Мукачівська міська рада, передає Укрінформ.</text:p>
      <text:p text:style-name="P4">
Зазначається, що цьогоріч фестиваль ювілейний, його проводять у місті вжевп’яте.</text:p>
      <text:p text:style-name="P4">
Згідно з повідомленням, в Мукачево приїхали 17 колективів юних театралів зХаркова, Києва, Одеси, Вінниці, Івано-Франківська, Рівного, Конотопа,Кам‘янця-Подільського, Ужгорода та театральний колектив з Мукачева.</text:p>
      <text:p text:style-name="P4">
<text:span text:style-name="T4">
Читайте також:</text:span>
 <text:a xlink:type="simple" xlink:href="https://www.ukrinform.ua/rubric-culture/3697912-u-gruzii-projde-festival-ukrainskogo-mistectva-bouquet-kyiv-stage.html" text:style-name="Internet_20_link" text:visited-style-name="Visited_20_Internet_20_Link">
 <text:span text:style-name="T4">
фестивал</text:span>
 </text:a>
</text:p>
      <text:p text:style-name="P4">
<draw:frame draw:style-name="fr1" draw:name="Image91" text:anchor-type="as-char" svg:width="6.9236in" svg:height="3.956343in" draw:z-index="0">
<draw:image xlink:href="../Images/yкринформ/2023-04-21T16-29-59-03-00/630_360_1682083212-1745.jpeg" xlink:type="simple" xlink:show="embed" xlink:actuate="onLoad" draw:mime-type="image/jpeg"/>
</draw:frame>
 УМукачеві розпочався дитячий театральний фестиваль "Імпреза над Латорицею" /Фото: Мукачівська міська рада  <text:a xlink:type="simple" xlink:href="https://static.ukrinform.com/photos/2023_04/1682083212-1745.jpeg" text:style-name="Internet_20_link" text:visited-style-name="Visited_20_Internet_20_Link">
<draw:frame draw:style-name="fr1" draw:name="Image92" text:anchor-type="as-char" svg:width="6.9236in" svg:height="3.956343in" draw:z-index="0">
<draw:image xlink:href="../Images/yкринформ/2023-04-21T16-29-59-03-00/630_360_1682083212-1745.jpeg" xlink:type="simple" xlink:show="embed" xlink:actuate="onLoad" draw:mime-type="image/jpeg"/>
</draw:frame>
</text:a>
 <text:a xlink:type="simple" xlink:href="https://static.ukrinform.com/photos/2023_04/1682083212-8801.jpeg" text:style-name="Internet_20_link" text:visited-style-name="Visited_20_Internet_20_Link">
<draw:frame draw:style-name="fr1" draw:name="Image93" text:anchor-type="as-char" svg:width="6.9236in" svg:height="3.956343in" draw:z-index="0">
<draw:image xlink:href="../Images/yкринформ/2023-04-21T16-29-59-03-00/630_360_1682083212-8801.jpeg" xlink:type="simple" xlink:show="embed" xlink:actuate="onLoad" draw:mime-type="image/jpeg"/>
</draw:frame>
</text:a>
 <text:a xlink:type="simple" xlink:href="https://static.ukrinform.com/photos/2023_04/1682083212-8254.jpeg" text:style-name="Internet_20_link" text:visited-style-name="Visited_20_Internet_20_Link">
<draw:frame draw:style-name="fr1" draw:name="Image94" text:anchor-type="as-char" svg:width="6.9236in" svg:height="3.956343in" draw:z-index="0">
<draw:image xlink:href="../Images/yкринформ/2023-04-21T16-29-59-03-00/630_360_1682083212-8254.jpeg" xlink:type="simple" xlink:show="embed" xlink:actuate="onLoad" draw:mime-type="image/jpeg"/>
</draw:frame>
</text:a>
 <text:a xlink:type="simple" xlink:href="https://static.ukrinform.com/photos/2023_04/1682083212-6161.jpeg" text:style-name="Internet_20_link" text:visited-style-name="Visited_20_Internet_20_Link">
<draw:frame draw:style-name="fr1" draw:name="Image95" text:anchor-type="as-char" svg:width="6.9236in" svg:height="3.956343in" draw:z-index="0">
<draw:image xlink:href="../Images/yкринформ/2023-04-21T16-29-59-03-00/630_360_1682083212-6161.jpeg" xlink:type="simple" xlink:show="embed" xlink:actuate="onLoad" draw:mime-type="image/jpeg"/>
</draw:frame>
</text:a>
 <text:a xlink:type="simple" xlink:href="https://static.ukrinform.com/photos/2023_04/1682083212-2140.jpeg" text:style-name="Internet_20_link" text:visited-style-name="Visited_20_Internet_20_Link">
<draw:frame draw:style-name="fr1" draw:name="Image96" text:anchor-type="as-char" svg:width="6.9236in" svg:height="3.956343in" draw:z-index="0">
<draw:image xlink:href="../Images/yкринформ/2023-04-21T16-29-59-03-00/630_360_1682083212-2140.jpeg" xlink:type="simple" xlink:show="embed" xlink:actuate="onLoad" draw:mime-type="image/jpeg"/>
</draw:frame>
</text:a>
 <text:a xlink:type="simple" xlink:href="https://static.ukrinform.com/photos/2023_04/1682083212-4128.jpeg" text:style-name="Internet_20_link" text:visited-style-name="Visited_20_Internet_20_Link">
<draw:frame draw:style-name="fr1" draw:name="Image97" text:anchor-type="as-char" svg:width="6.9236in" svg:height="3.956343in" draw:z-index="0">
<draw:image xlink:href="../Images/yкринформ/2023-04-21T16-29-59-03-00/630_360_1682083212-4128.jpeg" xlink:type="simple" xlink:show="embed" xlink:actuate="onLoad" draw:mime-type="image/jpeg"/>
</draw:frame>
</text:a>
 <text:a xlink:type="simple" xlink:href="https://static.ukrinform.com/photos/2023_04/1682083213-4130.jpeg" text:style-name="Internet_20_link" text:visited-style-name="Visited_20_Internet_20_Link">
<draw:frame draw:style-name="fr1" draw:name="Image98" text:anchor-type="as-char" svg:width="6.9236in" svg:height="3.956343in" draw:z-index="0">
<draw:image xlink:href="../Images/yкринформ/2023-04-21T16-29-59-03-00/630_360_1682083213-4130.jpeg" xlink:type="simple" xlink:show="embed" xlink:actuate="onLoad" draw:mime-type="image/jpeg"/>
</draw:frame>
</text:a>
 <text:a xlink:type="simple" xlink:href="https://static.ukrinform.com/photos/2023_04/1682083213-2420.jpeg" text:style-name="Internet_20_link" text:visited-style-name="Visited_20_Internet_20_Link">
<draw:frame draw:style-name="fr1" draw:name="Image99" text:anchor-type="as-char" svg:width="6.9236in" svg:height="3.956343in" draw:z-index="0">
<draw:image xlink:href="../Images/yкринформ/2023-04-21T16-29-59-03-00/630_360_1682083213-2420.jpeg" xlink:type="simple" xlink:show="embed" xlink:actuate="onLoad" draw:mime-type="image/jpeg"/>
</draw:frame>
</text:a>
 <text:a xlink:type="simple" xlink:href="https://static.ukrinform.com/photos/2023_04/1682083213-3227.jpeg" text:style-name="Internet_20_link" text:visited-style-name="Visited_20_Internet_20_Link">
<draw:frame draw:style-name="fr1" draw:name="Image100" text:anchor-type="as-char" svg:width="6.9236in" svg:height="3.956343in" draw:z-index="0">
<draw:image xlink:href="../Images/yкринформ/2023-04-21T16-29-59-03-00/630_360_1682083213-3227.jpeg" xlink:type="simple" xlink:show="embed" xlink:actuate="onLoad" draw:mime-type="image/jpeg"/>
</draw:frame>
</text:a>
 <text:a xlink:type="simple" xlink:href="https://static.ukrinform.com/photos/2023_04/1682083213-9002.jpeg" text:style-name="Internet_20_link" text:visited-style-name="Visited_20_Internet_20_Link">
<draw:frame draw:style-name="fr1" draw:name="Image101" text:anchor-type="as-char" svg:width="6.9236in" svg:height="3.956343in" draw:z-index="0">
<draw:image xlink:href="../Images/yкринформ/2023-04-21T16-29-59-03-00/630_360_1682083213-9002.jpeg" xlink:type="simple" xlink:show="embed" xlink:actuate="onLoad" draw:mime-type="image/jpeg"/>
</draw:frame>
</text:a>
 <text:a xlink:type="simple" xlink:href="https://static.ukrinform.com/photos/2023_04/1682083213-5333.jpeg" text:style-name="Internet_20_link" text:visited-style-name="Visited_20_Internet_20_Link">
<draw:frame draw:style-name="fr1" draw:name="Image102" text:anchor-type="as-char" svg:width="6.9236in" svg:height="3.956343in" draw:z-index="0">
<draw:image xlink:href="../Images/yкринформ/2023-04-21T16-29-59-03-00/630_360_1682083213-5333.jpeg" xlink:type="simple" xlink:show="embed" xlink:actuate="onLoad" draw:mime-type="image/jpeg"/>
</draw:frame>
</text:a>
 <text:a xlink:type="simple" xlink:href="https://static.ukrinform.com/photos/2023_04/1682083213-9150.jpeg" text:style-name="Internet_20_link" text:visited-style-name="Visited_20_Internet_20_Link">
<draw:frame draw:style-name="fr1" draw:name="Image103" text:anchor-type="as-char" svg:width="6.9236in" svg:height="3.956343in" draw:z-index="0">
<draw:image xlink:href="../Images/yкринформ/2023-04-21T16-29-59-03-00/630_360_1682083213-9150.jpeg" xlink:type="simple" xlink:show="embed" xlink:actuate="onLoad" draw:mime-type="image/jpeg"/>
</draw:frame>
</text:a>
 <text:a xlink:type="simple" xlink:href="https://static.ukrinform.com/photos/2023_04/1682083214-4520.jpeg" text:style-name="Internet_20_link" text:visited-style-name="Visited_20_Internet_20_Link">
<draw:frame draw:style-name="fr1" draw:name="Image104" text:anchor-type="as-char" svg:width="6.9236in" svg:height="3.956343in" draw:z-index="0">
<draw:image xlink:href="../Images/yкринформ/2023-04-21T16-29-59-03-00/630_360_1682083214-4520.jpeg" xlink:type="simple" xlink:show="embed" xlink:actuate="onLoad" draw:mime-type="image/jpeg"/>
</draw:frame>
</text:a>
 <text:a xlink:type="simple" xlink:href="https://static.ukrinform.com/photos/2023_04/1682083214-4294.jpeg" text:style-name="Internet_20_link" text:visited-style-name="Visited_20_Internet_20_Link">
<draw:frame draw:style-name="fr1" draw:name="Image105" text:anchor-type="as-char" svg:width="6.9236in" svg:height="3.956343in" draw:z-index="0">
<draw:image xlink:href="../Images/yкринформ/2023-04-21T16-29-59-03-00/630_360_1682083214-4294.jpeg" xlink:type="simple" xlink:show="embed" xlink:actuate="onLoad" draw:mime-type="image/jpeg"/>
</draw:frame>
</text:a>
</text:p>
      <text:p text:style-name="P4">
Впродовж п‘яти днів вони покажуть 17 вистав.</text:p>
      <text:p text:style-name="P4">
Під час відкриття на центральній площі міста відбулося представленнятеатральних колективів - учасників фестивалю. Юні театрали продемонструвалисвої візитівки та подарували символічні герби «князю Корятовичу».</text:p>
      <text:p text:style-name="P4">
<text:span text:style-name="T4">
Читайте також:</text:span>
 <text:a xlink:type="simple" xlink:href="https://www.ukrinform.ua/rubric-diaspora/3697125-u-baku-vidbuvsa-blagodijnij-festivalarmarok-vesnanka.html" text:style-name="Internet_20_link" text:visited-style-name="Visited_20_Internet_20_Link">
 <text:span text:style-name="T4">
фестиваль</text:span>
 </text:a>
</text:p>
      <text:p text:style-name="P4">
23 квітня відбудеться церемонія нагородження театральних колективів.</text:p>
      <text:p text:style-name="P4">
Source: <text:a xlink:type="simple" xlink:href="https://www.ukrinform.ua/rubric-culture/3698955-u-mukacevi-rozpocavsa-ditacij-teatralnij-festival-impreza-nad-latoriceu.html" text:style-name="Internet_20_link" text:visited-style-name="Visited_20_Internet_20_Link">
https://www.ukrinform.ua/rubric-culture/3698955-u-mukacevi-rozpocavsa-ditacij-teatralnij-festival-impreza-nad-latoriceu.html</text:a>
</text:p>
      <!--NEWS-->
      <text:h text:style-name="P10" text:outline-level="1">
<text:span text:style-name="T4">
Укрпошта запустила в обіг марки з писанками різних регіонів</text:span>
</text:h>
      <text:p text:style-name="P4">
Authors: Ukrinform (Person)</text:p>
      <text:p text:style-name="P4">
Publisher: Укринформ (Organization)</text:p>
      <text:p text:style-name="P4">
Published Time: 2023-04-21T16:31:27+03:00</text:p>
      <text:p text:style-name="P4">
Modified Time: 2023-04-21T16:31:27+03:00</text:p>
      <text:p text:style-name="P4">
Description: З п’ятниці, 21 квітня, Укрпошта запускає в обіг марки з писанками різних регіонів України. — Укрінформ.</text:p>
      <text:p text:style-name="P4">
Images: ["<text:a xlink:type="simple" xlink:href="https://static.ukrinform.com/photos/2023_04/thumb_files/630_360_1682083611-191.jpg" text:style-name="Internet_20_link" text:visited-style-name="Visited_20_Internet_20_Link">
630_360_16820...</text:a>
", "<text:a xlink:type="simple" xlink:href="https://static.ukrinform.com/photos/2023_04/1682083611-906.jpg" text:style-name="Internet_20_link" text:visited-style-name="Visited_20_Internet_20_Link">
1682083611-90...</text:a>
", "<text:a xlink:type="simple" xlink:href="https://static.ukrinform.com/photos/2023_04/1682083612-434.jpg" text:style-name="Internet_20_link" text:visited-style-name="Visited_20_Internet_20_Link">
1682083612-43...</text:a>
", "<text:a xlink:type="simple" xlink:href="https://static.ukrinform.com/photos/2023_04/1682083611-716.jpg" text:style-name="Internet_20_link" text:visited-style-name="Visited_20_Internet_20_Link">
1682083611-71...</text:a>
"]</text:p>
      <text:p text:style-name="P4">
Tags: ['Марка', 'Укрпошта', 'Писанка']</text:p>
      <text:p text:style-name="P4">
Type: Article</text:p>
      <!--METADATA-->
      <text:p text:style-name="P4">
<draw:frame draw:style-name="fr1" draw:name="Image106" text:anchor-type="as-char" svg:width="6.9236in" svg:height="3.951966in" draw:z-index="0">
<draw:image xlink:href="../Images/yкринформ/2023-04-21T16-31-27-03-00/630_360_1682083611-191.jpg" xlink:type="simple" xlink:show="embed" xlink:actuate="onLoad" draw:mime-type="image/jpeg"/>
</draw:frame>
 Зп’ятниці, 21 квітня, Укрпошта запускає в обіг марки з писанками різнихрегіонів України.</text:p>
      <text:p text:style-name="P4">
Як передає Укрінформ, про це генеральний директор Укрпошти Ігор Смілянськийповідомив у <text:a xlink:type="simple" xlink:href="https://t.me/igorsmelyansky/2133" text:style-name="Internet_20_link" text:visited-style-name="Visited_20_Internet_20_Link">
 </text:a>
 .</text:p>
      <text:p text:style-name="P4">
“Наші писанки міцніші, ніж у ворога і починаючи від сьогодні, писанки вжеможна придбати у відділеннях та Поштовому <text:a xlink:type="simple" xlink:href="https://bit.ly/3owqa2o" text:style-name="Internet_20_link" text:visited-style-name="Visited_20_Internet_20_Link">
 </text:a>
 ”, -йдеться у повідомленні.</text:p>
      <text:p text:style-name="P4">
<draw:frame draw:style-name="fr1" draw:name="Image107" text:anchor-type="as-char" svg:width="6.9236in" svg:height="6.9236in" draw:z-index="0">
<draw:image xlink:href="../Images/yкринформ/2023-04-21T16-31-27-03-00/1682083611-906.jpg" xlink:type="simple" xlink:show="embed" xlink:actuate="onLoad" draw:mime-type="image/jpeg"/>
</draw:frame>
</text:p>
      <text:p text:style-name="P4">
На його словами, писанки, непрості, бо предки українців в кожну рисочку такружечок закладали свій сенс та сакральне значення.</text:p>
      <text:p text:style-name="P4">
<text:span text:style-name="T4">
Читайте також:</text:span>
 <text:a xlink:type="simple" xlink:href="https://www.ukrinform.ua/rubric-society/3694717-ukrposta-vistavit-na-prodaz-tisacu-marok-russkij-voennij-korabl-sob-zibrati-na-dron.html" text:style-name="Internet_20_link" text:visited-style-name="Visited_20_Internet_20_Link">
 <text:span text:style-name="T4">
Укрпошта</text:span>
 </text:a>
</text:p>
      <text:p text:style-name="P4">
<draw:frame draw:style-name="fr1" draw:name="Image108" text:anchor-type="as-char" svg:width="6.9236in" svg:height="6.9236in" draw:z-index="0">
<draw:image xlink:href="../Images/yкринформ/2023-04-21T16-31-27-03-00/1682083612-434.jpg" xlink:type="simple" xlink:show="embed" xlink:actuate="onLoad" draw:mime-type="image/jpeg"/>
</draw:frame>
</text:p>
      <text:p text:style-name="P4">
“Наприклад, на марці-писанці зі Львівщини зображено хрест з орнаментом “качачілапки”, такий відбиток вважався оберегом”, - додав Смілянський.</text:p>
      <text:p text:style-name="P4">
<draw:frame draw:style-name="fr1" draw:name="Image109" text:anchor-type="as-char" svg:width="6.9236in" svg:height="6.9236in" draw:z-index="0">
<draw:image xlink:href="../Images/yкринформ/2023-04-21T16-31-27-03-00/1682083611-716.jpg" xlink:type="simple" xlink:show="embed" xlink:actuate="onLoad" draw:mime-type="image/jpeg"/>
</draw:frame>
</text:p>
      <text:p text:style-name="P4">
Як повідомляв Укрінформ, у Вінниці випустили ексклюзивну <text:a xlink:type="simple" xlink:href="https://www.ukrinform.ua/rubric-regions/3696119-u-vinnici-vipustili-postovu-marku-na-cest-tvorca-persogo-benzinovogo-dviguna.html" text:style-name="Internet_20_link" text:visited-style-name="Visited_20_Internet_20_Link">
</text:a>
 першого у світібензинового двигуна Карлу Бенцу.</text:p>
      <text:p text:style-name="P4">
<text:span text:style-name="T5">
Фото: Укрпошта</text:span>
</text:p>
      <text:p text:style-name="P4">
Source: <text:a xlink:type="simple" xlink:href="https://www.ukrinform.ua/rubric-society/3698956-ukrposta-zapustila-v-obig-marki-z-pisankami-riznih-regioniv.html" text:style-name="Internet_20_link" text:visited-style-name="Visited_20_Internet_20_Link">
https://www.ukrinform.ua/rubric-society/3698956-ukrposta-zapustila-v-obig-marki-z-pisankami-riznih-regioniv.html</text:a>
</text:p>
      <!--NEWS-->
      <text:h text:style-name="P10" text:outline-level="1">
<text:span text:style-name="T4">
Албанія скасувала безвіз для росіян</text:span>
</text:h>
      <text:p text:style-name="P4">
Authors: Ukrinform (Person)</text:p>
      <text:p text:style-name="P4">
Publisher: Укринформ (Organization)</text:p>
      <text:p text:style-name="P4">
Published Time: 2023-04-21T16:35:00+03:00</text:p>
      <text:p text:style-name="P4">
Modified Time: 2023-04-21T16:35:00+03:00</text:p>
      <text:p text:style-name="P4">
Description: Республіка Албанія скасувала безвізовий режим для громадян росії. — Укрінформ.</text:p>
      <text:p text:style-name="P4">
Images: ["<text:a xlink:type="simple" xlink:href="https://static.ukrinform.com/photos/2017_04/thumb_files/630_360_1491836790-7196.jpg" text:style-name="Internet_20_link" text:visited-style-name="Visited_20_Internet_20_Link">
630_360_14918...</text:a>
"]</text:p>
      <text:p text:style-name="P4">
Tags: ['Албанія', 'Безвізовий режим', 'росія']</text:p>
      <text:p text:style-name="P4">
Type: Article</text:p>
      <!--METADATA-->
      <text:p text:style-name="P4">
<draw:frame draw:style-name="fr1" draw:name="Image110" text:anchor-type="as-char" svg:width="6.9236in" svg:height="3.956343in" draw:z-index="0">
<draw:image xlink:href="../Images/yкринформ/2023-04-21T16-35-00-03-00/630_360_1491836790-7196.jpg" xlink:type="simple" xlink:show="embed" xlink:actuate="onLoad" draw:mime-type="image/jpeg"/>
</draw:frame>
Республіка Албанія скасувала безвізовий режим для громадян росії.</text:p>
      <text:p text:style-name="P4">
Як передає Укрінформ, про це повідомляється на <text:a xlink:type="simple" xlink:href="https://ambasadat.gov.al/russia/ru/article/%D0%B2%D0%B5%D1%81%D1%8C%D0%BC%D0%B0-%D1%81%D1%80%D0%BE%D1%87%D0%BD%D0%BE-%D0%BE%D0%B1-%D0%BE%D1%82%D0%BC%D0%B5%D0%BD%D0%B5-%D0%B1%D0%B5%D0%B7%D0%B2%D0%B8%D0%B7%D0%BE%D0%B2%D0%BE%D0%B3%D0%BE-%D1%80%D0%B5%D0%B6%D0%B8%D0%BC%D0%B0-%D0%B4%D0%BB%D1%8F-%D0%B3%D1%80%D0%B0%D0%B6%D0%B4%D0%B0%D0%BD-%D1%80%D0%BE%D1%81%D1%81%D0%B8%D0%B9%D1%81%D0%BA%D0%BE%D0%B9-%D1%84%D0%B5%D0%B4%D0%B5%D1%80%D0%B0%D1%86%D0%B8%D0%B8" text:style-name="Internet_20_link" text:visited-style-name="Visited_20_Internet_20_Link">
</text:a>
посольства Албанії в рф.</text:p>
      <text:p text:style-name="P4">
“Відповідно до змін Ради міністрів Республіки Албанія від 20.04.2023 року допостанови № 858 від 29.12.2021 року скасовується безвізовий режим для громадянросійської федерації (щорічно від 1 травня до 30 вересня)», – йдеться уповідомленні.</text:p>
      <text:p text:style-name="P4">
У посольстві Албанії зазначили, що для відвідування країни росіянам необхіднобуде оформити візу відповідно до мети поїздки.</text:p>
      <text:p text:style-name="P4">
<text:span text:style-name="T4">
Читайте також:</text:span>
 <text:a xlink:type="simple" xlink:href="https://www.ukrinform.ua/rubric-world/3686208-cehia-pripinae-vidacu-viz-rosianam-ta-bilorusam-z-drugim-gromadanstvom.html" text:style-name="Internet_20_link" text:visited-style-name="Visited_20_Internet_20_Link">
 </text:a>
</text:p>
      <text:p text:style-name="P4">
Як повідомляв Укрінформ, уряд Албанії продовжив до вересня цього року терміндії захисту українських <text:a xlink:type="simple" xlink:href="https://www.ukrinform.ua/tag-bizenci" text:style-name="Internet_20_link" text:visited-style-name="Visited_20_Internet_20_Link">
 </text:a>
 , яківимушено виїхали з України внаслідок розв’язаної росією війни.</text:p>
      <text:p text:style-name="P4">
Після початку повномасштабного вторгнення росії в Україну в лютому 2022 рокуАлбанія прийняла сотні українських жінок і дітей, переважно у Дурресі,найбільшому прибережному місті країни.</text:p>
      <text:p text:style-name="P4">
Source: <text:a xlink:type="simple" xlink:href="https://www.ukrinform.ua/rubric-ato/3698960-albania-skasuvala-bezviz-dla-rosian.html" text:style-name="Internet_20_link" text:visited-style-name="Visited_20_Internet_20_Link">
https://www.ukrinform.ua/rubric-ato/3698960-albania-skasuvala-bezviz-dla-rosian.html</text:a>
</text:p>
      <!--NEWS-->
      <text:h text:style-name="P10" text:outline-level="1">
<text:span text:style-name="T4">
Україна поліпшила результат у світовому рейтингу виробників сталі</text:span>
</text:h>
      <text:p text:style-name="P4">
Authors: Ukrinform (Person)</text:p>
      <text:p text:style-name="P4">
Publisher: Укринформ (Organization)</text:p>
      <text:p text:style-name="P4">
Published Time: 2023-04-21T16:36:07+03:00</text:p>
      <text:p text:style-name="P4">
Modified Time: 2023-04-21T16:36:07+03:00</text:p>
      <text:p text:style-name="P4">
Description: За підсумками першого кварталу 2023 року в рейтингу виробників сталі Україна піднялася із 31 на 28 місце серед 64 країн. — Укрінформ.</text:p>
      <text:p text:style-name="P4">
Images: ["<text:a xlink:type="simple" xlink:href="https://static.ukrinform.com/photos/2018_10/thumb_files/630_360_1539348972-435.jpg" text:style-name="Internet_20_link" text:visited-style-name="Visited_20_Internet_20_Link">
630_360_15393...</text:a>
", "<text:a xlink:type="simple" xlink:href="https://static.ukrinform.com/photos/2023_04/1682083908-553.jpg" text:style-name="Internet_20_link" text:visited-style-name="Visited_20_Internet_20_Link">
1682083908-55...</text:a>
"]</text:p>
      <text:p text:style-name="P4">
Tags: ['Металургія', 'Рейтинг', 'Україна']</text:p>
      <text:p text:style-name="P4">
Type: Article</text:p>
      <!--METADATA-->
      <text:p text:style-name="P4">
<draw:frame draw:style-name="fr1" draw:name="Image111" text:anchor-type="as-char" svg:width="6.9236in" svg:height="3.956343in" draw:z-index="0">
<draw:image xlink:href="../Images/yкринформ/2023-04-21T16-36-07-03-00/630_360_1539348972-435.jpg" xlink:type="simple" xlink:show="embed" xlink:actuate="onLoad" draw:mime-type="image/jpeg"/>
</draw:frame>
 Запідсумками першого кварталу 2023 року в рейтингу виробників сталі Українапіднялася із 31 на 28 місце серед 64 країн.</text:p>
      <text:p text:style-name="P4">
Як передає Укрінформ, про це повідомляє ОП <text:a xlink:type="simple" xlink:href="https://www.ukrmetprom.org/ukraina-u-svitovomu-metalurgiynomu-v-23/" text:style-name="Internet_20_link" text:visited-style-name="Visited_20_Internet_20_Link">
</text:a>
 зпосиланням на World Steel Association <text:span text:style-name="T5">
.</text:span>
</text:p>
      <text:p text:style-name="P4">
«Світова виплавка сталі у січні-березні 2023 р. становить 459,30 млн т, що на0,09% нижче показника січня-березня 2022 р. (459,70 млн т). <text:a xlink:type="simple" xlink:href="https://www.ukrinform.ua/tag-ukraina" text:style-name="Internet_20_link" text:visited-style-name="Visited_20_Internet_20_Link">
</text:a>
 (1,24 млн т, або 33,78% відносносічня-березня 2022 р.) піднялася з 31 на 28 місце серед 64 країн-виробниківсталі», - йдеться в повідомленні.</text:p>
      <text:p text:style-name="P4">
<draw:frame draw:style-name="fr1" draw:name="Image112" text:anchor-type="as-char" svg:width="6.9236in" svg:height="6.480321in" draw:z-index="0">
<draw:image xlink:href="../Images/yкринформ/2023-04-21T16-36-07-03-00/1682083908-553.jpg" xlink:type="simple" xlink:show="embed" xlink:actuate="onLoad" draw:mime-type="image/jpeg"/>
</draw:frame>
</text:p>
      <text:p text:style-name="P4">
Також у січні-березні 2023 р. металургійними підприємствами країн світувироблено 348,88 млн т чавуну, з яких 322,93 млн т – доменним способом і 25,95млн т – методом прямого відновлення. Це на 3,09% вище за показник трьохмісяців 2022 р. (338,41 млн т).</text:p>
      <text:p text:style-name="P4">
Україна серед 40 країн-виробників чавуну посідає 19 місце, виготовивши упершому кварталі 1,20 млн т, або 34,26% відносно січня-березня 2022 р.</text:p>
      <text:p text:style-name="P4">
<text:span text:style-name="T4">
Читайте також:</text:span>
 <text:a xlink:type="simple" xlink:href="https://www.ukrinform.ua/rubric-economy/3679910-ukrainska-metalurgia-prodovzue-skorocuvati-obsagi-virobnictva.html" text:style-name="Internet_20_link" text:visited-style-name="Visited_20_Internet_20_Link">
 </text:a>
</text:p>
      <text:p text:style-name="P4">
Світовим лідером серед виробників металургійної продукції є КНР з 261,56 млн твиплавленої сталі та 219,83 млн т чавуну.</text:p>
      <text:p text:style-name="P4">
Як повідомлялося, впродовж січня – березня 2023 року <text:a xlink:type="simple" xlink:href="https://www.ukrinform.ua/rubric-economy/3694428-ukrainski-metalurgi-virobili-za-kvartal-12-miljona-tonn-tretinu-vid-obsagiv-minulogo-roku.html" text:style-name="Internet_20_link" text:visited-style-name="Visited_20_Internet_20_Link">
</text:a>
 ,що дорівнює 33,8% показника виробництва за перший квартал 2022 року (3,65 млнт). Чавуну за звітний період було вироблено 1,2 млн т (34,3% відносно січня –березня 2022 р.).</text:p>
      <text:p text:style-name="P4">
Source: <text:a xlink:type="simple" xlink:href="https://www.ukrinform.ua/rubric-economy/3698959-ukraina-polipsila-rezultat-u-svitovomu-rejtingu-virobnikiv-stali.html" text:style-name="Internet_20_link" text:visited-style-name="Visited_20_Internet_20_Link">
https://www.ukrinform.ua/rubric-economy/3698959-ukraina-polipsila-rezultat-u-svitovomu-rejtingu-virobnikiv-stali.html</text:a>
</text:p>
      <!--NEWS-->
      <text:h text:style-name="P10" text:outline-level="1">
<text:span text:style-name="T4">
Нафтогаз планує залучати американські компанії для збільшення видобутку в Україні</text:span>
</text:h>
      <text:p text:style-name="P4">
Authors: Ukrinform (Person)</text:p>
      <text:p text:style-name="P4">
Publisher: Укринформ (Organization)</text:p>
      <text:p text:style-name="P4">
Published Time: 2023-04-21T16:39:48+03:00</text:p>
      <text:p text:style-name="P4">
Modified Time: 2023-04-21T16:39:48+03:00</text:p>
      <text:p text:style-name="P4">
Description: НАК «Нафтогаз України» працює над залученням американських компаній – їхніх технологій, експертизи та інвестицій, для збільшення видобутку в Україні. — Укрінформ.</text:p>
      <text:p text:style-name="P4">
Images: ["<text:a xlink:type="simple" xlink:href="https://static.ukrinform.com/photos/2023_04/thumb_files/630_360_1682084263-174.jpg" text:style-name="Internet_20_link" text:visited-style-name="Visited_20_Internet_20_Link">
630_360_16820...</text:a>
"]</text:p>
      <text:p text:style-name="P4">
Tags: ['Нафтогаз', 'США', 'Чернишов']</text:p>
      <text:p text:style-name="P4">
Type: Article</text:p>
      <!--METADATA-->
      <text:p text:style-name="P4">
<draw:frame draw:style-name="fr1" draw:name="Image113" text:anchor-type="as-char" svg:width="6.9236in" svg:height="3.956343in" draw:z-index="0">
<draw:image xlink:href="../Images/yкринформ/2023-04-21T16-39-48-03-00/630_360_1682084263-174.jpg" xlink:type="simple" xlink:show="embed" xlink:actuate="onLoad" draw:mime-type="image/jpeg"/>
</draw:frame>
 НАК«Нафтогаз України» працює над залученням американських компаній – їхніхтехнологій, експертизи та інвестицій, для збільшення видобутку в Україні.</text:p>
      <text:p text:style-name="P4">
Про це заявив очільник Групи Нафтогаз Олексій Чернишов на зустрічі з USAssistant Secretary of State з питань енергетичних ресурсів, а такожкоординатором зусиль країн G7+ з допомоги Україні Джеффрі Паєттом, повідомляєпресслужба <text:a xlink:type="simple" xlink:href="https://www.naftogaz.com/news/oleksiy-chernyshov-met-with-jeffrey-payette" text:style-name="Internet_20_link" text:visited-style-name="Visited_20_Internet_20_Link">
 </text:a>
 .</text:p>
      <text:p text:style-name="P4">
«Ми проговорили цілу низку питань. Починаючи від нової ролі України в системіенергетичної безпеки Європи та завершуючи впровадженням реформи корпоративногоуправління», – зазначив Чернишов за результатами зустрічі.</text:p>
      <text:p text:style-name="P4">
<text:span text:style-name="T4">
Читайте також:</text:span>
 <text:a xlink:type="simple" xlink:href="https://www.ukrinform.ua/rubric-economy/3694010-ukrnafta-zaprosue-investoriv-do-proektiv-z-rozvidki-ta-rozrobki-rodovis.html" text:style-name="Internet_20_link" text:visited-style-name="Visited_20_Internet_20_Link">
 </text:a>
</text:p>
      <text:p text:style-name="P4">
Він подякував за постійний діалог та підтримку України, а також висловиввпевненість у подальшій співпраці.</text:p>
      <text:p text:style-name="P4">
Як повідомлялося, НАК «Нафтогаз України» розраховує посилити співпрацю зєвропейськими партнерами щодо зберігання газу в підземних газосховищах тавидобутку <text:a xlink:type="simple" xlink:href="https://www.ukrinform.ua/tag-gaz" text:style-name="Internet_20_link" text:visited-style-name="Visited_20_Internet_20_Link">
 </text:a>
 .</text:p>
      <text:p text:style-name="P4">
<text:span text:style-name="T5">
Фото: Нафтогаз</text:span>
</text:p>
      <text:p text:style-name="P4">
Source: <text:a xlink:type="simple" xlink:href="https://www.ukrinform.ua/rubric-economy/3698961-naftogaz-planue-zalucati-amerikanski-kompanii-dla-zbilsenna-vidobutku-v-ukraini.html" text:style-name="Internet_20_link" text:visited-style-name="Visited_20_Internet_20_Link">
https://www.ukrinform.ua/rubric-economy/3698961-naftogaz-planue-zalucati-amerikanski-kompanii-dla-zbilsenna-vidobutku-v-ukraini.html</text:a>
</text:p>
      <!--NEWS-->
      <text:h text:style-name="P10" text:outline-level="1">
<text:span text:style-name="T4">
На Повітрофлотському проспекті частково обмежать рух майже до кінця травня</text:span>
</text:h>
      <text:p text:style-name="P4">
Authors: Ukrinform (Person)</text:p>
      <text:p text:style-name="P4">
Publisher: Укринформ (Organization)</text:p>
      <text:p text:style-name="P4">
Published Time: 2023-04-21T16:45:36+03:00</text:p>
      <text:p text:style-name="P4">
Modified Time: 2023-04-21T16:45:36+03:00</text:p>
      <text:p text:style-name="P4">
Description: У столиці на Повітрофлотському проспекті частково обмежать рух із 22 квітня до 28 травня. — Укрінформ.</text:p>
      <text:p text:style-name="P4">
Images: ["<text:a xlink:type="simple" xlink:href="https://static.ukrinform.com/photos/2023_04/thumb_files/630_360_1682084494-556.jpg" text:style-name="Internet_20_link" text:visited-style-name="Visited_20_Internet_20_Link">
630_360_16820...</text:a>
"]</text:p>
      <text:p text:style-name="P4">
Tags: ['Дороги', 'Київ', 'Ремонт']</text:p>
      <text:p text:style-name="P4">
Type: Article</text:p>
      <!--METADATA-->
      <text:p text:style-name="P4">
<draw:frame draw:style-name="fr1" draw:name="Image114" text:anchor-type="as-char" svg:width="6.9236in" svg:height="3.956343in" draw:z-index="0">
<draw:image xlink:href="../Images/yкринформ/2023-04-21T16-45-36-03-00/630_360_1682084494-556.jpg" xlink:type="simple" xlink:show="embed" xlink:actuate="onLoad" draw:mime-type="image/jpeg"/>
</draw:frame>
 У столиціна Повітрофлотському проспекті частково обмежать рух із 22 квітня до 28травня.</text:p>
      <text:p text:style-name="P4">
Про це у <text:a xlink:type="simple" xlink:href="https://t.me/KyivCityOfficial/6535" text:style-name="Internet_20_link" text:visited-style-name="Visited_20_Internet_20_Link">
 </text:a>
 повідомляє Київська міськадержавна адміністрація, передає Укрінформ.</text:p>
      <text:p text:style-name="P4">
“На Повітрофлотському проспекті частково обмежать рух із 22 квітня до 28травня. Дорожники розпочинають капітальний ремонт Повітрофлотського проспектуна ділянці від Севастопольської площі до вулиці Нової”, - йдеться вповідомленні.</text:p>
      <text:p text:style-name="P4">
Зазначається, що на першому етапі рух буде частково обмежено від вулиці Сім’їІздиковських до вулиці Смілянської.</text:p>
      <text:p text:style-name="P4">
<text:span text:style-name="T4">
Читайте також:</text:span>
 <text:a xlink:type="simple" xlink:href="https://www.ukrinform.ua/rubric-kyiv/3696900-u-kievi-castkovo-obmezili-ruh-do-25-kvitna-na-perehresti-vulic-vilde-ta-bekeskinoi.html" text:style-name="Internet_20_link" text:visited-style-name="Visited_20_Internet_20_Link">
 </text:a>
</text:p>
      <text:p text:style-name="P4">
Як повідомляв Укрінформ, у більшості районів столиці розпочали облаштовуватикільцеві розв’язки на перехрестях, загалом цього року планують облаштуватиблизько <text:a xlink:type="simple" xlink:href="https://www.ukrinform.ua/rubric-kyiv/3697499-u-kievi-cogoric-oblastuut-blizko-40-kilcevih-rozvazok.html" text:style-name="Internet_20_link" text:visited-style-name="Visited_20_Internet_20_Link">
 </text:a>
 для підвищення безпеки руху.</text:p>
      <text:p text:style-name="P4">
<text:span text:style-name="T5">
Фото з відкритих джерел</text:span>
</text:p>
      <text:p text:style-name="P4">
Source: <text:a xlink:type="simple" xlink:href="https://www.ukrinform.ua/rubric-kyiv/3698963-na-povitroflotskomu-prospekti-castkovo-obmezat-ruh-majze-do-kinca-travna.html" text:style-name="Internet_20_link" text:visited-style-name="Visited_20_Internet_20_Link">
https://www.ukrinform.ua/rubric-kyiv/3698963-na-povitroflotskomu-prospekti-castkovo-obmezat-ruh-majze-do-kinca-travna.html</text:a>
</text:p>
      <!--NEWS-->
      <text:h text:style-name="P10" text:outline-level="1">
<text:span text:style-name="T4">
Обстріл росіянами аеродрому «Канатове»: СБУ повідомила про підозру ексбійцю ССО</text:span>
</text:h>
      <text:p text:style-name="P4">
Authors: Ukrinform (Person)</text:p>
      <text:p text:style-name="P4">
Publisher: Укринформ (Organization)</text:p>
      <text:p text:style-name="P4">
Published Time: 2023-04-21T16:47:00+03:00</text:p>
      <text:p text:style-name="P4">
Modified Time: 2023-04-21T16:47:00+03:00</text:p>
      <text:p text:style-name="P4">
Description: Служба безпеки України повідомила про підозру військовому, чиї дії призвели до жертв та знищення техніки після ракетного обстрілу російськими загарбниками аеродрому "Канатове" у Кіровоградській області. — Укрінформ.</text:p>
      <text:p text:style-name="P4">
Images: ["<text:a xlink:type="simple" xlink:href="https://static.ukrinform.com/photos/2023_04/thumb_files/630_360_1682084728-499.jpg" text:style-name="Internet_20_link" text:visited-style-name="Visited_20_Internet_20_Link">
630_360_16820...</text:a>
"]</text:p>
      <text:p text:style-name="P4">
Tags: ['Обстріл', 'СБУ', 'Кіровоградщина', 'Війна з росією']</text:p>
      <text:p text:style-name="P4">
Type: Article</text:p>
      <!--METADATA-->
      <text:p text:style-name="P4">
<draw:frame draw:style-name="fr1" draw:name="Image115" text:anchor-type="as-char" svg:width="6.9236in" svg:height="3.956343in" draw:z-index="0">
<draw:image xlink:href="../Images/yкринформ/2023-04-21T16-47-00-03-00/630_360_1682084728-499.jpg" xlink:type="simple" xlink:show="embed" xlink:actuate="onLoad" draw:mime-type="image/jpeg"/>
</draw:frame>
 Службабезпеки України повідомила про підозру військовому, чиї дії призвели до жертвта знищення техніки після ракетного обстрілу російськими загарбникамиаеродрому "Канатове" у Кіровоградській області.</text:p>
      <text:p text:style-name="P4">
Як передає Укрінформ, про це СБУ повідомляє у <text:a xlink:type="simple" xlink:href="https://t.me/SBUkr/8054" text:style-name="Internet_20_link" text:visited-style-name="Visited_20_Internet_20_Link">
</text:a>
.</text:p>
      <text:p text:style-name="P4">
"За матеріалами СБУ повідомлено про підозру військовослужбовцю, колишньомувиконувачу обов’язків командира однієї із частин Сил спеціальних операції,Роману Червінському", - ідеться у повідомленні.</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СБУ</text:span>
 </text:a>
</text:p>
      <text:p text:style-name="P4">
Як свідчать матеріали слідства, його самовільні дії призвели до ракетногообстрілу ворогом аеродрому "Канатове" на Кіровоградщині влітку 2022 року.</text:p>
      <text:p text:style-name="P4">
Підозра оголошена за ч.5 ст. 426-1 Кримінального кодексу України (перевищеннявійськовою службовою особою влади чи службових повноважень).</text:p>
      <text:p text:style-name="P4">
За матеріалами справи, цей фігурант разом з іншими особами самовільно вирішилипровести так звану "спецоперацію" – заволодіти літаком повітряно-космічних силрф російський пілот нібито погодився на пропозицію перейти на бік України.</text:p>
      <text:p text:style-name="P4">
<text:span text:style-name="T4">
Читайте також:</text:span>
 <text:a xlink:type="simple" xlink:href="https://www.ukrinform.ua/rubric-ato/3698454-hotili-vkrasti-vorozij-litak-ale-naskodili-ukraini-sbu-zavela-spravu-na-vijskovih.html" text:style-name="Internet_20_link" text:visited-style-name="Visited_20_Internet_20_Link">
 <text:span text:style-name="T4">
СБУ</text:span>
 </text:a>
</text:p>
      <text:p text:style-name="P4">
Ця "операція" проводилася попри заперечення СБУ та без згоди відповіднихдержавних органів.</text:p>
      <text:p text:style-name="P4">
У результаті ворог отримав дані про розміщення на аеродромі "Канатове"особового складу Повітряних сил Збройних сил України та українських літаків.Це дало змогу зс рф обстріляти летовище.</text:p>
      <text:p text:style-name="P4">
"СБУ і ГУР МО відразу висловили свої зауваження до такого плану, його непогодили інші державні органи. Адже спецоперація приховувала в собі багаторизиків. Але окремі люди вирішили діяти на власний розсуд", - зауважив головаСБУ Василь Малюк.</text:p>
      <text:p text:style-name="P4">
<text:span text:style-name="T4">
Читайте також:</text:span>
 <text:a xlink:type="simple" xlink:href="https://www.ukrinform.ua/rubric-ato/3698264-sbu-identifikuvala-kombata-rosgvardii-akij-viddavav-nakaz-truiti-ukrainciv-u-gazovih-kamerah.html" text:style-name="Internet_20_link" text:visited-style-name="Visited_20_Internet_20_Link">
 <text:span text:style-name="T4">
СБУ</text:span>
 </text:a>
</text:p>
      <text:p text:style-name="P4">
Малюк наголошує, "що ніякі хитрощі не допоможуть уникнути відповідальності".</text:p>
      <text:p text:style-name="P4">
На його думку, "негідник, дії якого призвели до смерті одного українськоговійськового і поранення ще сімнадцяти, має понести заслужене покарання".</text:p>
      <text:p text:style-name="P4">
У СБУ нагадали, що внаслідок ракетного удару загинув командир військовоїчастини та отримали поранення 17 українських захисників.</text:p>
      <text:p text:style-name="P4">
Також було повністю знищено два бойові винищувачі Повітряних сил ЗСУ, а злітнасмуга та інша техніка й будівлі зазнали значних пошкоджень.</text:p>
      <text:p text:style-name="P4">
<text:span text:style-name="T4">
Читайте також:</text:span>
 <text:a xlink:type="simple" xlink:href="https://www.ukrinform.ua/rubric-ato/3698035-u-gur-nagorodili-specpriznacenciv-sbu-aki-zvilnali-zmiinij.html" text:style-name="Internet_20_link" text:visited-style-name="Visited_20_Internet_20_Link">
 <text:span text:style-name="T4">
СБУ</text:span>
 </text:a>
</text:p>
      <text:p text:style-name="P4">
Розслідування триває. Вживаються комплексні заходи для притягнення усіхпричетних до відповідальності.</text:p>
      <text:p text:style-name="P4">
За словами глави СБУ <text:a xlink:type="simple" xlink:href="https://interfax.com.ua/news/interview/905447.html" text:style-name="Internet_20_link" text:visited-style-name="Visited_20_Internet_20_Link">
</text:a>
, Червінський - фактично дезертир, оскільки майже вісім місяців не з'являєтьсяна службі.</text:p>
      <text:p text:style-name="P4">
Малюк повідомив, що ДБР відкрило за цим фактом кримінальне провадження застаттею 407 Кримінального кодексу (самовільне залишення військової частини абомісця служби).</text:p>
      <text:p text:style-name="P4">
"Але ніякі хитрощі не допоможуть уникнути відповідальності. На мою думку,негідник, дії якого призвели до смерті одного українського військового йпоранення ще сімнадцяти, має понести заслужене покарання. Справді, окреміперсонажі вирішили, що можуть самовільно провести так звану спецоперацію ізаволодіти російським літаком. Вони розпочали спілкування з ворожим пілотом,який нібито погодився перейти на бік України", - наголосив Малюк.</text:p>
      <text:p text:style-name="P4">
За його словами, СБУ та ГУР МО одразу висловили свої зауваження щодо цьогоплану, його не погодили інші державні органи, оскільки спецоперація містилабагато ризиків, "але окремі люди вирішили діяти на власний розсуд".</text:p>
      <text:p text:style-name="P4">
"Як наслідок - ворожий борт не роздобули, натомість ворог дізнався, дерозміщувалися українські літаки й особовий склад. І завдав ракетного удару.Загинув командир військової частини, а 17 захисників дістали поранення. Некажучи вже про повністю розбиті два бойові винищувачі, зруйновану злітнусмугу, іншу техніку та будівлі", - розповів голова СБУ.</text:p>
      <text:p text:style-name="P4">
"Очевидно, що дії Червінського, які призвели до таких наслідків, потребуютьправової оцінки. СБУ відкрила кримінальне провадження. Тому все логічно і зазаконом", - підсумував керівник української спецслужби.</text:p>
      <text:p text:style-name="P4">
За інформацією <text:a xlink:type="simple" xlink:href="https://www.gp.gov.ua/ua/posts/znishhennya-vorogom-viiskovogo-aerodromu-vo-komandira-odnijeyi-iz-viiskovix-castin-povidomleno-pro-pidozru-u-perevishhenni-povnovazen" text:style-name="Internet_20_link" text:visited-style-name="Visited_20_Internet_20_Link">
 </text:a>
 , відносно підозрюваного стороноюобвинувачення готується клопотання до суду про застосування до ньогозапобіжного заходу у вигляді тримання під вартою.</text:p>
      <text:p text:style-name="P4">
Як повідомляв Укрінформ, у квітні правоохоронці повідомили про підозруколишньому генеральному директору ДП "Антонов", через службову недбалістьякого російські загарбники знищили найбільший у світі літак АН-225 "Мрія".</text:p>
      <text:p text:style-name="P4">
Source: <text:a xlink:type="simple" xlink:href="https://www.ukrinform.ua/rubric-society/3698964-obstril-rosianami-aerodromu-kanatove-sbu-povidomila-pro-pidozru-eksbijcu-sso.html" text:style-name="Internet_20_link" text:visited-style-name="Visited_20_Internet_20_Link">
https://www.ukrinform.ua/rubric-society/3698964-obstril-rosianami-aerodromu-kanatove-sbu-povidomila-pro-pidozru-eksbijcu-sso.html</text:a>
</text:p>
      <!--NEWS-->
      <text:h text:style-name="P10" text:outline-level="1">
<text:span text:style-name="T4">
Україні вдалося налагодити передачу тіл загарбників у росію - допоміг Червоний Хрест</text:span>
</text:h>
      <text:p text:style-name="P4">
Authors: Ukrinform (Person)</text:p>
      <text:p text:style-name="P4">
Publisher: Укринформ (Organization)</text:p>
      <text:p text:style-name="P4">
Published Time: 2023-04-21T16:48:00+03:00</text:p>
      <text:p text:style-name="P4">
Modified Time: 2023-04-21T16:48:00+03:00</text:p>
      <text:p text:style-name="P4">
Description: Офіс українського Уповноваженого з питань осіб, зниклих безвісті за особливих обставин налагодив з російською стороною передачу тіл загиблих військових рф. Це дозволяє швидше повертати тіла своїх героїв. — Укрінформ.</text:p>
      <text:p text:style-name="P4">
Images: ["<text:a xlink:type="simple" xlink:href="https://static.ukrinform.com/photos/2023_04/thumb_files/630_360_1682084658-951.jpg" text:style-name="Internet_20_link" text:visited-style-name="Visited_20_Internet_20_Link">
630_360_16820...</text:a>
"]</text:p>
      <text:p text:style-name="P4">
Tags: ['Загибель', 'Російські військові', 'Червоний Хрест', 'Війна з росією']</text:p>
      <text:p text:style-name="P4">
Type: Article</text:p>
      <!--METADATA-->
      <text:p text:style-name="P4">
<draw:frame draw:style-name="fr1" draw:name="Image116" text:anchor-type="as-char" svg:width="6.9236in" svg:height="3.956343in" draw:z-index="0">
<draw:image xlink:href="../Images/yкринформ/2023-04-21T16-48-00-03-00/630_360_1682084658-951.jpg" xlink:type="simple" xlink:show="embed" xlink:actuate="onLoad" draw:mime-type="image/jpeg"/>
</draw:frame>
 Офісукраїнського Уповноваженого з питань осіб, зниклих безвісті за особливихобставин налагодив з російською стороною передачу тіл загиблих військових рф.Це дозволяє швидше повертати тіла своїх героїв.</text:p>
      <text:p text:style-name="P4">
Про це в коментарі Укрінформу повідомив Уповноважений з питань осіб, зниклихбезвісті за особливих обставин Олег Котенко.</text:p>
      <text:p text:style-name="P4">
«Ми дійсно через Женеву, через Міжнародний Червоний Хрест налагодили контакт зросійською стороною і проводимо передачу тіл. Ми не називаємо це обміном,кажемо - передача тіл, репатріація для того, щоб якомога швидше повернутисвоїх. Вони також запитують своїх, але я знаю точно, що в рефрижераторах, якізнаходяться на території України, у нас набагато більше їхніх загиблих», -повідомив Котенко.</text:p>
      <text:p text:style-name="P4">
<text:span text:style-name="T4">
Читайте також:</text:span>
 <text:a xlink:type="simple" xlink:href="https://www.ukrinform.ua/rubric-ato/3697572-zniklimi-bezvisti-vvazaut-ponad-7-tisac-ukrainskih-vijskovih-kotenko.html" text:style-name="Internet_20_link" text:visited-style-name="Visited_20_Internet_20_Link">
 <text:span text:style-name="T4">
Котенко</text:span>
 </text:a>
</text:p>
      <text:p text:style-name="P4">
Він уточнив, що росіяни іноді розшукують тіла своїх військових по прізвищах,тоді Україна за наявності їх просто передає. «Але є формула, за якою мипрацюємо», - запевнив Уповноважений.</text:p>
      <text:p text:style-name="P4">
<text:span text:style-name="T4">
Читайте також:</text:span>
 <text:a xlink:type="simple" xlink:href="https://www.ukrinform.ua/rubric-society/3697736-u-minoboroni-zaklikaut-ne-povidomlati-pro-smert-vijskovogo-ranise-za-oficijne-pidtverdzenna.html" text:style-name="Internet_20_link" text:visited-style-name="Visited_20_Internet_20_Link">
 </text:a>
</text:p>
      <text:p text:style-name="P4">
Як повідомляв Укрінформ, в коментарі <text:a xlink:type="simple" xlink:href="https://www.reuters.com/world/europe/ukrainian-servicemen-load-bodies-russian-soldiers-onto-refrigerated-rail-cars-2022-05-13/" text:style-name="Internet_20_link" text:visited-style-name="Visited_20_Internet_20_Link">
</text:a>
 Голова цивільно-військового співробітництва України Володимир Лямзін заявив, що Україна готоваповертати тіла загиблих <text:a xlink:type="simple" xlink:href="https://www.ukrinform.ua/tag-rosijski-vijskovi" text:style-name="Internet_20_link" text:visited-style-name="Visited_20_Internet_20_Link">
 </text:a>
 ,діючи відповідно до норм міжнародного гуманітарного права.</text:p>
      <text:p text:style-name="P4">
Source: <text:a xlink:type="simple" xlink:href="https://www.ukrinform.ua/rubric-ato/3698967-ukraini-vdalosa-nalagoditi-peredacu-til-zagarbnikiv-u-rosiu-dopomig-cervonij-hrest.html" text:style-name="Internet_20_link" text:visited-style-name="Visited_20_Internet_20_Link">
https://www.ukrinform.ua/rubric-ato/3698967-ukraini-vdalosa-nalagoditi-peredacu-til-zagarbnikiv-u-rosiu-dopomig-cervonij-hrest.html</text:a>
</text:p>
      <!--NEWS-->
      <text:h text:style-name="P10" text:outline-level="1">
<text:span text:style-name="T4">
Раді рекомендують ухвалити законопроєкт про припинення судноплавства на час воєнного стану</text:span>
</text:h>
      <text:p text:style-name="P4">
Authors: Ukrinform (Person)</text:p>
      <text:p text:style-name="P4">
Publisher: Укринформ (Organization)</text:p>
      <text:p text:style-name="P4">
Published Time: 2023-04-21T16:50:00+03:00</text:p>
      <text:p text:style-name="P4">
Modified Time: 2023-04-21T16:50:00+03:00</text:p>
      <text:p text:style-name="P4">
Description: Комітет Верховної Ради з питань транспорту та інфраструктури рекомендує парламенту ухвалити законопроєкт, який дозволить тимчасово припиняти судноплавство під час воєнного або надзвичайного стану. — Укрінформ.</text:p>
      <text:p text:style-name="P4">
Images: ["<text:a xlink:type="simple" xlink:href="https://static.ukrinform.com/photos/2016_04/thumb_files/630_360_1461981359-8574.jpg" text:style-name="Internet_20_link" text:visited-style-name="Visited_20_Internet_20_Link">
630_360_14619...</text:a>
"]</text:p>
      <text:p text:style-name="P4">
Tags: ['Воєнний стан', 'Законопроєкт', 'Верховна Рада', 'Судноплавство']</text:p>
      <text:p text:style-name="P4">
Type: Article</text:p>
      <!--METADATA-->
      <text:p text:style-name="P4">
<draw:frame draw:style-name="fr1" draw:name="Image117" text:anchor-type="as-char" svg:width="6.9236in" svg:height="3.956343in" draw:z-index="0">
<draw:image xlink:href="../Images/yкринформ/2023-04-21T16-50-00-03-00/630_360_1461981359-8574.jpg" xlink:type="simple" xlink:show="embed" xlink:actuate="onLoad" draw:mime-type="image/jpeg"/>
</draw:frame>
 КомітетВерховної Ради з питань транспорту та інфраструктури рекомендує парламентуухвалити законопроєкт, який дозволить тимчасово припиняти судноплавство підчас воєнного або надзвичайного стану.</text:p>
      <text:p text:style-name="P4">
Про це повідомляється <text:a xlink:type="simple" xlink:href="https://www.rada.gov.ua/news/news_kom/235609.html" text:style-name="Internet_20_link" text:visited-style-name="Visited_20_Internet_20_Link">
 </text:a>
 ,передає Укрінформ.</text:p>
      <text:p text:style-name="P4">
"Комітетом з питань транспорту та інфраструктури підготовлено до розглядуВерховною Радою України проєкт Закону «Про внесення змін до Закону України«Про внутрішній водний <text:a xlink:type="simple" xlink:href="https://www.ukrinform.ua/tag-transport" text:style-name="Internet_20_link" text:visited-style-name="Visited_20_Internet_20_Link">
 </text:a>
 » щодосудноплавства під час введення воєнного або надзвичайного стану»,реєстраційний №7651", - йдеться у повідомленні.</text:p>
      <text:p text:style-name="P4">
Розроблений законопроєкт дозволяє Адміністрації судноплавства тимчасовоприпиняти судноплавство у місцевостях, які є небезпечними через наближення дотериторій, на яких ведуться бойові дії або на яких запроваджено надзвичайнийстан.</text:p>
      <text:p text:style-name="P4">
Зазначається, що чинний ЗУ «Про внутрішній водний транспорт» передбачає, щонавігаційний період на внутрішніх водних шляхах є цілорічним, а також визначаєвичерпний перелік випадків, коли може бути встановлена перерва у навігації тате, коли може бути тимчасово припинено судноплавство на окремих ділянкахвнутрішніх водних шляхів протягом навігаційного періоду. Цей перелік невраховує питання судноплавства у період воєнного стану. З цією метою йрозроблено законопроєкт №7651.</text:p>
      <text:p text:style-name="P4">
<text:span text:style-name="T4">
Читайте також:</text:span>
 <text:a xlink:type="simple" xlink:href="https://www.ukrinform.ua/rubric-economy/3685505-ukrainske-dunajske-paroplavstvo-pogodilo-perejmenuvanna-12-suden.html" text:style-name="Internet_20_link" text:visited-style-name="Visited_20_Internet_20_Link">
 </text:a>
</text:p>
      <text:p text:style-name="P4">
Як повідомлялось, у квітні Шостий апеляційний адміністративний суд відхиливвимоги припинити дію постанови Кабінету Міністрів №1499, якоюперезавантажується система підготовки та дипломування моряків з урахуваннямміжнародних вимог та практик.</text:p>
      <text:p text:style-name="P4">
За два місяці з початку роботи оновленої процедури понад 1200 моряків отрималикваліфікаційні документи, при цьому лише 80 моряків – обґрунтовану відмову.</text:p>
      <text:p text:style-name="P4">
Source: <text:a xlink:type="simple" xlink:href="https://www.ukrinform.ua/rubric-economy/3698968-radi-rekomenduut-uhvaliti-zakonoproekt-pro-pripinenna-sudnoplavstva-na-cas-voennogo-stanu.html" text:style-name="Internet_20_link" text:visited-style-name="Visited_20_Internet_20_Link">
https://www.ukrinform.ua/rubric-economy/3698968-radi-rekomenduut-uhvaliti-zakonoproekt-pro-pripinenna-sudnoplavstva-na-cas-voennogo-stanu.html</text:a>
</text:p>
      <!--NEWS-->
      <text:h text:style-name="P10" text:outline-level="1">
<text:span text:style-name="T4">
Зеленський зустрівся з президенткою ЄБРР</text:span>
</text:h>
      <text:p text:style-name="P4">
Authors: Ukrinform (Person)</text:p>
      <text:p text:style-name="P4">
Publisher: Укринформ (Organization)</text:p>
      <text:p text:style-name="P4">
Published Time: 2023-04-21T16:52:00+03:00</text:p>
      <text:p text:style-name="P4">
Modified Time: 2023-04-21T16:52:00+03:00</text:p>
      <text:p text:style-name="P4">
Description: Президент України Володимир Зеленський провів зустріч із очільницею Європейського банку реконструкції та розвитку (ЄБРР) Оділь Рено-Бассо, обговорили реалізацію проєктів відновлення і розвитку України. — Укрінформ.</text:p>
      <text:p text:style-name="P4">
Images: ["<text:a xlink:type="simple" xlink:href="https://static.ukrinform.com/photos/2023_04/thumb_files/630_360_1682085073-970.jpeg" text:style-name="Internet_20_link" text:visited-style-name="Visited_20_Internet_20_Link">
630_360_16820...</text:a>
", "<text:a xlink:type="simple" xlink:href="https://static.ukrinform.com/photos/2023_04/1682085074-888.jpeg" text:style-name="Internet_20_link" text:visited-style-name="Visited_20_Internet_20_Link">
1682085074-88...</text:a>
"]</text:p>
      <text:p text:style-name="P4">
Tags: ['ЄБРР', 'Зеленський', 'Відбудова']</text:p>
      <text:p text:style-name="P4">
Type: Article</text:p>
      <!--METADATA-->
      <text:p text:style-name="P4">
<draw:frame draw:style-name="fr1" draw:name="Image118" text:anchor-type="as-char" svg:width="6.9236in" svg:height="3.956343in" draw:z-index="0">
<draw:image xlink:href="../Images/yкринформ/2023-04-21T16-52-00-03-00/630_360_1682085073-970.jpeg" xlink:type="simple" xlink:show="embed" xlink:actuate="onLoad" draw:mime-type="image/jpeg"/>
</draw:frame>
 ПрезидентУкраїни Володимир Зеленський провів зустріч із очільницею Європейського банкуреконструкції та розвитку (ЄБРР) Оділь Рено-Бассо, обговорили реалізаціюпроєктів відновлення і розвитку України.</text:p>
      <text:p text:style-name="P4">
Як передає Укрінформ, про це повідомляється на <text:a xlink:type="simple" xlink:href="https://www.president.gov.ua/news/glava-derzhavi-proviv-zustrich-iz-prezidentom-yebrr-82421" text:style-name="Internet_20_link" text:visited-style-name="Visited_20_Internet_20_Link">
</text:a>
.</text:p>
      <text:p text:style-name="P4">
"Глава держави подякував ЄБРР за підтримку України та реалізацію важливихпроєктів під час повномасштабного російського вторгнення. Зеленський наголосивна пріоритетності інвестицій ЄБРР саме у приватний сектор і проєкти розвиткуУкраїни", - йдеться у повідомленні.</text:p>
      <text:p text:style-name="P4">
Президент закликав ЄБРР звернути увагу на житловий сегмент і стимулюванняжитлового будівництва в Україні, зокрема в контексті реалізації державноїіпотечної програми.</text:p>
      <text:p text:style-name="P4">
Відео: <text:a xlink:type="simple" xlink:href="https://t.me/V_Zelenskiy_official/5933" text:style-name="Internet_20_link" text:visited-style-name="Visited_20_Internet_20_Link">
 </text:a>
</text:p>
      <text:p text:style-name="P4">
<text:span text:style-name="T4">
Читайте також:</text:span>
 <text:a xlink:type="simple" xlink:href="https://www.ukrinform.ua/rubric-kyiv/3698931-klicko-zustrivsa-z-prezidentkou-ebrr.html" text:style-name="Internet_20_link" text:visited-style-name="Visited_20_Internet_20_Link">
 <text:span text:style-name="T4">
ЄБРР</text:span>
 </text:a>
</text:p>
      <text:p text:style-name="P4">
Він акцентував увагу на необхідності прискорення реалізації всіх проєктів ЄБРРу нашій країні.</text:p>
      <text:p text:style-name="P4">
«Швидкість сьогодні, в умовах війни та нагальної відбудови, є критичноважливим елементом», – наголосив глава держави.</text:p>
      <text:p text:style-name="P4">
<draw:frame draw:style-name="fr1" draw:name="Image119" text:anchor-type="as-char" svg:width="6.9236in" svg:height="4.617948in" draw:z-index="0">
<draw:image xlink:href="../Images/yкринформ/2023-04-21T16-52-00-03-00/1682085074-888.jpeg" xlink:type="simple" xlink:show="embed" xlink:actuate="onLoad" draw:mime-type="image/jpeg"/>
</draw:frame>
</text:p>
      <text:p text:style-name="P4">
Як повідомляв Укрінформ, у 2022 році Європейський банк реконструкції тарозвитку надав 280 мільйонів євро на підтримку оборотного капіталусільськогосподарських виробників і переробників в Україні.</text:p>
      <text:p text:style-name="P4">
<text:span text:style-name="T4">
Читайте також:</text:span>
 <text:a xlink:type="simple" xlink:href="https://www.ukrinform.ua/rubric-economy/3698763-ukraina-ta-ebrr-planuut-spilni-proekti-sodo-rozvitku-dunajskih-portiv.html" text:style-name="Internet_20_link" text:visited-style-name="Visited_20_Internet_20_Link">
 <text:span text:style-name="T4">
ЄБРР</text:span>
 </text:a>
</text:p>
      <text:p text:style-name="P4">
Крім цього, ЄБРР та НЕК «Укренерго» підписали угоду про надання 300 млн єврона відбудову високовольтної інфраструктури та забезпечення фінансовоїстійкості компанії.</text:p>
      <text:p text:style-name="P4">
Попередньо запланований на 2023 рік портфель підтримки України від ЄБРР - до1,5 млрд євро.</text:p>
      <text:p text:style-name="P4">
ЄБРР планує цьогоріч сфокусуватися на таких напрямках роботи в Україні, якпідтримка державного та приватного сектору (зокрема підтримка малого тасереднього бізнесу), фінансування проєктів будівництва доріг, співпраця змістами та громадами, а також підтримка енергетичного сектору.</text:p>
      <text:p text:style-name="P4">
Фото: ОП</text:p>
      <text:p text:style-name="P4">
Source: <text:a xlink:type="simple" xlink:href="https://www.ukrinform.ua/rubric-economy/3698969-zelenskij-zustrivsa-z-prezidentkou-ebrr.html" text:style-name="Internet_20_link" text:visited-style-name="Visited_20_Internet_20_Link">
https://www.ukrinform.ua/rubric-economy/3698969-zelenskij-zustrivsa-z-prezidentkou-ebrr.html</text:a>
</text:p>
      <!--NEWS-->
      <text:h text:style-name="P10" text:outline-level="1">
<text:span text:style-name="T4">
УПЛ: «Зоря» мінімально здолала «Колос»</text:span>
</text:h>
      <text:p text:style-name="P4">
Authors: Ukrinform (Person)</text:p>
      <text:p text:style-name="P4">
Publisher: Укринформ (Organization)</text:p>
      <text:p text:style-name="P4">
Published Time: 2023-04-21T16:55:58+03:00</text:p>
      <text:p text:style-name="P4">
Modified Time: 2023-04-21T16:55:58+03:00</text:p>
      <text:p text:style-name="P4">
Description: Єдиний гол у матчі на рахунку Бражка. — Укрінформ.</text:p>
      <text:p text:style-name="P4">
Images: ["<text:a xlink:type="simple" xlink:href="https://static.ukrinform.com/photos/2023_04/thumb_files/630_360_1682084964-566.jpg" text:style-name="Internet_20_link" text:visited-style-name="Visited_20_Internet_20_Link">
630_360_16820...</text:a>
"]</text:p>
      <text:p text:style-name="P4">
Tags: ['Футбол', 'Зоря', 'Колос Ковалівка']</text:p>
      <text:p text:style-name="P4">
Type: Article</text:p>
      <!--METADATA-->
      <text:p text:style-name="P4">
<draw:frame draw:style-name="fr1" draw:name="Image120" text:anchor-type="as-char" svg:width="6.9236in" svg:height="3.956343in" draw:z-index="0">
<draw:image xlink:href="../Images/yкринформ/2023-04-21T16-55-58-03-00/630_360_1682084964-566.jpg" xlink:type="simple" xlink:show="embed" xlink:actuate="onLoad" draw:mime-type="image/jpeg"/>
</draw:frame>
 Єдиний голу матчі на рахунку Бражка.</text:p>
      <text:p text:style-name="P4">
«Колос» вдома поступився «Зорі» - 0:1 у 22-му турі Української Прем’єр-ліги,передає Укрінформ.</text:p>
      <text:p text:style-name="P4">
У першому таймі Булеца взявся виконувати штрафний, віддав пас на Бражка, а тойвлучно пробив у правий кут воріт. Цей гол став єдиним у матчі.</text:p>
      <text:p text:style-name="P4">
У другому таймі «Зоря» опинилась у меншості – Снуріцин отримав другу жовтукартку та покинув поле.</text:p>
      <text:p text:style-name="P4">
Врешті, «Зоря» здобула перемогу та піднялась на другу позицію в турнірнійтаблиці УПЛ, у них 46-ть очок. «Колос» - йде шостим, маючи в своєму активі30-ть пунктів.</text:p>
      <text:p text:style-name="P4">
<text:span text:style-name="T4">
Читайте також:</text:span>
 <text:a xlink:type="simple" xlink:href="https://www.ukrinform.ua/rubric-sports/3698878-dinamo-sahtar-istoria-protistoan-u-cempionatah-ukraini.html" text:style-name="Internet_20_link" text:visited-style-name="Visited_20_Internet_20_Link">
 </text:a>
</text:p>
      <text:p text:style-name="P4">
Як повідомляв Укрінформ, завтра, 22-го квітня пройде три матчі 22-го туру УПЛ,у центральному поєдинку «Динамо» прийматиме «Шахтар», початок зустрічі о17:00.</text:p>
      <text:p text:style-name="P4">
Фото: upl.ua</text:p>
      <text:p text:style-name="P4">
Source: <text:a xlink:type="simple" xlink:href="https://www.ukrinform.ua/rubric-sports/3698970-upl-zora-minimalno-zdolala-kolos.html" text:style-name="Internet_20_link" text:visited-style-name="Visited_20_Internet_20_Link">
https://www.ukrinform.ua/rubric-sports/3698970-upl-zora-minimalno-zdolala-kolos.html</text:a>
</text:p>
      <!--NEWS-->
      <text:h text:style-name="P10" text:outline-level="1">
<text:span text:style-name="T4">
На Лейпцизькому книжковому ярмарку Україна презентуватиме стенд із сімома видавництвами</text:span>
</text:h>
      <text:p text:style-name="P4">
Authors: Ukrinform (Person)</text:p>
      <text:p text:style-name="P4">
Publisher: Укринформ (Organization)</text:p>
      <text:p text:style-name="P4">
Published Time: 2023-04-21T17:00:19+03:00</text:p>
      <text:p text:style-name="P4">
Modified Time: 2023-04-21T17:00:19+03:00</text:p>
      <text:p text:style-name="P4">
Description: Український інститут книги представить сім вітчизняних видавництв на Лейпцизькому книжковому ярмарку в Німеччині, який триватиме з 27 до 30 квітня.  — Укрінформ.</text:p>
      <text:p text:style-name="P4">
Images: ["<text:a xlink:type="simple" xlink:href="https://static.ukrinform.com/photos/2023_04/thumb_files/630_360_1682085515-496.jpg" text:style-name="Internet_20_link" text:visited-style-name="Visited_20_Internet_20_Link">
630_360_16820...</text:a>
"]</text:p>
      <text:p text:style-name="P4">
Tags: ['Книги', 'Німеччина', 'МКІП ']</text:p>
      <text:p text:style-name="P4">
Type: Article</text:p>
      <!--METADATA-->
      <text:p text:style-name="P4">
<draw:frame draw:style-name="fr1" draw:name="Image121" text:anchor-type="as-char" svg:width="6.9236in" svg:height="3.956343in" draw:z-index="0">
<draw:image xlink:href="../Images/yкринформ/2023-04-21T17-00-19-03-00/630_360_1682085515-496.jpg" xlink:type="simple" xlink:show="embed" xlink:actuate="onLoad" draw:mime-type="image/jpeg"/>
</draw:frame>
Український інститут книги представить сім вітчизняних видавництв наЛейпцизькому книжковому ярмарку в Німеччині, який триватиме з 27 до 30 квітня.</text:p>
      <text:p text:style-name="P4">
Про це повідомляє <text:a xlink:type="simple" xlink:href="https://mkip.gov.ua/news/9016.html" text:style-name="Internet_20_link" text:visited-style-name="Visited_20_Internet_20_Link">
 </text:a>
 , передає Укрінформ.</text:p>
      <text:p text:style-name="P4">
«На Лейпцизькому книжковому ярмарку УІК представить експозицію «Зруйнованабібліотека», з якою вперше вийшов цього року на книжковому ярмарку в Лондоні.Після початку повномасштабного вторгнення ми щодня перебуваємо в реальності,свідчення якої в соціальних мережах приховуються як Sensitive Content. Мипереконані, що маємо доносити свою правду про нашу реальність не для того, щобвражати тих, хто нас підтримує, а для того, щоб свідчити про злочини, якіщодня вчиняють росіяни проти українців та української культури», - зазначиладиректор УІК Олександра Коваль.</text:p>
      <text:p text:style-name="P4">
<text:span text:style-name="T4">
Читайте також:</text:span>
 <text:a xlink:type="simple" xlink:href="https://www.ukrinform.ua/rubric-society/3698740-komisia-mkip-viavila-porusenna-protipozeznoi-bezpeki-v-odnomu-z-korpusiv-lavri.html" text:style-name="Internet_20_link" text:visited-style-name="Visited_20_Internet_20_Link">
 <text:span text:style-name="T4">
МКІП</text:span>
 </text:a>
</text:p>
      <text:p text:style-name="P4">
Зазначається, що на знак підтримки України ярмарку надали безкоштовний стендD307 площею 110 м². На ньому презентують близько 200 книжок завдяки сімомвидавництвам: «Час Змін Інформ», «Фабула», «Час майстрів», «Саміт-книга»,«Білка», «Українське Ательє Культури та Спорту», «АртЕк». Також у відомствізауважують, що протягом заходу здійснюватиметься роздрібна торгівля, тожвідвідувачі зможуть придбати бажані українські видання.</text:p>
      <text:p text:style-name="P4">
Також у МКІП повідомляють, що українська програма відбудеться завдякипідтримці Goethe-Institut в Україні.</text:p>
      <text:p text:style-name="P4">
«...Ми вдячні, що книжковий ярмарок надає сцену для українських голосів, деGoethe-Institut може представити свою спеціальну програму «Пам’ятати /Переосмислювати / Відбудовувати». Тут українські та німецькі інтелектуалипротягом чотирьох днів обговорюватимуть питання, які й через рік післяповномасштабного вторгнення все ще залишаються в центрі уваги....Важливо датиімпульси для нового осмислення історії, суспільства та культури України тазакласти підвалини для того, щоб цю велику та важливу країну сприймали якнезалежного та динамічного європейського сусіда, яким вона, власне, завжди ібула», - зауважив директор Goethe-Institut в Україні Фабіан Мюльталер.</text:p>
      <text:p text:style-name="P4">
<text:span text:style-name="T4">
Читайте також:</text:span>
 <text:a xlink:type="simple" xlink:href="https://www.ukrinform.ua/rubric-culture/3698589-mkip-nazvalo-neprijnatnou-ucast-rosianina-u-konkursi-gorovica.html" text:style-name="Internet_20_link" text:visited-style-name="Visited_20_Internet_20_Link">
 <text:span text:style-name="T4">
МКІП</text:span>
 </text:a>
</text:p>
      <text:p text:style-name="P4">
Україну на ярмарку представлятимуть діячі культури, серед яких письменниціСабіна Адлер і Софія Андрухович, кураторка та перекладачка Катерина Ботанова,кінорежисерка Оксана Карпович, культурна менеджерка Євгенія Лопата, письменникта волонтер Андрій Любка, журналістка Катерина Міщенко, заступниця директораУІК Олена Одинока, артменеджерка, кураторка сучасного мистецтва ОлесяОстровська-Люта, правозахисник Ігор Померанцев, теоретик культури ОвідіуТішінделяну, літературний критик Наташа Фрейндель.</text:p>
      <text:p text:style-name="P4">
Національний стенд України з власною програмою заходів буде представленийзавдяки спільним зусиллям Лейпцизького книжкового ярмарку, Уповноваженогофедерального уряду з питань культури та ЗМІ, Neustart Kultur, Українськогоінституту книги, Goethe-Institut в Україні, Міністерства культури таінформаційної політики України, Посольства України у Федеративній РеспубліціНімеччина, Українського інституту, Книжкового Арсеналу, видавництва MeridianCzernowitz, Віденського Інституту наук про людину та Федеральної агенціїполітичної освіти Німеччини.</text:p>
      <text:p text:style-name="P4">
<text:span text:style-name="T4">
Читайте також:</text:span>
 <text:a xlink:type="simple" xlink:href="https://www.ukrinform.ua/rubric-society/3698262-ocilnik-zapovidnika-kievopecerska-lavra-rozpoviv-pro-robotu-komisii-mkip.html" text:style-name="Internet_20_link" text:visited-style-name="Visited_20_Internet_20_Link">
 <text:span text:style-name="T4">
МКІП</text:span>
 </text:a>
</text:p>
      <text:p text:style-name="P4">
Як повідомляв Укрінформ, на Лондонському книжковому ярмарку, що проходив з 18по 20 квітня в Olympia London, Україну представило 21 видавництво.</text:p>
      <text:p text:style-name="P4">
Фото: Wikipedia</text:p>
      <text:p text:style-name="P4">
Source: <text:a xlink:type="simple" xlink:href="https://www.ukrinform.ua/rubric-culture/3698972-na-lejpcizkomu-knizkovomu-armarku-ukraina-prezentuvatime-stend-iz-simoma-vidavnictvami.html" text:style-name="Internet_20_link" text:visited-style-name="Visited_20_Internet_20_Link">
https://www.ukrinform.ua/rubric-culture/3698972-na-lejpcizkomu-knizkovomu-armarku-ukraina-prezentuvatime-stend-iz-simoma-vidavnictvami.html</text:a>
</text:p>
      <!--NEWS-->
      <text:h text:style-name="P10" text:outline-level="1">
<text:span text:style-name="T4">
В Ужгороді стартував міжнародний театральний фестиваль «Свобода»</text:span>
</text:h>
      <text:p text:style-name="P4">
Authors: Ukrinform (Person)</text:p>
      <text:p text:style-name="P4">
Publisher: Укринформ (Organization)</text:p>
      <text:p text:style-name="P4">
Published Time: 2023-04-21T17:01:57+03:00</text:p>
      <text:p text:style-name="P4">
Modified Time: 2023-04-21T17:01:57+03:00</text:p>
      <text:p text:style-name="P4">
Description: В Ужгороді стартував міжнародний театральний фестиваль "Свобода", він триватиме три дні на різних театральних майданчиках міста. — Укрінформ.</text:p>
      <text:p text:style-name="P4">
Images: ["<text:a xlink:type="simple" xlink:href="https://static.ukrinform.com/photos/2023_04/thumb_files/630_360_1682085557-808.jpg" text:style-name="Internet_20_link" text:visited-style-name="Visited_20_Internet_20_Link">
630_360_16820...</text:a>
", "<text:a xlink:type="simple" xlink:href="https://static.ukrinform.com/photos/2023_04/1682085688-431.jpg" text:style-name="Internet_20_link" text:visited-style-name="Visited_20_Internet_20_Link">
1682085688-43...</text:a>
"]</text:p>
      <text:p text:style-name="P4">
Tags: ['Фестиваль', 'Театр', 'Ужгород']</text:p>
      <text:p text:style-name="P4">
Type: Article</text:p>
      <!--METADATA-->
      <text:p text:style-name="P4">
<draw:frame draw:style-name="fr1" draw:name="Image122" text:anchor-type="as-char" svg:width="6.9236in" svg:height="3.951347in" draw:z-index="0">
<draw:image xlink:href="../Images/yкринформ/2023-04-21T17-01-57-03-00/630_360_1682085557-808.jpg" xlink:type="simple" xlink:show="embed" xlink:actuate="onLoad" draw:mime-type="image/jpeg"/>
</draw:frame>
 В Ужгородістартував міжнародний театральний фестиваль "Свобода", він триватиме три дніна різних театральних майданчиках міста.</text:p>
      <text:p text:style-name="P4">
Про це повідомляють у <text:a xlink:type="simple" xlink:href="https://www.facebook.com/permalink.php" text:style-name="Internet_20_link" text:visited-style-name="Visited_20_Internet_20_Link">
</text:a>
Ужгородської міської ради, передає Укрінформ.</text:p>
      <text:p text:style-name="P4">
"Міжнародний театральний фестиваль «Свобода» стартує сьогодні в Ужгороді", -йдеться у дописі.</text:p>
      <text:p text:style-name="P4">
<draw:frame draw:style-name="fr1" draw:name="Image123" text:anchor-type="as-char" svg:width="6.9236in" svg:height="9.736999in" draw:z-index="0">
<draw:image xlink:href="../Images/yкринформ/2023-04-21T17-01-57-03-00/1682085688-431.jpg" xlink:type="simple" xlink:show="embed" xlink:actuate="onLoad" draw:mime-type="image/jpeg"/>
</draw:frame>
</text:p>
      <text:p text:style-name="P4">
Як повідомляється, фестиваль проходитиме на великій сцені облмуздрамтеатру, насцені Закарпатського академічного обласного театру ляльок «Бавка», а також навідкритому просторі на пл. Театральній протягом трьох днів, із 21 до 23квітня.</text:p>
      <text:p text:style-name="P4">
Учасники – українські та чеські колективи, представники зі Словаччини,Фінляндії, Італії.</text:p>
      <text:p text:style-name="P4">
Зокрема, вже сьогодні, 21 квітня, о 18:00 Закарпатському муздрамтеатрі іменібратів Шерегіїв – вистава «Солодка Даруся» від Івано-Франківськогонаціонального драматичного театру.</text:p>
      <text:p text:style-name="P4">
У суботу, 22 квітня, о 18:00, Донецький академічний драматичний театр з містаМаріуполь покаже виставу «Крик нації».</text:p>
      <text:p text:style-name="P4">
А в неділю, 23 квітня, о 18:00, «шерегіївці» покажуть детективну історію ДонаНігро «Привиди маєтку Рейвенскрофт».</text:p>
      <text:p text:style-name="P4">
Вхід на всі вистави вільний, зазначають в Ужгородській міськраді.</text:p>
      <text:p text:style-name="P4">
<text:span text:style-name="T4">
Читайте також:</text:span>
 <text:a xlink:type="simple" xlink:href="https://www.ukrinform.ua/rubric-culture/3697912-u-gruzii-projde-festival-ukrainskogo-mistectva-bouquet-kyiv-stage.html" text:style-name="Internet_20_link" text:visited-style-name="Visited_20_Internet_20_Link">
 </text:a>
</text:p>
      <text:p text:style-name="P4">
Як повідомлялося, також в Мукачеві стартував <text:a xlink:type="simple" xlink:href="https://www.ukrinform.ua/rubric-culture/3698955-u-mukacevi-rozpocavsa-ditacij-teatralnij-festival-impreza-nad-latoriceu.html" text:style-name="Internet_20_link" text:visited-style-name="Visited_20_Internet_20_Link">
</text:a>
 "Імпреза надЛаторицею".</text:p>
      <text:p text:style-name="P4">
<text:span text:style-name="T5">
Фото: wikipedia</text:span>
</text:p>
      <text:p text:style-name="P4">
Source: <text:a xlink:type="simple" xlink:href="https://www.ukrinform.ua/rubric-culture/3698973-v-uzgorodi-startuvav-miznarodnij-teatralnij-festival-svoboda.html" text:style-name="Internet_20_link" text:visited-style-name="Visited_20_Internet_20_Link">
https://www.ukrinform.ua/rubric-culture/3698973-v-uzgorodi-startuvav-miznarodnij-teatralnij-festival-svoboda.html</text:a>
</text:p>
      <!--NEWS-->
      <text:h text:style-name="P10" text:outline-level="1">
<text:span text:style-name="T4">
ППО, артилерія та вишкіл бійців: Резніков назвав пріоритети України на «Рамштайні»</text:span>
</text:h>
      <text:p text:style-name="P4">
Authors: Ukrinform (Person)</text:p>
      <text:p text:style-name="P4">
Publisher: Укринформ (Organization)</text:p>
      <text:p text:style-name="P4">
Published Time: 2023-04-21T17:05:00+03:00</text:p>
      <text:p text:style-name="P4">
Modified Time: 2023-04-21T17:05:00+03:00</text:p>
      <text:p text:style-name="P4">
Description: Україна очікує від засідання Контактної групи з питань оборони України продовження підтримки в питаннях посилення систем ППО, поставок боєприпасів та залучення до тренінгових місій не лише військовослужбовців ЗСУ, а й захисників із Нацгвардії, ДПСУ та Нацполіції.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Резніков', 'Зустріч Рамштайн', 'Єдині новини']</text:p>
      <text:p text:style-name="P4">
Type: Article</text:p>
      <!--METADATA-->
      <text:p text:style-name="P4">
<draw:frame draw:style-name="fr1" draw:name="Image124" text:anchor-type="as-char" svg:width="6.9236in" svg:height="3.956343in" draw:z-index="0">
<draw:image xlink:href="../Images/yкринформ/2023-04-21T17-05-00-03-00/630_360_1678276922-524.jpg" xlink:type="simple" xlink:show="embed" xlink:actuate="onLoad" draw:mime-type="image/jpeg"/>
</draw:frame>
 Українаочікує від засідання Контактної групи з питань оборони України продовженняпідтримки в питаннях посилення систем ППО, поставок боєприпасів та залученнядо тренінгових місій не лише військовослужбовців ЗСУ, а й захисників ізНацгвардії, ДПСУ та Нацполіції.</text:p>
      <text:p text:style-name="P4">
Як передає Укрінформ, про це в ефірі загальнонаціонального телемарафону «Єдиніновини» повідомив міністр оборони України Олексій Резніков перед початкомзасідання.</text:p>
      <text:p text:style-name="P4">
«Очікування дуже прості: отримати запевнення, що нас будуть продовжуватипідтримувати, що будуть розуміти наші пріоритети: № 1 - це ППО на землі, тобтопускові установки, ракет ще більше, більше. Друге – це боєприпаси до артилеріїв першу чергу, також броньовані машини, продовження підтримки їх (ремонт,оснащення тощо), щоб ми могли успішно виконувати наші плани. І, звісно,тренування наших військових - не тільки ЗСУ, а я буду порушувати питання провключення до тренінгових програм наших хлопців з Національної гвардії, нашихзахисників, захисниць Державної прикордонної служби та Національної поліції»,- заявив Резніков.</text:p>
      <text:p text:style-name="P4">
<text:span text:style-name="T4">
Читайте також:</text:span>
 <text:a xlink:type="simple" xlink:href="https://www.ukrinform.ua/rubric-ato/3698958-na-bazi-ramstajn-projsla-zustric-tankovoi-koalicii-reznikov-rozpoviv-pro-rezultati.html" text:style-name="Internet_20_link" text:visited-style-name="Visited_20_Internet_20_Link">
 <text:span text:style-name="T4">
Рамштайн</text:span>
 </text:a>
</text:p>
      <text:p text:style-name="P4">
Як повідомляв Укрінформ, міністри формату «Рамштайн» обговорюють у п’ятницю <text:a xlink:type="simple" xlink:href="https://www.ukrinform.ua/rubric-ato/3698632-u-minoboroni-nimeccini-rozpovili-aki-pitanna-obgovoruvatimut-na-ramstajni.html" text:style-name="Internet_20_link" text:visited-style-name="Visited_20_Internet_20_Link">
</text:a>
 , питання ремонтузахідної техніки та, вочевидь, літаків. Зустріч проходить на однойменнійавіабазі США на заході Німеччини. Початок її був запланований на 10 ранку замісцевим часом.</text:p>
      <text:p text:style-name="P4">
Країни-учасники Контактної групи з питань оборони України (так званий формат"Рамштайну") надали Україні вже 55 млрд дол. безпекової допомоги.</text:p>
      <text:p text:style-name="P4">
Source: <text:a xlink:type="simple" xlink:href="https://www.ukrinform.ua/rubric-ato/3698975-ppo-artileria-ta-viskil-bijciv-reznikov-nazvav-prioriteti-ukraini-na-ramstajni.html" text:style-name="Internet_20_link" text:visited-style-name="Visited_20_Internet_20_Link">
https://www.ukrinform.ua/rubric-ato/3698975-ppo-artileria-ta-viskil-bijciv-reznikov-nazvav-prioriteti-ukraini-na-ramstajni.html</text:a>
</text:p>
      <!--NEWS-->
      <text:h text:style-name="P10" text:outline-level="1">
<text:span text:style-name="T4">
Король Чарльз із дружиною офіційно відкриють сцену Євробачення</text:span>
</text:h>
      <text:p text:style-name="P4">
Authors: Ukrinform (Person)</text:p>
      <text:p text:style-name="P4">
Publisher: Укринформ (Organization)</text:p>
      <text:p text:style-name="P4">
Published Time: 2023-04-21T17:07:00+03:00</text:p>
      <text:p text:style-name="P4">
Modified Time: 2023-04-21T17:07:00+03:00</text:p>
      <text:p text:style-name="P4">
Description: Британський король Чарльз III із дружиною офіційно відкриють завісу сцени пісенного конкурсу "Євробачення-2023". — Укрінформ.</text:p>
      <text:p text:style-name="P4">
Images: ["<text:a xlink:type="simple" xlink:href="https://static.ukrinform.com/photos/2023_04/thumb_files/630_360_1682085791-954.jpg" text:style-name="Internet_20_link" text:visited-style-name="Visited_20_Internet_20_Link">
630_360_16820...</text:a>
"]</text:p>
      <text:p text:style-name="P4">
Tags: ['Євробачення', 'Конкурс', 'Король', 'Музика', 'Чарльз ІІІ']</text:p>
      <text:p text:style-name="P4">
Type: Article</text:p>
      <!--METADATA-->
      <text:p text:style-name="P4">
<draw:frame draw:style-name="fr1" draw:name="Image125" text:anchor-type="as-char" svg:width="6.9236in" svg:height="3.956343in" draw:z-index="0">
<draw:image xlink:href="../Images/yкринформ/2023-04-21T17-07-00-03-00/630_360_1682085791-954.jpg" xlink:type="simple" xlink:show="embed" xlink:actuate="onLoad" draw:mime-type="image/jpeg"/>
</draw:frame>
Британський король Чарльз III із дружиною офіційно відкриють завісу сценипісенного конкурсу "Євробачення-2023".</text:p>
      <text:p text:style-name="P4">
Як передає Укрінформ, про це повідомляє <text:a xlink:type="simple" xlink:href="https://www.bbc.com/news/uk-england-merseyside-65239109" text:style-name="Internet_20_link" text:visited-style-name="Visited_20_Internet_20_Link">
 </text:a>
 .</text:p>
      <text:p text:style-name="P4">
Наступного місяця Ліверпуль прийматиме конкурс від імені зруйнованої війноюУкраїни.</text:p>
      <text:p text:style-name="P4">
Король та королева-консорт відвідають M&amp;S Bank Arena, що в Ліверпулі, у середуперед проведенням події наступного місяця. Вони продемонструють оформленнясцени " <text:a xlink:type="simple" xlink:href="https://www.ukrinform.ua/tag-evrobacenna" text:style-name="Internet_20_link" text:visited-style-name="Visited_20_Internet_20_Link">
 </text:a>
 -2023" та поспілкуютьсяз представниками та ведучими телевізійного конкурсу. Зокрема, королівськеподружжя зустрінеться з українською ведучою шоу Юлією Саніною.</text:p>
      <text:p text:style-name="P4">
<text:span text:style-name="T4">
Читайте також:</text:span>
 <text:a xlink:type="simple" xlink:href="https://www.ukrinform.ua/rubric-culture/3695516-bbc-nazvala-ukrainskih-zirok-aki-vistupatimut-u-pivfinalah-evrobacenna.html" text:style-name="Internet_20_link" text:visited-style-name="Visited_20_Internet_20_Link">
 <text:span text:style-name="T4">
Євробачен</text:span>
 </text:a>
</text:p>
      <text:p text:style-name="P4">
За словами організаторів, дизайн сцени має на меті створити враження, щоконкурс "розкриває свої обійми для України".</text:p>
      <text:p text:style-name="P4">
Крім того, в рамках свого візиту до міста королівське подружжя також відвідаєЛіверпульську центральну бібліотеку, щоб офіційно відзначити її побратимство зпершою публічною бібліотекою України - Одеською обласною науковою бібліотекою.</text:p>
      <text:p text:style-name="P4">
Як повідомляв Укрінформ, <text:a xlink:type="simple" xlink:href="https://www.ukrinform.ua/rubric-culture/3696981-u-finali-evrobacenna2023-vistupatimut-patero-ukrainskih-zaprosenih-artistiv.html" text:style-name="Internet_20_link" text:visited-style-name="Visited_20_Internet_20_Link">
 </text:a>
 , які виступатимуть у фіналі Євробачення-2023.</text:p>
      <text:p text:style-name="P4">
<text:span text:style-name="T5">
Фото: Facebook/The Royal Family</text:span>
</text:p>
      <text:p text:style-name="P4">
Source: <text:a xlink:type="simple" xlink:href="https://www.ukrinform.ua/rubric-culture/3698976-korol-carlz-iz-druzinou-oficijno-vidkriut-scenu-evrobacenna.html" text:style-name="Internet_20_link" text:visited-style-name="Visited_20_Internet_20_Link">
https://www.ukrinform.ua/rubric-culture/3698976-korol-carlz-iz-druzinou-oficijno-vidkriut-scenu-evrobacenna.html</text:a>
</text:p>
      <!--NEWS-->
      <text:h text:style-name="P10" text:outline-level="1">
<text:span text:style-name="T4">
Завдані росією збитки українській промисловості та логістиці сягнули $50 мільярдів - UkraineInvest</text:span>
</text:h>
      <text:p text:style-name="P4">
Authors: Ukrinform (Person)</text:p>
      <text:p text:style-name="P4">
Publisher: Укринформ (Organization)</text:p>
      <text:p text:style-name="P4">
Published Time: 2023-04-21T17:08:19+03:00</text:p>
      <text:p text:style-name="P4">
Modified Time: 2023-04-21T17:08:19+03:00</text:p>
      <text:p text:style-name="P4">
Description: Сума прямих збитків, завданих рф українській інфраструктурі, промисловим об’єктам та виробничій логістиці, зросла майже до 50 млрд доларів. — Укрінформ.</text:p>
      <text:p text:style-name="P4">
Images: ["<text:a xlink:type="simple" xlink:href="https://static.ukrinform.com/photos/2020_09/thumb_files/630_360_1600109943-683.jpg" text:style-name="Internet_20_link" text:visited-style-name="Visited_20_Internet_20_Link">
630_360_16001...</text:a>
"]</text:p>
      <text:p text:style-name="P4">
Tags: ['Промисловість', 'росія', 'Логістика', 'Збитки']</text:p>
      <text:p text:style-name="P4">
Type: Article</text:p>
      <!--METADATA-->
      <text:p text:style-name="P4">
<draw:frame draw:style-name="fr1" draw:name="Image126" text:anchor-type="as-char" svg:width="6.9236in" svg:height="3.956343in" draw:z-index="0">
<draw:image xlink:href="../Images/yкринформ/2023-04-21T17-08-19-03-00/630_360_1600109943-683.jpg" xlink:type="simple" xlink:show="embed" xlink:actuate="onLoad" draw:mime-type="image/jpeg"/>
</draw:frame>
 Сумапрямих збитків, завданих рф українській інфраструктурі, промисловим об’єктамта виробничій логістиці, зросла майже до 50 млрд доларів.</text:p>
      <text:p text:style-name="P4">
Як передає кореспондент Укрінформу, такі дані під час онлайн-форуму “FIT forUkraine: логістичні хаби та індустріальні парки” навів виконавчий директорУрядового офісу із залучення та підтримки інвестицій UkraineInvest СергійЦівкач.</text:p>
      <text:p text:style-name="P4">
За його даними, внаслідок повномасштабної російської агресії в Україніпостраждали приблизно 22,5% складських приміщень. Загалом же прямі збитки,завдані росією нашій інфраструктурі, промисловим об’єктам та виробничійлогістиці, в UkraineInvest оцінюють майже у 50 млрд доларів.</text:p>
      <text:p text:style-name="P4">
“До війни ми мали загалом понад 2,5 млн кв. м складської інфраструктури,переважна більшість — у Київській області. Тепер же її загальний обсяг суттєвозменшився. Адже агресор повністю або частково знищив приблизно 382 тис кв. мскладських площ”, - констатував Цівкач.</text:p>
      <text:p text:style-name="P4">
Він розповів, що частину зруйнованих логістичних комплексів вже відбудовано.Приміром, мережа супермаркетів “АТБ” почала відновлювати два свої складськіприміщення, а компанія “РЛС” реконструює пошкоджені ворогом склади у Броварах.</text:p>
      <text:p text:style-name="P4">
Цівкач переконаний, що держава має максимально сприяти зусиллям бізнесу. АджеУкраїна сподівається на стрімкий повоєнний розвиток економіки. А виробничийсектор, поміж іншого, потребує якісної та сучасної логістичної інфраструктури.</text:p>
      <text:p text:style-name="P4">
При цьому в UkraineInvest сподіваються не лише на відбудову зруйнованого, а йна започаткування нових інвестиційних проєктів в цій царині.</text:p>
      <text:p text:style-name="P4">
Цівкач нагадав про фінансову підтримку, яку гарантує інвесторам Закон “Продержавну підтримку інвестиційних проєктів зі значними інвестиціями в Україні”.Документ передбачає надання інвестпроєктам, що відповідають визначенимкритеріям, державних гарантій щодо незмінності законодавства протягом 15років, а також відшкодування можливих збитків, завданих держорганами, танадання держпідтримки інвестиційним проєктам обсягом до 30% від сумиінвестицій.</text:p>
      <text:p text:style-name="P4">
<text:span text:style-name="T4">
Читайте також:</text:span>
 <text:a xlink:type="simple" xlink:href="https://www.ukrinform.ua/rubric-vidbudova/3696749-ssa-obgovoruut-mehanizmi-peredaci-zamorozenih-aktiviv-rf-dla-vidbudovi-ukraini.html" text:style-name="Internet_20_link" text:visited-style-name="Visited_20_Internet_20_Link">
 </text:a>
</text:p>
      <text:p text:style-name="P4">
Як <text:a xlink:type="simple" xlink:href="https://www.ukrinform.ua/rubric-vidbudova/3690313-povoenne-vidnovlenna-sans-dla-rozvitku-budindustrii.html" text:style-name="Internet_20_link" text:visited-style-name="Visited_20_Internet_20_Link">
 </text:a>
 , попередній онлайн-форум “FIT forUkraine” було присвячено темі виробництва будівельних матеріалів дляукраїнської відбудови та підтримки іноземних і внутрішніх інвестицій в цюгалузь. За даними Конфедерації будівельників України, для відбудови лишезруйнованого війною житлового фонду буде потрібно не менше 3,9 млн кв. м скла,5,7 млн кубометрів (11,9 млн т) бетону, 39,3 млн кубометрів (або 14 млрд штук)цегли, 45 млн кв. м черепиці.</text:p>
      <text:p text:style-name="P4">
Source: <text:a xlink:type="simple" xlink:href="https://www.ukrinform.ua/rubric-economy/3698977-zavdani-rosieu-zbitki-ukrainskij-promislovosti-ta-logistici-sagnuli-50-milardiv-ukraineinvest.html" text:style-name="Internet_20_link" text:visited-style-name="Visited_20_Internet_20_Link">
https://www.ukrinform.ua/rubric-economy/3698977-zavdani-rosieu-zbitki-ukrainskij-promislovosti-ta-logistici-sagnuli-50-milardiv-ukraineinvest.html</text:a>
</text:p>
      <!--NEWS-->
      <text:h text:style-name="P10" text:outline-level="1">
<text:span text:style-name="T4">
Іспанія надає велику підтримку Україні - глава МЗС Альбарес</text:span>
</text:h>
      <text:p text:style-name="P4">
Authors: Ukrinform (Person)</text:p>
      <text:p text:style-name="P4">
Publisher: Укринформ (Organization)</text:p>
      <text:p text:style-name="P4">
Published Time: 2023-04-21T17:10:00+03:00</text:p>
      <text:p text:style-name="P4">
Modified Time: 2023-04-21T17:10:00+03:00</text:p>
      <text:p text:style-name="P4">
Description: Іспанія надає велику підтримку Україні, таку, як ніколи в історії, та продовжить робити це. — Укрінформ.</text:p>
      <text:p text:style-name="P4">
Images: ["<text:a xlink:type="simple" xlink:href="https://static.ukrinform.com/photos/2023_02/thumb_files/630_360_1677107847-584.jpg" text:style-name="Internet_20_link" text:visited-style-name="Visited_20_Internet_20_Link">
630_360_16771...</text:a>
"]</text:p>
      <text:p text:style-name="P4">
Tags: ['Іспанія', 'МЗС']</text:p>
      <text:p text:style-name="P4">
Type: Article</text:p>
      <!--METADATA-->
      <text:p text:style-name="P4">
<draw:frame draw:style-name="fr1" draw:name="Image127" text:anchor-type="as-char" svg:width="6.9236in" svg:height="3.956343in" draw:z-index="0">
<draw:image xlink:href="../Images/yкринформ/2023-04-21T17-10-00-03-00/630_360_1677107847-584.jpg" xlink:type="simple" xlink:show="embed" xlink:actuate="onLoad" draw:mime-type="image/jpeg"/>
</draw:frame>
 Іспаніянадає велику підтримку Україні, таку, як ніколи в історії, та продовжитьробити це.</text:p>
      <text:p text:style-name="P4">
Про це заявив міністр закордонних справ Іспанії Хосе Мануель Альбарес наспільній пресконференції з німецькою колегою Анналеною Бербок у Берліні 21квітня, передає кореспондент Укрінформу.</text:p>
      <text:p text:style-name="P4">
Альбарес запевнив, що його держава рішуче засуджує невиправдану війну,нелегальну агресію путіна проти України, що є також нападом на західніцінності, та прагне досягнення справедливого миру якнайшвидше.</text:p>
      <text:p text:style-name="P4">
«Можу вас запевнити, що іспанський уряд не залишить Україну наодинці. Мибудемо разом з Україною так довго, як буде потрібно», - заявив дипломат.</text:p>
      <text:p text:style-name="P4">
Іспанія, за словами глави її МЗС, вжила низку заходів, до яких ніколи невдавалася. Зокрема, минулими місяцями було ухвалено найбільший в історіїдержави пакет гуманітарної допомоги - 250 млн євро - на відбудову України.Мілан надає медичну та військову підтримку Україні.</text:p>
      <text:p text:style-name="P4">
Окрім того, Іспанія прийняла понад 170 тисяч українських біженців та сталачетвертою в ЄС країною по рівню інтеграції український дітей у свою шкільнусистему, зазначив глава МЗС.</text:p>
      <text:p text:style-name="P4">
Кризи останніх років, особливо війна рф проти України, показали, що Європа«подорослішала», що її голос у зовнішньополітичному хорі став гучніше, алетреба робити ще більше, щоб цей голос став ще сильнішим, зауважив Альбарес.</text:p>
      <text:p text:style-name="P4">
Він також підкреслив: «Ми з Німеччиною - партнери в ЄС і союзники в НАТО ітісно співпрацюємо по всіх ініціативах обох організацій, зокрема, в безпековійгалузі». Він згадав при цьому як танки, так і участь у забезпеченні безпекисхідного флангу НАТО, країн Балтії.</text:p>
      <text:p text:style-name="P4">
Бербок подякувала за те, що Іспанія від самого початку війни стояла на боціУкраїни: гуманітарно, фінансово, а також військовою технікою. «Зокрема,обіцянкою передати танки Leopard 2», - зазначила вона.</text:p>
      <text:p text:style-name="P4">
Німецький політик запевнила, що Німеччина своєю чергою надаватиме всю можливупідтримку, та згадала в цьому контексті, що днями в Україну були доставленісистеми ППО Patriot та Iris-T.</text:p>
      <text:p text:style-name="P4">
Бербок також заявила, що санкції проти російських політиків та інших осіб,винних у розв‘язанні війни та скоєнні воєнних злочинів, продовжуватимуться,списки - розширюватимуться. «Ми продовжуватимемо санкціонування», - пообіцялавона та звернула увагу на те, що фокус наразі полягає в недопущенні обходусанкцій.</text:p>
      <text:p text:style-name="P4">
<text:span text:style-name="T4">
Читайте також:</text:span>
 <text:a xlink:type="simple" xlink:href="https://www.ukrinform.ua/rubric-ato/3697957-se-sist-tankiv-leopard-2-dla-ukraini-vze-v-ispanii.html" text:style-name="Internet_20_link" text:visited-style-name="Visited_20_Internet_20_Link">
 </text:a>
</text:p>
      <text:p text:style-name="P4">
Глава зовнішньополітичного відомства ФРН також згадала російську пропагандущодо санкцій стосовно продуктів харчування, збіжжя та іншого. Такі санкціїніхто не вводив, підкреслила вона. Відповідальні за продовольчу кризу в світіє виключно російські можновладці, президент путін намагається використовуватипродукти харчування як зброю, зазначила Бербок.</text:p>
      <text:p text:style-name="P4">
Дипломати обговорили також ситуацію в Судані, в Африці, на яку дуже впливаєросійська війна, а також майбутнє головування Іспанії в Радії ЄС у другійполовині 2023 року.</text:p>
      <text:p text:style-name="P4">
<text:span text:style-name="T5">
Фото: GettyImages</text:span>
</text:p>
      <text:p text:style-name="P4">
Source: <text:a xlink:type="simple" xlink:href="https://www.ukrinform.ua/rubric-polytics/3698979-ispania-nadae-veliku-pidtrimku-ukraini-glava-mzs-albares.html" text:style-name="Internet_20_link" text:visited-style-name="Visited_20_Internet_20_Link">
https://www.ukrinform.ua/rubric-polytics/3698979-ispania-nadae-veliku-pidtrimku-ukraini-glava-mzs-albares.html</text:a>
</text:p>
      <!--NEWS-->
      <text:h text:style-name="P10" text:outline-level="1">
<text:span text:style-name="T4">
Красюк: У Берінчика заплановано бій на 27 травня у Великій Британії</text:span>
</text:h>
      <text:p text:style-name="P4">
Authors: Ukrinform (Person)</text:p>
      <text:p text:style-name="P4">
Publisher: Укринформ (Organization)</text:p>
      <text:p text:style-name="P4">
Published Time: 2023-04-21T17:10:11+03:00</text:p>
      <text:p text:style-name="P4">
Modified Time: 2023-04-21T17:10:11+03:00</text:p>
      <text:p text:style-name="P4">
Description: Промоутер Олександр Красюк розповів, коли повернеться в ринг чемпіон EBU та WBO International у легкій вазі Денис Берінчик (17-0, 9 КО). — Укрінформ.</text:p>
      <text:p text:style-name="P4">
Images: ["<text:a xlink:type="simple" xlink:href="https://static.ukrinform.com/photos/2023_04/thumb_files/630_360_1682085808-390.jpeg" text:style-name="Internet_20_link" text:visited-style-name="Visited_20_Internet_20_Link">
630_360_16820...</text:a>
"]</text:p>
      <text:p text:style-name="P4">
Tags: ['Бокс']</text:p>
      <text:p text:style-name="P4">
Type: Article</text:p>
      <!--METADATA-->
      <text:p text:style-name="P4">
<draw:frame draw:style-name="fr1" draw:name="Image128" text:anchor-type="as-char" svg:width="6.9236in" svg:height="3.956343in" draw:z-index="0">
<draw:image xlink:href="../Images/yкринформ/2023-04-21T17-10-11-03-00/630_360_1682085808-390.jpeg" xlink:type="simple" xlink:show="embed" xlink:actuate="onLoad" draw:mime-type="image/jpeg"/>
</draw:frame>
 ПромоутерОлександр Красюк розповів, коли повернеться в ринг чемпіон EBU та WBOInternational у легкій вазі Денис Берінчик (17-0, 9 КО).</text:p>
      <text:p text:style-name="P4">
Про це він <text:a xlink:type="simple" xlink:href="https://xsport.ua/ua/boxing_s/news/oleksandr-krasyuk-pro-peremogy-mytrofanova-ta-khartsyza-mozhlyvyy-biy-usyk-dyubua-v-polshchi-poedyno_8790104/" text:style-name="Internet_20_link" text:visited-style-name="Visited_20_Internet_20_Link">
 </text:a>
 у коментарі Хспорт, передає Укрінформ.</text:p>
      <text:p text:style-name="P4">
«У нас запланований поєдинок на 27 травня у Великій Британії. Єдине, що наразіми маємо інформацію, що дата може трохи змінитись, проте місце те саме –Велика Британія. Проте ми ще не маємо підтвердження, наразі відпрацьовуємо цезапитання з Queensberry Promotions», - сказав Красюк.</text:p>
      <text:p text:style-name="P4">
Берінчик повинен був провести свій наступний бій в андеркарді поєдинку Усик –Ф’юрі, проте поєдинок за титул абсолютного чемпіона світу у суперважкій вазіне відбувся.</text:p>
      <text:p text:style-name="P4">
<text:span text:style-name="T4">
Читайте також:</text:span>
 <text:a xlink:type="simple" xlink:href="https://www.ukrinform.ua/rubric-sports/3694013-berincik-majze-ves-gonorar-vid-bou-z-mendi-a-viddav-na-zsu.html" text:style-name="Internet_20_link" text:visited-style-name="Visited_20_Internet_20_Link">
 <text:span text:style-name="T4">
Берінчик</text:span>
 </text:a>
</text:p>
      <text:p text:style-name="P4">
Як повідомляв Укрінформ, завтра, останній бій Берінчик провів у грудні 2022року, тоді він переміг Івана Менді.</text:p>
      <text:p text:style-name="P4">
Фото: К2 Promotions</text:p>
      <text:p text:style-name="P4">
Source: <text:a xlink:type="simple" xlink:href="https://www.ukrinform.ua/rubric-sports/3698978-krasuk-u-berincika-zaplanovano-bij-na-27-travna-u-velikij-britanii.html" text:style-name="Internet_20_link" text:visited-style-name="Visited_20_Internet_20_Link">
https://www.ukrinform.ua/rubric-sports/3698978-krasuk-u-berincika-zaplanovano-bij-na-27-travna-u-velikij-britanii.html</text:a>
</text:p>
      <!--NEWS-->
      <text:h text:style-name="P10" text:outline-level="1">
<text:span text:style-name="T4">
У метро відкриють інтерактивну виставку про методи і маніпуляції російської пропаганди</text:span>
</text:h>
      <text:p text:style-name="P4">
Authors: Ukrinform (Person)</text:p>
      <text:p text:style-name="P4">
Publisher: Укринформ (Organization)</text:p>
      <text:p text:style-name="P4">
Published Time: 2023-04-21T17:14:00+03:00</text:p>
      <text:p text:style-name="P4">
Modified Time: 2023-04-21T17:14:00+03:00</text:p>
      <text:p text:style-name="P4">
Description: У вестибюлі станції столичного метро «Золоті ворота» з 24 квітня по 24 травня пройде інтерактивна виставка «Справжні причини війни, або як працює російська пропаганда». — Укрінформ.</text:p>
      <text:p text:style-name="P4">
Images: ["<text:a xlink:type="simple" xlink:href="https://static.ukrinform.com/photos/2023_04/thumb_files/630_360_1682086653-966.jpg" text:style-name="Internet_20_link" text:visited-style-name="Visited_20_Internet_20_Link">
630_360_16820...</text:a>
", "<text:a xlink:type="simple" xlink:href="https://static.ukrinform.com/photos/2023_04/1682086653-344.jpg" text:style-name="Internet_20_link" text:visited-style-name="Visited_20_Internet_20_Link">
1682086653-34...</text:a>
", "<text:a xlink:type="simple" xlink:href="https://static.ukrinform.com/photos/2023_04/1682086652-884.jpg" text:style-name="Internet_20_link" text:visited-style-name="Visited_20_Internet_20_Link">
1682086652-88...</text:a>
", "<text:a xlink:type="simple" xlink:href="https://static.ukrinform.com/photos/2023_04/1682086652-192.jpg" text:style-name="Internet_20_link" text:visited-style-name="Visited_20_Internet_20_Link">
1682086652-19...</text:a>
", "<text:a xlink:type="simple" xlink:href="https://static.ukrinform.com/photos/2023_04/1682086651-228.jpg" text:style-name="Internet_20_link" text:visited-style-name="Visited_20_Internet_20_Link">
1682086651-22...</text:a>
"]</text:p>
      <text:p text:style-name="P4">
Tags: ['Метро', 'Пропаганда', 'Виставка', 'Київ']</text:p>
      <text:p text:style-name="P4">
Type: Article</text:p>
      <!--METADATA-->
      <text:p text:style-name="P4">
<draw:frame draw:style-name="fr1" draw:name="Image129" text:anchor-type="as-char" svg:width="6.9236in" svg:height="3.956343in" draw:z-index="0">
<draw:image xlink:href="../Images/yкринформ/2023-04-21T17-14-00-03-00/630_360_1682086653-966.jpg" xlink:type="simple" xlink:show="embed" xlink:actuate="onLoad" draw:mime-type="image/jpeg"/>
</draw:frame>
 Увестибюлі станції столичного метро «Золоті ворота» з 24 квітня по 24 травняпройде інтерактивна виставка «Справжні причини війни, або як працює російськапропаганда».</text:p>
      <text:p text:style-name="P4">
Про це Укрінформу повідомили організатори.</text:p>
      <text:p text:style-name="P4">
«росія використовує проти України всі можливі варіанти інформаційної зброї:фейки, маніпуляції, поляризацію суспільства, тощо. Пропаганда дозволилавиправдовувати війну. Тому ми маємо розуміти, як вона діє, щоб вмітипротидіяти, захистити себе та своє інформаційне середовище. Декілька років мидосліджуємо прийоми радянської та російської пропаганди, і тепер хочемоподілитися цими знаннями в зручній та цікавій формі», - розповів автор ідеївиставки, засновник ГО “Європейський інститут Чорнобиля” Валерій Коршунов.</text:p>
      <text:p text:style-name="P4">
<draw:frame draw:style-name="fr1" draw:name="Image130" text:anchor-type="as-char" svg:width="6.9236in" svg:height="3.89132in" draw:z-index="0">
<draw:image xlink:href="../Images/yкринформ/2023-04-21T17-14-00-03-00/1682086653-344.jpg" xlink:type="simple" xlink:show="embed" xlink:actuate="onLoad" draw:mime-type="image/jpeg"/>
</draw:frame>
</text:p>
      <text:p text:style-name="P4">
Автори виставки додали, що цей новий інструмент протидії пропаганді з XR-технологією буде представлено в 5000 школах та громадських інституціях вУкраїні та ще 20 країнах світу.</text:p>
      <text:p text:style-name="P4">
Виставка безкоштовна та інклюзивна, має супровід кожного експонату українськоюта англійською мовами. Вона складається з 30 плакатів, з елементами доданоїреальності, розказує і показує головні методи, прийоми та маніпуляції, яківикористовує російська пропаганда в інформаційній війні проти України.</text:p>
      <text:p text:style-name="P4">
<draw:frame draw:style-name="fr1" draw:name="Image131" text:anchor-type="as-char" svg:width="6.9236in" svg:height="4.660609in" draw:z-index="0">
<draw:image xlink:href="../Images/yкринформ/2023-04-21T17-14-00-03-00/1682086652-884.jpg" xlink:type="simple" xlink:show="embed" xlink:actuate="onLoad" draw:mime-type="image/jpeg"/>
</draw:frame>
</text:p>
      <text:p text:style-name="P4">
За словами відомої фактчекерки Альони Романюк (ініціатива “НотаЄнота”), за 9років гібридної війни українські фактчекери та медійники вже навчилисьвідрізняти та класифікувати різні інформаційні вкиди та вирішили представитисвої напрацювання у новітньому форматі інтерактивної виставки з доданоюреальністю.</text:p>
      <text:p text:style-name="P4">
<text:span text:style-name="T4">
Читайте також:</text:span>
 <text:a xlink:type="simple" xlink:href="https://www.ukrinform.ua/rubric-kyiv/3698597-u-stolici-vidkrili-vistavku-z-istorii-sklanih-virobiv-v-ukraini.html" text:style-name="Internet_20_link" text:visited-style-name="Visited_20_Internet_20_Link">
 </text:a>
</text:p>
      <text:p text:style-name="P4">
«За останній місяць ініціатива “НотаЄнота” провела інтелектуальні антифейковіігри в понад 100 містах та селах України, в яких понад 5000 школярів,учителів, представників влади та поліції розвивали критичне мислення вігровому форматі на прикладах актуальних фейків та маніпуляцій. Самеінтерактивні новітні формати показують свою ефективність у розвиткумедіаграмотності та показують, як жити в інформаційному середовищі в умовахвійни. Інтерактивна виставка edAR продовжить залучення різних аудиторій довивчення теми пропаганди та розвитку інформаційного імунітету, адже новітнітехнології захоплюють і дозволяють це зробити цікаво для різних поколінь», -зазначила Романюк.</text:p>
      <text:p text:style-name="P4">
<draw:frame draw:style-name="fr1" draw:name="Image132" text:anchor-type="as-char" svg:width="6.9236in" svg:height="4.06441in" draw:z-index="0">
<draw:image xlink:href="../Images/yкринформ/2023-04-21T17-14-00-03-00/1682086652-192.jpg" xlink:type="simple" xlink:show="embed" xlink:actuate="onLoad" draw:mime-type="image/jpeg"/>
</draw:frame>
</text:p>
      <text:p text:style-name="P4">
Ця ХR-виставка докладно пояснює, як побудована система російської пропаганди,розвінчує відомі фейки та маніпуляції, що роками працюють проти України, іголовне - показує, до чого це може привести на прикладах війни. Спеціально длявиставки Валерій Коршунов створив унікальні плакати з використанням штучногоінтелекту, навченого шляхом аналізу великого масиву даних в інтернеті. Такимчином плакати поєднуються з платформою, через яку найбільше ширяться фейки.</text:p>
      <text:p text:style-name="P4">
<draw:frame draw:style-name="fr1" draw:name="Image133" text:anchor-type="as-char" svg:width="6.9236in" svg:height="3.89132in" draw:z-index="0">
<draw:image xlink:href="../Images/yкринформ/2023-04-21T17-14-00-03-00/1682086651-228.jpg" xlink:type="simple" xlink:show="embed" xlink:actuate="onLoad" draw:mime-type="image/jpeg"/>
</draw:frame>
</text:p>
      <text:p text:style-name="P4">
Унікальний формат виставки при цьому дуже простий для організації. Щоб їїпровести, достатньо розмістити 30 плакатів та завантажити додаток edAR - і всіпереваги 3D, AR та VR досвіду можуть бути доступні без спеціальної техніки.</text:p>
      <text:p text:style-name="P4">
«Війна в Україні показала світу, наскільки недооціненою була інформаційнаскладова та вплив російської пропаганди. Якщо в Україні ми вже розуміємопрояви роспропаганди, то на західну аудиторію її методи досі мають сильнийвплив. Тому сьогодні ми маємо ділитися своїм досвідом із іншими країнами. Нинівже є домовленості на проведення виставки в Іспанії, Франції, Словаччині,Чехії та плануємо проведення ще у 20 країнах. Ми закликаємо українців повсьому світу проводити виставки у своїх містах, щоб вберегти себе, своїх дітейта ті країни, в яких ви знаходитесь, від впливу російської пропаганди. Щоб яку випадку з ілюзіоністом - показати як працює пропаганда, щоб більше не датисебе обдурити», - додала продюсерка виставки та мобільного додатку edARExhibition Світлана Коршунова.</text:p>
      <text:p text:style-name="P4">
<text:span text:style-name="T4">
Читайте також:</text:span>
 <text:a xlink:type="simple" xlink:href="https://www.ukrinform.ua/rubric-kyiv/3698562-u-kievi-na-stanciah-metro-timcasovo-nedostupna-oplata-proizdu-bankivskou-kartkou.html" text:style-name="Internet_20_link" text:visited-style-name="Visited_20_Internet_20_Link">
 </text:a>
</text:p>
      <text:p text:style-name="P4">
Виставка розроблена командою Валерія Коршунова з ГО “Європейський інститутЧорнобиля” у партнерстві з відомою фактчекеркою Альоною Романюк (ініціатива“НотаЄнота”) в рамках проєкту «Термінова підтримка ЄС для громадянськогосуспільства», що впроваджується ІСАР Єднання за фінансової підтримкиЄвропейського Союзу та за сприяння Міністерства культури та інформаційноїполітики й підтримки КП "Київський метрополітен".</text:p>
      <text:p text:style-name="P4">
Source: <text:a xlink:type="simple" xlink:href="https://www.ukrinform.ua/rubric-kyiv/3698981-u-kiivskomu-metro-vidkriut-interaktivnu-vistavku-pro-metodi-i-manipulacii-rosijskoi-propagandi.html" text:style-name="Internet_20_link" text:visited-style-name="Visited_20_Internet_20_Link">
https://www.ukrinform.ua/rubric-kyiv/3698981-u-kiivskomu-metro-vidkriut-interaktivnu-vistavku-pro-metodi-i-manipulacii-rosijskoi-propagandi.html</text:a>
</text:p>
      <!--NEWS-->
      <text:h text:style-name="P10" text:outline-level="1">
<text:span text:style-name="T4">
Стефанчук – про електронне голосування у ВР: Поки не на часі, але до питання можуть повернутися</text:span>
</text:h>
      <text:p text:style-name="P4">
Authors: Ukrinform (Person)</text:p>
      <text:p text:style-name="P4">
Publisher: Укринформ (Organization)</text:p>
      <text:p text:style-name="P4">
Published Time: 2023-04-21T17:15:00+03:00</text:p>
      <text:p text:style-name="P4">
Modified Time: 2023-04-21T17:15:00+03:00</text:p>
      <text:p text:style-name="P4">
Description: Наразі немає потреби запроваджувати у Верховній Раді механізм електронного (онлайн) голосування, але з часом народні депутати можуть повернутися до цього питання. — Укрінформ.</text:p>
      <text:p text:style-name="P4">
Images: ["<text:a xlink:type="simple" xlink:href="https://static.ukrinform.com/photos/2023_04/thumb_files/630_360_1681999508-582.jpg" text:style-name="Internet_20_link" text:visited-style-name="Visited_20_Internet_20_Link">
630_360_16819...</text:a>
"]</text:p>
      <text:p text:style-name="P4">
Tags: ['Верховна Рада', 'Стефанчук', 'Електронне голосування']</text:p>
      <text:p text:style-name="P4">
Type: Article</text:p>
      <!--METADATA-->
      <text:p text:style-name="P4">
<draw:frame draw:style-name="fr1" draw:name="Image134" text:anchor-type="as-char" svg:width="6.9236in" svg:height="3.956343in" draw:z-index="0">
<draw:image xlink:href="../Images/yкринформ/2023-04-21T17-15-00-03-00/630_360_1681999508-582.jpg" xlink:type="simple" xlink:show="embed" xlink:actuate="onLoad" draw:mime-type="image/jpeg"/>
</draw:frame>
 Наразінемає потреби запроваджувати у Верховній Раді механізм електронного (онлайн)голосування, але з часом народні депутати можуть повернутися до цього питання.</text:p>
      <text:p text:style-name="P4">
Про це Голова ВР Руслан Стефанчук розповів в <text:a xlink:type="simple" xlink:href="https://www.ukrinform.ua/rubric-polytics/3698464-ruslan-stefancuk-golova-verhovnoi-radi.html" text:style-name="Internet_20_link" text:visited-style-name="Visited_20_Internet_20_Link">
</text:a>
 .</text:p>
      <text:p text:style-name="P4">
“Будь-яка ідея, яка існує у Верховній Раді, має дозріти. Мені прикро, що,будучи фактично першим у Європі, хто подав законопроєкт щодо запровадженняелектронного голосування ще на початку пандемії COVID-19, він досі неухвалений. В Україні це питання заполітизували. Ми його відклали”, - сказавСтефанчук.</text:p>
      <text:p text:style-name="P4">
<text:span text:style-name="T4">
Читайте також:</text:span>
 <text:a xlink:type="simple" xlink:href="https://www.ukrinform.ua/rubric-polytics/3698836-vlada-pragne-pocati-peregovori-pro-clenstvo-ukraini-v-es-do-kinca-roku-stefancuk.html" text:style-name="Internet_20_link" text:visited-style-name="Visited_20_Internet_20_Link">
 <text:span text:style-name="T4">
Стефанчук</text:span>
 </text:a>
</text:p>
      <text:p text:style-name="P4">
Водночас він висловив думку, що в умовах війни парламент справляється зісвоїми обов’язками і без відповідного механізму. Голова ВР нагадав, що зпершого дня повномасштабного вторгнення депутати працюють у своєму приміщенні,що на вулиці Михайла Грушевського в Києві. “Поки що нагальної потребизапроваджувати електронне голосування немає, але, думаю, що з часом миповернемося до цього питання”, — підсумував спікер українського парламенту.</text:p>
      <text:p text:style-name="P4">
Як повідомляв Укрінформ, ідею запровадити в українському парламенті системуонлайн-голосування на початку пандемії COVID-19 ініціював Руслан Стефанчук,який на той час був першим віцеспікером. Однак тоді відповідний документ неотримав підтримки.</text:p>
      <text:p text:style-name="P4">
<text:span text:style-name="T4">
Читайте також:</text:span>
 <text:a xlink:type="simple" xlink:href="https://www.ukrinform.ua/rubric-polytics/3698758-stefancuk-zaprosit-spikera-palati-predstavnikiv-kongresu-ssa-do-ukraini.html" text:style-name="Internet_20_link" text:visited-style-name="Visited_20_Internet_20_Link">
 <text:span text:style-name="T4">
Стефанчук</text:span>
 </text:a>
</text:p>
      <text:p text:style-name="P4">
У березні 2022 року 241 народний депутат подав до парламенту проєкт закону,який передбачає можливість проведення дистанційних засідань під час воєнногостану. Проте і тоді цей документ не отримав підтримки залу.</text:p>
      <text:p text:style-name="P4">
Source: <text:a xlink:type="simple" xlink:href="https://www.ukrinform.ua/rubric-polytics/3698864-stefancuk-pro-elektronne-golosuvanna-u-vr-poki-ne-na-casi-ale-do-pitanna-mozut-povernutisa.html" text:style-name="Internet_20_link" text:visited-style-name="Visited_20_Internet_20_Link">
https://www.ukrinform.ua/rubric-polytics/3698864-stefancuk-pro-elektronne-golosuvanna-u-vr-poki-ne-na-casi-ale-do-pitanna-mozut-povernutisa.html</text:a>
</text:p>
      <!--NEWS-->
      <text:h text:style-name="P10" text:outline-level="1">
<text:span text:style-name="T4">
Внаслідок пожежі на судні рф поблизу Південної Кореї загинули четверо росіян</text:span>
</text:h>
      <text:p text:style-name="P4">
Authors: Ukrinform (Person)</text:p>
      <text:p text:style-name="P4">
Publisher: Укринформ (Organization)</text:p>
      <text:p text:style-name="P4">
Published Time: 2023-04-21T17:20:13+03:00</text:p>
      <text:p text:style-name="P4">
Modified Time: 2023-04-21T17:20:13+03:00</text:p>
      <text:p text:style-name="P4">
Description: Внаслідок пожежі на російському рибальському судні поблизу міста Ульсан в Південній Кореї загинули чотири члени екіпажу. — Укрінформ.</text:p>
      <text:p text:style-name="P4">
Images: ["<text:a xlink:type="simple" xlink:href="https://static.ukrinform.com/photos/2023_04/thumb_files/630_360_1682086714-114.jpg" text:style-name="Internet_20_link" text:visited-style-name="Visited_20_Internet_20_Link">
630_360_16820...</text:a>
"]</text:p>
      <text:p text:style-name="P4">
Tags: ['Корея', 'Моряки', 'Пожежа']</text:p>
      <text:p text:style-name="P4">
Type: Article</text:p>
      <!--METADATA-->
      <text:p text:style-name="P4">
<draw:frame draw:style-name="fr1" draw:name="Image135" text:anchor-type="as-char" svg:width="6.9236in" svg:height="3.956343in" draw:z-index="0">
<draw:image xlink:href="../Images/yкринформ/2023-04-21T17-20-13-03-00/630_360_1682086714-114.jpg" xlink:type="simple" xlink:show="embed" xlink:actuate="onLoad" draw:mime-type="image/jpeg"/>
</draw:frame>
 Внаслідокпожежі на російському рибальському судні поблизу міста Ульсан в ПівденнійКореї загинули чотири члени екіпажу.</text:p>
      <text:p text:style-name="P4">
Як передає Укрінформ, про це повідомляє <text:a xlink:type="simple" xlink:href="https://en.yna.co.kr/view/AEN20230421000952315" text:style-name="Internet_20_link" text:visited-style-name="Visited_20_Internet_20_Link">
</text:a>
 .</text:p>
      <text:p text:style-name="P4">
Судно вагою 769 тонн, яке перевозило 100 тонн морепродуктів, прямувало доросії, пожежа розпочалася о 12:43 за місцевим часом.</text:p>
      <text:p text:style-name="P4">
Після сигналу про лихо берегова охорона Південної Кореї направила на місцеподії рятувальні кораблі. Вдалося врятувати 21 моряка, два з яких отрималилегкі травми. Загалом на борту судна перебували 25 осіб, усі росіяни.</text:p>
      <text:p text:style-name="P4">
<text:span text:style-name="T4">
Читайте також:</text:span>
 <text:a xlink:type="simple" xlink:href="https://www.ukrinform.ua/rubric-world/3698801-bila-beregiv-pivdennoi-korei-na-rosijskomu-ribalskomu-covni-stalasa-pozeza-cervero-zniklih.html" text:style-name="Internet_20_link" text:visited-style-name="Visited_20_Internet_20_Link">
 <text:span text:style-name="T4">
Біля</text:span>
 <text:span text:style-name="T4">
берегів</text:span>
 <text:span text:style-name="T4">
Південної</text:span>
 <text:span text:style-name="T4">
Кореї</text:span>
<text:span text:style-name="T4">
російському</text:span>
 <text:span text:style-name="T4">
рибальському</text:span>
 <text:span text:style-name="T4">
човні</text:span>
 <text:span text:style-name="T4">
сталася</text:span>
 <text:span text:style-name="T4">
пожежа</text:span>
 <text:span text:style-name="T4">
четверо</text:span>
<text:span text:style-name="T4">
зниклих</text:span>
 </text:a>
</text:p>
      <text:p text:style-name="P4">
Пізніше четверо членів екіпажу, які вважалися зниклими безвісти, були знайденімертвими всередині корабля після повної ліквідації пожежі.</text:p>
      <text:p text:style-name="P4">
Як повідомлялося, у Східному морі, поблизу узбережжя південнокорейського містаУльсан, вночі на російському рибальському судні сталася пожежа. Морськаполіція залучила авіацію й додаткові кораблі для пошуку зниклих безвісти.</text:p>
      <text:p text:style-name="P4">
Фото: Yonhap</text:p>
      <text:p text:style-name="P4">
Source: <text:a xlink:type="simple" xlink:href="https://www.ukrinform.ua/rubric-world/3698983-vnaslidok-pozezi-na-sudni-rf-poblizu-pivdennoi-korei-zaginuli-cetvero-rosian.html" text:style-name="Internet_20_link" text:visited-style-name="Visited_20_Internet_20_Link">
https://www.ukrinform.ua/rubric-world/3698983-vnaslidok-pozezi-na-sudni-rf-poblizu-pivdennoi-korei-zaginuli-cetvero-rosian.html</text:a>
</text:p>
      <!--NEWS-->
      <text:h text:style-name="P10" text:outline-level="1">
<text:span text:style-name="T4">
NAFO Fellas зібрала $172,77 тисяч на дрони для українських розвідників</text:span>
</text:h>
      <text:p text:style-name="P4">
Authors: Ukrinform (Person)</text:p>
      <text:p text:style-name="P4">
Publisher: Укринформ (Organization)</text:p>
      <text:p text:style-name="P4">
Published Time: 2023-04-21T17:22:55+03:00</text:p>
      <text:p text:style-name="P4">
Modified Time: 2023-04-21T17:22:55+03:00</text:p>
      <text:p text:style-name="P4">
Description: Онлайн-спільнота NAFO Fellas зібрала 172,769 тис. доларів на ударні безпілотники для ГУР. — Укрінформ.</text:p>
      <text:p text:style-name="P4">
Images: ["<text:a xlink:type="simple" xlink:href="https://static.ukrinform.com/photos/2022_07/thumb_files/630_360_1657127572-729.jpg" text:style-name="Internet_20_link" text:visited-style-name="Visited_20_Internet_20_Link">
630_360_16571...</text:a>
"]</text:p>
      <text:p text:style-name="P4">
Tags: ['Розвідка', 'Дрон']</text:p>
      <text:p text:style-name="P4">
Type: Article</text:p>
      <!--METADATA-->
      <text:p text:style-name="P4">
<draw:frame draw:style-name="fr1" draw:name="Image136" text:anchor-type="as-char" svg:width="6.9236in" svg:height="3.956343in" draw:z-index="0">
<draw:image xlink:href="../Images/yкринформ/2023-04-21T17-22-55-03-00/630_360_1657127572-729.jpg" xlink:type="simple" xlink:show="embed" xlink:actuate="onLoad" draw:mime-type="image/jpeg"/>
</draw:frame>
 Онлайн-спільнота NAFO Fellas зібрала 172,769 тис. доларів на ударні безпілотники дляГУР.</text:p>
      <text:p text:style-name="P4">
Про це повідомили у <text:a xlink:type="simple" xlink:href="https://t.me/U24_gov_ua/2034" text:style-name="Internet_20_link" text:visited-style-name="Visited_20_Internet_20_Link">
 </text:a>
 , передає Укрінформ.</text:p>
      <text:p text:style-name="P4">
«За 6 тижнів спільнота NAFO Fellas зібрала 172 769 доларів на дрони для ГУР.Цього вистачить, аби придбати понад 240 дронів для українських розвідників», -йдеться в повідомленні.</text:p>
      <text:p text:style-name="P4">
Зазначається, що кожного учасника буде вшановано іменним відео на сторінціUnited24 у Twitter, а також розіграно серед них одну пачку солі «Міць.Українська кам'яна», підписану Президентом, дві пачки з підписом начальникаГУР, а також три лімітовані світшоти United24.</text:p>
      <text:p text:style-name="P4">
Fellas або NAFO (North Atlantic Fella Organization) – це онлайн-спільнота,учасники якої збирають гроші для України та борються з російськоюдезінформацією, зокрема за допомогою публікацій проукраїнських мемів татролінгу російських пропагандистів.</text:p>
      <text:p text:style-name="P4">
<text:span text:style-name="T4">
Читайте також:</text:span>
 <text:a xlink:type="simple" xlink:href="https://www.ukrinform.ua/rubric-technology/3689505-za-proektom-armia-droniv-vze-zakupili-ponad-32-tisaci-bezpilotnikiv.html" text:style-name="Internet_20_link" text:visited-style-name="Visited_20_Internet_20_Link">
 </text:a>
</text:p>
      <text:p text:style-name="P4">
Як повідомлялось, до платформи <text:a xlink:type="simple" xlink:href="https://www.ukrinform.ua/rubric-vidbudova/3684629-platforma-united24-zibrala-vze-ponad-300-miljoniv-prezident.html" text:style-name="Internet_20_link" text:visited-style-name="Visited_20_Internet_20_Link">
 </text:a>
 за 11 місяців роботи долучилися люди зі 110 країн світу, азагальна сума благодійних внесків перетнула позначку в 305 мільйонів доларів.</text:p>
      <text:p text:style-name="P4">
Source: <text:a xlink:type="simple" xlink:href="https://www.ukrinform.ua/rubric-ato/3698984-nafo-fellas-zibrala-17277-tisac-na-droni-dla-ukrainskih-rozvidnikiv.html" text:style-name="Internet_20_link" text:visited-style-name="Visited_20_Internet_20_Link">
https://www.ukrinform.ua/rubric-ato/3698984-nafo-fellas-zibrala-17277-tisac-na-droni-dla-ukrainskih-rozvidnikiv.html</text:a>
</text:p>
      <!--NEWS-->
      <text:h text:style-name="P10" text:outline-level="1">
<text:span text:style-name="T4">
Одного священника УПЦ МП обміняли на 28 українських військових - Малюк</text:span>
</text:h>
      <text:p text:style-name="P4">
Authors: Ukrinform (Person)</text:p>
      <text:p text:style-name="P4">
Publisher: Укринформ (Organization)</text:p>
      <text:p text:style-name="P4">
Published Time: 2023-04-21T17:28:08+03:00</text:p>
      <text:p text:style-name="P4">
Modified Time: 2023-04-21T17:28:08+03:00</text:p>
      <text:p text:style-name="P4">
Description: Українські суди вже винесли сім вироків стосовно священнослужителів УПЦ (МП), які стали на бік ворога, а одного священника моспатріархату Україна обміняла на 28 українських військовослужбовців. — Укрінформ.</text:p>
      <text:p text:style-name="P4">
Images: ["<text:a xlink:type="simple" xlink:href="https://static.ukrinform.com/photos/2018_10/thumb_files/630_360_1539777714-779.jpg" text:style-name="Internet_20_link" text:visited-style-name="Visited_20_Internet_20_Link">
630_360_15397...</text:a>
"]</text:p>
      <text:p text:style-name="P4">
Tags: ['СБУ', 'Війна з росією', 'Василь Малюк']</text:p>
      <text:p text:style-name="P4">
Type: Article</text:p>
      <!--METADATA-->
      <text:p text:style-name="P4">
<draw:frame draw:style-name="fr1" draw:name="Image137" text:anchor-type="as-char" svg:width="6.9236in" svg:height="3.956343in" draw:z-index="0">
<draw:image xlink:href="../Images/yкринформ/2023-04-21T17-28-08-03-00/630_360_1539777714-779.jpg" xlink:type="simple" xlink:show="embed" xlink:actuate="onLoad" draw:mime-type="image/jpeg"/>
</draw:frame>
 Українськісуди вже винесли сім вироків стосовно священнослужителів УПЦ (МП), які сталина бік ворога, а одного священника моспатріархату Україна обміняла на 28українських військовослужбовців.</text:p>
      <text:p text:style-name="P4">
Про це повідомив голова СБУ Василь Малюк в <text:a xlink:type="simple" xlink:href="https://interfax.com.ua/news/interview/905447.html" text:style-name="Internet_20_link" text:visited-style-name="Visited_20_Internet_20_Link">
</text:a>
, передає Укрінформ.</text:p>
      <text:p text:style-name="P4">
Зокрема, Малюк зазначив, що контррозвідувальні заходи в УПЦ (МП) булорозпочато ще минулого року. "У результаті відкрито кримінальні провадженнястосовно 61 священнослужителя. Загалом суди вже винесли сім вироків стосовноокремих кліриків, які стали на бік ворога", - сказав він.</text:p>
      <text:p text:style-name="P4">
<text:span text:style-name="T4">
Читайте також:</text:span>
 <text:a xlink:type="simple" xlink:href="https://www.ukrinform.ua/rubric-society/3698879-sud-zalisiv-mitropolita-upc-mp-pavla-pid-domasnim-arestom.html" text:style-name="Internet_20_link" text:visited-style-name="Visited_20_Internet_20_Link">
 <text:span text:style-name="T4">
УПЦ</text:span>
 </text:a>
</text:p>
      <text:p text:style-name="P4">
Водночас глава СБУ повідомив, що двох священників УПЦ (МП) було передано заобміном. “І хочу наголосити, що ворог дуже цінує своїх агентів у рясах - так,одну таку особу обміняли на 28 українських військовослужбовців”, -поінформував Малюк.</text:p>
      <text:p text:style-name="P4">
Він також розповів, що за матеріалами СБУ припинено громадянство України 19священникам УПЦ (МП).</text:p>
      <text:p text:style-name="P4">
"Я вже казав раніше - наявність ряси і кадила не є обтяжуючою обставиною, алей не звільняє від кримінальної відповідальності. І жодних індульгенцій не дає.Працюємо виключно в рамках закону, попри церковний сан", - підкреслив головаСБУ.</text:p>
      <text:p text:style-name="P4">
<text:span text:style-name="T4">
Читайте також:</text:span>
 <text:a xlink:type="simple" xlink:href="https://www.ukrinform.ua/rubric-regions/3698799-zitomirska-miskrada-prosit-parlament-zaboroniti-upc-mp.html" text:style-name="Internet_20_link" text:visited-style-name="Visited_20_Internet_20_Link">
 <text:span text:style-name="T4">
УПЦ</text:span>
 </text:a>
</text:p>
      <text:p text:style-name="P4">
Він зауважив, що СБУ викриває не просто окремих зрадників, а знешкоджуєагентурні мережі, які росія готувала 30 років. "І це надважливе питаннясьогодні. Щоб якнайшвидше перемогти, треба вимести все це московське сміття,яке причаїлось по кутках", - сказав він.</text:p>
      <text:p text:style-name="P4">
Як повідомляв Укрінформ, 1 квітня Шевченківський райсуд Києва обравекснаміснику Києво-Печерської лаври митрополиту Української православноїцеркви (московського патріархату) Павлу (Лебедю) запобіжний захід у виглядіцілодобового домашнього арешту.</text:p>
      <text:p text:style-name="P4">
Служба безпеки України повідомила йому про підозру у виправдовуванні ізапереченні збройної агресії російської федерації проти України (ст.161 ККУ),а також порушенні рівноправності громадян залежно від їх расової, національноїі регіональної належності (ст. 436-2 ККУ).</text:p>
      <text:p text:style-name="P4">
Національний заповідник "Києво-Печерська лавра" оголосив про розрив договорупро оренду з УПЦ (МП) з 29 березня.</text:p>
      <text:p text:style-name="P4">
Міністерство культури та інформаційної політики розпочало інвентаризацію майнаКиєво-Печерської лаври.</text:p>
      <text:p text:style-name="P4">
Source: <text:a xlink:type="simple" xlink:href="https://www.ukrinform.ua/rubric-society/3698986-odnogo-svasennika-upc-mp-obminali-na-28-ukrainskih-vijskovih-maluk.html" text:style-name="Internet_20_link" text:visited-style-name="Visited_20_Internet_20_Link">
https://www.ukrinform.ua/rubric-society/3698986-odnogo-svasennika-upc-mp-obminali-na-28-ukrainskih-vijskovih-maluk.html</text:a>
</text:p>
      <!--NEWS-->
      <text:h text:style-name="P10" text:outline-level="1">
<text:span text:style-name="T4">
Україна прагне розширити географію Чорноморської безпекової конференції - Джапарова</text:span>
</text:h>
      <text:p text:style-name="P4">
Authors: Ukrinform (Person)</text:p>
      <text:p text:style-name="P4">
Publisher: Укринформ (Organization)</text:p>
      <text:p text:style-name="P4">
Published Time: 2023-04-21T17:29:59+03:00</text:p>
      <text:p text:style-name="P4">
Modified Time: 2023-04-21T17:29:59+03:00</text:p>
      <text:p text:style-name="P4">
Description: Чорноморська безпекова конференція буде щорічно, як і всі виміри Кримської платформи, та розширюватиме свою географію. — Укрінформ.</text:p>
      <text:p text:style-name="P4">
Images: ["<text:a xlink:type="simple" xlink:href="https://static.ukrinform.com/photos/2023_04/thumb_files/630_360_1682086974-499.jpg" text:style-name="Internet_20_link" text:visited-style-name="Visited_20_Internet_20_Link">
630_360_16820...</text:a>
"]</text:p>
      <text:p text:style-name="P4">
Tags: ['Джапарова', 'Чорноморська безпекова конференція']</text:p>
      <text:p text:style-name="P4">
Type: Article</text:p>
      <!--METADATA-->
      <text:p text:style-name="P4">
<draw:frame draw:style-name="fr1" draw:name="Image138" text:anchor-type="as-char" svg:width="6.9236in" svg:height="3.956343in" draw:z-index="0">
<draw:image xlink:href="../Images/yкринформ/2023-04-21T17-29-59-03-00/630_360_1682086974-499.jpg" xlink:type="simple" xlink:show="embed" xlink:actuate="onLoad" draw:mime-type="image/jpeg"/>
</draw:frame>
Чорноморська безпекова конференція буде щорічно, як і всі виміри Кримськоїплатформи, та розширюватиме свою географію.</text:p>
      <text:p text:style-name="P4">
Про це заявила перша заступниця міністра закордонних справ Еміне Джапарова підчас обговорення результатів Першої Чорноморської безпекової конференціїМіжнародної Кримської платформи в Медіацентрі Україна – Укрінформ.</text:p>
      <text:p text:style-name="P4">
«Ми хочемо, щоб цей майданчик – Чорноморська безпекова конференція – ставрегулярним і щорічним так само, як і всі інші виміри Кримської платформи. Мивважаємо, що є надзвичайне поле для об’єднання зусиль між експертами й урядом.Ми дійсно пишаємося експертною мережею, яку вдалося створити навколо Кримськоїплатформи», - сказала вона.</text:p>
      <text:p text:style-name="P4">
Джапарова зауважила, що на конференції вдалося залучити близько 250 учасниківз 50 країн. Також до події приєдналися представники Дунайської комісії.</text:p>
      <text:p text:style-name="P4">
Дипломат зазначила: влада продовжить розширювати географію Кримської платформиі має намір активізувати Болгарію, Румунію і Грузію в питанні безпекичорноморського регіону. «Не тільки Туреччина, яка має домінувати над рфсьогодні в Чорному морі. Ми вважаємо, що це спільний інтерес чорноморськихкраїн, які повинні мати стратегію, і до цього ми їх штовхаємо», - сказалавона.</text:p>
      <text:p text:style-name="P4">
<text:span text:style-name="T4">
Читайте також:</text:span>
 <text:a xlink:type="simple" xlink:href="https://www.ukrinform.ua/rubric-polytics/3695398-rosia-e-zagrozou-dla-vsih-cornomorskih-krain-zastupnica-reznikova.html" text:style-name="Internet_20_link" text:visited-style-name="Visited_20_Internet_20_Link">
 </text:a>
</text:p>
      <text:p text:style-name="P4">
Як повідомляв Укрінформ, 12-13 квітня в Бухаресті, Румунія, проходила <text:a xlink:type="simple" xlink:href="https://www.ukrinform.ua/rubric-crimea/3695002-cornomorska-bezpekova-konferencia-zaversila-arhitekturu-miznarodnoi-krimskoi-platformi-mzs.html" text:style-name="Internet_20_link" text:visited-style-name="Visited_20_Internet_20_Link">
</text:a>
Міжнародної Кримської платформи, організаторами якої є Міністерствозакордонних справ України, Міністерство оборони України, Міністерствозакордонних справ Румунії, Міністерство національної оборони Румунії, упартнерстві з Центром оборонних стратегій (Україна).</text:p>
      <text:p text:style-name="P4">
Source: <text:a xlink:type="simple" xlink:href="https://www.ukrinform.ua/rubric-polytics/3698989-ukraina-pragne-rozsiriti-geografiu-cornomorskoi-bezpekovoi-konferencii-dzaparova.html" text:style-name="Internet_20_link" text:visited-style-name="Visited_20_Internet_20_Link">
https://www.ukrinform.ua/rubric-polytics/3698989-ukraina-pragne-rozsiriti-geografiu-cornomorskoi-bezpekovoi-konferencii-dzaparova.html</text:a>
</text:p>
      <!--NEWS-->
      <text:h text:style-name="P10" text:outline-level="1">
<text:span text:style-name="T4">
Резніков зустрівся зі Столтенбергом: Україна досягла безпрецедентної сумісності з НАТО</text:span>
</text:h>
      <text:p text:style-name="P4">
Authors: Ukrinform (Person)</text:p>
      <text:p text:style-name="P4">
Publisher: Укринформ (Organization)</text:p>
      <text:p text:style-name="P4">
Published Time: 2023-04-21T17:34:00+03:00</text:p>
      <text:p text:style-name="P4">
Modified Time: 2023-04-21T17:34:00+03:00</text:p>
      <text:p text:style-name="P4">
Description: Олексій Резніков зустрівся на полях засідання Контактної групи з питань оборони України у форматі “Рамштайн” із генеральним секретарем НАТО Єнсом Столтенбергом та висловив сподівання на пришвидшення політичних рішень щодо інтеграції України в НАТО. — Укрінформ.</text:p>
      <text:p text:style-name="P4">
Images: ["<text:a xlink:type="simple" xlink:href="https://static.ukrinform.com/photos/2023_02/thumb_files/630_360_1676394960-736.jpg" text:style-name="Internet_20_link" text:visited-style-name="Visited_20_Internet_20_Link">
630_360_16763...</text:a>
", "<text:a xlink:type="simple" xlink:href="https://static.ukrinform.com/photos/2023_04/1682087367-706.jpeg" text:style-name="Internet_20_link" text:visited-style-name="Visited_20_Internet_20_Link">
1682087367-70...</text:a>
"]</text:p>
      <text:p text:style-name="P4">
Tags: ['НАТО', 'Столтенберг', 'Україна', 'Резніков']</text:p>
      <text:p text:style-name="P4">
Type: Article</text:p>
      <!--METADATA-->
      <text:p text:style-name="P4">
<draw:frame draw:style-name="fr1" draw:name="Image139" text:anchor-type="as-char" svg:width="6.9236in" svg:height="3.956343in" draw:z-index="0">
<draw:image xlink:href="../Images/yкринформ/2023-04-21T17-34-00-03-00/630_360_1676394960-736.jpg" xlink:type="simple" xlink:show="embed" xlink:actuate="onLoad" draw:mime-type="image/jpeg"/>
</draw:frame>
 ОлексійРезніков зустрівся на полях засідання Контактної групи з питань оборониУкраїни у форматі “Рамштайн” із генеральним секретарем НАТО ЄнсомСтолтенбергом та висловив сподівання на пришвидшення політичних рішень щодоінтеграції України в НАТО.</text:p>
      <text:p text:style-name="P4">
Як передає Укрінформ, про це міністр оборони написав у <text:a xlink:type="simple" xlink:href="https://twitter.com/oleksiireznikov/status/1649402093000699905" text:style-name="Internet_20_link" text:visited-style-name="Visited_20_Internet_20_Link">
</text:a>
 .</text:p>
      <text:p text:style-name="P4">
«Чудова дискусія з генеральним секретарем НАТО Єнсом Столтенбергом. Я висловивйому вдячність за координацію допомоги Україні з боку Альянсу. НапередодніВільнюського саміту обговорили низку конкретних проєктів. Я радий, що отримавзелене світло для нашої тісної співпраці з NSPA, закупівельною агенцією <text:a xlink:type="simple" xlink:href="https://www.ukrinform.ua/tag-nato" text:style-name="Internet_20_link" text:visited-style-name="Visited_20_Internet_20_Link">
</text:a>
 . Це включатиме Національний оглядзакупівель і найкращі у своєму роді поради для Міністерства оборони України»,- повідомив він.</text:p>
      <text:p text:style-name="P4">
<draw:frame draw:style-name="fr1" draw:name="Image140" text:anchor-type="as-char" svg:width="6.9236in" svg:height="9.231467in" draw:z-index="0">
<draw:image xlink:href="../Images/yкринформ/2023-04-21T17-34-00-03-00/1682087367-706.jpeg" xlink:type="simple" xlink:show="embed" xlink:actuate="onLoad" draw:mime-type="image/jpeg"/>
</draw:frame>
</text:p>
      <text:p text:style-name="P4">
За словами Резнікова, Україні потрібні відмінні оборонні закупівлі як длятого, щоб виграти війну, так і для того, щоб бути ефективними в майбутньому.</text:p>
      <text:p text:style-name="P4">
<text:span text:style-name="T4">
Читайте також:</text:span>
 <text:a xlink:type="simple" xlink:href="https://www.ukrinform.ua/rubric-polytics/3698809-stoltenberg-anonsuvav-dvi-klucovi-temi-dla-ukraini-na-lipnevomu-samiti-nato.html" text:style-name="Internet_20_link" text:visited-style-name="Visited_20_Internet_20_Link">
 <text:span text:style-name="T4">
НАТО</text:span>
 </text:a>
</text:p>
      <text:p text:style-name="P4">
«Україна досягла безпрецедентного рівня оперативної сумісності з НАТО. Ми де-факто вже є частиною безпекового простору Альянсу. Я висловив сподівання, щоце прискорить ухвалення політичних рішень щодо інтеграції нашої країни вНАТО», - зауважив він.</text:p>
      <text:p text:style-name="P4">
Як повідомляв Укрінформ, 21 квітня на базі американських ВПС "Рамштайн" уНімеччині проходить 11-е засідання Контактної групи з питань оборони України.</text:p>
      <text:p text:style-name="P4">
Source: <text:a xlink:type="simple" xlink:href="https://www.ukrinform.ua/rubric-polytics/3698991-reznikov-zustrivsa-zi-stoltenbergom-ukraina-dosagla-bezprecedentnogo-rivna-sumisnosti-z-nato.html" text:style-name="Internet_20_link" text:visited-style-name="Visited_20_Internet_20_Link">
https://www.ukrinform.ua/rubric-polytics/3698991-reznikov-zustrivsa-zi-stoltenbergom-ukraina-dosagla-bezprecedentnogo-rivna-sumisnosti-z-nato.html</text:a>
</text:p>
      <!--NEWS-->
      <text:h text:style-name="P10" text:outline-level="1">
<text:span text:style-name="T4">
Світ не повинен відвертатися від жорстокості російських військ в Україні - посол США</text:span>
</text:h>
      <text:p text:style-name="P4">
Authors: Ukrinform (Person)</text:p>
      <text:p text:style-name="P4">
Publisher: Укринформ (Organization)</text:p>
      <text:p text:style-name="P4">
Published Time: 2023-04-21T17:34:11+03:00</text:p>
      <text:p text:style-name="P4">
Modified Time: 2023-04-21T17:34:11+03:00</text:p>
      <text:p text:style-name="P4">
Description: Посол США в Україні Бріджит Брінк вважає, що світ не має відвертатися від страшної жорстокості російських військ в Україні, яку фіксують українські та міжнародні журналісти.  — Укрінформ.</text:p>
      <text:p text:style-name="P4">
Images: ["<text:a xlink:type="simple" xlink:href="https://static.ukrinform.com/photos/2023_03/thumb_files/630_360_1679678436-506.jpg" text:style-name="Internet_20_link" text:visited-style-name="Visited_20_Internet_20_Link">
630_360_16796...</text:a>
"]</text:p>
      <text:p text:style-name="P4">
Tags: ['Посол', 'США', 'Російські військові', 'Бріджит Брінк']</text:p>
      <text:p text:style-name="P4">
Type: Article</text:p>
      <!--METADATA-->
      <text:p text:style-name="P4">
<draw:frame draw:style-name="fr1" draw:name="Image141" text:anchor-type="as-char" svg:width="6.9236in" svg:height="3.956343in" draw:z-index="0">
<draw:image xlink:href="../Images/yкринформ/2023-04-21T17-34-11-03-00/630_360_1679678436-506.jpg" xlink:type="simple" xlink:show="embed" xlink:actuate="onLoad" draw:mime-type="image/jpeg"/>
</draw:frame>
 Посол СШАв Україні Бріджит Брінк вважає, що світ не має відвертатися від страшноїжорстокості російських військ в Україні, яку фіксують українські та міжнародніжурналісти.</text:p>
      <text:p text:style-name="P4">
Про це йдеться у дописі Брінк у <text:a xlink:type="simple" xlink:href="https://twitter.com/USAmbKyiv/status/1649407323884929024" text:style-name="Internet_20_link" text:visited-style-name="Visited_20_Internet_20_Link">
</text:a>
 , передаєУкрінформ.</text:p>
      <text:p text:style-name="P4">
"Фотограф AP Євген Малолєтка зафіксував страшну жорстокість російських війську війні проти України. Світ не має відвертатись. Українські та міжнародніжурналісти, попри значний ризик, виконали небезпечну та важливу роботу,висвітлюючи жахливу реальність - і страшні людські жертви - російської агресіїв Україні», - написала посол США.</text:p>
      <text:p text:style-name="P4">
<text:span text:style-name="T4">
Читайте також:</text:span>
 <text:a xlink:type="simple" xlink:href="https://www.ukrinform.ua/rubric-polytics/3695049-posol-ssa-v-ukraini-merzenni-vcinki-rosijskih-vijsk-ne-zalisatsa-bezkarnimi.html" text:style-name="Internet_20_link" text:visited-style-name="Visited_20_Internet_20_Link">
 </text:a>
</text:p>
      <text:p text:style-name="P4">
Як повідомлялося, робота українського фотожурналіста Євгена Малолєтки прообстріл російськими військами пологового будинку в обложеному Маріуполі сталаодним з переможців найпрестижнішої міжнародної фотопремії <text:a xlink:type="simple" xlink:href="https://www.ukrinform.ua/rubric-society/3698692-znimok-evgena-maloletki-z-pologovogo-u-mariupoli-viznali-fotografieu-roku-vid-world-press-photo.html" text:style-name="Internet_20_link" text:visited-style-name="Visited_20_Internet_20_Link">
</text:a>
 у2023 році.</text:p>
      <text:p text:style-name="P4">
Фото Малолєтки демонструє, як 32-річну поранену вагітну жінку Ірину Калінінувиносять з пологового будинку, який постраждав під час російського авіаудару вМаріуполі. Її дитина народилася мертвою, а через півгодини після пологівпомерла й Ірина.</text:p>
      <text:p text:style-name="P4">
Source: <text:a xlink:type="simple" xlink:href="https://www.ukrinform.ua/rubric-polytics/3698992-svit-ne-povinen-vidvertatisa-vid-zorstokosti-rosijskih-vijsk-v-ukraini-posol-ssa.html" text:style-name="Internet_20_link" text:visited-style-name="Visited_20_Internet_20_Link">
https://www.ukrinform.ua/rubric-polytics/3698992-svit-ne-povinen-vidvertatisa-vid-zorstokosti-rosijskih-vijsk-v-ukraini-posol-ssa.html</text:a>
</text:p>
      <!--NEWS-->
      <text:h text:style-name="P10" text:outline-level="1">
<text:span text:style-name="T4">
Понад 16 тисяч українських військових пройшли навчання в країнах ЄС – Боррель</text:span>
</text:h>
      <text:p text:style-name="P4">
Authors: Ukrinform (Person)</text:p>
      <text:p text:style-name="P4">
Publisher: Укринформ (Organization)</text:p>
      <text:p text:style-name="P4">
Published Time: 2023-04-21T17:42:00+03:00</text:p>
      <text:p text:style-name="P4">
Modified Time: 2023-04-21T17:42:00+03:00</text:p>
      <text:p text:style-name="P4">
Description: Понад 16 тисяч українських військових вже пройшли навчання в межах тренувальної місії ЄС.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Військові навчання', 'Боррель', 'Війна з росією']</text:p>
      <text:p text:style-name="P4">
Type: Article</text:p>
      <!--METADATA-->
      <text:p text:style-name="P4">
<draw:frame draw:style-name="fr1" draw:name="Image142" text:anchor-type="as-char" svg:width="6.9236in" svg:height="3.956343in" draw:z-index="0">
<draw:image xlink:href="../Images/yкринформ/2023-04-21T17-42-00-03-00/630_360_1667561515-584.jpg" xlink:type="simple" xlink:show="embed" xlink:actuate="onLoad" draw:mime-type="image/jpeg"/>
</draw:frame>
 Понад 16тисяч українських військових вже пройшли навчання в межах тренувальної місіїЄС.</text:p>
      <text:p text:style-name="P4">
Про це повідомив високий представник ЄС Жозеп Боррель у <text:a xlink:type="simple" xlink:href="https://twitter.com/JosepBorrellF/status/1649388569767673858" text:style-name="Internet_20_link" text:visited-style-name="Visited_20_Internet_20_Link">
</text:a>
 , передаєУкрінформ.</text:p>
      <text:p text:style-name="P4">
«На зустрічі Контактної групи з питань оборони України я оновив інформацію провійськову підтримку ЄС. Понад 16 тисяч українських солдатів вже пройшлинавчання. Вже поставлено боєприпасів та ракет на суму понад 600 мільйонівєвро. Робота над спільними закупівлями триває», - написав Боррель.</text:p>
      <text:p text:style-name="P4">
<text:span text:style-name="T4">
Читайте також:</text:span>
 <text:a xlink:type="simple" xlink:href="https://www.ukrinform.ua/rubric-ato/3698897-stati-najblizcim-casom-pocnut-navcanna-ukrainskih-vijskovih-na-tankah-abrams-ap.html" text:style-name="Internet_20_link" text:visited-style-name="Visited_20_Internet_20_Link">
 <text:span text:style-name="T4">
навчанн</text:span>
 </text:a>
</text:p>
      <text:p text:style-name="P4">
За його словами, ЄС продовжує працювати з партнерами, щоб забезпечити перемогуУкраїни.</text:p>
      <text:p text:style-name="P4">
Як повідомлялося, у Німеччині 21 квітня відбувається чергова зустрічКонтактної групи з оборони України в форматі Рамштайн, в якій беруть участьпонад 50 країн, включаючи союзників по НАТО та представників країн-партнерів.Група є головною платформою для координації військових спроможностей, якісоюзники по НАТО та представники міжнародного співтовариства надають Українідля протистояння російській агресії.</text:p>
      <text:p text:style-name="P4">
Source: <text:a xlink:type="simple" xlink:href="https://www.ukrinform.ua/rubric-ato/3698995-ponad-16-tisac-ukrainskih-vijskovih-projsli-navcanna-v-krainah-es-borrel.html" text:style-name="Internet_20_link" text:visited-style-name="Visited_20_Internet_20_Link">
https://www.ukrinform.ua/rubric-ato/3698995-ponad-16-tisac-ukrainskih-vijskovih-projsli-navcanna-v-krainah-es-borrel.html</text:a>
</text:p>
      <!--NEWS-->
      <text:h text:style-name="P10" text:outline-level="1">
<text:span text:style-name="T4">
В Ірпені започаткують світову акцію "1 мільйон дерев життя"</text:span>
</text:h>
      <text:p text:style-name="P4">
Authors: Ukrinform (Person)</text:p>
      <text:p text:style-name="P4">
Publisher: Укринформ (Organization)</text:p>
      <text:p text:style-name="P4">
Published Time: 2023-04-21T17:43:09+03:00</text:p>
      <text:p text:style-name="P4">
Modified Time: 2023-04-21T17:43:09+03:00</text:p>
      <text:p text:style-name="P4">
Description: У Всесвітній День Землі, 22 квітня, в Ірпені стартує перша світова акція "1 мільйон дерев життя". — Укрінформ.</text:p>
      <text:p text:style-name="P4">
Images: ["<text:a xlink:type="simple" xlink:href="https://static.ukrinform.com/photos/2018_04/thumb_files/630_360_1524489380-5816.jpg" text:style-name="Internet_20_link" text:visited-style-name="Visited_20_Internet_20_Link">
630_360_15244...</text:a>
"]</text:p>
      <text:p text:style-name="P4">
Tags: ['Ірпінь', 'Акція', 'Дерева']</text:p>
      <text:p text:style-name="P4">
Type: Article</text:p>
      <!--METADATA-->
      <text:p text:style-name="P4">
<draw:frame draw:style-name="fr1" draw:name="Image143" text:anchor-type="as-char" svg:width="6.9236in" svg:height="3.956343in" draw:z-index="0">
<draw:image xlink:href="../Images/yкринформ/2023-04-21T17-43-09-03-00/630_360_1524489380-5816.jpg" xlink:type="simple" xlink:show="embed" xlink:actuate="onLoad" draw:mime-type="image/jpeg"/>
</draw:frame>
 УВсесвітній День Землі, 22 квітня, в Ірпені стартує перша світова акція "1мільйон дерев життя".</text:p>
      <text:p text:style-name="P4">
У цей день заплановано висадити мільйон дерев загалом у 70 локаціях в Україніта понад 30-ти країнах світу, через телеміст.</text:p>
      <text:p text:style-name="P4">
Про це Укрінформу повідомили організатори заходу.</text:p>
      <text:p text:style-name="P4">
Як зазначається у повідомленні, у найбільш символічному місці в Ірпені наКиївщині почесні гості, партнери проєкту «Озеленення планети», міністри тадепутати висадять близько 50 дерев – у пам’ять про загиблих захисників Україниз початку повномасштабного вторгнення, зокрема жителям Ірпеня.</text:p>
      <text:p text:style-name="P4">
Акція розпочнеться о 12:00, точну локацію в Ірпені та програму заходуорганізатори повідомлять пізніше.</text:p>
      <text:p text:style-name="P4">
Мета акції – висадити 1 млн дерев життя та об'єднати людей всієї планетинавколо відновлення екосистеми та ініціативи на підтримку Збройних сил Українив рамках проєкту «1000 дронів для України».</text:p>
      <text:p text:style-name="P4">
<text:span text:style-name="T4">
Читайте також:</text:span>
 <text:a xlink:type="simple" xlink:href="https://www.ukrinform.ua/rubric-kyiv/3689873-nimeckij-mecenat-peredav-kievu-30-tisac-nasinin-dereva-ginkgo.html" text:style-name="Internet_20_link" text:visited-style-name="Visited_20_Internet_20_Link">
 </text:a>
</text:p>
      <text:p text:style-name="P4">
Як уточнили організатори, в рамках проведення акції відбудеться телемарафон,який розпочнеться з Донецької області. Прямі включення відбуватимуться зДонецької, Херсонської та Харківської областей.</text:p>
      <text:p text:style-name="P4">
До кінця 2023 року організатори планують висадити близько 5 млн дерев іпровести 12 екологічних заходів, що передбачають висадку парків, скверів таалей.</text:p>
      <text:p text:style-name="P4">
Крім того, ініціатори проєкту заявили про готовність висадити Алею перемоги вКриму вже у жовтні в разі деокупації півострова.</text:p>
      <text:p text:style-name="P4">
Участь у висадці дерев життя візьмуть перші особи держави, представникидипломатичних місій, лідери громадських організацій, зірки, волонтери, дітитощо. Зокрема, серед учасників – Олег Немчінов, міністр Кабінету міністрів;Руслан Стрілець – міністр захисту довкілля та природних ресурсів; Аніца Джамич– посол Хорватії в Україні; Олександр Маркушин – міський голова Ірпеня; ЮрійГусєв – генеральний директор Державного концерну «Укроборонпром»; представникиОфісу Омбудсмена тощо.</text:p>
      <text:p text:style-name="P4">
Крім того, як пояснили організатори акції, під час висадки дерев, черезтелеміст, стартує збір коштів на розвідувальні дрони в рамках Міжнародногопроєкту "1000 дронів для України".</text:p>
      <text:p text:style-name="P4">
Проєкт "1000 дронів для України" створений з метою забезпечення Збройних силУкраїни сучасними дронами для розвідки та наведення точних ударів по ворожихпозиціях. За допомогою цього проєкту організатори сподіваються покращитиобороноздатність країни та зробити її безпеку більш стійкою.</text:p>
      <text:p text:style-name="P4">
Організатор заходу – благодійний фонд «Озеленення України».</text:p>
      <text:p text:style-name="P4">
Глобальний проєкт "Озеленення України" розпочався у 2020 році, успішнозавершившись з висадкою понад 3 млн дерев по всій території країни. Наступногороку, у 2021-му, була започаткована глобальна екоініціатива під назвоюGreening of the Planet, яка стала успішною в 100 країнах світу.</text:p>
      <text:p text:style-name="P4">
<text:span text:style-name="T4">
Читайте також:</text:span>
 <text:a xlink:type="simple" xlink:href="https://www.ukrinform.ua/rubric-kyiv/3695366-u-kievi-ponovili-robotu-z-napovnenna-onlajnmapi-derev.html" text:style-name="Internet_20_link" text:visited-style-name="Visited_20_Internet_20_Link">
 </text:a>
</text:p>
      <text:p text:style-name="P4">
Організатором проєкту Greening of the Planet став благодійний фонд "ОзелененняУкраїни", заснований Ганною Крисюк (президенткою Business Woman Club) таСергієм Гайдайчуком (президентом CEO Club Ukraine). Захід підтрималиМіністерство закордонних справ, Міністерство захисту довкілля та природнихресурсів і Державне агентство лісових ресурсів України, а також більше ніж 50партнерів з різних країн світу.</text:p>
      <text:p text:style-name="P4">
Станом на 2022 рік проєкт успішно реалізувався у 141 країні світу. Висадженобільше 34 млн дерев, відкрито 35 парків та 48 алей.</text:p>
      <text:p text:style-name="P4">
У 2023 році організатори проєкту "Greening of the Planet" плануютьзосередитися на зборі коштів для допомоги ВПО та ЗСУ, а також розпочатиековідновлення України на деокупованих територіях.</text:p>
      <text:p text:style-name="P4">
Source: <text:a xlink:type="simple" xlink:href="https://www.ukrinform.ua/rubric-regions/3698996-v-irpeni-zapocatkuut-svitovu-akciu-1-miljon-derev-zitta.html" text:style-name="Internet_20_link" text:visited-style-name="Visited_20_Internet_20_Link">
https://www.ukrinform.ua/rubric-regions/3698996-v-irpeni-zapocatkuut-svitovu-akciu-1-miljon-derev-zitta.html</text:a>
</text:p>
      <!--NEWS-->
      <text:h text:style-name="P10" text:outline-level="1">
<text:span text:style-name="T4">
YouTube видалив відеоролики «вагнерівців» з понад мільйоном переглядів</text:span>
</text:h>
      <text:p text:style-name="P4">
Authors: Ukrinform (Person)</text:p>
      <text:p text:style-name="P4">
Publisher: Укринформ (Organization)</text:p>
      <text:p text:style-name="P4">
Published Time: 2023-04-21T17:47:00+03:00</text:p>
      <text:p text:style-name="P4">
Modified Time: 2023-04-21T17:47:00+03:00</text:p>
      <text:p text:style-name="P4">
Description: YouTube видалив відеоролики «вагнера» з понад 1 мільйоном переглядів, а також канали, що їх розповсюджували.  — Укрінформ.</text:p>
      <text:p text:style-name="P4">
Images: ["<text:a xlink:type="simple" xlink:href="https://static.ukrinform.com/photos/2020_01/thumb_files/630_360_1578220916-914.jpeg" text:style-name="Internet_20_link" text:visited-style-name="Visited_20_Internet_20_Link">
630_360_15782...</text:a>
"]</text:p>
      <text:p text:style-name="P4">
Tags: ['YouTube', 'ПВК "Вагнера"', 'Війна з росією']</text:p>
      <text:p text:style-name="P4">
Type: Article</text:p>
      <!--METADATA-->
      <text:p text:style-name="P4">
<draw:frame draw:style-name="fr1" draw:name="Image144" text:anchor-type="as-char" svg:width="6.9236in" svg:height="3.956343in" draw:z-index="0">
<draw:image xlink:href="../Images/yкринформ/2023-04-21T17-47-00-03-00/630_360_1578220916-914.jpeg" xlink:type="simple" xlink:show="embed" xlink:actuate="onLoad" draw:mime-type="image/jpeg"/>
</draw:frame>
 YouTubeвидалив відеоролики «вагнера» з понад 1 мільйоном переглядів, а також канали,що їх розповсюджували.</text:p>
      <text:p text:style-name="P4">
Про це повідомив міністр культури та інформаційної політики Олександр Ткаченков <text:a xlink:type="simple" xlink:href="https://t.me/otkachenkokyiv/3444" text:style-name="Internet_20_link" text:visited-style-name="Visited_20_Internet_20_Link">
 </text:a>
 , передає Укрінформ.</text:p>
      <text:p text:style-name="P4">
«YouTube відреагував блискавично, видаливши відеоролики «вагнера» з понад 1мільйоном переглядів і канали, що їх розповсюджували. Дякую партнерам заоперативність», - написав він.</text:p>
      <text:p text:style-name="P4">
<text:span text:style-name="T4">
Читайте також:</text:span>
 <text:a xlink:type="simple" xlink:href="https://www.ukrinform.ua/rubric-ato/3698912-vidpovid-vagnerivcam-povinna-mati-globalnij-harakter-kostin.html" text:style-name="Internet_20_link" text:visited-style-name="Visited_20_Internet_20_Link">
 <text:span text:style-name="T4">
вагнер</text:span>
 </text:a>
</text:p>
      <text:p text:style-name="P4">
Водночас міністр закликав українців фіксувати відео з «вагнерівцями» наYouTube і надсилати лінки на пошту stoprussianpropaganda@mkip.gov.ua, аби МКІПоперативно звертало на них увагу YouTube.</text:p>
      <text:p text:style-name="P4">
Як раніше повідомляв Укрінформ, очільник МКІП Олександр Ткаченко <text:a xlink:type="simple" xlink:href="https://www.ukrinform.ua/rubric-society/3698871-youtube-prosat-zablokuvati-kontent-pvk-vagner-tkacenko-napisav-oficijnogo-lista.html" text:style-name="Internet_20_link" text:visited-style-name="Visited_20_Internet_20_Link">
</text:a>
 з проханням вжитиконкретних заходів для моніторингу та припинення інтернет-діяльності«вагнера».</text:p>
      <text:p text:style-name="P4">
Source: <text:a xlink:type="simple" xlink:href="https://www.ukrinform.ua/rubric-society/3699003-youtube-vidaliv-videoroliki-vagnerivciv-z-ponad-miljonom-peregladiv.html" text:style-name="Internet_20_link" text:visited-style-name="Visited_20_Internet_20_Link">
https://www.ukrinform.ua/rubric-society/3699003-youtube-vidaliv-videoroliki-vagnerivciv-z-ponad-miljonom-peregladiv.html</text:a>
</text:p>
      <!--NEWS-->
      <text:h text:style-name="P10" text:outline-level="1">
<text:span text:style-name="T4">
Близько третини кримських політв'язнів зараз на півострові, інших окупанти депортували в росію</text:span>
</text:h>
      <text:p text:style-name="P4">
Authors: Ukrinform (Person)</text:p>
      <text:p text:style-name="P4">
Publisher: Укринформ (Organization)</text:p>
      <text:p text:style-name="P4">
Published Time: 2023-04-21T17:49:00+03:00</text:p>
      <text:p text:style-name="P4">
Modified Time: 2023-04-21T17:49:00+03:00</text:p>
      <text:p text:style-name="P4">
Description: Менше третини зі 182 кримських політв'язнів наразі знаходиться на території тимчасово окупованого півострова, усіх інших загарбники депортували до росії. — Укрінформ.</text:p>
      <text:p text:style-name="P4">
Images: ["<text:a xlink:type="simple" xlink:href="https://static.ukrinform.com/photos/2023_04/thumb_files/630_360_1682088388-227.png" text:style-name="Internet_20_link" text:visited-style-name="Visited_20_Internet_20_Link">
630_360_16820...</text:a>
"]</text:p>
      <text:p text:style-name="P4">
Tags: ['Депортація', 'Крим', "Політв'язні Кремля"]</text:p>
      <text:p text:style-name="P4">
Type: Article</text:p>
      <!--METADATA-->
      <text:p text:style-name="P4">
<draw:frame draw:style-name="fr1" draw:name="Image145" text:anchor-type="as-char" svg:width="6.9236in" svg:height="3.956343in" draw:z-index="0">
<draw:image xlink:href="../Images/yкринформ/2023-04-21T17-49-00-03-00/630_360_1682088388-227.png" xlink:type="simple" xlink:show="embed" xlink:actuate="onLoad" draw:mime-type="image/png"/>
</draw:frame>
 Меншетретини зі 182 кримських політв'язнів наразі знаходиться на територіїтимчасово окупованого півострова, усіх інших загарбники депортували до росії.</text:p>
      <text:p text:style-name="P4">
Про це повідомило <text:a xlink:type="simple" xlink:href="https://ppu.gov.ua/press-center/okupanty-perevezly-do-rostovu-shche-4-politv-iazniv-pid-zahrozoiu-nezakonnoho-etapuvannia-nariman-dzhelial-i-braty-akhtemovi/" text:style-name="Internet_20_link" text:visited-style-name="Visited_20_Internet_20_Link">
 </text:a>
 , передає Укрінформ.</text:p>
      <text:p text:style-name="P4">
«Наразі зі 182 політв’язнів на території тимчасово окупованого Кримузнаходиться менше третини — усіх інших окупанти депортували на росію, деутримують у жахливих умовах і часто цілеспрямовано не надають необхідноїмедичної допомоги. У таких умовах, через різке погіршення здоров’я, вжезагинули двоє українських громадян — Костянтин Ширінг і Джеміль Гафаров», -йдеться у дописі.</text:p>
      <text:p text:style-name="P4">
У представництві додали, що серед політв’язнів залишається багато тих, хто маєсерйозні проблеми зі здоров’ям — їхні життя у небезпеці.</text:p>
      <text:p text:style-name="P4">
<text:span text:style-name="T4">
Читайте також:</text:span>
 <text:a xlink:type="simple" xlink:href="https://www.ukrinform.ua/rubric-crimea/3698735-krimskogo-tatarina-kurtameta-zasudili-do-semi-rokiv-uvaznenna-za-finansuvanna-dobrobatu.html" text:style-name="Internet_20_link" text:visited-style-name="Visited_20_Internet_20_Link">
 </text:a>
</text:p>
      <text:p text:style-name="P4">
Як повідомляв Укрінформ, окупаційні адміністрації рф <text:a xlink:type="simple" xlink:href="https://www.ukrinform.ua/rubric-crimea/3698450-zagarbniki-hocut-deportuvati-v-rosiu-dzelalova-ta-brativ-ahtemovih-pravozahisniki.html" text:style-name="Internet_20_link" text:visited-style-name="Visited_20_Internet_20_Link">
</text:a>
 незаконнозасуджених у тимчасово окупованому Криму першого заступника голови Меджлісукримськотатарського народу Нарімана Джелялова та братів Ахтемових.</text:p>
      <text:p text:style-name="P4">
<text:span text:style-name="T5">
Фото: ppu.gov.ua</text:span>
</text:p>
      <text:p text:style-name="P4">
Source: <text:a xlink:type="simple" xlink:href="https://www.ukrinform.ua/rubric-crimea/3699001-mense-tretini-krimskih-politvazniv-znahoditsa-na-pivostrovi-insih-deportuvali-predstavnictvo-prezidenta-v-ark.html" text:style-name="Internet_20_link" text:visited-style-name="Visited_20_Internet_20_Link">
https://www.ukrinform.ua/rubric-crimea/3699001-mense-tretini-krimskih-politvazniv-znahoditsa-na-pivostrovi-insih-deportuvali-predstavnictvo-prezidenta-v-ark.html</text:a>
</text:p>
      <!--NEWS-->
      <text:h text:style-name="P10" text:outline-level="1">
<text:span text:style-name="T4">
Країни формату «Рамштайн» надали Україні понад 230 танків – Остін</text:span>
</text:h>
      <text:p text:style-name="P4">
Authors: Ukrinform (Person)</text:p>
      <text:p text:style-name="P4">
Publisher: Укринформ (Organization)</text:p>
      <text:p text:style-name="P4">
Published Time: 2023-04-21T17:52:00+03:00</text:p>
      <text:p text:style-name="P4">
Modified Time: 2023-04-21T17:52:00+03:00</text:p>
      <text:p text:style-name="P4">
Description: Країни-учасниці Контактної групи з питань оборони України надали ЗСУ понад 230 танків, а також тисячі одиниць іншої бойової техніки та боєприпасів.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Танк', 'Остін', 'Війна з росією', 'Зустріч Рамштайн']</text:p>
      <text:p text:style-name="P4">
Type: Article</text:p>
      <!--METADATA-->
      <text:p text:style-name="P4">
<draw:frame draw:style-name="fr1" draw:name="Image146" text:anchor-type="as-char" svg:width="6.9236in" svg:height="3.956343in" draw:z-index="0">
<draw:image xlink:href="../Images/yкринформ/2023-04-21T17-52-00-03-00/630_360_1676392928-683.jpg" xlink:type="simple" xlink:show="embed" xlink:actuate="onLoad" draw:mime-type="image/jpeg"/>
</draw:frame>
 Країни-учасниці Контактної групи з питань оборони України надали ЗСУ понад 230танків, а також тисячі одиниць іншої бойової техніки та боєприпасів.</text:p>
      <text:p text:style-name="P4">
Про це заявив у п’ятницю міністр оборони США Ллойд Остін за підсумками 11-їзустрічі формату «Рамштайн», передає кореспондент Укрінформу.</text:p>
      <text:p text:style-name="P4">
«Лише за кілька місяців ця Контактна група поставила понад 230 <text:a xlink:type="simple" xlink:href="https://www.ukrinform.ua/tag-tank" text:style-name="Internet_20_link" text:visited-style-name="Visited_20_Internet_20_Link">
</text:a>
 , більше 1550 броньованих машин, а такожіншого обладнання й боєприпасів для підтримки понад дев’яти новихбронетанкових бригад»,- зауважив глава Пентагону.</text:p>
      <text:p text:style-name="P4">
Він також підкреслив, що, зокрема, Сполучені Штати прискорили терміни дляпоставок в Україну танків Abrams, щоби забезпечити їй більшу кількістьбронетехніки впродовж ближчих місяців.</text:p>
      <text:p text:style-name="P4">
Остін підтвердив, що танки М1A1 Abrams, на яких воїни ЗСУ розпочнутьтренування, прибудуть до Німеччини вже ближчими тижнями.</text:p>
      <text:p text:style-name="P4">
<text:span text:style-name="T4">
Читайте також:</text:span>
 <text:a xlink:type="simple" xlink:href="https://www.ukrinform.ua/rubric-ato/3698995-ponad-16-tisac-ukrainskih-vijskovih-projsli-navcanna-v-krainah-es-borrel.html" text:style-name="Internet_20_link" text:visited-style-name="Visited_20_Internet_20_Link">
 <text:span text:style-name="T4">
Понад</text:span>
 <text:span text:style-name="T4">
тисяч</text:span>
 <text:span text:style-name="T4">
українських</text:span>
 <text:span text:style-name="T4">
військових</text:span>
<text:span text:style-name="T4">
пройшли</text:span>
 <text:span text:style-name="T4">
навчання</text:span>
 <text:span text:style-name="T4">
країнах</text:span>
 <text:span text:style-name="T4">
Боррель</text:span>
</text:a>
</text:p>
      <text:p text:style-name="P4">
«Усе це – величезний прогрес. І я впевнений, що це обладнання та підготовка,яка забезпечується паралельно, дозволять українським силам надалі досягатиуспіху на полі бою», - наголосив глава Пентагону.</text:p>
      <text:p text:style-name="P4">
Він також підкреслив, що колективні зусилля усіх країн, які зголосилися надатипідтримку Україні, «призвели до значних змін на полі бою».</text:p>
      <text:p text:style-name="P4">
Як повідомляв Укрінформ, 21 квітня на авіабазі ВПС США «Рамштайн» у Німеччинівідбулося 11-те засідання Контактної групи з питань оборони України. Під часзустрічі <text:a xlink:type="simple" xlink:href="https://www.ukrinform.ua/rubric-ato/3698772-ostin-nazvav-tri-klucovi-temi-sogodnisnogo-ramstajnu.html" text:style-name="Internet_20_link" text:visited-style-name="Visited_20_Internet_20_Link">
 </text:a>
 , зокрема, питання протиповітряноїоборони, боєприпасів, а також засобів забезпечення.</text:p>
      <text:p text:style-name="P4">
Source: <text:a xlink:type="simple" xlink:href="https://www.ukrinform.ua/rubric-ato/3699004-kraini-formatu-ramstajn-postavili-v-ukrainu-ponad-230-tankiv-ostin.html" text:style-name="Internet_20_link" text:visited-style-name="Visited_20_Internet_20_Link">
https://www.ukrinform.ua/rubric-ato/3699004-kraini-formatu-ramstajn-postavili-v-ukrainu-ponad-230-tankiv-ostin.html</text:a>
</text:p>
      <!--NEWS-->
      <text:h text:style-name="P10" text:outline-level="1">
<text:span text:style-name="T4">
На вихідні прогнозують дощі, вдень прогріє до +19°</text:span>
</text:h>
      <text:p text:style-name="P4">
Authors: Ukrinform (Person)</text:p>
      <text:p text:style-name="P4">
Publisher: Укринформ (Organization)</text:p>
      <text:p text:style-name="P4">
Published Time: 2023-04-21T17:55:00+03:00</text:p>
      <text:p text:style-name="P4">
Modified Time: 2023-04-21T17:55:00+03:00</text:p>
      <text:p text:style-name="P4">
Description: Дощовою погода на вихідних буде в багатьох регіонах України. При цьому на більшій частині території країни температура повітря відповідатиме квітневій кліматичній нормі.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147" text:anchor-type="as-char" svg:width="6.9236in" svg:height="3.956343in" draw:z-index="0">
<draw:image xlink:href="../Images/yкринформ/2023-04-21T17-55-00-03-00/630_360_1609397815-516.jpg" xlink:type="simple" xlink:show="embed" xlink:actuate="onLoad" draw:mime-type="image/jpeg"/>
</draw:frame>
 Дощовоюпогода на вихідних буде в багатьох регіонах України. При цьому на більшійчастині території країни температура повітря відповідатиме квітневійкліматичній нормі.</text:p>
      <text:p text:style-name="P4">
Про це Укрінформу повідомили у <text:a xlink:type="simple" xlink:href="https://ua.sinoptik.ua/%D1%83%D0%BA%D1%80%D0%B0%D1%97%D0%BD%D0%B0" text:style-name="Internet_20_link" text:visited-style-name="Visited_20_Internet_20_Link">
</text:a>
 .</text:p>
      <text:p text:style-name="P4">
У суботу, 22 квітня, по всій країні очікується хмарна з проясненнями погода,подекуди пройдуть невеликі дощі. На Закарпатті потеплішає до +19°, а в Криму,Донецькій, Луганській та <text:a xlink:type="simple" xlink:href="https://ua.sinoptik.ua/%D0%BF%D0%BE%D0%B3%D0%BE%D0%B4%D0%B0-%D1%85%D0%B0%D1%80%D0%BA%D1%96%D0%B2" text:style-name="Internet_20_link" text:visited-style-name="Visited_20_Internet_20_Link">
</text:a>
областях буде прохолодно — +11…+13°. На решті території країни очікується+14…+17°. Водночас синоптики попереджають, що через високу вологість повітрявідчувається прохолоднішим.</text:p>
      <text:p text:style-name="P4">
У неділю, 23 квітня, всю Україну накриє короткочасними дощами. У більшостірегіонів термометри покажуть +14…+17°, на Закарпатті — +19°.</text:p>
      <text:p text:style-name="P4">
Погода на початку тижня також буде дощовою. В понеділок, 24 квітня,короткочасні опади очікуються по всій Україні, проте впродовж дня сонцевиглядатиме з-за хмар. У більшості областей та <text:a xlink:type="simple" xlink:href="https://ua.sinoptik.ua/%D0%BF%D0%BE%D0%B3%D0%BE%D0%B4%D0%B0-%D0%BA%D0%B8%D1%97%D0%B2" text:style-name="Internet_20_link" text:visited-style-name="Visited_20_Internet_20_Link">
</text:a>
середня денна температура становитиме +14…+17°. На Закарпатті та Волині, вІвано-Франківській, Чернівецькій та Одеській областях буде трохи тепліше —+17…+19°.</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Згідно з народними прикметами, якщо на Вадима, 22 квітня, день був туманним івітряним, восени розраховували на багатий урожай, якщо ж сонячним — чекали наспекотне літо з рідкісними дощами. На Терентія, 23 квітня, зазвичай ходилидивитися на ліщину. Якщо на ній уже були зелені сережки, весняних заморозківможна було не боятися. Також цього дня мили підлогу та влаштовували прання,щоб привабити до оселі добрих людей.</text:p>
      <text:p text:style-name="P4">
Source: <text:a xlink:type="simple" xlink:href="https://www.ukrinform.ua/rubric-regions/3698788-na-vihidni-v-ukraini-prognozuut-dosi-vden-progrie-do-19.html" text:style-name="Internet_20_link" text:visited-style-name="Visited_20_Internet_20_Link">
https://www.ukrinform.ua/rubric-regions/3698788-na-vihidni-v-ukraini-prognozuut-dosi-vden-progrie-do-19.html</text:a>
</text:p>
      <!--NEWS-->
      <text:h text:style-name="P10" text:outline-level="1">
<text:span text:style-name="T4">
Воллес на «Рамштайні» закликав прискорити доставку військової допомоги Україні</text:span>
</text:h>
      <text:p text:style-name="P4">
Authors: Ukrinform (Person)</text:p>
      <text:p text:style-name="P4">
Publisher: Укринформ (Organization)</text:p>
      <text:p text:style-name="P4">
Published Time: 2023-04-21T17:58:00+03:00</text:p>
      <text:p text:style-name="P4">
Modified Time: 2023-04-21T17:58:00+03:00</text:p>
      <text:p text:style-name="P4">
Description: Сьогоднішня зустріч Контактної групи з питань оборони України у форматі "Рамштайн" свідчить про те, що підтримка країни у світі зростає.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Україна', 'допомога', 'Війна з росією', 'Зустріч Рамштайн']</text:p>
      <text:p text:style-name="P4">
Type: Article</text:p>
      <!--METADATA-->
      <text:p text:style-name="P4">
<draw:frame draw:style-name="fr1" draw:name="Image148" text:anchor-type="as-char" svg:width="6.9236in" svg:height="3.956343in" draw:z-index="0">
<draw:image xlink:href="../Images/yкринформ/2023-04-21T17-58-00-03-00/630_360_1522941676-5218.jpg" xlink:type="simple" xlink:show="embed" xlink:actuate="onLoad" draw:mime-type="image/jpeg"/>
</draw:frame>
Сьогоднішня зустріч Контактної групи з питань оборони України у форматі"Рамштайн" свідчить про те, що підтримка країни у світі зростає.</text:p>
      <text:p text:style-name="P4">
Про це заявив міністр оборони Великої Британії Бен Воллес, передає Укрінформ зпосиланням на <text:a xlink:type="simple" xlink:href="https://news.sky.com/story/ukraine-war-latest-putins-attempt-to-stop-draft-dodgers-shows-russias-longer-term-approach-nine-killed-in-rocket-attack-12541713" text:style-name="Internet_20_link" text:visited-style-name="Visited_20_Internet_20_Link">
 </text:a>
 .</text:p>
      <text:p text:style-name="P4">
"Послання з "Рамштайну" зрозуміле. Міжнародна підтримка України зростає. Назустрічі перебуває більше країн, ніж будь-коли. Пожертви зростають, і їхнядоставка прискорюється. Ми підтримуватимемо Україну стільки, скількипотрібно", – сказав Воллес.</text:p>
      <text:p text:style-name="P4">
Водночас він закликав своїх колег-міністрів оборони прискорити доставкупакетів військової допомоги на знак демонстрації постійної міжнародноїпідтримки України.</text:p>
      <text:p text:style-name="P4">
За його словами, <text:a xlink:type="simple" xlink:href="https://www.ukrinform.ua/tag-britania" text:style-name="Internet_20_link" text:visited-style-name="Visited_20_Internet_20_Link">
 </text:a>
 може пишатисяпідтримкою України.</text:p>
      <text:p text:style-name="P4">
"Ми забезпечуємо незліченну кількість хоробрих українців бойовою підготовкою,спорядженням і боєприпасами, які терміново необхідні для відбиття варварськоговторгнення росії", – додав Воллес.</text:p>
      <text:p text:style-name="P4">
<text:span text:style-name="T4">
Читайте також:</text:span>
 <text:a xlink:type="simple" xlink:href="https://www.ukrinform.ua/rubric-ato/3698958-na-bazi-ramstajn-projsla-zustric-tankovoi-koalicii-reznikov-rozpoviv-pro-rezultati.html" text:style-name="Internet_20_link" text:visited-style-name="Visited_20_Internet_20_Link">
 <text:span text:style-name="T4">
Рамштайн</text:span>
 </text:a>
</text:p>
      <text:p text:style-name="P4">
На сьогодні Велика Британія поставила понад 10 тис. протитанкових ракет, 200тис. артилерійських боєприпасів, сотні зенітних установок, самохіднихартилерійських установок і понад 200 тис. одиниць нелетального обладнання.</text:p>
      <text:p text:style-name="P4">
Як повідомлялося, у Німеччині відбувається чергова зустріч Контактної групи зоборони України у форматі "Рамштайн", в якій беруть участь понад 50 країн,включаючи союзників по НАТО та представників країн-партнерів. Група є головноюплатформою для координації військових спроможностей, які союзники по НАТО тапредставники міжнародного співтовариства надають Україні для протистоянняросійській агресії.</text:p>
      <text:p text:style-name="P4">
Source: <text:a xlink:type="simple" xlink:href="https://www.ukrinform.ua/rubric-ato/3699006-volles-na-ramstajni-zaklikav-priskoriti-dostavku-vijskovoi-dopomogi-ukraini.html" text:style-name="Internet_20_link" text:visited-style-name="Visited_20_Internet_20_Link">
https://www.ukrinform.ua/rubric-ato/3699006-volles-na-ramstajni-zaklikav-priskoriti-dostavku-vijskovoi-dopomogi-ukraini.html</text:a>
</text:p>
      <!--NEWS-->
      <text:h text:style-name="P10" text:outline-level="1">
<text:span text:style-name="T4">
На момент звільнення Криму Україні потрібно мати стратегію підтримки безпеки в Чорному морі - експерт</text:span>
</text:h>
      <text:p text:style-name="P4">
Authors: Ukrinform (Person)</text:p>
      <text:p text:style-name="P4">
Publisher: Укринформ (Organization)</text:p>
      <text:p text:style-name="P4">
Published Time: 2023-04-21T18:00:47+03:00</text:p>
      <text:p text:style-name="P4">
Modified Time: 2023-04-21T18:00:47+03:00</text:p>
      <text:p text:style-name="P4">
Description: Україні потрібно мати чітку стратегію для підтримки миру та безпеки в чорноморському регіоні на момент визволення Криму через знекровлення власних військово-морських сил. — Укрінформ.</text:p>
      <text:p text:style-name="P4">
Images: ["<text:a xlink:type="simple" xlink:href="https://static.ukrinform.com/photos/2023_04/thumb_files/630_360_1682089126-124.jpg" text:style-name="Internet_20_link" text:visited-style-name="Visited_20_Internet_20_Link">
630_360_16820...</text:a>
"]</text:p>
      <text:p text:style-name="P4">
Tags: ['Крим', 'Звільнення', ' Чорне море']</text:p>
      <text:p text:style-name="P4">
Type: Article</text:p>
      <!--METADATA-->
      <text:p text:style-name="P4">
<draw:frame draw:style-name="fr1" draw:name="Image149" text:anchor-type="as-char" svg:width="6.9236in" svg:height="3.956343in" draw:z-index="0">
<draw:image xlink:href="../Images/yкринформ/2023-04-21T18-00-47-03-00/630_360_1682089126-124.jpg" xlink:type="simple" xlink:show="embed" xlink:actuate="onLoad" draw:mime-type="image/jpeg"/>
</draw:frame>
 Україніпотрібно мати чітку стратегію для підтримки миру та безпеки в чорноморськомурегіоні на момент визволення Криму через знекровлення власних військово-морських сил.</text:p>
      <text:p text:style-name="P4">
Про це заявила заступниця голови правління Центру оборонних стратегій,ексзаступниця міністра оборони Аліна Фролова під час обговорення результатівПершої Чорноморської безпекової конференції Міжнародної Кримської платформи вМедіацентрі Україна – Укрінформ.</text:p>
      <text:p text:style-name="P4">
«Ми маємо розуміти, що в момент, коли ми фізично звільнимо Крим, Україна небуде мати власної спроможності захищати свої морські території. У насзнекровлені військово-морські сили, мʼяко кажучи. Це не річ, яка може бутивідновлена за пів року. Тому нам конче необхідно до моменту визволення Криму…мати сформовану чітку стратегію, як після того ми будемо підтримувати мир табезпеку в чорноморському регіоні», - сказала вона.</text:p>
      <text:p text:style-name="P4">
На переконання Фролової, це мають бути коаліційні зусилля та домовленості.</text:p>
      <text:p text:style-name="P4">
Водночас експерт зауважила, що в жодній стратегії щодо морської площини США,Великій Британії, ЄС, НАТО немає Чорного моря.</text:p>
      <text:p text:style-name="P4">
Тому, за словами Фролової, метою Чорноморської безпекової конференції булозрушити формулювання і прийняття цих стратегій.</text:p>
      <text:p text:style-name="P4">
<text:span text:style-name="T4">
Читайте також:</text:span>
 <text:a xlink:type="simple" xlink:href="https://www.ukrinform.ua/rubric-polytics/3698989-ukraina-pragne-rozsiriti-geografiu-cornomorskoi-bezpekovoi-konferencii-dzaparova.html" text:style-name="Internet_20_link" text:visited-style-name="Visited_20_Internet_20_Link">
 </text:a>
</text:p>
      <text:p text:style-name="P4">
Як повідомляв Укрінформ, 12-13 квітня в Бухаресті, Румунія, проходила <text:a xlink:type="simple" xlink:href="https://www.ukrinform.ua/rubric-crimea/3695002-cornomorska-bezpekova-konferencia-zaversila-arhitekturu-miznarodnoi-krimskoi-platformi-mzs.html" text:style-name="Internet_20_link" text:visited-style-name="Visited_20_Internet_20_Link">
</text:a>
Міжнародної кримської платформи, організаторами якої є Міністерствозакордонних справ України, Міністерство оборони України, Міністерствозакордонних справ Румунії, Міністерство національної оборони Румунії, упартнерстві з Центром оборонних стратегій (Україна).</text:p>
      <text:p text:style-name="P4">
Source: <text:a xlink:type="simple" xlink:href="https://www.ukrinform.ua/rubric-crimea/3699007-na-moment-zvilnenna-krimu-ukraini-potribno-mati-strategiu-pidtrimki-bezpeki-v-cornomu-mori-ekspert.html" text:style-name="Internet_20_link" text:visited-style-name="Visited_20_Internet_20_Link">
https://www.ukrinform.ua/rubric-crimea/3699007-na-moment-zvilnenna-krimu-ukraini-potribno-mati-strategiu-pidtrimki-bezpeki-v-cornomu-mori-ekspert.html</text:a>
</text:p>
      <!--NEWS-->
      <text:h text:style-name="P10" text:outline-level="1">
<text:span text:style-name="T4">
росіяни створюють у Криму кілька рубежів оборони та вивозять майно до рф – Гуменюк</text:span>
</text:h>
      <text:p text:style-name="P4">
Authors: Ukrinform (Person)</text:p>
      <text:p text:style-name="P4">
Publisher: Укринформ (Organization)</text:p>
      <text:p text:style-name="P4">
Published Time: 2023-04-21T18:02:00+03:00</text:p>
      <text:p text:style-name="P4">
Modified Time: 2023-04-21T18:02:00+03:00</text:p>
      <text:p text:style-name="P4">
Description: російські війська на території тимчасово окупованого Криму продовжують мобілізацію та створення кількох рубежів оборони. Водночас триває евакуація росіян з півострова. — Укрінформ.</text:p>
      <text:p text:style-name="P4">
Images: ["<text:a xlink:type="simple" xlink:href="https://static.ukrinform.com/photos/2022_09/thumb_files/630_360_1663154829-358.jpg" text:style-name="Internet_20_link" text:visited-style-name="Visited_20_Internet_20_Link">
630_360_16631...</text:a>
"]</text:p>
      <text:p text:style-name="P4">
Tags: ['Крим', 'Війна з росією', 'Єдині новини', 'Наталія Гуменюк']</text:p>
      <text:p text:style-name="P4">
Type: Article</text:p>
      <!--METADATA-->
      <text:p text:style-name="P4">
<draw:frame draw:style-name="fr1" draw:name="Image150" text:anchor-type="as-char" svg:width="6.9236in" svg:height="3.956343in" draw:z-index="0">
<draw:image xlink:href="../Images/yкринформ/2023-04-21T18-02-00-03-00/630_360_1663154829-358.jpg" xlink:type="simple" xlink:show="embed" xlink:actuate="onLoad" draw:mime-type="image/jpeg"/>
</draw:frame>
 російськівійська на території тимчасово окупованого Криму продовжують мобілізацію тастворення кількох рубежів оборони. Водночас триває евакуація росіян зпівострова.</text:p>
      <text:p text:style-name="P4">
Як передає Укрінформ, про це в ефірі загальнонаціонального телемарафону «Єдиніновини» повідомила керівник об’єднаного пресцентру оперативного командування«Південь» Наталія Гуменюк, відповідаючи на запитання, як активно ворогготується в Криму до контрнаступу України.</text:p>
      <text:p text:style-name="P4">
«Вони планово продовжують мобілізацію, продовжують збирати дані на потенціалчоловічий відповідного віку для того, щоб сформувати ці так звані загони.Спочатку вони їх називають як загони територіальної оборони, потім як загонидодаткової мобілізації, які формують і потім переправляють зокрема і наЛівобережжя Херсонщини, де намагаються посилити ту саму роботу, яка пов’язаназ інженерним облаштуванням оборонних споруд. Інші маневри, які миспостерігаємо, говорять про те, що вони підтягують сили та резерви дійсно дотієї території, яку вважають для себе потенційно активною у зв’язку зрозрекламованим контрнаступом, але ці маневри поки що досить планові, вонибільше схожі на тренування особового складу», - повідомила Гуменюк.</text:p>
      <text:p text:style-name="P4">
<text:span text:style-name="T4">
Читайте також:</text:span>
 <text:a xlink:type="simple" xlink:href="https://www.ukrinform.ua/rubric-ato/3698698-rosiani-sukaut-novu-taktiku-na-poli-bou-ta-namautsa-viaviti-ukrainsku-ppo-gumenuk.html" text:style-name="Internet_20_link" text:visited-style-name="Visited_20_Internet_20_Link">
 <text:span text:style-name="T4">
Гуменюк</text:span>
 </text:a>
</text:p>
      <text:p text:style-name="P4">
Речниця зазначила, що ворог готує вже кілька рубежів оборони.</text:p>
      <text:p text:style-name="P4">
«Справа не в довжині споруд, а в тому, що намагаються облаштувати не один, недва, а вже кілька рубежів оборони, усвідомлюють, що поступово знадобляться їмвсі», - зазначила Гуменюк.</text:p>
      <text:p text:style-name="P4">
Також вона повідомила, що з Криму продовжується евакуація росіян, які вивозятьсвоє майно до рф.</text:p>
      <text:p text:style-name="P4">
<text:span text:style-name="T4">
Читайте також:</text:span>
 <text:a xlink:type="simple" xlink:href="https://www.ukrinform.ua/rubric-ato/3698282-vorog-atakuvav-pivden-ukraini-novou-partieu-sahediv-gumenuk.html" text:style-name="Internet_20_link" text:visited-style-name="Visited_20_Internet_20_Link">
 <text:span text:style-name="T4">
Гуменюк</text:span>
 </text:a>
</text:p>
      <text:p text:style-name="P4">
«Вивозити доводиться багато. Вони дійсно виїжджають не самі, як то кажуть, а зусім накопиченим майном, по-перше. А по-друге, дійсно, за час анексіїпонаїхало туди забагато, і зараз усвідомлення того, що буде неминучим, змушуєїх все ж таки евакуйовуватися», - сказала речниця.</text:p>
      <text:p text:style-name="P4">
Як повідомлялося, окупаційні «органи влади» АР Крим та Севастополя <text:a xlink:type="simple" xlink:href="https://www.ukrinform.ua/rubric-crimea/3694813-u-krimu-skasuvali-demonstracii-mars-bezsmertnogo-polku-ta-parad-na-9-travna.html" text:style-name="Internet_20_link" text:visited-style-name="Visited_20_Internet_20_Link">
</text:a>
 , марш«Безсмертного полку» та військовий парад на 9 травня.</text:p>
      <text:p text:style-name="P4">
21 квітня Сімферополь, Джанкой, інші міста та райони тимчасово окупованогоКриму знеструмлено. У Севастополі світло зникало майже по всьому місту.</text:p>
      <text:p text:style-name="P4">
Source: <text:a xlink:type="simple" xlink:href="https://www.ukrinform.ua/rubric-crimea/3699008-rosiani-stvoruut-u-krimu-kilka-rubeziv-oboroni-ta-vivozat-majno-do-rf-gumenuk.html" text:style-name="Internet_20_link" text:visited-style-name="Visited_20_Internet_20_Link">
https://www.ukrinform.ua/rubric-crimea/3699008-rosiani-stvoruut-u-krimu-kilka-rubeziv-oboroni-ta-vivozat-majno-do-rf-gumenuk.html</text:a>
</text:p>
      <!--NEWS-->
      <text:h text:style-name="P10" text:outline-level="1">
<text:span text:style-name="T4">
Суд в москві постановив заочно заарештувати голову української розвідки Буданова</text:span>
</text:h>
      <text:p text:style-name="P4">
Authors: Ukrinform (Person)</text:p>
      <text:p text:style-name="P4">
Publisher: Укринформ (Organization)</text:p>
      <text:p text:style-name="P4">
Published Time: 2023-04-21T18:09:38+03:00</text:p>
      <text:p text:style-name="P4">
Modified Time: 2023-04-21T18:09:38+03:00</text:p>
      <text:p text:style-name="P4">
Description: Лефортовський районний суд москви задовольнив клопотання слідства про заочний арешт начальника Головного управління розвідки Міноборони України Кирила Буданова.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Арешт', 'Суд', 'росія', 'Буданов']</text:p>
      <text:p text:style-name="P4">
Type: Article</text:p>
      <!--METADATA-->
      <text:p text:style-name="P4">
<draw:frame draw:style-name="fr1" draw:name="Image151" text:anchor-type="as-char" svg:width="6.9236in" svg:height="3.956343in" draw:z-index="0">
<draw:image xlink:href="../Images/yкринформ/2023-04-21T18-09-38-03-00/630_360_1682089495-883.jpg" xlink:type="simple" xlink:show="embed" xlink:actuate="onLoad" draw:mime-type="image/jpeg"/>
</draw:frame>
Лефортовський районний суд москви задовольнив клопотання слідства про заочнийарешт начальника Головного управління розвідки Міноборони України КирилаБуданова.</text:p>
      <text:p text:style-name="P4">
Як передає Укрінформ, про це повідомляє <text:a xlink:type="simple" xlink:href="https://zona.media/news/2023/04/21/budanov" text:style-name="Internet_20_link" text:visited-style-name="Visited_20_Internet_20_Link">
</text:a>
 з посиланням на <text:a xlink:type="simple" xlink:href="https://mos-gorsud.ru/rs/lefortovskij/services/cases/criminal-materials/details/89a9aa50-e01b-11ed-b213-e3a6ef4f257b" text:style-name="Internet_20_link" text:visited-style-name="Visited_20_Internet_20_Link">
 </text:a>
 .</text:p>
      <text:p text:style-name="P4">
У пресслужбі суду повідомили, що російське слідство звинувачує Буданова у"створенні терористичного співтовариства", "підготовці до теракту у складіорганізованої групи", "незаконному обігу зброї та вибухових пристроїв".</text:p>
      <text:p text:style-name="P4">
Максимальним покаранням, передбаченим цими статтями Кримінального кодексуросії, є довічне позбавлення волі.</text:p>
      <text:p text:style-name="P4">
Суд не розкрив, за якою саме справою винесено рішення щодо Буданова.</text:p>
      <text:p text:style-name="P4">
<text:span text:style-name="T4">
Читайте також:</text:span>
 <text:a xlink:type="simple" xlink:href="https://www.ukrinform.ua/rubric-ato/3697191-rosia-perejsla-do-oboroni-za-vinatkom-dvoh-rajoniv-budanov.html" text:style-name="Internet_20_link" text:visited-style-name="Visited_20_Internet_20_Link">
 <text:span text:style-name="T4">
Буданов</text:span>
 </text:a>
</text:p>
      <text:p text:style-name="P4">
Сам Буданов у <text:a xlink:type="simple" xlink:href="https://www.pravda.com.ua/news/2023/04/21/7398888/" text:style-name="Internet_20_link" text:visited-style-name="Visited_20_Internet_20_Link">
 </text:a>
 виданню"УП" іронічно відреагував на свій "заочний арешт" у росії і пообіцяв працюватище краще над протидією окупантам. "Ви знаєте, скільки часу вже працюю, і якосьнезручно було, що по мені ніяких рішень там не було. Мені приємно. Це хорошийпоказник нашої роботи, зобов‘язуюсь працювати ще краще", – сказав він.</text:p>
      <text:p text:style-name="P4">
Як повідомлялося, після вибуху на <text:a xlink:type="simple" xlink:href="https://www.ukrinform.ua/tag-kercenskij-mist" text:style-name="Internet_20_link" text:visited-style-name="Visited_20_Internet_20_Link">
 </text:a>
 8 жовтня 2022 року фсб росії оголосила, що вважає Буданова одним ізорганізатором вибуху.</text:p>
      <text:p text:style-name="P4">
<text:span text:style-name="T5">
Фото: ГУР Міноборони</text:span>
</text:p>
      <text:p text:style-name="P4">
Source: <text:a xlink:type="simple" xlink:href="https://www.ukrinform.ua/rubric-world/3699011-sud-v-moskvi-postanoviv-zaocno-zaarestuvati-golovu-ukrainskoi-rozvidki-budanova.html" text:style-name="Internet_20_link" text:visited-style-name="Visited_20_Internet_20_Link">
https://www.ukrinform.ua/rubric-world/3699011-sud-v-moskvi-postanoviv-zaocno-zaarestuvati-golovu-ukrainskoi-rozvidki-budanova.html</text:a>
</text:p>
      <!--NEWS-->
      <text:h text:style-name="P10" text:outline-level="1">
<text:span text:style-name="T4">
Ірина Деха стала абсолютною чемпіонкою Європи з важкої атлетики</text:span>
</text:h>
      <text:p text:style-name="P4">
Authors: Ukrinform (Person)</text:p>
      <text:p text:style-name="P4">
Publisher: Укринформ (Organization)</text:p>
      <text:p text:style-name="P4">
Published Time: 2023-04-21T18:11:12+03:00</text:p>
      <text:p text:style-name="P4">
Modified Time: 2023-04-21T18:11:12+03:00</text:p>
      <text:p text:style-name="P4">
Description: Українка з першої спроби у ривку захопила лідерство. — Укрінформ.</text:p>
      <text:p text:style-name="P4">
Images: ["<text:a xlink:type="simple" xlink:href="https://static.ukrinform.com/photos/2023_04/thumb_files/630_360_1682089765-734.jpg" text:style-name="Internet_20_link" text:visited-style-name="Visited_20_Internet_20_Link">
630_360_16820...</text:a>
"]</text:p>
      <text:p text:style-name="P4">
Tags: ['Важка атлетика']</text:p>
      <text:p text:style-name="P4">
Type: Article</text:p>
      <!--METADATA-->
      <text:p text:style-name="P4">
<draw:frame draw:style-name="fr1" draw:name="Image152" text:anchor-type="as-char" svg:width="6.9236in" svg:height="3.956343in" draw:z-index="0">
<draw:image xlink:href="../Images/yкринформ/2023-04-21T18-11-12-03-00/630_360_1682089765-734.jpg" xlink:type="simple" xlink:show="embed" xlink:actuate="onLoad" draw:mime-type="image/jpeg"/>
</draw:frame>
 Українка зпершої спроби у ривку захопила лідерство.</text:p>
      <text:p text:style-name="P4">
Ірина Деха вчетверте в кар'єрі стала абсолютною чемпіонкою Європи з важкоїатлетики, передає Укрінформ.</text:p>
      <text:p text:style-name="P4">
Українка виграла «золото» у вазі до 81 кг на континентальному турнірі вЄревані.</text:p>
      <text:p text:style-name="P4">
У Вірменії 26-річна важкоатлетка захищала статус абсолютної чемпіонки,вигравши велике «золото» на двох попередніх чемпіонатах — у Тирані (2022 року)та Москві (2021).</text:p>
      <text:p text:style-name="P4">
Суперницями Ірини у категорії, серед інших, були віцечемпіонка Євро-2019 АннаВан Беллінген (Бельгія), чемпіонка Європи 2019 року Ніна Шрот (Німеччина),дворазова бронзова призерка першості Ліана Гюрджян (Вірменія) та чемпіонкасвіту серед юніорів Ділара Нарін (Туреччина).</text:p>
      <text:p text:style-name="P4">
<text:span text:style-name="T4">
Читайте також:</text:span>
 <text:a xlink:type="simple" xlink:href="https://www.ukrinform.ua/rubric-sports/3697653-ukrainska-vazkoatletka-gangur-zdobula-dvi-medali-na-cempionati-evropi.html" text:style-name="Internet_20_link" text:visited-style-name="Visited_20_Internet_20_Link">
 <text:span text:style-name="T4">
Гангур</text:span>
 </text:a>
</text:p>
      <text:p text:style-name="P4">
Як повідомляв Укрінформ, українка Марія Гангур здобула дві медалі начемпіонаті Європи з важкої атлетики.</text:p>
      <text:p text:style-name="P4">
Фото: Isaac J. Morillas Photography</text:p>
      <text:p text:style-name="P4">
Source: <text:a xlink:type="simple" xlink:href="https://www.ukrinform.ua/rubric-sports/3699012-irina-deha-stala-absolutnou-cempionkou-evropi-z-vazkoi-atletiki.html" text:style-name="Internet_20_link" text:visited-style-name="Visited_20_Internet_20_Link">
https://www.ukrinform.ua/rubric-sports/3699012-irina-deha-stala-absolutnou-cempionkou-evropi-z-vazkoi-atletiki.html</text:a>
</text:p>
      <!--NEWS-->
      <text:h text:style-name="P10" text:outline-level="1">
<text:span text:style-name="T4">
Україна досягла прогресу в нарощуванні своїх сил перед контрнаступом – Остін</text:span>
</text:h>
      <text:p text:style-name="P4">
Authors: Ukrinform (Person)</text:p>
      <text:p text:style-name="P4">
Publisher: Укринформ (Organization)</text:p>
      <text:p text:style-name="P4">
Published Time: 2023-04-21T18:13:00+03:00</text:p>
      <text:p text:style-name="P4">
Modified Time: 2023-04-21T18:13:00+03:00</text:p>
      <text:p text:style-name="P4">
Description: Міністр оборони США Ллойд Остін заявив, що під час 11-го засідання формату «Рамштайн» ознайомився з прогресом, досягнутим Україною в процесі нарощування бойової потужності її сил перед контрнаступом. — Укрінформ.</text:p>
      <text:p text:style-name="P4">
Images: ["<text:a xlink:type="simple" xlink:href="https://static.ukrinform.com/photos/2022_10/thumb_files/630_360_1666362166-807.jpg" text:style-name="Internet_20_link" text:visited-style-name="Visited_20_Internet_20_Link">
630_360_16663...</text:a>
"]</text:p>
      <text:p text:style-name="P4">
Tags: ['Пентагон', 'Остін', 'Зустріч Рамштайн']</text:p>
      <text:p text:style-name="P4">
Type: Article</text:p>
      <!--METADATA-->
      <text:p text:style-name="P4">
<draw:frame draw:style-name="fr1" draw:name="Image153" text:anchor-type="as-char" svg:width="6.9236in" svg:height="3.922963in" draw:z-index="0">
<draw:image xlink:href="../Images/yкринформ/2023-04-21T18-13-00-03-00/630_360_1666362166-807.jpg" xlink:type="simple" xlink:show="embed" xlink:actuate="onLoad" draw:mime-type="image/jpeg"/>
</draw:frame>
 Міністроборони США Ллойд Остін заявив, що під час 11-го засідання формату «Рамштайн»ознайомився з прогресом, досягнутим Україною в процесі нарощування бойовоїпотужності її сил перед контрнаступом.</text:p>
      <text:p text:style-name="P4">
Про це він заявив у п’ятницю за результатами зустрічі в Німеччині Контактноїгрупи з питань оборони України, передає власний кореспондент Укрінформу.</text:p>
      <text:p text:style-name="P4">
«Ми почули від моїх колег і європейського командування США про досягненняпрогресу у нарощуванні бойової могутності України – в той час, як Українаготується відтіснити позиції російських загарбників», - зауважив главаПентагону.</text:p>
      <text:p text:style-name="P4">
<text:span text:style-name="T4">
Читайте також:</text:span>
 <text:a xlink:type="simple" xlink:href="https://www.ukrinform.ua/rubric-ato/3699042-persi-navcalni-tanki-abrams-dla-ukrainskih-vijskovih-nadijdut-za-kilka-tizniv.html" text:style-name="Internet_20_link" text:visited-style-name="Visited_20_Internet_20_Link">
 </text:a>
</text:p>
      <text:p text:style-name="P4">
Крім того, за його словами, під час засідання в п’ятницю були обговореніключові механізми, «які допоможуть Україні дати відсіч російським силам». Вінуточнив, що йдеться про важку техніку, транспортні засоби, паливозаправники тасаперні установки.</text:p>
      <text:p text:style-name="P4">
«І я хочу подякувати тим, хто оголосив про виділення цих важливих систем, втому числі Німеччині й Нідерландам», - сказав міністр оборони США.</text:p>
      <text:p text:style-name="P4">
Остін також зазначив, що під час зустрічі на авіабазі «Рамштайн» з бокуЄвропейського Союзу були висловлені пропозиції щодо прискорення виробництва тадоставки боєприпасів в Україну. І це, за його словами, розраховано не лише назараз, але і на подальшу перспективу.</text:p>
      <text:p text:style-name="P4">
<text:span text:style-name="T4">
Читайте також:</text:span>
 <text:a xlink:type="simple" xlink:href="https://www.ukrinform.ua/rubric-ato/3699038-ssa-pidgotuvali-dla-kontrnastupu-devat-ukrainskih-mehanizovanih-brigad.html" text:style-name="Internet_20_link" text:visited-style-name="Visited_20_Internet_20_Link">
 </text:a>
</text:p>
      <text:p text:style-name="P4">
«Це є потужним нагадуванням того, що ми стоятимемо поруч із українськимизахисниками довго», - підкреслив міністр оборони США.</text:p>
      <text:p text:style-name="P4">
Як повідомляв Укрінформ, США прискорили терміни для поставок в Україну танківAbrams M1A1, щоби забезпечити їй більшу кількість бронетехніки впродовжближчих місяців. За словами глави Пентагону, <text:a xlink:type="simple" xlink:href="https://www.ukrinform.ua/rubric-ato/3698897-stati-najblizcim-casom-pocnut-navcanna-ukrainskih-vijskovih-na-tankah-abrams-ap.html" text:style-name="Internet_20_link" text:visited-style-name="Visited_20_Internet_20_Link">
</text:a>
 , і воїни ЗСУ зможутьрозпочати освоєння цієї техніки й тренування.</text:p>
      <text:p text:style-name="P4">
Фото: ЕРА</text:p>
      <text:p text:style-name="P4">
Source: <text:a xlink:type="simple" xlink:href="https://www.ukrinform.ua/rubric-ato/3699014-ukraina-dosagla-progresu-v-narosuvanni-svoih-sil-pered-kontrnastupom-ostin.html" text:style-name="Internet_20_link" text:visited-style-name="Visited_20_Internet_20_Link">
https://www.ukrinform.ua/rubric-ato/3699014-ukraina-dosagla-progresu-v-narosuvanni-svoih-sil-pered-kontrnastupom-ostin.html</text:a>
</text:p>
      <!--NEWS-->
      <text:h text:style-name="P10" text:outline-level="1">
<text:span text:style-name="T4">
Уряд заборонив стягувати з переселенців заборгованість за комунальні послуги</text:span>
</text:h>
      <text:p text:style-name="P4">
Authors: Ukrinform (Person)</text:p>
      <text:p text:style-name="P4">
Publisher: Укринформ (Organization)</text:p>
      <text:p text:style-name="P4">
Published Time: 2023-04-21T18:19:00+03:00</text:p>
      <text:p text:style-name="P4">
Modified Time: 2023-04-21T18:19:00+03:00</text:p>
      <text:p text:style-name="P4">
Description: Кабінет Міністрів схвалив ініційовану Міністерством з питань реінтеграції тимчасово окупованих територій постанову, яка забороняє стягувати з переселенців заборгованість за житлово-комунальні послуги, утворену після 24 лютого 2022 року. — Укрінформ.</text:p>
      <text:p text:style-name="P4">
Images: ["<text:a xlink:type="simple" xlink:href="https://static.ukrinform.com/photos/2016_02/thumb_files/630_360_1456751251-9739-foto-segodnyaua.jpg" text:style-name="Internet_20_link" text:visited-style-name="Visited_20_Internet_20_Link">
630_360_14567...</text:a>
"]</text:p>
      <text:p text:style-name="P4">
Tags: ['Кабмін', 'Комунальні послуги', 'Переселенці', 'Мінреінтеграції']</text:p>
      <text:p text:style-name="P4">
Type: Article</text:p>
      <!--METADATA-->
      <text:p text:style-name="P4">
<draw:frame draw:style-name="fr1" draw:name="Image154" text:anchor-type="as-char" svg:width="6.9236in" svg:height="3.956343in" draw:z-index="0">
<draw:image xlink:href="../Images/yкринформ/2023-04-21T18-19-00-03-00/630_360_1456751251-9739-foto-segodnyaua.jpg" xlink:type="simple" xlink:show="embed" xlink:actuate="onLoad" draw:mime-type="image/jpeg"/>
</draw:frame>
 Кабінет Міністрів схвалив ініційовану Міністерством з питаньреінтеграції тимчасово окупованих територій постанову, яка забороняє стягуватиз переселенців заборгованість за житлово-комунальні послуги, утворену після 24лютого 2022 року.</text:p>
      <text:p text:style-name="P4">
Як передає Укрінформ, про це йдеться на <text:a xlink:type="simple" xlink:href="https://minre.gov.ua/2023/04/21/zaboroneno-styaguvaty-zaborgovanist-za-zhytlovo-komunalni-poslugy-na-terytoriyah-bojovyh-dij-abo-tot-rishennya-uryadu/" text:style-name="Internet_20_link" text:visited-style-name="Visited_20_Internet_20_Link">
</text:a>
 .</text:p>
      <text:p text:style-name="P4">
«Заборона поширюється на території, де ведуться бойові дії або тимчасовоокуповані рф, відповідно до переліку Мінреінтеграції. Йдеться про осіб, якібули змушені залишити свої домівки й евакуювалися у більш безпечні регіони», -зазначається у повідомленні.</text:p>
      <text:p text:style-name="P4">
Споживачі мають надати постачальнику комунальних послуг або управителюбагатоквартирного будинку документи, що підтверджують їх відсутність убудинку. Це довідка внутрішньо переміщеної особи, документ про тимчасовийприхисток в іноземній державі або документи з роботи, щодо лікування,навчання, проходження військової служби.</text:p>
      <text:p text:style-name="P4">
<text:span text:style-name="T4">
Читайте також:</text:span>
 <text:a xlink:type="simple" xlink:href="https://www.ukrinform.ua/rubric-society/3697579-urad-sprostiv-poradok-priznacenna-subsidij-pilg-i-deakih-socviplat.html" text:style-name="Internet_20_link" text:visited-style-name="Visited_20_Internet_20_Link">
 </text:a>
</text:p>
      <text:p text:style-name="P4">
Крім того, постановою врегульовано питання безперебійного надання житлово-комунальних послуг у приміщеннях державної, комунальної та приватноївласності, які використовуються для розміщення внутрішньо переміщених осіб.</text:p>
      <text:p text:style-name="P4">
Як повідомлялося, у січні у <text:a xlink:type="simple" xlink:href="https://www.ukrinform.ua/tag-verhovna-rada" text:style-name="Internet_20_link" text:visited-style-name="Visited_20_Internet_20_Link">
 </text:a>
був зареєстрований законопроєкт, який передбачає списання та реструктуризаціюборгів за комунальні послуги для українців, чиє житло розташоване на територіїбойових дій.</text:p>
      <text:p text:style-name="P4">
Source: <text:a xlink:type="simple" xlink:href="https://www.ukrinform.ua/rubric-society/3699018-urad-zaboroniv-staguvati-z-pereselenciv-zaborgovanist-za-komunalni-poslugi.html" text:style-name="Internet_20_link" text:visited-style-name="Visited_20_Internet_20_Link">
https://www.ukrinform.ua/rubric-society/3699018-urad-zaboroniv-staguvati-z-pereselenciv-zaborgovanist-za-komunalni-poslugi.html</text:a>
</text:p>
      <!--NEWS-->
      <text:h text:style-name="P10" text:outline-level="1">
<text:span text:style-name="T4">
Польща викреслила коней зі списку забороненої для ввезення продукції з України</text:span>
</text:h>
      <text:p text:style-name="P4">
Authors: Ukrinform (Person)</text:p>
      <text:p text:style-name="P4">
Publisher: Укринформ (Organization)</text:p>
      <text:p text:style-name="P4">
Published Time: 2023-04-21T18:20:52+03:00</text:p>
      <text:p text:style-name="P4">
Modified Time: 2023-04-21T18:20:52+03:00</text:p>
      <text:p text:style-name="P4">
Description: З оновленого 21 квітня списку української агропродукції, яку заборонено ввозити до Польщі, викреслили коней. — Укрінформ.</text:p>
      <text:p text:style-name="P4">
Images: ["<text:a xlink:type="simple" xlink:href="https://static.ukrinform.com/photos/2022_12/thumb_files/630_360_1670758422-348.jpg" text:style-name="Internet_20_link" text:visited-style-name="Visited_20_Internet_20_Link">
630_360_16707...</text:a>
"]</text:p>
      <text:p text:style-name="P4">
Tags: ['Експорт', 'Імпорт', 'Польща', 'Україна']</text:p>
      <text:p text:style-name="P4">
Type: Article</text:p>
      <!--METADATA-->
      <text:p text:style-name="P4">
<draw:frame draw:style-name="fr1" draw:name="Image155" text:anchor-type="as-char" svg:width="6.9236in" svg:height="3.956343in" draw:z-index="0">
<draw:image xlink:href="../Images/yкринформ/2023-04-21T18-20-52-03-00/630_360_1670758422-348.jpg" xlink:type="simple" xlink:show="embed" xlink:actuate="onLoad" draw:mime-type="image/jpeg"/>
</draw:frame>
 Зоновленого 21 квітня списку української агропродукції, яку заборонено ввозитидо Польщі, викреслили коней.</text:p>
      <text:p text:style-name="P4">
Про це під час пресконференції у Варшаві повідомив міністр сільськогогосподарства і розвитку села РП Роберт Телус, передає Укрінформ.</text:p>
      <text:p text:style-name="P4">
“З того, що я знаю, з цього списку викреслено коней. Решта залишилася беззмін”, - повідомив Телус, відповідаючи на запитання, чи порівняно з 15 квітнявнесено якісь зміни до опублікованого 21 квітня розпорядження міністерстварозвитку і технологій РП з переліком забороненої для ввезення агрородукції зУкраїни.</text:p>
      <text:p text:style-name="P4">
<text:span text:style-name="T4">
Читайте також:</text:span>
 <text:a xlink:type="simple" xlink:href="https://www.ukrinform.ua/rubric-economy/3698768-u-minagropolitiki-opriludnili-spisok-produktiv-zaboronenih-dla-importu-v-es.html" text:style-name="Internet_20_link" text:visited-style-name="Visited_20_Internet_20_Link">
 <text:span text:style-name="T4">
Мінагрополітики</text:span>
 <text:span text:style-name="T4">
оприлюднили</text:span>
 <text:span text:style-name="T4">
список</text:span>
<text:span text:style-name="T4">
продуктів</text:span>
 <text:span text:style-name="T4">
заборонених</text:span>
 <text:span text:style-name="T4">
для</text:span>
 <text:span text:style-name="T4">
імпорту</text:span>
</text:a>
</text:p>
      <text:p text:style-name="P4">
Як відомо, у розпорядженнях міністерства розвитку і технологій РП від 15 тазгодом 21 квітня визначено широкий перелік українських <text:a xlink:type="simple" xlink:href="https://www.ukrinform.ua/tag-produkti" text:style-name="Internet_20_link" text:visited-style-name="Visited_20_Internet_20_Link">
</text:a>
 , які забороняється ввозити напольський ринок. Зокрема, йдеться про збіжжя, цукор, м’ясо, фрукти, овочі,насіння, продукти переробки фруктів та овочів, вина, молокопродукти, яйця, медтощо.</text:p>
      <text:p text:style-name="P4">
Як передавав Укрінформ, від опівночі, 21 квітня, <text:a xlink:type="simple" xlink:href="https://www.ukrinform.ua/rubric-economy/3698716-persij-konvoj-vantazivok-z-ukrainskou-agroprodukcieu-virusae-z-polsi-do-niderlandiv.html" text:style-name="Internet_20_link" text:visited-style-name="Visited_20_Internet_20_Link">
</text:a>
 транзитом черезтериторію країни до інших країн ЄС та польських морпортів. Зокрема, вранціперший автомобільний конвой з п’яти фур із кукурудзою, м’ясом та яйцямивирушив з пункту попуску "Дорогуськ" до Нідерландів.</text:p>
      <text:p text:style-name="P4">
Source: <text:a xlink:type="simple" xlink:href="https://www.ukrinform.ua/rubric-economy/3699016-polsa-vikreslila-konej-zi-spisku-zaboronenoi-dla-vvezenna-produkcii-z-ukraini.html" text:style-name="Internet_20_link" text:visited-style-name="Visited_20_Internet_20_Link">
https://www.ukrinform.ua/rubric-economy/3699016-polsa-vikreslila-konej-zi-spisku-zaboronenoi-dla-vvezenna-produkcii-z-ukraini.html</text:a>
</text:p>
      <!--NEWS-->
      <text:h text:style-name="P10" text:outline-level="1">
<text:span text:style-name="T4">
З 10 травня стартує тестування програми єВідновлення – Шмигаль</text:span>
</text:h>
      <text:p text:style-name="P4">
Authors: Ukrinform (Person)</text:p>
      <text:p text:style-name="P4">
Publisher: Укринформ (Organization)</text:p>
      <text:p text:style-name="P4">
Published Time: 2023-04-21T18:24:00+03:00</text:p>
      <text:p text:style-name="P4">
Modified Time: 2023-04-21T18:24:00+03:00</text:p>
      <text:p text:style-name="P4">
Description: В Україні з 10 травня 2023 року у застосунку "Дія" стартує тестування програми єВідновлення, за якою люди будуть отримувати кошти на ремонт своїх пошкоджених внаслідок війни домівок.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Компенсація', "Прем'єр", 'Шмигаль']</text:p>
      <text:p text:style-name="P4">
Type: Article</text:p>
      <!--METADATA-->
      <text:p text:style-name="P4">
<draw:frame draw:style-name="fr1" draw:name="Image156" text:anchor-type="as-char" svg:width="6.9236in" svg:height="3.956343in" draw:z-index="0">
<draw:image xlink:href="../Images/yкринформ/2023-04-21T18-24-00-03-00/630_360_1679674428-586.jpg" xlink:type="simple" xlink:show="embed" xlink:actuate="onLoad" draw:mime-type="image/jpeg"/>
</draw:frame>
 В Україніз 10 травня 2023 року у застосунку "Дія" стартує тестування програмиєВідновлення, за якою люди будуть отримувати кошти на ремонт своїх пошкодженихвнаслідок війни домівок.</text:p>
      <text:p text:style-name="P4">
Про це Прем’єр-міністр України Денис Шмигаль <text:a xlink:type="simple" xlink:href="https://t.me/Denys_Smyhal/5057" text:style-name="Internet_20_link" text:visited-style-name="Visited_20_Internet_20_Link">
</text:a>
 на засіданні уряду, передає Укрінформ.</text:p>
      <text:p text:style-name="P4">
«Розпочинаємо тестування програми єВідновлення, за якою люди будуть отримуватикошти на ремонт своїх домівок. Тестуємо, щоб у майбутньому уникнути помилок інепорозумінь», - зазначив Шмигаль.</text:p>
      <text:p text:style-name="P4">
<text:span text:style-name="T4">
Читайте також:</text:span>
 <text:a xlink:type="simple" xlink:href="https://www.ukrinform.ua/rubric-vidbudova/3698554-smigal-pidbiv-pidsumki-miznarodnogo-samitu-mist-ta-regioniv.html" text:style-name="Internet_20_link" text:visited-style-name="Visited_20_Internet_20_Link">
 <text:span text:style-name="T4">
Шмигаль</text:span>
 </text:a>
</text:p>
      <text:p text:style-name="P4">
За його словами, отримані цільові кошти можна буде витратити на будівельніматеріали чи оплату послуг підрядника. Суму компенсацій визначить спецкомісія,а кошти будуть зараховуватися людям на спецрахунок у банку.</text:p>
      <text:p text:style-name="P4">
Пріоритет у компенсації матимуть учасники бойових дій, сім’ї загиблихвійськовослужбовців, мобілізовані до армії українці, багатодітні родини талюди з інвалідністю, додав Прем'єр-міністр.</text:p>
      <text:p text:style-name="P4">
"Віцепрем’єр-міністр з відновлення Олександр Кубраков та Мінцифрипрокомунікують усі необхідні деталі програми. Кожне відновлене житло – це крокдо великої відбудови та відродження України. Отже, мобілізуємо сили та ресурсидля досягнення нашої перемоги", - додав Шмигаль.</text:p>
      <text:p text:style-name="P4">
Також Шмигаль заявив, що Кабінет Міністрів визначив 10 пріоритетних реформ нанайближчий час.</text:p>
      <text:p text:style-name="P4">
«Україна б’ється. Україна перемагає. Україна змінюється і починає відбудову.Ми не зупиняємо реформи задля швидкої трансформації нашої країни. Урядвизначив 10 пріоритетних реформ на найближчий час. Це те, що потрібно длянаближення нашої перемоги, для відновлення та для розбудови сильноїєвропейської України», - сказав Шмигаль.</text:p>
      <text:p text:style-name="P4">
За його словами, в центрі уваги - комплексна реформа енергетичної сфери тавсе, що пов'язано з енергетикою. Також на порядку денному є декілька рішень,дотичних до сфери енергетики. Зокрема, комунальні тарифи, адже нині діємораторій щодо підвищення цін на газ, тепло і гарячу воду.</text:p>
      <text:p text:style-name="P4">
<text:span text:style-name="T4">
Читайте також:</text:span>
 <text:a xlink:type="simple" xlink:href="https://www.ukrinform.ua/rubric-vidbudova/3698531-smigal-obgovoriv-iz-prezidentkou-ebrr-proekti-vidnovlenna-ta-rozvitku-ukraini.html" text:style-name="Internet_20_link" text:visited-style-name="Visited_20_Internet_20_Link">
 <text:span text:style-name="T4">
Шмигаль</text:span>
 </text:a>
</text:p>
      <text:p text:style-name="P4">
Як повідомлялося, українці подали вже понад 33 тисячі заявок на компенсацію зазруйноване або пошкоджене житло загальною площею понад 23 млн кв. м.</text:p>
      <text:p text:style-name="P4">
Фото: КМУ</text:p>
      <text:p text:style-name="P4">
Source: <text:a xlink:type="simple" xlink:href="https://www.ukrinform.ua/rubric-vidbudova/3699017-z-10-travna-startue-testuvanna-programi-evidnovlenna-smigal.html" text:style-name="Internet_20_link" text:visited-style-name="Visited_20_Internet_20_Link">
https://www.ukrinform.ua/rubric-vidbudova/3699017-z-10-travna-startue-testuvanna-programi-evidnovlenna-smigal.html</text:a>
</text:p>
      <!--NEWS-->
      <text:h text:style-name="P10" text:outline-level="1">
<text:span text:style-name="T4">
По всій Україні оголошена масштабна повітряна тривога</text:span>
</text:h>
      <text:p text:style-name="P4">
Authors: Ukrinform (Person)</text:p>
      <text:p text:style-name="P4">
Publisher: Укринформ (Organization)</text:p>
      <text:p text:style-name="P4">
Published Time: 2023-04-21T18:25:00+03:00</text:p>
      <text:p text:style-name="P4">
Modified Time: 2023-04-21T18:25:00+03:00</text:p>
      <text:p text:style-name="P4">
Description: По всій Україні оголошена масштабна повітряна тривога. — Укрінформ.</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157" text:anchor-type="as-char" svg:width="6.9236in" svg:height="3.956343in" draw:z-index="0">
<draw:image xlink:href="../Images/yкринформ/2023-04-21T18-25-00-03-00/630_360_1649971569-525.jpg" xlink:type="simple" xlink:show="embed" xlink:actuate="onLoad" draw:mime-type="image/jpeg"/>
</draw:frame>
 По всійУкраїні оголошена масштабна повітряна тривога.</text:p>
      <text:p text:style-name="P4">
Як повідомляє Укрінформ, про це свідчать дані <text:a xlink:type="simple" xlink:href="https://t.me/alarmukraine/61557" text:style-name="Internet_20_link" text:visited-style-name="Visited_20_Internet_20_Link">
</text:a>
</text:p>
      <text:p text:style-name="P4">
Зазначається, що повітряна тривога пов'язана з активністю потенційного носіягіперзвукових <text:a xlink:type="simple" xlink:href="https://www.ukrinform.ua/tag-raketa" text:style-name="Internet_20_link" text:visited-style-name="Visited_20_Internet_20_Link">
 </text:a>
 «Кинджал» — МіГ-31К.</text:p>
      <text:p text:style-name="P4">
<text:span text:style-name="T4">
Читайте також:</text:span>
 <text:a xlink:type="simple" xlink:href="https://www.ukrinform.ua/rubric-ato/3698824-rosia-vivela-u-corne-more-devat-korabliv-z-nih-dva-nosii-kalibriv.html" text:style-name="Internet_20_link" text:visited-style-name="Visited_20_Internet_20_Link">
 <text:span text:style-name="T4">
росія</text:span>
 <text:span text:style-name="T4">
вивела</text:span>
 <text:span text:style-name="T4">
Чорне</text:span>
 <text:span text:style-name="T4">
море</text:span>
 <text:span text:style-name="T4">
дев</text:span>
 <text:span text:style-name="T4">
ять</text:span>
<text:span text:style-name="T4">
кораблів</text:span>
 <text:span text:style-name="T4">
них</text:span>
 <text:span text:style-name="T4">
два</text:span>
 <text:span text:style-name="T4">
носії</text:span>
 <text:span text:style-name="T4">
Калібрів</text:span>
</text:a>
</text:p>
      <text:p text:style-name="P4">
Як повідомляв Укрінформ, у ніч проти п'ятниці масштабну повітряну тривогу <text:a xlink:type="simple" xlink:href="https://www.ukrinform.ua/rubric-ato/3698613-po-vsij-ukraini-povitrana-trivoga.html" text:style-name="Internet_20_link" text:visited-style-name="Visited_20_Internet_20_Link">
</text:a>
 . На Київщині <text:a xlink:type="simple" xlink:href="https://www.ukrinform.ua/rubric-ato/3698616-kiivska-ova-poperedzae-pro-ataku-vorozih-droniv.html" text:style-name="Internet_20_link" text:visited-style-name="Visited_20_Internet_20_Link">
 </text:a>
 атакиворожих дронів, а пізніше повідомили про <text:a xlink:type="simple" xlink:href="https://www.ukrinform.ua/rubric-ato/3698617-na-kiivsini-pracue-ppo.html" text:style-name="Internet_20_link" text:visited-style-name="Visited_20_Internet_20_Link">
 </text:a>
 .</text:p>
      <text:p text:style-name="P4">
Source: <text:a xlink:type="simple" xlink:href="https://www.ukrinform.ua/rubric-ato/3699026-po-vsij-ukraini-ogolosena-masstabna-povitrana-trivoga.html" text:style-name="Internet_20_link" text:visited-style-name="Visited_20_Internet_20_Link">
https://www.ukrinform.ua/rubric-ato/3699026-po-vsij-ukraini-ogolosena-masstabna-povitrana-trivoga.html</text:a>
</text:p>
      <!--NEWS-->
      <text:h text:style-name="P10" text:outline-level="1">
<text:span text:style-name="T4">
Україна найбільше потребує наземних систем ППО – глава Пентагону</text:span>
</text:h>
      <text:p text:style-name="P4">
Authors: Ukrinform (Person)</text:p>
      <text:p text:style-name="P4">
Publisher: Укринформ (Organization)</text:p>
      <text:p text:style-name="P4">
Published Time: 2023-04-21T18:29:00+03:00</text:p>
      <text:p text:style-name="P4">
Modified Time: 2023-04-21T18:29:00+03:00</text:p>
      <text:p text:style-name="P4">
Description: Найбільша потреба для Збройних сил України на нинішньому етапі полягає в забезпеченні їх наземними системами протиповітряної оборони. — Укрінформ.</text:p>
      <text:p text:style-name="P4">
Images: ["<text:a xlink:type="simple" xlink:href="https://static.ukrinform.com/photos/2020_12/thumb_files/630_360_1607387937-451.jpg" text:style-name="Internet_20_link" text:visited-style-name="Visited_20_Internet_20_Link">
630_360_16073...</text:a>
"]</text:p>
      <text:p text:style-name="P4">
Tags: ['Пентагон', 'США', 'Остін']</text:p>
      <text:p text:style-name="P4">
Type: Article</text:p>
      <!--METADATA-->
      <text:p text:style-name="P4">
<draw:frame draw:style-name="fr1" draw:name="Image158" text:anchor-type="as-char" svg:width="6.9236in" svg:height="3.956343in" draw:z-index="0">
<draw:image xlink:href="../Images/yкринформ/2023-04-21T18-29-00-03-00/630_360_1607387937-451.jpg" xlink:type="simple" xlink:show="embed" xlink:actuate="onLoad" draw:mime-type="image/jpeg"/>
</draw:frame>
 Найбільшапотреба для Збройних сил України на нинішньому етапі полягає в забезпеченні їхназемними системами протиповітряної оборони.</text:p>
      <text:p text:style-name="P4">
Таке переконання висловив у п’ятницю за результатами 11-го «Рамштайну» міністроборони США Ллойд Остін, передає власний кореспондент Укрінформу.</text:p>
      <text:p text:style-name="P4">
«Станом на зараз ми всі вважаємо, що Україна найбільше потребує наземнихсистем протиповітряної оборони. Саме це дозволило їм завадити російським ВПСстворити суттєвий вплив у цій боротьбі», - зауважив Остін у відповідь назапитання, чи обговорювалися на засіданні «Рамштайну» поставки винищувачів вУкраїну, і як це могли б допомогти ЗСУ.</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span text:style-name="T4">
Остін</text:span>
 </text:a>
</text:p>
      <text:p text:style-name="P4">
Він підкреслив необхідність забезпечити здатність України захистити своюінфраструктуру й цивільних громадян від ударів російських ракет та дронів-камікадзе, а також захистити війська, які виконують маневри.</text:p>
      <text:p text:style-name="P4">
«Тому ми продовжуємо взаємодіяти з нашими партнерами та союзниками танаголошуємо, що нам потрібно зробити все можливе, аби Україна мала адекватнийназемний потенціал протиповітряної оборони», - зауважив Остін.</text:p>
      <text:p text:style-name="P4">
Він позитивно оцінив роботу, яка вже була виконана колективними зусиллями, тависловив упевненість, що можна зробити ще більше.</text:p>
      <text:p text:style-name="P4">
<text:span text:style-name="T4">
Читайте також:</text:span>
 <text:a xlink:type="simple" xlink:href="https://www.ukrinform.ua/rubric-ato/3699004-kraini-formatu-ramstajn-postavili-v-ukrainu-ponad-230-tankiv-ostin.html" text:style-name="Internet_20_link" text:visited-style-name="Visited_20_Internet_20_Link">
 <text:span text:style-name="T4">
Остін</text:span>
 </text:a>
</text:p>
      <text:p text:style-name="P4">
«Я прошу їх (союзників і партнерів – ред.) зробити більше, і я вірю, що вонивідгукнуться», - зауважив міністр оборони США.</text:p>
      <text:p text:style-name="P4">
Як повідомляв Укрінформ, командувач Повітряних сил ЗСУ генерал-лейтенантМикола Олещук заявив, що <text:a xlink:type="simple" xlink:href="https://www.ukrinform.ua/rubric-ato/3698744-zrk-patriot-vze-nese-bojove-cerguvanna-na-odnomu-z-napramkiv-povitrani-sili.html" text:style-name="Internet_20_link" text:visited-style-name="Visited_20_Internet_20_Link">
 </text:a>
. Крім того, на озброєння надійшли й інші системи, такі як NASAMS, IRIS-T,SAMP/T, Crotale, Gepard.</text:p>
      <text:p text:style-name="P4">
Фото: CARLOS BONGIOANNI/STARS AND STRIPES</text:p>
      <text:p text:style-name="P4">
Source: <text:a xlink:type="simple" xlink:href="https://www.ukrinform.ua/rubric-ato/3699020-ukraina-najbilse-potrebue-nazemnih-sistem-ppo-glava-pentagonu.html" text:style-name="Internet_20_link" text:visited-style-name="Visited_20_Internet_20_Link">
https://www.ukrinform.ua/rubric-ato/3699020-ukraina-najbilse-potrebue-nazemnih-sistem-ppo-glava-pentagonu.html</text:a>
</text:p>
      <!--NEWS-->
      <text:h text:style-name="P10" text:outline-level="1">
<text:span text:style-name="T4">
Сили оборони відбили близько 30 атак росіян на чотирьох напрямках</text:span>
</text:h>
      <text:p text:style-name="P4">
Authors: Ukrinform (Person)</text:p>
      <text:p text:style-name="P4">
Publisher: Укринформ (Organization)</text:p>
      <text:p text:style-name="P4">
Published Time: 2023-04-21T18:42:00+03:00</text:p>
      <text:p text:style-name="P4">
Modified Time: 2023-04-21T18:42:00+03:00</text:p>
      <text:p text:style-name="P4">
Description: На Бахмутському, Авдіївському, Мар’їнському та Шахтарському напрямках Сили оборони України протягом доби відбили близько 30 атак російської армії. — Укрінформ.</text:p>
      <text:p text:style-name="P4">
Images: ["<text:a xlink:type="simple" xlink:href="https://static.ukrinform.com/photos/2022_09/thumb_files/630_360_1663735718-305.jpg" text:style-name="Internet_20_link" text:visited-style-name="Visited_20_Internet_20_Link">
630_360_16637...</text:a>
"]</text:p>
      <text:p text:style-name="P4">
Tags: ['Генштаб', 'ЗСУ', 'Війна з росією']</text:p>
      <text:p text:style-name="P4">
Type: Article</text:p>
      <!--METADATA-->
      <text:p text:style-name="P4">
<draw:frame draw:style-name="fr1" draw:name="Image159" text:anchor-type="as-char" svg:width="6.9236in" svg:height="3.956343in" draw:z-index="0">
<draw:image xlink:href="../Images/yкринформ/2023-04-21T18-42-00-03-00/630_360_1663735718-305.jpg" xlink:type="simple" xlink:show="embed" xlink:actuate="onLoad" draw:mime-type="image/jpeg"/>
</draw:frame>
 НаБахмутському, Авдіївському, Мар’їнському та Шахтарському напрямках Силиоборони України протягом доби відбили близько 30 атак російської армії.</text:p>
      <text:p text:style-name="P4">
Як передає Укрінформ, про це Генеральний штаб Збройних сил України повідомляєу <text:a xlink:type="simple" xlink:href="https://www.facebook.com/GeneralStaff.ua/posts/pfbid0XCkzTq3Afq4B4vTdvqFFYjw1uWddPErEBaxjfwWwZzrvcdjBUpYSNAtJEwtwaQx8l" text:style-name="Internet_20_link" text:visited-style-name="Visited_20_Internet_20_Link">
</text:a>
.</text:p>
      <text:p text:style-name="P4">
“Основні зусилля противник зосереджує на веденні наступальних дій наБахмутському, Авдіївському, Мар’їнському та Шахтарському напрямках.Підрозділами Сил оборони України протягом доби було відбито близько 30 атакпротивника на зазначених ділянках фронту. В епіцентрі бойових дій залишаєтьсямісто Бахмут”, - ідеться в повідомленні.</text:p>
      <text:p text:style-name="P4">
Протягом доби противник завдав два ракетних та 28 авіаційних ударів, здійснивблизько 20 <text:a xlink:type="simple" xlink:href="https://www.ukrinform.ua/tag-obstril" text:style-name="Internet_20_link" text:visited-style-name="Visited_20_Internet_20_Link">
 </text:a>
 з реактивних системзалпового вогню. Сьогодні вночі для завдання авіаційних ударів противниквикористав 12 ударних безпілотних літальних апаратів типу “Шахед-136”, 8 ізних було знищено українськими захисниками.</text:p>
      <text:p text:style-name="P4">
<text:span text:style-name="T4">
Читайте також:</text:span>
 <text:a xlink:type="simple" xlink:href="https://www.ukrinform.ua/rubric-ato/3698873-u-bahmuti-vijska-rf-prosuvautsa-na-okremih-dilankah-malar.html" text:style-name="Internet_20_link" text:visited-style-name="Visited_20_Internet_20_Link">
 </text:a>
</text:p>
      <text:p text:style-name="P4">
Ймовірність завдання ракетних та авіаційних ударів по всій території Українизалишається високою.</text:p>
      <text:p text:style-name="P4">
<text:span text:style-name="T4">
На Волинському та Поліському напрямках</text:span>
 оперативна обстановка залишаєтьсябез суттєвих змін. Визначені підрозділи збройних сил білорусі продовжуютьвиконувати завдання у прикордонних з Україною районах. На території білорусіпродовжують перебувати деякі підрозділи територіальних військ збройних силросійської федерації.</text:p>
      <text:p text:style-name="P4">
<text:span text:style-name="T4">
На Сіверському та Слобожанському напрямках</text:span>
 агресор продовжує утримувати уприкордонних з Україною районах Брянської, Курської та Бєлгородської областейпевну кількість своїх військ. росіяни протягом доби здійснили обстрілинаселених пунктів Леонівка Чернігівської області; Кіндратівка Сумськоїобласті, а також Гоптівки та Вовчанських Хуторів на Харківщині.</text:p>
      <text:p text:style-name="P4">
На Куп’янському напрямку протягом доби ворог здійснив спробу покращититактичне положення, провів штурмові дії неподалік населеного пункту ЛиманПерший, успіху не мав. Ворожих обстрілів зазнали Красне Перше, Дворічна,Западне, Котлярівка та Берестове Харківської області.</text:p>
      <text:p text:style-name="P4">
<text:span text:style-name="T4">
На Лиманському напрямку</text:span>
 цієї доби росіяни наступальних дій не проводили.Артилерійських обстрілів зазнали Стельмахівка, Макіївка, Невське, Діброва,Білогорівка Луганської області та Іванівка, Верхньокам’янське, Спірне,Званівка Донецької області.</text:p>
      <text:p text:style-name="P4">
<text:span text:style-name="T4">
На Бахмутському напрямку</text:span>
 ворог продовжує вести наступальні дії.</text:p>
      <text:p text:style-name="P4">
Продовжуються запеклі бої за місто Бахмут. Поблизу населеного пунктуБогданівка противник вів безуспішні наступальні дії. Від ворожих обстрілівпостраждали Роздолівка, Оріхово-Василівка, Бахмут, Іванівське, Часів Яр,Олександро-Шультине, Біла Гора, Диліївка, Залізне, Північне, Південне та Нью-Йорк Донецької області.</text:p>
      <text:p text:style-name="P4">
<text:span text:style-name="T4">
На Авдіївському напрямку</text:span>
 противник вів наступальні дії в районахНовокалинового, Степового та Невельського Донецької області, успіху не мав.російська армія здійснила обстріли населених пунктів Новокалинове, Степове,Авдіївка, Тоненьке, Первомайське та Невельське Донецької області.</text:p>
      <text:p text:style-name="P4">
<text:span text:style-name="T4">
На Мар’їнському напрямку</text:span>
 протягом доби Сили оборони України відбиличисленні атаки росіян в районі Мар’їнки. В той же час ворожих обстрілівзазнали Красногорівка, Мар’їнка, Побєда та Новомихайлівка Донецької області.</text:p>
      <text:p text:style-name="P4">
<text:span text:style-name="T4">
На Шахтарському напрямку</text:span>
 протягом доби ворог вів безуспішні наступальнідії в районі Вугледара. Агресор здійснив обстріли населених пунктів Вугледар,Пречистівка, Золота Нива, Велика Новосілка Донецької області.</text:p>
      <text:p text:style-name="P4">
<text:span text:style-name="T4">
На Запорізькому та Херсонському напрямках</text:span>
 росіяни продовжують вестиоборонні дії. Ворог протягом доби здійснив мінометні та артилерійські обстрілинаселених пунктів Ольгівське, Павлівка, Малинівка, Гуляйполе, Новоданилівка таНовоандріївка Запорізької області, а також Херсона.</text:p>
      <text:p text:style-name="P4">
<text:span text:style-name="T4">
Читайте також:</text:span>
 <text:a xlink:type="simple" xlink:href="https://www.ukrinform.ua/rubric-world/3698707-rosijska-armia-zalakue-vlasne-naselenna-danilov-prokomentuvav-vibuh-u-belgorodi.html" text:style-name="Internet_20_link" text:visited-style-name="Visited_20_Internet_20_Link">
 </text:a>
</text:p>
      <text:p text:style-name="P4">
До тимчасово захопленого Скадовська Херсонської області нещодавно прибувпідрозділ російських військових чисельністю близько 300 осіб із числазасуджених нібито для забезпечення правопорядку. Серед загарбників поширюютьсячутки про швидке закінчення бойових дій із територіальними поступками накористь російської федерації, ймовірно, для підняття духу загарбників.Водночас, відомо, що деякі бойові підрозділи, які раніше перебували у місті,поступово виводяться із населеного пункту на тимчасово окуповану територіюАвтономної Республіки Крим.</text:p>
      <text:p text:style-name="P4">
За даними Генштабу, авіація Сил оборони за поточну добу завдала удару порайону зосередження особового складу та військової техніки росіян.</text:p>
      <text:p text:style-name="P4">
<text:span text:style-name="T4">
Читайте також:</text:span>
 <text:a xlink:type="simple" xlink:href="https://www.ukrinform.ua/rubric-ato/3698720-zagarbniki-vranci-obstrilali-prikordonna-cernigivsini-zafiksuvali-34-udari.html" text:style-name="Internet_20_link" text:visited-style-name="Visited_20_Internet_20_Link">
 <text:span text:style-name="T4">
обстріл</text:span>
 </text:a>
</text:p>
      <text:p text:style-name="P4">
Підрозділи ракетних військ і артилерії уразили район зосередження живої сили,зенітно-ракетний комплекс та ще два важливих військових об’єкти агресора.</text:p>
      <text:p text:style-name="P4">
Як повідомляв Укрінформ, Сили оборони України за час повномасштабної війни <text:a xlink:type="simple" xlink:href="https://www.ukrinform.ua/rubric-ato/3698652-zbrojni-sili-znisili-vze-bilse-185-tisac-rosijskih-zagarbnikiv.html" text:style-name="Internet_20_link" text:visited-style-name="Visited_20_Internet_20_Link">
</text:a>
 близько 185 050 російськихзагарбників, з них 630 осіб – за останню добу.</text:p>
      <text:p text:style-name="P4">
Source: <text:a xlink:type="simple" xlink:href="https://www.ukrinform.ua/rubric-ato/3699030-sili-oboroni-vidbili-blizko-30-atak-rosian-na-cotiroh-napramkah.html" text:style-name="Internet_20_link" text:visited-style-name="Visited_20_Internet_20_Link">
https://www.ukrinform.ua/rubric-ato/3699030-sili-oboroni-vidbili-blizko-30-atak-rosian-na-cotiroh-napramkah.html</text:a>
</text:p>
      <!--NEWS-->
      <text:h text:style-name="P10" text:outline-level="1">
<text:span text:style-name="T4">
Україна планує стати «газовим сейфом» Європи - Шмигаль</text:span>
</text:h>
      <text:p text:style-name="P4">
Authors: Ukrinform (Person)</text:p>
      <text:p text:style-name="P4">
Publisher: Укринформ (Organization)</text:p>
      <text:p text:style-name="P4">
Published Time: 2023-04-21T18:50:00+03:00</text:p>
      <text:p text:style-name="P4">
Modified Time: 2023-04-21T18:50:00+03:00</text:p>
      <text:p text:style-name="P4">
Description: Україна продовжуватиме розумні підходи для стимулювання і підтримки зеленої генерації та видобутку власного газу, а також планує стати «газовим сейфом» Європи. — Укрінформ.</text:p>
      <text:p text:style-name="P4">
Images: ["<text:a xlink:type="simple" xlink:href="https://static.ukrinform.com/photos/2023_04/thumb_files/630_360_1682092055-842.jpg" text:style-name="Internet_20_link" text:visited-style-name="Visited_20_Internet_20_Link">
630_360_16820...</text:a>
"]</text:p>
      <text:p text:style-name="P4">
Tags: ['Європа', 'Газ', 'Шмигаль']</text:p>
      <text:p text:style-name="P4">
Type: Article</text:p>
      <!--METADATA-->
      <text:p text:style-name="P4">
<draw:frame draw:style-name="fr1" draw:name="Image160" text:anchor-type="as-char" svg:width="6.9236in" svg:height="3.956343in" draw:z-index="0">
<draw:image xlink:href="../Images/yкринформ/2023-04-21T18-50-00-03-00/630_360_1682092055-842.jpg" xlink:type="simple" xlink:show="embed" xlink:actuate="onLoad" draw:mime-type="image/jpeg"/>
</draw:frame>
 Українапродовжуватиме розумні підходи для стимулювання і підтримки зеленої генераціїта видобутку власного газу, а також планує стати «газовим сейфом» Європи.</text:p>
      <text:p text:style-name="P4">
Про це Прем’єр-міністр України Денис Шмигаль <text:a xlink:type="simple" xlink:href="https://t.me/Denys_Smyhal/5057" text:style-name="Internet_20_link" text:visited-style-name="Visited_20_Internet_20_Link">
</text:a>
 , передає Укрінформ.</text:p>
      <text:p text:style-name="P4">
«Розвиток чистої зеленої генерації. Україна буде частиною ЄС, а значить ічастиною Європейського зеленого курсу. Продовжимо розумні підходи длястимулювання і підтримки зеленої генерації. Аукціони, сертифікати походженнята інші інструменти для того, аби в Україні зростала частка зеленоїгенерації», - сказав Шмигаль.</text:p>
      <text:p text:style-name="P4">
<text:span text:style-name="T4">
Читайте також:</text:span>
 <text:a xlink:type="simple" xlink:href="https://www.ukrinform.ua/rubric-vidbudova/3699017-z-10-travna-startue-testuvanna-programi-evidnovlenna-smigal.html" text:style-name="Internet_20_link" text:visited-style-name="Visited_20_Internet_20_Link">
 <text:span text:style-name="T4">
Шмигаль</text:span>
 </text:a>
</text:p>
      <text:p text:style-name="P4">
За його словами, наша країна зосередиться на видобутку власного газу. Спочаткубуде стабілізація, а далі суттєве збільшення. «Ми другі в Європі за покладамигазу. І маємо зробити так, аби повністю себе ним забезпечувати. Активнозалучаємо приватних інвесторів, зокрема найбільші світові компанії. Маєморобочий інструмент розподілу продукції (PSA), 10 ділянок у межах цьогомеханізму вже в роботі. Ліквідуємо схему зі «сплячими ліцензіями». Розвиваємоелектронні аукціони», - сказав Шмигаль.</text:p>
      <text:p text:style-name="P4">
Він підкреслив те, що наша держава планує стати «газовим сейфом» Європи, аджемає найбільші на континенті газові сховища.</text:p>
      <text:p text:style-name="P4">
Наступні кроки в перспективі – це розробка чорноморського газового шельфу,покладів у Карпатах, нарощення виробництва біометану та інтеграція зєвропейською водневою інфраструктурою.</text:p>
      <text:p text:style-name="P4">
<text:span text:style-name="T4">
Читайте також:</text:span>
 <text:a xlink:type="simple" xlink:href="https://www.ukrinform.ua/rubric-vidbudova/3698531-smigal-obgovoriv-iz-prezidentkou-ebrr-proekti-vidnovlenna-ta-rozvitku-ukraini.html" text:style-name="Internet_20_link" text:visited-style-name="Visited_20_Internet_20_Link">
 <text:span text:style-name="T4">
Шмигаль</text:span>
 </text:a>
</text:p>
      <text:p text:style-name="P4">
Європейський зелений курс офіційно представлений Європейською комісією уЄвропарламенті 11 грудня 2019 р., є комплексом заходів, спрямованих наперетворення Європи на кліматично-нейтральний континент до 2050 року.</text:p>
      <text:p text:style-name="P4">
Також Прем'єр заявив, що Україна продовжуватиме розумні підходи длястимулювання і підтримки зеленої генерації та видобутку власного газу.</text:p>
      <text:p text:style-name="P4">
«Розвиток чистої зеленої генерації. Україна буде частиною ЄС, а значить ічастиною Європейського зеленого курсу. Продовжимо розумні підходи длястимулювання і підтримки зеленої генерації. Аукціони, сертифікати походженнята інші інструменти для того, аби в Україні зростала частка зеленоїгенерації», - сказав Шмигаль.</text:p>
      <text:p text:style-name="P4">
<text:span text:style-name="T4">
Читайте також:</text:span>
 <text:a xlink:type="simple" xlink:href="https://www.ukrinform.ua/rubric-vidbudova/3698354-smigal-pro-samit-mist-i-regioniv-ocikuemo-na-pidpisanna-ugod-pro-patronat-nad-gromadami.html" text:style-name="Internet_20_link" text:visited-style-name="Visited_20_Internet_20_Link">
 <text:span text:style-name="T4">
Шмигаль</text:span>
 </text:a>
</text:p>
      <text:p text:style-name="P4">
За його словами, наша країна зосередиться на видобутку власного газу. Спочаткубуде стабілізація, а далі суттєве збільшення. «Ми другі в Європі за покладамигазу. І маємо зробити так, аби повністю себе ним забезпечувати. Активнозалучаємо приватних інвесторів, зокрема найбільші світові компанії. Маєморобочий інструмент розподілу продукції (PSA), 10 ділянок у межах цьогомеханізму вже в роботі. Ліквідуємо схему зі «сплячими ліцензіями». Розвиваємоелектронні аукціони», - сказав Шмигаль.</text:p>
      <text:p text:style-name="P4">
Він підкреслив те, що наша держава планує стати «газовим сейфом» Європи, аджемає найбільші на континенті газові сховища.</text:p>
      <text:p text:style-name="P4">
Наступні кроки в перспективі – це розробка чорноморського газового шельфу,покладів у Карпатах, нарощення виробництва біометану та інтеграція зєвропейською водневою інфраструктурою.</text:p>
      <text:p text:style-name="P4">
Фото: Денис Шмигаль, Телеграм</text:p>
      <text:p text:style-name="P4">
Source: <text:a xlink:type="simple" xlink:href="https://www.ukrinform.ua/rubric-economy/3699029-ukraina-planue-stati-gazovim-sejfom-evropi-smigal.html" text:style-name="Internet_20_link" text:visited-style-name="Visited_20_Internet_20_Link">
https://www.ukrinform.ua/rubric-economy/3699029-ukraina-planue-stati-gazovim-sejfom-evropi-smigal.html</text:a>
</text:p>
      <!--NEWS-->
      <text:h text:style-name="P10" text:outline-level="1">
<text:span text:style-name="T4">
Остін про витік документів Пентагону: Ніщо не порушить нашу єдність та рішучість</text:span>
</text:h>
      <text:p text:style-name="P4">
Authors: Ukrinform (Person)</text:p>
      <text:p text:style-name="P4">
Publisher: Укринформ (Organization)</text:p>
      <text:p text:style-name="P4">
Published Time: 2023-04-21T18:56:10+03:00</text:p>
      <text:p text:style-name="P4">
Modified Time: 2023-04-21T18:56:10+03:00</text:p>
      <text:p text:style-name="P4">
Description: Міністр оборони США Ллойд Остін заявив, що після інциденту з витоком секретних документів з Пентагону він провів багато контактів із союзниками та партнерами й дійшов висновку, що це не порушить спільної єдності та рішучості.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Пентагон', 'США', 'Остін', 'Зустріч Рамштайн']</text:p>
      <text:p text:style-name="P4">
Type: Article</text:p>
      <!--METADATA-->
      <text:p text:style-name="P4">
<draw:frame draw:style-name="fr1" draw:name="Image161" text:anchor-type="as-char" svg:width="6.9236in" svg:height="3.956343in" draw:z-index="0">
<draw:image xlink:href="../Images/yкринформ/2023-04-21T18-56-10-03-00/630_360_1676392928-683.jpg" xlink:type="simple" xlink:show="embed" xlink:actuate="onLoad" draw:mime-type="image/jpeg"/>
</draw:frame>
 Міністроборони США Ллойд Остін заявив, що після інциденту з витоком секретнихдокументів з Пентагону він провів багато контактів із союзниками та партнерамий дійшов висновку, що це не порушить спільної єдності та рішучості.</text:p>
      <text:p text:style-name="P4">
Про це він заявив під час пресконференції за підсумками 11-го засідання уформаті «Рамштайн», передає власний кореспондент Укрінформу.</text:p>
      <text:p text:style-name="P4">
«Ніщо не порушить нашої єдності і не зменшить нашої рішучості», - наголосивглава оборонного відомства США.</text:p>
      <text:p text:style-name="P4">
<text:span text:style-name="T4">
Читайте також:</text:span>
 <text:a xlink:type="simple" xlink:href="https://www.ukrinform.ua/rubric-world/3698808-glava-pentagonu-pro-vitik-rozviddanih-ssa-prodovzat-pracuvati-z-souznikami-i-partnerami.html" text:style-name="Internet_20_link" text:visited-style-name="Visited_20_Internet_20_Link">
 <text:span text:style-name="T4">
витік</text:span>
 </text:a>
</text:p>
      <text:p text:style-name="P4">
Він підкреслив, що «дуже серйозно» ставиться до цього питання.</text:p>
      <text:p text:style-name="P4">
«Коли я обговорював це питання з нашими союзниками та партнерами, я буввражений їхньою солідарністю та відданістю відкинути спроби роз’єднати нас», -зауважив глава Пентагону.</text:p>
      <text:p text:style-name="P4">
<text:span text:style-name="T4">
Читайте також:</text:span>
 <text:a xlink:type="simple" xlink:href="https://www.ukrinform.ua/rubric-world/3698069-pidozruvanij-u-spravi-pro-vitik-dokumentiv-pentagonu-zalisitsa-pid-vartou.html" text:style-name="Internet_20_link" text:visited-style-name="Visited_20_Internet_20_Link">
 <text:span text:style-name="T4">
витік</text:span>
 </text:a>
</text:p>
      <text:p text:style-name="P4">
Як повідомляв Укрінформ, перед початком 11-ї зустрічі Контактної групи зпитань оборони України на авіабазі «Рамштайн» Ллойд Остін <text:a xlink:type="simple" xlink:href="https://www.ukrinform.ua/rubric-world/3698808-glava-pentagonu-pro-vitik-rozviddanih-ssa-prodovzat-pracuvati-z-souznikami-i-partnerami.html" text:style-name="Internet_20_link" text:visited-style-name="Visited_20_Internet_20_Link">
</text:a>
 , що попривитік документів Пентагону США продовжать тісно співпрацювати із союзниками йпартнерами в дусі непохитної поваги й дружби.</text:p>
      <text:p text:style-name="P4">
Фото: АА</text:p>
      <text:p text:style-name="P4">
Source: <text:a xlink:type="simple" xlink:href="https://www.ukrinform.ua/rubric-world/3699031-ostin-pro-vitik-dokumentiv-pentagonu-niso-ne-porusit-nasu-ednist-ta-risucist.html" text:style-name="Internet_20_link" text:visited-style-name="Visited_20_Internet_20_Link">
https://www.ukrinform.ua/rubric-world/3699031-ostin-pro-vitik-dokumentiv-pentagonu-niso-ne-porusit-nasu-ednist-ta-risucist.html</text:a>
</text:p>
      <!--NEWS-->
      <text:h text:style-name="P10" text:outline-level="1">
<text:span text:style-name="T4">
У москві заочно заарештували розслідувача Bellingcat Грозєва</text:span>
</text:h>
      <text:p text:style-name="P4">
Authors: Ukrinform (Person)</text:p>
      <text:p text:style-name="P4">
Publisher: Укринформ (Organization)</text:p>
      <text:p text:style-name="P4">
Published Time: 2023-04-21T18:58:00+03:00</text:p>
      <text:p text:style-name="P4">
Modified Time: 2023-04-21T18:58:00+03:00</text:p>
      <text:p text:style-name="P4">
Description: Лефортовський районний суд москви заочно заарештував розслідувача Bellingcat Христо Грозєва у справі про незаконне перетинання російського кордону. — Укрінформ.</text:p>
      <text:p text:style-name="P4">
Images: ["<text:a xlink:type="simple" xlink:href="https://static.ukrinform.com/photos/2023_02/thumb_files/630_360_1675333731-638.jpg" text:style-name="Internet_20_link" text:visited-style-name="Visited_20_Internet_20_Link">
630_360_16753...</text:a>
"]</text:p>
      <text:p text:style-name="P4">
Tags: ['Арешт', 'Bellingcat', 'росія', 'Грозєв']</text:p>
      <text:p text:style-name="P4">
Type: Article</text:p>
      <!--METADATA-->
      <text:p text:style-name="P4">
<draw:frame draw:style-name="fr1" draw:name="Image162" text:anchor-type="as-char" svg:width="6.9236in" svg:height="3.956343in" draw:z-index="0">
<draw:image xlink:href="../Images/yкринформ/2023-04-21T18-58-00-03-00/630_360_1675333731-638.jpg" xlink:type="simple" xlink:show="embed" xlink:actuate="onLoad" draw:mime-type="image/jpeg"/>
</draw:frame>
Лефортовський районний суд москви заочно заарештував розслідувача BellingcatХристо Грозєва у справі про незаконне перетинання російського кордону.</text:p>
      <text:p text:style-name="P4">
Як передає Укрінформ, про це повідомляє <text:a xlink:type="simple" xlink:href="https://zona.media/news/2023/04/21/grozev-arest" text:style-name="Internet_20_link" text:visited-style-name="Visited_20_Internet_20_Link">
</text:a>
 .</text:p>
      <text:p text:style-name="P4">
Засідання проходило в закритому режимі. Інтереси Грозєва представляла адвокатВероніка Полякова. Вона уточнила, що Грозєва заарештовано заочно на двамісяці. При цьому захисниця не спромоглася розкрити деталі звинувачення,пославшись на підписку про нерозголошення даних слідства.</text:p>
      <text:p text:style-name="P4">
Стаття, за якою звинувачують Грозєва, передбачає два роки позбавлення волі. Науточнююче запитання Медіазони адвокат відповіла, що у виняткових випадкахКодекс дозволяє навіть за такими статтями (незаконний перетин російськогокордону) призначати найжорсткіший запобіжний захід — арешт. Фабула справинаразі невідома.</text:p>
      <text:p text:style-name="P4">
Повідомлення про винесене рішення з’явилося також на <text:a xlink:type="simple" xlink:href="https://mos-gorsud.ru/rs/lefortovskij/services/cases/criminal-materials/details/0246f690-e01a-11ed-b213-e3a6ef4f257b" text:style-name="Internet_20_link" text:visited-style-name="Visited_20_Internet_20_Link">
 </text:a>
 .</text:p>
      <text:p text:style-name="P4">
<text:span text:style-name="T4">
Читайте також:</text:span>
 <text:a xlink:type="simple" xlink:href="https://www.ukrinform.ua/rubric-world/3696952-u-rosii-zasudili-opozicionera-karamurzu-do-25-rokiv-vaznici-za-vijskovi-fejki.html" text:style-name="Internet_20_link" text:visited-style-name="Visited_20_Internet_20_Link">
 <text:span text:style-name="T4">
Кара</text:span>
 <text:span text:style-name="T4">
Мурз</text:span>
 </text:a>
</text:p>
      <text:p text:style-name="P4">
У липні 2022 року фсб звинуватила Грозєва у допомозі українській розвідці,яка, за версією відомства, планувала викрасти російський військовий літак. Самрозслідувач говорив, що разом із командою <text:a xlink:type="simple" xlink:href="https://www.ukrinform.ua/tag-bellingcat" text:style-name="Internet_20_link" text:visited-style-name="Visited_20_Internet_20_Link">
 </text:a>
 робив розслідування про спроби фсб та ГУР Міноборони Україниобдурити один одного.</text:p>
      <text:p text:style-name="P4">
Наприкінці грудня 2022 року МВС оголосило Грозєва у розшук. За якою статтеюстосовно розслідувача порушили кримінальну справу, тоді не уточнювалося.</text:p>
      <text:p text:style-name="P4">
Як повідомляв Укрінформ, 21 квітня Лефортовський районний <text:a xlink:type="simple" xlink:href="https://www.ukrinform.ua/rubric-world/3699011-sud-v-moskvi-postanoviv-zaocno-zaarestuvati-golovu-ukrainskoi-rozvidki-budanova.html" text:style-name="Internet_20_link" text:visited-style-name="Visited_20_Internet_20_Link">
</text:a>
 начальникаГоловного управління розвідки Міноборони України Кирила Буданова зазвинуваченнями по «терористичних» статтях.</text:p>
      <text:p text:style-name="P4">
Source: <text:a xlink:type="simple" xlink:href="https://www.ukrinform.ua/rubric-ato/3699021-u-moskvi-zaocno-zaarestuvali-rozsliduvaca-bellingcat-grozeva.html" text:style-name="Internet_20_link" text:visited-style-name="Visited_20_Internet_20_Link">
https://www.ukrinform.ua/rubric-ato/3699021-u-moskvi-zaocno-zaarestuvali-rozsliduvaca-bellingcat-grozeva.html</text:a>
</text:p>
      <!--NEWS-->
      <text:h text:style-name="P10" text:outline-level="1">
<text:span text:style-name="T4">
Ще 65 українців завершили навчання на системах Patriot — Міллі</text:span>
</text:h>
      <text:p text:style-name="P4">
Authors: Ukrinform (Person)</text:p>
      <text:p text:style-name="P4">
Publisher: Укринформ (Organization)</text:p>
      <text:p text:style-name="P4">
Published Time: 2023-04-21T19:01:00+03:00</text:p>
      <text:p text:style-name="P4">
Modified Time: 2023-04-21T19:01:00+03:00</text:p>
      <text:p text:style-name="P4">
Description: Ще 65 українців військових завершили навчання на зенітно-ракетних комплексах Patriot. — Укрінформ.</text:p>
      <text:p text:style-name="P4">
Images: ["<text:a xlink:type="simple" xlink:href="https://static.ukrinform.com/photos/2023_02/thumb_files/630_360_1676392963-701.jpg" text:style-name="Internet_20_link" text:visited-style-name="Visited_20_Internet_20_Link">
630_360_16763...</text:a>
"]</text:p>
      <text:p text:style-name="P4">
Tags: ['Військові навчання', 'Patriot ', 'Марк Міллі ']</text:p>
      <text:p text:style-name="P4">
Type: Article</text:p>
      <!--METADATA-->
      <text:p text:style-name="P4">
<draw:frame draw:style-name="fr1" draw:name="Image163" text:anchor-type="as-char" svg:width="6.9236in" svg:height="3.956343in" draw:z-index="0">
<draw:image xlink:href="../Images/yкринформ/2023-04-21T19-01-00-03-00/630_360_1676392963-701.jpg" xlink:type="simple" xlink:show="embed" xlink:actuate="onLoad" draw:mime-type="image/jpeg"/>
</draw:frame>
 Ще 65українців військових завершили навчання на зенітно-ракетних комплексахPatriot.</text:p>
      <text:p text:style-name="P4">
Як повідомляє кореспондент Укрінформу, про це у Німеччині розповів керівникОб’єднаного комітету начальників штабів США генерал Марк Міллі.</text:p>
      <text:p text:style-name="P4">
“8800 - майже 9 тисяч - українських військових вже завершили навчання закордоном та повернулися додому. Ще 65 українців щойно завершили навчання насистемах “Патріот”, - зазначив Міллі.</text:p>
      <text:p text:style-name="P4">
Він додав, що наразі 2500 українських військових тренуються у Німеччині.“Коаліція й надалі забезпечуватиме важливі навчання й надаватиме Українідодаткові можливості повітряної оборони та маневрування, аби дати змогуукраїнцям боротися далі”, - наголосив генерал.</text:p>
      <text:p text:style-name="P4">
<text:span text:style-name="T4">
Читайте також:</text:span>
 <text:a xlink:type="simple" xlink:href="https://www.ukrinform.ua/rubric-ato/3698744-zrk-patriot-vze-nese-bojove-cerguvanna-na-odnomu-z-napramkiv-povitrani-sili.html" text:style-name="Internet_20_link" text:visited-style-name="Visited_20_Internet_20_Link">
 <text:span text:style-name="T4">
ЗРК</text:span>
 <text:span text:style-name="T4">
Patriot</text:span>
 <text:span text:style-name="T4">
вже</text:span>
 <text:span text:style-name="T4">
несе</text:span>
</text:a>
</text:p>
      <text:p text:style-name="P4">
Як повідомлялося, у Німеччині сьогодні завершилася чергова зустріч Контактноїгрупи з оборони України у форматі "Рамштайн", в якій беруть участь понад 50країн, включаючи союзників по <text:a xlink:type="simple" xlink:href="https://www.ukrinform.ua/tag-nato" text:style-name="Internet_20_link" text:visited-style-name="Visited_20_Internet_20_Link">
 </text:a>
 тапредставників країн-партнерів. Група є головною платформою для координаціївійськових спроможностей, які союзники по НАТО та представники міжнародногоспівтовариства надають Україні для протистояння російській агресії.</text:p>
      <text:p text:style-name="P4">
<text:span text:style-name="T5">
Фото: АА</text:span>
</text:p>
      <text:p text:style-name="P4">
Source: <text:a xlink:type="simple" xlink:href="https://www.ukrinform.ua/rubric-ato/3699033-se-65-ukrainciv-zaversili-navcanna-na-sistemah-patriot-milli.html" text:style-name="Internet_20_link" text:visited-style-name="Visited_20_Internet_20_Link">
https://www.ukrinform.ua/rubric-ato/3699033-se-65-ukrainciv-zaversili-navcanna-na-sistemah-patriot-milli.html</text:a>
</text:p>
      <!--NEWS-->
      <text:h text:style-name="P10" text:outline-level="1">
<text:span text:style-name="T4">
Уряд спростив процедуру виїзду поранених бійців на лікування за кордон</text:span>
</text:h>
      <text:p text:style-name="P4">
Authors: Ukrinform (Person)</text:p>
      <text:p text:style-name="P4">
Publisher: Укринформ (Organization)</text:p>
      <text:p text:style-name="P4">
Published Time: 2023-04-21T19:07:02+03:00</text:p>
      <text:p text:style-name="P4">
Modified Time: 2023-04-21T19:07:02+03:00</text:p>
      <text:p text:style-name="P4">
Description: Кабінет Міністрів ухвалив рішення про спрощення виїзду українських поранених захисників на лікування за кордон. — Укрінформ.</text:p>
      <text:p text:style-name="P4">
Images: ["<text:a xlink:type="simple" xlink:href="https://static.ukrinform.com/photos/2017_02/thumb_files/630_360_1486361843-8148.jpg" text:style-name="Internet_20_link" text:visited-style-name="Visited_20_Internet_20_Link">
630_360_14863...</text:a>
"]</text:p>
      <text:p text:style-name="P4">
Tags: ['Кабмін', 'Поранені', 'Шмигаль']</text:p>
      <text:p text:style-name="P4">
Type: Article</text:p>
      <!--METADATA-->
      <text:p text:style-name="P4">
<draw:frame draw:style-name="fr1" draw:name="Image164" text:anchor-type="as-char" svg:width="6.9236in" svg:height="3.956343in" draw:z-index="0">
<draw:image xlink:href="../Images/yкринформ/2023-04-21T19-07-02-03-00/630_360_1486361843-8148.jpg" xlink:type="simple" xlink:show="embed" xlink:actuate="onLoad" draw:mime-type="image/jpeg"/>
</draw:frame>
 КабінетМіністрів ухвалив рішення про спрощення виїзду українських пораненихзахисників на лікування за кордон.</text:p>
      <text:p text:style-name="P4">
Про це Прем’єр-міністр України Денис Шмигаль сказав <text:a xlink:type="simple" xlink:href="https://t.me/Denys_Smyhal/5057" text:style-name="Internet_20_link" text:visited-style-name="Visited_20_Internet_20_Link">
</text:a>
 , передає Укрінформ.</text:p>
      <text:p text:style-name="P4">
«Сьогодні приймаємо постанову про спрощення виїзду наших поранених бійців налікування за кордон. Тепер таке направлення вони зможуть отримати в томумедзакладі, де проходять лікування чи реабілітацію. Без затягування, без черг,без бюрократії», - зазначив Шмигаль.</text:p>
      <text:p text:style-name="P4">
<text:span text:style-name="T4">
Читайте також:</text:span>
 <text:a xlink:type="simple" xlink:href="https://www.ukrinform.ua/rubric-economy/3699029-ukraina-planue-stati-gazovim-sejfom-evropi-smigal.html" text:style-name="Internet_20_link" text:visited-style-name="Visited_20_Internet_20_Link">
 <text:span text:style-name="T4">
Шмигаль</text:span>
 </text:a>
</text:p>
      <text:p text:style-name="P4">
За його словами, одним з пріоритетів для влади є реформа медико-соціальнихекспертних комісій та військово-лікарських комісій.</text:p>
      <text:p text:style-name="P4">
Прем'єр-міністр наголосив на тому, що уряд загалом має чіткі важливі завданняу сфері ветеранської політики.</text:p>
      <text:p text:style-name="P4">
<text:span text:style-name="T4">
Читайте також:</text:span>
 <text:a xlink:type="simple" xlink:href="https://www.ukrinform.ua/rubric-ato/3698881-rozpodil-zbroi-i-virobnictvo-ukrainskih-raket-zelenskij-proviv-zasidanna-stavki.html" text:style-name="Internet_20_link" text:visited-style-name="Visited_20_Internet_20_Link">
 </text:a>
</text:p>
      <text:p text:style-name="P4">
Як повідомляв Укрінформ, Кабінет Міністрів України працює над стратегіямиветеранської політики, яка включатиме шість напрямків: забезпеченняекономічної свободи, забезпечення житлом, соціальна допомога і адаптація,освітні послуги, медичні послуги, відповідна інформаційна політика.</text:p>
      <text:p text:style-name="P4">
Source: <text:a xlink:type="simple" xlink:href="https://www.ukrinform.ua/rubric-society/3699035-urad-sprostiv-proceduru-viizdu-poranenih-bijciv-na-likuvanna-za-kordon.html" text:style-name="Internet_20_link" text:visited-style-name="Visited_20_Internet_20_Link">
https://www.ukrinform.ua/rubric-society/3699035-urad-sprostiv-proceduru-viizdu-poranenih-bijciv-na-likuvanna-za-kordon.html</text:a>
</text:p>
      <!--NEWS-->
      <text:h text:style-name="P10" text:outline-level="1">
<text:span text:style-name="T4">
Зеленський: Зараз нам треба зберігати єдність і повну концентрацію на обороні</text:span>
</text:h>
      <text:p text:style-name="P4">
Authors: Ukrinform (Person)</text:p>
      <text:p text:style-name="P4">
Publisher: Укринформ (Organization)</text:p>
      <text:p text:style-name="P4">
Published Time: 2023-04-21T19:09:00+03:00</text:p>
      <text:p text:style-name="P4">
Modified Time: 2023-04-21T19:09:00+03:00</text:p>
      <text:p text:style-name="P4">
Description: Президент України Володимир Зеленський подякував усім партнерам, які беруть участь у засіданні «Рамштайн» і виявляють рішучість, що відповідає реальній ситуації й потребам на полі бою.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Зеленський', 'Війна з росією', 'Зустріч Рамштайн']</text:p>
      <text:p text:style-name="P4">
Type: Article</text:p>
      <!--METADATA-->
      <text:p text:style-name="P4">
<draw:frame draw:style-name="fr1" draw:name="Image165" text:anchor-type="as-char" svg:width="6.9236in" svg:height="3.956343in" draw:z-index="0">
<draw:image xlink:href="../Images/yкринформ/2023-04-21T19-09-00-03-00/630_360_1678962741-175.jpeg" xlink:type="simple" xlink:show="embed" xlink:actuate="onLoad" draw:mime-type="image/jpeg"/>
</draw:frame>
 ПрезидентУкраїни Володимир Зеленський подякував усім партнерам, які беруть участь узасіданні «Рамштайн» і виявляють рішучість, що відповідає реальній ситуації йпотребам на полі бою.</text:p>
      <text:p text:style-name="P4">
Про це він заявив у <text:a xlink:type="simple" xlink:href="https://www.youtube.com/watch" text:style-name="Internet_20_link" text:visited-style-name="Visited_20_Internet_20_Link">
 </text:a>
 ,повідомляє Укрінформ.</text:p>
      <text:p text:style-name="P4">
Джерело: <text:a xlink:type="simple" xlink:href="https://www.president.gov.ua/news/zaraz-usim-nam-treba-zberigati-yednist-mobilizovanist-i-povn-82425" text:style-name="Internet_20_link" text:visited-style-name="Visited_20_Internet_20_Link">
 </text:a>
</text:p>
      <text:p text:style-name="P4">
_<text:span text:style-name="T4">
Бажаю здоров’я, шановні українці!</text:span>
 _</text:p>
      <text:p text:style-name="P4">
Провів сьогодні Ставку. Доповідали генерали Сирський, Тарнавський, Головком,керівник ГУР, представники уряду.</text:p>
      <text:p text:style-name="P4">
Постійно й дуже уважно аналізуємо перебіг бойових дій, найгарячіші та всіпотенційно небезпечні напрямки. Передова – пріоритет номер один.</text:p>
      <text:p text:style-name="P4">
Активно готуємо й нові бригади та підрозділи, які ще проявлять себе на фронті.Питання їхнього забезпечення, тренування, інтеграції в загальний План оборони– щоразу на засіданнях Ставки додаємо важливих деталей.</text:p>
      <text:p text:style-name="P4">
Усі в Україні маємо розуміти, що головним завданням держави є деокупація нашихтериторій, повернення наших земель і наших людей із російської неволі. Ресурсидержави спрямовуються передусім на це завдання. І я вдячний усім, хтодопомагає. Хто зберігає увагу світу до України. Усім, хто створює в Україніробочі місця, хто сплачує податки, хто залишається в країні й підтримує роботусвоїх підприємств. Усім, хто організовує збори для наших воїнів та відновлення– збори в Україні, в інших країнах… Зараз так само, як і минулого року, усімнам треба зберігати єдність, мобілізованість та повну концентрацію на обороні.</text:p>
      <text:p text:style-name="P4">
Хочу сьогодні окремо подякувати кожному й кожній, хто на державних обороннихпідприємствах та в бізнесі, який долучився, виробляє зброю та амуніцію, дрони,усім, хто ремонтує техніку, хто створює нову техніку, зокрема длярозмінування. Дякую вам за те, що попри все Україна нарощує наш обороннийвиробничий потенціал.</text:p>
      <text:p text:style-name="P4">
Сьогодні на Ставці ми, як завжди, предметно розглянули ракетну програму,питання щодо боєприпасів.</text:p>
      <text:p text:style-name="P4">
Увесь день максимальна увага комунікації у форматі «Рамштайн», сьогодні –засідання. Я дякую тим партнерам, чия рішучість цілком відповідає реальнійситуації й потребам на полі бою. Очікую доповідь міністра оборони зарезультатами «Рамштайну».</text:p>
      <text:p text:style-name="P4">
Говорив із президенткою Європейського банку реконструкції та розвитку, вонабула з візитом у Києві. Ключове – це реальна економічна взаємодія ЄБРР зУкраїною, залученість банку до відновлення й розвитку нашої країни.</text:p>
      <text:p text:style-name="P4">
Кожна інвестиція зараз, кожне збережене чи створене робоче місце в Україні,кожен реалізований економічний проект – це теж захист. А коли йдеться прозахист, критично важливою є швидкість. Звернули увагу ЄБРР, зокрема, нанагальні потреби у відбудові, на житлове будівництво, на інвестиційніможливості в Україні. Працювати з Україною та в Україні саме зараз – цереалізовувати саме ту місію, заради якої й був створений ЄБРР.</text:p>
      <text:p text:style-name="P4">
Провів сьогодні й спеціальну нараду щодо тих заходів – передусім міжнародних,– які мають відбутися найближчими тижнями й місяцями. Ми детально опрацьовуємозміст кожного заходу. Україна й наші воїни не мають часу на формальну політикута будь-які непрактичні речі. Кожен захід, кожні переговори й зустрічі маютьдати конкретну допомогу обороні, мають конкретно посилювати наших воїнів ізахист наших цінностей.</text:p>
      <text:p text:style-name="P4">
Зброя й снаряди для наших воїнів, стійкість для нашої економіки, реальнапідготовленість до будь-яких сценаріїв – усе це абсолютно предметно. Так булой так буде.</text:p>
      <text:p text:style-name="P4">
Звичайно, я хочу подякувати нашим воїнам.</text:p>
      <text:p text:style-name="P4">
Бахмут. За сміливі дії – 5-й окремій штурмовій бригаді. Дякую, хлопці!Лиманський напрямок. За стійкість і надійне утримання позицій – 66-та окремамеханізована бригада. Молодці!</text:p>
      <text:p text:style-name="P4">
96-та Київська зенітна ракетна бригада. Дякую вам, воїни, за влучність!</text:p>
      <text:p text:style-name="P4">
Дякую всім, хто зараз на позиціях, в окопах, на бойових завданнях, на бойовомучергуванні!</text:p>
      <text:p text:style-name="P4">
Дякую всім, хто допомагає фронту!</text:p>
      <text:p text:style-name="P4">
І, будь ласка, згадуйте тих, хто віддав своє життя, захищаючи Україну йукраїнців. Світла памʼять нашим героям!</text:p>
      <text:p text:style-name="P4">
_<text:span text:style-name="T4">
Слава Україні!</text:span>
 _</text:p>
      <text:p text:style-name="P4">
Source: <text:a xlink:type="simple" xlink:href="https://www.ukrinform.ua/rubric-ato/3699041-zelenskij-zaraz-nam-treba-zberigati-ednist-i-povnu-koncentraciu-na-oboroni.html" text:style-name="Internet_20_link" text:visited-style-name="Visited_20_Internet_20_Link">
https://www.ukrinform.ua/rubric-ato/3699041-zelenskij-zaraz-nam-treba-zberigati-ednist-i-povnu-koncentraciu-na-oboroni.html</text:a>
</text:p>
      <!--NEWS-->
      <text:h text:style-name="P10" text:outline-level="1">
<text:span text:style-name="T4">
США підготували для контрнаступу дев'ять українських механізованих бригад</text:span>
</text:h>
      <text:p text:style-name="P4">
Authors: Ukrinform (Person)</text:p>
      <text:p text:style-name="P4">
Publisher: Укринформ (Organization)</text:p>
      <text:p text:style-name="P4">
Published Time: 2023-04-21T19:13:00+03:00</text:p>
      <text:p text:style-name="P4">
Modified Time: 2023-04-21T19:13:00+03:00</text:p>
      <text:p text:style-name="P4">
Description: Сполучені Штати допомогли забезпечити обладнанням та організували навчання особового складу дев’яти українських механізованих бригад, готових до контрнаступу. — Укрінформ.</text:p>
      <text:p text:style-name="P4">
Images: ["<text:a xlink:type="simple" xlink:href="https://static.ukrinform.com/photos/2023_04/thumb_files/630_360_1680537134-788.jpg" text:style-name="Internet_20_link" text:visited-style-name="Visited_20_Internet_20_Link">
630_360_16805...</text:a>
"]</text:p>
      <text:p text:style-name="P4">
Tags: ['США', 'ЗСУ', 'Контрнаступ', 'Марк Міллі ']</text:p>
      <text:p text:style-name="P4">
Type: Article</text:p>
      <!--METADATA-->
      <text:p text:style-name="P4">
<draw:frame draw:style-name="fr1" draw:name="Image166" text:anchor-type="as-char" svg:width="6.9236in" svg:height="3.956343in" draw:z-index="0">
<draw:image xlink:href="../Images/yкринформ/2023-04-21T19-13-00-03-00/630_360_1680537134-788.jpg" xlink:type="simple" xlink:show="embed" xlink:actuate="onLoad" draw:mime-type="image/jpeg"/>
</draw:frame>
 СполученіШтати допомогли забезпечити обладнанням та організували навчання особовогоскладу дев’яти українських механізованих бригад, готових до контрнаступу.</text:p>
      <text:p text:style-name="P4">
Як повідомляє кореспондент Укрінформу, про це у Німеччині розповів керівникОб’єднаного комітету начальників штабів США генерал Марк Міллі.</text:p>
      <text:p text:style-name="P4">
“Нашим завданням та зобов’язанням перед Україною було навчання та обладнаннядо дев’яти бронетанкових механізованих бригад для проведення наступальних чиоборонних операцій”, - відповів Міллі на запитання про вірогідність весняного<text:a xlink:type="simple" xlink:href="https://www.ukrinform.ua/tag-kontrnastup" text:style-name="Internet_20_link" text:visited-style-name="Visited_20_Internet_20_Link">
 </text:a>
 України.</text:p>
      <text:p text:style-name="P4">
За його словами, ці дев’ять бригад “укомплектовані, оснащені та готові добойових операцій”. “Тож коли б і де Україна не вирішила їх застосувати, мипродовжимо підтримку, і я впевнений у наших шансах на успіх”, - сказавгенерал.</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span text:style-name="T4">
контрнаст</text:span>
 </text:a>
</text:p>
      <text:p text:style-name="P4">
Як повідомлялося, у Німеччині сьогодні завершилася чергова зустріч Контактноїгрупи з оборони України у форматі "Рамштайн", в якій беруть участь понад 50країн, включаючи союзників по НАТО та представників країн-партнерів. Група єголовною платформою для координації військових спроможностей, які союзники поНАТО та представники міжнародного співтовариства надають Україні дляпротистояння російській агресії.</text:p>
      <text:p text:style-name="P4">
Source: <text:a xlink:type="simple" xlink:href="https://www.ukrinform.ua/rubric-ato/3699038-ssa-pidgotuvali-dla-kontrnastupu-devat-ukrainskih-mehanizovanih-brigad.html" text:style-name="Internet_20_link" text:visited-style-name="Visited_20_Internet_20_Link">
https://www.ukrinform.ua/rubric-ato/3699038-ssa-pidgotuvali-dla-kontrnastupu-devat-ukrainskih-mehanizovanih-brigad.html</text:a>
</text:p>
      <!--NEWS-->
      <text:h text:style-name="P10" text:outline-level="1">
<text:span text:style-name="T4">
Війна путіна стала причиною розширення НАТО, а не навпаки – Остін</text:span>
</text:h>
      <text:p text:style-name="P4">
Authors: Ukrinform (Person)</text:p>
      <text:p text:style-name="P4">
Publisher: Укринформ (Organization)</text:p>
      <text:p text:style-name="P4">
Published Time: 2023-04-21T19:15:00+03:00</text:p>
      <text:p text:style-name="P4">
Modified Time: 2023-04-21T19:15:00+03:00</text:p>
      <text:p text:style-name="P4">
Description: Глава Пентагону Ллойд Остін заявив, що саме війна росії проти України призвела до розширення Північноатлантичного альянсу, а не навпаки, як заявляла російська влада перед початком вторгнення.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НАТО', 'Пентагон', 'Остін', 'Зустріч Рамштайн']</text:p>
      <text:p text:style-name="P4">
Type: Article</text:p>
      <!--METADATA-->
      <text:p text:style-name="P4">
<draw:frame draw:style-name="fr1" draw:name="Image167" text:anchor-type="as-char" svg:width="6.9236in" svg:height="3.956343in" draw:z-index="0">
<draw:image xlink:href="../Images/yкринформ/2023-04-21T19-15-00-03-00/630_360_1676392928-683.jpg" xlink:type="simple" xlink:show="embed" xlink:actuate="onLoad" draw:mime-type="image/jpeg"/>
</draw:frame>
 ГлаваПентагону Ллойд Остін заявив, що саме війна росії проти України призвела дорозширення Північноатлантичного альянсу, а не навпаки, як заявляла російськавлада перед початком вторгнення.</text:p>
      <text:p text:style-name="P4">
Про це він сказав під час виступу за результатами 11-го засідання Контактноїгрупи з питань оборони України у форматі «Рамштайн» у п’ятницю, передаєвласний кореспондент Укрінформу.</text:p>
      <text:p text:style-name="P4">
«Війна за вибором путіна сталася не за результатом розширення НАТО. Війнапутіна стала причиною розширення <text:a xlink:type="simple" xlink:href="https://www.ukrinform.ua/tag-nato" text:style-name="Internet_20_link" text:visited-style-name="Visited_20_Internet_20_Link">
 </text:a>
 », -зауважив Остін.</text:p>
      <text:p text:style-name="P4">
Він підкреслив, що в 11-му засіданні Контактної групи з питань оборони УкраїниФінляндія вперше взяла участь як член Північноатлантичного альянсу.</text:p>
      <text:p text:style-name="P4">
<text:span text:style-name="T4">
Читайте також:</text:span>
 <text:a xlink:type="simple" xlink:href="https://www.ukrinform.ua/rubric-ato/3699020-ukraina-najbilse-potrebue-nazemnih-sistem-ppo-glava-pentagonu.html" text:style-name="Internet_20_link" text:visited-style-name="Visited_20_Internet_20_Link">
 </text:a>
</text:p>
      <text:p text:style-name="P4">
«І я очікую, що Швеція приєднається незабаром», - додав глава Пентагону.</text:p>
      <text:p text:style-name="P4">
Він підкреслив, що путін допустився багатьох грубих прорахунків, коли віддавнаказ вторгнутися в Україну.</text:p>
      <text:p text:style-name="P4">
«Він думав, що Україна не наважиться дати відсіч, але Україна тримається міцноза допомогою своїх партнерів. путін думав, що наша єдність розколеться, алежорстока війна за вибором росії тільки зблизила нас», - наголосив міністроборони США.</text:p>
      <text:p text:style-name="P4">
<text:span text:style-name="T4">
Читайте також:</text:span>
 <text:a xlink:type="simple" xlink:href="https://www.ukrinform.ua/rubric-ato/3699042-persi-navcalni-tanki-abrams-dla-ukrainskih-vijskovih-nadijdut-za-kilka-tizniv.html" text:style-name="Internet_20_link" text:visited-style-name="Visited_20_Internet_20_Link">
 </text:a>
</text:p>
      <text:p text:style-name="P4">
Як повідомляв Укрінформ, лише за кілька останніх місяців країни формату«Рамштайн» <text:a xlink:type="simple" xlink:href="https://www.ukrinform.ua/rubric-ato/3699004-kraini-formatu-ramstajn-postavili-v-ukrainu-ponad-230-tankiv-ostin.html" text:style-name="Internet_20_link" text:visited-style-name="Visited_20_Internet_20_Link">
 </text:a>
 , більше 1550броньованих машин, а також іншого обладнання й боєприпасів для підтримки понаддев’яти нових бронетанкових бригад.</text:p>
      <text:p text:style-name="P4">
<text:span text:style-name="T5">
Фото: АА</text:span>
</text:p>
      <text:p text:style-name="P4">
Source: <text:a xlink:type="simple" xlink:href="https://www.ukrinform.ua/rubric-world/3699045-vijna-putina-stala-pricinou-rozsirenna-nato-a-ne-navpaki-ostin.html" text:style-name="Internet_20_link" text:visited-style-name="Visited_20_Internet_20_Link">
https://www.ukrinform.ua/rubric-world/3699045-vijna-putina-stala-pricinou-rozsirenna-nato-a-ne-navpaki-ostin.html</text:a>
</text:p>
      <!--NEWS-->
      <text:h text:style-name="P10" text:outline-level="1">
<text:span text:style-name="T4">
Зброя та підтримка економіки: Зеленський провів нараду про заплановані міжнародні заходи</text:span>
</text:h>
      <text:p text:style-name="P4">
Authors: Ukrinform (Person)</text:p>
      <text:p text:style-name="P4">
Publisher: Укринформ (Organization)</text:p>
      <text:p text:style-name="P4">
Published Time: 2023-04-21T19:20:57+03:00</text:p>
      <text:p text:style-name="P4">
Modified Time: 2023-04-21T19:20:57+03:00</text:p>
      <text:p text:style-name="P4">
Description: Президент України Володимир Зеленський провів нараду стосовно запланованих на найближчі тижні і місяці міжнародних заходів, що мають надати допомогу нашій обороні. — Укрінформ.</text:p>
      <text:p text:style-name="P4">
Images: ["<text:a xlink:type="simple" xlink:href="https://static.ukrinform.com/photos/2023_04/thumb_files/630_360_1682093856-158.jpeg" text:style-name="Internet_20_link" text:visited-style-name="Visited_20_Internet_20_Link">
630_360_16820...</text:a>
"]</text:p>
      <text:p text:style-name="P4">
Tags: ['Президент', 'Звернення', 'Зеленський']</text:p>
      <text:p text:style-name="P4">
Type: Article</text:p>
      <!--METADATA-->
      <text:p text:style-name="P4">
<draw:frame draw:style-name="fr1" draw:name="Image168" text:anchor-type="as-char" svg:width="6.9236in" svg:height="3.956343in" draw:z-index="0">
<draw:image xlink:href="../Images/yкринформ/2023-04-21T19-20-57-03-00/630_360_1682093856-158.jpeg" xlink:type="simple" xlink:show="embed" xlink:actuate="onLoad" draw:mime-type="image/jpeg"/>
</draw:frame>
 ПрезидентУкраїни Володимир Зеленський провів нараду стосовно запланованих на найближчітижні і місяці міжнародних заходів, що мають надати допомогу нашій обороні.</text:p>
      <text:p text:style-name="P4">
Про це глава держави розповів у <text:a xlink:type="simple" xlink:href="https://t.me/V_Zelenskiy_official/5946" text:style-name="Internet_20_link" text:visited-style-name="Visited_20_Internet_20_Link">
 </text:a>
передає Укрінформ.</text:p>
      <text:p text:style-name="P4">
Відео: <text:a xlink:type="simple" xlink:href="https://t.me/OP_UA/9306" text:style-name="Internet_20_link" text:visited-style-name="Visited_20_Internet_20_Link">
 </text:a>
</text:p>
      <text:p text:style-name="P4">
"Провів сьогодні й спеціальну нараду щодо тих заходів – передусім міжнародних,– які мають відбутися найближчими тижнями й місяцями. Ми детально опрацьовуємозміст кожного заходу. Україна й наші воїни не мають часу на формальну політикута будь-які непрактичні речі. Кожен захід, кожні переговори й зустрічі маютьдати конкретну допомогу обороні, мають конкретно посилювати наших воїнів ізахист наших цінностей", - сказав Президент.</text:p>
      <text:p text:style-name="P4">
<text:span text:style-name="T4">
Читайте також:</text:span>
 <text:a xlink:type="simple" xlink:href="https://www.ukrinform.ua/rubric-ato/3699041-zelenskij-zaraz-nam-treba-zberigati-ednist-i-povnu-koncentraciu-na-oboroni.html" text:style-name="Internet_20_link" text:visited-style-name="Visited_20_Internet_20_Link">
 <text:span text:style-name="T4">
Зеленськ</text:span>
 </text:a>
</text:p>
      <text:p text:style-name="P4">
За його словами, йдеться про зброю й снаряди для наших воїнів, стійкість длянашої економіки, реальну підготовленість до будь-яких сценаріїв війни. "Усе цеабсолютно предметно. Так було й так буде", - наголосив Зеленський.</text:p>
      <text:p text:style-name="P4">
Як повідомляв Укрінформ, Президент України Володимир Зеленський <text:a xlink:type="simple" xlink:href="https://www.ukrinform.ua/rubric-economy/3698969-zelenskij-zustrivsa-z-prezidentkou-ebrr.html" text:style-name="Internet_20_link" text:visited-style-name="Visited_20_Internet_20_Link">
</text:a>
 , обговорили реалізацію проєктів відновлення ірозвитку України.</text:p>
      <text:p text:style-name="P4">
Фото: ОП</text:p>
      <text:p text:style-name="P4">
Source: <text:a xlink:type="simple" xlink:href="https://www.ukrinform.ua/rubric-polytics/3699043-zbroa-ta-pidtrimka-ekonomiki-zelenskij-proviv-naradu-pro-zaplanovani-miznarodni-zahodi.html" text:style-name="Internet_20_link" text:visited-style-name="Visited_20_Internet_20_Link">
https://www.ukrinform.ua/rubric-polytics/3699043-zbroa-ta-pidtrimka-ekonomiki-zelenskij-proviv-naradu-pro-zaplanovani-miznarodni-zahodi.html</text:a>
</text:p>
      <!--NEWS-->
      <text:h text:style-name="P10" text:outline-level="1">
<text:span text:style-name="T4">
Перші навчальні танки Abrams для українських військових надійдуть за кілька тижнів</text:span>
</text:h>
      <text:p text:style-name="P4">
Authors: Ukrinform (Person)</text:p>
      <text:p text:style-name="P4">
Publisher: Укринформ (Organization)</text:p>
      <text:p text:style-name="P4">
Published Time: 2023-04-21T19:23:00+03:00</text:p>
      <text:p text:style-name="P4">
Modified Time: 2023-04-21T19:23:00+03:00</text:p>
      <text:p text:style-name="P4">
Description: Сполучені Штати Америки за кілька тижнів розпочнуть навчати українських захисників використанню та обслуговування танків Abrams. — Укрінформ.</text:p>
      <text:p text:style-name="P4">
Images: ["<text:a xlink:type="simple" xlink:href="https://static.ukrinform.com/photos/2023_01/thumb_files/630_360_1674614374-408.jpg" text:style-name="Internet_20_link" text:visited-style-name="Visited_20_Internet_20_Link">
630_360_16746...</text:a>
"]</text:p>
      <text:p text:style-name="P4">
Tags: ['Танк', 'ЗСУ', 'Abrams ', 'Марк Міллі ']</text:p>
      <text:p text:style-name="P4">
Type: Article</text:p>
      <!--METADATA-->
      <text:p text:style-name="P4">
<draw:frame draw:style-name="fr1" draw:name="Image169" text:anchor-type="as-char" svg:width="6.9236in" svg:height="3.956343in" draw:z-index="0">
<draw:image xlink:href="../Images/yкринформ/2023-04-21T19-23-00-03-00/630_360_1674614374-408.jpg" xlink:type="simple" xlink:show="embed" xlink:actuate="onLoad" draw:mime-type="image/jpeg"/>
</draw:frame>
 СполученіШтати Америки за кілька тижнів розпочнуть навчати українських захисниківвикористанню та обслуговування танків Abrams.</text:p>
      <text:p text:style-name="P4">
Як повідомляє кореспондент Укрінформу, про це у Німеччині розповів керівникОб’єднаного комітету начальників штабів США генерал Марк Міллі.</text:p>
      <text:p text:style-name="P4">
“За кілька тижнів вони (українців - ред.) отримають навчальні танки. Вони не єсповна готовими до бою, тож використовуватимуться для навчання танкістівведенню вогню, маневруванню та обслуговуванню”, - сказав Міллі.</text:p>
      <text:p text:style-name="P4">
<text:span text:style-name="T4">
Читайте також:</text:span>
 <text:a xlink:type="simple" xlink:href="https://www.ukrinform.ua/rubric-ato/3698897-stati-najblizcim-casom-pocnut-navcanna-ukrainskih-vijskovih-na-tankah-abrams-ap.html" text:style-name="Internet_20_link" text:visited-style-name="Visited_20_Internet_20_Link">
 <text:span text:style-name="T4">
Штати</text:span>
 <text:span text:style-name="T4">
найближчим</text:span>
 <text:span text:style-name="T4">
часом</text:span>
 <text:span text:style-name="T4">
почнуть</text:span>
<text:span text:style-name="T4">
навчання</text:span>
 <text:span text:style-name="T4">
українських</text:span>
 <text:span text:style-name="T4">
військових</text:span>
 <text:span text:style-name="T4">
танках</text:span>
 <text:span text:style-name="T4">
Abrams</text:span>
</text:a>
</text:p>
      <text:p text:style-name="P4">
За його словами, ці навчальні танки надійдуть у рамках “пакету матеріально-технічної підтримки, аби провести навчання, поки інші танки перебувають уремонті, що врешті прискорить їх доставку”.</text:p>
      <text:p text:style-name="P4">
“У війні немає універсального рішення, але в цьому випадку, щойно <text:a xlink:type="simple" xlink:href="https://www.ukrinform.ua/tag-tank" text:style-name="Internet_20_link" text:visited-style-name="Visited_20_Internet_20_Link">
</text:a>
 Abrams надійдуть та досягнуть своїхопераційних можливостей, вони будуть дуже ефективними на полі бою”, -наголосив генерал.</text:p>
      <text:p text:style-name="P4">
Як повідомлялося, очікується, що для навчання українських військовихдоставлять 31 танк Abrams на полігон Графенвер у Німеччині.</text:p>
      <text:p text:style-name="P4">
<text:span text:style-name="T4">
Читайте також:</text:span>
 <text:a xlink:type="simple" xlink:href="https://www.ukrinform.ua/rubric-ato/3699004-kraini-formatu-ramstajn-postavili-v-ukrainu-ponad-230-tankiv-ostin.html" text:style-name="Internet_20_link" text:visited-style-name="Visited_20_Internet_20_Link">
 <text:span text:style-name="T4">
танк</text:span>
 </text:a>
</text:p>
      <text:p text:style-name="P4">
Сьогодні, 21 квітня, у Німеччині завершилася чергова зустріч Контактної групиз оборони України у форматі "Рамштайн", в якій беруть участь понад 50 країн,включаючи союзників по НАТО та представників країн-партнерів. Група є головноюплатформою для координації військових спроможностей, які союзники по НАТО тапредставники міжнародного співтовариства надають Україні для протистоянняросійській агресії.</text:p>
      <text:p text:style-name="P4">
Source: <text:a xlink:type="simple" xlink:href="https://www.ukrinform.ua/rubric-ato/3699042-persi-navcalni-tanki-abrams-dla-ukrainskih-vijskovih-nadijdut-za-kilka-tizniv.html" text:style-name="Internet_20_link" text:visited-style-name="Visited_20_Internet_20_Link">
https://www.ukrinform.ua/rubric-ato/3699042-persi-navcalni-tanki-abrams-dla-ukrainskih-vijskovih-nadijdut-za-kilka-tizniv.html</text:a>
</text:p>
      <!--NEWS-->
      <text:h text:style-name="P10" text:outline-level="1">
<text:span text:style-name="T4">
Україна нарощуватиме власний нафтовидобуток – Шмигаль</text:span>
</text:h>
      <text:p text:style-name="P4">
Authors: Ukrinform (Person)</text:p>
      <text:p text:style-name="P4">
Publisher: Укринформ (Organization)</text:p>
      <text:p text:style-name="P4">
Published Time: 2023-04-21T19:26:05+03:00</text:p>
      <text:p text:style-name="P4">
Modified Time: 2023-04-21T19:26:05+03:00</text:p>
      <text:p text:style-name="P4">
Description: Використання новітніх технологій для геологічної розвідки допоможе наростити нафтовидобуток.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нафта', "Прем'єр", 'Шмигаль']</text:p>
      <text:p text:style-name="P4">
Type: Article</text:p>
      <!--METADATA-->
      <text:p text:style-name="P4">
<draw:frame draw:style-name="fr1" draw:name="Image170" text:anchor-type="as-char" svg:width="6.9236in" svg:height="3.956343in" draw:z-index="0">
<draw:image xlink:href="../Images/yкринформ/2023-04-21T19-26-05-03-00/630_360_1676995305-131.jpg" xlink:type="simple" xlink:show="embed" xlink:actuate="onLoad" draw:mime-type="image/jpeg"/>
</draw:frame>
Використання новітніх технологій для геологічної розвідки допоможе нароститинафтовидобуток.</text:p>
      <text:p text:style-name="P4">
Про це Прем’єр-міністр України Денис Шмигаль сказав <text:a xlink:type="simple" xlink:href="https://t.me/Denys_Smyhal/5057" text:style-name="Internet_20_link" text:visited-style-name="Visited_20_Internet_20_Link">
</text:a>
 , передає Укрінформ.</text:p>
      <text:p text:style-name="P4">
«Нафтопереробка та нафтотранспортування. Українські нафтопроводи працюютьефективно, а запаси нафти будемо зберігати в новозбудованих надійних сховищах.Використання новітніх технологій для геологічної розвідки допоможе нароститинафтовидобуток», - сказав Шмигаль.</text:p>
      <text:p text:style-name="P4">
<text:span text:style-name="T4">
Читайте також:</text:span>
 <text:a xlink:type="simple" xlink:href="https://www.ukrinform.ua/rubric-economy/3699029-ukraina-planue-stati-gazovim-sejfom-evropi-smigal.html" text:style-name="Internet_20_link" text:visited-style-name="Visited_20_Internet_20_Link">
 <text:span text:style-name="T4">
Шмигаль</text:span>
 </text:a>
</text:p>
      <text:p text:style-name="P4">
За його словами, модернізація нафтопроводів відкриє можливість транспортуваннянафти до Німеччини, Угорщини, Словаччини та Чехії з одночасною опцією їїімпорту для посилення енергобезпеки України.</text:p>
      <text:p text:style-name="P4">
«Окреме завдання, яке містить багато з озвучених вище пунктів – це підготовкадо осінньо-зимового періоду. Готуємося до різних сценаріїв. Ремонтуємопошкоджене. Будуємо нове. Накопичуємо енергоресурси. Мобілізуємо допомогу відміжнародних партнерів для всіх цих цілей», - сказав Шмигаль.</text:p>
      <text:p text:style-name="P4">
<text:span text:style-name="T4">
Читайте також:</text:span>
 <text:a xlink:type="simple" xlink:href="https://www.ukrinform.ua/rubric-economy/3698520-naftogaz-vikonav-zobovazanna-za-novou-programou-mvf-cernisov.html" text:style-name="Internet_20_link" text:visited-style-name="Visited_20_Internet_20_Link">
 <text:span text:style-name="T4">
Нафт</text:span>
 </text:a>
</text:p>
      <text:p text:style-name="P4">
Він підкреслив те, що відповідальні за кожне завдання визначені, дорожня картає, проєкти також.</text:p>
      <text:p text:style-name="P4">
Як повідомляв Укрінформ, НАК «Нафтогаз України» <text:a xlink:type="simple" xlink:href="https://www.ukrinform.ua/rubric-economy/3698961-naftogaz-planue-zalucati-amerikanski-kompanii-dla-zbilsenna-vidobutku-v-ukraini.html" text:style-name="Internet_20_link" text:visited-style-name="Visited_20_Internet_20_Link">
</text:a>
 .</text:p>
      <text:p text:style-name="P4">
Фото: КМУ</text:p>
      <text:p text:style-name="P4">
Source: <text:a xlink:type="simple" xlink:href="https://www.ukrinform.ua/rubric-economy/3699044-ukraina-narosuvatime-vlasnij-naftovidobutok-smigal.html" text:style-name="Internet_20_link" text:visited-style-name="Visited_20_Internet_20_Link">
https://www.ukrinform.ua/rubric-economy/3699044-ukraina-narosuvatime-vlasnij-naftovidobutok-smigal.html</text:a>
</text:p>
      <!--NEWS-->
      <text:h text:style-name="P10" text:outline-level="1">
<text:span text:style-name="T4">
В Україні передадуть понад ₴2,9 мільйона активів московської біржі в дохід держави</text:span>
</text:h>
      <text:p text:style-name="P4">
Authors: Ukrinform (Person)</text:p>
      <text:p text:style-name="P4">
Publisher: Укринформ (Organization)</text:p>
      <text:p text:style-name="P4">
Published Time: 2023-04-21T19:28:00+03:00</text:p>
      <text:p text:style-name="P4">
Modified Time: 2023-04-21T19:28:00+03:00</text:p>
      <text:p text:style-name="P4">
Description: Активи ПАТ “Московська біржа ММВБ-РТС” стягнуто в дохід держави. Ідеться про 2 978 000, 00 грн. — Укрінформ.</text:p>
      <text:p text:style-name="P4">
Images: ["<text:a xlink:type="simple" xlink:href="https://static.ukrinform.com/photos/2023_04/thumb_files/630_360_1682094660-742.jpg" text:style-name="Internet_20_link" text:visited-style-name="Visited_20_Internet_20_Link">
630_360_16820...</text:a>
"]</text:p>
      <text:p text:style-name="P4">
Tags: ["Мін'юст", 'Гроші', 'росія', 'біржа']</text:p>
      <text:p text:style-name="P4">
Type: Article</text:p>
      <!--METADATA-->
      <text:p text:style-name="P4">
<draw:frame draw:style-name="fr1" draw:name="Image171" text:anchor-type="as-char" svg:width="6.9236in" svg:height="3.956343in" draw:z-index="0">
<draw:image xlink:href="../Images/yкринформ/2023-04-21T19-28-00-03-00/630_360_1682094660-742.jpg" xlink:type="simple" xlink:show="embed" xlink:actuate="onLoad" draw:mime-type="image/jpeg"/>
</draw:frame>
 Активи ПАТ“Московська біржа ММВБ-РТС” стягнуто в дохід держави. Ідеться про 2 978 000,00 грн.</text:p>
      <text:p text:style-name="P4">
Як передає Укрінформ, про це інформує пресслужба Міністерства юстиції Україниу <text:a xlink:type="simple" xlink:href="https://www.facebook.com/minjust.official/posts/pfbid02FxNh3QJ5JPxk9kEphwrsHtDtCf8FswcX8nMUoyd9iDsLshTRC3V7Zyk1p697sJtRl" text:style-name="Internet_20_link" text:visited-style-name="Visited_20_Internet_20_Link">
</text:a>
.</text:p>
      <text:p text:style-name="P4">
“19 квітня 2023 року Вищим антикорупційним судом України задоволено позовМіністерства юстиції України. Після набрання рішенням законної сили в дохіддержави буде стягнуто 1,44 % акцій ПАТ «Розрахунковий центр з обслуговуваннядоговорів на фінансових ринках», якими володіє ПАТ «Московська біржа ММВБ-РТС», загальна номінальна вартість яких становить 2 978 000, 00 грн”, -йдеться у повідомленні.</text:p>
      <text:p text:style-name="P4">
У Мін’юсті нагадують, що 12 квітня 2023 року міністерство подало до Вищогоантикорупційного суду позовну заяву до ПАТ «Московська біржа ММВБ-РТС» прозастосування санкції, передбаченої пунктом 1¹ частини першої статті 4 ЗУ «Просанкції».</text:p>
      <text:p text:style-name="P4">
<text:span text:style-name="T4">
Читайте також:</text:span>
 <text:a xlink:type="simple" xlink:href="https://www.ukrinform.ua/rubric-economy/3698814-beb-arestuvalo-korporativni-prava-bukmekerskoi-kompanii-za-spivpracu-z-rosieu.html" text:style-name="Internet_20_link" text:visited-style-name="Visited_20_Internet_20_Link">
 <text:span text:style-name="T4">
букмекер</text:span>
 </text:a>
</text:p>
      <text:p text:style-name="P4">
Зазначається, що ПАТ «Московська біржа ММВБ-РТС» є власником акцiй ПАТ«Розрахунковий центр з обслуговування договорів на фінансових ринках».</text:p>
      <text:p text:style-name="P4">
Як повідомлялося, 13 квітня Міністерство юстиції України подало позовну заявудо Вищого антикорупційного суду <text:a xlink:type="simple" xlink:href="https://www.ukrinform.ua/rubric-society/3695779-minust-podav-pozov-do-vaks-pro-zastosuvanna-sankcij-sodo-kolaboranta-saldo.html" text:style-name="Internet_20_link" text:visited-style-name="Visited_20_Internet_20_Link">
 </text:a>
 , який, зокрема, у період окупації Херсона очолювавт.зв. військово-цивільну адміністрацію Херсонської області.</text:p>
      <text:p text:style-name="P4">
Source: <text:a xlink:type="simple" xlink:href="https://www.ukrinform.ua/rubric-economy/3699049-v-ukraini-peredadut-ponad-29-miljona-aktiviv-moskovskoi-birzi-v-dohid-derzavi.html" text:style-name="Internet_20_link" text:visited-style-name="Visited_20_Internet_20_Link">
https://www.ukrinform.ua/rubric-economy/3699049-v-ukraini-peredadut-ponad-29-miljona-aktiviv-moskovskoi-birzi-v-dohid-derzavi.html</text:a>
</text:p>
      <!--NEWS-->
      <text:h text:style-name="P10" text:outline-level="1">
<text:span text:style-name="T4">
Стефанчук візьме участь у саміті голів парламентів країн-членів та кандидатів на членство в ЄС</text:span>
</text:h>
      <text:p text:style-name="P4">
Authors: Ukrinform (Person)</text:p>
      <text:p text:style-name="P4">
Publisher: Укринформ (Organization)</text:p>
      <text:p text:style-name="P4">
Published Time: 2023-04-21T19:30:00+03:00</text:p>
      <text:p text:style-name="P4">
Modified Time: 2023-04-21T19:30:00+03:00</text:p>
      <text:p text:style-name="P4">
Description: Голова Верховної Ради Руслан Стефанчук візьме участь у саміті голів парламентів країн-членів Європейського Сюзу та країн-кандидатів на членство в ЄС, який відбудеться наступного тижня в Празі (Чехія). — Укрінформ.</text:p>
      <text:p text:style-name="P4">
Images: ["<text:a xlink:type="simple" xlink:href="https://static.ukrinform.com/photos/2023_04/thumb_files/630_360_1681998879-794.jpg" text:style-name="Internet_20_link" text:visited-style-name="Visited_20_Internet_20_Link">
630_360_16819...</text:a>
"]</text:p>
      <text:p text:style-name="P4">
Tags: ['Євросоюз', 'Верховна Рада', 'Стефанчук']</text:p>
      <text:p text:style-name="P4">
Type: Article</text:p>
      <!--METADATA-->
      <text:p text:style-name="P4">
<draw:frame draw:style-name="fr1" draw:name="Image172" text:anchor-type="as-char" svg:width="6.9236in" svg:height="3.956343in" draw:z-index="0">
<draw:image xlink:href="../Images/yкринформ/2023-04-21T19-30-00-03-00/630_360_1681998879-794.jpg" xlink:type="simple" xlink:show="embed" xlink:actuate="onLoad" draw:mime-type="image/jpeg"/>
</draw:frame>
 ГоловаВерховної Ради Руслан Стефанчук візьме участь у саміті голів парламентівкраїн-членів Європейського Сюзу та країн-кандидатів на членство в ЄС, якийвідбудеться наступного тижня в Празі (Чехія).</text:p>
      <text:p text:style-name="P4">
Про це спікер українського парламенту розповів в <text:a xlink:type="simple" xlink:href="https://www.ukrinform.ua/rubric-polytics/3698464-ruslan-stefancuk-golova-verhovnoi-radi.html" text:style-name="Internet_20_link" text:visited-style-name="Visited_20_Internet_20_Link">
</text:a>
 .</text:p>
      <text:p text:style-name="P4">
"Наступного тижня будемо брати участь у саміті голів парламентів країнЄвросоюзу, а також країн-кандидатів на вступ до ЄС, де окремообговорюватиметься питання України. Я переконаний, що наша участь у цьомусаміті буде дуже активною. Хочемо, щоб на рівні парламентів світу булопідтверджено, що український парламент має дуже високий рівень виконаннязобов’язань щодо майбутнього Української держави в Євросоюзі", – сказав він.За словами Стефанчука, ключове питання саміту – синхронізація дій.</text:p>
      <text:p text:style-name="P4">
<text:span text:style-name="T4">
Читайте також:</text:span>
 <text:a xlink:type="simple" xlink:href="https://www.ukrinform.ua/rubric-polytics/3698836-vlada-pragne-pocati-peregovori-pro-clenstvo-ukraini-v-es-do-kinca-roku-stefancuk.html" text:style-name="Internet_20_link" text:visited-style-name="Visited_20_Internet_20_Link">
 <text:span text:style-name="T4">
Стефанчук</text:span>
 </text:a>
</text:p>
      <text:p text:style-name="P4">
Голова ВР зауважив, що рішення щодо членства України в Євросоюзі та НАТОухвалюватиметься парламентами країн-членів відповідних організацій, тому, найого переконання, парламентська дипломатія є надзвичайно важливою. "Я їду насаміт за підтримкою цих двох шляхів Української держави. Мені дуже важливоприїхати звідти з впевненістю у тому, що парламентська спільнота підтримує якєвропейські, так і євроатлантичні прагнення України", – додав він.</text:p>
      <text:p text:style-name="P4">
У цьому контексті Стефанчук поінформував, що в межах поїздки до Праги плануєпровести близько 20 двосторонніх зустрічей, зокрема зі спікерами європейськихпарламентів, під час яких першочергово обговорюватиметься питання інтеграціїУкраїни до ЄС та НАТО.</text:p>
      <text:p text:style-name="P4">
Водночас спікер українського парламенту розповів, що на порядку денному візитутакож будуть такі питання: підтримка Української держави на парламентськомурівні, щоб парламентарії тиснули на свої уряди з метою надання швидкої тавчасної допомоги; створення спеціального трибуналу для російської федерації;визнання Голодомору 1932-1933 років геноцидом українського народу; підтримкаФормули миру, запропонованої Президентом Володимиром Зеленським; поверненнядепортованих українських дітей додому.</text:p>
      <text:p text:style-name="P4">
<text:span text:style-name="T4">
Читайте також:</text:span>
 <text:a xlink:type="simple" xlink:href="https://www.ukrinform.ua/rubric-polytics/3698473-stefancuk-vvazae-so-pitanna-parlamentskih-viboriv-zaraz-ne-na-casi.html" text:style-name="Internet_20_link" text:visited-style-name="Visited_20_Internet_20_Link">
 <text:span text:style-name="T4">
Стефанчук</text:span>
 </text:a>
</text:p>
      <text:p text:style-name="P4">
"Кожне з цих питань окремо обговорюватиметься з кожним спікером. Я також будузапрошувати колег в Україну, тому що спікери, які приїжджають в Україну,повертаються в свої країни зовсім іншими людьми. Ми це спостерігали не одинраз. Наша країна відкрита. Ми чекаємо всіх", – підсумував Стефанчук.</text:p>
      <text:p text:style-name="P4">
Як повідомлялося, Президент Володимир Зеленський 28 лютого 2022 року <text:a xlink:type="simple" xlink:href="https://www.ukrinform.ua/rubric-ato/3416117-prezident-pidpisav-zaavku-na-clenstvo-ukraini-v-es.html" text:style-name="Internet_20_link" text:visited-style-name="Visited_20_Internet_20_Link">
</text:a>
 .</text:p>
      <text:p text:style-name="P4">
23 червня минулого року глави держав та урядів Євросоюзу ухвалили рішення щодонадання Україні статусу країни-кандидата на входження до ЄС.</text:p>
      <text:p text:style-name="P4">
Source: <text:a xlink:type="simple" xlink:href="https://www.ukrinform.ua/rubric-polytics/3698946-stefancuk-vizme-ucast-u-samiti-goliv-parlamentiv-kraincleniv-ta-kandidativ-na-clenstvo-v-es.html" text:style-name="Internet_20_link" text:visited-style-name="Visited_20_Internet_20_Link">
https://www.ukrinform.ua/rubric-polytics/3698946-stefancuk-vizme-ucast-u-samiti-goliv-parlamentiv-kraincleniv-ta-kandidativ-na-clenstvo-v-es.html</text:a>
</text:p>
      <!--NEWS-->
      <text:h text:style-name="P10" text:outline-level="1">
<text:span text:style-name="T4">
Кабмін спрямував залишки коштів ЄІБ на відновлення обʼєктів будівництва та інфраструктури</text:span>
</text:h>
      <text:p text:style-name="P4">
Authors: Ukrinform (Person)</text:p>
      <text:p text:style-name="P4">
Publisher: Укринформ (Organization)</text:p>
      <text:p text:style-name="P4">
Published Time: 2023-04-21T19:33:03+03:00</text:p>
      <text:p text:style-name="P4">
Modified Time: 2023-04-21T19:33:03+03:00</text:p>
      <text:p text:style-name="P4">
Description: Кабінет Міністрів спрямував залишки коштів спеціального фонду державного бюджету Державному агентству відновлення та Міністерству розвитку громад, територій та інфраструктури на відновлення обʼєктів будівництва та інфраструктури.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Уряд', 'Мельничук']</text:p>
      <text:p text:style-name="P4">
Type: Article</text:p>
      <!--METADATA-->
      <text:p text:style-name="P4">
<draw:frame draw:style-name="fr1" draw:name="Image173" text:anchor-type="as-char" svg:width="6.9236in" svg:height="3.956343in" draw:z-index="0">
<draw:image xlink:href="../Images/yкринформ/2023-04-21T19-33-03-03-00/630_360_1678738628-217.jpg" xlink:type="simple" xlink:show="embed" xlink:actuate="onLoad" draw:mime-type="image/jpeg"/>
</draw:frame>
 КабінетМіністрів спрямував залишки коштів спеціального фонду державного бюджетуДержавному агентству відновлення та Міністерству розвитку громад, територій таінфраструктури на відновлення обʼєктів будівництва та інфраструктури.</text:p>
      <text:p text:style-name="P4">
Як передає Укрінформ, про це в <text:a xlink:type="simple" xlink:href="https://t.me/tmelnychuk/2133" text:style-name="Internet_20_link" text:visited-style-name="Visited_20_Internet_20_Link">
 </text:a>
 повідомивпостійний представник Кабміну у Верховній Раді Тарас Мельничук.</text:p>
      <text:p text:style-name="P4">
«Передбачено, що залишки коштів спеціального фонду державного бюджету, щонадійшли у 2022 році від Європейського інвестиційного банку в рамкахінвестиційних проєктів «Підвищення безпеки автомобільних доріг в містахУкраїни», «Міський громадський транспорт України II», «Програма розвиткумуніципальної інфраструктури України», «Енергоефективність громадськихбудівель в Україні», «Вища освіта України», спрямовуються на безповоротнійоснові на нові бюджетні програми...» - йдеться в повідомленні.</text:p>
      <text:p text:style-name="P4">
<text:span text:style-name="T4">
Читайте також:</text:span>
 <text:a xlink:type="simple" xlink:href="https://www.ukrinform.ua/rubric-society/3697592-urad-udoskonaliv-mehanizm-viplati-pensij-na-period-voennogo-stanu.html" text:style-name="Internet_20_link" text:visited-style-name="Visited_20_Internet_20_Link">
 </text:a>
</text:p>
      <text:p text:style-name="P4">
Зокрема, Держагентству відновлення виділено 179 млрд гривень (видаткирозвитку) на проєктування, відновлення, будівництво, модернізацію,облаштування, ремонт обʼєктів будівництва (громадського призначення,соціальної сфери, культурної спадщини, житлово-комунального господарства,інженерно-транспортної (автомобільні дороги загального користування державногозначення), залізничної, енергетичної інфраструктури, пунктів пропуску черездержавний кордон для автомобільного сполучення, інфраструктури авіаційного,морського та річкового транспорту, а також термомодернізацію житлових ігромадських будівель.</text:p>
      <text:p text:style-name="P4">
Крім того, Міністерству розвитку громад, територій та інфраструктуриспрямовано 4,477 млрд грн для надання субвенції місцевим бюджетам напроєктування, відновлення, будівництво, модернізацію, облаштування, ремонтобʼєктів будівництва громадського призначення, соціальної сфери, культурноїспадщини, житлово-комунального господарства, інших обʼєктів, що мають вплив нажиттєдіяльність населення.</text:p>
      <text:p text:style-name="P4">
<text:span text:style-name="T4">
Читайте також:</text:span>
 <text:a xlink:type="simple" xlink:href="https://www.ukrinform.ua/rubric-polytics/3699043-zbroa-ta-pidtrimka-ekonomiki-zelenskij-proviv-naradu-pro-zaplanovani-miznarodni-zahodi.html" text:style-name="Internet_20_link" text:visited-style-name="Visited_20_Internet_20_Link">
 </text:a>
</text:p>
      <text:p text:style-name="P4">
Як повідомляв Укрінформ, Європейський інвестиційний банк додатково виділив 20млн євро на розвиток системи водопостачання та водовідведення у Миколаєві.Через війну місто ще гостріше відчуло потребу у воді.</text:p>
      <text:p text:style-name="P4">
Source: <text:a xlink:type="simple" xlink:href="https://www.ukrinform.ua/rubric-vidbudova/3699050-kabmin-spramuvav-zaliski-kostiv-eib-na-vidnovlenna-obektiv-budivnictva-ta-infrastrukturi.html" text:style-name="Internet_20_link" text:visited-style-name="Visited_20_Internet_20_Link">
https://www.ukrinform.ua/rubric-vidbudova/3699050-kabmin-spramuvav-zaliski-kostiv-eib-na-vidnovlenna-obektiv-budivnictva-ta-infrastrukturi.html</text:a>
</text:p>
      <!--NEWS-->
      <text:h text:style-name="P10" text:outline-level="1">
<text:span text:style-name="T4">
Ексзаступника міністра оборони підозрюють у махінаціях з харчуванням для військових - НАБУ</text:span>
</text:h>
      <text:p text:style-name="P4">
Authors: Ukrinform (Person)</text:p>
      <text:p text:style-name="P4">
Publisher: Укринформ (Organization)</text:p>
      <text:p text:style-name="P4">
Published Time: 2023-04-21T19:35:00+03:00</text:p>
      <text:p text:style-name="P4">
Modified Time: 2023-04-21T19:35:00+03:00</text:p>
      <text:p text:style-name="P4">
Description: Міжвідомча слідча група у складі детективів НАБУ та слідчих ДБР за процесуального керівництва прокурорів САП повідомили про підозру колишньому заступнику міністра та екскерівнику одного із департаментів Міністерства оборони у зловживаннях при закупівлі харчування для ЗСУ. — Укрінформ.</text:p>
      <text:p text:style-name="P4">
Images: ["<text:a xlink:type="simple" xlink:href="https://static.ukrinform.com/photos/2023_04/thumb_files/630_360_1682095241-238.png" text:style-name="Internet_20_link" text:visited-style-name="Visited_20_Internet_20_Link">
630_360_16820...</text:a>
"]</text:p>
      <text:p text:style-name="P4">
Tags: ['НАБУ', 'ЗСУ', 'Харчування']</text:p>
      <text:p text:style-name="P4">
Type: Article</text:p>
      <!--METADATA-->
      <text:p text:style-name="P4">
<draw:frame draw:style-name="fr1" draw:name="Image174" text:anchor-type="as-char" svg:width="6.9236in" svg:height="3.956343in" draw:z-index="0">
<draw:image xlink:href="../Images/yкринформ/2023-04-21T19-35-00-03-00/630_360_1682095241-238.png" xlink:type="simple" xlink:show="embed" xlink:actuate="onLoad" draw:mime-type="image/png"/>
</draw:frame>
 Міжвідомчаслідча група у складі детективів НАБУ та слідчих ДБР за процесуальногокерівництва прокурорів САП повідомили про підозру колишньому заступникуміністра та екскерівнику одного із департаментів Міністерства оборони узловживаннях при закупівлі харчування для ЗСУ.</text:p>
      <text:p text:style-name="P4">
Як передає Укрінформ, про це повідомляє <text:a xlink:type="simple" xlink:href="https://nabu.gov.ua/news/makhinatc-z-kharchuvanniam-zsu-pidozriu-t-sia-ekszastupnik-ministra-oboroni/" text:style-name="Internet_20_link" text:visited-style-name="Visited_20_Internet_20_Link">
</text:a>
 .</text:p>
      <text:p text:style-name="P4">
Дії підозрюваних заподіяли майже 12 млн грн збитків, а також призвели доперешкоджання виконанню ЗСУ своєї безпосередньої діяльності з оборони країни.Дії осіб кваліфіковані за ч. 2 ст. 28, ч. 2 ст. 114-1, ч. 2 ст. 28, ч. 2 ст.364 Кримінального кодексу України.</text:p>
      <text:p text:style-name="P4">
<text:span text:style-name="T4">
Читайте також:</text:span>
 <text:a xlink:type="simple" xlink:href="https://www.ukrinform.ua/rubric-ato/3676504-minoboroni-zminilo-cini-na-produkti-dla-zsu.html" text:style-name="Internet_20_link" text:visited-style-name="Visited_20_Internet_20_Link">
 <text:span text:style-name="T4">
Міноборони</text:span>
 <text:span text:style-name="T4">
змінило</text:span>
 <text:span text:style-name="T4">
ціни</text:span>
 <text:span text:style-name="T4">
продукти</text:span>
 <text:span text:style-name="T4">
для</text:span>
<text:span text:style-name="T4">
ЗСУ</text:span>
 </text:a>
</text:p>
      <text:p text:style-name="P4">
За даними слідства, у 2020 році Міноборони провело тендери на закупівлі послугз організації харчування для Збройних Сил України на 2021 рік. Колишнійзаступник міністра надав вказівку керівнику департаменту укласти додатковіугоди з постачальниками послуг.</text:p>
      <text:p text:style-name="P4">
Згідно із ними, з основних договорів виключено зобов’язання постачальників зтранспортування продуктів та своєчасного поповнення недоторканих продовольчихзапасів ЗСУ. Відтак, цим тепер мало займатись ЗСУ, витрачаючи додатковібюджетні кошти і залучаючи особовий склад і техніку.</text:p>
      <text:p text:style-name="P4">
В результаті державі заподіяно майже 12 млн збитків. Крім того, діїпідозрюваних призвели до зниження бойової готовності й обороноздатності ЗСУ тастворили потенційну загрозу основам національної безпеки України в особливийперіод.</text:p>
      <text:p text:style-name="P4">
<text:span text:style-name="T4">
Читайте також:</text:span>
 <text:a xlink:type="simple" xlink:href="https://www.ukrinform.ua/rubric-polytics/3665992-vrucenna-pidozr-predstavnikam-minoboroni-ne-stosuutsa-sistemi-harcovih-zakupivel-reznikov.html" text:style-name="Internet_20_link" text:visited-style-name="Visited_20_Internet_20_Link">
 <text:span text:style-name="T4">
Вручення</text:span>
 <text:span text:style-name="T4">
підозр</text:span>
 <text:span text:style-name="T4">
представникам</text:span>
 <text:span text:style-name="T4">
Міноборони</text:span>
<text:span text:style-name="T4">
стосуються</text:span>
 <text:span text:style-name="T4">
системи</text:span>
 <text:span text:style-name="T4">
харчових</text:span>
 <text:span text:style-name="T4">
закупівель</text:span>
 <text:span text:style-name="T4">
Резніков</text:span>
</text:a>
</text:p>
      <text:p text:style-name="P4">
Як повідомлялося, "Дзеркало тижня" опублікувало матеріал, де стверджувалося,що ціни на закупівлю харчів і надання послуг з харчування для військових уконтракті Міноборони перевищують роздрібні у два-три рази.</text:p>
      <text:p text:style-name="P4">
Зокрема в матеріалі наводилися такі дані: “Міноборони законтрактувало яйця по17 грн за штуку, тоді як роздрібна ціна в магазині Києва зараз близько 7 грнза штуку”.</text:p>
      <text:p text:style-name="P4">
У Міноборони наголосили, що відомості про зміст закупівель послуг харчуваннядля військовослужбовців, які набули поширення у ЗМІ, мають ознаки навмиснихманіпуляцій та вводять в оману.</text:p>
      <text:p text:style-name="P4">
Водночас міністр оборони Олексій Резніков зазначив, що продукти для ЗСУпостачають вісім компаній і обіцяв надати депутатам всі контракти та детальнікоментарі з питань забезпечення армії харчуванням.</text:p>
      <text:p text:style-name="P4">
23 січня повідомлялось, що задля забезпечення прозорості в закупівляхпродовольства для Збройних сил України <text:a xlink:type="simple" xlink:href="https://www.ukrinform.ua/rubric-polytics/3657771-vr-iniciue-zakon-sodo-castkovogo-vidkritta-informacii-pro-zakupivli-v-umovah-voennogo-stanu.html" text:style-name="Internet_20_link" text:visited-style-name="Visited_20_Internet_20_Link">
 </text:a>
 .</text:p>
      <text:p text:style-name="P4">
Фото: Генштаб ЗСУ</text:p>
      <text:p text:style-name="P4">
Source: <text:a xlink:type="simple" xlink:href="https://www.ukrinform.ua/rubric-society/3699052-ekszastupnika-ministra-oboroni-pidozruut-u-mahinaciah-z-harcuvannam-dla-zsu.html" text:style-name="Internet_20_link" text:visited-style-name="Visited_20_Internet_20_Link">
https://www.ukrinform.ua/rubric-society/3699052-ekszastupnika-ministra-oboroni-pidozruut-u-mahinaciah-z-harcuvannam-dla-zsu.html</text:a>
</text:p>
      <!--NEWS-->
      <text:h text:style-name="P10" text:outline-level="1">
<text:span text:style-name="T4">
Українка Завацька вийшла до півфіналу турніру ITF в Італії, обігравши росіянку</text:span>
</text:h>
      <text:p text:style-name="P4">
Authors: Ukrinform (Person)</text:p>
      <text:p text:style-name="P4">
Publisher: Укринформ (Organization)</text:p>
      <text:p text:style-name="P4">
Published Time: 2023-04-21T19:37:54+03:00</text:p>
      <text:p text:style-name="P4">
Modified Time: 2023-04-21T19:37:54+03:00</text:p>
      <text:p text:style-name="P4">
Description: Українка Катаріна Завацька пробилася до 1/2 фіналу турніру Міжнародної федерації тенісу (ITF) в Санта-Маргеріта-ді-Пула (Італія). — Укрінформ.</text:p>
      <text:p text:style-name="P4">
Images: ["<text:a xlink:type="simple" xlink:href="https://static.ukrinform.com/photos/2023_04/thumb_files/630_360_1682095066-375.jpg" text:style-name="Internet_20_link" text:visited-style-name="Visited_20_Internet_20_Link">
630_360_16820...</text:a>
"]</text:p>
      <text:p text:style-name="P4">
Tags: ['Теніс']</text:p>
      <text:p text:style-name="P4">
Type: Article</text:p>
      <!--METADATA-->
      <text:p text:style-name="P4">
<draw:frame draw:style-name="fr1" draw:name="Image175" text:anchor-type="as-char" svg:width="6.9236in" svg:height="3.956343in" draw:z-index="0">
<draw:image xlink:href="../Images/yкринформ/2023-04-21T19-37-54-03-00/630_360_1682095066-375.jpg" xlink:type="simple" xlink:show="embed" xlink:actuate="onLoad" draw:mime-type="image/jpeg"/>
</draw:frame>
 УкраїнкаКатаріна Завацька пробилася до 1/2 фіналу турніру Міжнародної федерації тенісу(ITF) в Санта-Маргеріта-ді-Пула (Італія).</text:p>
      <text:p text:style-name="P4">
23-річна уродженка Луцька (№262 світового рейтингу) перемогла у чвертьфіналіросіянку Катерину Макарову (№202) - 6:1, 5:7, 6:2, передає Укрінформ.</text:p>
      <text:p text:style-name="P4">
Путівку у фінал змагань Завацька розіграє з боснійкою Деа Хердзелаш (№396).</text:p>
      <text:p text:style-name="P4">
<text:span text:style-name="T4">
Читайте також:</text:span>
 <text:a xlink:type="simple" xlink:href="https://www.ukrinform.ua/rubric-sports/3698476-svitolina-vistupit-na-turniri-wta-1000-v-madridi.html" text:style-name="Internet_20_link" text:visited-style-name="Visited_20_Internet_20_Link">
 </text:a>
</text:p>
      <text:p text:style-name="P4">
Турнір у Санта-Маргеріта-ді-Пула триватиме до 23 квітня.</text:p>
      <text:p text:style-name="P4">
Фото: Getty Images.</text:p>
      <text:p text:style-name="P4">
Source: <text:a xlink:type="simple" xlink:href="https://www.ukrinform.ua/rubric-sports/3699051-ukrainka-zavacka-vijsla-do-pivfinalu-turniru-itf-v-italii-obigravsi-rosianku.html" text:style-name="Internet_20_link" text:visited-style-name="Visited_20_Internet_20_Link">
https://www.ukrinform.ua/rubric-sports/3699051-ukrainka-zavacka-vijsla-do-pivfinalu-turniru-itf-v-italii-obigravsi-rosianku.html</text:a>
</text:p>
      <!--NEWS-->
      <text:h text:style-name="P10" text:outline-level="1">
<text:span text:style-name="T4">
Зеленський назвав завдання, на які передусім спрямовують державні ресурси</text:span>
</text:h>
      <text:p text:style-name="P4">
Authors: Ukrinform (Person)</text:p>
      <text:p text:style-name="P4">
Publisher: Укринформ (Organization)</text:p>
      <text:p text:style-name="P4">
Published Time: 2023-04-21T19:39:00+03:00</text:p>
      <text:p text:style-name="P4">
Modified Time: 2023-04-21T19:39:00+03:00</text:p>
      <text:p text:style-name="P4">
Description: Президент України Володимир Зеленський наголошує, що головним завданням держави сьогодні є деокупація територій і повернення людей із російської неволі, усі ресурси держави спрямовуються передусім на це. — Укрінформ.</text:p>
      <text:p text:style-name="P4">
Images: ["<text:a xlink:type="simple" xlink:href="https://static.ukrinform.com/photos/2023_02/thumb_files/630_360_1676049059-535.png" text:style-name="Internet_20_link" text:visited-style-name="Visited_20_Internet_20_Link">
630_360_16760...</text:a>
"]</text:p>
      <text:p text:style-name="P4">
Tags: ['Деокупація', 'Полонені', 'Зеленський', 'Війна з росією']</text:p>
      <text:p text:style-name="P4">
Type: Article</text:p>
      <!--METADATA-->
      <text:p text:style-name="P4">
<draw:frame draw:style-name="fr1" draw:name="Image176" text:anchor-type="as-char" svg:width="6.9236in" svg:height="3.956343in" draw:z-index="0">
<draw:image xlink:href="../Images/yкринформ/2023-04-21T19-39-00-03-00/630_360_1676049059-535.png" xlink:type="simple" xlink:show="embed" xlink:actuate="onLoad" draw:mime-type="image/png"/>
</draw:frame>
 ПрезидентУкраїни Володимир Зеленський наголошує, що головним завданням держави сьогодніє деокупація територій і повернення людей із російської неволі, усі ресурсидержави спрямовуються передусім на це.</text:p>
      <text:p text:style-name="P4">
Про це глава держави розповів у своєму <text:a xlink:type="simple" xlink:href="https://www.president.gov.ua/news/zaraz-usim-nam-treba-zberigati-yednist-mobilizovanist-i-povn-82425" text:style-name="Internet_20_link" text:visited-style-name="Visited_20_Internet_20_Link">
</text:a>
 передає Укрінформ.</text:p>
      <text:p text:style-name="P4">
"Усі в Україні маємо розуміти, що головним завданням держави є деокупаціянаших територій, повернення наших земель і наших людей із російської неволі.Ресурси держави спрямовуються передусім на це завдання. І я вдячний усім, хтодопомагає", - сказав Президент.</text:p>
      <text:p text:style-name="P4">
Він висловив вдячність усім, хто зберігає увагу світу до України, хто створюєв Україні робочі місця, хто сплачує податки, хто залишається в країні йпідтримує роботу своїх підприємств, а також усім, хто організовує збори длянаших воїнів та відновлення – в Україні та за кордоном.</text:p>
      <text:p text:style-name="P4">
<text:span text:style-name="T4">
Читайте також:</text:span>
 <text:a xlink:type="simple" xlink:href="https://www.ukrinform.ua/rubric-ato/3699041-zelenskij-zaraz-nam-treba-zberigati-ednist-i-povnu-koncentraciu-na-oboroni.html" text:style-name="Internet_20_link" text:visited-style-name="Visited_20_Internet_20_Link">
 <text:span text:style-name="T4">
Зеленський</text:span>
 </text:a>
</text:p>
      <text:p text:style-name="P4">
"Зараз так само, як і минулого року, усім нам треба зберігати єдність,мобілізованість та повну концентрацію на обороні", - наголосив <text:a xlink:type="simple" xlink:href="https://www.ukrinform.ua/tag-zelenskij" text:style-name="Internet_20_link" text:visited-style-name="Visited_20_Internet_20_Link">
</text:a>
 .</text:p>
      <text:p text:style-name="P4">
Він також подякував усім, хто на державних оборонних підприємствах та вбізнесі, який долучився, виробляє зброю та амуніцію, дрони, і усім, хторемонтує та створює техніку, зокрема для розмінування.</text:p>
      <text:p text:style-name="P4">
"Дякую вам за те, що попри все Україна нарощує наш оборонний виробничийпотенціал", - сказав Президент.</text:p>
      <text:p text:style-name="P4">
<text:span text:style-name="T4">
Читайте також:</text:span>
 <text:a xlink:type="simple" xlink:href="https://www.ukrinform.ua/rubric-polytics/3699043-zbroa-ta-pidtrimka-ekonomiki-zelenskij-proviv-naradu-pro-zaplanovani-miznarodni-zahodi.html" text:style-name="Internet_20_link" text:visited-style-name="Visited_20_Internet_20_Link">
 <text:span text:style-name="T4">
Зеленський</text:span>
 </text:a>
</text:p>
      <text:p text:style-name="P4">
Як повідомляв Укрінформ, для посилення українського військового комплексу(ВПК) уряд розширив перелік компаній, які можуть імпортувати товаривійськового призначення. Цим компаніям надано право імпорту товаріввійськового призначення для потреб власного виробництва.</text:p>
      <text:p text:style-name="P4">
Як відомо, Україна намагається регулярно повертати з російського полону своїхгромадян. 16 квітня Україна та росія провели Великодній обмін полоненими -додому повернулися 130 українських захисників.</text:p>
      <text:p text:style-name="P4">
Source: <text:a xlink:type="simple" xlink:href="https://www.ukrinform.ua/rubric-polytics/3699056-zelenskij-nazvav-zavdanna-na-aki-peredusim-spramovuut-derzavni-resursi.html" text:style-name="Internet_20_link" text:visited-style-name="Visited_20_Internet_20_Link">
https://www.ukrinform.ua/rubric-polytics/3699056-zelenskij-nazvav-zavdanna-na-aki-peredusim-spramovuut-derzavni-resursi.html</text:a>
</text:p>
      <!--NEWS-->
      <text:h text:style-name="P10" text:outline-level="1">
<text:span text:style-name="T4">
Блащак сказав, де в Польщі буде хаб для ремонту українських Leopard 2</text:span>
</text:h>
      <text:p text:style-name="P4">
Authors: Ukrinform (Person)</text:p>
      <text:p text:style-name="P4">
Publisher: Укринформ (Organization)</text:p>
      <text:p text:style-name="P4">
Published Time: 2023-04-21T19:41:00+03:00</text:p>
      <text:p text:style-name="P4">
Modified Time: 2023-04-21T19:41:00+03:00</text:p>
      <text:p text:style-name="P4">
Description: Танки Leopard 2, які західні союзники передають Україні, ймовірно, обслуговуватимуться і ремонтуватимуться на базі оборонного підприємства Bumar – Łabędy у місті Глівіце на півдні Польщі. — Укрінформ.</text:p>
      <text:p text:style-name="P4">
Images: ["<text:a xlink:type="simple" xlink:href="https://static.ukrinform.com/photos/2022_11/thumb_files/630_360_1667378867-275.jpg" text:style-name="Internet_20_link" text:visited-style-name="Visited_20_Internet_20_Link">
630_360_16673...</text:a>
"]</text:p>
      <text:p text:style-name="P4">
Tags: ['Польща', 'Україна', 'Ремонт', ' танк Leopard', 'Маріуш Блащак']</text:p>
      <text:p text:style-name="P4">
Type: Article</text:p>
      <!--METADATA-->
      <text:p text:style-name="P4">
<draw:frame draw:style-name="fr1" draw:name="Image177" text:anchor-type="as-char" svg:width="6.9236in" svg:height="3.956343in" draw:z-index="0">
<draw:image xlink:href="../Images/yкринформ/2023-04-21T19-41-00-03-00/630_360_1667378867-275.jpg" xlink:type="simple" xlink:show="embed" xlink:actuate="onLoad" draw:mime-type="image/jpeg"/>
</draw:frame>
 ТанкиLeopard 2, які західні союзники передають Україні, ймовірно,обслуговуватимуться і ремонтуватимуться на базі оборонного підприємства Bumar– Łabędy у місті Глівіце на півдні Польщі.</text:p>
      <text:p text:style-name="P4">
Про це під час брифінгу для ЗМІ у Рамштайні повідомив віцепрем’єр-міністр,міністр національної оборони Польщі Маріуш Блащак, передає власнийкореспондент Укрінформу.</text:p>
      <text:p text:style-name="P4">
Як зазначив польський міністр, він переконував своїх колег про необхідністьстворення <text:a xlink:type="simple" xlink:href="https://www.ukrinform.ua/tag-remont" text:style-name="Internet_20_link" text:visited-style-name="Visited_20_Internet_20_Link">
 </text:a>
 хабу саме в місті Глівіце.</text:p>
      <text:p text:style-name="P4">
“Bumar у Глівіце має 20-річний досвід обслуговування та ремонту танківLeopard, тому персонал там підготовлений”, - підкреслив Блащак.</text:p>
      <text:p text:style-name="P4">
За його словами, функціонування хабу може бути профінансовано за рахунокстворення відповідного фонду. Він не виключив також залучення до фінансуваннятанкового хабу коштів ЄС та НАТО.</text:p>
      <text:p text:style-name="P4">
<text:span text:style-name="T4">
Читайте також:</text:span>
 <text:a xlink:type="simple" xlink:href="https://www.ukrinform.ua/rubric-ato/3698958-na-bazi-ramstajn-projsla-zustric-tankovoi-koalicii-reznikov-rozpoviv-pro-rezultati.html" text:style-name="Internet_20_link" text:visited-style-name="Visited_20_Internet_20_Link">
 </text:a>
</text:p>
      <text:p text:style-name="P4">
Як повідомлялося, у межах засідання Контактної групи з питань оборони Україниу форматі “Рамштайн” у п'ятницю, 21 квітня, відбулася зустріч глав обороннихвідомств країн, які входять у так звану танкову коаліцію. За його результатами<text:a xlink:type="simple" xlink:href="https://www.ukrinform.ua/rubric-ato/3698958-na-bazi-ramstajn-projsla-zustric-tankovoi-koalicii-reznikov-rozpoviv-pro-rezultati.html" text:style-name="Internet_20_link" text:visited-style-name="Visited_20_Internet_20_Link">
 </text:a>
 про намірищодо створення в Польщі Центру технічного обслуговування та обслуговуванняосновних бойових танків Leopard 2 України.</text:p>
      <text:p text:style-name="P4">
Source: <text:a xlink:type="simple" xlink:href="https://www.ukrinform.ua/rubric-ato/3699053-blasak-skazav-de-v-polsi-bude-hab-dla-remontu-ukrainskih-leopard-2.html" text:style-name="Internet_20_link" text:visited-style-name="Visited_20_Internet_20_Link">
https://www.ukrinform.ua/rubric-ato/3699053-blasak-skazav-de-v-polsi-bude-hab-dla-remontu-ukrainskih-leopard-2.html</text:a>
</text:p>
      <!--NEWS-->
      <text:h text:style-name="P10" text:outline-level="1">
<text:span text:style-name="T4">
Україна розірвала ще одну угоду з країнами СНД про соцвиплати</text:span>
</text:h>
      <text:p text:style-name="P4">
Authors: Ukrinform (Person)</text:p>
      <text:p text:style-name="P4">
Publisher: Укринформ (Organization)</text:p>
      <text:p text:style-name="P4">
Published Time: 2023-04-21T19:48:14+03:00</text:p>
      <text:p text:style-name="P4">
Modified Time: 2023-04-21T19:48:14+03:00</text:p>
      <text:p text:style-name="P4">
Description: Україна вийшла з угоди про гарантії прав громадян у галузі виплати соціальної допомоги, компенсаційних виплат сім'ям з дітьми та аліментів.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СНД', 'Мельничук']</text:p>
      <text:p text:style-name="P4">
Type: Article</text:p>
      <!--METADATA-->
      <text:p text:style-name="P4">
<draw:frame draw:style-name="fr1" draw:name="Image178" text:anchor-type="as-char" svg:width="6.9236in" svg:height="3.956343in" draw:z-index="0">
<draw:image xlink:href="../Images/yкринформ/2023-04-21T19-48-14-03-00/630_360_1659708198-453.jpg" xlink:type="simple" xlink:show="embed" xlink:actuate="onLoad" draw:mime-type="image/jpeg"/>
</draw:frame>
 Українавийшла з угоди про гарантії прав громадян у галузі виплати соціальноїдопомоги, компенсаційних виплат сім'ям з дітьми та аліментів.</text:p>
      <text:p text:style-name="P4">
Як передає Укрінформ, про це в <text:a xlink:type="simple" xlink:href="https://t.me/tmelnychuk/2131" text:style-name="Internet_20_link" text:visited-style-name="Visited_20_Internet_20_Link">
 </text:a>
 повідомивпостійний представник Кабміну у Верховній Раді Тарас Мельничук.</text:p>
      <text:p text:style-name="P4">
«Здійснено вихід з угоди про гарантії прав громадян у галузі виплатисоціальної допомоги, компенсаційних виплат сімʼям з дітьми та аліментів,вчиненої 09.09.1994 у Москві, яку було укладено в межах СНД», - йдеться вповідомленні.</text:p>
      <text:p text:style-name="P4">
Статтею 15 цієї угоди, зокрема, передбачено, що соціальні права громадян (уяких є діти), що виникли відповідно до положень цієї угоди, не втрачають своєїсили й у випадку виходу будь-якої сторони з угоди.</text:p>
      <text:p text:style-name="P4">
<text:span text:style-name="T4">
Читайте також:</text:span>
 <text:a xlink:type="simple" xlink:href="https://www.ukrinform.ua/rubric-society/3697579-urad-sprostiv-poradok-priznacenna-subsidij-pilg-i-deakih-socviplat.html" text:style-name="Internet_20_link" text:visited-style-name="Visited_20_Internet_20_Link">
 <text:span text:style-name="T4">
соцвиплат</text:span>
 </text:a>
</text:p>
      <text:p text:style-name="P4">
Як повідомлялося, Президент Володимир Зеленський підписав указ №158/2023 щодовиходу України з угоди про порядок пенсійного забезпечення та державногострахування співробітників органів внутрішніх справ держав – учасницьСпівдружності незалежних держав.</text:p>
      <text:p text:style-name="P4">
Раніше цього тижня стало відомо, що <text:a xlink:type="simple" xlink:href="https://www.ukrinform.ua/rubric-society/3697557-ukraina-rozirvala-nizku-protokoliv-z-krainami-snd-pro-dopomogu-simam-zagiblih-v-afganistani.html" text:style-name="Internet_20_link" text:visited-style-name="Visited_20_Internet_20_Link">
 </text:a>
 .</text:p>
      <text:p text:style-name="P4">
Фото: Мінреінтеграції</text:p>
      <text:p text:style-name="P4">
Source: <text:a xlink:type="simple" xlink:href="https://www.ukrinform.ua/rubric-society/3699054-ukraina-rozirvala-se-odnu-ugodu-z-krainami-snd-pro-socviplati.html" text:style-name="Internet_20_link" text:visited-style-name="Visited_20_Internet_20_Link">
https://www.ukrinform.ua/rubric-society/3699054-ukraina-rozirvala-se-odnu-ugodu-z-krainami-snd-pro-socviplati.html</text:a>
</text:p>
      <!--NEWS-->
      <text:h text:style-name="P10" text:outline-level="1">
<text:span text:style-name="T4">
Фінляндія відправить Україні нову партію військової допомоги</text:span>
</text:h>
      <text:p text:style-name="P4">
Authors: Ukrinform (Person)</text:p>
      <text:p text:style-name="P4">
Publisher: Укринформ (Organization)</text:p>
      <text:p text:style-name="P4">
Published Time: 2023-04-21T19:50:00+03:00</text:p>
      <text:p text:style-name="P4">
Modified Time: 2023-04-21T19:50:00+03:00</text:p>
      <text:p text:style-name="P4">
Description: Фінляндія оголосила про плани відправити військове спорядження українським військовим, які беруть участь у навчаннях у межах Європейської допоміжної військової місії ЄС для України (EUMAM-Ukraine). — Укрінформ.</text:p>
      <text:p text:style-name="P4">
Images: ["<text:a xlink:type="simple" xlink:href="https://static.ukrinform.com/photos/2023_03/thumb_files/630_360_1677833088-844.jpg" text:style-name="Internet_20_link" text:visited-style-name="Visited_20_Internet_20_Link">
630_360_16778...</text:a>
"]</text:p>
      <text:p text:style-name="P4">
Tags: ['Фінляндія', 'допомога', 'Війна з росією']</text:p>
      <text:p text:style-name="P4">
Type: Article</text:p>
      <!--METADATA-->
      <text:p text:style-name="P4">
<draw:frame draw:style-name="fr1" draw:name="Image179" text:anchor-type="as-char" svg:width="6.9236in" svg:height="3.956343in" draw:z-index="0">
<draw:image xlink:href="../Images/yкринформ/2023-04-21T19-50-00-03-00/630_360_1677833088-844.jpg" xlink:type="simple" xlink:show="embed" xlink:actuate="onLoad" draw:mime-type="image/jpeg"/>
</draw:frame>
 Фінляндіяоголосила про плани відправити військове спорядження українським військовим,які беруть участь у навчаннях у межах Європейської допоміжної військової місіїЄС для України (EUMAM-Ukraine).</text:p>
      <text:p text:style-name="P4">
Про це повідомляє міністерство оборони Фінляндії, передає Укрінформ ізпосиланням на <text:a xlink:type="simple" xlink:href="https://yle.fi/news/tuoreimmat" text:style-name="Internet_20_link" text:visited-style-name="Visited_20_Internet_20_Link">
 </text:a>
 .</text:p>
      <text:p text:style-name="P4">
Зазначається, що президент країни Саулі Нііністьо схвалив відправлення вп’ятницю. Це вже 15-та партія військової допомоги Фінляндії Україні.</text:p>
      <text:p text:style-name="P4">
<text:span text:style-name="T4">
Читайте також:</text:span>
 <text:a xlink:type="simple" xlink:href="https://www.ukrinform.ua/rubric-ato/3698859-kanada-ogolosila-pro-novij-paket-vijskovoi-dopomogi-ukraini.html" text:style-name="Internet_20_link" text:visited-style-name="Visited_20_Internet_20_Link">
 <text:span text:style-name="T4">
пакет</text:span>
 </text:a>
</text:p>
      <text:p text:style-name="P4">
«Україні потрібні різні види підтримки. Ми беремо участь у навчальній місіїЄС, навчаючи українських військових і надаючи необхідну матеріальну допомогу»,– сказав міністр оборони Антті Кайкконен.</text:p>
      <text:p text:style-name="P4">
У міністерстві уточнили, що при ухваленні рішення про пакет допомогивраховувалися потреби як України, так і ресурсне становище Сил оборониФінляндії.</text:p>
      <text:p text:style-name="P4">
Відомство заявило, що не оприлюднюватиме інформацію щодо вмісту допомоги,способу доставки чи термінів прибуття з міркувань безпеки.</text:p>
      <text:p text:style-name="P4">
<text:span text:style-name="T4">
Читайте також:</text:span>
 <text:a xlink:type="simple" xlink:href="https://www.ukrinform.ua/rubric-ato/3698757-ucasniki-ramstajnu-vze-nadali-ukraini-55-milardiv-bezpekovoi-dopomogi-ostin.html" text:style-name="Internet_20_link" text:visited-style-name="Visited_20_Internet_20_Link">
 </text:a>
</text:p>
      <text:p text:style-name="P4">
Як повідомлялось, загальна вартість пакетів фінської оборонної допомогиУкраїні сягнула близько 990 мільйонів євро.</text:p>
      <text:p text:style-name="P4">
Source: <text:a xlink:type="simple" xlink:href="https://www.ukrinform.ua/rubric-ato/3699037-finlandia-vidpravit-ukraini-novu-partiu-vijskovoi-dopomogi.html" text:style-name="Internet_20_link" text:visited-style-name="Visited_20_Internet_20_Link">
https://www.ukrinform.ua/rubric-ato/3699037-finlandia-vidpravit-ukraini-novu-partiu-vijskovoi-dopomogi.html</text:a>
</text:p>
      <!--NEWS-->
      <text:h text:style-name="P10" text:outline-level="1">
<text:span text:style-name="T4">
Зеленський очікує на доповідь Резнікова за результатами «Рамштайну»</text:span>
</text:h>
      <text:p text:style-name="P4">
Authors: Ukrinform (Person)</text:p>
      <text:p text:style-name="P4">
Publisher: Укринформ (Organization)</text:p>
      <text:p text:style-name="P4">
Published Time: 2023-04-21T19:57:00+03:00</text:p>
      <text:p text:style-name="P4">
Modified Time: 2023-04-21T19:57:00+03:00</text:p>
      <text:p text:style-name="P4">
Description: Президент України Володимир Зеленський очікує на доповідь міністра оборони Олексія Резнікова за результатами "Рамштайну".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еленський', 'Резніков', 'Зустріч Рамштайн']</text:p>
      <text:p text:style-name="P4">
Type: Article</text:p>
      <!--METADATA-->
      <text:p text:style-name="P4">
<draw:frame draw:style-name="fr1" draw:name="Image180" text:anchor-type="as-char" svg:width="6.9236in" svg:height="3.956343in" draw:z-index="0">
<draw:image xlink:href="../Images/yкринформ/2023-04-21T19-57-00-03-00/630_360_1682063024-559.jpeg" xlink:type="simple" xlink:show="embed" xlink:actuate="onLoad" draw:mime-type="image/jpeg"/>
</draw:frame>
 ПрезидентУкраїни Володимир Зеленський очікує на доповідь міністра оборони ОлексіяРезнікова за результатами "Рамштайну".</text:p>
      <text:p text:style-name="P4">
Про це глава держави сказав у <text:a xlink:type="simple" xlink:href="https://www.president.gov.ua/news/zaraz-usim-nam-treba-zberigati-yednist-mobilizovanist-i-povn-82425" text:style-name="Internet_20_link" text:visited-style-name="Visited_20_Internet_20_Link">
 </text:a>
 , передаєУкрінформ.</text:p>
      <text:p text:style-name="P4">
"Увесь день максимальна увага комунікації у форматі "Рамштайн", сьогодні –засідання. Я дякую тим партнерам, чия рішучість цілком відповідає реальнійситуації й потребам на полі бою. Очікую доповідь міністра оборони зарезультатами "Рамштайну", - зазначив Президент.</text:p>
      <text:p text:style-name="P4">
<text:span text:style-name="T4">
Читайте також:</text:span>
 <text:a xlink:type="simple" xlink:href="https://www.ukrinform.ua/rubric-polytics/3699056-zelenskij-nazvav-zavdanna-na-aki-peredusim-spramovuut-derzavni-resursi.html" text:style-name="Internet_20_link" text:visited-style-name="Visited_20_Internet_20_Link">
 <text:span text:style-name="T4">
Зеленський</text:span>
 </text:a>
</text:p>
      <text:p text:style-name="P4">
Як повідомляв Укрінформ, 21 квітня на базі американських ВПС "Рамштайн" <text:a xlink:type="simple" xlink:href="https://www.ukrinform.ua/rubric-ato/3698632-u-minoboroni-nimeccini-rozpovili-aki-pitanna-obgovoruvatimut-na-ramstajni.html" text:style-name="Internet_20_link" text:visited-style-name="Visited_20_Internet_20_Link">
</text:a>
 .</text:p>
      <text:p text:style-name="P4">
У межах засідання Контактної групи з питань оборони України у форматі“Рамштайн” відбулася уже зустріч глав оборонних відомств країн, які входять утак звану танкову коаліцію.</text:p>
      <text:p text:style-name="P4">
Резніков також зустрівся на полях засідання Контактної групи з питань оборониУкраїни у форматі “Рамштайн” із генеральним секретарем НАТО ЄнсомСтолтенбергом та висловив сподівання на пришвидшення політичних рішень щодоінтеграції України в НАТО.</text:p>
      <text:p text:style-name="P4">
Фото: ОП</text:p>
      <text:p text:style-name="P4">
Source: <text:a xlink:type="simple" xlink:href="https://www.ukrinform.ua/rubric-ato/3699057-zelenskij-ocikue-na-dopovid-reznikova-za-rezultatami-ramstajnu.html" text:style-name="Internet_20_link" text:visited-style-name="Visited_20_Internet_20_Link">
https://www.ukrinform.ua/rubric-ato/3699057-zelenskij-ocikue-na-dopovid-reznikova-za-rezultatami-ramstajnu.html</text:a>
</text:p>
      <!--NEWS-->
      <text:h text:style-name="P10" text:outline-level="1">
<text:span text:style-name="T4">
СБУ затримала адвоката, який збирав для росіян дані про HIMARS</text:span>
</text:h>
      <text:p text:style-name="P4">
Authors: Ukrinform (Person)</text:p>
      <text:p text:style-name="P4">
Publisher: Укринформ (Organization)</text:p>
      <text:p text:style-name="P4">
Published Time: 2023-04-21T20:02:00+03:00</text:p>
      <text:p text:style-name="P4">
Modified Time: 2023-04-21T20:02:00+03:00</text:p>
      <text:p text:style-name="P4">
Description: Служба безпеки України викрила у Київській області російського агента, який збирав дані про HIMARS. — Укрінформ.</text:p>
      <text:p text:style-name="P4">
Images: ["<text:a xlink:type="simple" xlink:href="https://static.ukrinform.com/photos/2018_12/thumb_files/630_360_1544699923-658.jpg" text:style-name="Internet_20_link" text:visited-style-name="Visited_20_Internet_20_Link">
630_360_15446...</text:a>
"]</text:p>
      <text:p text:style-name="P4">
Tags: ['СБУ', 'Війна з росією', 'HIMARS']</text:p>
      <text:p text:style-name="P4">
Type: Article</text:p>
      <!--METADATA-->
      <text:p text:style-name="P4">
<draw:frame draw:style-name="fr1" draw:name="Image181" text:anchor-type="as-char" svg:width="6.9236in" svg:height="3.956343in" draw:z-index="0">
<draw:image xlink:href="../Images/yкринформ/2023-04-21T20-02-00-03-00/630_360_1544699923-658.jpg" xlink:type="simple" xlink:show="embed" xlink:actuate="onLoad" draw:mime-type="image/jpeg"/>
</draw:frame>
 Службабезпеки України викрила у Київській області російського агента, який збиравдані про HIMARS.</text:p>
      <text:p text:style-name="P4">
Як передає Укрінформ, про це СБУ повідомляє у <text:a xlink:type="simple" xlink:href="https://t.me/SBUkr/8045" text:style-name="Internet_20_link" text:visited-style-name="Visited_20_Internet_20_Link">
 </text:a>
 .</text:p>
      <text:p text:style-name="P4">
«Зловмисником виявився місцевий діючий адвокат, який раніше працював упрокуратурі і внаслідок неуспішного проходження атестації був звільнений зцієї структури у 2021 році», - ідеться в повідомленні.</text:p>
      <text:p text:style-name="P4">
Встановлено, що згодом його завербували російські спецслужби для проведеннярозвідувально-підривної діяльності проти України.</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СБУ</text:span>
 </text:a>
</text:p>
      <text:p text:style-name="P4">
Відео: <text:a xlink:type="simple" xlink:href="https://t.me/SBUkr/8045" text:style-name="Internet_20_link" text:visited-style-name="Visited_20_Internet_20_Link">
 </text:a>
</text:p>
      <text:p text:style-name="P4">
За вказівкою ворога, адвокат намагався здобути мапи мінних полів, створенихСилами оборони на підступах до Києва і на території Чернігівщині, а також уприфронтових районах сходу України.</text:p>
      <text:p text:style-name="P4">
Крім того, він розвідував можливі бойові позиції реактивних артилерійськихсистем M142 HIMARS та місця дислокації складів з боєприпасами та паливо-мастильними матеріалами ЗСУ.</text:p>
      <text:p text:style-name="P4">
російський агент також підшукував інформаторів, яким пропонував високу грошову«винагороду» за передачу секретних відомостей.</text:p>
      <text:p text:style-name="P4">
<text:span text:style-name="T4">
Читайте також:</text:span>
 <text:a xlink:type="simple" xlink:href="https://www.ukrinform.ua/rubric-economy/3698388-sbu-arestuvala-aktivi-novinskogo-se-na-144-miljoni.html" text:style-name="Internet_20_link" text:visited-style-name="Visited_20_Internet_20_Link">
 <text:span text:style-name="T4">
СБУ</text:span>
 </text:a>
</text:p>
      <text:p text:style-name="P4">
«Розвідінформація потрібна була загарбникам для здійснення повітряного ударупо підрозділах українських військ, а також для створення власної картиукраїнських укріплень», - сказано в повідомленні.</text:p>
      <text:p text:style-name="P4">
Втім, співробітники СБУ викрили зловмисника, задокументували злочинні дії ізатримали під час передачі йому імітаційних координат базування HIMARS.</text:p>
      <text:p text:style-name="P4">
У ході розслідування встановлено, що російський агент також налагодив схемунелегального виїзду за кордон українських громадян призовного віку.</text:p>
      <text:p text:style-name="P4">
<text:span text:style-name="T4">
Читайте також:</text:span>
 <text:a xlink:type="simple" xlink:href="https://www.ukrinform.ua/rubric-ato/3697947-sbu-ogolosila-pidozru-pidsankcijnomu-propagandistu-akij-buv-radnikom-girkina.html" text:style-name="Internet_20_link" text:visited-style-name="Visited_20_Internet_20_Link">
 <text:span text:style-name="T4">
СБУ</text:span>
 </text:a>
</text:p>
      <text:p text:style-name="P4">
До оборудки він залучив декількох спільників, які пропонували своїм клієнтамфіктивні документи для втечі за межі України.</text:p>
      <text:p text:style-name="P4">
Під час обшуку у нього виявили комп’ютерну техніку, мобільні телефони та носіїінформації, які підтверджують факти підривної діяльності на користь країни-агресора.</text:p>
      <text:p text:style-name="P4">
На підставі зібраних доказів слідчі Служби безпеки повідомили йому про підозруза ч. 2 ст. 111 Кримінального кодексу України (державна зрада, вчинена вумовах воєнного стану).</text:p>
      <text:p text:style-name="P4">
Вирішується питання щодо обрання зловмиснику запобіжного заходу у виглядітримання під вартою.</text:p>
      <text:p text:style-name="P4">
Як повідомляв Укрінформ, в Україні засудили до 15 років позбавлення воліжителя Марганця, який коригував російські повітряні атаки на Дніпропетровщині.</text:p>
      <text:p text:style-name="P4">
Source: <text:a xlink:type="simple" xlink:href="https://www.ukrinform.ua/rubric-society/3698941-sbu-zatrimala-advokata-akij-zbirav-dla-rosian-dani-pro-himars.html" text:style-name="Internet_20_link" text:visited-style-name="Visited_20_Internet_20_Link">
https://www.ukrinform.ua/rubric-society/3698941-sbu-zatrimala-advokata-akij-zbirav-dla-rosian-dani-pro-himars.html</text:a>
</text:p>
      <!--NEWS-->
      <text:h text:style-name="P10" text:outline-level="1">
<text:span text:style-name="T4">
В Україні врегулюють діяльність у галузі хмелярства</text:span>
</text:h>
      <text:p text:style-name="P4">
Authors: Ukrinform (Person)</text:p>
      <text:p text:style-name="P4">
Publisher: Укринформ (Organization)</text:p>
      <text:p text:style-name="P4">
Published Time: 2023-04-21T20:03:00+03:00</text:p>
      <text:p text:style-name="P4">
Modified Time: 2023-04-21T20:03:00+03:00</text:p>
      <text:p text:style-name="P4">
Description: Кабінет Міністрів схвалив євроінтеграційний законопроєкт «Про хміль та хмелепродукти», який сприятиме розвитку галузі та експорту продукції хмелярства до ЄС. — Укрінформ.</text:p>
      <text:p text:style-name="P4">
Images: ["<text:a xlink:type="simple" xlink:href="https://static.ukrinform.com/photos/2023_04/thumb_files/630_360_1682096154-150.jpg" text:style-name="Internet_20_link" text:visited-style-name="Visited_20_Internet_20_Link">
630_360_16820...</text:a>
"]</text:p>
      <text:p text:style-name="P4">
Tags: ['Євроінтеграція', 'Україна', 'Законопроєкт']</text:p>
      <text:p text:style-name="P4">
Type: Article</text:p>
      <!--METADATA-->
      <text:p text:style-name="P4">
<draw:frame draw:style-name="fr1" draw:name="Image182" text:anchor-type="as-char" svg:width="6.9236in" svg:height="3.956343in" draw:z-index="0">
<draw:image xlink:href="../Images/yкринформ/2023-04-21T20-03-00-03-00/630_360_1682096154-150.jpg" xlink:type="simple" xlink:show="embed" xlink:actuate="onLoad" draw:mime-type="image/jpeg"/>
</draw:frame>
 КабінетМіністрів схвалив євроінтеграційний законопроєкт «Про хміль та хмелепродукти»,який сприятиме розвитку галузі та експорту продукції хмелярства до ЄС.</text:p>
      <text:p text:style-name="P4">
Як передає Укрінформ, про це в <text:a xlink:type="simple" xlink:href="https://t.me/tmelnychuk/2130" text:style-name="Internet_20_link" text:visited-style-name="Visited_20_Internet_20_Link">
 </text:a>
 повідомивпостійний представник Кабміну у Верховній Раді Тарас Мельничук.</text:p>
      <text:p text:style-name="P4">
Законопроєкт визначає правові та організаційні засади функціонування ринкухмелю і хмелепродуктів в Україні, вимоги до їх виробництва, переробки,маркування тощо.</text:p>
      <text:p text:style-name="P4">
Крім того, документом передбачено привести у відповідність із законодавствомЄС термінологію щодо хмелю та хмелепродуктів, розробити нормативно-правовіакти, необхідні для визначення правил сертифікації хмелю та хмелепродуктів, їхякісних показників.</text:p>
      <text:p text:style-name="P4">
<text:span text:style-name="T4">
Читайте також:</text:span>
 <text:a xlink:type="simple" xlink:href="https://www.ukrinform.ua/rubric-economy/3697031-v-ukraini-vidnovluutsa-obsagi-virobnictva-piva.html" text:style-name="Internet_20_link" text:visited-style-name="Visited_20_Internet_20_Link">
 </text:a>
</text:p>
      <text:p text:style-name="P4">
Також встановлюються принципи проведення перевірок виробництва від стеблахмелю до кінцевого продукту. Визначаються контролюючі установи та їхповноваження, а також санкції за порушення вимог законодавства.</text:p>
      <text:p text:style-name="P4">
Як повідомлялося, Україна відновлює членство в Міжнародній організаціївиноградарства та виноробства (МОВВ, International Organisation of Vine andWine), до якої входила у 1997 - 2008 роках. Участь у МОВВ на правах постійногочленства дозволить українським спеціалістам використовувати офіційні стандартита правила у міжнародній торгівлі <text:a xlink:type="simple" xlink:href="https://www.ukrinform.ua/tag-vino" text:style-name="Internet_20_link" text:visited-style-name="Visited_20_Internet_20_Link">
 </text:a>
 тавиноматеріалами.</text:p>
      <text:p text:style-name="P4">
<text:span text:style-name="T5">
Фото: Вікіпедія</text:span>
</text:p>
      <text:p text:style-name="P4">
Source: <text:a xlink:type="simple" xlink:href="https://www.ukrinform.ua/rubric-economy/3699061-v-ukraini-vreguluut-dialnist-u-galuzi-hmelarstva.html" text:style-name="Internet_20_link" text:visited-style-name="Visited_20_Internet_20_Link">
https://www.ukrinform.ua/rubric-economy/3699061-v-ukraini-vreguluut-dialnist-u-galuzi-hmelarstva.html</text:a>
</text:p>
      <!--NEWS-->
      <text:h text:style-name="P10" text:outline-level="1">
<text:span text:style-name="T4">
Зеленський подякував бригадам, які воюють на Бахмутському і Лиманському напрямках</text:span>
</text:h>
      <text:p text:style-name="P4">
Authors: Ukrinform (Person)</text:p>
      <text:p text:style-name="P4">
Publisher: Укринформ (Organization)</text:p>
      <text:p text:style-name="P4">
Published Time: 2023-04-21T20:11:00+03:00</text:p>
      <text:p text:style-name="P4">
Modified Time: 2023-04-21T20:11:00+03:00</text:p>
      <text:p text:style-name="P4">
Description: Президент України Володимир Зеленський подякував українським захисникам тих бригад, які воюють на Бахмутському і Лиманському напрямках.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Бахмут', 'Зеленський', 'Війна з росією']</text:p>
      <text:p text:style-name="P4">
Type: Article</text:p>
      <!--METADATA-->
      <text:p text:style-name="P4">
<draw:frame draw:style-name="fr1" draw:name="Image183" text:anchor-type="as-char" svg:width="6.9236in" svg:height="3.956343in" draw:z-index="0">
<draw:image xlink:href="../Images/yкринформ/2023-04-21T20-11-00-03-00/630_360_1678962741-175.jpeg" xlink:type="simple" xlink:show="embed" xlink:actuate="onLoad" draw:mime-type="image/jpeg"/>
</draw:frame>
 ПрезидентУкраїни Володимир Зеленський подякував українським захисникам тих бригад, яківоюють на Бахмутському і Лиманському напрямках.</text:p>
      <text:p text:style-name="P4">
Про це глава держави сказав у <text:a xlink:type="simple" xlink:href="https://t.me/V_Zelenskiy_official/5946" text:style-name="Internet_20_link" text:visited-style-name="Visited_20_Internet_20_Link">
 </text:a>
 ,передає Укрінформ.</text:p>
      <text:p text:style-name="P4">
"Звичайно, я хочу подякувати нашим воїнам. Бахмут. За сміливі дії – 5-йокремій штурмовій бригаді. Дякую, хлопці! Лиманський напрямок. За стійкість інадійне утримання позицій – 66-та окрема механізована бригада. Молодці! 96-таКиївська зенітна ракетна бригада. Дякую вам, воїни, за влучність!", -наголосив Президент.</text:p>
      <text:p text:style-name="P4">
<text:span text:style-name="T4">
Читайте також:</text:span>
 <text:a xlink:type="simple" xlink:href="https://www.ukrinform.ua/rubric-ato/3699057-zelenskij-ocikue-na-dopovid-reznikova-za-rezultatami-ramstajnu.html" text:style-name="Internet_20_link" text:visited-style-name="Visited_20_Internet_20_Link">
 <text:span text:style-name="T4">
Зеленський</text:span>
 </text:a>
</text:p>
      <text:p text:style-name="P4">
Він також подякував усім, хто зараз на позиціях, в окопах, на бойовихзавданнях, на бойовому чергуванні, і всім, хто допомагає фронту.</text:p>
      <text:p text:style-name="P4">
"І, будь ласка, згадуйте тих, хто віддав своє життя, захищаючи Україну йукраїнців. Світла памʼять нашим героям!", - сказав глава держави.</text:p>
      <text:p text:style-name="P4">
<text:span text:style-name="T4">
Читайте також:</text:span>
 <text:a xlink:type="simple" xlink:href="https://www.ukrinform.ua/rubric-ato/3699041-zelenskij-zaraz-nam-treba-zberigati-ednist-i-povnu-koncentraciu-na-oboroni.html" text:style-name="Internet_20_link" text:visited-style-name="Visited_20_Internet_20_Link">
 <text:span text:style-name="T4">
Зеленський</text:span>
 </text:a>
</text:p>
      <text:p text:style-name="P4">
Як повідомлялося, вже кілька місяців поспіль українські сили оборони ведутьзапеклі бої на Бахмутському і Лиманському напрямку, де ворог зосередив своїголовні сили.</text:p>
      <text:p text:style-name="P4">
Фото: ОП</text:p>
      <text:p text:style-name="P4">
Source: <text:a xlink:type="simple" xlink:href="https://www.ukrinform.ua/rubric-ato/3699065-zelenskij-podakuvav-brigadam-aki-vouut-na-bahmutskomu-i-limanskomu-napramkah.html" text:style-name="Internet_20_link" text:visited-style-name="Visited_20_Internet_20_Link">
https://www.ukrinform.ua/rubric-ato/3699065-zelenskij-podakuvav-brigadam-aki-vouut-na-bahmutskomu-i-limanskomu-napramkah.html</text:a>
</text:p>
      <!--NEWS-->
      <text:h text:style-name="P10" text:outline-level="1">
<text:span text:style-name="T4">
Остін сподівається, що підтримка України у США залишиться на високому рівні</text:span>
</text:h>
      <text:p text:style-name="P4">
Authors: Ukrinform (Person)</text:p>
      <text:p text:style-name="P4">
Publisher: Укринформ (Organization)</text:p>
      <text:p text:style-name="P4">
Published Time: 2023-04-21T20:19:27+03:00</text:p>
      <text:p text:style-name="P4">
Modified Time: 2023-04-21T20:19:27+03:00</text:p>
      <text:p text:style-name="P4">
Description: Сполучені Штати у своїх зусиллях допомогти Україні відбити російську агресію мали цілковиту підтримку з боку американського народу, і зараз зберігаються великі сподівання, що ця підтримка продовжуватиметься на такому ж високому рівні. — Укрінформ.</text:p>
      <text:p text:style-name="P4">
Images: ["<text:a xlink:type="simple" xlink:href="https://static.ukrinform.com/photos/2022_09/thumb_files/630_360_1662624642-390.jpeg" text:style-name="Internet_20_link" text:visited-style-name="Visited_20_Internet_20_Link">
630_360_16626...</text:a>
"]</text:p>
      <text:p text:style-name="P4">
Tags: ['США', 'Остін', 'Зустріч Рамштайн']</text:p>
      <text:p text:style-name="P4">
Type: Article</text:p>
      <!--METADATA-->
      <text:p text:style-name="P4">
<draw:frame draw:style-name="fr1" draw:name="Image184" text:anchor-type="as-char" svg:width="6.9236in" svg:height="3.956343in" draw:z-index="0">
<draw:image xlink:href="../Images/yкринформ/2023-04-21T20-19-27-03-00/630_360_1662624642-390.jpeg" xlink:type="simple" xlink:show="embed" xlink:actuate="onLoad" draw:mime-type="image/jpeg"/>
</draw:frame>
 СполученіШтати у своїх зусиллях допомогти Україні відбити російську агресію малицілковиту підтримку з боку американського народу, і зараз зберігаються великісподівання, що ця підтримка продовжуватиметься на такому ж високому рівні.</text:p>
      <text:p text:style-name="P4">
З такою заявою виступив у п’ятницю за підсумками зустрічі Контактної групи зпитань оборони України на авіабазі «Рамштайн» глава Пентагону Ллойд Остін,передає власний кореспондент Укрінформу.</text:p>
      <text:p text:style-name="P4">
«Ми весь час отримували підтримку американського народу. Я маю великісподівання, що й надалі бачитимемо такий же рівень підтримки. І, знову ж, цеважливо не лише для українського народу, це важливо для світу», - підкресливміністр оборони США.</text:p>
      <text:p text:style-name="P4">
<text:span text:style-name="T4">
Читайте також:</text:span>
 <text:a xlink:type="simple" xlink:href="https://www.ukrinform.ua/rubric-world/3699045-vijna-putina-stala-pricinou-rozsirenna-nato-a-ne-navpaki-ostin.html" text:style-name="Internet_20_link" text:visited-style-name="Visited_20_Internet_20_Link">
 <text:span text:style-name="T4">
Остін</text:span>
 </text:a>
</text:p>
      <text:p text:style-name="P4">
Він додав, що йдеться про збереження міжнародного порядку, заснованого направилах, а також про забезпечення суверенних країн можливостями захиститиїхні суверенні права.</text:p>
      <text:p text:style-name="P4">
Як повідомляв Укрінформ, країни-учасники Контактної групи з питань оборониУкраїни, створеної з ініціативи й під проводом США, надали <text:a xlink:type="simple" xlink:href="https://www.ukrinform.ua/rubric-ato/3698757-ucasniki-ramstajnu-vze-nadali-ukraini-55-milardiv-bezpekovoi-dopomogi-ostin.html" text:style-name="Internet_20_link" text:visited-style-name="Visited_20_Internet_20_Link">
</text:a>
 .</text:p>
      <text:p text:style-name="P4">
Фото: CNN</text:p>
      <text:p text:style-name="P4">
Source: <text:a xlink:type="simple" xlink:href="https://www.ukrinform.ua/rubric-world/3699068-ostin-spodivaetsa-so-pidtrimka-ukraini-u-ssa-zalisitsa-na-visokomu-rivni.html" text:style-name="Internet_20_link" text:visited-style-name="Visited_20_Internet_20_Link">
https://www.ukrinform.ua/rubric-world/3699068-ostin-spodivaetsa-so-pidtrimka-ukraini-u-ssa-zalisitsa-na-visokomu-rivni.html</text:a>
</text:p>
      <!--NEWS-->
      <text:h text:style-name="P10" text:outline-level="1">
<text:span text:style-name="T4">
П'ять країн просять Єврокомісію розширити список заборонених українських продуктів</text:span>
</text:h>
      <text:p text:style-name="P4">
Authors: Ukrinform (Person)</text:p>
      <text:p text:style-name="P4">
Publisher: Укринформ (Organization)</text:p>
      <text:p text:style-name="P4">
Published Time: 2023-04-21T20:23:00+03:00</text:p>
      <text:p text:style-name="P4">
Modified Time: 2023-04-21T20:23:00+03:00</text:p>
      <text:p text:style-name="P4">
Description: Міністри сільського господарства п’яти країн ЄС (Польщі, Угорщини, Словаччини, Румунії і Болгарії) надіслали до Єврокомісії спільного листа, в якому, зокрема, переконують про необхідність розширення переліку продуктів з України, ввезення яких на територію цих країн має бути заборонено. — Укрінформ.</text:p>
      <text:p text:style-name="P4">
Images: ["<text:a xlink:type="simple" xlink:href="https://static.ukrinform.com/photos/2023_04/thumb_files/630_360_1682097615-112.jpg" text:style-name="Internet_20_link" text:visited-style-name="Visited_20_Internet_20_Link">
630_360_16820...</text:a>
"]</text:p>
      <text:p text:style-name="P4">
Tags: ['Експорт', 'Єврокомісія', 'Євросоюз', 'Україна', 'Зерно']</text:p>
      <text:p text:style-name="P4">
Type: Article</text:p>
      <!--METADATA-->
      <text:p text:style-name="P4">
<draw:frame draw:style-name="fr1" draw:name="Image185" text:anchor-type="as-char" svg:width="6.9236in" svg:height="3.956343in" draw:z-index="0">
<draw:image xlink:href="../Images/yкринформ/2023-04-21T20-23-00-03-00/630_360_1682097615-112.jpg" xlink:type="simple" xlink:show="embed" xlink:actuate="onLoad" draw:mime-type="image/jpeg"/>
</draw:frame>
 Міністрисільського господарства п’яти країн ЄС (Польщі, Угорщини, Словаччини, Румуніїі Болгарії) надіслали до Єврокомісії спільного листа, в якому, зокрема,переконують про необхідність розширення переліку продуктів з України, ввезенняяких на територію цих країн має бути заборонено.</text:p>
      <text:p text:style-name="P4">
Про це повідомляє Укрінформ із посиланням на <text:a xlink:type="simple" xlink:href="https://www.tvp.info/69342419/import-produktow-rolnych-z-ukrainy-list-do-ke-skierowali-ministrowie-bulgarii-wegier-polski-rumunii-i-slowacji" text:style-name="Internet_20_link" text:visited-style-name="Visited_20_Internet_20_Link">
</text:a>
 .</text:p>
      <text:p text:style-name="P4">
“Ми, міністри сільського господарства Болгарії, Угорщини, Польщі, Румунії таСловаччини, хотіли б ще раз звернути увагу на зростаючий імпортсільськогосподарської продукції з України, який спричиняє серйозні потрясінняна ринку та завдає шкоди сільськогосподарським виробникам ЄС, особливо вкраїнах Cпільноти, що межують з Україною або знаходяться неподалік (Болгарія –ред.)”, - йдеться в листі.</text:p>
      <text:p text:style-name="P4">
<text:span text:style-name="T4">
Читайте також:</text:span>
 <text:a xlink:type="simple" xlink:href="https://www.ukrinform.ua/rubric-economy/3698768-u-minagropolitiki-opriludnili-spisok-produktiv-zaboronenih-dla-importu-v-es.html" text:style-name="Internet_20_link" text:visited-style-name="Visited_20_Internet_20_Link">
 <text:span text:style-name="T4">
заборонених</text:span>
 </text:a>
</text:p>
      <text:p text:style-name="P4">
Зазначається, що, хоча ця тема неодноразово порушувалася на засіданнях РадиЄС, їй не було приділено належної уваги. У цьому контексті міністрипідкреслили, що не можуть погодитися із ситуацією, коли “весь тягар управліннязбільшеним імпортом (з України - ред.) лежить лише на кількох державах-членахЄС”.</text:p>
      <text:p text:style-name="P4">
Вони зазначили, що пропозиція Єврокомісії щодо заборони на імпорт до цих країнлише пшениці, кукурудзи, ріпаку чи соняшнику з України є недостатньою.</text:p>
      <text:p text:style-name="P4">
Вони запропонували “розширити цей перелік за рахунок олії, борошна, меду,цукру, м'яких фруктів, яєць, м'яса, молока та молокопродуктів”.</text:p>
      <text:p text:style-name="P4">
<text:span text:style-name="T4">
Читайте також:</text:span>
 <text:a xlink:type="simple" xlink:href="https://www.ukrinform.ua/rubric-economy/3697842-ugorsina-zaklikae-ukrzaliznicu-ne-navantazuvati-vagoni-zernom-do-virisenna-situacii-z-tranzitom.html" text:style-name="Internet_20_link" text:visited-style-name="Visited_20_Internet_20_Link">
 </text:a>
</text:p>
      <text:p text:style-name="P4">
Як <text:a xlink:type="simple" xlink:href="https://www.ukrinform.ua/rubric-economy/3698716-persij-konvoj-vantazivok-z-ukrainskou-agroprodukcieu-virusae-z-polsi-do-niderlandiv.html" text:style-name="Internet_20_link" text:visited-style-name="Visited_20_Internet_20_Link">
 </text:a>
 ,від опівночі, 21 квітня, Польща розблокувала рух української агропродукціїтранзитом через територію країни до інших країн ЄС та польських морпортів.Зокрема, вранці перший автомобільний конвой із п’яти фур із кукурудзою, м’ясомта яйцями вирушив з пункту пропуску "Дорогуськ" до Нідерландів.</text:p>
      <text:p text:style-name="P4">
Водночас діє заборона на імпорт до Польщі великої кількості продуктів зУкраїни. У розпорядженнях міністерства розвитку і технологій РП від 15 тазгодом 21 квітня визначено широкий перелік українських продуктів, якізабороняється ввозити на польський ринок. Зокрема, йдеться про збіжжя, цукор,м’ясо, фрукти, овочі, насіння, продукти переробки фруктів та овочів, вина,молокопродукти, яйця, мед тощо. Тим часом <text:a xlink:type="simple" xlink:href="https://www.ukrinform.ua/rubric-economy/3699016-polsa-vikreslila-konej-zi-spisku-zaboronenoi-dla-vvezenna-produkcii-z-ukraini.html" text:style-name="Internet_20_link" text:visited-style-name="Visited_20_Internet_20_Link">
 </text:a>
 , що 21 квітня зі списку української агропродукції,яку заборонено ввозити до Польщі, викреслили коней.</text:p>
      <text:p text:style-name="P4">
<text:span text:style-name="T5">
Фото: АА</text:span>
</text:p>
      <text:p text:style-name="P4">
Source: <text:a xlink:type="simple" xlink:href="https://www.ukrinform.ua/rubric-economy/3699069-pat-krain-prosat-evrokomisiu-rozsiriti-spisok-zaboronenih-ukrainskih-produktiv.html" text:style-name="Internet_20_link" text:visited-style-name="Visited_20_Internet_20_Link">
https://www.ukrinform.ua/rubric-economy/3699069-pat-krain-prosat-evrokomisiu-rozsiriti-spisok-zaboronenih-ukrainskih-produktiv.html</text:a>
</text:p>
      <!--NEWS-->
      <text:h text:style-name="P10" text:outline-level="1">
<text:span text:style-name="T4">
Чехія має наполягати на початку переговорів щодо вступу України в ЄС – Павел</text:span>
</text:h>
      <text:p text:style-name="P4">
Authors: Ukrinform (Person)</text:p>
      <text:p text:style-name="P4">
Publisher: Укринформ (Organization)</text:p>
      <text:p text:style-name="P4">
Published Time: 2023-04-21T20:29:00+03:00</text:p>
      <text:p text:style-name="P4">
Modified Time: 2023-04-21T20:29:00+03:00</text:p>
      <text:p text:style-name="P4">
Description: Чеська Республіка має наполягти в рамках Євросоюзу розпочати переговори з Україною щодо вступу вже цього року. — Укрінформ.</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Євросоюз', 'Петр Павел']</text:p>
      <text:p text:style-name="P4">
Type: Article</text:p>
      <!--METADATA-->
      <text:p text:style-name="P4">
<draw:frame draw:style-name="fr1" draw:name="Image186" text:anchor-type="as-char" svg:width="6.9236in" svg:height="3.956343in" draw:z-index="0">
<draw:image xlink:href="../Images/yкринформ/2023-04-21T20-29-00-03-00/630_360_1677231665-289.jpeg" xlink:type="simple" xlink:show="embed" xlink:actuate="onLoad" draw:mime-type="image/jpeg"/>
</draw:frame>
 ЧеськаРеспубліка має наполягти в рамках Євросоюзу розпочати переговори з Україноющодо вступу вже цього року.</text:p>
      <text:p text:style-name="P4">
Про це у п'ятницю заявив президент Чехії Петро Павел після зустрічі з головоюЄвропейської ради Шарлем Мішелем, передає Укрінформ із посиланням на <text:a xlink:type="simple" xlink:href="https://ruski.radio.cz/prezident-p-pavel-chehiya-dolzhna-nastaivat-na-nachale-peregovorov-s-ukrainoy-o-8780976" text:style-name="Internet_20_link" text:visited-style-name="Visited_20_Internet_20_Link">
</text:a>
 .</text:p>
      <text:p text:style-name="P4">
Президент Чехії також розкритикував односторонні блокади імпорту українськогозерна, які запровадили Польща, Словаччина та інші країни через проблеми зізбутом власної продукції. Натомість ЄС міг би, наприклад, запровадититимчасове мито, додав Павел.</text:p>
      <text:p text:style-name="P4">
<text:span text:style-name="T4">
Читайте також:</text:span>
 <text:a xlink:type="simple" xlink:href="https://www.ukrinform.ua/rubric-polytics/3698147-cehia-gotova-nadati-ukraini-dopomogu-pri-vidnovlenni-ta-u-pidgotovci-do-clenstva-v-nato-pavel.html" text:style-name="Internet_20_link" text:visited-style-name="Visited_20_Internet_20_Link">
 <text:span text:style-name="T4">
Павел</text:span>
 </text:a>
</text:p>
      <text:p text:style-name="P4">
Україна стала кандидатом на членство минулого року невдовзі після вторгненняросійських військ.</text:p>
      <text:p text:style-name="P4">
Занепокоєний експансіонізмом москви, Київ намагається домогтися якнайшвидшогоухвалення і хоче офіційно розпочати переговори про вступ уже цього року. У тойчас як низка країн регіону, близького до воєнних дій, підтримують вступУкраїни в ЄС, західноєвропейські країни, найбільш яскраво представленіФранцією, закликають до більш повільних темпів переговорів і заявляють про те,що весь процес прийому займе понад десять років.</text:p>
      <text:p text:style-name="P4">
<text:span text:style-name="T4">
Читайте також:</text:span>
 <text:a xlink:type="simple" xlink:href="https://www.ukrinform.ua/rubric-polytics/3691364-u-posolstvi-ukraini-v-cehii-bacat-mozlivosti-dla-zbilsenna-vijskovoi-dopomogi-ukraini.html" text:style-name="Internet_20_link" text:visited-style-name="Visited_20_Internet_20_Link">
 </text:a>
</text:p>
      <text:p text:style-name="P4">
Як повідомляв Укрінформ, під час спільної пресконференції з генеральнимсекретарем НАТО у Брюсселі президент Чеської Республіки Петр Павел заявив, щосоюзники по Альянсу підтримують Україну у прагненні увійти до НАТО, алезможуть подумати про терміни такого кроку в практичній площині лише післязавершення війни, коли Україна за допомогою союзників по Альянсу зможевідновити свою економіку та збройні сили і знову стати стабільною.</text:p>
      <text:p text:style-name="P4">
Фото: Twitter</text:p>
      <text:p text:style-name="P4">
Source: <text:a xlink:type="simple" xlink:href="https://www.ukrinform.ua/rubric-polytics/3699077-cehia-mae-napolagati-na-pocatku-peregovoriv-sodo-vstupu-ukraini-v-es-pavel.html" text:style-name="Internet_20_link" text:visited-style-name="Visited_20_Internet_20_Link">
https://www.ukrinform.ua/rubric-polytics/3699077-cehia-mae-napolagati-na-pocatku-peregovoriv-sodo-vstupu-ukraini-v-es-pavel.html</text:a>
</text:p>
      <!--NEWS-->
      <text:h text:style-name="P10" text:outline-level="1">
<text:span text:style-name="T4">
Мова, історія і Конституція: Зеленський підписав закон про іспити на громадянство</text:span>
</text:h>
      <text:p text:style-name="P4">
Authors: Ukrinform (Person)</text:p>
      <text:p text:style-name="P4">
Publisher: Укринформ (Organization)</text:p>
      <text:p text:style-name="P4">
Published Time: 2023-04-21T20:34:00+03:00</text:p>
      <text:p text:style-name="P4">
Modified Time: 2023-04-21T20:34:00+03:00</text:p>
      <text:p text:style-name="P4">
Description: Президент України Володимир Зеленський підписав закон про нові правила набуття громадянства, який передбачає іспити з української мови, історії України та знання Конституції. — Укрінформ.</text:p>
      <text:p text:style-name="P4">
Images: ["<text:a xlink:type="simple" xlink:href="https://static.ukrinform.com/photos/2022_09/thumb_files/630_360_1663862325-924.jpg" text:style-name="Internet_20_link" text:visited-style-name="Visited_20_Internet_20_Link">
630_360_16638...</text:a>
"]</text:p>
      <text:p text:style-name="P4">
Tags: ['Історія', 'Конституція', 'Закон', 'Громадянство', 'Зеленський']</text:p>
      <text:p text:style-name="P4">
Type: Article</text:p>
      <!--METADATA-->
      <text:p text:style-name="P4">
<draw:frame draw:style-name="fr1" draw:name="Image187" text:anchor-type="as-char" svg:width="6.9236in" svg:height="3.956343in" draw:z-index="0">
<draw:image xlink:href="../Images/yкринформ/2023-04-21T20-34-00-03-00/630_360_1663862325-924.jpg" xlink:type="simple" xlink:show="embed" xlink:actuate="onLoad" draw:mime-type="image/jpeg"/>
</draw:frame>
 ПрезидентУкраїни Володимир Зеленський підписав закон про нові правила набуттягромадянства, який передбачає іспити з української мови, історії України тазнання Конституції.</text:p>
      <text:p text:style-name="P4">
Інформацію про відповідний Закон №7606 "Про внесення змін до Законів України"Про громадянство України" та "Про забезпечення функціонування українськоїмови як державної" щодо умов прийняття до громадянства України" розміщено на <text:a xlink:type="simple" xlink:href="http://w1.c1.rada.gov.ua/pls/zweb2/webproc4_1" text:style-name="Internet_20_link" text:visited-style-name="Visited_20_Internet_20_Link">
</text:a>
</text:p>
      <text:p text:style-name="P4">
Згідно з документом, тепер для отримання громадянства України потрібно будескласти іспити на знання української мови, історії та Конституції.</text:p>
      <text:p text:style-name="P4">
Іноземці чи особи без громадянства, які мають визначні заслуги перед Україною,прийняття яких до українського громадянства становить державний інтерес, абоякі в установленому законодавством порядку проходять військову службу законтрактом у Збройних силах України, Державній спеціальній службі транспортуабо Національній гвардії України, особи, які отримали посвідку на тимчасовепроживання, упродовж двох років з моменту набуття громадянства мають скластивідповідні іспити та подати документи про їх складання.</text:p>
      <text:p text:style-name="P4">
<text:span text:style-name="T4">
Читайте також:</text:span>
 <text:a xlink:type="simple" xlink:href="https://www.ukrinform.ua/rubric-society/3692441-kremin-nazvav-stvorenna-pidrucnikiv-z-ukrainskoi-dla-inozemciv-prioritetom-na-2023-rik.html" text:style-name="Internet_20_link" text:visited-style-name="Visited_20_Internet_20_Link">
 </text:a>
</text:p>
      <text:p text:style-name="P4">
Невиконання зобов’язання про складання іспитів з основ <text:a xlink:type="simple" xlink:href="https://www.ukrinform.ua/tag-konstitucia" text:style-name="Internet_20_link" text:visited-style-name="Visited_20_Internet_20_Link">
</text:a>
 , історії України, на рівеньволодіння державною мовою вказаними категоріями осіб є підставою для втратигромадянства України.</text:p>
      <text:p text:style-name="P4">
Складання іспитів має здійснюватися в порядку, встановленому КабінетомМіністрів України.</text:p>
      <text:p text:style-name="P4">
Верховна Рада прийняла цей закон 21 березня.</text:p>
      <text:p text:style-name="P4">
Source: <text:a xlink:type="simple" xlink:href="https://www.ukrinform.ua/rubric-polytics/3699076-mova-istoria-i-konstitucia-zelenskij-pidpisav-zakon-pro-ispiti-na-gromadanstvo.html" text:style-name="Internet_20_link" text:visited-style-name="Visited_20_Internet_20_Link">
https://www.ukrinform.ua/rubric-polytics/3699076-mova-istoria-i-konstitucia-zelenskij-pidpisav-zakon-pro-ispiti-na-gromadanstvo.html</text:a>
</text:p>
      <!--NEWS-->
      <text:h text:style-name="P10" text:outline-level="1">
<text:span text:style-name="T4">
Українці втратили шанси на п'єдестал на старті Євро-2023 з греко-римської боротьби</text:span>
</text:h>
      <text:p text:style-name="P4">
Authors: Ukrinform (Person)</text:p>
      <text:p text:style-name="P4">
Publisher: Укринформ (Organization)</text:p>
      <text:p text:style-name="P4">
Published Time: 2023-04-21T20:37:59+03:00</text:p>
      <text:p text:style-name="P4">
Modified Time: 2023-04-21T20:37:59+03:00</text:p>
      <text:p text:style-name="P4">
Description: На чемпіонаті Європи зі спортивної боротьби у Загребі (Хорватія) завершився перший день змаганнь у представників греко-римского стилю. — Укрінформ.</text:p>
      <text:p text:style-name="P4">
Images: ["<text:a xlink:type="simple" xlink:href="https://static.ukrinform.com/photos/2023_04/thumb_files/630_360_1682098628-897.jpg" text:style-name="Internet_20_link" text:visited-style-name="Visited_20_Internet_20_Link">
630_360_16820...</text:a>
"]</text:p>
      <text:p text:style-name="P4">
Tags: ['Греко-римська боротьба']</text:p>
      <text:p text:style-name="P4">
Type: Article</text:p>
      <!--METADATA-->
      <text:p text:style-name="P4">
<draw:frame draw:style-name="fr1" draw:name="Image188" text:anchor-type="as-char" svg:width="6.9236in" svg:height="3.956343in" draw:z-index="0">
<draw:image xlink:href="../Images/yкринформ/2023-04-21T20-37-59-03-00/630_360_1682098628-897.jpg" xlink:type="simple" xlink:show="embed" xlink:actuate="onLoad" draw:mime-type="image/jpeg"/>
</draw:frame>
 Начемпіонаті Європи зі спортивної боротьби у Загребі (Хорватія) завершивсяперший день змаганнь у представників греко-римского стилю.</text:p>
      <text:p text:style-name="P4">
Жоден з українських борців у п'яти вагових категоріях не зміг втрутитися урозподіл нагород континентальної першості, передає Укрінформ.</text:p>
      <text:p text:style-name="P4">
У чвертьфіналі В'ячеслав Байрактар (55 кг) та Михайло Вишнивецький (130 кг)поступилися грузинам відповідно Нугзарі Цурцумії та Якобі Каяї, в 1/8 фіналуАртем Матяш (87 кг) програв Алексу Кессідісу зі Швеції, а Олександр Грушин (63кг) та Сергій Козуб (77 кг) завершили виступ у кваліфікації.</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ext:p>
      <text:p text:style-name="P4">
У суботу, 22 квітня, на борцівських килимах хорватської столиці Українупредставлятимуть Віктор Петрик (60 кг), Парвіз Насібов (67 кг), Андрій Кулик(72 кг), Ярослав Фільчаков (82 кг) та Владен Козлюк (97 кг).</text:p>
      <text:p text:style-name="P4">
На фото: Михайло Вишнивецький (UWW).</text:p>
      <text:p text:style-name="P4">
Source: <text:a xlink:type="simple" xlink:href="https://www.ukrinform.ua/rubric-sports/3699075-ukrainci-vtratili-sansi-na-pedestal-na-starti-evro2023-z-grekorimskoi-borotbi.html" text:style-name="Internet_20_link" text:visited-style-name="Visited_20_Internet_20_Link">
https://www.ukrinform.ua/rubric-sports/3699075-ukrainci-vtratili-sansi-na-pedestal-na-starti-evro2023-z-grekorimskoi-borotbi.html</text:a>
</text:p>
      <!--NEWS-->
      <text:h text:style-name="P10" text:outline-level="1">
<text:span text:style-name="T4">
У МЗС заявили: Україна не вступатиме в НАТО частинами</text:span>
</text:h>
      <text:p text:style-name="P4">
Authors: Ukrinform (Person)</text:p>
      <text:p text:style-name="P4">
Publisher: Укринформ (Organization)</text:p>
      <text:p text:style-name="P4">
Published Time: 2023-04-21T20:43:10+03:00</text:p>
      <text:p text:style-name="P4">
Modified Time: 2023-04-21T20:43:10+03:00</text:p>
      <text:p text:style-name="P4">
Description: Україна приєднуватиметься до НАТО тільки в міжнародно визнаних кордонах. — Укрінформ.</text:p>
      <text:p text:style-name="P4">
Images: ["<text:a xlink:type="simple" xlink:href="https://static.ukrinform.com/photos/2018_11/thumb_files/630_360_1542646754-266.jpg" text:style-name="Internet_20_link" text:visited-style-name="Visited_20_Internet_20_Link">
630_360_15426...</text:a>
"]</text:p>
      <text:p text:style-name="P4">
Tags: ['МЗС', 'НАТО', 'Єдині новини']</text:p>
      <text:p text:style-name="P4">
Type: Article</text:p>
      <!--METADATA-->
      <text:p text:style-name="P4">
<draw:frame draw:style-name="fr1" draw:name="Image189" text:anchor-type="as-char" svg:width="6.9236in" svg:height="3.956343in" draw:z-index="0">
<draw:image xlink:href="../Images/yкринформ/2023-04-21T20-43-10-03-00/630_360_1542646754-266.jpg" xlink:type="simple" xlink:show="embed" xlink:actuate="onLoad" draw:mime-type="image/jpeg"/>
</draw:frame>
 Українаприєднуватиметься до НАТО тільки в міжнародно визнаних кордонах.</text:p>
      <text:p text:style-name="P4">
Про це заявив заступник міністра закордонних справ України Євген Перебийніс вефірі національного телемарафону «Єдині новини», повідомляє Укрінформ.</text:p>
      <text:p text:style-name="P4">
«Україна не може нікуди вступати частинами. Україна є державою, яка маєвизначені, міжнародно визнані кордони, і, звичайно, ми будемо приєднуватися дотих чи інших організацій у міжнародно визнаних кордонах», - сказав він.</text:p>
      <text:p text:style-name="P4">
<text:span text:style-name="T4">
Читайте також:</text:span>
 <text:a xlink:type="simple" xlink:href="https://www.ukrinform.ua/rubric-world/3699045-vijna-putina-stala-pricinou-rozsirenna-nato-a-ne-navpaki-ostin.html" text:style-name="Internet_20_link" text:visited-style-name="Visited_20_Internet_20_Link">
 <text:span text:style-name="T4">
НАТО</text:span>
 </text:a>
</text:p>
      <text:p text:style-name="P4">
Перебийніс зауважив, що Україна переросла етап плану дій щодо членства і донього, можливо, більше ніж деякі країни-члени.</text:p>
      <text:p text:style-name="P4">
Як повідомляв Укрінформ, 14 квітня очільник МЗС України Дмитро Кулеба заявив,що українська влада має консолідовану позицію щодо того, що план дій щодочленства в НАТО не потрібен нашій країні.</text:p>
      <text:p text:style-name="P4">
Source: <text:a xlink:type="simple" xlink:href="https://www.ukrinform.ua/rubric-polytics/3699079-u-mzs-zaavili-ukraina-ne-vstupatime-v-nato-castinami.html" text:style-name="Internet_20_link" text:visited-style-name="Visited_20_Internet_20_Link">
https://www.ukrinform.ua/rubric-polytics/3699079-u-mzs-zaavili-ukraina-ne-vstupatime-v-nato-castinami.html</text:a>
</text:p>
      <!--NEWS-->
      <text:h text:style-name="P10" text:outline-level="1">
<text:span text:style-name="T4">
Резніков провів переговори з міністром оборони Нової Зеландії</text:span>
</text:h>
      <text:p text:style-name="P4">
Authors: Ukrinform (Person)</text:p>
      <text:p text:style-name="P4">
Publisher: Укринформ (Organization)</text:p>
      <text:p text:style-name="P4">
Published Time: 2023-04-21T20:56:00+03:00</text:p>
      <text:p text:style-name="P4">
Modified Time: 2023-04-21T20:56:00+03:00</text:p>
      <text:p text:style-name="P4">
Description: Міністр оборони Олексій Резніков зустрівся з міністром оборони Нової Зеландії Ендрю Літтлом та обговорив додаткові шляхи зміцнення співпраці двох країн. — Укрінформ.</text:p>
      <text:p text:style-name="P4">
Images: ["<text:a xlink:type="simple" xlink:href="https://static.ukrinform.com/photos/2023_04/thumb_files/630_360_1682084651-769.jpg" text:style-name="Internet_20_link" text:visited-style-name="Visited_20_Internet_20_Link">
630_360_16820...</text:a>
"]</text:p>
      <text:p text:style-name="P4">
Tags: ['Міноборони', 'Нова Зеландія', 'Резніков', 'Зустріч Рамштайн']</text:p>
      <text:p text:style-name="P4">
Type: Article</text:p>
      <!--METADATA-->
      <text:p text:style-name="P4">
<draw:frame draw:style-name="fr1" draw:name="Image190" text:anchor-type="as-char" svg:width="6.9236in" svg:height="3.956343in" draw:z-index="0">
<draw:image xlink:href="../Images/yкринформ/2023-04-21T20-56-00-03-00/630_360_1682084651-769.jpg" xlink:type="simple" xlink:show="embed" xlink:actuate="onLoad" draw:mime-type="image/jpeg"/>
</draw:frame>
 Міністроборони Олексій Резніков зустрівся з міністром оборони Нової Зеландії ЕндрюЛіттлом та обговорив додаткові шляхи зміцнення співпраці двох країн.</text:p>
      <text:p text:style-name="P4">
Як передає Укрінформ, про це Резніков написав у <text:a xlink:type="simple" xlink:href="https://twitter.com/oleksiireznikov/status/1649431456081489923" text:style-name="Internet_20_link" text:visited-style-name="Visited_20_Internet_20_Link">
</text:a>
 .</text:p>
      <text:p text:style-name="Quotations">

<text:p text:style-name="P4">
I am grateful for the fruitful meeting with New Zealand's Minister of&gt;
 Defense <text:a xlink:type="simple" xlink:href="https://twitter.com/AndrewLittleMP" text:style-name="Internet_20_link" text:visited-style-name="Visited_20_Internet_20_Link">
 </text:a>
 . The&gt;
 support of our New Zealand friends demonstrates that the free world is&gt;
 united by shared values. I thanked the 🇳🇿 government and people for their&gt;
 assistance and discussed with my… <text:a xlink:type="simple" xlink:href="https://t.co/dyMMz4mUEk" text:style-name="Internet_20_link" text:visited-style-name="Visited_20_Internet_20_Link">
 </text:a>
&gt;
&gt;
 — Oleksii Reznikov (@oleksiireznikov) <text:a xlink:type="simple" xlink:href="https://twitter.com/oleksiireznikov/status/1649431456081489923" text:style-name="Internet_20_link" text:visited-style-name="Visited_20_Internet_20_Link">
&gt;
 </text:a>
</text:p>

</text:p>
      <text:p text:style-name="P4">
«Я вдячний за плідну зустріч із міністром оборони Нової Зеландії ЕндрюЛіттлом. Підтримка наших новозеландських друзів демонструє, що вільний світоб’єднаний спільними цінностями. Я подякував уряду <text:a xlink:type="simple" xlink:href="https://www.ukrinform.ua/tag-nova-zelandia" text:style-name="Internet_20_link" text:visited-style-name="Visited_20_Internet_20_Link">
</text:a>
 та її народу за допомогу таобговорив зі своїм колегою додаткові шляхи зміцнення нашої співпраці», -зазначив Резніков.</text:p>
      <text:p text:style-name="P4">
За його словами, в ході цієї війни Україна отримала безцінний досвід і знання,якими прагне поділитися з партнерами.</text:p>
      <text:p text:style-name="P4">
<text:span text:style-name="T4">
Читайте також:</text:span>
 <text:a xlink:type="simple" xlink:href="https://www.ukrinform.ua/rubric-polytics/3698991-reznikov-zustrivsa-zi-stoltenbergom-ukraina-dosagla-bezprecedentnogo-rivna-sumisnosti-z-nato.html" text:style-name="Internet_20_link" text:visited-style-name="Visited_20_Internet_20_Link">
 <text:span text:style-name="T4">
Резніков</text:span>
 </text:a>
</text:p>
      <text:p text:style-name="P4">
Як повідомлялося, у Німеччині відбувається чергова зустріч Контактної групи зоборони України у форматі "Рамштайн", в якій беруть участь понад 50 країн,включаючи союзників по НАТО та представників країн-партнерів. Група є головноюплатформою для координації військових спроможностей, які союзники по НАТО тапредставники міжнародного співтовариства надають Україні для протистоянняросійській агресії.</text:p>
      <text:p text:style-name="P4">
<text:span text:style-name="T5">
Фото: Alexander Riedel</text:span>
</text:p>
      <text:p text:style-name="P4">
Source: <text:a xlink:type="simple" xlink:href="https://www.ukrinform.ua/rubric-polytics/3699083-reznikov-proviv-peregovori-z-ministrom-oboroni-novoi-zelandii.html" text:style-name="Internet_20_link" text:visited-style-name="Visited_20_Internet_20_Link">
https://www.ukrinform.ua/rubric-polytics/3699083-reznikov-proviv-peregovori-z-ministrom-oboroni-novoi-zelandii.html</text:a>
</text:p>
      <!--NEWS-->
      <text:h text:style-name="P10" text:outline-level="1">
<text:span text:style-name="T4">
Орбан емоційно відреагував на заяву Столтенберга про майбутнє членство України в НАТО</text:span>
</text:h>
      <text:p text:style-name="P4">
Authors: Ukrinform (Person)</text:p>
      <text:p text:style-name="P4">
Publisher: Укринформ (Organization)</text:p>
      <text:p text:style-name="P4">
Published Time: 2023-04-21T21:03:54+03:00</text:p>
      <text:p text:style-name="P4">
Modified Time: 2023-04-21T21:03:54+03:00</text:p>
      <text:p text:style-name="P4">
Description: Прем’єр-міністр Угорщини Віктор Орбан, емоційно відреагував на публікацію в Politico щодо майбутнього членства України в НАТО. — Укрінформ.</text:p>
      <text:p text:style-name="P4">
Images: ["<text:a xlink:type="simple" xlink:href="https://static.ukrinform.com/photos/2016_09/thumb_files/630_360_1473181292-8845.jpg" text:style-name="Internet_20_link" text:visited-style-name="Visited_20_Internet_20_Link">
630_360_14731...</text:a>
"]</text:p>
      <text:p text:style-name="P4">
Tags: ['НАТО', 'Орбан', 'Столтенберг', 'Угорщина']</text:p>
      <text:p text:style-name="P4">
Type: Article</text:p>
      <!--METADATA-->
      <text:p text:style-name="P4">
<draw:frame draw:style-name="fr1" draw:name="Image191" text:anchor-type="as-char" svg:width="6.9236in" svg:height="3.956343in" draw:z-index="0">
<draw:image xlink:href="../Images/yкринформ/2023-04-21T21-03-54-03-00/630_360_1473181292-8845.jpg" xlink:type="simple" xlink:show="embed" xlink:actuate="onLoad" draw:mime-type="image/jpeg"/>
</draw:frame>
 Прем’єр-міністр Угорщини Віктор Орбан, емоційно відреагував на публікацію в Politicoщодо майбутнього членства України в НАТО.</text:p>
      <text:p text:style-name="P4">
Як передає Укрінформ, коментуючи матеріал у виданні під заголовком «Ваше місцев НАТО, – сказав глава Альянсу (Єнс Столтенберг) Україні під час свого першоговізиту у воєнний час», Орбан написав англійською мовою у <text:a xlink:type="simple" xlink:href="https://twitter.com/PM_ViktorOrban/status/1649364183538974720" text:style-name="Internet_20_link" text:visited-style-name="Visited_20_Internet_20_Link">
</text:a>
 одне слово:«Що?!»</text:p>
      <text:p text:style-name="P4">
Як повідомляв Укрінформ, генеральний секретар НАТО Єнс Столтенберг, якийприбув у четвер до Києва, заявив: <text:a xlink:type="simple" xlink:href="https://www.ukrinform.ua/rubric-polytics/3698402-stoltenberg-zakonne-misce-ukraini-v-nato.html" text:style-name="Internet_20_link" text:visited-style-name="Visited_20_Internet_20_Link">
 </text:a>
 .</text:p>
      <text:p text:style-name="P4">
<text:span text:style-name="T4">
Читайте також:</text:span>
 <text:a xlink:type="simple" xlink:href="https://www.ukrinform.ua/rubric-polytics/3695899-u-mzs-ukraini-vidreaguvali-na-zaavu-orbana-sama-ugorsina-otrimue-cimali-grosi-vid-es.html" text:style-name="Internet_20_link" text:visited-style-name="Visited_20_Internet_20_Link">
 <text:span text:style-name="T4">
Орбан</text:span>
 </text:a>
</text:p>
      <text:p text:style-name="P4">
Орбан раніше неодноразово <text:a xlink:type="simple" xlink:href="https://www.ukrinform.ua/rubric-polytics/3695899-u-mzs-ukraini-vidreaguvali-na-zaavu-orbana-sama-ugorsina-otrimue-cimali-grosi-vid-es.html" text:style-name="Internet_20_link" text:visited-style-name="Visited_20_Internet_20_Link">
 </text:a>
 .</text:p>
      <text:p text:style-name="P4">
У середу в угорському парламенті прихильники правлячої партії "Фідес" <text:a xlink:type="simple" xlink:href="https://www.ukrinform.ua/rubric-world/3698176-pravlaca-partia-fides-v-ugorskomu-parlamenti-ne-pidtrimala-rezoluciu-pro-arest-putina.html" text:style-name="Internet_20_link" text:visited-style-name="Visited_20_Internet_20_Link">
</text:a>
Міжнародному кримінальному суду, якщо він приїде до Угорщини.</text:p>
      <text:p text:style-name="P4">
Source: <text:a xlink:type="simple" xlink:href="https://www.ukrinform.ua/rubric-polytics/3699086-orban-emocijno-vidreaguvav-na-zaavu-stoltenberga-pro-majbutne-clenstvo-ukraini-v-nato.html" text:style-name="Internet_20_link" text:visited-style-name="Visited_20_Internet_20_Link">
https://www.ukrinform.ua/rubric-polytics/3699086-orban-emocijno-vidreaguvav-na-zaavu-stoltenberga-pro-majbutne-clenstvo-ukraini-v-nato.html</text:a>
</text:p>
      <!--NEWS-->
      <text:h text:style-name="P10" text:outline-level="1">
<text:span text:style-name="T4">
На Донеччині прикордонники відбили три атаки росіян, одну з них - у Бахмуті</text:span>
</text:h>
      <text:p text:style-name="P4">
Authors: Ukrinform (Person)</text:p>
      <text:p text:style-name="P4">
Publisher: Укринформ (Organization)</text:p>
      <text:p text:style-name="P4">
Published Time: 2023-04-21T21:12:00+03:00</text:p>
      <text:p text:style-name="P4">
Modified Time: 2023-04-21T21:12:00+03:00</text:p>
      <text:p text:style-name="P4">
Description: У Донецькій області українські прикордонники відбили три атаки російських військових, знешкодивши 25 загарбників. — Укрінформ.</text:p>
      <text:p text:style-name="P4">
Images: ["<text:a xlink:type="simple" xlink:href="https://static.ukrinform.com/photos/2023_03/thumb_files/630_360_1679670498-269.jpeg" text:style-name="Internet_20_link" text:visited-style-name="Visited_20_Internet_20_Link">
630_360_16796...</text:a>
"]</text:p>
      <text:p text:style-name="P4">
Tags: ['Бахмут', 'Донеччина', 'Прикордонники', 'Війна з росією', '#stoprussia']</text:p>
      <text:p text:style-name="P4">
Type: Article</text:p>
      <!--METADATA-->
      <text:p text:style-name="P4">
<draw:frame draw:style-name="fr1" draw:name="Image192" text:anchor-type="as-char" svg:width="6.9236in" svg:height="3.956343in" draw:z-index="0">
<draw:image xlink:href="../Images/yкринформ/2023-04-21T21-12-00-03-00/630_360_1679670498-269.jpeg" xlink:type="simple" xlink:show="embed" xlink:actuate="onLoad" draw:mime-type="image/jpeg"/>
</draw:frame>
 УДонецькій області українські прикордонники відбили три атаки російськихвійськових, знешкодивши 25 загарбників.</text:p>
      <text:p text:style-name="P4">
Як передає Укрінформ, про це Державна прикордонна служба України повідомляє у<text:a xlink:type="simple" xlink:href="https://www.facebook.com/DPSUkraine/posts/pfbid02yyqNRWasjxgPBxWSJsThWNDhgxNL6NJkP4hNUJAf2mVJyQAvMq9s9DhS32h4ETCsl" text:style-name="Internet_20_link" text:visited-style-name="Visited_20_Internet_20_Link">
</text:a>
.</text:p>
      <text:p text:style-name="P4">
“Попри надскладну ситуацію в місті українські захисники продовжують стримуватинаступ противника. Учора ворожі спроби штурму позицій наших бійців успіхутакож не мали, загарбники були ліквідовані у стрілецьких сутичках”, - ідетьсяу повідомленні.</text:p>
      <text:p text:style-name="P4">
Ще дві спроби прориву російських військ підрозділ Держприкордонслужби зупинивна іншому напрямку в Донецькій області у позиційному бою.</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a>
</text:p>
      <text:p text:style-name="P4">
Загалом у ході оборонних дій <text:a xlink:type="simple" xlink:href="https://www.ukrinform.ua/tag-prikordonniki" text:style-name="Internet_20_link" text:visited-style-name="Visited_20_Internet_20_Link">
 </text:a>
знешкодили 25 загарбників: 9 осіб – знищено, ще 16 – поранено.</text:p>
      <text:p text:style-name="P4">
Як повідомляв Укрінформ, у <text:a xlink:type="simple" xlink:href="https://www.ukrinform.ua/rubric-ato/3698873-u-bahmuti-vijska-rf-prosuvautsa-na-okremih-dilankah-malar.html" text:style-name="Internet_20_link" text:visited-style-name="Visited_20_Internet_20_Link">
 </text:a>
точаться запеклі бої – російські війська на окремих ділянках подекудипросуваються.</text:p>
      <text:p text:style-name="P4">
<text:span text:style-name="T5">
Фото: ДПСУ</text:span>
</text:p>
      <text:p text:style-name="P4">
Source: <text:a xlink:type="simple" xlink:href="https://www.ukrinform.ua/rubric-ato/3699089-na-doneccini-prikordonniki-vidbili-tri-ataki-rosian-odnu-z-nih-u-bahmuti.html" text:style-name="Internet_20_link" text:visited-style-name="Visited_20_Internet_20_Link">
https://www.ukrinform.ua/rubric-ato/3699089-na-doneccini-prikordonniki-vidbili-tri-ataki-rosian-odnu-z-nih-u-bahmuti.html</text:a>
</text:p>
      <!--NEWS-->
      <text:h text:style-name="P10" text:outline-level="1">
<text:span text:style-name="T4">
Українські борчині Грушина-Акобія та Коляденко здобули «золото» чемпіонату Європи-2023</text:span>
</text:h>
      <text:p text:style-name="P4">
Authors: Ukrinform (Person)</text:p>
      <text:p text:style-name="P4">
Publisher: Укринформ (Organization)</text:p>
      <text:p text:style-name="P4">
Published Time: 2023-04-21T21:23:00+03:00</text:p>
      <text:p text:style-name="P4">
Modified Time: 2023-04-21T21:23:00+03:00</text:p>
      <text:p text:style-name="P4">
Description: У Загребі (Хорватія) триває чемпіонат Європи зі спортивної боротьби. — Укрінформ.</text:p>
      <text:p text:style-name="P4">
Images: ["<text:a xlink:type="simple" xlink:href="https://static.ukrinform.com/photos/2023_04/thumb_files/630_360_1682100637-792.jpg" text:style-name="Internet_20_link" text:visited-style-name="Visited_20_Internet_20_Link">
630_360_16821...</text:a>
"]</text:p>
      <text:p text:style-name="P4">
Tags: ['вільна боротьба']</text:p>
      <text:p text:style-name="P4">
Type: Article</text:p>
      <!--METADATA-->
      <text:p text:style-name="P4">
<draw:frame draw:style-name="fr1" draw:name="Image193" text:anchor-type="as-char" svg:width="6.9236in" svg:height="3.956343in" draw:z-index="0">
<draw:image xlink:href="../Images/yкринформ/2023-04-21T21-23-00-03-00/630_360_1682100637-792.jpg" xlink:type="simple" xlink:show="embed" xlink:actuate="onLoad" draw:mime-type="image/jpeg"/>
</draw:frame>
 У Загребі(Хорватія) триває чемпіонат Європи зі спортивної боротьби.</text:p>
      <text:p text:style-name="P4">
Заключний день турніру з жіночої боротьби приніс збірній України дві золоті тасрібну нагороди континентальної першості, передає Укрінформ.</text:p>
      <text:p text:style-name="P4">
Чемпіонками Європи стали Аліна Акобія-Грушина (вагова категорія до 57 кг), якау сутичці за «золото» упевнено виграла у азербайджанки Жали Алієвої (10:0), таІрина Коляденко (62 кг) - після перемоги над норвежкою Грейс Якоб Буллен(9:6).</text:p>
      <text:p text:style-name="P4">
Срібну медаль завоювала Юлія Ткач (59 кг), бронзову - Тетяна Сова Ріжко (65кг).</text:p>
      <text:p text:style-name="P4">
Нагадаємо, срібними призерками чемпіонату Європи раніше стали Оксана Лівач (50кг) та Алла Белінська (68 кг).</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ext:p>
      <text:p text:style-name="P4">
Чемпіонат Європи в столиці Хорватії 22-23 квітня завершать представники греко-римського стилю боротьби.</text:p>
      <text:p text:style-name="P4">
На фото: Ірина Коляденко (AP).</text:p>
      <text:p text:style-name="P4">
Source: <text:a xlink:type="simple" xlink:href="https://www.ukrinform.ua/rubric-sports/3699093-ukrainski-borcini-grusinaakobia-ta-koladenko-zdobuli-zoloto-cempionatu-evropi2023.html" text:style-name="Internet_20_link" text:visited-style-name="Visited_20_Internet_20_Link">
https://www.ukrinform.ua/rubric-sports/3699093-ukrainski-borcini-grusinaakobia-ta-koladenko-zdobuli-zoloto-cempionatu-evropi2023.html</text:a>
</text:p>
      <!--NEWS-->
      <text:h text:style-name="P10" text:outline-level="1">
<text:span text:style-name="T4">
Чотирьох підозрюваних у хуліганстві на території Лаври посадили під домашній арешт</text:span>
</text:h>
      <text:p text:style-name="P4">
Authors: Ukrinform (Person)</text:p>
      <text:p text:style-name="P4">
Publisher: Укринформ (Organization)</text:p>
      <text:p text:style-name="P4">
Published Time: 2023-04-21T21:31:00+03:00</text:p>
      <text:p text:style-name="P4">
Modified Time: 2023-04-21T21:31:00+03:00</text:p>
      <text:p text:style-name="P4">
Description: Чотирьом підозрюваним у хуліганстві на території Національного заповідника «Києво-Печерська Лавра» обрано запобіжні заходи у вигляді цілодобового домашнього арешту.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Домашній арешт', 'Суд', 'УПЦ МП']</text:p>
      <text:p text:style-name="P4">
Type: Article</text:p>
      <!--METADATA-->
      <text:p text:style-name="P4">
<draw:frame draw:style-name="fr1" draw:name="Image194" text:anchor-type="as-char" svg:width="6.9236in" svg:height="3.956343in" draw:z-index="0">
<draw:image xlink:href="../Images/yкринформ/2023-04-21T21-31-00-03-00/630_360_1515506864-9820.jpg" xlink:type="simple" xlink:show="embed" xlink:actuate="onLoad" draw:mime-type="image/jpeg"/>
</draw:frame>
 Чотирьомпідозрюваним у хуліганстві на території Національного заповідника «Києво-Печерська Лавра» обрано запобіжні заходи у вигляді цілодобового домашньогоарешту.</text:p>
      <text:p text:style-name="P4">
Як передає Укрінформ, про це повідомляє пресслужба Київської міськоїпрокуратури у <text:a xlink:type="simple" xlink:href="https://t.me/kyiv_pro_office/1901" text:style-name="Internet_20_link" text:visited-style-name="Visited_20_Internet_20_Link">
 </text:a>
 .</text:p>
      <text:p text:style-name="P4">
"За клопотанням Печерської окружної прокуратури міста Києва суд обравзапобіжні заходи у вигляді цілодобового домашнього арешту чотирьомпідозрюваним у хуліганських діях на території Національного заповідника"Києво-Печерська Лавра", - йдеться у повідомленні.</text:p>
      <text:p text:style-name="P4">
<text:span text:style-name="T4">
Читайте також:</text:span>
 <text:a xlink:type="simple" xlink:href="https://www.ukrinform.ua/rubric-society/3698986-odnogo-svasennika-upc-mp-obminali-na-28-ukrainskih-vijskovih-maluk.html" text:style-name="Internet_20_link" text:visited-style-name="Visited_20_Internet_20_Link">
 </text:a>
</text:p>
      <text:p text:style-name="P4">
Зазначається, що, за рішенням суду, троє підозрюваних перебуватимуть підцілодобовим домашнім арештом з електронним браслетом до 19 червня, ще один -до 19 травня.</text:p>
      <text:p text:style-name="P4">
Як повідомляв Укрінформ, 19 квітня підозрювані, діючи узгоджено між собою,протиправно проникли до одного з корпусів Національного заповідника "Києво-Печерська Лавра", зламавши захисні ролети та двері вказаної будівлі.</text:p>
      <text:p text:style-name="P4">
Дії порушників кваліфіковано за ч. 3 ст. 296 КК України - хуліганство, тобтогрубе порушення громадського порядку з мотивів явної неповаги до суспільства,що пов’язане з опором працівникові правопорядку.</text:p>
      <text:p text:style-name="P4">
<text:span text:style-name="T4">
Читайте також:</text:span>
 <text:a xlink:type="simple" xlink:href="https://www.ukrinform.ua/rubric-society/3698879-sud-zalisiv-mitropolita-upc-mp-pavla-pid-domasnim-arestom.html" text:style-name="Internet_20_link" text:visited-style-name="Visited_20_Internet_20_Link">
 <text:span text:style-name="T4">
УПЦ</text:span>
 </text:a>
</text:p>
      <text:p text:style-name="P4">
Санкція статті передбачає покарання від двох до п'яти років позбавлення волі.</text:p>
      <text:p text:style-name="P4">
Слідство триває.</text:p>
      <text:p text:style-name="P4">
Source: <text:a xlink:type="simple" xlink:href="https://www.ukrinform.ua/rubric-society/3699096-cotiroh-pidozruvanih-u-huliganstvi-na-teritorii-lavri-posadili-pid-domasnij-arest.html" text:style-name="Internet_20_link" text:visited-style-name="Visited_20_Internet_20_Link">
https://www.ukrinform.ua/rubric-society/3699096-cotiroh-pidozruvanih-u-huliganstvi-na-teritorii-lavri-posadili-pid-domasnij-arest.html</text:a>
</text:p>
      <!--NEWS-->
      <text:h text:style-name="P10" text:outline-level="1">
<text:span text:style-name="T4">
Бренд Duracell іде з росії</text:span>
</text:h>
      <text:p text:style-name="P4">
Authors: Ukrinform (Person)</text:p>
      <text:p text:style-name="P4">
Publisher: Укринформ (Organization)</text:p>
      <text:p text:style-name="P4">
Published Time: 2023-04-21T21:32:00+03:00</text:p>
      <text:p text:style-name="P4">
Modified Time: 2023-04-21T21:32:00+03:00</text:p>
      <text:p text:style-name="P4">
Description: Генеральний директор Duracell у росії Юрій Коротаєв підтвердив справжність листа, в якому він повідомляє, що компанія йде з рф. — Укрінформ.</text:p>
      <text:p text:style-name="P4">
Images: ["<text:a xlink:type="simple" xlink:href="https://static.ukrinform.com/photos/2023_04/thumb_files/630_360_1682101933-682.png" text:style-name="Internet_20_link" text:visited-style-name="Visited_20_Internet_20_Link">
630_360_16821...</text:a>
"]</text:p>
      <text:p text:style-name="P4">
Tags: ['росія', 'Бренд', 'Батарейка']</text:p>
      <text:p text:style-name="P4">
Type: Article</text:p>
      <!--METADATA-->
      <text:p text:style-name="P4">
<draw:frame draw:style-name="fr1" draw:name="Image195" text:anchor-type="as-char" svg:width="6.9236in" svg:height="3.956343in" draw:z-index="0">
<draw:image xlink:href="../Images/yкринформ/2023-04-21T21-32-00-03-00/630_360_1682101933-682.png" xlink:type="simple" xlink:show="embed" xlink:actuate="onLoad" draw:mime-type="image/png"/>
</draw:frame>
Генеральний директор Duracell у росії Юрій Коротаєв підтвердив справжністьлиста, в якому він повідомляє, що компанія йде з рф.</text:p>
      <text:p text:style-name="P4">
Як передає Укрінформ, про це повідомляє <text:a xlink:type="simple" xlink:href="https://t.me/pdmnews/58540" text:style-name="Internet_20_link" text:visited-style-name="Visited_20_Internet_20_Link">
 </text:a>
«Подъём».</text:p>
      <text:p text:style-name="P4">
«Це справжній лист, але я не зможу надати жодних коментарів. Екологічніпроєкти залишаться, ми зараз проговорюємо деталі», - сказав Коротаєв виданню,коментуючи публікацію Mash.</text:p>
      <text:p text:style-name="P4">
Раніше лист Коротаєва, адресований бізнес-партнерам Duracell, опублікував <text:a xlink:type="simple" xlink:href="https://t.me/breakingmash/43396" text:style-name="Internet_20_link" text:visited-style-name="Visited_20_Internet_20_Link">
</text:a>
 <text:a xlink:type="simple" xlink:href="https://t.me/breakingmash/43396" text:style-name="Internet_20_link" text:visited-style-name="Visited_20_Internet_20_Link">
 </text:a>
 Mash.</text:p>
      <text:p text:style-name="P4">
«Шановні бізнес-партнери, справжнім ТОВ "Дюраселл раша" висловлює вам своюповагу і з великим жалем повідомляє про те, що наші акціонери повідомили провихід з російського ринку та припинення бізнесу Duracell у росії відповідно доросійських законів і правил», - йдеться в опублікованому Mash листі.</text:p>
      <text:p text:style-name="P4">
У ньому Коротаєв також просить бізнес-партнерів надати Duracell документи щодоостаточних взаєморозрахунків. Duracell припинить продаж будь-якої продукціїкомпанії в росії, розірве всі комерційні контракти в рф в односторонньомупорядку і розпродасть запаси товарів, що залишилися у <text:a xlink:type="simple" xlink:href="https://www.ukrinform.ua/tag-rosia" text:style-name="Internet_20_link" text:visited-style-name="Visited_20_Internet_20_Link">
</text:a>
 , уточнив гендиректор.</text:p>
      <text:p text:style-name="P4">
<text:span text:style-name="T4">
Читайте також:</text:span>
 <text:a xlink:type="simple" xlink:href="https://www.ukrinform.ua/rubric-economy/3698153-heineken-znajsov-pokupca-dla-rosijskoi-filii.html" text:style-name="Internet_20_link" text:visited-style-name="Visited_20_Internet_20_Link">
 </text:a>
</text:p>
      <text:p text:style-name="P4">
Як повідомлялося, з березня 2022 року про вихід з російського ринку оголосилисотні іноземних компаній.</text:p>
      <text:p text:style-name="P4">
«Duracell» - торгова марка побутових батарейок, що випускаютьсятранснаціональною компанією Procter &amp; Gamble,</text:p>
      <text:p text:style-name="P4">
Source: <text:a xlink:type="simple" xlink:href="https://www.ukrinform.ua/rubric-economy/3699097-brend-duracell-ide-z-rosii.html" text:style-name="Internet_20_link" text:visited-style-name="Visited_20_Internet_20_Link">
https://www.ukrinform.ua/rubric-economy/3699097-brend-duracell-ide-z-rosii.html</text:a>
</text:p>
      <!--NEWS-->
      <text:h text:style-name="P10" text:outline-level="1">
<text:span text:style-name="T4">
Перша леді Польщі відвідала освітні заклади на Львівщині</text:span>
</text:h>
      <text:p text:style-name="P4">
Authors: Ukrinform (Person)</text:p>
      <text:p text:style-name="P4">
Publisher: Укринформ (Organization)</text:p>
      <text:p text:style-name="P4">
Published Time: 2023-04-21T21:36:00+03:00</text:p>
      <text:p text:style-name="P4">
Modified Time: 2023-04-21T21:36:00+03:00</text:p>
      <text:p text:style-name="P4">
Description: Перша леді Польщі Агата Корнгаузер-Дуда відвідала два освітні заклади на Львівщині. — Укрінформ.</text:p>
      <text:p text:style-name="P4">
Images: ["<text:a xlink:type="simple" xlink:href="https://static.ukrinform.com/photos/2023_04/thumb_files/630_360_1682102138-856.jpg" text:style-name="Internet_20_link" text:visited-style-name="Visited_20_Internet_20_Link">
630_360_16821...</text:a>
"]</text:p>
      <text:p text:style-name="P4">
Tags: ['Дуда', 'Львівщина', 'Польща', 'Козицький ']</text:p>
      <text:p text:style-name="P4">
Type: Article</text:p>
      <!--METADATA-->
      <text:p text:style-name="P4">
<draw:frame draw:style-name="fr1" draw:name="Image196" text:anchor-type="as-char" svg:width="6.9236in" svg:height="3.956343in" draw:z-index="0">
<draw:image xlink:href="../Images/yкринформ/2023-04-21T21-36-00-03-00/630_360_1682102138-856.jpg" xlink:type="simple" xlink:show="embed" xlink:actuate="onLoad" draw:mime-type="image/jpeg"/>
</draw:frame>
 Перша ледіПольщі Агата Корнгаузер-Дуда відвідала два освітні заклади на Львівщині.</text:p>
      <text:p text:style-name="P4">
Про це повідомляє пресслужба Львівської ОВА в <text:a xlink:type="simple" xlink:href="https://t.me/kozytskyy_maksym_official/7834" text:style-name="Internet_20_link" text:visited-style-name="Visited_20_Internet_20_Link">
</text:a>
 , передає Укрінформ.</text:p>
      <text:p text:style-name="P4">
Зазначається, що Корнгаузер-Дуда відвідала Мостиський ліцей №3 імені СвятоїКоролеви Ядвіги.</text:p>
      <text:p text:style-name="P4">
"Дуда наголосила, що у закладі дуже відповідально підходять до навчання дітей.Відзначила, що двоє випускників ліцею зараз захищають Україну на передовій.Наголосила, що Польща буде підтримувати нашу державу доти, доки триватимеборотьба. Поспілкувалася з учнями та педколективом, передала школярамнавчальну літературу", - підкреслили в ОВА.</text:p>
      <text:p text:style-name="P4">
<text:span text:style-name="T4">
Читайте також:</text:span>
 <text:a xlink:type="simple" xlink:href="https://www.ukrinform.ua/rubric-society/3692186-persi-ledi-ukraini-ta-polsi-vidvidali-varsavskij-centr-dopomogi-bizencam.html" text:style-name="Internet_20_link" text:visited-style-name="Visited_20_Internet_20_Link">
 </text:a>
</text:p>
      <text:p text:style-name="P4">
Перша леді Польщі також побувала у Стрілецькому закладі загальної середньоїосвіти І-ІІ ступенів.</text:p>
      <text:p text:style-name="P4">
В ОВА висловили вдячність Корнгаузер-Дуді за її візит й підтримку України.</text:p>
      <text:p text:style-name="P4">
Як повідомляв Укрінформ, у зв’язку з відкриттям нових пунктів пропуску накордоні із Польщею, Львівська військова адміністрація звернулася до уряду щодовиділення коштів для реконструкції і будівництва прикордонних автошляхів.</text:p>
      <text:p text:style-name="P4">
Source: <text:a xlink:type="simple" xlink:href="https://www.ukrinform.ua/rubric-regions/3699098-persa-ledi-polsi-vidvidala-osvitni-zakladi-na-lvivsini.html" text:style-name="Internet_20_link" text:visited-style-name="Visited_20_Internet_20_Link">
https://www.ukrinform.ua/rubric-regions/3699098-persa-ledi-polsi-vidvidala-osvitni-zakladi-na-lvivsini.html</text:a>
</text:p>
      <!--NEWS-->
      <text:h text:style-name="P10" text:outline-level="1">
<text:span text:style-name="T4">
Держдеп відмовився коментувати, чому не всій делегації рф видали візи для відвідання ООН</text:span>
</text:h>
      <text:p text:style-name="P4">
Authors: Ukrinform (Person)</text:p>
      <text:p text:style-name="P4">
Publisher: Укринформ (Organization)</text:p>
      <text:p text:style-name="P4">
Published Time: 2023-04-21T21:39:00+03:00</text:p>
      <text:p text:style-name="P4">
Modified Time: 2023-04-21T21:39:00+03:00</text:p>
      <text:p text:style-name="P4">
Description: Держдепартамент США назвав «конфіденційним» питання щодо видачі віз представникам рф, відмовивши таким чином у коментарях, чому, крім лаврова та кількох окремих делегатів, решта досі не отримала віз для участі в зустрічах ООН.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ООН', 'США', 'Віза', 'Держдеп', 'росія', 'Радбез ООН']</text:p>
      <text:p text:style-name="P4">
Type: Article</text:p>
      <!--METADATA-->
      <text:p text:style-name="P4">
<draw:frame draw:style-name="fr1" draw:name="Image197" text:anchor-type="as-char" svg:width="6.9236in" svg:height="3.956343in" draw:z-index="0">
<draw:image xlink:href="../Images/yкринформ/2023-04-21T21-39-00-03-00/630_360_1521097272-9495.jpg" xlink:type="simple" xlink:show="embed" xlink:actuate="onLoad" draw:mime-type="image/jpeg"/>
</draw:frame>
Держдепартамент США назвав «конфіденційним» питання щодо видачі візпредставникам рф, відмовивши таким чином у коментарях, чому, крім лаврова такількох окремих делегатів, решта досі не отримала віз для участі в зустрічахООН.</text:p>
      <text:p text:style-name="P4">
З відповідною заявою виступив у п’ятницю заступник речниказовнішньополітичного відомства США Ведант Пател, повідомляє власнийкореспондент Укрінформу.</text:p>
      <text:p text:style-name="P4">
«Питання щодо статусу віз є конфіденційним, тож я би не вдавався у поясненняпроцесу або як це працює», - зауважив представник <text:a xlink:type="simple" xlink:href="https://www.ukrinform.ua/tag-derzdep" text:style-name="Internet_20_link" text:visited-style-name="Visited_20_Internet_20_Link">
</text:a>
 .</text:p>
      <text:p text:style-name="P4">
Таким чином він відповів на прохання російського журналіста прокоментуватиситуацію, чому частина делегації рф, а також журналісти, які планувалиприєднатися до візиту лаврова в ООН, досі не отримали віз для в’їзду в США.</text:p>
      <text:p text:style-name="P4">
<text:span text:style-name="T4">
Читайте також:</text:span>
 <text:a xlink:type="simple" xlink:href="https://www.ukrinform.ua/rubric-world/3697577-ssa-zaklikali-kraini-nato-posiliti-kontrol-nad-nerozpovsudzennam-adernoi-zbroi.html" text:style-name="Internet_20_link" text:visited-style-name="Visited_20_Internet_20_Link">
 </text:a>
</text:p>
      <text:p text:style-name="P4">
Як повідомлялося, російський міністр лавров планує прилетіти до Нью-Йорканаступного тижня, щоб 24-25 квітня взяти участь у заходах, пов’язаних ізголовуванням росії в Раді Безпеки ООН. Сам міністр та деякі члени російськоїделегації кілька днів тому отримали візи для в’їзду на територію США.</text:p>
      <text:p text:style-name="P4">
Source: <text:a xlink:type="simple" xlink:href="https://www.ukrinform.ua/rubric-world/3699100-derzdep-vidmovivsa-komentuvati-comu-ne-vsij-delegacii-rf-vidali-vizi-dla-vidvidanna-oon.html" text:style-name="Internet_20_link" text:visited-style-name="Visited_20_Internet_20_Link">
https://www.ukrinform.ua/rubric-world/3699100-derzdep-vidmovivsa-komentuvati-comu-ne-vsij-delegacii-rf-vidali-vizi-dla-vidvidanna-oon.html</text:a>
</text:p>
      <!--NEWS-->
      <text:h text:style-name="P10" text:outline-level="1">
<text:span text:style-name="T4">
Генсек НАТО про «Рамштайн»: Україна тепер готова звільнити ще більше окупованих територій</text:span>
</text:h>
      <text:p text:style-name="P4">
Authors: Ukrinform (Person)</text:p>
      <text:p text:style-name="P4">
Publisher: Укринформ (Organization)</text:p>
      <text:p text:style-name="P4">
Published Time: 2023-04-21T21:40:07+03:00</text:p>
      <text:p text:style-name="P4">
Modified Time: 2023-04-21T21:40:07+03:00</text:p>
      <text:p text:style-name="P4">
Description: Генеральний секретар НАТО Єнс Столтенберг висловив упевненість, що Україна готова звільнити більше територій на тлі підготовки до майбутнього контрнаступу проти російських сил. — Укрінформ.</text:p>
      <text:p text:style-name="P4">
Images: ["<text:a xlink:type="simple" xlink:href="https://static.ukrinform.com/photos/2023_04/thumb_files/630_360_1681978989-610.jpg" text:style-name="Internet_20_link" text:visited-style-name="Visited_20_Internet_20_Link">
630_360_16819...</text:a>
"]</text:p>
      <text:p text:style-name="P4">
Tags: ['Столтенберг', 'Україна', 'Війна з росією', 'Зустріч Рамштайн']</text:p>
      <text:p text:style-name="P4">
Type: Article</text:p>
      <!--METADATA-->
      <text:p text:style-name="P4">
<draw:frame draw:style-name="fr1" draw:name="Image198" text:anchor-type="as-char" svg:width="6.9236in" svg:height="3.956343in" draw:z-index="0">
<draw:image xlink:href="../Images/yкринформ/2023-04-21T21-40-07-03-00/630_360_1681978989-610.jpg" xlink:type="simple" xlink:show="embed" xlink:actuate="onLoad" draw:mime-type="image/jpeg"/>
</draw:frame>
Генеральний секретар НАТО Єнс Столтенберг висловив упевненість, що Українаготова звільнити більше територій на тлі підготовки до майбутньогоконтрнаступу проти російських сил.</text:p>
      <text:p text:style-name="P4">
Про це він заявив журналістам у кулуарах зустрічі на авіабазі "Рамштайн" уНімеччині, передає Укрінформ із посиланням на <text:a xlink:type="simple" xlink:href="https://www.rferl.org/a/ukraine-bakhmut-drones-kyiv-russia-nato/32373294.html" text:style-name="Internet_20_link" text:visited-style-name="Visited_20_Internet_20_Link">
</text:a>
 .</text:p>
      <text:p text:style-name="P4">
«Я впевнений, що тепер вони будуть в змозі звільнити ще більше земель», –сказав генсек <text:a xlink:type="simple" xlink:href="https://www.ukrinform.ua/tag-nato" text:style-name="Internet_20_link" text:visited-style-name="Visited_20_Internet_20_Link">
 </text:a>
 .</text:p>
      <text:p text:style-name="P4">
Він зазначив, що одним з головних питань під час зустрічі був облік «всіхрізних можливостей, систем, поставок, які потрібні українцям для того, щобмати можливість повернути більше земель».</text:p>
      <text:p text:style-name="P4">
<text:span text:style-name="T4">
Читайте також:</text:span>
 <text:a xlink:type="simple" xlink:href="https://www.ukrinform.ua/rubric-ato/3699088-pidsumki-ramstajnu11-abrams-himars-ppo.html" text:style-name="Internet_20_link" text:visited-style-name="Visited_20_Internet_20_Link">
 </text:a>
</text:p>
      <text:p text:style-name="P4">
Столтенберг зазначив, що Німеччина і США поставили кілька батарей ППО Patriot,які «працюють в Україні». Водночас він відмовився надати інші деталі або точнукількість поставлених систем Patriot.</text:p>
      <text:p text:style-name="P4">
Генсек НАТО сказав, що поточна мета Альянсу – забезпечити перемогу України надросією, а після завершення війни – щоб Київ мав сили «стримування длязапобігання новим атакам».</text:p>
      <text:p text:style-name="P4">
<text:span text:style-name="T4">
Читайте також:</text:span>
 <text:a xlink:type="simple" xlink:href="https://www.ukrinform.ua/rubric-ato/3699038-ssa-pidgotuvali-dla-kontrnastupu-devat-ukrainskih-mehanizovanih-brigad.html" text:style-name="Internet_20_link" text:visited-style-name="Visited_20_Internet_20_Link">
 </text:a>
</text:p>
      <text:p text:style-name="P4">
Як повідомляв Укрінформ, 21 квітня на авіабазі ВПС США «Рамштайн» у Німеччині<text:a xlink:type="simple" xlink:href="https://www.ukrinform.ua/rubric-ato/3699004-kraini-formatu-ramstajn-postavili-v-ukrainu-ponad-230-tankiv-ostin.html" text:style-name="Internet_20_link" text:visited-style-name="Visited_20_Internet_20_Link">
 </text:a>
 . Під час зустрічіобговорювалися, зокрема, питання протиповітряної оборони, боєприпасів, а такожзасобів забезпечення.</text:p>
      <text:p text:style-name="P4">
Source: <text:a xlink:type="simple" xlink:href="https://www.ukrinform.ua/rubric-ato/3699101-gensek-nato-pro-ramstajn-ukraina-teper-gotova-zvilniti-se-bilse-okupovanih-teritorij.html" text:style-name="Internet_20_link" text:visited-style-name="Visited_20_Internet_20_Link">
https://www.ukrinform.ua/rubric-ato/3699101-gensek-nato-pro-ramstajn-ukraina-teper-gotova-zvilniti-se-bilse-okupovanih-teritorij.html</text:a>
</text:p>
      <!--NEWS-->
      <text:h text:style-name="P10" text:outline-level="1">
<text:span text:style-name="T4">
Дисципліна та мораль російських військ в Україні дуже низькі - Міллі</text:span>
</text:h>
      <text:p text:style-name="P4">
Authors: Ukrinform (Person)</text:p>
      <text:p text:style-name="P4">
Publisher: Укринформ (Organization)</text:p>
      <text:p text:style-name="P4">
Published Time: 2023-04-21T21:54:00+03:00</text:p>
      <text:p text:style-name="P4">
Modified Time: 2023-04-21T21:54:00+03:00</text:p>
      <text:p text:style-name="P4">
Description: Дисципліна та мораль російських військ в Україні дуже низькі. — Укрінформ.</text:p>
      <text:p text:style-name="P4">
Images: ["<text:a xlink:type="simple" xlink:href="https://static.ukrinform.com/photos/2021_12/thumb_files/630_360_1638521183-498.jpg" text:style-name="Internet_20_link" text:visited-style-name="Visited_20_Internet_20_Link">
630_360_16385...</text:a>
"]</text:p>
      <text:p text:style-name="P4">
Tags: ['Німеччина', 'США', 'Марк Міллі ']</text:p>
      <text:p text:style-name="P4">
Type: Article</text:p>
      <!--METADATA-->
      <text:p text:style-name="P4">
<draw:frame draw:style-name="fr1" draw:name="Image199" text:anchor-type="as-char" svg:width="6.9236in" svg:height="3.956343in" draw:z-index="0">
<draw:image xlink:href="../Images/yкринформ/2023-04-21T21-54-00-03-00/630_360_1638521183-498.jpg" xlink:type="simple" xlink:show="embed" xlink:actuate="onLoad" draw:mime-type="image/jpeg"/>
</draw:frame>
 Дисципліната мораль російських військ в Україні дуже низькі.</text:p>
      <text:p text:style-name="P4">
Як повідомляє кореспондент Укрінформу, про це у Німеччині розповів керівникОб’єднаного комітету начальників штабів США генерал Марк Міллі.</text:p>
      <text:p text:style-name="P4">
“На відміну від українських сил, які дуже мотивовані боротися за свою країну,свободу, демократію та спосіб життя, росіянам бракує лідерства й волі, їхмораль - низька, а дисципліна погіршується”, - сказав Міллі.</text:p>
      <text:p text:style-name="P4">
<text:span text:style-name="T4">
Читайте також:</text:span>
 <text:a xlink:type="simple" xlink:href="https://www.ukrinform.ua/rubric-ato/3699033-se-65-ukrainciv-zaversili-navcanna-na-sistemah-patriot-milli.html" text:style-name="Internet_20_link" text:visited-style-name="Visited_20_Internet_20_Link">
 <text:span text:style-name="T4">
Міллі</text:span>
 </text:a>
</text:p>
      <text:p text:style-name="P4">
Він нагадав, що росія нещодавно зробила більш суворими правила військовогопризову, “невибірково згодовуючи своїх громадян хаосу війни”. “Досі вони булималоефективними у координації чи управлінні загальновійськовими маневрами наполі бою”, - зазначив генерал.</text:p>
      <text:p text:style-name="P4">
Міллі наголосив, що “російські тимчасові територіальні здобутки даються ціноюнеймовірних втрат”. “На додачу до поранених і загиблих, сотні тисяч росіянвтекли з країни. Вони намагаються уникнути участі у війні путіна”, - зауваживвін.</text:p>
      <text:p text:style-name="P4">
За його словами, “росія продовжує зазнавати невдач у досягненні своїхстратегічних цілей”. “Вони не спромоглися захопити Київ, повалити українськийуряд чи розділити НАТО. Натомість вони досягли протилежного: Київ стоїть,народ України підбадьорився, а НАТО ніколи не було сильнішим”, - підсумувавМіллі.</text:p>
      <text:p text:style-name="P4">
<text:span text:style-name="T4">
Читайте також:</text:span>
 <text:a xlink:type="simple" xlink:href="https://www.ukrinform.ua/rubric-ato/3699038-ssa-pidgotuvali-dla-kontrnastupu-devat-ukrainskih-mehanizovanih-brigad.html" text:style-name="Internet_20_link" text:visited-style-name="Visited_20_Internet_20_Link">
 </text:a>
</text:p>
      <text:p text:style-name="P4">
Як повідомлялося, у Німеччині сьогодні завершилася чергова зустріч Контактноїгрупи з оборони України у форматі "Рамштайн", в якій брали участь понад 50країн, включаючи союзників по НАТО та представників країн-партнерів. Група єголовною платформою для координації військових спроможностей, які союзники поНАТО та представники міжнародного співтовариства надають Україні дляпротистояння російській агресії.</text:p>
      <text:p text:style-name="P4">
Source: <text:a xlink:type="simple" xlink:href="https://www.ukrinform.ua/rubric-ato/3699102-disciplina-ta-moral-rosijskih-vijsk-v-ukraini-duze-nizki-milli.html" text:style-name="Internet_20_link" text:visited-style-name="Visited_20_Internet_20_Link">
https://www.ukrinform.ua/rubric-ato/3699102-disciplina-ta-moral-rosijskih-vijsk-v-ukraini-duze-nizki-milli.html</text:a>
</text:p>
      <!--NEWS-->
      <text:h text:style-name="P10" text:outline-level="1">
<text:span text:style-name="T4">
Столтенберг наголосив на необхідності припинити патерн агресії путіна</text:span>
</text:h>
      <text:p text:style-name="P4">
Authors: Ukrinform (Person)</text:p>
      <text:p text:style-name="P4">
Publisher: Укринформ (Organization)</text:p>
      <text:p text:style-name="P4">
Published Time: 2023-04-21T22:05:00+03:00</text:p>
      <text:p text:style-name="P4">
Modified Time: 2023-04-21T22:05:00+03:00</text:p>
      <text:p text:style-name="P4">
Description: Союзникам разом із Україною необхідно розробити механізми, що зупинять патерн агресивної поведінки президента рф путіна.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путін', 'Столтенберг', 'Агресія РФ', 'Зустріч Рамштайн']</text:p>
      <text:p text:style-name="P4">
Type: Article</text:p>
      <!--METADATA-->
      <text:p text:style-name="P4">
<draw:frame draw:style-name="fr1" draw:name="Image200" text:anchor-type="as-char" svg:width="6.9236in" svg:height="3.956343in" draw:z-index="0">
<draw:image xlink:href="../Images/yкринформ/2023-04-21T22-05-00-03-00/630_360_1668589929-696.jpg" xlink:type="simple" xlink:show="embed" xlink:actuate="onLoad" draw:mime-type="image/jpeg"/>
</draw:frame>
 Союзникамразом із Україною необхідно розробити механізми, що зупинять патерн агресивноїповедінки президента рф путіна.</text:p>
      <text:p text:style-name="P4">
Про це генеральний секретар НАТО Єнс Столтенберг сказав в інтерв’ю <text:a xlink:type="simple" xlink:href="https://www.radiosvoboda.org/a/hensekretar-nato-yens-stoltenberg-pro-ppo-litaky-perehovory-povedinku-putina/32374071.html" text:style-name="Internet_20_link" text:visited-style-name="Visited_20_Internet_20_Link">
</text:a>
 після завершення зустрічі наавіабазі "Рамштайн" у Німеччині, передає Укрінформ.</text:p>
      <text:p text:style-name="P4">
На запитання журналіста про те, на якій стадії знаходяться дискусії союзниківщодо гарантій безпеки для України, щоб запобігти нападам на неї у майбутньому,Столтенберг відповів, що ще рано говорити про це напевно.</text:p>
      <text:p text:style-name="P4">
«І, знову ж таки, ми не знаємо, як і коли закінчиться ця війна. Але що мизнаємо, так це те, що коли це закінчиться, нам потрібно переконатися, щоісторія не повториться, що президент путін не зможе продовжувати руйнуватиєвропейську безпеку, починаючи нову війну, ведучи нову війну проти України.Тому нам потрібно сісти й почати обговорювати надійні рамки, механізмибезпеки, які гарантують, що президент путін не зможе продовжувати напади насуверенну незалежну державу», - сказав <text:a xlink:type="simple" xlink:href="https://www.ukrinform.ua/tag-stoltenberg" text:style-name="Internet_20_link" text:visited-style-name="Visited_20_Internet_20_Link">
 </text:a>
 .</text:p>
      <text:p text:style-name="P4">
<text:span text:style-name="T4">
Читайте також:</text:span>
 <text:a xlink:type="simple" xlink:href="https://www.ukrinform.ua/rubric-ato/3698805-stoltenberg-rozpoviv-pro-strategicni-pomilki-putina-u-vijni-z-ukrainou.html" text:style-name="Internet_20_link" text:visited-style-name="Visited_20_Internet_20_Link">
 <text:span text:style-name="T4">
Столтенберг</text:span>
 </text:a>
</text:p>
      <text:p text:style-name="P4">
«Я не можу точно сказати, як це виглядатиме, я лише кажу, що ми всізобов’язані припинити цей патерн агресивної поведінки президента путіна. Ітому нам також потрібно обговорити, як запобігти цьому в майбутньому», - додавгенсек НАТО.</text:p>
      <text:p text:style-name="P4">
За його словами, меседж всім союзникам і партнерам по НАТО та Контактній групіз питань оборони в Україні полягає в тому, що «ми повинні бути готові додовгострокових заходів, щоб підтримувати Україну стільки, скільки це будепотрібно».</text:p>
      <text:p text:style-name="P4">
«Бо це буде трагедія для українців, якщо переможе президент путін, але цетакож небезпечно для союзників по НАТО. Це продемонструє всім авторитарнимлідерам, що коли вони використовують військову силу, щоб отримати те, що вонихочуть, це зробить світ більш небезпечним, а союзників НАТО більш вразливими.Тож моє послання союзникам по НАТО полягає в тому, що в наших інтересахбезпеки гарантувати, що Україна переможе. І переможе як суверенна нація», -наголосив Столтенберг.</text:p>
      <text:p text:style-name="P4">
<text:span text:style-name="T4">
Читайте також:</text:span>
 <text:a xlink:type="simple" xlink:href="https://www.ukrinform.ua/rubric-polytics/3698991-reznikov-zustrivsa-zi-stoltenbergom-ukraina-dosagla-bezprecedentnogo-rivna-sumisnosti-z-nato.html" text:style-name="Internet_20_link" text:visited-style-name="Visited_20_Internet_20_Link">
 <text:span text:style-name="T4">
Столтенберг</text:span>
 </text:a>
</text:p>
      <text:p text:style-name="P4">
Як повідомляв Укрінформ, 21 квітня на авіабазі ВПС США «Рамштайн» у Німеччинівідбулося 11-те засідання Контактної групи з питань оборони України. Під часзустрічі обговорювалися, зокрема, питання протиповітряної оборони,боєприпасів, засобів забезпечення.</text:p>
      <text:p text:style-name="P4">
Source: <text:a xlink:type="simple" xlink:href="https://www.ukrinform.ua/rubric-world/3699103-stoltenberg-nagolosiv-na-neobhidnosti-pripiniti-patern-agresii-putina.html" text:style-name="Internet_20_link" text:visited-style-name="Visited_20_Internet_20_Link">
https://www.ukrinform.ua/rubric-world/3699103-stoltenberg-nagolosiv-na-neobhidnosti-pripiniti-patern-agresii-putina.html</text:a>
</text:p>
      <!--NEWS-->
      <text:h text:style-name="P10" text:outline-level="1">
<text:span text:style-name="T4">
Латвія передасть Україні всі свої Stinger - Міноборони</text:span>
</text:h>
      <text:p text:style-name="P4">
Authors: Ukrinform (Person)</text:p>
      <text:p text:style-name="P4">
Publisher: Укринформ (Organization)</text:p>
      <text:p text:style-name="P4">
Published Time: 2023-04-21T22:10:26+03:00</text:p>
      <text:p text:style-name="P4">
Modified Time: 2023-04-21T22:10:26+03:00</text:p>
      <text:p text:style-name="P4">
Description: Міністерка оборони Латвії Інара Мурнієце на засіданні контактної групи в Рамштайні оголосила про рішення передати Україні всі наявні в латвійської сторони системи протиповітряної оборони Stinger. — Укрінформ.</text:p>
      <text:p text:style-name="P4">
Images: ["<text:a xlink:type="simple" xlink:href="https://static.ukrinform.com/photos/2022_05/thumb_files/630_360_1652379206-931.jpg" text:style-name="Internet_20_link" text:visited-style-name="Visited_20_Internet_20_Link">
630_360_16523...</text:a>
"]</text:p>
      <text:p text:style-name="P4">
Tags: ['Латвія', 'Міноборони', 'Зустріч Рамштайн']</text:p>
      <text:p text:style-name="P4">
Type: Article</text:p>
      <!--METADATA-->
      <text:p text:style-name="P4">
<draw:frame draw:style-name="fr1" draw:name="Image201" text:anchor-type="as-char" svg:width="6.9236in" svg:height="3.956343in" draw:z-index="0">
<draw:image xlink:href="../Images/yкринформ/2023-04-21T22-10-26-03-00/630_360_1652379206-931.jpg" xlink:type="simple" xlink:show="embed" xlink:actuate="onLoad" draw:mime-type="image/jpeg"/>
</draw:frame>
 Міністеркаоборони Латвії Інара Мурнієце на засіданні контактної групи в Рамштайніоголосила про рішення передати Україні всі наявні в латвійської сторонисистеми протиповітряної оборони Stinger.</text:p>
      <text:p text:style-name="P4">
Про це повідомляє Укрінформ з посиланням на <text:a xlink:type="simple" xlink:href="https://rus.lsm.lv/statja/novosti/mir/21.04.2023-napadenie-rf-na-ukrainu-latviya-pozertvuet-kievu-vse-imeyushhiesya-u-nee-stingery.a505856/" text:style-name="Internet_20_link" text:visited-style-name="Visited_20_Internet_20_Link">
</text:a>
 .</text:p>
      <text:p text:style-name="P4">
«Ми зробимо все можливе, щоб вони (системи Stinger, - ред.) були доставленіякнайшвидше», - зазначила Мурнієце.</text:p>
      <text:p text:style-name="P4">
<text:span text:style-name="T4">
Читайте також:</text:span>
 <text:a xlink:type="simple" xlink:href="https://www.ukrinform.ua/rubric-ato/3698757-ucasniki-ramstajnu-vze-nadali-ukraini-55-milardiv-bezpekovoi-dopomogi-ostin.html" text:style-name="Internet_20_link" text:visited-style-name="Visited_20_Internet_20_Link">
 </text:a>
</text:p>
      <text:p text:style-name="P4">
За її словами, Латвія також продовжить навчання українських військових, прицьому збирається навчити вдвічі більше персоналу порівняно з 2022 роком.Мурнієце впевнена, що до кінця року в Латвії пройдуть навчання близько трьохтисяч українських військових.</text:p>
      <text:p text:style-name="P4">
Як повідомляв Укрінформ, в березні з реалізацією нового пакету <text:a xlink:type="simple" xlink:href="https://www.ukrinform.ua/rubric-ato/3683336-latvia-nadala-ukraini-vijskovoi-dopomogi-na-300-miljoniv-smigal.html" text:style-name="Internet_20_link" text:visited-style-name="Visited_20_Internet_20_Link">
</text:a>
 .</text:p>
      <text:p text:style-name="P4">
Source: <text:a xlink:type="simple" xlink:href="https://www.ukrinform.ua/rubric-ato/3699104-latvia-peredast-ukraini-vsi-svoi-stinger-minoboroni.html" text:style-name="Internet_20_link" text:visited-style-name="Visited_20_Internet_20_Link">
https://www.ukrinform.ua/rubric-ato/3699104-latvia-peredast-ukraini-vsi-svoi-stinger-minoboroni.html</text:a>
</text:p>
      <!--NEWS-->
      <text:h text:style-name="P10" text:outline-level="1">
<text:span text:style-name="T4">
Для досягнення миру в Україні Євросоюз підтримує лише пропозиції Зеленського – представник ЄС</text:span>
</text:h>
      <text:p text:style-name="P4">
Authors: Ukrinform (Person)</text:p>
      <text:p text:style-name="P4">
Publisher: Укринформ (Organization)</text:p>
      <text:p text:style-name="P4">
Published Time: 2023-04-21T22:18:03+03:00</text:p>
      <text:p text:style-name="P4">
Modified Time: 2023-04-21T22:18:03+03:00</text:p>
      <text:p text:style-name="P4">
Description: Всі країни ЄС хотіли б бачити швидке зупинення російської агресивної війни проти України, але єдиним мирним планом, який може дозволити досягнення цієї мети, є «формула миру» Президента Зеленського. — Укрінформ.</text:p>
      <text:p text:style-name="P4">
Images: ["<text:a xlink:type="simple" xlink:href="https://static.ukrinform.com/photos/2021_12/thumb_files/630_360_1638885879-203.jpg" text:style-name="Internet_20_link" text:visited-style-name="Visited_20_Internet_20_Link">
630_360_16388...</text:a>
"]</text:p>
      <text:p text:style-name="P4">
Tags: ['Євросоюз', 'Зеленський', 'Війна з росією']</text:p>
      <text:p text:style-name="P4">
Type: Article</text:p>
      <!--METADATA-->
      <text:p text:style-name="P4">
<draw:frame draw:style-name="fr1" draw:name="Image202" text:anchor-type="as-char" svg:width="6.9236in" svg:height="3.956343in" draw:z-index="0">
<draw:image xlink:href="../Images/yкринформ/2023-04-21T22-18-03-03-00/630_360_1638885879-203.jpg" xlink:type="simple" xlink:show="embed" xlink:actuate="onLoad" draw:mime-type="image/jpeg"/>
</draw:frame>
 Всі країниЄС хотіли б бачити швидке зупинення російської агресивної війни проти України,але єдиним мирним планом, який може дозволити досягнення цієї мети, є «формуламиру» Президента Зеленського.</text:p>
      <text:p text:style-name="P4">
Про це напередодні зустрічі міністрів закордонних справ ЄС, яка має відбутися24 квітня у Люксембурзі, заявив офіційний представник ЄС, повідомляєкореспондент Укрінформу.</text:p>
      <text:p text:style-name="P4">
«Щодо мирної ініціативи. Ми підтримували і продовжуємо підтримувати мирнийплан Президента Зеленського. Ми обговорюємо з нашими українськими партнерами,як перевести цей план у багатосторонній формат, та просувати його далі. Самеце означає для нас обговорення миру в Україні у цей момент. Ви згадали іншіініціативи, але ми вважаємо й завжди вважали, що це справа українців –вирішувати, коли вони бажатимуть долучитися до будь-якої ініціативи увідносинах з росією», - зазначив представник ЄС, відповідаючи на запитанняУкрінформу.</text:p>
      <text:p text:style-name="P4">
<text:span text:style-name="T4">
Читайте також:</text:span>
 <text:a xlink:type="simple" xlink:href="https://www.ukrinform.ua/rubric-ato/3698726-zelenskij-zaprosiv-meksiku-dolucitisa-do-realizacii-ukrainskoi-formuli-miru.html" text:style-name="Internet_20_link" text:visited-style-name="Visited_20_Internet_20_Link">
 <text:span text:style-name="T4">
формули</text:span>
 <text:span text:style-name="T4">
мир</text:span>
 </text:a>
</text:p>
      <text:p text:style-name="P4">
Він зауважив, що нині значна територія України все ще перебуває під контролемросійських окупантів, тож ЄС не чув будь-яких запитів від влади України щодопідтримки якихось негайних зусиль із припинення боротьби за їх звільнення.Рада ЄС підтримала формулу миру Президента Зеленського та працює над їїреалізацією спільно з Україною.</text:p>
      <text:p text:style-name="P4">
Додаткове питання щодо «мирних пропозицій» президента Бразилії Лула да Сілвастосовно завершення війни в Україні викликали у джерела емоційну реакцію. Ціпропозиції, що були висунуті після візиту радника бразильського лідера домоскви, містять дві головні складові, - вимогу негайного припинення вогню, тазвинувачення на адресу ЄС у «затягуванні» війни шляхом постачання Українізброї для самооборони.</text:p>
      <text:p text:style-name="P4">
<text:span text:style-name="T4">
Читайте також:</text:span>
 <text:a xlink:type="simple" xlink:href="https://www.ukrinform.ua/rubric-polytics/3697030-kuleba-zustrivsa-iz-glavou-mzs-iraku-govorili-pro-eksport-zerna-i-formulu-miru.html" text:style-name="Internet_20_link" text:visited-style-name="Visited_20_Internet_20_Link">
 <text:span text:style-name="T4">
формулу</text:span>
 <text:span text:style-name="T4">
мир</text:span>
 </text:a>
</text:p>
      <text:p text:style-name="P4">
«Все це важливо сприймати у перспективі. Чи чув хтось такі мирні пропозиції,коли росія нагромаджувала свої війська й танки біля кордонів України до 24лютого? Або коли російські війська були за 20 кілометрів від Києва? Або колиросія після провалу на Донбасі почала знищувати цивільну інфраструктуру, - чичув хтось заклики до припинення вогню у той час?» - поставив питання офіційнийпредставник ЄС.</text:p>
      <text:p text:style-name="P4">
«Саме зараз, коли росія переживає колапс свого зимового наступу, у тому числібіля Бахмуту, коли люди почали говорити про можливий контрнаступ України, анасправді – про звільнення її територій, - саме зараз на столі з’явилися ці«мирні пропозиції». Дуже жаль, але їх не можна розглядати інакше, ніжполітично мотивовані. Війна виходить від володимира путіна, саме він вдерся усуверенну країну. Війна зупиниться в той момент, коли він зупиниться і виведесвої війська з України, - все дуже просто», - зауважило джерело.</text:p>
      <text:p text:style-name="P4">
Офіційний представник зазначив, що ЄС буде говорити з «бразильськими друзями»та пояснить, що зараз не настав вірний час для таких ініціатив. Такий вірниймомент настане лише тоді, коли про це заявить сама Україна.</text:p>
      <text:p text:style-name="P4">
<text:span text:style-name="T4">
Читайте також:</text:span>
 <text:a xlink:type="simple" xlink:href="https://www.ukrinform.ua/rubric-polytics/3692017-makron-sprobue-zaluciti-kitaj-do-spilnoi-vidpovidalnosti-za-mir-v-ukraini.html" text:style-name="Internet_20_link" text:visited-style-name="Visited_20_Internet_20_Link">
 </text:a>
</text:p>
      <text:p text:style-name="P4">
Як повідомлялося, президент Бразилії Луїс Інасіо Лула да Сілва 16 квітнязаявив, що хоче разом з Китаєм та ОАЕ виступити посередником для досягненнямиру в агресивній війні росії проти України.</text:p>
      <text:p text:style-name="P4">
Раніше Лула да Сілва запропонував Україні поступитися Кримом, щоб припинитивійну. У Міністерстві закордонних справ України відповіли, що Україна неторгує своїми територіями і не вбачає жодної причини поступатися хоча бсантиметром української землі.</text:p>
      <text:p text:style-name="P4">
Source: <text:a xlink:type="simple" xlink:href="https://www.ukrinform.ua/rubric-polytics/3699106-dla-dosagnenna-miru-v-ukraini-evrosouz-pidtrimue-lise-propozicii-zelenskogo-predstavnik-es.html" text:style-name="Internet_20_link" text:visited-style-name="Visited_20_Internet_20_Link">
https://www.ukrinform.ua/rubric-polytics/3699106-dla-dosagnenna-miru-v-ukraini-evrosouz-pidtrimue-lise-propozicii-zelenskogo-predstavnik-es.html</text:a>
</text:p>
      <!--NEWS-->
      <text:h text:style-name="P10" text:outline-level="1">
<text:span text:style-name="T4">
Президент підписав закон про заборону імперської пропаганди рф та російських географічних назв</text:span>
</text:h>
      <text:p text:style-name="P4">
Authors: Ukrinform (Person)</text:p>
      <text:p text:style-name="P4">
Publisher: Укринформ (Organization)</text:p>
      <text:p text:style-name="P4">
Published Time: 2023-04-21T22:22:00+03:00</text:p>
      <text:p text:style-name="P4">
Modified Time: 2023-04-21T22:22:00+03:00</text:p>
      <text:p text:style-name="P4">
Description: Президент України Володимир Зеленський підписав закон про засудження і заборону пропаганди російської імперської політики в Україні і деколонізацію топонімії, який називають важливим кроком у справі дерусифікації і деколонізації.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Декомунізація', 'Пропаганда', 'Закон', 'Заборона', 'росія', 'Зеленський']</text:p>
      <text:p text:style-name="P4">
Type: Article</text:p>
      <!--METADATA-->
      <text:p text:style-name="P4">
<draw:frame draw:style-name="fr1" draw:name="Image203" text:anchor-type="as-char" svg:width="6.9236in" svg:height="3.956343in" draw:z-index="0">
<draw:image xlink:href="../Images/yкринформ/2023-04-21T22-22-00-03-00/630_360_1664387283-922.jpg" xlink:type="simple" xlink:show="embed" xlink:actuate="onLoad" draw:mime-type="image/jpeg"/>
</draw:frame>
 ПрезидентУкраїни Володимир Зеленський підписав закон про засудження і заборонупропаганди російської імперської політики в Україні і деколонізацію топонімії,який називають важливим кроком у справі дерусифікації і деколонізації.</text:p>
      <text:p text:style-name="P4">
Як передає Укрінформ, про це йдеться на <text:a xlink:type="simple" xlink:href="https://cms.ukrinform.com/" text:style-name="Internet_20_link" text:visited-style-name="Visited_20_Internet_20_Link">
</text:a>
 укартці документа.</text:p>
      <text:p text:style-name="P4">
Зазначається, що Закон "Про внесення змін до Закону України "Про географічніназви" щодо деколонізації топонімії та впорядкування використання географічнихназв у населених пунктах України" повернуто 21 квітня з підписом Президента.</text:p>
      <text:p text:style-name="P4">
Як пояснив у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історик і народний депутат від "Європейської солідарності" ВолодимирВ'ятрович, підписаний закон - це системний документ про звільнення нашоїкраїни від маркерів «русского міра». Відповідно до закону російська імперськаполітика визнається злочинною та засуджується, <text:a xlink:type="simple" xlink:href="https://www.ukrinform.ua/tag-propaganda" text:style-name="Internet_20_link" text:visited-style-name="Visited_20_Internet_20_Link">
</text:a>
 цієї політики та її символікизабороняється.</text:p>
      <text:p text:style-name="P4">
<text:span text:style-name="T4">
Читайте також:</text:span>
 <text:a xlink:type="simple" xlink:href="https://www.ukrinform.ua/rubric-polytics/3685407-pro-zasudzenna-ta-zaboronu-propagandi-rosijskoi-imperskoi-politiki-v-ukraini.html" text:style-name="Internet_20_link" text:visited-style-name="Visited_20_Internet_20_Link">
 </text:a>
</text:p>
      <text:p text:style-name="P4">
За словами В'ятровича, закон набуде чинності через три місяці післяопублікування, після чого органи самоврядування і військові адміністраціїмають за півроку звільнити публічний простір від символів "русского міра":демонтувати пам’ятники й пам’ятні знаки, перейменувати вулиці й інші об’єкти.</text:p>
      <text:p text:style-name="P4">
Крім цього, мають бути перейменовані й населені пункти, назви яких пропагуютьросійську імперську політику, її діячів чи пропагандистів.</text:p>
      <text:p text:style-name="P4">
"В Україні більше не буде назв і зображень, присвячених суворовим і кутузовим,пушкіним і булгаковим, російським містам і завоюванням. Цінні пам’ятки будутьперенесені до музеїв", - написав В'ятрович.</text:p>
      <text:p text:style-name="P4">
Так само, згідно з законом , мають бути перейменовані населені пункти, назвияких не відповідають стандартам української мови (на кшталт Октябрського чиЮжноукраїнська).</text:p>
      <text:p text:style-name="P4">
<text:span text:style-name="T4">
Читайте також:</text:span>
 <text:a xlink:type="simple" xlink:href="https://www.ukrinform.ua/rubric-polytics/3685766-so-take-dekolonizacia-comu-vona-vazliva-i-ak-bude-zdijsnuvatisa-zgidno-z-zakonom.html" text:style-name="Internet_20_link" text:visited-style-name="Visited_20_Internet_20_Link">
 </text:a>
</text:p>
      <text:p text:style-name="P4">
Після набуття законом чинності юридичні особи матимуть місяць, щоб вилучитисимволи російської імперської політики зі своїх назв, документів та символіки.</text:p>
      <text:p text:style-name="P4">
Протягом трьох місяців російські символи мають щезнути і з товарних знаків,пояснив депутат.</text:p>
      <text:p text:style-name="P4">
Як повідомляв Укрінформ, Верховна Рада прийняла цей закон 21 березня 2023року.</text:p>
      <text:p text:style-name="P4">
Source: <text:a xlink:type="simple" xlink:href="https://www.ukrinform.ua/rubric-polytics/3699107-prezident-pidpisav-zakon-pro-zaboronu-imperskoi-propagandi-rf-i-dekolonizaciu-toponimii-v-ukraini.html" text:style-name="Internet_20_link" text:visited-style-name="Visited_20_Internet_20_Link">
https://www.ukrinform.ua/rubric-polytics/3699107-prezident-pidpisav-zakon-pro-zaboronu-imperskoi-propagandi-rf-i-dekolonizaciu-toponimii-v-ukraini.html</text:a>
</text:p>
      <!--NEWS-->
      <text:h text:style-name="P10" text:outline-level="1">
<text:span text:style-name="T4">
Юнацька ліга УЄФА: «Алкмаар» та «Хайдук» зустрінуться у фіналі</text:span>
</text:h>
      <text:p text:style-name="P4">
Authors: Ukrinform (Person)</text:p>
      <text:p text:style-name="P4">
Publisher: Укринформ (Organization)</text:p>
      <text:p text:style-name="P4">
Published Time: 2023-04-21T22:25:28+03:00</text:p>
      <text:p text:style-name="P4">
Modified Time: 2023-04-21T22:25:28+03:00</text:p>
      <text:p text:style-name="P4">
Description: У Юнацькій лізі УЄФА (футболісти до 19-ти років) завершилися матчі 1/2 фіналу. — Укрінформ.</text:p>
      <text:p text:style-name="P4">
Images: ["<text:a xlink:type="simple" xlink:href="https://static.ukrinform.com/photos/2023_04/thumb_files/630_360_1682105102-634.jpg" text:style-name="Internet_20_link" text:visited-style-name="Visited_20_Internet_20_Link">
630_360_16821...</text:a>
"]</text:p>
      <text:p text:style-name="P4">
Tags: ['Футбол', 'УЄФА']</text:p>
      <text:p text:style-name="P4">
Type: Article</text:p>
      <!--METADATA-->
      <text:p text:style-name="P4">
<draw:frame draw:style-name="fr1" draw:name="Image204" text:anchor-type="as-char" svg:width="6.9236in" svg:height="3.956343in" draw:z-index="0">
<draw:image xlink:href="../Images/yкринформ/2023-04-21T22-25-28-03-00/630_360_1682105102-634.jpg" xlink:type="simple" xlink:show="embed" xlink:actuate="onLoad" draw:mime-type="image/jpeg"/>
</draw:frame>
 У Юнацькійлізі УЄФА (футболісти до 19-ти років) завершилися матчі 1/2 фіналу.</text:p>
      <text:p text:style-name="P4">
Фінал турніру у Женеві (Швейцарія) пройде за участю нідерландського АЗ«Алкмаара» та хорватського «Хайдука», передає Укрінформ.</text:p>
      <text:p text:style-name="P4">
АЗ «Алкмаар» у серії післяматчивих пенальті обіграв португальський «Спортинг»- 3:2 (основний час - 2:2), а «Хайдук» у свою чергу переграв італійський«Мілан» - 3:1.</text:p>
      <text:p text:style-name="P4">
Вирішальний поєдинок Юнацької ліги УЄФА «Алкмаар» - «Хайдук» відбудеться 24квітня.</text:p>
      <text:p text:style-name="P4">
<text:span text:style-name="T4">
Читайте також:</text:span>
 <text:a xlink:type="simple" xlink:href="https://www.ukrinform.ua/rubric-sports/3695383-uefa-zareestruvav-tri-zaavki-na-provedenna-evro2028-ta-evro2032.html" text:style-name="Internet_20_link" text:visited-style-name="Visited_20_Internet_20_Link">
 <text:span text:style-name="T4">
УЄФА</text:span>
 </text:a>
</text:p>
      <text:p text:style-name="P4">
Нагадаємо, львівський «Рух» в 1/8 фіналу поступився «Мілану» (0:1), адонецький «Шахтар» також мінімально програв одноліткам з Мілана в 1/16 фіналу(0:1).</text:p>
      <text:p text:style-name="P4">
Фото: УЄФА.</text:p>
      <text:p text:style-name="P4">
Source: <text:a xlink:type="simple" xlink:href="https://www.ukrinform.ua/rubric-sports/3699108-unacka-liga-uefa-alkmaar-ta-hajduk-zustrinutsa-u-finali.html" text:style-name="Internet_20_link" text:visited-style-name="Visited_20_Internet_20_Link">
https://www.ukrinform.ua/rubric-sports/3699108-unacka-liga-uefa-alkmaar-ta-hajduk-zustrinutsa-u-finali.html</text:a>
</text:p>
      <!--NEWS-->
      <text:h text:style-name="P10" text:outline-level="1">
<text:span text:style-name="T4">
росіяни протягом дня обстріляли чотири громади Сумщини</text:span>
</text:h>
      <text:p text:style-name="P4">
Authors: Ukrinform (Person)</text:p>
      <text:p text:style-name="P4">
Publisher: Укринформ (Organization)</text:p>
      <text:p text:style-name="P4">
Published Time: 2023-04-21T22:30:00+03:00</text:p>
      <text:p text:style-name="P4">
Modified Time: 2023-04-21T22:30:00+03:00</text:p>
      <text:p text:style-name="P4">
Description: російські війська у п’ятницю, 21 квітня, обстріляли чотири територіальні громади Сумської області.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05" text:anchor-type="as-char" svg:width="6.9236in" svg:height="3.956343in" draw:z-index="0">
<draw:image xlink:href="../Images/yкринформ/2023-04-21T22-30-00-03-00/630_360_1479558145-5682.jpg" xlink:type="simple" xlink:show="embed" xlink:actuate="onLoad" draw:mime-type="image/jpeg"/>
</draw:frame>
 російськівійська у п’ятницю, 21 квітня, обстріляли чотири територіальні громадиСумської області.</text:p>
      <text:p text:style-name="P4">
Як передає Укрінформ, про це Сумська обласна військова адміністраціяповідомляє у <text:a xlink:type="simple" xlink:href="https://t.me/Sumy_news_ODA/15576" text:style-name="Internet_20_link" text:visited-style-name="Visited_20_Internet_20_Link">
 </text:a>
 .</text:p>
      <text:p text:style-name="P4">
«Протягом дня росіяни здійснили обстріли 4 прикордонних громад - Хотінської,Білопільської, Шалигинської та Новослобідської. Зафіксовано 114 прильотів змінометів, артилерії, гранатометів», - ідеться в повідомленні.</text:p>
      <text:p text:style-name="P4">
<text:span text:style-name="T4">
Читайте також:</text:span>
 <text:a xlink:type="simple" xlink:href="https://www.ukrinform.ua/rubric-kyiv/3698876-izrail-pocne-testuvati-u-kievi-sistemu-opovisenna-pro-raketni-obstrili.html" text:style-name="Internet_20_link" text:visited-style-name="Visited_20_Internet_20_Link">
 <text:span text:style-name="T4">
обстріл</text:span>
 </text:a>
</text:p>
      <text:p text:style-name="P4">
Зранку по околиці села Кіндратівка Хотінської громади ворог бив з артилерії -4 влучання. Внаслідок обстрілу одна особа дістала поранення. Також пошкодженоприміщення школи.</text:p>
      <text:p text:style-name="P4">
По території Шалигинської громади росіяни здійснили артилерійський обстріл - 8влучань.</text:p>
      <text:p text:style-name="P4">
По території Білопільської громади ворог здійснив 7 обстрілів. Протягом днябив з гранатометів (АГС) - 69 влучань та мінометів - 29 влучань.</text:p>
      <text:p text:style-name="P4">
<text:span text:style-name="T4">
Читайте також:</text:span>
 <text:a xlink:type="simple" xlink:href="https://www.ukrinform.ua/rubric-ato/3698848-rosijska-armia-za-dobu-obstrilala-12-oblastej-ukraini-zvedenna-ova.html" text:style-name="Internet_20_link" text:visited-style-name="Visited_20_Internet_20_Link">
 <text:span text:style-name="T4">
обстріл</text:span>
 </text:a>
</text:p>
      <text:p text:style-name="P4">
Також був артобстріл Новослобідської громади - 4 влучання.</text:p>
      <text:p text:style-name="P4">
Як повідомляв Укрінформ, під ударами військ російської федерації протягом добиперебували 12 областей України, є загиблі та поранені.</text:p>
      <text:p text:style-name="P4">
Source: <text:a xlink:type="simple" xlink:href="https://www.ukrinform.ua/rubric-ato/3699094-rosiani-protagom-dna-obstrilali-cotiri-gromadi-sumsini.html" text:style-name="Internet_20_link" text:visited-style-name="Visited_20_Internet_20_Link">
https://www.ukrinform.ua/rubric-ato/3699094-rosiani-protagom-dna-obstrilali-cotiri-gromadi-sumsini.html</text:a>
</text:p>
      <!--NEWS-->
      <text:h text:style-name="P10" text:outline-level="1">
<text:span text:style-name="T4">
Не можна ставити росію й Україну на один рівень в питанні переговорів – Держдеп</text:span>
</text:h>
      <text:p text:style-name="P4">
Authors: Ukrinform (Person)</text:p>
      <text:p text:style-name="P4">
Publisher: Укринформ (Organization)</text:p>
      <text:p text:style-name="P4">
Published Time: 2023-04-21T22:37:25+03:00</text:p>
      <text:p text:style-name="P4">
Modified Time: 2023-04-21T22:37:25+03:00</text:p>
      <text:p text:style-name="P4">
Description: Будь-які переговори щодо встановлення миру в Україні мають бути проведені на умовах української сторони, оскільки ставити на один рівень агресора й жертву агресії щонайменше безвідповідально. — Укрінформ.</text:p>
      <text:p text:style-name="P4">
Images: ["<text:a xlink:type="simple" xlink:href="https://static.ukrinform.com/photos/2018_03/thumb_files/630_360_1521096795-6414.jpg" text:style-name="Internet_20_link" text:visited-style-name="Visited_20_Internet_20_Link">
630_360_15210...</text:a>
"]</text:p>
      <text:p text:style-name="P4">
Tags: ['США', 'Держдеп', 'Вашингтон', 'Війна з росією']</text:p>
      <text:p text:style-name="P4">
Type: Article</text:p>
      <!--METADATA-->
      <text:p text:style-name="P4">
<draw:frame draw:style-name="fr1" draw:name="Image206" text:anchor-type="as-char" svg:width="6.9236in" svg:height="3.956343in" draw:z-index="0">
<draw:image xlink:href="../Images/yкринформ/2023-04-21T22-37-25-03-00/630_360_1521096795-6414.jpg" xlink:type="simple" xlink:show="embed" xlink:actuate="onLoad" draw:mime-type="image/jpeg"/>
</draw:frame>
 Будь-якіпереговори щодо встановлення миру в Україні мають бути проведені на умовахукраїнської сторони, оскільки ставити на один рівень агресора й жертву агресіїщонайменше безвідповідально.</text:p>
      <text:p text:style-name="P4">
Про це сказав у п’ятницю під час брифінгу в Вашингтоні заступник речникаДерждепартаменту США Ведант Пател, передає власний кореспондент Укрінформу.</text:p>
      <text:p text:style-name="P4">
«Безвідповідально ставити ці дві країни, росію й Україну, на один рівень. Однапрагне стерти кордони іншої, а інша намагається захистити своє життя»,-зазначив Пател, коментуючи перспективи для мирних переговорів.</text:p>
      <text:p text:style-name="P4">
<text:span text:style-name="T4">
Читайте також:</text:span>
 <text:a xlink:type="simple" xlink:href="https://www.ukrinform.ua/rubric-world/3699100-derzdep-vidmovivsa-komentuvati-comu-ne-vsij-delegacii-rf-vidali-vizi-dla-vidvidanna-oon.html" text:style-name="Internet_20_link" text:visited-style-name="Visited_20_Internet_20_Link">
 <text:span text:style-name="T4">
Держдеп</text:span>
 </text:a>
</text:p>
      <text:p text:style-name="P4">
Він підкреслив, що дві країни перебувають у кардинально різних обставинах.</text:p>
      <text:p text:style-name="P4">
Водночас представник Держдепу нагадав позицію президента Зеленського, якийнаголошував, що врешті-решт все буде завершено шляхом переговорного рішення.«Але це має бути на умовах української сторони»,- підкреслив представникзовнішньополітичного відомства США.</text:p>
      <text:p text:style-name="P4">
<text:span text:style-name="T4">
Читайте також:</text:span>
 <text:a xlink:type="simple" xlink:href="https://www.ukrinform.ua/rubric-economy/3694595-nbu-ta-derzdep-obgovorili-posilenna-sankcijnogo-tisku-na-rf.html" text:style-name="Internet_20_link" text:visited-style-name="Visited_20_Internet_20_Link">
 <text:span text:style-name="T4">
Держдеп</text:span>
 </text:a>
</text:p>
      <text:p text:style-name="P4">
Як повідомляв Укрінформ, у п’ятницю Президент України Володимир Зеленськийнаголосив, що <text:a xlink:type="simple" xlink:href="https://www.ukrinform.ua/rubric-ato/3699041-zelenskij-zaraz-nam-treba-zberigati-ednist-i-povnu-koncentraciu-na-oboroni.html" text:style-name="Internet_20_link" text:visited-style-name="Visited_20_Internet_20_Link">
 </text:a>
 . Він такожвисловив вдячність усім, хто допомагає Україні.</text:p>
      <text:p text:style-name="P4">
Source: <text:a xlink:type="simple" xlink:href="https://www.ukrinform.ua/rubric-ato/3699109-ne-mozna-staviti-rosiu-j-ukrainu-na-odin-riven-v-pitanni-peregovoriv-derzdep.html" text:style-name="Internet_20_link" text:visited-style-name="Visited_20_Internet_20_Link">
https://www.ukrinform.ua/rubric-ato/3699109-ne-mozna-staviti-rosiu-j-ukrainu-na-odin-riven-v-pitanni-peregovoriv-derzdep.html</text:a>
</text:p>
      <!--NEWS-->
      <text:h text:style-name="P10" text:outline-level="1">
<text:span text:style-name="T4">
Пісторіус вважає німецькі винищувачі непридатними для України</text:span>
</text:h>
      <text:p text:style-name="P4">
Authors: Ukrinform (Person)</text:p>
      <text:p text:style-name="P4">
Publisher: Укринформ (Organization)</text:p>
      <text:p text:style-name="P4">
Published Time: 2023-04-21T22:45:00+03:00</text:p>
      <text:p text:style-name="P4">
Modified Time: 2023-04-21T22:45:00+03:00</text:p>
      <text:p text:style-name="P4">
Description: Міністр оборони ФРН Борис Пісторіус вважає винищувачі з німецьких запасів непридатними для використання в Україні. — Укрінформ.</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ЗСУ', 'Пісторіус', 'Винищувач', 'Війна з росією', '#stoprussia', 'Зустріч Рамштайн']</text:p>
      <text:p text:style-name="P4">
Type: Article</text:p>
      <!--METADATA-->
      <text:p text:style-name="P4">
<draw:frame draw:style-name="fr1" draw:name="Image207" text:anchor-type="as-char" svg:width="6.9236in" svg:height="3.956343in" draw:z-index="0">
<draw:image xlink:href="../Images/yкринформ/2023-04-21T22-45-00-03-00/630_360_1674134284-897.jpg" xlink:type="simple" xlink:show="embed" xlink:actuate="onLoad" draw:mime-type="image/jpeg"/>
</draw:frame>
 Міністроборони ФРН Борис Пісторіус вважає винищувачі з німецьких запасів непридатнимидля використання в Україні.</text:p>
      <text:p text:style-name="P4">
Про це він заявив на авіабазі США в Рамштайні, де 21 квітня відбулася зустрічКонтактної грекам по допомозі Україні, передає Укрінформ із посиланням на <text:a xlink:type="simple" xlink:href="https://www.tagesschau.de/inland/pistorius-ramstein-103.html." text:style-name="Internet_20_link" text:visited-style-name="Visited_20_Internet_20_Link">
</text:a>
</text:p>
      <text:p text:style-name="P4">
Міністр пообіцяв Україні подальшу допомогу, але дав зрозуміти, що не вважаєвинищувачі зі складів Бундесверу придатними для використання в Україні.Німецькі Tornado і Eurofighter мають зовсім інші можливості, «ніж ті, якізараз потрібні в тій бойовій ситуації, яку ми маємо в Україні», - сказавПісторіус.</text:p>
      <text:p text:style-name="P4">
«Українським пілотам допомагають перш за все літаки, якими вони можуть швидколітати і які можна обслуговувати на місці, де відома техніка», – сказавПісторіус.</text:p>
      <text:p text:style-name="P4">
<text:span text:style-name="T4">
Читайте також:</text:span>
 <text:a xlink:type="simple" xlink:href="https://www.ukrinform.ua/rubric-ato/3699101-gensek-nato-pro-ramstajn-ukraina-teper-gotova-zvilniti-se-bilse-okupovanih-teritorij.html" text:style-name="Internet_20_link" text:visited-style-name="Visited_20_Internet_20_Link">
 <text:span text:style-name="T4">
Рамштайн</text:span>
 </text:a>
</text:p>
      <text:p text:style-name="P4">
Політик також зауважив, що Німеччині також потрібні <text:a xlink:type="simple" xlink:href="https://www.ukhttps://www.ukrinform.ua/tag-vinisuvacrinform.ua/tag-vinisuvac" text:style-name="Internet_20_link" text:visited-style-name="Visited_20_Internet_20_Link">
</text:a>
 Tornado для так званого ядерного обміну, тобто транспортуванняядерних бомб США у разі кризи.</text:p>
      <text:p text:style-name="P4">
Київ давно вимагає поставки сучасних бойових літаків. Партнери по НАТО Польщаі Словаччина передали літаки МіГ-29, Польща - частково з запасів колишньоїНДР.</text:p>
      <text:p text:style-name="P4">
Після зустрічі Пісторіус заявив, що для Німеччини переломний момент стався заостанні кілька місяців.</text:p>
      <text:p text:style-name="P4">
«Поставки зброї в зони конфлікту - це все було новим для Німеччини», - сказавполітик. Водночас Німеччина є найбільшим постачальником зброї доя Українипісля США та Великої Британії.</text:p>
      <text:p text:style-name="P4">
<text:span text:style-name="T4">
Читайте також:</text:span>
 <text:a xlink:type="simple" xlink:href="https://www.ukrinform.ua/rubric-ato/3699020-ukraina-najbilse-potrebue-nazemnih-sistem-ppo-glava-pentagonu.html" text:style-name="Internet_20_link" text:visited-style-name="Visited_20_Internet_20_Link">
 <text:span text:style-name="T4">
Пентагон</text:span>
 </text:a>
</text:p>
      <text:p text:style-name="P4">
За словами міністра, «Протиповітряна оборона, танки, артилерія, боєприпаси» –це те, що передає Німеччина і що є найбільш потрібним.</text:p>
      <text:p text:style-name="P4">
<text:span text:style-name="T5">
Фото: DW</text:span>
</text:p>
      <text:p text:style-name="P4">
Source: <text:a xlink:type="simple" xlink:href="https://www.ukrinform.ua/rubric-ato/3699110-pistorius-vvazae-nimecki-vinisuvaci-nepridatnimi-dla-ukraini.html" text:style-name="Internet_20_link" text:visited-style-name="Visited_20_Internet_20_Link">
https://www.ukrinform.ua/rubric-ato/3699110-pistorius-vvazae-nimecki-vinisuvaci-nepridatnimi-dla-ukraini.html</text:a>
</text:p>
      <!--NEWS-->
      <text:h text:style-name="P10" text:outline-level="1">
<text:span text:style-name="T4">
Країни ЄС є «дуже близькими» до спільного замовлення боєприпасів для України – представник Євросоюзу</text:span>
</text:h>
      <text:p text:style-name="P4">
Authors: Ukrinform (Person)</text:p>
      <text:p text:style-name="P4">
Publisher: Укринформ (Organization)</text:p>
      <text:p text:style-name="P4">
Published Time: 2023-04-21T22:52:00+03:00</text:p>
      <text:p text:style-name="P4">
Modified Time: 2023-04-21T22:52:00+03:00</text:p>
      <text:p text:style-name="P4">
Description: Країни Європейського Союзу є дуже близькими до рішення щодо використання 1-го мільярда євро із фінансового пакета, що був виділений для спільного замовлення на виробництво артилерійських боєприпасів для їх термінового надання Україні. — Укрінформ.</text:p>
      <text:p text:style-name="P4">
Images: ["<text:a xlink:type="simple" xlink:href="https://static.ukrinform.com/photos/2023_01/thumb_files/630_360_1674605069-161.png" text:style-name="Internet_20_link" text:visited-style-name="Visited_20_Internet_20_Link">
630_360_16746...</text:a>
"]</text:p>
      <text:p text:style-name="P4">
Tags: ['Євросоюз', 'Зброя', 'Боєприпаси', 'Війна з росією']</text:p>
      <text:p text:style-name="P4">
Type: Article</text:p>
      <!--METADATA-->
      <text:p text:style-name="P4">
<draw:frame draw:style-name="fr1" draw:name="Image208" text:anchor-type="as-char" svg:width="6.9236in" svg:height="3.956343in" draw:z-index="0">
<draw:image xlink:href="../Images/yкринформ/2023-04-21T22-52-00-03-00/630_360_1674605069-161.png" xlink:type="simple" xlink:show="embed" xlink:actuate="onLoad" draw:mime-type="image/png"/>
</draw:frame>
 КраїниЄвропейського Союзу є дуже близькими до рішення щодо використання 1-гомільярда євро із фінансового пакета, що був виділений для спільного замовленняна виробництво артилерійських боєприпасів для їх термінового надання Україні.</text:p>
      <text:p text:style-name="P4">
Про це сьогодні, напередодні зустрічі міністрів закордонних справ ЄС, яка маєвідбутися 24 квітня у Люксембурзі, заявив офіційний представник ЄС, повідомляєкореспондент Укрінформу.</text:p>
      <text:p text:style-name="P4">
«20-го березня ми досягли політичної угоди щодо тристороннього підходу. Першийшлях, - сприяти доставці боєприпасів для України зі складів європейських армійвже реалізовується. Другий шлях – це спільне замовлення на виробництво 155-ммснарядів, на які надійшов запит з України. Це той пункт, що обговорюєтьсязараз. Складається враження, що рішення є дуже близьким. Ми всі хочемодопомогти Україні, і це є частиною нашої військової допомоги», - зазначилоджерело.</text:p>
      <text:p text:style-name="P4">
<text:span text:style-name="T4">
Читайте також:</text:span>
 <text:a xlink:type="simple" xlink:href="https://www.ukrinform.ua/rubric-ato/3698947-boepripasi-dla-zsu-kuleba-zaklikae-borrela-iniciuvati-obgovorenna-drugogo-transu-na-1-milard.html" text:style-name="Internet_20_link" text:visited-style-name="Visited_20_Internet_20_Link">
 <text:span text:style-name="T4">
Снаряд</text:span>
 </text:a>
</text:p>
      <text:p text:style-name="P4">
За його словами, третій шлях розв'язання проблеми нестачі боєприпасів – цедовгострокові плани й інвестиції у розвиток спроможностей європейськоїоборонної промисловості.</text:p>
      <text:p text:style-name="P4">
«Рішення щодо другого «треку» буде прийнято дуже швидко, ймовірно, протягомкількох наступних днів. Тож, боєприпаси будуть поставлятися в Україну, і вонинадійдуть у встановлені терміни. Це буде ще одним проявом нашої широкоївійськової підтримки для України», - заявив офіційний представник ЄС.</text:p>
      <text:p text:style-name="P4">
Як вже повідомлялося, сьогодні міністр закордонних справ України Дмитро Кулебазакликав Високого представника Євросоюзу Жозепа Борреля сприяти якнайшвидшомузавершенню обговорення щодо розподілу другого траншу у розмірі 1 млрд євро наспільну закупівлю боєприпасів для України.</text:p>
      <text:p text:style-name="P4">
<text:span text:style-name="T4">
Читайте також:</text:span>
 <text:a xlink:type="simple" xlink:href="https://www.ukrinform.ua/rubric-ato/3698671-slovenia-priednuetsa-do-spilnoi-zakupivli-snaradiv-dla-ukraini.html" text:style-name="Internet_20_link" text:visited-style-name="Visited_20_Internet_20_Link">
 <text:span text:style-name="T4">
снаряд</text:span>
 </text:a>
</text:p>
      <text:p text:style-name="P4">
Раніше Рада ЄС ухвалила рішення щодо виділення з Європейського фонду мирудодатково 2-х мільярдів євро, один з яких вже спрямований на компенсаціюпоставок Україні боєприпасів з європейських армійських арсеналів. Щодовикористання другого мільярду євро, що був призначений для спільногозамовлення на виробництво снарядів калібру 155-мм, між країнами-членамивиникли суперечності стосовно місця розміщення відповідних обороннихконтрактів.</text:p>
      <text:p text:style-name="P4">
Source: <text:a xlink:type="simple" xlink:href="https://www.ukrinform.ua/rubric-ato/3699112-kraini-es-e-duze-blizkimi-do-spilnogo-zamovlenna-boepripasiv-dla-ukraini-predstavnik-evrosouzu.html" text:style-name="Internet_20_link" text:visited-style-name="Visited_20_Internet_20_Link">
https://www.ukrinform.ua/rubric-ato/3699112-kraini-es-e-duze-blizkimi-do-spilnogo-zamovlenna-boepripasiv-dla-ukraini-predstavnik-evrosouzu.html</text:a>
</text:p>
      <!--NEWS-->
      <text:h text:style-name="P10" text:outline-level="1">
<text:span text:style-name="T4">
СБУ викрила з початку повномасштабної війни понад 300 зрадників - Малюк</text:span>
</text:h>
      <text:p text:style-name="P4">
Authors: Ukrinform (Person)</text:p>
      <text:p text:style-name="P4">
Publisher: Укринформ (Organization)</text:p>
      <text:p text:style-name="P4">
Published Time: 2023-04-21T23:13:00+03:00</text:p>
      <text:p text:style-name="P4">
Modified Time: 2023-04-21T23:13:00+03:00</text:p>
      <text:p text:style-name="P4">
Description: Служба безпеки України викрила понад 300 зрадників з початку повномасштабного вторгнення росії. — Укрінформ.</text:p>
      <text:p text:style-name="P4">
Images: ["<text:a xlink:type="simple" xlink:href="https://static.ukrinform.com/photos/2022_10/thumb_files/630_360_1666862905-371.jpg" text:style-name="Internet_20_link" text:visited-style-name="Visited_20_Internet_20_Link">
630_360_16668...</text:a>
"]</text:p>
      <text:p text:style-name="P4">
Tags: ['СБУ', 'Держзрада', 'Війна з росією', 'Василь Малюк']</text:p>
      <text:p text:style-name="P4">
Type: Article</text:p>
      <!--METADATA-->
      <text:p text:style-name="P4">
<draw:frame draw:style-name="fr1" draw:name="Image209" text:anchor-type="as-char" svg:width="6.9236in" svg:height="3.956343in" draw:z-index="0">
<draw:image xlink:href="../Images/yкринформ/2023-04-21T23-13-00-03-00/630_360_1666862905-371.jpg" xlink:type="simple" xlink:show="embed" xlink:actuate="onLoad" draw:mime-type="image/jpeg"/>
</draw:frame>
 Службабезпеки України викрила понад 300 зрадників з початку повномасштабноговторгнення росії.</text:p>
      <text:p text:style-name="P4">
Про це повідомив голова СБУ Василь Малюк в інтерв'ю <text:a xlink:type="simple" xlink:href="https://interfax.com.ua/news/interview/905447.html" text:style-name="Internet_20_link" text:visited-style-name="Visited_20_Internet_20_Link">
</text:a>
, передає Укрінформ.</text:p>
      <text:p text:style-name="P4">
"Ми викрили більше 300 зрадників з початку повномасштабного вторгнення. Із них– 9 в СБУ і 102 – в силах оборони загалом", - сказав він.</text:p>
      <text:p text:style-name="P4">
Із нещодавніх випадків Малюк згадав затримання в Очакові колишнього командираодного з центрів спеціальних операцій ЗСУ, який виявився агентом російськогоГРУ. Він не тільки збирав розвіддані, але й мав завдання сприяти здачі містаокупантам.</text:p>
      <text:p text:style-name="P4">
Також голова Служби безпеки вважає, що суд дасть належну оцінку діямексначальника кримського главку <text:a xlink:type="simple" xlink:href="https://www.ukrinform.ua/tag-sbu" text:style-name="Internet_20_link" text:visited-style-name="Visited_20_Internet_20_Link">
 </text:a>
 ОлегаКулініча.</text:p>
      <text:p text:style-name="P4">
Малюк наголосив, що Кулініч доповідав ворогу багато інформації: і по Службі, іпо країні. "Ті аудіозаписи оприлюднених розмов - лише частина величезногомасиву доказів. Вони не просто розкривають деталі співпраці Кулініча з"політичним офісом" Сівковича-Клюєва в москві, а демонструють підходиросійських спецслужб до роботи в Україні", - сказав він.</text:p>
      <text:p text:style-name="P4">
Відповідаючи на запитання про подальшу долю Кулініча, Малюк сказав: "Досудоверозслідування завершено. Справу буде передано до суду, який, я сподіваюсь,дасть чітку юридичну оцінку".</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зрадник</text:span>
 </text:a>
</text:p>
      <text:p text:style-name="P4">
Також голова СБУ висловив переконання, що не уникнуть відповідальності йколишні українські політики, які нині переховуються в москві: "Політичний офісСівковича-Клюєва - справжня кротоферма, яка допомагала рф вести розвідувально-підривну діяльність проти України. Кубло зрадників, що напряму співпрацює зФСБ".</text:p>
      <text:p text:style-name="P4">
За його словами, на жаль, зрадники були в різних органах влади – викрили«кротів» у секретаріаті Кабміну й Торгово-промисловій палаті, серед діючих таколишніх правоохоронців і представників Сил оборони.</text:p>
      <text:p text:style-name="P4">
“А буквально вчора викрили адвоката, який раніше був працівником прокуратури.Він збирав таємну інформацію, шукав як отримати мапи мінних полів, місцярозташування HIMARS, складів з боєприпасами. Тобто класичний російський агент.Цікаво, що його дружина є помічником одразу двох народних депутатів. І це,знову ж таки, поле для додаткового вивчення щодо можливих ризиків витокуданих”, - підкреслив Малюк.</text:p>
      <text:p text:style-name="P4">
Як повідомлялось, напередодні затримали двох співробітників ДСНС, які під часокупації Київщини «зливали» ворогу інформацію про патріотично налаштованихгромадян, яких окупанти потім катували. Також вони підпалили пожежну частину вселі Іванків.</text:p>
      <text:p text:style-name="P4">
Source: <text:a xlink:type="simple" xlink:href="https://www.ukrinform.ua/rubric-ato/3699027-sbu-vikrila-z-pocatku-povnomasstabnoi-vijni-ponad-300-zradnikiv-maluk.html" text:style-name="Internet_20_link" text:visited-style-name="Visited_20_Internet_20_Link">
https://www.ukrinform.ua/rubric-ato/3699027-sbu-vikrila-z-pocatku-povnomasstabnoi-vijni-ponad-300-zradnikiv-maluk.html</text:a>
</text:p>
      <!--NEWS-->
      <text:h text:style-name="P10" text:outline-level="1">
<text:span text:style-name="T4">
Білий дім прокоментував можливість майже повної заборони експорту в росію</text:span>
</text:h>
      <text:p text:style-name="P4">
Authors: Ukrinform (Person)</text:p>
      <text:p text:style-name="P4">
Publisher: Укринформ (Organization)</text:p>
      <text:p text:style-name="P4">
Published Time: 2023-04-21T23:30:00+03:00</text:p>
      <text:p text:style-name="P4">
Modified Time: 2023-04-21T23:30:00+03:00</text:p>
      <text:p text:style-name="P4">
Description: Сполучені Штати разом із союзниками й партнерами мають наміри й надалі застосовувати кроки, щоби притягти росію до відповідальності за її агресію, а також підтримувати Україну, допоки зберігатиметься ця необхідність.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Експорт', 'США', 'росія', 'Білий дім']</text:p>
      <text:p text:style-name="P4">
Type: Article</text:p>
      <!--METADATA-->
      <text:p text:style-name="P4">
<draw:frame draw:style-name="fr1" draw:name="Image210" text:anchor-type="as-char" svg:width="6.9236in" svg:height="3.956343in" draw:z-index="0">
<draw:image xlink:href="../Images/yкринформ/2023-04-21T23-30-00-03-00/630_360_1664390405-973.jpg" xlink:type="simple" xlink:show="embed" xlink:actuate="onLoad" draw:mime-type="image/jpeg"/>
</draw:frame>
 СполученіШтати разом із союзниками й партнерами мають наміри й надалі застосовуватикроки, щоби притягти росію до відповідальності за її агресію, а такожпідтримувати Україну, допоки зберігатиметься ця необхідність.</text:p>
      <text:p text:style-name="P4">
Так прокоментувала в п’ятницю речниця Білого дому Карін Жан-П’єр інформаціюЗМІ про можливість майже повної заборони експорту товарів в росію, передаєвласний кореспондент Укрінформу.</text:p>
      <text:p text:style-name="P4">
«Ми прагнемо притягнути росію до відповідальності», - зауважила представницяадміністрації Байдена.</text:p>
      <text:p text:style-name="P4">
<text:span text:style-name="T4">
Читайте також:</text:span>
 <text:a xlink:type="simple" xlink:href="https://www.ukrinform.ua/rubric-world/3698587-bajden-obgovorit-iz-prezidentom-pivdennoi-korei-dopomogu-ukraini-bilij-dim.html" text:style-name="Internet_20_link" text:visited-style-name="Visited_20_Internet_20_Link">
 <text:span text:style-name="T4">
Білий</text:span>
 <text:span text:style-name="T4">
дім</text:span>
 </text:a>
</text:p>
      <text:p text:style-name="P4">
Вона нагадала, що Сполучені Штати в координації із партнерами по G7 вжезапровадили проти росії наймасштабніший за всі часи набір санкцій і експортнихобмежень. Речниця Білого дому підкреслила, що ці кроки створили «суттєвийвплив» на здатність росії вести її незаконну війну.</text:p>
      <text:p text:style-name="P4">
«Я не маю на сьогодні жодних анонсів щодо нових заходів. Але ви можете бачитиз багатьох наших заяв в рамках G7, що ми віддані тому, аби надалі притягуватирф до відповідальності та підтримувати Україну стільки, скільки будепотрібно»,- зауважила Жан-П’єр.</text:p>
      <text:p text:style-name="P4">
<text:span text:style-name="T4">
Читайте також:</text:span>
 <text:a xlink:type="simple" xlink:href="https://www.ukrinform.ua/rubric-economy/3698488-ssa-i-souzniki-rozgladaut-majze-povnu-zaboronu-eksportu-do-rf-bloomberg.html" text:style-name="Internet_20_link" text:visited-style-name="Visited_20_Internet_20_Link">
 <text:span text:style-name="T4">
експорт</text:span>
 </text:a>
</text:p>
      <text:p text:style-name="P4">
Вона також підкреслила, що цей підхід зберігатиметься й надалі.</text:p>
      <text:p text:style-name="P4">
Як повідомляв Укрінформ, напередодні представники адміністрації США розповілиамериканським ЗМІ про наміри запровадити майже повну заборону експорту доросії – за виключенням медикаментів, продовольства та інших критично важливихпозицій для населення. Посадовці зазначили, що США обговорюють ці можливості зіншими країнами по G7 та мають на меті долучити до тиску країни-члениЄвросоюзу. Однак з огляду на те, що рішення в ЄС приймаються на основніповного консенсусу, у Вашингтоні не виключають потенційно серйозних перешкодна шляху до реалізації цієї ідеї.</text:p>
      <text:p text:style-name="P4">
Source: <text:a xlink:type="simple" xlink:href="https://www.ukrinform.ua/rubric-economy/3699114-bilij-dim-prokomentuvav-mozlivist-majze-povnoi-zaboroni-eksportu-v-rosiu.html" text:style-name="Internet_20_link" text:visited-style-name="Visited_20_Internet_20_Link">
https://www.ukrinform.ua/rubric-economy/3699114-bilij-dim-prokomentuvav-mozlivist-majze-povnoi-zaboroni-eksportu-v-rosiu.html</text:a>
</text:p>
      <!--NEWS-->
      <text:h text:style-name="P10" text:outline-level="1">
<text:span text:style-name="T4">
«Прометей» повів у серії з «Епіцентр-Подоляни» у фіналі волейбольної Суперліги</text:span>
</text:h>
      <text:p text:style-name="P4">
Authors: Ukrinform (Person)</text:p>
      <text:p text:style-name="P4">
Publisher: Укринформ (Organization)</text:p>
      <text:p text:style-name="P4">
Published Time: 2023-04-21T23:38:58+03:00</text:p>
      <text:p text:style-name="P4">
Modified Time: 2023-04-21T23:38:58+03:00</text:p>
      <text:p text:style-name="P4">
Description: Золоті нагороди Суперліги України з волейболу сезону 2022/23 розігрують у Чернівцях «Прометей» з Дніпра та «Епіцентр-Подоляни» з міста Городок Хмельницької області. — Укрінформ.</text:p>
      <text:p text:style-name="P4">
Images: ["<text:a xlink:type="simple" xlink:href="https://static.ukrinform.com/photos/2023_04/thumb_files/630_360_1682109493-123.jpg" text:style-name="Internet_20_link" text:visited-style-name="Visited_20_Internet_20_Link">
630_360_16821...</text:a>
"]</text:p>
      <text:p text:style-name="P4">
Tags: ['Волейбол']</text:p>
      <text:p text:style-name="P4">
Type: Article</text:p>
      <!--METADATA-->
      <text:p text:style-name="P4">
<draw:frame draw:style-name="fr1" draw:name="Image211" text:anchor-type="as-char" svg:width="6.9236in" svg:height="3.956343in" draw:z-index="0">
<draw:image xlink:href="../Images/yкринформ/2023-04-21T23-38-58-03-00/630_360_1682109493-123.jpg" xlink:type="simple" xlink:show="embed" xlink:actuate="onLoad" draw:mime-type="image/jpeg"/>
</draw:frame>
 Золотінагороди Суперліги України з волейболу сезону 2022/23 розігрують у Чернівцях«Прометей» з Дніпра та «Епіцентр-Подоляни» з міста Городок Хмельницькоїобласті.</text:p>
      <text:p text:style-name="P4">
У третьому матчі серії до трьох перемог «Прометей» обіграв «Епіцентр-Подоляни»на тай-брейку - 3:2 (25:18, 19:25, 25:21, 19:25, 15:10).</text:p>
      <text:p text:style-name="P4">
Перший поєдинок завершився на користь чинного чемпіона країни (3:1), а удругому матчі «Прометей» взяв реванш (3:2).</text:p>
      <text:p text:style-name="P4">
Наступний матч фінальної серії Суперліги відбудеться 23 квітня, початок о13.00.</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Нагадаємо, бронзовим призером національної першості стала ВСК «Юридичнаакадемiя» з Харкова, яка у серії за 3-тє місце взяла гору над житомирським ВК«Житичі-Полісся».</text:p>
      <text:p text:style-name="P4">
Фото: ПВЛУ.</text:p>
      <text:p text:style-name="P4">
Source: <text:a xlink:type="simple" xlink:href="https://www.ukrinform.ua/rubric-sports/3699116-prometej-poviv-u-serii-z-epicentrpodolani-u-finali-volejbolnoi-superligi.html" text:style-name="Internet_20_link" text:visited-style-name="Visited_20_Internet_20_Link">
https://www.ukrinform.ua/rubric-sports/3699116-prometej-poviv-u-serii-z-epicentrpodolani-u-finali-volejbolnoi-superligi.html</text:a>
</text:p>
      <!--NEWS-->
      <text:h text:style-name="P10" text:outline-level="1">
<text:span text:style-name="T4">
У росії визнали «іноагентом» голову Bellingcat Христо Грозєва</text:span>
</text:h>
      <text:p text:style-name="P4">
Authors: Ukrinform (Person)</text:p>
      <text:p text:style-name="P4">
Publisher: Укринформ (Organization)</text:p>
      <text:p text:style-name="P4">
Published Time: 2023-04-21T23:48:00+03:00</text:p>
      <text:p text:style-name="P4">
Modified Time: 2023-04-21T23:48:00+03:00</text:p>
      <text:p text:style-name="P4">
Description: Міністерство юстиції росії включило до реєстру «іноземних агентів» журналіста Bellingcat Христо Грозєва та ще чотирьох фізичних і юридичних осіб. — Укрінформ.</text:p>
      <text:p text:style-name="P4">
Images: ["<text:a xlink:type="simple" xlink:href="https://static.ukrinform.com/photos/2023_02/thumb_files/630_360_1675333731-638.jpg" text:style-name="Internet_20_link" text:visited-style-name="Visited_20_Internet_20_Link">
630_360_16753...</text:a>
"]</text:p>
      <text:p text:style-name="P4">
Tags: ['Bellingcat', 'Цензура', 'росія', 'Грозєв', 'Іноагент']</text:p>
      <text:p text:style-name="P4">
Type: Article</text:p>
      <!--METADATA-->
      <text:p text:style-name="P4">
<draw:frame draw:style-name="fr1" draw:name="Image212" text:anchor-type="as-char" svg:width="6.9236in" svg:height="3.956343in" draw:z-index="0">
<draw:image xlink:href="../Images/yкринформ/2023-04-21T23-48-00-03-00/630_360_1675333731-638.jpg" xlink:type="simple" xlink:show="embed" xlink:actuate="onLoad" draw:mime-type="image/jpeg"/>
</draw:frame>
Міністерство юстиції росії включило до реєстру «іноземних агентів» журналістаBellingcat Христо Грозєва та ще чотирьох фізичних і юридичних осіб.</text:p>
      <text:p text:style-name="P4">
Про це повідомляє Укрінформ з посиланням на повідомлення <text:a xlink:type="simple" xlink:href="https://minjust.gov.ru/ru/events/49459/" text:style-name="Internet_20_link" text:visited-style-name="Visited_20_Internet_20_Link">
</text:a>
 та на <text:a xlink:type="simple" xlink:href="https://minjust.gov.ru/uploaded/files/kopiya-reestr-inostrannyih-agentov-21-04-2023.pdf" text:style-name="Internet_20_link" text:visited-style-name="Visited_20_Internet_20_Link">
</text:a>
 «іноагентів».</text:p>
      <text:p text:style-name="P4">
Також до списку потрапили політик, журналіст Ельвіра Віхарєва, журналістНаталія Сівець-Єрмоліна, правозахисна організація "Школа призовника" тажурналістський проект "Адвокатська вулиця".</text:p>
      <text:p text:style-name="P4">
Христо Грозєв – уродженець Болгарії, з групою Bellingcat він співпрацює з 2015року. Серед гучних розслідувань Bellingcat – з'ясування подробиць катастрофималайзійського "Боїнга" над Донбасом та обставин отруєння опозиціонера ОлексіяНавального. Раніше у п'ятницю Лефортовський районний суд москви заочнозаарештував Христа Грозєва. У грудні минулого року МВС рф оголосило його урозшук.</text:p>
      <text:p text:style-name="P4">
<text:span text:style-name="T4">
Читайте також:</text:span>
 <text:a xlink:type="simple" xlink:href="https://www.ukrinform.ua/rubric-world/3696093-u-rosii-viznali-inoagentami-fond-karnegi-multiplikatora-i-se-odnogo-spivaka.html" text:style-name="Internet_20_link" text:visited-style-name="Visited_20_Internet_20_Link">
 <text:span text:style-name="T4">
іноагент</text:span>
 </text:a>
</text:p>
      <text:p text:style-name="P4">
Московський політик і журналіст Ельвіра Віхарєва, як вважає відомство,поширювала негативну інформацію про російську владу. Наприкінці березняВіхарєва, яка досі залишається в рф, <text:a xlink:type="simple" xlink:href="https://www.svoboda.org/a/moskovskiy-politik-vihareva-soobschila-ob-otravlenii-solyami-kaliya/32332999.html" text:style-name="Internet_20_link" text:visited-style-name="Visited_20_Internet_20_Link">
 </text:a>
 , щоїї отруїли солями важких металів. Після цього вона вимушена вести свої стріми,не показуючи обличчя.</text:p>
      <text:p text:style-name="P4">
Журналіст із Карелії Наталія Сєвець-Єрмоліна, на думку мін'юсту, відкритовисловлювалася на підтримку України.</text:p>
      <text:p text:style-name="P4">
<text:span text:style-name="T4">
Читайте також:</text:span>
 <text:a xlink:type="simple" xlink:href="https://www.ukrinform.ua/rubric-world/3693106-zurnalista-arkadia-babcenko-viznali-u-rosii-inoagentom.html" text:style-name="Internet_20_link" text:visited-style-name="Visited_20_Internet_20_Link">
 <text:span text:style-name="T4">
іноагент</text:span>
 </text:a>
</text:p>
      <text:p text:style-name="P4">
Автономна некомерційна правозахисна організація «Школа призовника» тажурналістський проект «Адвокатська вулиця» внесені до списку «іноагентів» запоширення негативної інформацію про діяльність збройних сил російськоїфедерації та за формування негативного образу рф.</text:p>
      <text:p text:style-name="P4">
Законодавство про "іноагентів" з'явилося у <text:a xlink:type="simple" xlink:href="https://www.ukrinform.ua/tag-rosia" text:style-name="Internet_20_link" text:visited-style-name="Visited_20_Internet_20_Link">
 </text:a>
 в 2012 році. Після внесених доповнень відповідних реєстр фізичних іюридичних складається вже з 586 пунктів.</text:p>
      <text:p text:style-name="P4">
<text:span text:style-name="T5">
Фото: Scanpix</text:span>
</text:p>
      <text:p text:style-name="P4">
Source: <text:a xlink:type="simple" xlink:href="https://www.ukrinform.ua/rubric-world/3699115-u-rosii-viznali-inoagentom-golovu-bellingcat-hristo-grozeva.html" text:style-name="Internet_20_link" text:visited-style-name="Visited_20_Internet_20_Link">
https://www.ukrinform.ua/rubric-world/3699115-u-rosii-viznali-inoagentom-golovu-bellingcat-hristo-grozeva.html</text:a>
</text:p>
      <!--NEWS-->
      <text:h text:style-name="P10" text:outline-level="1">
<text:span text:style-name="T4">
В Ірпені відкрили присвячений енергетикам артоб‘єкт «СвітлоПеремагаєТемряву»</text:span>
</text:h>
      <text:p text:style-name="P4">
Authors: Ukrinform (Person)</text:p>
      <text:p text:style-name="P4">
Publisher: Укринформ (Organization)</text:p>
      <text:p text:style-name="P4">
Published Time: 2023-04-21T23:52:00+03:00</text:p>
      <text:p text:style-name="P4">
Modified Time: 2023-04-21T23:52:00+03:00</text:p>
      <text:p text:style-name="P4">
Description: У п’ятницю в Центральному парку Ірпеня ДТЕК Мережі та влада Київщини відкрили скульптуру «СвітлоПеремагаєТемряву», присвячену енергетикам, які повертали світло на Київщину після деокупації навесні 2022 року, і символізує перемогу світла над темрявою. — Укрінформ.</text:p>
      <text:p text:style-name="P4">
Images: ["<text:a xlink:type="simple" xlink:href="https://static.ukrinform.com/photos/2023_04/thumb_files/630_360_1682110564-2080.jpeg" text:style-name="Internet_20_link" text:visited-style-name="Visited_20_Internet_20_Link">
630_360_16821...</text:a>
", "<text:a xlink:type="simple" xlink:href="https://static.ukrinform.com/photos/2023_04/thumb_files/630_360_1682110564-7263.jpeg" text:style-name="Internet_20_link" text:visited-style-name="Visited_20_Internet_20_Link">
630_360_16821...</text:a>
", "<text:a xlink:type="simple" xlink:href="https://static.ukrinform.com/photos/2023_04/thumb_files/630_360_1682110564-7412.jpeg" text:style-name="Internet_20_link" text:visited-style-name="Visited_20_Internet_20_Link">
630_360_16821...</text:a>
", "<text:a xlink:type="simple" xlink:href="https://static.ukrinform.com/photos/2023_04/thumb_files/630_360_1682110564-9887.jpeg" text:style-name="Internet_20_link" text:visited-style-name="Visited_20_Internet_20_Link">
630_360_16821...</text:a>
", "<text:a xlink:type="simple" xlink:href="https://static.ukrinform.com/photos/2023_04/thumb_files/630_360_1682110564-7414.jpeg" text:style-name="Internet_20_link" text:visited-style-name="Visited_20_Internet_20_Link">
630_360_16821...</text:a>
", "<text:a xlink:type="simple" xlink:href="https://static.ukrinform.com/photos/2023_04/thumb_files/630_360_1682110564-8338.jpeg" text:style-name="Internet_20_link" text:visited-style-name="Visited_20_Internet_20_Link">
630_360_16821...</text:a>
", "<text:a xlink:type="simple" xlink:href="https://static.ukrinform.com/photos/2023_04/thumb_files/630_360_1682110565-7223.jpeg" text:style-name="Internet_20_link" text:visited-style-name="Visited_20_Internet_20_Link">
630_360_16821...</text:a>
", "<text:a xlink:type="simple" xlink:href="https://static.ukrinform.com/photos/2023_04/thumb_files/630_360_1682110565-6247.jpeg" text:style-name="Internet_20_link" text:visited-style-name="Visited_20_Internet_20_Link">
630_360_16821...</text:a>
", "<text:a xlink:type="simple" xlink:href="https://static.ukrinform.com/photos/2023_04/thumb_files/630_360_1682110690-1501.jpeg" text:style-name="Internet_20_link" text:visited-style-name="Visited_20_Internet_20_Link">
630_360_16821...</text:a>
", "<text:a xlink:type="simple" xlink:href="https://static.ukrinform.com/photos/2023_04/thumb_files/630_360_1682110690-6602.jpeg" text:style-name="Internet_20_link" text:visited-style-name="Visited_20_Internet_20_Link">
630_360_16821...</text:a>
", "<text:a xlink:type="simple" xlink:href="https://static.ukrinform.com/photos/2023_04/thumb_files/630_360_1682110690-1168.jpeg" text:style-name="Internet_20_link" text:visited-style-name="Visited_20_Internet_20_Link">
630_360_16821...</text:a>
", "<text:a xlink:type="simple" xlink:href="https://static.ukrinform.com/photos/2023_04/thumb_files/630_360_1682110690-6235.jpeg" text:style-name="Internet_20_link" text:visited-style-name="Visited_20_Internet_20_Link">
630_360_16821...</text:a>
", "<text:a xlink:type="simple" xlink:href="https://static.ukrinform.com/photos/2023_04/thumb_files/630_360_1682110690-8470.jpeg" text:style-name="Internet_20_link" text:visited-style-name="Visited_20_Internet_20_Link">
630_360_16821...</text:a>
", "<text:a xlink:type="simple" xlink:href="https://static.ukrinform.com/photos/2023_04/thumb_files/630_360_1682110743-7601.jpeg" text:style-name="Internet_20_link" text:visited-style-name="Visited_20_Internet_20_Link">
630_360_16821...</text:a>
"]</text:p>
      <text:p text:style-name="P4">
Tags: ['Арт-проєкт', 'ДТЕК', 'Енергетика', 'Ірпінь', 'Скульптура', 'Київщина']</text:p>
      <text:p text:style-name="P4">
Type: Article</text:p>
      <!--METADATA-->
      <text:p text:style-name="P4">
<draw:frame draw:style-name="fr1" draw:name="Image213" text:anchor-type="as-char" svg:width="6.9236in" svg:height="3.956343in" draw:z-index="0">
<draw:image xlink:href="../Images/yкринформ/2023-04-21T23-52-00-03-00/630_360_1682110564-2080.jpeg" xlink:type="simple" xlink:show="embed" xlink:actuate="onLoad" draw:mime-type="image/jpeg"/>
</draw:frame>
 Уп’ятницю в Центральному парку Ірпеня ДТЕК Мережі та влада Київщини відкрилискульптуру «СвітлоПеремагаєТемряву», присвячену енергетикам, які поверталисвітло на Київщину після деокупації навесні 2022 року, і символізує перемогусвітла над темрявою.</text:p>
      <text:p text:style-name="P4">
Про це повідомляє кореспондент Укрінформу.</text:p>
      <text:p text:style-name="P4">
<draw:frame draw:style-name="fr1" draw:name="Image214" text:anchor-type="as-char" svg:width="6.9236in" svg:height="3.956343in" draw:z-index="0">
<draw:image xlink:href="../Images/yкринформ/2023-04-21T23-52-00-03-00/630_360_1682110564-7263.jpeg" xlink:type="simple" xlink:show="embed" xlink:actuate="onLoad" draw:mime-type="image/jpeg"/>
</draw:frame>
 В Ірпенівідкрили артоб‘єкт «СвітлоПеремагаєТемряву»/Фото: Кирило Чуботін  <text:a xlink:type="simple" xlink:href="https://static.ukrinform.com/photos/2023_04/1682110564-7263.jpeg" text:style-name="Internet_20_link" text:visited-style-name="Visited_20_Internet_20_Link">
<draw:frame draw:style-name="fr1" draw:name="Image215" text:anchor-type="as-char" svg:width="6.9236in" svg:height="3.956343in" draw:z-index="0">
<draw:image xlink:href="../Images/yкринформ/2023-04-21T23-52-00-03-00/630_360_1682110564-7263.jpeg" xlink:type="simple" xlink:show="embed" xlink:actuate="onLoad" draw:mime-type="image/jpeg"/>
</draw:frame>
</text:a>
 <text:a xlink:type="simple" xlink:href="https://static.ukrinform.com/photos/2023_04/1682110564-7412.jpeg" text:style-name="Internet_20_link" text:visited-style-name="Visited_20_Internet_20_Link">
<draw:frame draw:style-name="fr1" draw:name="Image216" text:anchor-type="as-char" svg:width="6.9236in" svg:height="3.956343in" draw:z-index="0">
<draw:image xlink:href="../Images/yкринформ/2023-04-21T23-52-00-03-00/630_360_1682110564-7412.jpeg" xlink:type="simple" xlink:show="embed" xlink:actuate="onLoad" draw:mime-type="image/jpeg"/>
</draw:frame>
</text:a>
 <text:a xlink:type="simple" xlink:href="https://static.ukrinform.com/photos/2023_04/1682110564-2080.jpeg" text:style-name="Internet_20_link" text:visited-style-name="Visited_20_Internet_20_Link">
<draw:frame draw:style-name="fr1" draw:name="Image217" text:anchor-type="as-char" svg:width="6.9236in" svg:height="3.956343in" draw:z-index="0">
<draw:image xlink:href="../Images/yкринформ/2023-04-21T23-52-00-03-00/630_360_1682110564-2080.jpeg" xlink:type="simple" xlink:show="embed" xlink:actuate="onLoad" draw:mime-type="image/jpeg"/>
</draw:frame>
</text:a>
 <text:a xlink:type="simple" xlink:href="https://static.ukrinform.com/photos/2023_04/1682110564-9887.jpeg" text:style-name="Internet_20_link" text:visited-style-name="Visited_20_Internet_20_Link">
<draw:frame draw:style-name="fr1" draw:name="Image218" text:anchor-type="as-char" svg:width="6.9236in" svg:height="3.956343in" draw:z-index="0">
<draw:image xlink:href="../Images/yкринформ/2023-04-21T23-52-00-03-00/630_360_1682110564-9887.jpeg" xlink:type="simple" xlink:show="embed" xlink:actuate="onLoad" draw:mime-type="image/jpeg"/>
</draw:frame>
</text:a>
 <text:a xlink:type="simple" xlink:href="https://static.ukrinform.com/photos/2023_04/1682110564-7414.jpeg" text:style-name="Internet_20_link" text:visited-style-name="Visited_20_Internet_20_Link">
<draw:frame draw:style-name="fr1" draw:name="Image219" text:anchor-type="as-char" svg:width="6.9236in" svg:height="3.956343in" draw:z-index="0">
<draw:image xlink:href="../Images/yкринформ/2023-04-21T23-52-00-03-00/630_360_1682110564-7414.jpeg" xlink:type="simple" xlink:show="embed" xlink:actuate="onLoad" draw:mime-type="image/jpeg"/>
</draw:frame>
</text:a>
 <text:a xlink:type="simple" xlink:href="https://static.ukrinform.com/photos/2023_04/1682110564-8338.jpeg" text:style-name="Internet_20_link" text:visited-style-name="Visited_20_Internet_20_Link">
<draw:frame draw:style-name="fr1" draw:name="Image220" text:anchor-type="as-char" svg:width="6.9236in" svg:height="3.956343in" draw:z-index="0">
<draw:image xlink:href="../Images/yкринформ/2023-04-21T23-52-00-03-00/630_360_1682110564-8338.jpeg" xlink:type="simple" xlink:show="embed" xlink:actuate="onLoad" draw:mime-type="image/jpeg"/>
</draw:frame>
</text:a>
 <text:a xlink:type="simple" xlink:href="https://static.ukrinform.com/photos/2023_04/1682110565-7223.jpeg" text:style-name="Internet_20_link" text:visited-style-name="Visited_20_Internet_20_Link">
<draw:frame draw:style-name="fr1" draw:name="Image221" text:anchor-type="as-char" svg:width="6.9236in" svg:height="3.956343in" draw:z-index="0">
<draw:image xlink:href="../Images/yкринформ/2023-04-21T23-52-00-03-00/630_360_1682110565-7223.jpeg" xlink:type="simple" xlink:show="embed" xlink:actuate="onLoad" draw:mime-type="image/jpeg"/>
</draw:frame>
</text:a>
 <text:a xlink:type="simple" xlink:href="https://static.ukrinform.com/photos/2023_04/1682110565-6247.jpeg" text:style-name="Internet_20_link" text:visited-style-name="Visited_20_Internet_20_Link">
<draw:frame draw:style-name="fr1" draw:name="Image222" text:anchor-type="as-char" svg:width="6.9236in" svg:height="3.956343in" draw:z-index="0">
<draw:image xlink:href="../Images/yкринформ/2023-04-21T23-52-00-03-00/630_360_1682110565-6247.jpeg" xlink:type="simple" xlink:show="embed" xlink:actuate="onLoad" draw:mime-type="image/jpeg"/>
</draw:frame>
</text:a>
 <text:a xlink:type="simple" xlink:href="https://static.ukrinform.com/photos/2023_04/1682110690-1501.jpeg" text:style-name="Internet_20_link" text:visited-style-name="Visited_20_Internet_20_Link">
<draw:frame draw:style-name="fr1" draw:name="Image223" text:anchor-type="as-char" svg:width="6.9236in" svg:height="3.956343in" draw:z-index="0">
<draw:image xlink:href="../Images/yкринформ/2023-04-21T23-52-00-03-00/630_360_1682110690-1501.jpeg" xlink:type="simple" xlink:show="embed" xlink:actuate="onLoad" draw:mime-type="image/jpeg"/>
</draw:frame>
</text:a>
 <text:a xlink:type="simple" xlink:href="https://static.ukrinform.com/photos/2023_04/1682110690-6602.jpeg" text:style-name="Internet_20_link" text:visited-style-name="Visited_20_Internet_20_Link">
<draw:frame draw:style-name="fr1" draw:name="Image224" text:anchor-type="as-char" svg:width="6.9236in" svg:height="3.956343in" draw:z-index="0">
<draw:image xlink:href="../Images/yкринформ/2023-04-21T23-52-00-03-00/630_360_1682110690-6602.jpeg" xlink:type="simple" xlink:show="embed" xlink:actuate="onLoad" draw:mime-type="image/jpeg"/>
</draw:frame>
</text:a>
 <text:a xlink:type="simple" xlink:href="https://static.ukrinform.com/photos/2023_04/1682110690-1168.jpeg" text:style-name="Internet_20_link" text:visited-style-name="Visited_20_Internet_20_Link">
<draw:frame draw:style-name="fr1" draw:name="Image225" text:anchor-type="as-char" svg:width="6.9236in" svg:height="3.956343in" draw:z-index="0">
<draw:image xlink:href="../Images/yкринформ/2023-04-21T23-52-00-03-00/630_360_1682110690-1168.jpeg" xlink:type="simple" xlink:show="embed" xlink:actuate="onLoad" draw:mime-type="image/jpeg"/>
</draw:frame>
</text:a>
 <text:a xlink:type="simple" xlink:href="https://static.ukrinform.com/photos/2023_04/1682110690-6235.jpeg" text:style-name="Internet_20_link" text:visited-style-name="Visited_20_Internet_20_Link">
<draw:frame draw:style-name="fr1" draw:name="Image226" text:anchor-type="as-char" svg:width="6.9236in" svg:height="3.956343in" draw:z-index="0">
<draw:image xlink:href="../Images/yкринформ/2023-04-21T23-52-00-03-00/630_360_1682110690-6235.jpeg" xlink:type="simple" xlink:show="embed" xlink:actuate="onLoad" draw:mime-type="image/jpeg"/>
</draw:frame>
</text:a>
 <text:a xlink:type="simple" xlink:href="https://static.ukrinform.com/photos/2023_04/1682110690-8470.jpeg" text:style-name="Internet_20_link" text:visited-style-name="Visited_20_Internet_20_Link">
<draw:frame draw:style-name="fr1" draw:name="Image227" text:anchor-type="as-char" svg:width="6.9236in" svg:height="3.956343in" draw:z-index="0">
<draw:image xlink:href="../Images/yкринформ/2023-04-21T23-52-00-03-00/630_360_1682110690-8470.jpeg" xlink:type="simple" xlink:show="embed" xlink:actuate="onLoad" draw:mime-type="image/jpeg"/>
</draw:frame>
</text:a>
 <text:a xlink:type="simple" xlink:href="https://static.ukrinform.com/photos/2023_04/1682110743-7601.jpeg" text:style-name="Internet_20_link" text:visited-style-name="Visited_20_Internet_20_Link">
<draw:frame draw:style-name="fr1" draw:name="Image228" text:anchor-type="as-char" svg:width="6.9236in" svg:height="3.956343in" draw:z-index="0">
<draw:image xlink:href="../Images/yкринформ/2023-04-21T23-52-00-03-00/630_360_1682110743-7601.jpeg" xlink:type="simple" xlink:show="embed" xlink:actuate="onLoad" draw:mime-type="image/jpeg"/>
</draw:frame>
</text:a>
</text:p>
      <text:p text:style-name="P4">
«Сьогодні ми відкрили сучасний артоб’єкт - символ віри ДТЕК у майбутнєенергетики, Київщини, України. Адже ми плануємо не просто відновлюватизруйновані мережі, а будувати Smart Grid – електромережі майбутнього, в першучергу - саме на Київщині», – сказав генеральний директор ДТЕК Мережі ОлександрФоменко.</text:p>
      <text:p text:style-name="P4">
Скульптуру «СвітлоПеремагаєТемряву» встановлено у місті Ірпінь, де під часокупації було зруйновано близько 70% мереж. Електромонтери ДТЕК за 45 дніввідремонтували електропостачання міста і всієї області, що дозволило розпочативідновлення нормального життя регіону.</text:p>
      <text:p text:style-name="P4">
<text:span text:style-name="T4">
Читайте також:</text:span>
 <text:a xlink:type="simple" xlink:href="https://www.ukrinform.ua/rubric-kyiv/3696638-skulpturi-malukivzasnovnikiv-kieva-perevdagli-do-velikodna.html" text:style-name="Internet_20_link" text:visited-style-name="Visited_20_Internet_20_Link">
 <text:span text:style-name="T4">
Скульптури</text:span>
 </text:a>
</text:p>
      <text:p text:style-name="P4">
Як повідомлялося, 18 травня 2022 року фахівці ДТЕК Київські регіональніелектромережі на 100% повернули світло у Київську область, звільнену відокупантів. Протягом 45 днів енергетики повернули світло у 600 населенихпунктів в домівки 260 тисяч родин. Відновили майже 10 тисяч кілометрів ліній,що були зруйновані обстрілами. Відремонтували та включили 71 високовольтнупідстанцію та майже три тисячі трансформаторних підстанцій.</text:p>
      <text:p text:style-name="P4">
Source: <text:a xlink:type="simple" xlink:href="https://www.ukrinform.ua/rubric-regions/3699119-v-irpeni-vidkrili-prisvacenij-energetikam-artobekt-svitloperemagaetemravu.html" text:style-name="Internet_20_link" text:visited-style-name="Visited_20_Internet_20_Link">
https://www.ukrinform.ua/rubric-regions/3699119-v-irpeni-vidkrili-prisvacenij-energetikam-artobekt-svitloperemagaetemravu.html</text:a>
</text:p>
      <!--NEWS-->
      <text:h text:style-name="P10" text:outline-level="1">
<text:span text:style-name="T4">
Викрито податківців з Мангуша, які збирають «данину» для окупантів — ДБР</text:span>
</text:h>
      <text:p text:style-name="P4">
Author: ['АРМІЯINFORM']</text:p>
      <text:p text:style-name="P4">
Time: 2023-04-21T26:00:00-04:00</text:p>
      <text:p text:style-name="P4">
Description: Працівники ДБР заочно повідомили про підозру у державній зраді дев’ятьом працівник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text:p>
      <text:p text:style-name="P4">
Tags: ['STOPRUSSIA', 'АГРЕСІЯ РФ', 'ВІЙНА', 'ВТОРГНЕННЯ РФ', 'ДЕРЖАВНЕ БЮРО РОЗСЛІДУВАНЬ']</text:p>
      <text:p text:style-name="P4">
Category: News</text:p>
      <!--METADATA-->
      <text:p text:style-name="P4">
<draw:frame draw:style-name="fr1" draw:name="Image229" text:anchor-type="as-char" svg:width="6.9236in" svg:height="3.883237in" draw:z-index="0">
<draw:image xlink:href="../Images/AРМІЯINFORM/2023-04-21T26-00-00-04-00/13047b9-1bd0830-dbr-pidozryue-golovu-miskrajonnogo-sudu-odeshhini-ta-advokata-u-shahrajstvi-2.jpg" xlink:type="simple" xlink:show="embed" xlink:actuate="onLoad" draw:mime-type="image/jpeg"/>
</draw:frame>
Ілюстративне фото</text:p>
      <text:p text:style-name="P4">
Працівники ДБР заочно повідомили про підозру у державній зраді дев’ятьомпрацівникам податкової селища Мангуш на Донеччині. Вони допомагають окупантамвідбирати гроші у населення та комерсантів на тимчасово окупованих територіяхУкраїни.</text:p>
      <text:p text:style-name="P4">
Про це йдеться в <text:a xlink:type="simple" xlink:href="https://dbr.gov.ua/news/dbr-vikrilo-podatkivciv-z-mangusha-yaki-zbirayut-daninu-dlya-okupantiv" text:style-name="Internet_20_link" text:visited-style-name="Visited_20_Internet_20_Link">
повідомленні</text:a>
 Державного бюророзслідувань.</text:p>
      <text:p text:style-name="P4">
У правоохоронному органі зазначають, що після захоплення частини Донецькоїобласті дев’ятеро працівників податкової служби сприяли незаконному створеннюта роботі так званої «Мангушской объединенной республиканской налоговойинспекции министерства доходов и сборов днр». Незаконна установа вжевідзначена окупаційною владою за створення «першої профспілкової організації»на «звільнених територіях».</text:p>
      <text:p text:style-name="P4">
Троє зі зрадників обійняли керівні посади у новоствореній «інспекції». Вониздійснювали незаконну реєстрацію фізичних осіб-підприємців за законодавствомтак званої «днр» аби налагодити грошові надходження на користьпсевдореспубліки.</text:p>
      <text:p text:style-name="P4">
Ще одна підозрювана, колишня державний ревізор податкової інспекції, обійнялапосаду «начальника отдела контрольно-проверочной работы». Жінка контролюваладокументальні перевірки підприємців та своєчасність сплати податків до «казни»окупантів.</text:p>
      <text:p text:style-name="P4">
Колишня головна державна ревізор-інспекторка стала «заведующей секторомналогообложения подакцизных товаров и регистрации расчетных операций». Вонаорганізовувала оподаткування підакцизних товарів та контролювала сплату«податків» згідно з чинним законодавством так званої «днр». Інші підозрюванізаймали менш «впливові» посади.</text:p>
      <text:p text:style-name="P4">
Наразі фігуранти переховуються на тимчасово окупованій території та досіприслужують загарбникам. Вони підозрюються у державній зраді (2 ст. 111 ККУкраїни). Санкція статті передбачає покарання у вигляді довічного позбавленняволі з конфіскацію майна.</text:p>
      <text:p text:style-name="P4">
Source: <text:a xlink:type="simple" xlink:href="https://armyinform.com.ua/2023/04/21/vykryto-podatkivcziv-z-mangusha-yaki-zbyrayut-danynu-dlya-okupantiv-dbr/" text:style-name="Internet_20_link" text:visited-style-name="Visited_20_Internet_20_Link">
https://armyinform.com.ua/2023/04/21/vykryto-podatkivcziv-z-mangusha-yaki-zbyrayut-danynu-dlya-okupantiv-dbr/</text:a>
</text:p>
      <!--NEWS-->
      <text:h text:style-name="P10" text:outline-level="1">
<text:span text:style-name="T4">
Американські сенатори та конгресмени подали резолюцію, яка засуджує викрадення росією українських дітей</text:span>
</text:h>
      <text:p text:style-name="P4">
Author: ['АРМІЯINFORM']</text:p>
      <text:p text:style-name="P4">
Time: 2023-04-21T27:00:00-04:00</text:p>
      <text:p text:style-name="P4">
Description: Генеральний прокурор Андрій Костін подякував сенаторам Емі Клобушар та Ліндсі Гр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5334840765001617080-y.jpg" text:style-name="Internet_20_link" text:visited-style-name="Visited_20_Internet_20_Link">
photo-5334840765001617080-y.jp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30" text:anchor-type="as-char" svg:width="6.9236in" svg:height="5.937668in" draw:z-index="0">
<draw:image xlink:href="../Images/AРМІЯINFORM/2023-04-21T27-00-00-04-00/photo-5334840765001617080-y.jpg" xlink:type="simple" xlink:show="embed" xlink:actuate="onLoad" draw:mime-type="image/jpeg"/>
</draw:frame>
</text:p>
      <text:p text:style-name="P4">
Генеральний прокурор Андрій Костін подякував сенаторам Емі Клобушар та ЛіндсіГрему, конгресменам Дону Бекону та Джиммі Панетта за подання резолюції, яказасуджує викрадення росією українських дітей.</text:p>
      <text:p text:style-name="P4">
Про це йдеться у повідомленні Офісу Генерального прокурора.</text:p>
      <text:p text:style-name="P4">
В Україні задокументовано вже понад 19 000 випадків примусової депортаціїдітей. Першочергове завдання — повернути їх додому. Наразі вдалося повернути361 дитину.</text:p>
      <text:p text:style-name="P4">
Наступний крок — притягнення до відповідальності всіх, причетних допланування, організації та реалізації цієї злочинної стратегії, включно звійськово-політичним керівництвом рф.</text:p>
      <text:p text:style-name="P4">
«Справжня перемога можлива лише тоді, коли будуть створені міжнароднімеханізми, які унеможливлять повторення цих злочинів. Я вірю, що Україна таСША поділяють цю мету. І також вірю, що наша єдність приведе нас до цієїспільної перемоги», — наголосив Андрій Костін.</text:p>
      <text:p text:style-name="P4">
Source: <text:a xlink:type="simple" xlink:href="https://armyinform.com.ua/2023/04/21/amerykanski-senatory-ta-kongresmeny-podaly-rezolyucziyu-yaka-zasudzhuye-vykradennya-rosiyeyu-ukrayinskyh-ditej/" text:style-name="Internet_20_link" text:visited-style-name="Visited_20_Internet_20_Link">
https://armyinform.com.ua/2023/04/21/amerykanski-senatory-ta-kongresmeny-podaly-rezolyucziyu-yaka-zasudzhuye-vykradennya-rosiyeyu-ukrayinskyh-ditej/</text:a>
</text:p>
      <!--NEWS-->
      <text:h text:style-name="P10" text:outline-level="1">
<text:span text:style-name="T4">
Наші захисники матимуть змогу застосовувати свої військові навички у цивільному житті — Мінветеранів</text:span>
</text:h>
      <text:p text:style-name="P4">
Author: ['АРМІЯINFORM']</text:p>
      <text:p text:style-name="P4">
Time: 2023-04-21T28:00:00-04:00</text:p>
      <text:p text:style-name="P4">
Description: Наші Захисники і Захисниці матимуть змогу застосовувати свої військові навичк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censornet_news_528.jpg" text:style-name="Internet_20_link" text:visited-style-name="Visited_20_Internet_20_Link">
censornet_news_528.jpg</text:a>
', '<text:a xlink:type="simple" xlink:href="https://armyinform.com.ua/wp-content/uploads/2023/04/whatsapp-data-2023-04-20-o-094750.jpg" text:style-name="Internet_20_link" text:visited-style-name="Visited_20_Internet_20_Link">
whatsapp-data-2023-04-20-o-094750.jpg</text:a>
']</text:p>
      <text:p text:style-name="P4">
Tags: ['МІНВЕТЕРАНІВ', 'СОЦІАЛЬНА ПІДТРИМКА']</text:p>
      <text:p text:style-name="P4">
Category: News</text:p>
      <!--METADATA-->
      <text:p text:style-name="P4">
<draw:frame draw:style-name="fr1" draw:name="Image231" text:anchor-type="as-char" svg:width="6.9236in" svg:height="4.32725in" draw:z-index="0">
<draw:image xlink:href="../Images/AРМІЯINFORM/2023-04-21T28-00-00-04-00/censornet_news_528.jpg" xlink:type="simple" xlink:show="embed" xlink:actuate="onLoad" draw:mime-type="image/jpeg"/>
</draw:frame>
 фото ілюстративне</text:p>
      <text:p text:style-name="P4">
Наші Захисники і Захисниці матимуть змогу застосовувати свої військові навичкиу цивільному житті. Про це наголосила генеральний директор Директоратустратегічного планування та євроінтеграції Міністерства у справах ветеранівУкраїни Світлана Березіна під час прямого ефіру телеканалу «Рада»,<text:a xlink:type="simple" xlink:href="https://www.kmu.gov.ua/news/minveteraniv-nashi-zakhysnyky-i-zakhysnytsi-matymut-zmohu-zastosovuvaty-svoi-viiskovi-navychky-u-tsyvilnomu-zhytti" text:style-name="Internet_20_link" text:visited-style-name="Visited_20_Internet_20_Link">
повідомляє</text:a>
 Урядовий портал.</text:p>
      <text:p text:style-name="P4">
Вона зазначила, до інституту помічника ветерана, який невдовзі розпочневпроваджувати Мінветеранів, будуть залучені кар’єрні радники. Вонидопомагатимуть складати резюме ветеранам і ветеранкам з урахуванням набутихними нових навичок і досвіду на війні для успішного працевлаштування у мирномужитті.</text:p>
      <text:p text:style-name="P4">
«Отриманий бойовий досвід стане їм у пригоді у цивільному житті. Наприклад,запис в резюме про досвід управління дронами допоможе ветерану, який шукаєроботу в агросфері саме з використанням дронів. Або якщо наш Захисник чиЗахисниця керували певним підрозділом, то це рівень менеджера, чи навітьтопменеджера, і набуті організаційні здібності мають обов’язковозастосовуватися ними у цивільному житті. Наразі ведеться робота над адаптацієюпрограм з військових спеціальностей до цивільних», — розповіла СвітланаБерезіна.</text:p>
      <text:p text:style-name="P4">
<draw:frame draw:style-name="fr1" draw:name="Image232" text:anchor-type="as-char" svg:width="6.9236in" svg:height="3.392564in" draw:z-index="0">
<draw:image xlink:href="../Images/AРМІЯINFORM/2023-04-21T28-00-00-04-00/whatsapp-data-2023-04-20-o-094750.jpg" xlink:type="simple" xlink:show="embed" xlink:actuate="onLoad" draw:mime-type="image/jpeg"/>
</draw:frame>
</text:p>
      <text:p text:style-name="P4">
Source: <text:a xlink:type="simple" xlink:href="https://armyinform.com.ua/2023/04/21/nashi-zahysnyky-matymut-zmogu-zastosovuvaty-svoyi-vijskovi-navychky-u-czyvilnomu-zhytti-minveteraniv/" text:style-name="Internet_20_link" text:visited-style-name="Visited_20_Internet_20_Link">
https://armyinform.com.ua/2023/04/21/nashi-zahysnyky-matymut-zmogu-zastosovuvaty-svoyi-vijskovi-navychky-u-czyvilnomu-zhytti-minveteraniv/</text:a>
</text:p>
      <!--NEWS-->
      <text:h text:style-name="P10" text:outline-level="1">
<text:span text:style-name="T4">
З Бахмута «вагнерівці» примусово депортували дітей — Офіс Генпрокурора</text:span>
</text:h>
      <text:p text:style-name="P4">
Author: ['АРМІЯINFORM']</text:p>
      <text:p text:style-name="P4">
Time: 2023-04-21T29:00:00-04:00</text:p>
      <text:p text:style-name="P4">
Description: Розпочато досудове розслідування за фактами порушення законів та звичаїв війни пв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20-at-110423-1.jpeg" text:style-name="Internet_20_link" text:visited-style-name="Visited_20_Internet_20_Link">
whatsapp-image-2023-04-20-at-110423-1.jpeg</text:a>
']</text:p>
      <text:p text:style-name="P4">
Tags: ['АГРЕСІЯ РФ', 'БАХМУТ', 'ДЕПОРТАЦІЯ УКРАЇНСЬКИХ ДІТЕЙ', 'ОФІС ГЕНЕРАЛЬНОГО ПРОКУРОРА', 'ПВК "ВАГНЕР"']</text:p>
      <text:p text:style-name="P4">
Category: News</text:p>
      <!--METADATA-->
      <text:p text:style-name="P4">
<draw:frame draw:style-name="fr1" draw:name="Image233" text:anchor-type="as-char" svg:width="6.9236in" svg:height="3.992609in" draw:z-index="0">
<draw:image xlink:href="../Images/AРМІЯINFORM/2023-04-21T29-00-00-04-00/whatsapp-image-2023-04-20-at-110423-1.jpeg" xlink:type="simple" xlink:show="embed" xlink:actuate="onLoad" draw:mime-type="image/jpeg"/>
</draw:frame>
</text:p>
      <text:p text:style-name="P4">
Розпочато досудове розслідування за фактами порушення законів та звичаїв війнипвк «вагнер». У ході моніторингу ЗМІ й проросійських Telegram-каналів виявленовідео, на якому представники так званої пвк «вагнер» на чолі зі своїм ватажком16 квітня 2023 року незаконно депортували з м. Бахмута дві родини місцевихмешканців разом із двома неповнолітніми дітьми.</text:p>
      <text:p text:style-name="P4">
Про це <text:a xlink:type="simple" xlink:href="https://gp.gov.ua/ua/posts/primusovo-deportuvali-ditei-iz-baxmutu-prokurorami-zafiksovano-cergovi-zlocini-ucasnikiv-tak-zvanoyi-pvk-vagner" text:style-name="Internet_20_link" text:visited-style-name="Visited_20_Internet_20_Link">
повідомляє</text:a>
 Офіс Генерального прокурора України.</text:p>
      <text:p text:style-name="P4">
У другому сюжеті представник пвк «вагнер» спілкується з однією з цих родин тадитиною у місці тимчасового перебування.</text:p>
      <text:p text:style-name="P4">
Також встановлено, що упродовж 17-18 квітня 2023 року з цього населеногопункту озброєні «вагнерівці» вивезли у невідомому напрямку ще дві сім’їбахмутчан з маленькими дітьми. Загалом незаконно депортовано трьох хлопчиківта одну дівчинку.</text:p>
      <text:p text:style-name="P4">
Наразі проводяться першочергові слідчі дії, направлені на встановлення усіхобставин кримінальних правопорушень, розшук українських дітей та повернення їхдодому.</text:p>
      <text:p text:style-name="P4">
Досудове розслідування триває.</text:p>
      <text:p text:style-name="P4">
Source: <text:a xlink:type="simple" xlink:href="https://armyinform.com.ua/2023/04/21/iz-bahmutu-vagnerivczi-prymusovo-deportuvaly-ditej-ofis-genprokurora/" text:style-name="Internet_20_link" text:visited-style-name="Visited_20_Internet_20_Link">
https://armyinform.com.ua/2023/04/21/iz-bahmutu-vagnerivczi-prymusovo-deportuvaly-ditej-ofis-genprokurora/</text:a>
</text:p>
      <!--NEWS-->
      <text:h text:style-name="P10" text:outline-level="1">
<text:span text:style-name="T4">
Понад 110 спортсменів взяли участь у змаганнях з фехтування на базі ЦСК ЗСУ</text:span>
</text:h>
      <text:p text:style-name="P4">
Author: ['АРМІЯINFORM']</text:p>
      <text:p text:style-name="P4">
Time: 2023-04-21T30:00:00-04:00</text:p>
      <text:p text:style-name="P4">
Description: На базі Центрального спортивного клубу ЗСУ пройшов етап Кубка України з фехтуван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494056_1894873214226484_1399542592564464634_n.jpg" text:style-name="Internet_20_link" text:visited-style-name="Visited_20_Internet_20_Link">
342494056_1894873214226484_1399542592564464634_n.jpg</text:a>
', '<text:a xlink:type="simple" xlink:href="https://armyinform.com.ua/wp-content/uploads/2023/04/342517139_1264769521129811_6403682792626058342_n-150x150.jpg" text:style-name="Internet_20_link" text:visited-style-name="Visited_20_Internet_20_Link">
342517139_1264769521129811_6403682792626058342_n-150x150.jpg</text:a>
']</text:p>
      <text:p text:style-name="P4">
Tags: ['ФЕХТУВАННЯ', 'ЦСК ЗСУ']</text:p>
      <text:p text:style-name="P4">
Category: News</text:p>
      <!--METADATA-->
      <text:p text:style-name="P4">
<draw:frame draw:style-name="fr1" draw:name="Image234" text:anchor-type="as-char" svg:width="6.9236in" svg:height="4.540728in" draw:z-index="0">
<draw:image xlink:href="../Images/AРМІЯINFORM/2023-04-21T30-00-00-04-00/342494056_1894873214226484_1399542592564464634_n.jpg" xlink:type="simple" xlink:show="embed" xlink:actuate="onLoad" draw:mime-type="image/jpeg"/>
</draw:frame>
</text:p>
      <text:p text:style-name="P4">
На базі Центрального спортивного клубу ЗСУ пройшов етап Кубка України зфехтування на шпагах серед чоловіків пам’яті І.Величка.</text:p>
      <text:p text:style-name="P4">
Про це<text:a xlink:type="simple" xlink:href="https%3A%2F%2Fwww.facebook.com%2FCSKA1992%2Fposts%2Fpfbid0dR3RTxdTgYhsbQ9eHv2HR3u1zWnAqT4wDn9p9PqbK8iQzgbf4ChxsHPPhSxPJKTRl&amp;show_text=true&amp;width=500" text:style-name="Internet_20_link" text:visited-style-name="Visited_20_Internet_20_Link">
повідомляє</text:a>
ЦСК ЗСУ у фейсбуці.</text:p>
      <text:p text:style-name="P4">
Зазначається, що участь у змаганнях взяли понад 110 спортсменів.</text:p>
      <text:p text:style-name="P4">
<text:a xlink:type="simple" xlink:href="https://armyinform.com.ua/wp-content/uploads/2023/04/342517139_1264769521129811_6403682792626058342_n.jpg" text:style-name="Internet_20_link" text:visited-style-name="Visited_20_Internet_20_Link">
<draw:frame draw:style-name="fr1" draw:name="Image235" text:anchor-type="as-char" svg:width="6.9236in" svg:height="6.9236in" draw:z-index="0">
<draw:image xlink:href="../Images/AРМІЯINFORM/2023-04-21T30-00-00-04-00/342517139_1264769521129811_6403682792626058342_n-150x150.jpg" xlink:type="simple" xlink:show="embed" xlink:actuate="onLoad" draw:mime-type="image/jpeg"/>
</draw:frame>
</text:a>
</text:p>
      <text:p text:style-name="P4">
Раніше АрміяInform повідомляла, що три спортсменки, представниці ЦСК ЗСУ,<text:a xlink:type="simple" xlink:href="https://armyinform.com.ua/2023/04/17/try-armijski-sportsmenky-vyboroly-medali-na-zmagannyah-z-fehtuvannya/" text:style-name="Internet_20_link" text:visited-style-name="Visited_20_Internet_20_Link">
вибороли</text:a>
 медалі на змаганнях КубкаУкраїни з фехтування на шпагах серед жінок.</text:p>
      <text:p text:style-name="P4">
Source: <text:a xlink:type="simple" xlink:href="https://armyinform.com.ua/2023/04/21/ponad-110-sportsmeniv-vzyaly-uchast-u-zmagannyah-z-fehtuvannya-na-bazi-czsk-zsu/" text:style-name="Internet_20_link" text:visited-style-name="Visited_20_Internet_20_Link">
https://armyinform.com.ua/2023/04/21/ponad-110-sportsmeniv-vzyaly-uchast-u-zmagannyah-z-fehtuvannya-na-bazi-czsk-zsu/</text:a>
</text:p>
      <!--NEWS-->
      <text:h text:style-name="P10" text:outline-level="1">
<text:span text:style-name="T4">
Білоруські добровольці продовжують захищати Україну — ГУР</text:span>
</text:h>
      <text:p text:style-name="P4">
Author: ['АРМІЯINFORM']</text:p>
      <text:p text:style-name="P4">
Time: 2023-04-21T31:00:00-04:00</text:p>
      <text:p text:style-name="P4">
Description: https://youtu.be/q4NKIYzzBjE    Полк імені Кастуся Калиновського був сформова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ОЛОВНЕ УПРАВЛІННЯ РОЗВІДКИ МО УКРАЇНИ', 'ДОБРОВОЛЬЦІ']</text:p>
      <text:p text:style-name="P4">
Category: News</text:p>
      <!--METADATA-->
      <text:p text:style-name="P4">
Полк імені Кастуся Калиновського був сформований у березні 2022 року йназваний на честь одного з лідерів повстання білорусів, поляків, литовців таукраїнців проти російської імперії у 1863 році.</text:p>
      <text:p text:style-name="P4">
Про це <text:a xlink:type="simple" xlink:href="https://gur.gov.ua/content/biloruski-dobrovoltsi-prodovzhuiut-zakhyshchaty-ukrainu-u-skladi-polku-imeni-kastusia-kalynovskoho-biloruskoi-viiskovoi-chastyny-zbroinykh-syl-ukrainy.html" text:style-name="Internet_20_link" text:visited-style-name="Visited_20_Internet_20_Link">
повідомляє</text:a>
 Головне управліннярозвідки Міністерства оборони України.</text:p>
      <text:p text:style-name="P4">
«Добровольці брали участь у боях за Бучу, Ірпінь, Ворзель, а також визволяливід російських загарбників інші населені пункти України.</text:p>
      <text:p text:style-name="P4">
Нині полк перебуває на Бахмутському напрямку. Серед добровольців є й ті, якізахищають кордони України із 2014 року», — зазначено у повідомленні.</text:p>
      <text:p text:style-name="P4">
Source: <text:a xlink:type="simple" xlink:href="https://armyinform.com.ua/2023/04/21/biloruski-dobrovolczi-prodovzhuyut-zahyshhaty-ukrayinu-gur/" text:style-name="Internet_20_link" text:visited-style-name="Visited_20_Internet_20_Link">
https://armyinform.com.ua/2023/04/21/biloruski-dobrovolczi-prodovzhuyut-zahyshhaty-ukrayinu-gur/</text:a>
</text:p>
      <!--NEWS-->
      <text:h text:style-name="P10" text:outline-level="1">
<text:span text:style-name="T4">
Представники сектору безпеки України, США, Норвегії та Естонії обговорили протидію кіберзагрозам</text:span>
</text:h>
      <text:p text:style-name="P4">
Author: ['АРМІЯINFORM']</text:p>
      <text:p text:style-name="P4">
Time: 2023-04-21T32:00:00-04:00</text:p>
      <text:p text:style-name="P4">
Description: Представники сектору безпеки та оборони України, США, Норвегії та Естонії взяли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49335203158147472_y.jpg" text:style-name="Internet_20_link" text:visited-style-name="Visited_20_Internet_20_Link">
photo_5249335203158147472_y.jpg</text:a>
']</text:p>
      <text:p text:style-name="P4">
Tags: ['КІБЕРБЕЗПЕКА', 'РНБО']</text:p>
      <text:p text:style-name="P4">
Category: News</text:p>
      <!--METADATA-->
      <text:p text:style-name="P4">
<draw:frame draw:style-name="fr1" draw:name="Image236" text:anchor-type="as-char" svg:width="6.9236in" svg:height="3.893007in" draw:z-index="0">
<draw:image xlink:href="../Images/AРМІЯINFORM/2023-04-21T32-00-00-04-00/photo_5249335203158147472_y.jpg" xlink:type="simple" xlink:show="embed" xlink:actuate="onLoad" draw:mime-type="image/jpeg"/>
</draw:frame>
</text:p>
      <text:p text:style-name="P4">
Представники сектору безпеки та оборони України, США, Норвегії та Естоніївзяли участь у міжнародній конференції «Кіберборотьба: розвідка, захист тапротидія» та обговорили питання протидію кіберзагрозам.</text:p>
      <text:p text:style-name="P4">
Про це <text:a xlink:type="simple" xlink:href="https://www.rnbo.gov.ua/ua/Diialnist/6277.html" text:style-name="Internet_20_link" text:visited-style-name="Visited_20_Internet_20_Link">
повідомляє</text:a>
 Раданаціональної безпеки і оборони України.</text:p>
      <text:p text:style-name="P4">
Сторони обговорили питання щодо криптографічних рішень кібербезпеки,інтелектуального аналізу інцидентів та сигнальних структур в кіберпросторі,підтримки рішень для забезпечення кіберзахисту тощо.</text:p>
      <text:p text:style-name="P4">
Як зазначається, метою конференції є аналіз шляхів співпраці науковихколективів європейських країн у сучасних проєктах збереження миру та безпеки,а також використання сучасних навчальних кіберполігонів та платформ длянавчання фахівців з кібербезпеки.</text:p>
      <text:p text:style-name="P4">
У рамках роботи конференції її учасники матимуть змогу взяти участь укіберзмаганнях та перевірити свої знання та навички щодо протидії сучаснимзагрозам у кіберпросторі.</text:p>
      <text:p text:style-name="P4">
Захід організовано Військовим інститутом телекомунікацій та інформатизаціїімені Героїв Крут за підтримки Національного координаційного центрукібербезпеки при РНБО України, Командування військ зв'язку та кібербезпеки ЗСУта міжнародних партнерів CRDF Global, E-Governance Academy (Естонія), RegionalCyber Defence Center (Литва) та Nikola Vaptsarov Naval Academy (Болгарія).</text:p>
      <text:p text:style-name="P4">
Source: <text:a xlink:type="simple" xlink:href="https://armyinform.com.ua/2023/04/21/predstavnyky-sektoru-bezpeky-ukrayiny-ssha-norvegiyi-ta-estoniyi-obgovoryly-protydiyu-kiberzagrozam/" text:style-name="Internet_20_link" text:visited-style-name="Visited_20_Internet_20_Link">
https://armyinform.com.ua/2023/04/21/predstavnyky-sektoru-bezpeky-ukrayiny-ssha-norvegiyi-ta-estoniyi-obgovoryly-protydiyu-kiberzagrozam/</text:a>
</text:p>
      <!--NEWS-->
      <text:h text:style-name="P10" text:outline-level="1">
<text:span text:style-name="T4">
Наша авіація протягом доби завдала шість ударів по ворогу</text:span>
</text:h>
      <text:p text:style-name="P4">
Author: ['АРМІЯINFORM']</text:p>
      <text:p text:style-name="P4">
Time: 2023-04-21T33:00:00-04:00</text:p>
      <text:p text:style-name="P4">
Description: Авіація Сил оборони України за добу завдала 6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237" text:anchor-type="as-char" svg:width="6.9236in" svg:height="4.658699in" draw:z-index="0">
<draw:image xlink:href="../Images/AРМІЯINFORM/2023-04-21T33-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Авіація Сил оборони України за добу завдала 6 ударів по районах зосередженняособового складу та військової техніки окупантів.</text:p>
      <text:p text:style-name="P4">
Про це<text:a xlink:type="simple" xlink:href="https://www.facebook.com/GeneralStaff.ua/posts/pfbid02vigXyFk7xzkHd2xcNCpnsAKmocjaaxmNnFxBcCzoJy4vVZRqEBR6kbMGRZPfSnnPl" text:style-name="Internet_20_link" text:visited-style-name="Visited_20_Internet_20_Link">
йдеться</text:a>
в оперативній інформації Генерального штабу ЗС України.</text:p>
      <text:p text:style-name="P4">
«Підрозділи ракетних військ і артилерії протягом доби уразили 5 пунктівуправління противника», — йдеться у повідомленні.</text:p>
      <text:p text:style-name="P4">
У Генштабі ЗС України зазначають, що інформація щодо втрат ворога постійноуточнюється.</text:p>
      <text:p text:style-name="P4">
Source: <text:a xlink:type="simple" xlink:href="https://armyinform.com.ua/2023/04/21/nasha-aviacziya-protyagom-doby-zavdala-shist-udariv-po-vorogu-3/" text:style-name="Internet_20_link" text:visited-style-name="Visited_20_Internet_20_Link">
https://armyinform.com.ua/2023/04/21/nasha-aviacziya-protyagom-doby-zavdala-shist-udariv-po-vorogu-3/</text:a>
</text:p>
      <!--NEWS-->
      <text:h text:style-name="P10" text:outline-level="1">
<text:span text:style-name="T4">
Генштаб ЗСУ відзвітував про кількість збитих російських «шахедів»</text:span>
</text:h>
      <text:p text:style-name="P4">
Author: ['АРМІЯINFORM']</text:p>
      <text:p text:style-name="P4">
Time: 2023-04-21T34:00:00-04:00</text:p>
      <text:p text:style-name="P4">
Description: Про це повідомляє Генеральний штаб ЗС України.  — Сьогодні вночі ворог застос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1mrhkx4r.webp" text:style-name="Internet_20_link" text:visited-style-name="Visited_20_Internet_20_Link">
q1mrhkx4r.webp</text:a>
']</text:p>
      <text:p text:style-name="P4">
Tags: ['STOPRUSSIA', 'АГРЕСІЯ РФ', 'ВТОРГНЕННЯ РФ', 'ГШ ЗСУ']</text:p>
      <text:p text:style-name="P4">
Category: News</text:p>
      <!--METADATA-->
      <text:p text:style-name="P4">
<draw:frame draw:style-name="fr1" draw:name="Image238" text:anchor-type="as-char" svg:width="6.9236in" svg:height="3.692587in" draw:z-index="0">
<draw:image xlink:href="../ConvertedIMGs/AРМІЯINFORM/2023-04-21T34-00-00-04-00/q1mrhkx4r.png" xlink:type="simple" xlink:show="embed" xlink:actuate="onLoad" draw:mime-type="image/pn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vigXyFk7xzkHd2xcNCpnsAKmocjaaxmNnFxBcCzoJy4vVZRqEBR6kbMGRZPfSnnPl" text:style-name="Internet_20_link" text:visited-style-name="Visited_20_Internet_20_Link">
повідомляє</text:a>
Генеральний штаб ЗС України.</text:p>
      <text:p text:style-name="P4">
— Сьогодні вночі ворог застосував близько 10 БПЛА типу «Шахед-136» (інформаціяуточнюється), 8 з яких — знищено нашими захисниками. Також російські агресориздійснили 49 обстрілів з реактивних систем залпового вогню по позиціях нашихвійськ та населених пунктах. Є загиблі та поранені серед мирного населення,зруйновано та пошкоджено приватні житлові будинки та інша цивільнаінфраструктура, — йдеться у повідомленні.</text:p>
      <text:p text:style-name="P4">
Source: <text:a xlink:type="simple" xlink:href="https://armyinform.com.ua/2023/04/21/cziyeyi-nochi-rashysty-zastosuvaly-blyzko-10-bpla-typu-shahed-136/" text:style-name="Internet_20_link" text:visited-style-name="Visited_20_Internet_20_Link">
https://armyinform.com.ua/2023/04/21/cziyeyi-nochi-rashysty-zastosuvaly-blyzko-10-bpla-typu-shahed-136/</text:a>
</text:p>
      <!--NEWS-->
      <text:h text:style-name="P10" text:outline-level="1">
<text:span text:style-name="T4">
ЗСУ відбили понад 60 атак окупантів</text:span>
</text:h>
      <text:p text:style-name="P4">
Author: ['АРМІЯINFORM']</text:p>
      <text:p text:style-name="P4">
Time: 2023-04-21T35:00:00-04:00</text:p>
      <text:p text:style-name="P4">
Description: Про це повідомляє Генеральний штаб ЗС України.  — Противник, ціною велик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ТОРГНЕННЯ РФ', 'ГШ ЗСУ', 'ХРОНІКА ОБОРОНИ']</text:p>
      <text:p text:style-name="P4">
Category: News</text:p>
      <!--METADATA-->
      <text:p text:style-name="P4">
<draw:frame draw:style-name="fr1" draw:name="Image239" text:anchor-type="as-char" svg:width="6.9236in" svg:height="4.603112in" draw:z-index="0">
<draw:image xlink:href="../Images/AРМІЯINFORM/2023-04-21T35-00-00-04-00/316291145_461855632794187_3997898045081184413_n.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vigXyFk7xzkHd2xcNCpnsAKmocjaaxmNnFxBcCzoJy4vVZRqEBR6kbMGRZPfSnnPl" text:style-name="Internet_20_link" text:visited-style-name="Visited_20_Internet_20_Link">
повідомляє</text:a>
Генеральний штаб ЗС України.</text:p>
      <text:p text:style-name="P4">
— Противник, ціною великих втрат, основні зусилля зосереджує на веденнінаступальних дій на Лиманському, Бахмутському, Авдіївському та Мар’їнськомунапрямках. Протягом минулої доби на них відбито понад 60 атак противника.Найзапекліші бої ведуться за місто Бахмут, — зазначається у зведенні.</text:p>
      <text:p text:style-name="P4">
Source: <text:a xlink:type="simple" xlink:href="https://armyinform.com.ua/2023/04/21/zsu-vidbyly-ponad-60-atak-okupantiv/" text:style-name="Internet_20_link" text:visited-style-name="Visited_20_Internet_20_Link">
https://armyinform.com.ua/2023/04/21/zsu-vidbyly-ponad-60-atak-okupantiv/</text:a>
</text:p>
      <!--NEWS-->
      <text:h text:style-name="P10" text:outline-level="1">
<text:span text:style-name="T4">
Пост в інтернеті виставлю який-небудь, випадково лайк десь натисну — до мене в гості приїдуть — перехоплення ГУР</text:span>
</text:h>
      <text:p text:style-name="P4">
Author: ['АРМІЯINFORM']</text:p>
      <text:p text:style-name="P4">
Time: 2023-04-21T36:00:00-04:00</text:p>
      <text:p text:style-name="P4">
Description: https://youtu.be/wuEgcgO_0ak    Подруга або дружина військовослужбовця рф розповіда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Подруга або дружина військовослужбовця рф розповідає про новий закон, якийзабороняє коментувати чи обговорювати події війни в Україні і загрожує до 12років ув’язнення.</text:p>
      <text:p text:style-name="P4">
Про це <text:a xlink:type="simple" xlink:href="https://gur.gov.ua/content/post-v-ynternete-vystavliu-kakoi-nybud-nechaino-laik-kuda-nybud-nazhmu---ko-mne-v-hosty-pryedut.html" text:style-name="Internet_20_link" text:visited-style-name="Visited_20_Internet_20_Link">
йдеться</text:a>
 уперехопленні Головного управління розвідки Міністерства оборони України.</text:p>
      <text:p text:style-name="P4">
«Якщо я ще сусіду, хоч комусь скажу, щось таке… а той просто візьме комусьскаже в органи, що я така не хороша - до мене в гості приїдуть», — говоритьжінка російському окупанту під час розмови.</text:p>
      <text:p text:style-name="P4">
Source: <text:a xlink:type="simple" xlink:href="https://armyinform.com.ua/2023/04/21/post-v-interneti-vystavlyu-yakyj-nebud-vypadkovo-lajk-des-natysnu-do-mene-v-gosti-pryyidut-perehoplennya-gur/" text:style-name="Internet_20_link" text:visited-style-name="Visited_20_Internet_20_Link">
https://armyinform.com.ua/2023/04/21/post-v-interneti-vystavlyu-yakyj-nebud-vypadkovo-lajk-des-natysnu-do-mene-v-gosti-pryyidut-perehoplennya-gur/</text:a>
</text:p>
      <!--NEWS-->
      <text:h text:style-name="P10" text:outline-level="1">
<text:span text:style-name="T4">
Сили оборони ліквідували понад 600 окупантів, знищили 8 БПЛА та 6 ББМ</text:span>
</text:h>
      <text:p text:style-name="P4">
Author: ['АРМІЯINFORM']</text:p>
      <text:p text:style-name="P4">
Time: 2023-04-21T37:00:00-04:00</text:p>
      <text:p text:style-name="P4">
Description: Загальні бойові втрати противника з 24.02.22 по 21.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_04-21-2023-scaled.jpg" text:style-name="Internet_20_link" text:visited-style-name="Visited_20_Internet_20_Link">
vtraty_04-21-2023-scaled.jpg</text:a>
']</text:p>
      <text:p text:style-name="P4">
Tags: ['STOPRUSSIA', 'АГРЕСІЯ РФ', 'ВІЙНА', 'ВТОРГНЕННЯ РФ', 'ВТРАТИ ВОРОГА', 'НАЧАЛЬНИК ГЕНЕРАЛЬНОГО ШТАБУ ЗС УКРАЇНИ']</text:p>
      <text:p text:style-name="P4">
Category: News</text:p>
      <!--METADATA-->
      <text:p text:style-name="P4">
<draw:frame draw:style-name="fr1" draw:name="Image240" text:anchor-type="as-char" svg:width="6.9236in" svg:height="6.975527in" draw:z-index="0">
<draw:image xlink:href="../Images/AРМІЯINFORM/2023-04-21T37-00-00-04-00/vtraty_04-21-2023-scaled.jpg" xlink:type="simple" xlink:show="embed" xlink:actuate="onLoad" draw:mime-type="image/jpeg"/>
</draw:frame>
</text:p>
      <text:p text:style-name="P4">
Загальні бойові втрати противника з 24.02.22 по 21.04.23 орієнтовностановлять:</text:p>
      <ul>
        <li>
<text:span text:style-name="T4">
особового складу ‒</text:span>
 185050 (+630) осіб ліквідовано  * <text:span text:style-name="T4">
танків ‒</text:span>
 3668 (+1)  * <text:span text:style-name="T4">
бойових броньованих машин ‒</text:span>
 7126 (+6)  * <text:span text:style-name="T4">
артилерійських систем ‒</text:span>
 2827 (+2)  * <text:span text:style-name="T4">
РСЗВ ‒</text:span>
 539 (0)  * <text:span text:style-name="T4">
засоби ППО ‒</text:span>
 285 (0)  * <text:span text:style-name="T4">
літаків ‒</text:span>
 308 (0)  * <text:span text:style-name="T4">
гелікоптерів ‒</text:span>
 293 (0)  * <text:span text:style-name="T4">
БПЛА оперативно-тактичного рівня ‒</text:span>
 2394 (+8)  * <text:span text:style-name="T4">
крилаті ракети ‒</text:span>
 911 (0)  * <text:span text:style-name="T4">
кораблі / катери ‒</text:span>
 18 (0)  * <text:span text:style-name="T4">
автомобільної техніки та автоцистерн ‒</text:span>
 5713 (+6)  * <text:span text:style-name="T4">
спеціальна техніка ‒</text:span>
 334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1.04.23.</text:p>
      <text:p text:style-name="P4">
Source: <text:a xlink:type="simple" xlink:href="https://armyinform.com.ua/2023/04/21/syly-oborony-likviduvaly-ponad-600-okupantiv-znyshhyly-8-bpla-ta-6-bbm/" text:style-name="Internet_20_link" text:visited-style-name="Visited_20_Internet_20_Link">
https://armyinform.com.ua/2023/04/21/syly-oborony-likviduvaly-ponad-600-okupantiv-znyshhyly-8-bpla-ta-6-bbm/</text:a>
</text:p>
      <!--NEWS-->
      <text:h text:style-name="P10" text:outline-level="1">
<text:span text:style-name="T4">
У Координаційному штабі відбулася зустріч із родинами морпіхів</text:span>
</text:h>
      <text:p text:style-name="P4">
Author: ['АРМІЯINFORM']</text:p>
      <text:p text:style-name="P4">
Time: 2023-04-21T38:00:00-04:00</text:p>
      <text:p text:style-name="P4">
Description: У Координаційному штабі з питань поводження з військовополоненими відбулася зустріч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4/photo_5912416057023377510_w.jpg" text:style-name="Internet_20_link" text:visited-style-name="Visited_20_Internet_20_Link">
photo_5912416057023377510_w.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241" text:anchor-type="as-char" svg:width="6.9236in" svg:height="4.312067in" draw:z-index="0">
<draw:image xlink:href="../Images/AРМІЯINFORM/2023-04-21T38-00-00-04-00/z1678801384a237i.jpg" xlink:type="simple" xlink:show="embed" xlink:actuate="onLoad" draw:mime-type="image/jpeg"/>
</draw:frame>
</text:p>
      <text:p text:style-name="P4">
У Координаційному штабі з питань поводження з військовополоненими відбуласязустріч із родинами військовослужбовців окремої бригади морської піхоти іменіконтрадмірала Михайла Білинського.</text:p>
      <text:p text:style-name="P4">
Про це Координаційний штаб <text:a xlink:type="simple" xlink:href="https://t.me/Koord_shtab/869" text:style-name="Internet_20_link" text:visited-style-name="Visited_20_Internet_20_Link">
повідомляє</text:a>
 насвоєму офіційному Telegram-каналі.</text:p>
      <text:p text:style-name="P4">
Близькі висловили стурбованість через інформацію про умови утриманнявійськовослужбовців у полоні.</text:p>
      <text:p text:style-name="P4">
«Тих, хто повернувся з неволі, опитують правоохоронці, — зазначив представникКоординаційного штабу. — Ці свідчення ляжуть в основу міжнародних позовів доросії та до кожного, хто знущався над нашими бранцями».</text:p>
      <text:p text:style-name="P4">
Також на зустрічі підняли тему реабілітації та лікування захисників ізахисниць після повернення з неволі: багато аспектів потребують вдосконалення.Крім того, розглянули можливі способи збору інформації про військовослужбовціву неволі.</text:p>
      <text:p text:style-name="P4">
«Це надзвичайно важливо для досягнення нашої спільної мети — поверненнякожного українця з полону», — додали в Штабі.</text:p>
      <text:p text:style-name="P4">
<draw:frame draw:style-name="fr1" draw:name="Image242" text:anchor-type="as-char" svg:width="6.9236in" svg:height="4.615733in" draw:z-index="0">
<draw:image xlink:href="../Images/AРМІЯINFORM/2023-04-21T38-00-00-04-00/photo_5912416057023377510_w.jpg" xlink:type="simple" xlink:show="embed" xlink:actuate="onLoad" draw:mime-type="image/jpeg"/>
</draw:frame>
</text:p>
      <text:p text:style-name="P4">
Source: <text:a xlink:type="simple" xlink:href="https://armyinform.com.ua/2023/04/21/u-koordynaczijnomu-shtabi-vidbulasya-zustrich-iz-rodynamy-morpihiv/" text:style-name="Internet_20_link" text:visited-style-name="Visited_20_Internet_20_Link">
https://armyinform.com.ua/2023/04/21/u-koordynaczijnomu-shtabi-vidbulasya-zustrich-iz-rodynamy-morpihiv/</text:a>
</text:p>
      <!--NEWS-->
      <text:h text:style-name="P10" text:outline-level="1">
<text:span text:style-name="T4">
Президенти США та Франції провели телефонну розмову — підтвердили непохитну підтримку України</text:span>
</text:h>
      <text:p text:style-name="P4">
Author: ['АРМІЯINFORM']</text:p>
      <text:p text:style-name="P4">
Time: 2023-04-21T39:00:00-04:00</text:p>
      <text:p text:style-name="P4">
Description: Президент США Джозеф Байден мав телефонну розмову з французьким колегою Емманюел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iden_macron.jpg" text:style-name="Internet_20_link" text:visited-style-name="Visited_20_Internet_20_Link">
biden_macron.jpg</text:a>
']</text:p>
      <text:p text:style-name="P4">
Tags: ['ДЖО БАЙДЕН', 'ЕММАНЮЕЛЬ МАКРОН', 'СВІТ ПІДТРИМУЄ УКРАЇНУ']</text:p>
      <text:p text:style-name="P4">
Category: News</text:p>
      <!--METADATA-->
      <text:p text:style-name="P4">
<draw:frame draw:style-name="fr1" draw:name="Image243" text:anchor-type="as-char" svg:width="6.9236in" svg:height="3.894525in" draw:z-index="0">
<draw:image xlink:href="../Images/AРМІЯINFORM/2023-04-21T39-00-00-04-00/biden_macron.jpg" xlink:type="simple" xlink:show="embed" xlink:actuate="onLoad" draw:mime-type="image/jpeg"/>
</draw:frame>
</text:p>
      <text:p text:style-name="P4">
Президент США Джозеф Байден мав телефонну розмову з французьким колегоюЕмманюелем Макроном.</text:p>
      <text:p text:style-name="P4">
Про це <text:a xlink:type="simple" xlink:href="https://www.whitehouse.gov/briefing-room/statements-releases/2023/04/20/readout-of-president-joe-bidens-call-with-president-emmanuel-macron-of-france-3/" text:style-name="Internet_20_link" text:visited-style-name="Visited_20_Internet_20_Link">
повідомляє</text:a>
 пресслужба Білого дому.</text:p>
      <text:p text:style-name="P4">
У розмові лідери країн підтвердили свою непохитну підтримку України в умовахжорстокої агресії росії.</text:p>
      <text:p text:style-name="P4">
Два лідери також обговорили нещодавню поїздку Президента Макрона до КитайськоїНародної Республіки та їхні поточні зусилля з просування безпеки, спільнихцінностей і заснованого на правилах міжнародного порядку в Індійсько-Тихоокеанському регіоні.</text:p>
      <text:p text:style-name="P4">
Source: <text:a xlink:type="simple" xlink:href="https://armyinform.com.ua/2023/04/21/prezydenty-ssha-ta-francziyi-provely-telefonnu-rozmovu-pidtverdyly-nepohytnu-pidtrymku-ukrayiny/" text:style-name="Internet_20_link" text:visited-style-name="Visited_20_Internet_20_Link">
https://armyinform.com.ua/2023/04/21/prezydenty-ssha-ta-francziyi-provely-telefonnu-rozmovu-pidtverdyly-nepohytnu-pidtrymku-ukrayiny/</text:a>
</text:p>
      <!--NEWS-->
      <text:h text:style-name="P10" text:outline-level="1">
<text:span text:style-name="T4">
Сили ППО ЗСУ вночі знищили 8 Shahed-136/131</text:span>
</text:h>
      <text:p text:style-name="P4">
Author: ['АРМІЯINFORM']</text:p>
      <text:p text:style-name="P4">
Time: 2023-04-21T40:00:00-04:00</text:p>
      <text:p text:style-name="P4">
Description: Сьогодні, 21 квітня, російські окупаційні війська атакували Україну з північного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drony-1.jpg" text:style-name="Internet_20_link" text:visited-style-name="Visited_20_Internet_20_Link">
drony-1.jpg</text:a>
']</text:p>
      <text:p text:style-name="P4">
Tags: ['SHAHED-136/131', 'STOPRUSSIA', 'АГРЕСІЯ РФ', 'ВТОРГНЕННЯ РФ', 'КОМАНДУВАННЯ ПОВІТРЯНИХ СИЛ ЗСУ']</text:p>
      <text:p text:style-name="P4">
Category: News</text:p>
      <!--METADATA-->
      <text:p text:style-name="P4">
<draw:frame draw:style-name="fr1" draw:name="Image244" text:anchor-type="as-char" svg:width="6.9236in" svg:height="3.894525in" draw:z-index="0">
<draw:image xlink:href="../Images/AРМІЯINFORM/2023-04-21T40-00-00-04-00/drony-1.jpg" xlink:type="simple" xlink:show="embed" xlink:actuate="onLoad" draw:mime-type="image/jpeg"/>
</draw:frame>
Ілюстративне фото</text:p>
      <text:p text:style-name="P4">
Сьогодні, 21 квітня, російські окупаційні війська атакували Україну зпівнічного напрямку (Брянська область) ударними дронами-камікадзе. Окупантизастосували до 12 ударних дронів Shahed-136/131.</text:p>
      <text:p text:style-name="P4">
Про це <text:a xlink:type="simple" xlink:href="https://t.me/kpszsu/2479" text:style-name="Internet_20_link" text:visited-style-name="Visited_20_Internet_20_Link">
повідомляє</text:a>
 Командування Повітряних Сил ЗСУ.</text:p>
      <text:p text:style-name="P4">
Силами та засобами протиповітряної оборони повітряного командування «Центр»Повітряних Сил у взаємодії з ППО Сухопутних військ ЗС України знищено вісім«шахедів».</text:p>
      <text:p text:style-name="P4">
Source: <text:a xlink:type="simple" xlink:href="https://armyinform.com.ua/2023/04/21/syly-ppo-zsu-vnochi-znyshhyly-8-shahed-136-131/" text:style-name="Internet_20_link" text:visited-style-name="Visited_20_Internet_20_Link">
https://armyinform.com.ua/2023/04/21/syly-ppo-zsu-vnochi-znyshhyly-8-shahed-136-131/</text:a>
</text:p>
      <!--NEWS-->
      <text:h text:style-name="P10" text:outline-level="1">
<text:span text:style-name="T4">
В Україні хвилина мовчання</text:span>
</text:h>
      <text:p text:style-name="P4">
Author: ['АРМІЯINFORM']</text:p>
      <text:p text:style-name="P4">
Time: 2023-04-21T41: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5" text:anchor-type="as-char" svg:width="6.9236in" svg:height="3.895992in" draw:z-index="0">
<draw:image xlink:href="../Images/AРМІЯINFORM/2023-04-21T41-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1/v-ukrayini-hvylyna-movchannya/" text:style-name="Internet_20_link" text:visited-style-name="Visited_20_Internet_20_Link">
https://armyinform.com.ua/2023/04/21/v-ukrayini-hvylyna-movchannya/</text:a>
</text:p>
      <!--NEWS-->
      <text:h text:style-name="P10" text:outline-level="1">
<text:span text:style-name="T4">
Естонія оголосила про новий пакет військової допомоги для України</text:span>
</text:h>
      <text:p text:style-name="P4">
Author: ['АРМІЯINFORM']</text:p>
      <text:p text:style-name="P4">
Time: 2023-04-21T42:00:00-04:00</text:p>
      <text:p text:style-name="P4">
Description: Уряд Естонії схвалив новий пакет військової допомоги для України, до якого увійд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creenshot_3-gigapixel-height-900px-2-1-e1682056836114.jpg" text:style-name="Internet_20_link" text:visited-style-name="Visited_20_Internet_20_Link">
screenshot_3-gigapixel-height-900px-2-1-e1682056836114.jpg</text:a>
']</text:p>
      <text:p text:style-name="P4">
Tags: ['БОЄПРИПАСИ ДЛЯ УКРАЇНИ', 'ДОПОМОГА ПАРТНЕРІВ', 'ДОПОМОГА УКРАЇНИ', 'ЕСТОНІЯ', 'СВІТ ПІДТРИМУЄ УКРАЇНУ']</text:p>
      <text:p text:style-name="P4">
Category: News</text:p>
      <!--METADATA-->
      <text:p text:style-name="P4">
<draw:frame draw:style-name="fr1" draw:name="Image246" text:anchor-type="as-char" svg:width="6.9236in" svg:height="4.166414in" draw:z-index="0">
<draw:image xlink:href="../Images/AРМІЯINFORM/2023-04-21T42-00-00-04-00/screenshot_3-gigapixel-height-900px-2-1-e1682056836114.jpg" xlink:type="simple" xlink:show="embed" xlink:actuate="onLoad" draw:mime-type="image/jpeg"/>
</draw:frame>
</text:p>
      <text:p text:style-name="P4">
Уряд Естонії схвалив новий пакет військової допомоги для України, до якогоувійдуть, зокрема, артилерійські боєприпаси 155 мм калібру.</text:p>
      <text:p text:style-name="P4">
Про це<text:a xlink:type="simple" xlink:href="https://twitter.com/HPevkur/status/1649057074553450498" text:style-name="Internet_20_link" text:visited-style-name="Visited_20_Internet_20_Link">
написав</text:a>
міністр оборони Естонії Ханно Певкур у Твіттер.</text:p>
      <text:p text:style-name="P4">
Черговий пакет допомоги, яку надає Естонія, складається зі 155 міліметровихснарядів. Крім того, Естонія передасть Збройним Силам України прилади нічногобачення і боєприпаси до стрілецької зброї.</text:p>
      <text:p text:style-name="P4">
«Ініціатива Естонії направити в Україну 1 млн снарядів пройшла узгодження вЄвросоюзі з безпрецедентною швидкістю, і тепер Україні потрібні швидкіпрактичні рішення з боку європейських союзників», — зазначив Ханно Певкур.</text:p>
      <text:p text:style-name="P4">
Він повідомив, що сьогодні, 21 квітня, у рамках зустрічі у форматі «Рамштайн»зустрінеться з Міністром оборони України Олексієм Резніковим, з якимобговорить, як і чим іще Естонія може допомогти Україні.</text:p>
      <text:p text:style-name="P4">
Source: <text:a xlink:type="simple" xlink:href="https://armyinform.com.ua/2023/04/21/estoniya-ogolosyla-pro-novyj-paket-vijskovoyi-dopomogy-dlya-ukrayiny/" text:style-name="Internet_20_link" text:visited-style-name="Visited_20_Internet_20_Link">
https://armyinform.com.ua/2023/04/21/estoniya-ogolosyla-pro-novyj-paket-vijskovoyi-dopomogy-dlya-ukrayiny/</text:a>
</text:p>
      <!--NEWS-->
      <text:h text:style-name="P10" text:outline-level="1">
<text:span text:style-name="T4">
Австрія заморозила активи росії майже на 2 млрд євро</text:span>
</text:h>
      <text:p text:style-name="P4">
Author: ['АРМІЯINFORM']</text:p>
      <text:p text:style-name="P4">
Time: 2023-04-21T43:00:00-04:00</text:p>
      <text:p text:style-name="P4">
Description: Австрія підтримує санкції проти росії, запроваджені Європейським Союзом і Сполуче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2f005d5bd63fbc0-1.jpg" text:style-name="Internet_20_link" text:visited-style-name="Visited_20_Internet_20_Link">
42f005d5bd63fbc0-1.jpg</text:a>
']</text:p>
      <text:p text:style-name="P4">
Tags: ['АВСТРІЯ', 'АНТИРОСІЙСЬКІ САНКЦІЇ', 'ВОЄННИЙ СТАН', 'КРАХ РОСІЙСЬКОЇ ЕКОНОМІКИ', 'ПІДТРИМКА УКРАЇНИ']</text:p>
      <text:p text:style-name="P4">
Category: News</text:p>
      <!--METADATA-->
      <text:p text:style-name="P4">
<draw:frame draw:style-name="fr1" draw:name="Image247" text:anchor-type="as-char" svg:width="6.9236in" svg:height="2.772928in" draw:z-index="0">
<draw:image xlink:href="../Images/AРМІЯINFORM/2023-04-21T43-00-00-04-00/42f005d5bd63fbc0-1.jpg" xlink:type="simple" xlink:show="embed" xlink:actuate="onLoad" draw:mime-type="image/jpeg"/>
</draw:frame>
</text:p>
      <text:p text:style-name="P4">
Австрія підтримує санкції проти росії, запроваджені Європейським Союзом іСполученими Штатами Америки, та з початку широкомасштабної війни заморозиламайже 2 мільярди євро фінансових активів.</text:p>
      <text:p text:style-name="P4">
Про це<text:a xlink:type="simple" xlink:href="https://twitter.com/magnusbrunner/status/1648961908517511168" text:style-name="Internet_20_link" text:visited-style-name="Visited_20_Internet_20_Link">
повідомив</text:a>
міністр фінансів Австрії Магнус Бруннер у Твіттері.</text:p>
      <text:p text:style-name="P4">
«Я прийняв у Відні заступника міністра фінансів США з питань боротьби зтероризмом і відмиванням грошей Браяна Нельсона. Ця зустріч є особливою. Підчас війни рф проти України стратегічні відносини між ЄС та США мають великезначення», — йдеться у повідомленні.</text:p>
      <text:p text:style-name="P4">
Він додав, що ефективне застосування санкцій проти росії в інтересах Австрії,Європи та США.</text:p>
      <text:p text:style-name="P4">
«Ми підтримуємо санкції Заходу проти агресора та заморозили майже 2 мільярдиєвро фінансових активів з початку війни», — зазначив Магнус Бруннер.</text:p>
      <text:p text:style-name="P4">
Source: <text:a xlink:type="simple" xlink:href="https://armyinform.com.ua/2023/04/21/avstriya-zamorozyla-aktyvy-rosiyi-majzhe-na-2-mlrd-yevro/" text:style-name="Internet_20_link" text:visited-style-name="Visited_20_Internet_20_Link">
https://armyinform.com.ua/2023/04/21/avstriya-zamorozyla-aktyvy-rosiyi-majzhe-na-2-mlrd-yevro/</text:a>
</text:p>
      <!--NEWS-->
      <text:h text:style-name="P10" text:outline-level="1">
<text:span text:style-name="T4">
Армійка Алла Белінська — віцечемпіонка Європи з боротьби</text:span>
</text:h>
      <text:p text:style-name="P4">
Author: ['АРМІЯINFORM']</text:p>
      <text:p text:style-name="P4">
Time: 2023-04-21T44:00:00-04:00</text:p>
      <text:p text:style-name="P4">
Description: На чемпіонаті Європи з боротьби, який відбувся у хорватському Загребі, арм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22961_253886793712217_6497639390628025878_n.jpg" text:style-name="Internet_20_link" text:visited-style-name="Visited_20_Internet_20_Link">
342822961_253886793712217_6497639390628025878_n.jpg</text:a>
']</text:p>
      <text:p text:style-name="P4">
Tags: ['АЛЛА БЕЛІНСЬКА', 'АРМІЙСЬКИЙ СПОРТ', 'БОРОТЬБА']</text:p>
      <text:p text:style-name="P4">
Category: News</text:p>
      <!--METADATA-->
      <text:p text:style-name="P4">
<draw:frame draw:style-name="fr1" draw:name="Image248" text:anchor-type="as-char" svg:width="6.9236in" svg:height="3.956343in" draw:z-index="0">
<draw:image xlink:href="../Images/AРМІЯINFORM/2023-04-21T44-00-00-04-00/342822961_253886793712217_6497639390628025878_n.jpg" xlink:type="simple" xlink:show="embed" xlink:actuate="onLoad" draw:mime-type="image/jpeg"/>
</draw:frame>
</text:p>
      <text:p text:style-name="P4">
На чемпіонаті Європи з боротьби, який відбувся у хорватському Загребі,армійська спортсменка Алла Белінська стала віцечемпіонкою Європи з боротьби.</text:p>
      <text:p text:style-name="P4">
Про це<text:a xlink:type="simple" xlink:href="https://www.facebook.com/100057354495081/posts/726816182573525/" text:style-name="Internet_20_link" text:visited-style-name="Visited_20_Internet_20_Link">
інформує</text:a>
Центральний спортивний клуб ЗС України.</text:p>
      <text:p text:style-name="P4">
У фіналі у ваговій категорії до 68 кг Алла здобула «срібло».</text:p>
      <text:p text:style-name="P4">
Зазначимо, що 1/2 фіналу вона здобула перемогу над чемпіонкою Європи-2021француженкою Кумбою Ларрок.</text:p>
      <text:p text:style-name="P4">
Source: <text:a xlink:type="simple" xlink:href="https://armyinform.com.ua/2023/04/21/armijka-alla-belinska-viczechempionka-yevropy-z-borotby/" text:style-name="Internet_20_link" text:visited-style-name="Visited_20_Internet_20_Link">
https://armyinform.com.ua/2023/04/21/armijka-alla-belinska-viczechempionka-yevropy-z-borotby/</text:a>
</text:p>
      <!--NEWS-->
      <text:h text:style-name="P10" text:outline-level="1">
<text:span text:style-name="T4">
На східному напрямку Сили оборони знищили 123 окупанти</text:span>
</text:h>
      <text:p text:style-name="P4">
Author: ['АРМІЯINFORM']</text:p>
      <text:p text:style-name="P4">
Time: 2023-04-21T45:00:00-04:00</text:p>
      <text:p text:style-name="P4">
Description: У районі відповідальності Східного угруповання військ ворог зосереджується на вед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4.jpg" text:style-name="Internet_20_link" text:visited-style-name="Visited_20_Internet_20_Link">
bahmut-4.jpg</text:a>
']</text:p>
      <text:p text:style-name="P4">
Tags: ['STOPRUSSIA', 'АГРЕСІЯ РФ', 'ВТОРГНЕННЯ РФ', 'ГШ ЗСУ']</text:p>
      <text:p text:style-name="P4">
Category: News</text:p>
      <!--METADATA-->
      <text:p text:style-name="P4">
<draw:frame draw:style-name="fr1" draw:name="Image249" text:anchor-type="as-char" svg:width="6.9236in" svg:height="3.894525in" draw:z-index="0">
<draw:image xlink:href="../Images/AРМІЯINFORM/2023-04-21T45-00-00-04-00/bahmut-4.jpg" xlink:type="simple" xlink:show="embed" xlink:actuate="onLoad" draw:mime-type="image/jpeg"/>
</draw:frame>
</text:p>
      <text:p text:style-name="P4">
У районі відповідальності Східного угруповання військ ворог зосереджується наведенні наступальних дій на Лиманському та Бахмутському напрямках. Усьогопротивник наніс 17 авіаційних ударів, відбулось 32 бойових зіткнення, 480обстрілів позицій наших військ.</text:p>
      <text:p text:style-name="P4">
Як<text:a xlink:type="simple" xlink:href="https://www.facebook.com/GeneralStaff.ua/posts/pfbid0rh5pVSYZJ6bZWBBo6j7hSwYeAisvcu7hLZz4JrJ9foQQWRJfi69EieF9bhLpfCywl" text:style-name="Internet_20_link" text:visited-style-name="Visited_20_Internet_20_Link">
зазначили</text:a>
в ГШ ЗСУ, за минулу добу знищено <text:span text:style-name="T4">
123</text:span>
 окупанти, <text:span text:style-name="T4">
179</text:span>
 отримали поранення.</text:p>
      <text:p text:style-name="P4">
<text:span text:style-name="T4">
На Куп’янському напрямку</text:span>
 ворожих обстрілів зазнали Красне Перше,Новомлинськ, Дворічна, Западне та Берестове Харківської області.</text:p>
      <text:p text:style-name="P4">
<text:span text:style-name="T4">
На Лиманському напрямку</text:span>
 противник намагався покращити тактичне положення,вів безуспішні наступальні дії в районі Серебрянського лісництва.Артилерійських обстрілів вже вкотре зазнали Стельмахівка, Невське, Діброва іБілогорівка Луганської області та Іванівка, Верхньокам’янське та Спірне наДонеччині.</text:p>
      <text:p text:style-name="P4">
<text:span text:style-name="T4">
На Бахмутському напрямку</text:span>
 ворог продовжує вести наступальні дії. Триваютьважкі бої за місто Бахмут. Від ворожих обстрілів постраждали Васюківка,Міньківка, Залізнянське, Оріхово-Василівка, Новомаркове, Григорівка, Бахмут,Іванівське, Олександро-Шультине, Біла Гора, Дружба, Залізне, Неліпівка та Нью-Йорк Донецької області.</text:p>
      <text:p text:style-name="P4">
Source: <text:a xlink:type="simple" xlink:href="https://armyinform.com.ua/2023/04/21/na-shidnomu-napryamku-syly-oborony-znyshhyly-123-okupanta/" text:style-name="Internet_20_link" text:visited-style-name="Visited_20_Internet_20_Link">
https://armyinform.com.ua/2023/04/21/na-shidnomu-napryamku-syly-oborony-znyshhyly-123-okupanta/</text:a>
</text:p>
      <!--NEWS-->
      <text:h text:style-name="P10" text:outline-level="1">
<text:span text:style-name="T4">
Миколаївські десантники «Джавеліном» знищили російський танк Т-90 з мінним тралом</text:span>
</text:h>
      <text:p text:style-name="P4">
Author: ['АРМІЯINFORM']</text:p>
      <text:p text:style-name="P4">
Time: 2023-04-21T46:00:00-04:00</text:p>
      <text:p text:style-name="P4">
Description: Під час виконання бойового завдання повітряна розвідка українських десантників вчас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0.jpg" text:style-name="Internet_20_link" text:visited-style-name="Visited_20_Internet_20_Link">
bez-imeni-10.jpg</text:a>
']</text:p>
      <text:p text:style-name="P4">
Tags: ['ДШВ ЗСУ', 'МИКОЛАЇВСЬКІ ДЕСАНТНИКИ', 'Т-90М', 'ХРОНІКА ОБОРОНИ']</text:p>
      <text:p text:style-name="P4">
Category: News</text:p>
      <!--METADATA-->
      <text:p text:style-name="P4">
<draw:frame draw:style-name="fr1" draw:name="Image250" text:anchor-type="as-char" svg:width="6.9236in" svg:height="3.9753in" draw:z-index="0">
<draw:image xlink:href="../Images/AРМІЯINFORM/2023-04-21T46-00-00-04-00/bez-imeni-10.jpg" xlink:type="simple" xlink:show="embed" xlink:actuate="onLoad" draw:mime-type="image/jpeg"/>
</draw:frame>
</text:p>
      <text:p text:style-name="P4">
Під час виконання бойового завдання повітряна розвідка українських десантниківвчасно виявила висування противника з метою створення проходів у мінних полях.Їм на заваді встали військовослужбовці окремої десантно-штурмової бригадиМиколаєва Десантно-штурмових військ ЗС України.</text:p>
      <text:p text:style-name="P4">
Про це <text:a xlink:type="simple" xlink:href="https://fb.watch/k1Wlm32rBs/" text:style-name="Internet_20_link" text:visited-style-name="Visited_20_Internet_20_Link">
повідомляє</text:a>
 служба зв’язків згромадськістю Командування Десантно-штурмових військ Збройних Сил України.</text:p>
      <text:p text:style-name="P4">
«У бойову готовність були оперативно приведені протитанкові розрахунки.Влучним пуском з ПТРК Javelin танк російських окупантів Т-90 було знищеноразом з екіпажем», — йдеться в повідомленні.</text:p>
      <text:p text:style-name="P4">
Source: <text:a xlink:type="simple" xlink:href="https://armyinform.com.ua/2023/04/21/mykolayivski-desantnyky-dzhavelinom-znyshhyly-rosijskyj-tank-t-90-z-minnym-tralom/" text:style-name="Internet_20_link" text:visited-style-name="Visited_20_Internet_20_Link">
https://armyinform.com.ua/2023/04/21/mykolayivski-desantnyky-dzhavelinom-znyshhyly-rosijskyj-tank-t-90-z-minnym-tralom/</text:a>
</text:p>
      <!--NEWS-->
      <text:h text:style-name="P10" text:outline-level="1">
<text:span text:style-name="T4">
Південна Корея виділяє $230 мільйонів допомоги Україні</text:span>
</text:h>
      <text:p text:style-name="P4">
Author: ['АРМІЯINFORM']</text:p>
      <text:p text:style-name="P4">
Time: 2023-04-21T47:00:00-04:00</text:p>
      <text:p text:style-name="P4">
Description: Південна Корея засудила російську агресію в Україні та виділяє 230 мільйонів дол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rea.jpg" text:style-name="Internet_20_link" text:visited-style-name="Visited_20_Internet_20_Link">
korea.jpg</text:a>
']</text:p>
      <text:p text:style-name="P4">
Tags: ['STOPRUSSIA', 'ДОПОМОГА ПАРТНЕРІВ', 'ПІВДЕННА КОРЕЯ', 'СВІТ ПІДТРИМУЄ УКРАЇНУ']</text:p>
      <text:p text:style-name="P4">
Category: News</text:p>
      <!--METADATA-->
      <text:p text:style-name="P4">
<draw:frame draw:style-name="fr1" draw:name="Image251" text:anchor-type="as-char" svg:width="6.9236in" svg:height="3.894525in" draw:z-index="0">
<draw:image xlink:href="../Images/AРМІЯINFORM/2023-04-21T47-00-00-04-00/korea.jpg" xlink:type="simple" xlink:show="embed" xlink:actuate="onLoad" draw:mime-type="image/jpeg"/>
</draw:frame>
</text:p>
      <text:p text:style-name="P4">
Південна Корея засудила російську агресію в Україні та виділяє 230 мільйонівдоларів допомоги.</text:p>
      <text:p text:style-name="P4">
Про це за результатами зустрічі із Надзвичайним і Повноважним ПосломРеспубліки Корея в Україні Кім Хьонг<text:a xlink:type="simple" xlink:href="https://t.me/otkachenkokyiv/3439" text:style-name="Internet_20_link" text:visited-style-name="Visited_20_Internet_20_Link">
заявив</text:a>
 міністр культури таінформаційної політики України Олександр Ткаченко.</text:p>
      <text:p text:style-name="P4">
«Під час зустрічі говорили, перш за все, про те, як використовувати корейськіпередові технології для промоції української культури. Південна Корея —інноваційна країна, тож її досвід для нас є дуже актуальним. Це стосуєтьсяроботи з технологіями в сфері культури та мистецтва, кіноіндустрії, зокремащодо створення серіалів, та функціонування K-pop культури», — зазначивОлександр Ткаченко.</text:p>
      <text:p text:style-name="P4">
Нагадаємо, раніше президент Південної Кореї Юн Сук Йоль<text:a xlink:type="simple" xlink:href="https://armyinform.com.ua/2023/04/20/sankcziyi-proty-rosijskoyi-federacziyi-stanom-na-20-kvitnya/" text:style-name="Internet_20_link" text:visited-style-name="Visited_20_Internet_20_Link">
заявив</text:a>
, що Сеул може розширити свою підтримкуУкраїни і вийти за межі гуманітарної та економічної допомоги.</text:p>
      <text:p text:style-name="P4">
Source: <text:a xlink:type="simple" xlink:href="https://armyinform.com.ua/2023/04/21/pivdenna-koreya-vydilyaye-230-miljoniv-dopomogy-ukrayini/" text:style-name="Internet_20_link" text:visited-style-name="Visited_20_Internet_20_Link">
https://armyinform.com.ua/2023/04/21/pivdenna-koreya-vydilyaye-230-miljoniv-dopomogy-ukrayini/</text:a>
</text:p>
      <!--NEWS-->
      <text:h text:style-name="P10" text:outline-level="1">
<text:span text:style-name="T4">
Глава держави закликав парламент Мексики стати співтворцем перемоги над злом</text:span>
</text:h>
      <text:p text:style-name="P4">
Author: ['АРМІЯINFORM']</text:p>
      <text:p text:style-name="P4">
Time: 2023-04-21T48:00:00-04:00</text:p>
      <text:p text:style-name="P4">
Description: Президент України Володимир Зеленський звернувся до парламенту й народу Мексик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8f3359b26206cf84e164ce28b8bd04e_1682022892_extra_large.jpeg" text:style-name="Internet_20_link" text:visited-style-name="Visited_20_Internet_20_Link">
78f3359b26206cf84e164ce28b8bd04e_1682022892_extra_large.jpeg</text:a>
']</text:p>
      <text:p text:style-name="P4">
Tags: ['STOPRUSSIA', 'АГРЕСІЯ РФ', 'ВОЛОДИМИР ЗЕЛЕНСЬКИЙ', 'ПАРЛАМЕНТ МЕКСИКИ', 'ПРЕЗИДЕНТ УКРАЇНИ']</text:p>
      <text:p text:style-name="P4">
Category: News</text:p>
      <!--METADATA-->
      <text:p text:style-name="P4">
<draw:frame draw:style-name="fr1" draw:name="Image252" text:anchor-type="as-char" svg:width="6.9236in" svg:height="4.617948in" draw:z-index="0">
<draw:image xlink:href="../Images/AРМІЯINFORM/2023-04-21T48-00-00-04-00/78f3359b26206cf84e164ce28b8bd04e_1682022892_extra_large.jpeg" xlink:type="simple" xlink:show="embed" xlink:actuate="onLoad" draw:mime-type="image/jpeg"/>
</draw:frame>
</text:p>
      <text:p text:style-name="P4">
Президент України Володимир Зеленський звернувся до парламенту й народуМексики з закликом долучитися до реалізації до української формули миру, асаме до конкретних пунктів формули і стати співтворцем перемоги над злом.</text:p>
      <text:p text:style-name="P4">
Про це <text:a xlink:type="simple" xlink:href="https://www.president.gov.ua/news/mir-maye-stati-bezalternativnim-same-tomu-zlo-maye-prograti-82401" text:style-name="Internet_20_link" text:visited-style-name="Visited_20_Internet_20_Link">
повідомляє</text:a>
 Офіс Президента України.</text:p>
      <text:p text:style-name="P4">
«Світ і наше прагнення миру сильніші, ніж будь-який агресор! Українськаформула миру звернена передусім до світу, і в цьому її сила. Вона звернена довсіх, хто може долучитися до реалізації конкретних пунктів формули і статиспівтворцем перемоги над злом — співтворцем миру», — закликав ПрезидентУкраїни.</text:p>
      <text:p text:style-name="P4">
Україна звертається до світу за підтримкою, тому що мир має статибезальтернативним, а саме тому зло має програти.</text:p>
      <text:p text:style-name="P4">
«Ми закликаємо всі сумлінні держави приєднатися до глобальних зусиль щодореалізації української формули миру. Запрошую вас обрати, який пункт формулимиру дає Мексиці змогу проявити лідерство. Щиро бажаю вам миру! Запрошую разомпрацювати заради безпеки наших народів і безпеки світу загалом», — наголосивВолодимир Зеленський.</text:p>
      <text:p text:style-name="P4">
Source: <text:a xlink:type="simple" xlink:href="https://armyinform.com.ua/2023/04/21/glava-derzhavy-zaklykav-parlament-meksyky-staty-spivtvorczem-peremogy-nad-zlom/" text:style-name="Internet_20_link" text:visited-style-name="Visited_20_Internet_20_Link">
https://armyinform.com.ua/2023/04/21/glava-derzhavy-zaklykav-parlament-meksyky-staty-spivtvorczem-peremogy-nad-zlom/</text:a>
</text:p>
      <!--NEWS-->
      <text:h text:style-name="P10" text:outline-level="1">
<text:span text:style-name="T4">
Минулої доби російські війська обстріляли 107 населених пунктів України</text:span>
</text:h>
      <text:p text:style-name="P4">
Author: ['АРМІЯINFORM']</text:p>
      <text:p text:style-name="P4">
Time: 2023-04-21T49: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6855585699776183_y.jpg" text:style-name="Internet_20_link" text:visited-style-name="Visited_20_Internet_20_Link">
photo_5336855585699776183_y.jpg</text:a>
']</text:p>
      <text:p text:style-name="P4">
Tags: ['MILITARY MEDIA CENTER', 'STOPRUSSIA']</text:p>
      <text:p text:style-name="P4">
Category: News</text:p>
      <!--METADATA-->
      <text:p text:style-name="P4">
<draw:frame draw:style-name="fr1" draw:name="Image253" text:anchor-type="as-char" svg:width="6.9236in" svg:height="5.109433in" draw:z-index="0">
<draw:image xlink:href="../Images/AРМІЯINFORM/2023-04-21T49-00-00-04-00/photo_5336855585699776183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11 областейУкраїни.</text:p>
      <text:p text:style-name="P4">
Про це <text:a xlink:type="simple" xlink:href="https://t.me/militarymediacenter/1754" text:style-name="Internet_20_link" text:visited-style-name="Visited_20_Internet_20_Link">
інформує</text:a>
 Military MediaCenter.</text:p>
      <text:p text:style-name="P4">
«Загалом із різних видів озброєння (стрілецька зброя, гранатомети, міномети,танки, артилерія, РСЗВ, ЗРК “С-300”, ударні БПЛА, тактична авіація) здійсненообстріли 107 населених пунктів, підтверджено ураження 34 об’єктівінфраструктури», — йдеться в повідомленні.</text:p>
      <text:p text:style-name="P4">
Є загиблі та поранені серед цивільних, кількість жертв уточнюється.</text:p>
      <text:p text:style-name="P4">
Source: <text:a xlink:type="simple" xlink:href="https://armyinform.com.ua/2023/04/21/mynuloyi-doby-rosijski-vijska-obstrilyaly-107-naselenyh-punktiv-ukrayiny/" text:style-name="Internet_20_link" text:visited-style-name="Visited_20_Internet_20_Link">
https://armyinform.com.ua/2023/04/21/mynuloyi-doby-rosijski-vijska-obstrilyaly-107-naselenyh-punktiv-ukrayiny/</text:a>
</text:p>
      <!--NEWS-->
      <text:h text:style-name="P10" text:outline-level="1">
<text:span text:style-name="T4">
Олексій Резніков і Ллойд Остін зустрілися перед засіданням у форматі «Рамштайн»</text:span>
</text:h>
      <text:p text:style-name="P4">
Author: ['АРМІЯINFORM']</text:p>
      <text:p text:style-name="P4">
Time: 2023-04-21T50:00:00-04:00</text:p>
      <text:p text:style-name="P4">
Description: Міністр оборони США Ллойд Остін перед початком чергового засідання Контактної груп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stin.jpg" text:style-name="Internet_20_link" text:visited-style-name="Visited_20_Internet_20_Link">
ostin.jpg</text:a>
']</text:p>
      <text:p text:style-name="P4">
Tags: ['STOPRUSSIA', 'АГРЕСІЯ РФ', 'ЛЛОЙД ОСТІН', 'ОЛЕКСІЙ РЕЗНІКОВ']</text:p>
      <text:p text:style-name="P4">
Category: News</text:p>
      <!--METADATA-->
      <text:p text:style-name="P4">
<draw:frame draw:style-name="fr1" draw:name="Image254" text:anchor-type="as-char" svg:width="6.9236in" svg:height="3.894525in" draw:z-index="0">
<draw:image xlink:href="../Images/AРМІЯINFORM/2023-04-21T50-00-00-04-00/ostin.jpg" xlink:type="simple" xlink:show="embed" xlink:actuate="onLoad" draw:mime-type="image/jpeg"/>
</draw:frame>
</text:p>
      <text:p text:style-name="P4">
Міністр оборони США Ллойд Остін перед початком чергового засідання Контактноїгрупи з питань оборони України у форматі «Рамштайн» зустрівся з Міністромоборони України Олексієм Резніковим.</text:p>
      <text:p text:style-name="P4">
«Завжди приємно спілкуватися з моїм хорошим другом і українським колегоюОлексієм Резніковим», — написав Ллойд Остін в<text:a xlink:type="simple" xlink:href="https://twitter.com/SecDef/status/1649306224268124160" text:style-name="Internet_20_link" text:visited-style-name="Visited_20_Internet_20_Link">
Twitter</text:a>
.</text:p>
      <text:p text:style-name="P4">
Він нагадав, що за рік функціонування групи Україні надали величезніможливості.</text:p>
      <text:p text:style-name="P4">
«Ми підтримуватимемо Україну стільки, скільки потрібно», — резюмував главаПентагону.</text:p>
      <text:p text:style-name="Quotations">

<text:p text:style-name="P4">
It’s always a pleasure to speak with my good friend &amp; 🇺🇦 counterpart&gt;
 <text:a xlink:type="simple" xlink:href="https://twitter.com/oleksiireznikov" text:style-name="Internet_20_link" text:visited-style-name="Visited_20_Internet_20_Link">
@oleksiireznikov</text:a>
.&gt;
 Over the past year, members of the Ukraine Defense Contact Group have&gt;
 provided tremendous capabilities to Ukraine. We will support them for as&gt;
 long as it takes. <text:a xlink:type="simple" xlink:href="https://t.co/SlEbwehOr3" text:style-name="Internet_20_link" text:visited-style-name="Visited_20_Internet_20_Link">
pic.twitter.com/SlEbwehOr3</text:a>
&gt;
&gt;
 -- Secretary of Defense Lloyd J. Austin III (@SecDef) <text:a xlink:type="simple" xlink:href="https://twitter.com/SecDef/status/1649306224268124160" text:style-name="Internet_20_link" text:visited-style-name="Visited_20_Internet_20_Link">
April 21,&gt;
 2023</text:a>
</text:p>

</text:p>
      <text:p text:style-name="P4">
Source: <text:a xlink:type="simple" xlink:href="https://armyinform.com.ua/2023/04/21/oleksij-reznikov-i-llojd-ostin-zustrilysya-pered-zasidannyam-u-formati-ramshtajn/" text:style-name="Internet_20_link" text:visited-style-name="Visited_20_Internet_20_Link">
https://armyinform.com.ua/2023/04/21/oleksij-reznikov-i-llojd-ostin-zustrilysya-pered-zasidannyam-u-formati-ramshtajn/</text:a>
</text:p>
      <!--NEWS-->
      <text:h text:style-name="P10" text:outline-level="1">
<text:span text:style-name="T4">
Круглий стіл «Особливості роботи з повернутими із полону військовими та розшук зниклих безвісти»</text:span>
</text:h>
      <text:p text:style-name="P4">
Author: ['АРМІЯINFORM']</text:p>
      <text:p text:style-name="P4">
Time: 2023-04-21T51:00:00-04:00</text:p>
      <text:p text:style-name="P4">
Description: https://www.youtube.com/watch?v=X1J3RAALHL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text:p>
      <text:p text:style-name="P4">
Category: News</text:p>
      <!--METADATA-->
      <text:p text:style-name="P4">
Source: <text:a xlink:type="simple" xlink:href="https://armyinform.com.ua/2023/04/21/kruglyj-stil-osoblyvosti-roboty-z-povernutymy-iz-polonu-vijskovymy-ta-rozshuk-znyklyh-bezvisty/" text:style-name="Internet_20_link" text:visited-style-name="Visited_20_Internet_20_Link">
https://armyinform.com.ua/2023/04/21/kruglyj-stil-osoblyvosti-roboty-z-povernutymy-iz-polonu-vijskovymy-ta-rozshuk-znyklyh-bezvisty/</text:a>
</text:p>
      <!--NEWS-->
      <text:h text:style-name="P10" text:outline-level="1">
<text:span text:style-name="T4">
«Головний пріоритет України — захист українського неба» — Олексій Резніков про «Рамштайн»</text:span>
</text:h>
      <text:p text:style-name="P4">
Author: ['Ольга Мосьондз']</text:p>
      <text:p text:style-name="P4">
Time: 2023-04-21T52:00:00-04:00</text:p>
      <text:p text:style-name="P4">
Description: Сьогодні, 21 квітня, на військово-повітряній базі в Німеччині розпочинається 11-т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115f98-fvuw2mmxwayxpso.jpg" text:style-name="Internet_20_link" text:visited-style-name="Visited_20_Internet_20_Link">
5115f98-fvuw2mmxwayxpso.jpg</text:a>
']</text:p>
      <text:p text:style-name="P4">
Tags: ['RAMSTEIN', 'ОЛЕКСІЙ РЕЗНІКОВ', 'РАМШТАЙН']</text:p>
      <text:p text:style-name="P4">
Category: News</text:p>
      <!--METADATA-->
      <text:p text:style-name="P4">
<draw:frame draw:style-name="fr1" draw:name="Image255" text:anchor-type="as-char" svg:width="6.9236in" svg:height="3.883237in" draw:z-index="0">
<draw:image xlink:href="../Images/AРМІЯINFORM/2023-04-21T52-00-00-04-00/5115f98-fvuw2mmxwayxpso.jpg" xlink:type="simple" xlink:show="embed" xlink:actuate="onLoad" draw:mime-type="image/jpeg"/>
</draw:frame>
</text:p>
      <text:p text:style-name="P4">
Сьогодні, 21 квітня, на військово-повітряній базі в Німеччині розпочинається11-те засідання Контактної групи з питань оборони України формату «Рамштайн»(Ramstein).</text:p>
      <text:p text:style-name="P4">
<text:span text:style-name="T4">
Він об’єднує понад 50 країн світу.</text:span>
 Очолить зустріч Контактної групи зоборони України глава Міноборони США Ллойд Остін. Чого очікує від «Рамштайну»Україна та як готувалася до неї — в огляді АрміяInform.</text:p>
      <text:h text:style-name="P12" text:outline-level="3">
<text:span text:style-name="T4">
<text:span text:style-name="T4">
Головний пріоритет —</text:span>
 <text:span text:style-name="T4">
захист українського неба</text:span>
</text:span>
</text:h>
      <text:p text:style-name="P4">
Напередодні чергового «Рамштайну» Міністр оборони України <text:span text:style-name="T4">
Олексій Резніков</text:span>
нагадав українським союзникам про необхідність сучасних винищувачів. Адже, зайого словами, головний пріоритет України — це швидке створення багаторівневоїпротиповітряної оборони, тобто <text:span text:style-name="T4">
захист українського неба</text:span>
. Про це очільникміністерства<text:a xlink:type="simple" xlink:href="https://twitter.com/oleksiireznikov/status/1648929037941612544" text:style-name="Internet_20_link" text:visited-style-name="Visited_20_Internet_20_Link">
написав</text:a>
 усвоєму <text:span text:style-name="T4">
Twitter.</text:span>
</text:p>
      <text:p text:style-name="P4">
За його словами, отримані системи ППО Patriots, IRIS-T, NASAMS, а такожвинищувачі МіГ-29 допоможуть Україні в захисті неба. Втім, це не останні крокиу створенні надійної ППО.</text:p>
      <text:p text:style-name="P4">
«Наш головний пріоритет — швидко побудувати багаторівневу систему ППО/ПРО.Патріоти, IRIS-T, NASAMS і МіГ-29 — останні, але не останні кроки на шляху доцієї мети.</text:p>
      <text:p text:style-name="P4">
Враховуючи варварську тактику Кремля, нам потрібні винищувачі НАТО. Ми часточули “ні, це неможливо”. Але <text:span text:style-name="T4">
я на власні очі бачив, як неможливе стаєможливим», — написав Олексій Резніков.</text:span>
</text:p>
      <text:p text:style-name="P4">
Також він подякував союзникам за допомогу, яка дозволила українцям узимкузберегти світло та тепло в домівках.</text:p>
      <text:p text:style-name="P4">
«Ми ніколи не забудемо, як завдяки співчуттю та допомозі наших друзів минулоїзими ми змогли зберегти світло та тепло в наших домівках», — написав ОлексійРезніков.</text:p>
      <text:p text:style-name="P4">
Нагадаємо, пріоритети України: системи ППО, зокрема, бойові літаки ОлексійРезніков системно озвучує партнерам України, зокрема ще в лютому на зустрічіміністрів оборони у Брюсселі він говорив про необхідність для України,зокрема, винищувачів F-16. Однак Міністр оборони пояснив, що, зокрема,винищувачі F-16 потребують обслуговування і великих фінансових витрат: «Цепитання прийняття прагматичного рішення, чому я вірю оптимістично, що вонобуде».</text:p>
      <text:h text:style-name="P12" text:outline-level="3">
<text:span text:style-name="T4">
<text:span text:style-name="T4">
Міноборони України напередодні «Рамштайну» провело переговори з Грецією,Кіпром, Іспанією та Румунією</text:span>
</text:span>
</text:h>
      <text:p text:style-name="P4">
Напередодні зустрічі у Рамштайні команда Міністерства оборони України за 10днів відвідала чотири країни для проведення переговорів щодо постачанняУкраїні зброї. Про це Міністр оборони України Олексій Резніков<text:a xlink:type="simple" xlink:href="https://www.facebook.com/reznikovoleksii/posts/pfbid0VNVc5WvYp5nxDbNW13556dagGjB8exqAmi26v72fvum4AjZCfYijM13k145BFyc7l" text:style-name="Internet_20_link" text:visited-style-name="Visited_20_Internet_20_Link">
написав</text:a>
у Facebook.</text:p>
      <text:p text:style-name="P4">
«Напередодні зустрічі у Рамштайні, яка буде етапною, адже цьому форматуантикремлівської коаліції виповнюється рік, відпрацювали дуже інтенсивнийвідрізок у плані міжнародних контактів. За 10 днів разом з командою відвідалиАфіни, Нікосію, Мадрид та Бухарест. Відбулися плідні зустрічі з моїми колегами— міністром оборони Греції Нікосом Панайотопулусом, міністром оборони КіпруМіхалісом Георгалласом, міністром оборони Іспанії Маргаритою Роблес, міністромоборони Румунії Ангелом Тілваром та їхніми командами.</text:p>
      <text:p text:style-name="P4">
<text:span text:style-name="T4">
Мета незмінна</text:span>
 — зброя та інші форми підтримки, які зміцнюють Сили оборониУкраїни.</text:p>
      <text:p text:style-name="P4">
Під час візитів зустрічаємося з лідерами органів представницької влади, звиробниками, з медіа. Щоб мати максимально широке коло підтримки.</text:p>
      <text:p text:style-name="P4">
<text:span text:style-name="T4">
Наші пріоритети відомі — захист неба, створення «броньованого кулака»,забезпечення боєприпасами.</text:span>
 Працюємо по різних треках», — написав ОлексійРезніков.</text:p>
      <text:h text:style-name="P12" text:outline-level="3">
<text:span text:style-name="T4">
<text:span text:style-name="T4">
Союзники хочуть брати участь у нашій перемозі</text:span>
</text:span>
</text:h>
      <text:p text:style-name="P4">
Під час візиту, зокрема до Іспанії, місцевій газеті La Razón Олексій Резніковтакож <text:a xlink:type="simple" xlink:href="https://www.larazon.es/internacional/oleksii-reznikov-amenaza-nuclear-rusia-farol_20230416643941a21b5f5b000148f561.html" text:style-name="Internet_20_link" text:visited-style-name="Visited_20_Internet_20_Link">
повідомив</text:a>
: «пріоритетдля України — система ППО, яка закриває наше небо. Я маю на увазі складнузброю, а також легшу».</text:p>
      <text:p text:style-name="P4">
«Нам потрібні нові системи, щоб порушити їхнє (росіян. — Ред.) панування вповітрі. Це можуть бути F-16, шведський Gripin або інші. Я впевнений, що ми їхотримаємо, як це сталося з бойовими танками», —<text:a xlink:type="simple" xlink:href="https://www.larazon.es/internacional/oleksii-reznikov-amenaza-nuclear-rusia-farol_20230416643941a21b5f5b000148f561.html" text:style-name="Internet_20_link" text:visited-style-name="Visited_20_Internet_20_Link">
зазначив</text:a>
 Олексій Резніков.</text:p>
      <text:p text:style-name="P4">
Він також <text:a xlink:type="simple" xlink:href="https://www.larazon.es/internacional/oleksii-reznikov-amenaza-nuclear-rusia-farol_20230416643941a21b5f5b000148f561.html" text:style-name="Internet_20_link" text:visited-style-name="Visited_20_Internet_20_Link">
зауважив</text:a>
, що«союзники хочуть брати участь у нашій перемозі», та повідомив, що під часзустрічей обговорював питання підтримки України, зокрема зброєю, адже наразі —це війна ресурсів.</text:p>
      <text:p text:style-name="P4">
«Нам потрібно більше всього, це війна ресурсів. Сьогодні я обговорював цепитання зі своєю колегою Маргаритою Роблес і з начальником штабу оборони (<text:span text:style-name="T5">
Іспанії. — Ред.</text:span>
 ). Я сказав їм, що нам потрібна додаткова підтримка, і вониобдумують варіанти, щоб запропонувати її нам без шкоди для обороноздатностіІспанії чи її обов’язків перед іншими союзниками», —<text:a xlink:type="simple" xlink:href="https://www.larazon.es/internacional/oleksii-reznikov-amenaza-nuclear-rusia-farol_20230416643941a21b5f5b000148f561.html" text:style-name="Internet_20_link" text:visited-style-name="Visited_20_Internet_20_Link">
сказав</text:a>
 Олексій Резніков.</text:p>
      <text:p text:style-name="P4">
Водночас Міністр оборони України зауважив, що тактика росіян, зокремавикористання військами рф іранських дронів-камікадзе, — це тероризм протимирного населення, який є загрозою не лише для України, а і для всього світу,тому його треба зупинити.</text:p>
      <text:p text:style-name="P4">
«У них ( <text:span text:style-name="T5">
росіян. — Ред.</text:span>
 ) також є проблеми з постачанням, і тому вонивикористовують іранські безпілотники проти нас. Це зброя терористів протимирного населення. Тому я намагаюся переконати решту моїх колег, що ми повинніїх зупинити, тому що вони також є загрозою для вас», —<text:a xlink:type="simple" xlink:href="https://www.larazon.es/internacional/oleksii-reznikov-amenaza-nuclear-rusia-farol_20230416643941a21b5f5b000148f561.html" text:style-name="Internet_20_link" text:visited-style-name="Visited_20_Internet_20_Link">
зазначив</text:a>
 Олексій Резніков.</text:p>
      <text:p text:style-name="P4">
<text:span text:style-name="T4">
Під час Чорноморської безпекової конференції</text:span>
 Міжнародної КримськоїПлатформи <text:span text:style-name="T4">
Міністр оборони України</text:span>
<text:a xlink:type="simple" xlink:href="https://armyinform.com.ua/2023/04/15/chornomorska-bezpekova-konferencziya-ministr-oborony-ukrayiny-zrobyv-akczent-na-5-ramkovyh-tezah/" text:style-name="Internet_20_link" text:visited-style-name="Visited_20_Internet_20_Link">
 <text:span text:style-name="T4">
зробивакцент</text:span>
</text:a>
<text:span text:style-name="T4">
на</text:span>
 <text:span text:style-name="T4">
п’яти</text:span>
 <text:span text:style-name="T4">
рамкових тезах,</text:span>
 які, на його думку, мають бути в основікомплексу рішень щодо забезпечення миру, безпеки, добробуту та розвитку урегіоні. Про це<text:a xlink:type="simple" xlink:href="https://www.facebook.com/reznikovoleksii/posts/pfbid0UdnxqWTmf37NDEBLF4WzzeGcn5qqJh7kxHYT3EM17U33k1EB2jujV8FBST6d6cKVl" text:style-name="Internet_20_link" text:visited-style-name="Visited_20_Internet_20_Link">
йдеться</text:a>
на його сторінці у Facebook.</text:p>
      <text:p text:style-name="P4">
«Цей майданчик став важливим елементом консолідації зусиль на підтримкуУкраїни», — зазначив Олексій Резніков.</text:p>
      <text:p text:style-name="P4">
Про перебіг зустрічі та основні заяви — читайте у наступних матеріалахАрміяInform</text:p>
      <text:p text:style-name="P4">
Source: <text:a xlink:type="simple" xlink:href="https://armyinform.com.ua/2023/04/21/golovnyj-priorytet-ukrayiny-zahyst-ukrayinskogo-neba-oleksij-reznikov-pro-ramshtajn/" text:style-name="Internet_20_link" text:visited-style-name="Visited_20_Internet_20_Link">
https://armyinform.com.ua/2023/04/21/golovnyj-priorytet-ukrayiny-zahyst-ukrayinskogo-neba-oleksij-reznikov-pro-ramshtajn/</text:a>
</text:p>
      <!--NEWS-->
      <text:h text:style-name="P10" text:outline-level="1">
<text:span text:style-name="T4">
ЗРК Patriot вже несе бойове чергування в системі ППО України — генерал-лейтенант Микола Олещук</text:span>
</text:h>
      <text:p text:style-name="P4">
Author: ['АРМІЯINFORM']</text:p>
      <text:p text:style-name="P4">
Time: 2023-04-21T53:00:00-04:00</text:p>
      <text:p text:style-name="P4">
Description: Командувач Повітряних Сил Збройних Сил України генерал-лейтенант Микола Олещук перевір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9ab0962-7de9-4675-a453-3f3889871125.jpg" text:style-name="Internet_20_link" text:visited-style-name="Visited_20_Internet_20_Link">
99ab0962-7de9-4675-a453-3f3889871125.jpg</text:a>
']</text:p>
      <text:p text:style-name="P4">
Tags: ['ГЕНЕРАЛ-ЛЕЙТЕНАНТ МИКОЛА ОЛЕЩУК', 'ЗРК PATRIOT', 'КОМАНДУВАННЯ ПОВІТРЯНИХ СИЛ ЗСУ']</text:p>
      <text:p text:style-name="P4">
Category: News</text:p>
      <!--METADATA-->
      <text:p text:style-name="P4">
<draw:frame draw:style-name="fr1" draw:name="Image256" text:anchor-type="as-char" svg:width="6.9236in" svg:height="4.248768in" draw:z-index="0">
<draw:image xlink:href="../Images/AРМІЯINFORM/2023-04-21T53-00-00-04-00/99ab0962-7de9-4675-a453-3f3889871125.jpg" xlink:type="simple" xlink:show="embed" xlink:actuate="onLoad" draw:mime-type="image/jpeg"/>
</draw:frame>
</text:p>
      <text:p text:style-name="P4">
Командувач Повітряних Сил Збройних Сил України генерал-лейтенант Микола Олещукперевірив бойові позиції ЗРК Patriot на одному з напрямків.</text:p>
      <text:p text:style-name="P4">
Про це <text:a xlink:type="simple" xlink:href="https://t.me/kpszsu/2480" text:style-name="Internet_20_link" text:visited-style-name="Visited_20_Internet_20_Link">
повідомляє</text:a>
 Командування Повітряних Сил ЗСУ.</text:p>
      <text:p text:style-name="P4">
Генерал-лейтенант Микола Олещук подякував зенітникам, які завершили навчаннязначно раніше запланованих термінів, а також партнерам та усім, хто цьомусприяв.</text:p>
      <text:p text:style-name="P4">
«На фото позаду мене пускова установка ЗРК Patriot, яка вже несе бойовечергування в системі протиповітряної оборони України! Хоч у невеликійкількості, але по-факту уже маємо на озброєнні сучасні західні зенітні ракетнісистеми: NASAMS, IRIS-T, Patriot, SAMP/T, Crotale, Gepard та інші. Аби пазлперспективної української ППО остаточно склався, Повітряним Силам потрібенF-16!» — наголосив командувач Повітряних Сил ЗСУ.</text:p>
      <text:p text:style-name="P4">
Він також нагадав, що сьогодні, 21 квітня, відбудеться чергова зустрічКонтактної групи з питань оборони України у форматі «Рамштайн».</text:p>
      <text:p text:style-name="P4">
«Тримаймо небо і чекаємо гарних новин із «Рамштайну», — закликав генерал-лейтенант Микола Олещук і проанонсував більше новин про ЗРК Patriot трохизгодом.</text:p>
      <text:p text:style-name="P4">
Source: <text:a xlink:type="simple" xlink:href="https://armyinform.com.ua/2023/04/21/zrk-patriot-na-bojovomu-cherguvanni-na-odnomu-z-napryamkiv-general-lejtenant-mykola-oleshhuk/" text:style-name="Internet_20_link" text:visited-style-name="Visited_20_Internet_20_Link">
https://armyinform.com.ua/2023/04/21/zrk-patriot-na-bojovomu-cherguvanni-na-odnomu-z-napryamkiv-general-lejtenant-mykola-oleshhuk/</text:a>
</text:p>
      <!--NEWS-->
      <text:h text:style-name="P10" text:outline-level="1">
<text:span text:style-name="T4">
Міністр оборони України розповів про порядок денний «Рамштайну»</text:span>
</text:h>
      <text:p text:style-name="P4">
Author: ['АРМІЯINFORM']</text:p>
      <text:p text:style-name="P4">
Time: 2023-04-21T54:00:00-04:00</text:p>
      <text:p text:style-name="P4">
Description: На засіданні Контактної групи з оборони України у форматі «Рамштайн» сьогодні, 21...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olhgvx0aejm_w-e1682065651211.jpg" text:style-name="Internet_20_link" text:visited-style-name="Visited_20_Internet_20_Link">
fuolhgvx0aejm_w-e1682065651211.jpg</text:a>
']</text:p>
      <text:p text:style-name="P4">
Tags: ['STOPRUSSIA', 'ОЛЕКСІЙ РЕЗНІКОВ', 'РАМШТАЙН']</text:p>
      <text:p text:style-name="P4">
Category: News</text:p>
      <!--METADATA-->
      <text:p text:style-name="P4">
<draw:frame draw:style-name="fr1" draw:name="Image257" text:anchor-type="as-char" svg:width="6.9236in" svg:height="4.517649in" draw:z-index="0">
<draw:image xlink:href="../Images/AРМІЯINFORM/2023-04-21T54-00-00-04-00/fuolhgvx0aejm_w-e1682065651211.jpg" xlink:type="simple" xlink:show="embed" xlink:actuate="onLoad" draw:mime-type="image/jpeg"/>
</draw:frame>
</text:p>
      <text:p text:style-name="P4">
На засіданні Контактної групи з оборони України у форматі «Рамштайн» сьогодні,21 квітня, буде обговорено стратегію нашої держави у боротьбі проти країни-агресора росії, а також потреби ЗСУ.</text:p>
      <text:p text:style-name="P4">
Про це повідомив Міністр оборони України Олексій Резніков у<text:a xlink:type="simple" xlink:href="https://twitter.com/oleksiireznikov/status/1649314848101023747" text:style-name="Internet_20_link" text:visited-style-name="Visited_20_Internet_20_Link">
Twitter</text:a>
.</text:p>
      <text:p text:style-name="P4">
Глава оборонного відомства зазначив, що сьогодні — річниця засідань у форматі«Рамштайн».</text:p>
      <text:p text:style-name="P4">
«На порядку денному — аналіз зробленого, наша стратегія на 2023 рік, поточніпотреби Збройних Сил та розподіл програм допомоги всім підрозділам ЗбройнихСил України», — заявив Міністр оборони України.</text:p>
      <text:p text:style-name="P4">
Олексій Резніков зазначив, що Україна відчуває підтримку партнерів тапродовжує прагнути перемоги.</text:p>
      <text:p text:style-name="P4">
Source: <text:a xlink:type="simple" xlink:href="https://armyinform.com.ua/2023/04/21/ministr-oborony-ukrayiny-rozpoviv-pro-poryadok-dennyj-ramshtajnu/" text:style-name="Internet_20_link" text:visited-style-name="Visited_20_Internet_20_Link">
https://armyinform.com.ua/2023/04/21/ministr-oborony-ukrayiny-rozpoviv-pro-poryadok-dennyj-ramshtajnu/</text:a>
</text:p>
      <!--NEWS-->
      <text:h text:style-name="P10" text:outline-level="1">
<text:span text:style-name="T4">
Окупанти вчергове обстріляли Чернігівщину: пошкоджено цивільні будинки</text:span>
</text:h>
      <text:p text:style-name="P4">
Author: ['АРМІЯINFORM']</text:p>
      <text:p text:style-name="P4">
Time: 2023-04-21T55:00:00-04:00</text:p>
      <text:p text:style-name="P4">
Description: Минулої доби, 20 квітня, російські війська обстріляли населений пункт на при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6998-1_large.jpg" text:style-name="Internet_20_link" text:visited-style-name="Visited_20_Internet_20_Link">
176998-1_large.jpg</text:a>
']</text:p>
      <text:p text:style-name="P4">
Tags: ['STOPRUSSIA', 'ВОРОЖІ ОБСТРІЛИ', 'ОПЕРАТИВНЕ КОМАНДУВАННЯ «ПІВНІЧ»']</text:p>
      <text:p text:style-name="P4">
Category: News</text:p>
      <!--METADATA-->
      <text:p text:style-name="P4">
<draw:frame draw:style-name="fr1" draw:name="Image258" text:anchor-type="as-char" svg:width="6.9236in" svg:height="3.458314in" draw:z-index="0">
<draw:image xlink:href="../Images/AРМІЯINFORM/2023-04-21T55-00-00-04-00/176998-1_large.jpg" xlink:type="simple" xlink:show="embed" xlink:actuate="onLoad" draw:mime-type="image/jpeg"/>
</draw:frame>
</text:p>
      <text:p text:style-name="P4">
Минулої доби, 20 квітня, російські війська обстріляли населений пункт наприкордонні Чернігівської області.</text:p>
      <text:p text:style-name="P4">
Про це <text:a xlink:type="simple" xlink:href="https://t.me/ok_pivnich1/1980" text:style-name="Internet_20_link" text:visited-style-name="Visited_20_Internet_20_Link">
повідомляє</text:a>
 Оперативне командування«Північ».</text:p>
      <text:p text:style-name="P4">
«З 06:17 до 07:40 зафіксовано 34 приходи, ймовірно зі ствольної артилерії таміномету 120 мм, на околиці н.п. Леонівка», — йдеться у повідомленні.</text:p>
      <text:p text:style-name="P4">
Унаслідок обстрілу пошкоджено три цивільні будинки та два цивільні транспортнізасоби. Інформація про втрати серед місцевого населення не надходила.</text:p>
      <text:p text:style-name="P4">
Source: <text:a xlink:type="simple" xlink:href="https://armyinform.com.ua/2023/04/21/okupanty-vchergove-obstrilyaly-chernigivshhynu-poshkodzheno-czyvilni-budynky/" text:style-name="Internet_20_link" text:visited-style-name="Visited_20_Internet_20_Link">
https://armyinform.com.ua/2023/04/21/okupanty-vchergove-obstrilyaly-chernigivshhynu-poshkodzheno-czyvilni-budynky/</text:a>
</text:p>
      <!--NEWS-->
      <text:h text:style-name="P10" text:outline-level="1">
<text:span text:style-name="T4">
Глава держави: Головна мета — міцність України, щоб перемогти</text:span>
</text:h>
      <text:p text:style-name="P4">
Author: ['АРМІЯINFORM']</text:p>
      <text:p text:style-name="P4">
Time: 2023-04-21T56:00:00-04:00</text:p>
      <text:p text:style-name="P4">
Description: Президент України Володимир Зеленський у Телеграм-каналі написав, що головна мет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39487627558111708_y.jpg" text:style-name="Internet_20_link" text:visited-style-name="Visited_20_Internet_20_Link">
photo_5339487627558111708_y.jpg</text:a>
', '<text:a xlink:type="simple" xlink:href="https://armyinform.com.ua/wp-content/uploads/2023/04/photo_5339487627558111704_y-150x150.jpg" text:style-name="Internet_20_link" text:visited-style-name="Visited_20_Internet_20_Link">
photo_5339487627558111704_y-150x150.jpg</text:a>
', '<text:a xlink:type="simple" xlink:href="https://armyinform.com.ua/wp-content/uploads/2023/04/photo_5339487627558111705_y-150x150.jpg" text:style-name="Internet_20_link" text:visited-style-name="Visited_20_Internet_20_Link">
photo_5339487627558111705_y-150x150.jpg</text:a>
', '<text:a xlink:type="simple" xlink:href="https://armyinform.com.ua/wp-content/uploads/2023/04/photo_5339487627558111707_y-150x150.jpg" text:style-name="Internet_20_link" text:visited-style-name="Visited_20_Internet_20_Link">
photo_5339487627558111707_y-150x150.jpg</text:a>
', '<text:a xlink:type="simple" xlink:href="https://armyinform.com.ua/wp-content/uploads/2023/04/photo_5339487627558111713_y-150x150.jpg" text:style-name="Internet_20_link" text:visited-style-name="Visited_20_Internet_20_Link">
photo_5339487627558111713_y-150x150.jpg</text:a>
']</text:p>
      <text:p text:style-name="P4">
Tags: ['STOPRUSSIA', 'АГРЕСІЯ РФ', 'ВОЛОДИМИР ЗЕЛЕНСЬКИЙ', 'ПРЕЗИДЕНТ УКРАЇНИ']</text:p>
      <text:p text:style-name="P4">
Category: News</text:p>
      <!--METADATA-->
      <text:p text:style-name="P4">
<draw:frame draw:style-name="fr1" draw:name="Image259" text:anchor-type="as-char" svg:width="6.9236in" svg:height="4.577269in" draw:z-index="0">
<draw:image xlink:href="../Images/AРМІЯINFORM/2023-04-21T56-00-00-04-00/photo_5339487627558111708_y.jpg" xlink:type="simple" xlink:show="embed" xlink:actuate="onLoad" draw:mime-type="image/jpeg"/>
</draw:frame>
</text:p>
      <text:p text:style-name="P4">
Президент України Володимир Зеленський у Телеграм-каналі<text:a xlink:type="simple" xlink:href="https://t.me/V_Zelenskiy_official/5934" text:style-name="Internet_20_link" text:visited-style-name="Visited_20_Internet_20_Link">
написав</text:a>
, що головна мета —перемогти:</text:p>
      <text:p text:style-name="P4">
«Головна мета — міцність України, щоб перемогти. Розгром окупанту, вирокивбивцям, трибунал державі-злу».</text:p>
      <text:p text:style-name="P4">
<text:a xlink:type="simple" xlink:href="https://armyinform.com.ua/wp-content/uploads/2023/04/photo_5339487627558111704_y.jpg" text:style-name="Internet_20_link" text:visited-style-name="Visited_20_Internet_20_Link">
<draw:frame draw:style-name="fr1" draw:name="Image260" text:anchor-type="as-char" svg:width="6.9236in" svg:height="6.9236in" draw:z-index="0">
<draw:image xlink:href="../Images/AРМІЯINFORM/2023-04-21T56-00-00-04-00/photo_5339487627558111704_y-150x150.jpg" xlink:type="simple" xlink:show="embed" xlink:actuate="onLoad" draw:mime-type="image/jpeg"/>
</draw:frame>
</text:a>
</text:p>
      <text:p text:style-name="P4">
<text:a xlink:type="simple" xlink:href="https://armyinform.com.ua/wp-content/uploads/2023/04/photo_5339487627558111705_y.jpg" text:style-name="Internet_20_link" text:visited-style-name="Visited_20_Internet_20_Link">
<draw:frame draw:style-name="fr1" draw:name="Image261" text:anchor-type="as-char" svg:width="6.9236in" svg:height="6.9236in" draw:z-index="0">
<draw:image xlink:href="../Images/AРМІЯINFORM/2023-04-21T56-00-00-04-00/photo_5339487627558111705_y-150x150.jpg" xlink:type="simple" xlink:show="embed" xlink:actuate="onLoad" draw:mime-type="image/jpeg"/>
</draw:frame>
</text:a>
</text:p>
      <text:p text:style-name="P4">
<text:a xlink:type="simple" xlink:href="https://armyinform.com.ua/wp-content/uploads/2023/04/photo_5339487627558111707_y.jpg" text:style-name="Internet_20_link" text:visited-style-name="Visited_20_Internet_20_Link">
<draw:frame draw:style-name="fr1" draw:name="Image262" text:anchor-type="as-char" svg:width="6.9236in" svg:height="6.9236in" draw:z-index="0">
<draw:image xlink:href="../Images/AРМІЯINFORM/2023-04-21T56-00-00-04-00/photo_5339487627558111707_y-150x150.jpg" xlink:type="simple" xlink:show="embed" xlink:actuate="onLoad" draw:mime-type="image/jpeg"/>
</draw:frame>
</text:a>
</text:p>
      <text:p text:style-name="P4">
<text:a xlink:type="simple" xlink:href="https://armyinform.com.ua/wp-content/uploads/2023/04/photo_5339487627558111713_y.jpg" text:style-name="Internet_20_link" text:visited-style-name="Visited_20_Internet_20_Link">
<draw:frame draw:style-name="fr1" draw:name="Image263" text:anchor-type="as-char" svg:width="6.9236in" svg:height="6.9236in" draw:z-index="0">
<draw:image xlink:href="../Images/AРМІЯINFORM/2023-04-21T56-00-00-04-00/photo_5339487627558111713_y-150x150.jpg" xlink:type="simple" xlink:show="embed" xlink:actuate="onLoad" draw:mime-type="image/jpeg"/>
</draw:frame>
</text:a>
</text:p>
      <text:p text:style-name="P4">
Source: <text:a xlink:type="simple" xlink:href="https://armyinform.com.ua/2023/04/21/glava-derzhavy-golovna-meta-micznist-ukrayiny-shhob-peremogty/" text:style-name="Internet_20_link" text:visited-style-name="Visited_20_Internet_20_Link">
https://armyinform.com.ua/2023/04/21/glava-derzhavy-golovna-meta-micznist-ukrayiny-shhob-peremogty/</text:a>
</text:p>
      <!--NEWS-->
      <text:h text:style-name="P10" text:outline-level="1">
<text:span text:style-name="T4">
Учасники «Рамштайну» за рік надали Україні $ 55 мільярдів безпекової допомоги — Ллойд Остін</text:span>
</text:h>
      <text:p text:style-name="P4">
Author: ['Ольга Мосьондз']</text:p>
      <text:p text:style-name="P4">
Time: 2023-04-21T57:00:00-04:00</text:p>
      <text:p text:style-name="P4">
Description: Країни-учасники Контактної групи з питань оборони України, так званої зустрічі у форма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etriot.jpg" text:style-name="Internet_20_link" text:visited-style-name="Visited_20_Internet_20_Link">
petriot.jpg</text:a>
']</text:p>
      <text:p text:style-name="P4">
Tags: []</text:p>
      <text:p text:style-name="P4">
Category: News</text:p>
      <!--METADATA-->
      <text:p text:style-name="P4">
<draw:frame draw:style-name="fr1" draw:name="Image264" text:anchor-type="as-char" svg:width="6.9236in" svg:height="3.894525in" draw:z-index="0">
<draw:image xlink:href="../Images/AРМІЯINFORM/2023-04-21T57-00-00-04-00/petriot.jpg" xlink:type="simple" xlink:show="embed" xlink:actuate="onLoad" draw:mime-type="image/jpeg"/>
</draw:frame>
</text:p>
      <text:p text:style-name="P4">
Країни-учасники Контактної групи з питань оборони України, так званої зустрічіу форматі «Рамштайн», уже надали Україні 55 млрд доларів безпекової допомоги,що вдесятеро більше, ніж з моменту першої зустрічі у форматі «Рамштайн».</text:p>
      <text:p text:style-name="P4">
Про це <text:a xlink:type="simple" xlink:href="https://www.defense.gov/News/Live-Events/#/" text:style-name="Internet_20_link" text:visited-style-name="Visited_20_Internet_20_Link">
заявив</text:a>
 міністр оборони США Ллойд Остін під часвідкриття чергового засідання Контактної групи з питань оборони України набазі американських ВПС «Рамштайн» у Німеччині сьогодні, 21 квітня.</text:p>
      <text:p text:style-name="P4">
Він зазначив, що минув майже рік відтоді, як ця група вперше зустрілася тут, уRamstein, і те, що учасники знову повернулися до неї, є підтвердженням«спільної єдності в рішучості». Він також зауважив, що понад рік Українамужньо бореться проти широкомасштабного вторгнення рф та стільки ж часупідтримка партнерів залишається незмінною.</text:p>
      <text:p text:style-name="P4">
— Наша підтримка не похитнулася, і я пишаюся прогресом, якого ми досяглиразом. Загалом, <text:span text:style-name="T4">
члени цієї контактної групи надали Україні понад 55мільярдів доларів допомоги у сфері безпеки, що вдесятеро більше, ніж з моментунашої першої зустрічі.</text:span>
 Лише за останні кілька місяців ми надали обладнаннята забезпечили тренування для підтримки ще дев’яти бронетанкових бригад дляУкраїни, які мають усе необхідне для того, щоб утримувати позиції на полі бою.</text:p>
      <text:p text:style-name="P4">
Європейський Союз передає танки «Леопард» країнам, які продовжуютькоординувати через контактну групу надання боєприпасів і технічногообслуговування для цих танків.</text:p>
      <text:p text:style-name="P4">
Ця контактна група також надала ключові системи протиповітряної оборони длязахисту неба України, її громадян та критично важливої інфраструктури. Сюдивходять системи «Патріот» зі Сполучених Штатів Америки, з Німеччини таНідерландів. Зенітний ракетний комплекс дальньої дії SAMP-T з Італії таФранції, а також NASAMS  з Канади й Норвегії. Ми також покращили підготовку йпідтримку потужності наших промислових баз. І впродовж усього часу мидемонстрували нашу єдність і рішучість. <text:span text:style-name="T4">
Наші зусилля мають величезнезначення для захисників України на полі бою і підкреслюють, наскільки кремльпрорахувався</text:span>
 », — сказав Ллойд Остін.</text:p>
      <text:p text:style-name="P4">
Source: <text:a xlink:type="simple" xlink:href="https://armyinform.com.ua/2023/04/21/uchasnyky-ramshtajnu-za-rik-nadaly-ukrayini-55-milyardiv-bezpekovoyi-dopomogy-llojd-ostin/" text:style-name="Internet_20_link" text:visited-style-name="Visited_20_Internet_20_Link">
https://armyinform.com.ua/2023/04/21/uchasnyky-ramshtajnu-za-rik-nadaly-ukrayini-55-milyardiv-bezpekovoyi-dopomogy-llojd-ostin/</text:a>
</text:p>
      <!--NEWS-->
      <text:h text:style-name="P10" text:outline-level="1">
<text:span text:style-name="T4">
Достовірну інформацію про стан військовополоненого отримати майже неможливо —  Координаційний штаб</text:span>
</text:h>
      <text:p text:style-name="P4">
Author: ['АРМІЯINFORM']</text:p>
      <text:p text:style-name="P4">
Time: 2023-04-21T58:00:00-04:00</text:p>
      <text:p text:style-name="P4">
Description: Достовірну інформацію щодо стану здоров’я полоненого військовослужбовця отрим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912579420399448164_w.jpg" text:style-name="Internet_20_link" text:visited-style-name="Visited_20_Internet_20_Link">
photo_5912579420399448164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65" text:anchor-type="as-char" svg:width="6.9236in" svg:height="3.894525in" draw:z-index="0">
<draw:image xlink:href="../Images/AРМІЯINFORM/2023-04-21T58-00-00-04-00/photo_5912579420399448164_w.jpg" xlink:type="simple" xlink:show="embed" xlink:actuate="onLoad" draw:mime-type="image/jpeg"/>
</draw:frame>
</text:p>
      <text:p text:style-name="P4">
Достовірну інформацію щодо стану здоров’я полоненого військовослужбовцяотримати неможливо, бо доступ до місць утримання закритий.</text:p>
      <text:p text:style-name="P4">
Про це <text:a xlink:type="simple" xlink:href="https://t.me/Koord_shtab/875" text:style-name="Internet_20_link" text:visited-style-name="Visited_20_Internet_20_Link">
йшлося</text:a>
 під час зустрічі з родинамивійськовослужбовців окремої повітрянодесантної Січеславської бригади уКооординаційному штабі.</text:p>
      <text:p text:style-name="P4">
У штабі зазначили, що важливі відомості про ймовірний стан здоров’язахисників, які досі перебувають в полоні, надають звільнені оборонці.</text:p>
      <text:p text:style-name="P4">
Обговорили також комунікацію родин з військовими частинами.</text:p>
      <text:p text:style-name="P4">
За словами представника частини, витяг з наказу командира частини провстановлення обставин зникнення військовослужбовця спрямовується дотериторіального центру комплектування та соціальної підтримки (ТЦК та СП).Співробітники ТЦК та СП доставляють відповідне сповіщення родичам зниклогобезвісти оборонця.</text:p>
      <text:p text:style-name="P4">
Слід зазначити, що комунікація з військовими частинами відбувається черезтериторіальні центри комплектування та соціальної підтримки. Щоб отриматидовідки й витяги з певних документів, треба звернутися з відповідним запитомдо частини через ТЦК та СП. Родичі можуть отримати лише ті документи, які немають обмеження в доступі.</text:p>
      <text:p text:style-name="P4">
Представник фінансового відділу прокоментував питання, які стосуютьсянарахування грошового забезпечення військовослужбовцям.</text:p>
      <text:p text:style-name="P4">
Також обговорили алгоритм дій для отримання одноразової грошової допомоги, щопередбачена родинам полонених і зниклих безвісти військовослужбовців.</text:p>
      <text:p text:style-name="P4">
Source: <text:a xlink:type="simple" xlink:href="https://armyinform.com.ua/2023/04/21/dostovirnu-informacziyu-pro-stan-vijskovopolonenogo-otrymaty-majzhe-nemozhlyvo-koordynaczijnyj-shtab/" text:style-name="Internet_20_link" text:visited-style-name="Visited_20_Internet_20_Link">
https://armyinform.com.ua/2023/04/21/dostovirnu-informacziyu-pro-stan-vijskovopolonenogo-otrymaty-majzhe-nemozhlyvo-koordynaczijnyj-shtab/</text:a>
</text:p>
      <!--NEWS-->
      <text:h text:style-name="P10" text:outline-level="1">
<text:span text:style-name="T4">
Країни з усього світу засуджують звірства та агресію росії й підтримують Україну — Ллойд Остін</text:span>
</text:h>
      <text:p text:style-name="P4">
Author: ['Ольга Мосьондз']</text:p>
      <text:p text:style-name="P4">
Time: 2023-04-21T59:00:00-04:00</text:p>
      <text:p text:style-name="P4">
Description: Про це заявив міністр оборони США Ллойд Остін під час відкриття чергового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0-e1682068998556.jpg" text:style-name="Internet_20_link" text:visited-style-name="Visited_20_Internet_20_Link">
40-e1682068998556.jpg</text:a>
']</text:p>
      <text:p text:style-name="P4">
Tags: []</text:p>
      <text:p text:style-name="P4">
Category: News</text:p>
      <!--METADATA-->
      <text:p text:style-name="P4">
<draw:frame draw:style-name="fr1" draw:name="Image266" text:anchor-type="as-char" svg:width="6.9236in" svg:height="4.163391in" draw:z-index="0">
<draw:image xlink:href="../Images/AРМІЯINFORM/2023-04-21T59-00-00-04-00/40-e1682068998556.jpg" xlink:type="simple" xlink:show="embed" xlink:actuate="onLoad" draw:mime-type="image/jpeg"/>
</draw:frame>
</text:p>
      <text:p text:style-name="P4">
Про це <text:a xlink:type="simple" xlink:href="https://www.defense.gov/News/Live-Events/#/" text:style-name="Internet_20_link" text:visited-style-name="Visited_20_Internet_20_Link">
заявив</text:a>
 міністр оборони США Ллойд Остін під часвідкриття чергового засідання Контактної групи з питань оборони України набазі американських ВПС «Рамштайн» у Німеччині сьогодні, 21 квітня.</text:p>
      <text:p text:style-name="P4">
— Ми бачимо війну путіна такою, якою вона є. Це неспровокована і невиправданаагресивна війна проти мирного, суверенного і демократичного сусіда. Українамужньо бореться, захищаючи свій народ, свій суверенітет і свою свободу. Країниз усього світу засуджують звірства та агресію росії й підтримують Україну<text:span text:style-name="T4">
,</text:span>
 — сказав Ллойд Остін.</text:p>
      <text:p text:style-name="P4">
Він зазначив, що більше ніж рік Україна мужньо стоїть на своєму і підтримкапартнерів залишається незмінною.</text:p>
      <text:p text:style-name="P4">
— <text:span text:style-name="T4">
Наші зусилля мають величезне значення для захисників України на полі бою іпідкреслюють, наскільки кремль прорахувався.</text:span>
 путін думав, що він може легкозмінити демократично обраний уряд, думав, що світ дозволить йому вийти сухим зводи, думав, що наша єдність розколеться, але <text:span text:style-name="T4">
він помилився в кожномупункті</text:span>
. Коли ми знову зібралися разом на Ramstein, світ почув наші голосиголосно і чітко. Світ бачить, чого ми досягли разом: українські військовістоять на висоті, демонструючи свою спроможність і мужність. Після більше ніжроку російської агресії та обману, ця контактна група є об’єднаною, як ніколи,і глобально рішучою, як ніколи. <text:span text:style-name="T4">
У нашій підтримці Сил оборони України ми всісильні й вірні, — сказав Ллойд Остін.</text:span>
</text:p>
      <text:p text:style-name="P4">
Source: <text:a xlink:type="simple" xlink:href="https://armyinform.com.ua/2023/04/21/krayiny-z-usogo-svitu-zasudzhuyut-zvirstva-ta-agresiyu-rosiyi-j-pidtrymuyut-ukrayinu-llojd-ostin/" text:style-name="Internet_20_link" text:visited-style-name="Visited_20_Internet_20_Link">
https://armyinform.com.ua/2023/04/21/krayiny-z-usogo-svitu-zasudzhuyut-zvirstva-ta-agresiyu-rosiyi-j-pidtrymuyut-ukrayinu-llojd-ostin/</text:a>
</text:p>
      <!--NEWS-->
      <text:h text:style-name="P10" text:outline-level="1">
<text:span text:style-name="T4">
Україна має виграти війну. А її інтеграція до НАТО стане найкращою інвестицією у стабільність — міністр оборони Польщі</text:span>
</text:h>
      <text:p text:style-name="P4">
Author: ['АРМІЯINFORM']</text:p>
      <text:p text:style-name="P4">
Time: 2023-04-21T60:00:00-04:00</text:p>
      <text:p text:style-name="P4">
Description: Агресія росії довела імперські амбіції москви та її загальне ігнорування архітек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jpg" text:style-name="Internet_20_link" text:visited-style-name="Visited_20_Internet_20_Link">
war.jpg</text:a>
']</text:p>
      <text:p text:style-name="P4">
Tags: ['МАРІУШ БЛАЩАК', 'МІНОБОРОНИ ПОЛЬЩІ', 'СВІТ ПІДТРИМУЄ УКРАЇНУ']</text:p>
      <text:p text:style-name="P4">
Category: News</text:p>
      <!--METADATA-->
      <text:p text:style-name="P4">
<draw:frame draw:style-name="fr1" draw:name="Image267" text:anchor-type="as-char" svg:width="6.9236in" svg:height="3.894525in" draw:z-index="0">
<draw:image xlink:href="../Images/AРМІЯINFORM/2023-04-21T60-00-00-04-00/war.jpg" xlink:type="simple" xlink:show="embed" xlink:actuate="onLoad" draw:mime-type="image/jpeg"/>
</draw:frame>
</text:p>
      <text:p text:style-name="P4">
Агресія росії довела імперські амбіції москви та її загальне ігноруванняархітектури європейської безпеки й заснованого на правилах міжнародногопорядку.</text:p>
      <text:p text:style-name="P4">
Про це під час дискусії Атлантичній раді<text:a xlink:type="simple" xlink:href="https://twitter.com/AtlanticCouncil/status/1648714935835283456" text:style-name="Internet_20_link" text:visited-style-name="Visited_20_Internet_20_Link">
повідомив</text:a>
міністр національної оборони Польщі Маріуш Блащак.</text:p>
      <text:p text:style-name="P4">
Він закликав посилити тиск на росію та дозволити Україні витіснити всіросійські сили зі своєї території.</text:p>
      <text:p text:style-name="P4">
«Україна повинна виграти цю війну. А потім вона має виграти післявоєннийперіод, коли росія буде агресивно прагнути дестабілізувати Україну. Всебічнаінтеграція України до євроатлантичної спільноти стане найкращою інвестицією встабільність і процвітання всіх нас», — сказав Маріуш Блащак.</text:p>
      <text:p text:style-name="P4">
Поки росія не буде готова прийняти політичне вирішення конфлікту, яке гарантуєбезпеку України, Захід повинен продовжувати надавати всебічну підтримку Києву.</text:p>
      <text:p text:style-name="P4">
Глава Міноборони Польщі також закликав максимально тиснути на росію і посилитисанкції, аби якнайшвидше припинити конфлікт.</text:p>
      <text:p text:style-name="P4">
Source: <text:a xlink:type="simple" xlink:href="https://armyinform.com.ua/2023/04/21/ukrayina-maye-vygraty-vijnu-a-yiyi-integracziya-do-nato-stane-najkrashhoyu-investycziyeyu-u-stabilnist-ministr-oborony-polshhi/" text:style-name="Internet_20_link" text:visited-style-name="Visited_20_Internet_20_Link">
https://armyinform.com.ua/2023/04/21/ukrayina-maye-vygraty-vijnu-a-yiyi-integracziya-do-nato-stane-najkrashhoyu-investycziyeyu-u-stabilnist-ministr-oborony-polshhi/</text:a>
</text:p>
      <!--NEWS-->
      <text:h text:style-name="P10" text:outline-level="1">
<text:span text:style-name="T4">
Олексій Резніков подякував главі Пентагону та Марку Міллі за лідерство у антикремлівській коаліції</text:span>
</text:h>
      <text:p text:style-name="P4">
Author: ['АРМІЯINFORM']</text:p>
      <text:p text:style-name="P4">
Time: 2023-04-21T61:00:00-04:00</text:p>
      <text:p text:style-name="P4">
Description: Міністр оборони України Олексій Резніков перед засіданням у форматі «Рамштайн»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oidkwxgaa5f7k.jpg" text:style-name="Internet_20_link" text:visited-style-name="Visited_20_Internet_20_Link">
fuoidkwxgaa5f7k.jpg</text:a>
']</text:p>
      <text:p text:style-name="P4">
Tags: ['ГЕНЕРАЛ МАРК МІЛЛІ', 'ГЛАВА ПЕНТАГОНУ', 'МІНІСТР ОБОРОНИ УКРАЇНИ ОЛЕКСІЙ РЕЗНІКОВ']</text:p>
      <text:p text:style-name="P4">
Category: News</text:p>
      <!--METADATA-->
      <text:p text:style-name="P4">
<draw:frame draw:style-name="fr1" draw:name="Image268" text:anchor-type="as-char" svg:width="6.9236in" svg:height="4.306886in" draw:z-index="0">
<draw:image xlink:href="../Images/AРМІЯINFORM/2023-04-21T61-00-00-04-00/fuoidkwxgaa5f7k.jpg" xlink:type="simple" xlink:show="embed" xlink:actuate="onLoad" draw:mime-type="image/jpeg"/>
</draw:frame>
</text:p>
      <text:p text:style-name="P4">
Міністр оборони України Олексій Резніков перед засіданням у форматі «Рамштайн»зустрівся з міністром оборони США Ллойдом Остіном та головою Об'єднаногокомітету начальників штабів генералом Марком Міллі.</text:p>
      <text:p text:style-name="P4">
По це він<text:a xlink:type="simple" xlink:href="https://twitter.com/oleksiireznikov/status/1649340520383016961" text:style-name="Internet_20_link" text:visited-style-name="Visited_20_Internet_20_Link">
написав</text:a>
у своєму Твіттері.</text:p>
      <text:p text:style-name="P4">
«У нас була плідна двостороння зустріч з нашими американськими колегами. Цебула відверта розмова. Я вдячний великим друзям України, Ллойду Остіну,генералу Марку Міллі за лідерство у зміцненні антикремлівської коаліції», —йдеться у повідомленні.</text:p>
      <text:p text:style-name="P4">
Олексій Резніков зазначив, що Україна ефективно та прозоровикористовуєдопомогу, яку надає американський народ. Ворог відчує наслідкинаших домовленостей.</text:p>
      <text:p text:style-name="P4">
Як відомо, на засіданні Контактної групи з оборони України у форматі«Рамштайн» сьогодні, 21 квітня, буде<text:a xlink:type="simple" xlink:href="https://armyinform.com.ua/2023/04/21/ministr-oborony-ukrayiny-rozpoviv-pro-poryadok-dennyj-ramshtajnu/" text:style-name="Internet_20_link" text:visited-style-name="Visited_20_Internet_20_Link">
обговорено</text:a>
 стратегію нашої держави у боротьбіпроти країни-агресора росії, а також потреби ЗСУ.</text:p>
      <text:p text:style-name="P4">
Source: <text:a xlink:type="simple" xlink:href="https://armyinform.com.ua/2023/04/21/oleksij-reznikov-podyakuvav-glavi-pentagonu-ta-marku-milli-za-liderstvo-u-antykremlivskij-koalicziyi/" text:style-name="Internet_20_link" text:visited-style-name="Visited_20_Internet_20_Link">
https://armyinform.com.ua/2023/04/21/oleksij-reznikov-podyakuvav-glavi-pentagonu-ta-marku-milli-za-liderstvo-u-antykremlivskij-koalicziyi/</text:a>
</text:p>
      <!--NEWS-->
      <text:h text:style-name="P10" text:outline-level="1">
<text:span text:style-name="T4">
На чотирьох напрямках одночасно рф продовжує наступальні дії — Ганна Маляр</text:span>
</text:h>
      <text:p text:style-name="P4">
Author: ['АРМІЯINFORM']</text:p>
      <text:p text:style-name="P4">
Time: 2023-04-21T62:00:00-04:00</text:p>
      <text:p text:style-name="P4">
Description: Епіцентром бойових дій залишається Схід. Там ворог продовжує наступальні дії на чотир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lyar-53.jpg" text:style-name="Internet_20_link" text:visited-style-name="Visited_20_Internet_20_Link">
malyar-53.jpg</text:a>
']</text:p>
      <text:p text:style-name="P4">
Tags: ['STOPRUSSIA', 'АГРЕСІЯ РФ', 'ВТОРГНЕННЯ РФ', 'ГАННА МАЛЯР']</text:p>
      <text:p text:style-name="P4">
Category: News</text:p>
      <!--METADATA-->
      <text:p text:style-name="P4">
<draw:frame draw:style-name="fr1" draw:name="Image269" text:anchor-type="as-char" svg:width="6.9236in" svg:height="4.615733in" draw:z-index="0">
<draw:image xlink:href="../Images/AРМІЯINFORM/2023-04-21T62-00-00-04-00/malyar-53.jpg" xlink:type="simple" xlink:show="embed" xlink:actuate="onLoad" draw:mime-type="image/jpeg"/>
</draw:frame>
 ФотоДмитра Юрченка</text:p>
      <text:p text:style-name="P4">
Епіцентром бойових дій залишається Схід. Там ворог продовжує наступальні діїна чотирьох напрямках одночасно — Мар’їнський, Авдіївський, Лиманський,Бахмутський. На більшості з них завдяки нашим оборонцям ворогу не вдаєтьсяпросуватись вперед. На цих напрямках українські захисники не лишеобороняються, а й активно діють.</text:p>
      <text:p text:style-name="P4">
Про це <text:a xlink:type="simple" xlink:href="https://t.me/annamaliar/662" text:style-name="Internet_20_link" text:visited-style-name="Visited_20_Internet_20_Link">
повідомляє</text:a>
 заступниця Міністра оборониУкраїни Ганна Маляр.</text:p>
      <text:p text:style-name="P4">
За її словами, якщо дивитись на всю карту України, то ситуація неоднорідна і,власне, саме так її треба сприймати:</text:p>
      <ul>
        <li>
на Сході триває наступ ворога;  * окремі населені пункти Чернігівської, Сумської, Харківської областей ворог продовжує обстрілювати турбуючим вогнем;  * на Запорізькому та Херсонському напрямках противник в обороні.</li>
      </ul>
      <text:p text:style-name="P4">
«Хто стежить за зведеннями Генштабу ЗСУ, помітив, що ворог цього тижнянамагався рухатись ще по двох напрямках — Куп‘янському та Шахтарському. Аленаші бійці відбили атаки і ворог не пройшов», — зазначила Ганна Маляр.</text:p>
      <text:p text:style-name="P4">
Однак найгарячішим місцем залишається Бахмут.</text:p>
      <text:p text:style-name="P4">
«Там зараз точаться запеклі бої. Противник атакує. Знищує вщент будинки іспоруди. На окремих ділянка подекуди просувається. Разом з тим, наші мужнізахисники Бахмута здійснюють як оборонні дії, так і активні штурмові. Ворогнесе невиправдано високі втрати. Ситуація напружена, але контрольована.Рішення приймаються згідно з військовою доцільністю», — наголосила заступницяМіністра оборони України.</text:p>
      <text:p text:style-name="P4">
Source: <text:a xlink:type="simple" xlink:href="https://armyinform.com.ua/2023/04/21/na-chotyroh-napryamkah-odnochasno-rf-prodovzhuye-nastupalni-diyi-ganna-malyar/" text:style-name="Internet_20_link" text:visited-style-name="Visited_20_Internet_20_Link">
https://armyinform.com.ua/2023/04/21/na-chotyroh-napryamkah-odnochasno-rf-prodovzhuye-nastupalni-diyi-ganna-malyar/</text:a>
</text:p>
      <!--NEWS-->
      <text:h text:style-name="P10" text:outline-level="1">
<text:span text:style-name="T4">
Протиповітряна оборона, боєприпаси та засоби забезпечення — ключові питання «Рамштайну» — Ллойд Остін</text:span>
</text:h>
      <text:p text:style-name="P4">
Author: ['Ольга Мосьондз']</text:p>
      <text:p text:style-name="P4">
Time: 2023-04-21T63:00:00-04:00</text:p>
      <text:p text:style-name="P4">
Description: Учасники Контактної групи з питань оборони України під час засідання сфокусуютьс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8a6353ea1f1d14c.jpg" text:style-name="Internet_20_link" text:visited-style-name="Visited_20_Internet_20_Link">
98a6353ea1f1d14c.jpg</text:a>
']</text:p>
      <text:p text:style-name="P4">
Tags: ['ЛЛОЙД ОСТІН', 'РАМШТАЙН']</text:p>
      <text:p text:style-name="P4">
Category: News</text:p>
      <!--METADATA-->
      <text:p text:style-name="P4">
<draw:frame draw:style-name="fr1" draw:name="Image270" text:anchor-type="as-char" svg:width="6.9236in" svg:height="3.750283in" draw:z-index="0">
<draw:image xlink:href="../Images/AРМІЯINFORM/2023-04-21T63-00-00-04-00/98a6353ea1f1d14c.jpg" xlink:type="simple" xlink:show="embed" xlink:actuate="onLoad" draw:mime-type="image/jpeg"/>
</draw:frame>
</text:p>
      <text:p text:style-name="P4">
Учасники Контактної групи з питань оборони України під час засіданнясфокусуються на підтримці України у сфері протиповітряної оборони тазабезпечення боєприпасами.</text:p>
      <text:p text:style-name="P4">
Про це сьогодні, 21 квітня, <text:a xlink:type="simple" xlink:href="https://www.defense.gov/News/Live-Events/#/" text:style-name="Internet_20_link" text:visited-style-name="Visited_20_Internet_20_Link">
повідомив</text:a>
 міністр оборони США Ллойд Остін під часвідкриття чергового засідання Контактної групи з питань оборони України набазі американських ВПС «Рамштайн» у Німеччині.</text:p>
      <text:p text:style-name="P4">
— На сьогоднішньому засіданні контактної групи ми зосередимось на трьохключових питаннях: протиповітряна оборона, боєприпаси та засоби забезпечення,— сказав Ллойд Остін.</text:p>
      <text:p text:style-name="P4">
Глава Пентагону наголосив, що Україна терміново потребує допомоги для захистусвоїх громадян, інфраструктури та військ від російської ракетної загрози.</text:p>
      <text:p text:style-name="P4">
Також він зазначив, що під час засідання командувач Групи сприяння безпеці вУкраїні генерал Антоніо Агуто також розповість про «роботу з розбудовиукраїнської бронетанкової бойової потужності».</text:p>
      <text:p text:style-name="P4">
— Я з нетерпінням чекаю на оновлення інформації від генерала Агуто про нашуроботу з розбудови української бронетанкової бойової потужності. Ми такожбудемо інформувати про наш прогрес у підтримці української техніки вдовгостроковій перспективі, — сказав Ллойд Остін.</text:p>
      <text:p text:style-name="P4">
Він також зазначив, що під час зустрічі Міністр оборони України ОлексійРезніков окремо поінформує партнерів про розвиток ситуації на полі бою танайбільш нагальні оборонні потреби України.</text:p>
      <text:p text:style-name="P4">
— Наразі до нас приєднався мій добрий друг Олексій Резніков з України, і ми знетерпінням чекаємо почути безпосередньо від вас і вашої команди про стансправ на полі бою і ваші найнагальніші потреби. Також хочу подякувати кожнійкраїні, яка приєдналася до нас сьогодні, ви показали, що нації доброї волі зусього світу відкидають жорстоку російську інтеграцію. Багато з вас зробиливсе можливе, щоб надати допомогу Україні з власних запасів, — сказав ЛлойдОстін.</text:p>
      <text:p text:style-name="P4">
Міністр оборони США наголосив, що Збройні Сили України «захищають свою країнуі своїх співгромадян, але вони також захищають базовий принцип: що автократине можуть просто так нападати на своїх менших сусідів».</text:p>
      <text:p text:style-name="P4">
— Від битви під Києвом до звільнення Херсона Україна знову і знову демонструєсилу вільного народу, який бореться за свої права. І Україна продовжуватиметак само хоробро боротися й надалі. І всі ми об'єдналися, щоб стати на захистУкраїни та на захист світу, заснованого на правилах і правах, — зазначивочільник американського оборонного відомства.</text:p>
      <text:p text:style-name="P4">
Він наголосив, що учасники «Рамштайну» виступають проти «путінського баченнясвіту, де тирани нападають на своїх мирних сусідів і намагаються нав'язатисамопроголошені сфери впливу під дулами автоматів».</text:p>
      <text:p text:style-name="P4">
— Пані та панове, ця контактна група, як і раніше, керується моральнимипринципами. Разом ми подбаємо про те, щоб Україна мала все необхідне для того,щоб жити у свободі. Разом ми будемо захищати міжнародний порядок, заснованийна правилах, який забезпечує нам усім безпеку, і разом ми будемо підтримуватиУкраїну стільки, скільки буде потрібно, — запевнив Ллойд Остін.</text:p>
      <text:p text:style-name="P4">
Source: <text:a xlink:type="simple" xlink:href="https://armyinform.com.ua/2023/04/21/protypovitryana-oborona-boyeprypasy-ta-zasoby-zabezpechennya-klyuchovi-pytannya-ramshtajnu-llojd-ostin/" text:style-name="Internet_20_link" text:visited-style-name="Visited_20_Internet_20_Link">
https://armyinform.com.ua/2023/04/21/protypovitryana-oborona-boyeprypasy-ta-zasoby-zabezpechennya-klyuchovi-pytannya-ramshtajnu-llojd-ostin/</text:a>
</text:p>
      <!--NEWS-->
      <text:h text:style-name="P10" text:outline-level="1">
<text:span text:style-name="T4">
Усі країни-члени Альянсу згодні з тим, що Україна має увійти до його складу  — Генсек НАТО</text:span>
</text:h>
      <text:p text:style-name="P4">
Author: ['АРМІЯINFORM']</text:p>
      <text:p text:style-name="P4">
Time: 2023-04-21T64:00:00-04:00</text:p>
      <text:p text:style-name="P4">
Description: Всі країни-члени НАТО згодні з тим, що у майбутньому Україна має стати повноправ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4.png" text:style-name="Internet_20_link" text:visited-style-name="Visited_20_Internet_20_Link">
bez-imeni-4.png</text:a>
']</text:p>
      <text:p text:style-name="P4">
Tags: ['STOPRUSSIA', 'АГРЕСІЯ РФ']</text:p>
      <text:p text:style-name="P4">
Category: News</text:p>
      <!--METADATA-->
      <text:p text:style-name="P4">
<draw:frame draw:style-name="fr1" draw:name="Image271" text:anchor-type="as-char" svg:width="6.9236in" svg:height="3.866126in" draw:z-index="0">
<draw:image xlink:href="../Images/AРМІЯINFORM/2023-04-21T64-00-00-04-00/bez-imeni-4.png" xlink:type="simple" xlink:show="embed" xlink:actuate="onLoad" draw:mime-type="image/png"/>
</draw:frame>
</text:p>
      <text:p text:style-name="P4">
Всі країни-члени НАТО згодні з тим, що у майбутньому Україна має статиповноправним членом Євроатлантичної родини.</text:p>
      <text:p text:style-name="P4">
Про це Генеральний секретар НАТО Єнс Столтенберг<text:a xlink:type="simple" xlink:href="https://www.youtube.com/watch" text:style-name="Internet_20_link" text:visited-style-name="Visited_20_Internet_20_Link">
заявив</text:a>
 під час зустрічі зжурналістами перед засіданням Контактної групи по України. Він також зазначив,що Президент України Володимир Зеленський прийняв запрошення та приїде наВільнюський саміт НАТО, який відбудеться 11-12 липня.</text:p>
      <text:p text:style-name="P4">
«Вчора у Києві я сказав, що майбутнє України в Євроатлантичній родині. Всічлени НАТО погодилися, що Україна стане членом НАТО. Ми обговорювали якпитання членства, так і гарантії безпеки, з президентом Зеленським. І,звичайно, Україні потрібна безпека, тому що ніхто не може сказати, коли і якзакінчиться ця війна. Але ми знаємо, що коли настане кінець війни, ми повиннізабезпечити, щоб це не повторилося знову», — заявив Єнс Столтенберг.</text:p>
      <text:p text:style-name="P4">
За його словами зараз, основна увага зараз зосереджена на тому, щоб Українаперемогла у війні з рф. Тому що без суверенної незалежної України немає сенсуобговорювати питання членства.</text:p>
      <text:p text:style-name="P4">
<text:span text:style-name="T5">
Підготував Олексій Мазепа</text:span>
</text:p>
      <text:p text:style-name="P4">
Source: <text:a xlink:type="simple" xlink:href="https://armyinform.com.ua/2023/04/21/usi-krayiny-chleny-alyansu-zgodni-z-tym-shho-ukrayina-maye-uvijty-do-jogo-skladu-gensek-nato/" text:style-name="Internet_20_link" text:visited-style-name="Visited_20_Internet_20_Link">
https://armyinform.com.ua/2023/04/21/usi-krayiny-chleny-alyansu-zgodni-z-tym-shho-ukrayina-maye-uvijty-do-jogo-skladu-gensek-nato/</text:a>
</text:p>
      <!--NEWS-->
      <text:h text:style-name="P10" text:outline-level="1">
<text:span text:style-name="T4">
Євросоюз нарощуватиме виробництво боєприпасів для України – Ллойд Остін</text:span>
</text:h>
      <text:p text:style-name="P4">
Author: ['Ольга Мосьондз']</text:p>
      <text:p text:style-name="P4">
Time: 2023-04-21T65:00:00-04:00</text:p>
      <text:p text:style-name="P4">
Description: Про це глава Контактної групи з питань оборони України — міністр оборони США Ллой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olish_20221206_100107990-1.jpg" text:style-name="Internet_20_link" text:visited-style-name="Visited_20_Internet_20_Link">
polish_20221206_100107990-1.jpg</text:a>
']</text:p>
      <text:p text:style-name="P4">
Tags: ['БОЄПРИПАСИ ДЛЯ УКРАЇНИ', 'ЛЛОЙД ОСТІН', 'ПІДТРИМКА УКРАЇНИ', 'РАМШТАЙН']</text:p>
      <text:p text:style-name="P4">
Category: News</text:p>
      <!--METADATA-->
      <text:p text:style-name="P4">
<draw:frame draw:style-name="fr1" draw:name="Image272" text:anchor-type="as-char" svg:width="6.9236in" svg:height="4.615733in" draw:z-index="0">
<draw:image xlink:href="../Images/AРМІЯINFORM/2023-04-21T65-00-00-04-00/polish_20221206_100107990-1.jpg" xlink:type="simple" xlink:show="embed" xlink:actuate="onLoad" draw:mime-type="image/jpeg"/>
</draw:frame>
</text:p>
      <text:p text:style-name="P4">
Про це глава Контактної групи з питань оборони України — міністр оборони СШАЛлойд Остін, <text:a xlink:type="simple" xlink:href="https://www.defense.gov/News/Live-Events/#/" text:style-name="Internet_20_link" text:visited-style-name="Visited_20_Internet_20_Link">
заявив</text:a>
 під час відкриття чергового засідання зустрічі уформаті «Рамштайн», що триває сьогодні, 21 квітня, на базі американських ВПС уНімеччині.</text:p>
      <text:p text:style-name="P4">
— Європейський Союз нещодавно оголосив про важливу ініціативу з нарощуванняпромислового виробництва боєприпасів у рамках роботи наших національнихдиректив з питань озброєнь. Багато інших країн також нарощують виробництвобоєприпасів, яких так гостро потребує Україна, — сказав Ллойд Остін.</text:p>
      <text:p text:style-name="P4">
Глава Пентагона подякував країнам, які докладають зусиль на підтримку Україниу боротьбі проти агресії рф.</text:p>
      <text:p text:style-name="P4">
— Хочу подякувати кожній країні, яка сьогодні приєдналася до нас. Випродемонстрували, що народи доброї волі з усього світу відкидають жорстокуагресію росії. Багато хто з вас доклав значних зусиль, щоб надати допомогуУкраїні. Багато хто з вас вклав значні кошти у підтримку України, а деякі знаших союзників, такі, як Естонія та Латвія, пожертвували понад 1% свого ВВПна допомогу Україні, — сказав Ллойд Остін.</text:p>
      <text:p text:style-name="P4">
Він також зазначив, що США докладає чимало зусиль, аби допомогти Українівибороти свою свободу від російських загарбників.</text:p>
      <text:p text:style-name="P4">
— На початку цього тижня Сполучені Штати оголосили про додаткову безпековудопомогу Україні розміром 325 млн доларів. Таким чином, від початкуширокомасштабного російського вторгнення Сполучені Штати надали Українібезпекової допомоги на суму понад 35 мільярдів доларів. Останній пакетдопомоги включає додаткові артилерійські снаряди калібру 155 і 105 міліметріві важливі протитанкові засоби тощо. І на кожному кроці ми разом з нашимиукраїнськими партнерами зосереджуємось на забезпеченні підзвітності нашоїдопомоги, — повідомив глава Пентагону.</text:p>
      <text:p text:style-name="P4">
Source: <text:a xlink:type="simple" xlink:href="https://armyinform.com.ua/2023/04/21/yevrosoyuz-naroshhuvatyme-vyrobnycztvo-boyeprypasiv-dlya-ukrayiny-llojd-ostin/" text:style-name="Internet_20_link" text:visited-style-name="Visited_20_Internet_20_Link">
https://armyinform.com.ua/2023/04/21/yevrosoyuz-naroshhuvatyme-vyrobnycztvo-boyeprypasiv-dlya-ukrayiny-llojd-ostin/</text:a>
</text:p>
      <!--NEWS-->
      <text:h text:style-name="P10" text:outline-level="1">
<text:span text:style-name="T4">
Генеральний секретар НАТО на «Рамштайні»: Ми повинні посилити підтримку України</text:span>
</text:h>
      <text:p text:style-name="P4">
Author: ['Ольга Мосьондз']</text:p>
      <text:p text:style-name="P4">
Time: 2023-04-21T66:00:00-04:00</text:p>
      <text:p text:style-name="P4">
Description: Генеральний секретар НАТО Єнс Столтенберг сьогодні, 21 квітня 2023 року, після с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ltenberg-1.jpg" text:style-name="Internet_20_link" text:visited-style-name="Visited_20_Internet_20_Link">
stoltenberg-1.jpg</text:a>
']</text:p>
      <text:p text:style-name="P4">
Tags: ['STOPRUSSIA', 'ЄНС СТОЛТЕНБЕРГ', 'НАТО']</text:p>
      <text:p text:style-name="P4">
Category: News</text:p>
      <!--METADATA-->
      <text:p text:style-name="P4">
<draw:frame draw:style-name="fr1" draw:name="Image273" text:anchor-type="as-char" svg:width="6.9236in" svg:height="4.258014in" draw:z-index="0">
<draw:image xlink:href="../Images/AРМІЯINFORM/2023-04-21T66-00-00-04-00/stoltenberg-1.jpg" xlink:type="simple" xlink:show="embed" xlink:actuate="onLoad" draw:mime-type="image/jpeg"/>
</draw:frame>
</text:p>
      <text:p text:style-name="P4">
Генеральний секретар НАТО Єнс Столтенберг сьогодні, 21 квітня 2023 року, післясвого візиту до України бере участь у засіданні Української оборонноїконтактної групи на чолі зі США в «Рамштайні», Німеччина. Засіданнявідбувається під головуванням міністра оборони США Ллойда Остіна і головиОб'єднаного комітету начальників штабів США генерала Марка Міллі та об’єднуєпонад 50 країн, включаючи союзників по НАТО та представників країн-партнерів.</text:p>
      <text:p text:style-name="P4">
Перед початком зустрічі Контактної групи з оборони України на військовій базі«Рамштайн» у Німеччині Генеральний секретар НАТО Єнс Столтенберг заявив, щопрезидент рф володимир путін здійснивши військове вторгнення в Україну,припустився стратегічних помилок.</text:p>
      <text:p text:style-name="P4">
— Президент путін припустився кількох великих помилок, стратегічних помилок,коли вдерся в Україну. Першою була тотальна недооцінка української армії. Віндумав, що буде контролювати Україну впродовж тижнів та захопить Київ за кількаднів. Він також дуже недооцінив союзників по НАТО та наших партнерів, їхнюрішучість підтримувати Україну, — наголосив Столтенберг.</text:p>
      <text:p text:style-name="P4">
Генсек НАТО нагадав, що через понад рік від початку широкомасштабноговторгнення рф в Україну путін «жодним чином не контролює країну, як планував».Та зазначив, що Збройні Сили України вже вигнали російські війська з частиниокупованих територій, зокрема з-під Києва, відкинули російські сили на сходікраїни, навколо Харкова, і на півдні — навколо Херсона.</text:p>
      <text:p text:style-name="P4">
— Зараз ми допомагаємо Україні звільнити більше своїх земель, надаючи їмбільше сучасних військових систем. Щодо танків — поряд зі старішими системамисоюзники постачають дедалі більше нових машин, таких, як Leopard-2, Challengerіз Великої Британії, американських Abrams. Також ми надаємо бойові машинипіхоти, бронетранспортери — багато боєприпасів до них. Усе це дуже потужніспроможності, які дадуть змогу українцям перемогти, — заявив Генеральнийсекретар НАТО.</text:p>
      <text:p text:style-name="P4">
Також Генсек НАТО розповів, що напередодні «Рамштайну» відвідав Україну тапобував у Бучі та був вражений побаченим, та наголосив на важливості посиленнявійськової допомоги Україні, яка продовжує захищатись від жорстокої російськоїагресії.</text:p>
      <text:p text:style-name="P4">
— Я повернувся з Києва вчора ввечері й зустрівся з Президентом Зеленським, ійого послання полягало в тому, що він дуже цінує і вітає потужну підтримку,яку члени і партнери НАТО надають Україні, але також розраховує на те, що мипродовжуватимемо підтримувати Україну в майбутньому, — сказав Єнс Столтенберг.</text:p>
      <text:p text:style-name="P4">
Нагадаємо, напередодні зустрічі Контактної групи оборони України у Німеччині,Генеральний секретар НАТО Єнс Столтенберг з неанонсованим візитом відвідавУкраїну, зустрівся з Президентом України та високо оцінив майстерністьЗбройних Сил України.</text:p>
      <text:p text:style-name="P4">
Source: <text:a xlink:type="simple" xlink:href="https://armyinform.com.ua/2023/04/21/generalnyj-sekretar-nato-na-ramshtajni-my-povynni-posylyty-pidtrymku-ukrayiny/" text:style-name="Internet_20_link" text:visited-style-name="Visited_20_Internet_20_Link">
https://armyinform.com.ua/2023/04/21/generalnyj-sekretar-nato-na-ramshtajni-my-povynni-posylyty-pidtrymku-ukrayiny/</text:a>
</text:p>
      <!--NEWS-->
      <text:h text:style-name="P10" text:outline-level="1">
<text:span text:style-name="T4">
росія продовжує застосовувати керовані авіаційні бомби по прифронтових населених пунктах України</text:span>
</text:h>
      <text:p text:style-name="P4">
Author: ['Андрій Агєєв']</text:p>
      <text:p text:style-name="P4">
Time: 2023-04-21T67:00:00-04:00</text:p>
      <text:p text:style-name="P4">
Description: Про це в прямому ефірі телемарафону «Єдині новини» сказав речник Повітряних Сил 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АВІАБОМБИ', 'ЮРІЙ ІГНАТ']</text:p>
      <text:p text:style-name="P4">
Category: News</text:p>
      <!--METADATA-->
      <text:p text:style-name="P4">
<draw:frame draw:style-name="fr1" draw:name="Image274" text:anchor-type="as-char" svg:width="6.9236in" svg:height="4.32725in" draw:z-index="0">
<draw:image xlink:href="../Images/AРМІЯINFORM/2023-04-21T67-00-00-04-00/foto-1-krylati-aviabomby-yurij-ignat.jpg" xlink:type="simple" xlink:show="embed" xlink:actuate="onLoad" draw:mime-type="image/jpeg"/>
</draw:frame>
 Колаж: АрміяInform</text:p>
      <text:p text:style-name="P4">
Про це в прямому ефірі телемарафону «Єдині новини» сказав речник ПовітрянихСил полковник Юрій Ігнат.</text:p>
      <text:p text:style-name="P4">
— Ворог активно продовжує застосовувати тактичну авіацію для того, абиатакувати саме прифронтові території України керованими авіаційними бомбами.Нашими засобами радіолокаційної розвідки ми бачимо, що атакують вони КАБами зрізних напрямків, не заходячи при цьому в район ефективної роботи нашоїсистеми ППО.</text:p>
      <text:p text:style-name="P4">
Застосовують ці бомби вони щоразу більше, тому ця загроза дедаліпосилюватиметься. росія буде нарощувати модернізацію і доопрацювання цихстарих радянських авіабомб, яких у них на складах достатньо велика кількість.Вони додатково обладнують їх GPS-навігацією та крилами. Саме тому мипотребуємо більше систем ППО збільшеного радіуса дії, таких, як ЗРК Patriot,SAMP/T і багатоцільових бойових літаків F-16.</text:p>
      <text:p text:style-name="P4">
Source: <text:a xlink:type="simple" xlink:href="https://armyinform.com.ua/2023/04/21/rosiya-prodovzhuye-zastosovuvaty-kerovani-aviaczijni-bomby-po-pryfrontovyh-naselenyh-punktah-ukrayiny/" text:style-name="Internet_20_link" text:visited-style-name="Visited_20_Internet_20_Link">
https://armyinform.com.ua/2023/04/21/rosiya-prodovzhuye-zastosovuvaty-kerovani-aviaczijni-bomby-po-pryfrontovyh-naselenyh-punktah-ukrayiny/</text:a>
</text:p>
      <!--NEWS-->
      <text:h text:style-name="P10" text:outline-level="1">
<text:span text:style-name="T4">
15 років тюрми отримав зрадник, який «зливав» позиції ЗСУ</text:span>
</text:h>
      <text:p text:style-name="P4">
Author: ['АРМІЯINFORM']</text:p>
      <text:p text:style-name="P4">
Time: 2023-04-21T68:00:00-04:00</text:p>
      <text:p text:style-name="P4">
Description: Зібрано беззаперечні докази вини ще одного ворожого поплічника, який коригував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0948fc0fbcb5f8f4c84c386b32abf0.jpeg" text:style-name="Internet_20_link" text:visited-style-name="Visited_20_Internet_20_Link">
270948fc0fbcb5f8f4c84c386b32abf0.jpeg</text:a>
']</text:p>
      <text:p text:style-name="P4">
Tags: ['ДЕРЖАВНА ЗРАДА', 'ДНІПРОПЕТРОВЩИНА', 'КОНТРРОЗВІДКА СБУ']</text:p>
      <text:p text:style-name="P4">
Category: News</text:p>
      <!--METADATA-->
      <text:p text:style-name="P4">
<draw:frame draw:style-name="fr1" draw:name="Image275" text:anchor-type="as-char" svg:width="6.9236in" svg:height="4.615733in" draw:z-index="0">
<draw:image xlink:href="../Images/AРМІЯINFORM/2023-04-21T68-00-00-04-00/270948fc0fbcb5f8f4c84c386b32abf0.jpeg" xlink:type="simple" xlink:show="embed" xlink:actuate="onLoad" draw:mime-type="image/jpeg"/>
</draw:frame>
</text:p>
      <text:p text:style-name="P4">
Зібрано беззаперечні докази вини ще одного ворожого поплічника, який коригувавросійські повітряні атаки на Дніпропетровщині. Його засуджено до 15 роківпозбавлення волі.</text:p>
      <text:p text:style-name="P4">
Про це <text:a xlink:type="simple" xlink:href="https://ssu.gov.ua/novyny/za-materialamy-sbu-15-rokiv-tiurmy-otrymav-zradnyk-yakyi-zlyvav-pozytsii-zsu-svoiemu-synuviiskovosluzhbovtsiu-rf" text:style-name="Internet_20_link" text:visited-style-name="Visited_20_Internet_20_Link">
повідомляє</text:a>
 Служба безпеки України.</text:p>
      <text:p text:style-name="P4">
Саме за «наводкою» зрадника окупанти намагалися вдарити по інфраструктурірегіону на початку літа минулого року. Втім, українські сили протиповітряноїоборони збили всі ворожі ракети. Фігуранта затримано під час контрдиверсійнихзаходів на території області.</text:p>
      <text:p text:style-name="P4">
За даними слідства, зловмисником є мешканець Марганця, який у березні минулогороку вийшов на волю з виправної колонії, де відбував покарання за заподіяннятяжких тілесних ушкоджень.</text:p>
      <text:p text:style-name="P4">
Після цього він почав приховано збирати інформацію про місця базування тапереміщення Сил оборони на території регіону. Насамперед він намагався виявитипозиції українських зенітно-ракетних комплексів С-300.</text:p>
      <text:p text:style-name="P4">
Отримані відомості він передавав своєму сину, який входив до складу російськихокупаційних угруповань і брав участь в обстрілах населених пунктів наІзюмському напрямку. Для комунікації із сином зрадник використовував один ізмесенджерів.</text:p>
      <text:p text:style-name="P4">
На підставі зібраних доказів суд визнав зловмисника винним у державній зраді,вчиненої в умовах воєнного стану. Зважаючи, що фігурант має три рокинепогашеної судимості, загалом він проведе за ґратами 18 років.</text:p>
      <text:p text:style-name="P4">
Source: <text:a xlink:type="simple" xlink:href="https://armyinform.com.ua/2023/04/21/15-rokiv-tyurmy-otrymav-zradnyk-yakyj-zlyvav-pozycziyi-zsu/" text:style-name="Internet_20_link" text:visited-style-name="Visited_20_Internet_20_Link">
https://armyinform.com.ua/2023/04/21/15-rokiv-tyurmy-otrymav-zradnyk-yakyj-zlyvav-pozycziyi-zsu/</text:a>
</text:p>
      <!--NEWS-->
      <text:h text:style-name="P10" text:outline-level="1">
<text:span text:style-name="T4">
На Ставці Верховного Головнокомандувача розглянули виробництво в Україні зброї та боєприпасів</text:span>
</text:h>
      <text:p text:style-name="P4">
Author: ['АРМІЯINFORM']</text:p>
      <text:p text:style-name="P4">
Time: 2023-04-21T69:00:00-04:00</text:p>
      <text:p text:style-name="P4">
Description: Президент України Володимир Зеленський у п’ятницю провів чергове засідання Ста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elenskyj-1.jpeg" text:style-name="Internet_20_link" text:visited-style-name="Visited_20_Internet_20_Link">
zelenskyj-1.jpeg</text:a>
']</text:p>
      <text:p text:style-name="P4">
Tags: ['СТАВКА ВЕРХОВНОГО ГОЛОВНОКОМАНДУВАЧА']</text:p>
      <text:p text:style-name="P4">
Category: News</text:p>
      <!--METADATA-->
      <text:p text:style-name="P4">
<draw:frame draw:style-name="fr1" draw:name="Image276" text:anchor-type="as-char" svg:width="6.9236in" svg:height="4.617948in" draw:z-index="0">
<draw:image xlink:href="../Images/AРМІЯINFORM/2023-04-21T69-00-00-04-00/zelenskyj-1.jpeg" xlink:type="simple" xlink:show="embed" xlink:actuate="onLoad" draw:mime-type="image/jpeg"/>
</draw:frame>
</text:p>
      <text:p text:style-name="P4">
Президент України Володимир Зеленський у п’ятницю провів чергове засіданняСтавки Верховного Головнокомандувача.</text:p>
      <text:p text:style-name="P4">
Про це <text:a xlink:type="simple" xlink:href="https://t.me/V_Zelenskiy_official/5944" text:style-name="Internet_20_link" text:visited-style-name="Visited_20_Internet_20_Link">
інформує</text:a>
 глава держави.</text:p>
      <text:p text:style-name="P4">
На засіданні Ставки проаналізували актуальну ситуацію на всіх ділянках фронту.</text:p>
      <text:p text:style-name="P4">
«Заслухали Кирила Буданова — знаємо про всі плани ворога у найближчий період.Розробляємо ще якіснішу схему розподілу озброєння та боєприпасів попідрозділах, окрема увага тут — новоствореним бригадам», — зазначив ПрезидентУкраїни.</text:p>
      <text:p text:style-name="P4">
Також, за його словами, обговорили питання налагодження виробництва ракет ібоєприпасів вітчизняними підприємствами.</text:p>
      <text:p text:style-name="P4">
Source: <text:a xlink:type="simple" xlink:href="https://armyinform.com.ua/2023/04/21/na-stavczi-verhovnogo-golovnokomanduvacha-rozglyanuly-vyrobnycztvo-v-ukrayini-zbroyi-ta-boyeprypasiv/" text:style-name="Internet_20_link" text:visited-style-name="Visited_20_Internet_20_Link">
https://armyinform.com.ua/2023/04/21/na-stavczi-verhovnogo-golovnokomanduvacha-rozglyanuly-vyrobnycztvo-v-ukrayini-zbroyi-ta-boyeprypasiv/</text:a>
</text:p>
      <!--NEWS-->
      <text:h text:style-name="P10" text:outline-level="1">
<text:span text:style-name="T4">
Секретар РНБО: росія обстрілює власні міста, аби залякати місцевих</text:span>
</text:h>
      <text:p text:style-name="P4">
Author: ['АРМІЯINFORM']</text:p>
      <text:p text:style-name="P4">
Time: 2023-04-21T70:00:00-04:00</text:p>
      <text:p text:style-name="P4">
Description: російська окупаційна армія обстрілює власні міста задля залякування цивільного насе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2-44.jpg" text:style-name="Internet_20_link" text:visited-style-name="Visited_20_Internet_20_Link">
2-44.jpg</text:a>
']</text:p>
      <text:p text:style-name="P4">
Tags: ['STOPRUSSIA', 'ОЛЕКСІЙ ДАНІЛОВ', 'СЕКРЕТАР РНБО УКРАЇНИ']</text:p>
      <text:p text:style-name="P4">
Category: News</text:p>
      <!--METADATA-->
      <text:p text:style-name="P4">
<draw:frame draw:style-name="fr1" draw:name="Image277" text:anchor-type="as-char" svg:width="6.9236in" svg:height="4.633042in" draw:z-index="0">
<draw:image xlink:href="../Images/AРМІЯINFORM/2023-04-21T70-00-00-04-00/2-44.jpg" xlink:type="simple" xlink:show="embed" xlink:actuate="onLoad" draw:mime-type="image/jpeg"/>
</draw:frame>
</text:p>
      <text:p text:style-name="P4">
російська окупаційна армія обстрілює власні міста задля залякування цивільногонаселення і нагнітання ескалації.</text:p>
      <text:p text:style-name="P4">
Про це <text:a xlink:type="simple" xlink:href="https://twitter.com/OleksiyDanilov/status/1649297187971510274" text:style-name="Internet_20_link" text:visited-style-name="Visited_20_Internet_20_Link">
заявив</text:a>
Секретар РНБО Олексій Данілов, коментуючи падіння на житловий районросійського бєлгорода авіаційного боєприпасу під час польоту бомбардувальникаСу-34 повітряно-космічних сил рф.</text:p>
      <text:p text:style-name="P4">
«Лише надання Україні далекобійної зброї дасть можливість локалізувати джереломосковітських провокацій на етапі планування та підготовки до пуску», —зазначив Олексій Данілов.</text:p>
      <text:p text:style-name="P4">
Source: <text:a xlink:type="simple" xlink:href="https://armyinform.com.ua/2023/04/21/sekretar-rnbo-rosiya-obstrilyuye-vlasni-mista-aby-zalyakaty-misczevyh/" text:style-name="Internet_20_link" text:visited-style-name="Visited_20_Internet_20_Link">
https://armyinform.com.ua/2023/04/21/sekretar-rnbo-rosiya-obstrilyuye-vlasni-mista-aby-zalyakaty-misczevyh/</text:a>
</text:p>
      <!--NEWS-->
      <text:h text:style-name="P10" text:outline-level="1">
<text:span text:style-name="T4">
Глави міністерств оборони України та Естонії уклали меморандум про співпрацю</text:span>
</text:h>
      <text:p text:style-name="P4">
Author: ['АРМІЯINFORM']</text:p>
      <text:p text:style-name="P4">
Time: 2023-04-21T71:00:00-04:00</text:p>
      <text:p text:style-name="P4">
Description: Між Міністерством оборони України та Міністерством оборони Естонії укладено меморанду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_pevkur.jpg" text:style-name="Internet_20_link" text:visited-style-name="Visited_20_Internet_20_Link">
reznikov_pevkur.jpg</text:a>
']</text:p>
      <text:p text:style-name="P4">
Tags: ['ДОПОМОГА ПАРТНЕРІВ', 'ЕСТОНІЯ', 'МІНІСТР ОБОРОНИ УКРАЇНИ ОЛЕКСІЙ РЕЗНІКОВ', 'СВІТ ПІДТРИМУЄ УКРАЇНУ', 'ХАННО ПЕВКУР']</text:p>
      <text:p text:style-name="P4">
Category: News</text:p>
      <!--METADATA-->
      <text:p text:style-name="P4">
<draw:frame draw:style-name="fr1" draw:name="Image278" text:anchor-type="as-char" svg:width="6.9236in" svg:height="3.894525in" draw:z-index="0">
<draw:image xlink:href="../Images/AРМІЯINFORM/2023-04-21T71-00-00-04-00/reznikov_pevkur.jpg" xlink:type="simple" xlink:show="embed" xlink:actuate="onLoad" draw:mime-type="image/jpeg"/>
</draw:frame>
</text:p>
      <text:p text:style-name="P4">
Між Міністерством оборони України та Міністерством оборони Естонії укладеномеморандум про співпрацю.</text:p>
      <text:p text:style-name="P4">
Про це під час засідання Контактної групи з питань оборони України у форматі«Рамштан»<text:a xlink:type="simple" xlink:href="https://twitter.com/oleksiireznikov/status/1649350684544839682" text:style-name="Internet_20_link" text:visited-style-name="Visited_20_Internet_20_Link">
заявив</text:a>
 главаукраїнського оборонного відомства Олексій Резніков.</text:p>
      <text:p text:style-name="P4">
«Ми поглиблюємо співпрацю на основі спільних цілей — миру та безпеки для нашихкраїн і всього континенту. Естонія була вірним союзником України з початкуросійського вторгнення», — зазначив Олексій Резніков.</text:p>
      <text:p text:style-name="P4">
Він подякував народу Естонії та великому другові України Ганно Певкуру завидатний внесок у зміцнення української оборони та підтримку європейського таєвроатлантичного погляду України.</text:p>
      <text:p text:style-name="P4">
Source: <text:a xlink:type="simple" xlink:href="https://armyinform.com.ua/2023/04/21/glavy-ministerstv-oborony-ukrayiny-ta-estoniyi-uklaly-memorandum-pro-spivpraczyu/" text:style-name="Internet_20_link" text:visited-style-name="Visited_20_Internet_20_Link">
https://armyinform.com.ua/2023/04/21/glavy-ministerstv-oborony-ukrayiny-ta-estoniyi-uklaly-memorandum-pro-spivpraczyu/</text:a>
</text:p>
      <!--NEWS-->
      <text:h text:style-name="P10" text:outline-level="1">
<text:span text:style-name="T4">
Президент США обговорив з главою Єврокомісії безпекову підтримку України</text:span>
</text:h>
      <text:p text:style-name="P4">
Author: ['АРМІЯINFORM']</text:p>
      <text:p text:style-name="P4">
Time: 2023-04-21T72:00:00-04:00</text:p>
      <text:p text:style-name="P4">
Description: Президент Сполучених Штатів Америки Джо Байден та Президентка Європейської комісії Урсу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6207-1_large.jpg" text:style-name="Internet_20_link" text:visited-style-name="Visited_20_Internet_20_Link">
176207-1_large.jpg</text:a>
']</text:p>
      <text:p text:style-name="P4">
Tags: ['STOPRUSSIA', 'ДЖО БАЙДЕН', 'ПІДТРИМКА УКРАЇНИ', 'УРСУЛА ФОН ДЕР ЛЯЄН']</text:p>
      <text:p text:style-name="P4">
Category: News</text:p>
      <!--METADATA-->
      <text:p text:style-name="P4">
<draw:frame draw:style-name="fr1" draw:name="Image279" text:anchor-type="as-char" svg:width="6.9236in" svg:height="4.2817in" draw:z-index="0">
<draw:image xlink:href="../Images/AРМІЯINFORM/2023-04-21T72-00-00-04-00/176207-1_large.jpg" xlink:type="simple" xlink:show="embed" xlink:actuate="onLoad" draw:mime-type="image/jpeg"/>
</draw:frame>
</text:p>
      <text:p text:style-name="P4">
Президент Сполучених Штатів Америки Джо Байден та Президентка Європейськоїкомісії Урсула фон де Ляєн під час телефонної розмови обговорили економічну табезпекову підтримку України.</text:p>
      <text:p text:style-name="P4">
Про це <text:a xlink:type="simple" xlink:href="https://www.whitehouse.gov/briefing-room/statements-releases/2023/04/20/readout-of-president-joe-bidens-call-with-president-ursula-von-der-leyen-of-the-european-commission/" text:style-name="Internet_20_link" text:visited-style-name="Visited_20_Internet_20_Link">
йдеться</text:a>
 на сайті Білого дому.</text:p>
      <text:p text:style-name="P4">
«Джо Байден і Урсула фон дер Ляєн підтвердили зобов’язання Сполучених Штатів іЄвропейського Союзу забезпечити Україні необхідну економічну й безпековудопомогу та продовжувати тісно співпрацювати, щоб покласти на кремль витратиза агресію росії», — йдеться у повідомленні.</text:p>
      <text:p text:style-name="P4">
Окрім цього, сторони обговорили нещодавню поїздку Президентки Єврокомісії доПекіна та їхню «спільну відданість дотриманню заснованого на правилахміжнародного порядку, прав людини та практики чесної торгівлі».</text:p>
      <text:p text:style-name="P4">
Source: <text:a xlink:type="simple" xlink:href="https://armyinform.com.ua/2023/04/21/prezydent-ssha-obgovoryv-z-glavoyu-yevrokomisiyi-bezpekovu-pidtrymku-ukrayiny/" text:style-name="Internet_20_link" text:visited-style-name="Visited_20_Internet_20_Link">
https://armyinform.com.ua/2023/04/21/prezydent-ssha-obgovoryv-z-glavoyu-yevrokomisiyi-bezpekovu-pidtrymku-ukrayiny/</text:a>
</text:p>
      <!--NEWS-->
      <text:h text:style-name="P10" text:outline-level="1">
<text:span text:style-name="T4">
Канада виділяє Україні пакет військової допомоги майже на $29 млн</text:span>
</text:h>
      <text:p text:style-name="P4">
Author: ['АРМІЯINFORM']</text:p>
      <text:p text:style-name="P4">
Time: 2023-04-21T73:00:00-04:00</text:p>
      <text:p text:style-name="P4">
Description: Міністер оборони Канади Аніта Ананд на авіабазі «Рамштайн» у Німеччині оголосила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9217-1_large-1.jpg" text:style-name="Internet_20_link" text:visited-style-name="Visited_20_Internet_20_Link">
169217-1_large-1.jpg</text:a>
']</text:p>
      <text:p text:style-name="P4">
Tags: ['ДОПОМОГА УКРАЇНИ', 'КАНАДА', 'СВІТ ПІДТРИМУЄ УКРАЇНУ']</text:p>
      <text:p text:style-name="P4">
Category: News</text:p>
      <!--METADATA-->
      <text:p text:style-name="P4">
<draw:frame draw:style-name="fr1" draw:name="Image280" text:anchor-type="as-char" svg:width="6.9236in" svg:height="4.269553in" draw:z-index="0">
<draw:image xlink:href="../Images/AРМІЯINFORM/2023-04-21T73-00-00-04-00/169217-1_large-1.jpg" xlink:type="simple" xlink:show="embed" xlink:actuate="onLoad" draw:mime-type="image/jpeg"/>
</draw:frame>
</text:p>
      <text:p text:style-name="P4">
Міністер оборони Канади Аніта Ананд на авіабазі «Рамштайн» у Німеччиніоголосила про надання Україні нового пакета військової допомоги на 39 млнканадських доларів (28,9 млн доларів США).</text:p>
      <text:p text:style-name="P4">
Про це <text:a xlink:type="simple" xlink:href="https://www.canada.ca/en/department-national-defence/news/2023/04/defence-minister-anita-anand-announces-approximately-39-million-military-aid-package-for-ukraine.html" text:style-name="Internet_20_link" text:visited-style-name="Visited_20_Internet_20_Link">
йдеться</text:a>
 на сайтіМіністерства оборони Канади.</text:p>
      <text:p text:style-name="P4">
Допомога містить внесок у розмірі 34,6 млн доларів у фонд НАТО.</text:p>
      <text:p text:style-name="P4">
Приблизно 2,5 мільйона доларів виділили на 40 снайперських гвинтівок ібоєприпаси від Prairie Gun Works, нові радіоприймачі на суму майже 2 мільйонівдоларів від L3 Harris для танка Leopard 2.</text:p>
      <text:p text:style-name="P4">
Аніта Ананд зазначила, що допомога та підтримка, оголошені сьогодні Канадою,допоможуть забезпечити Україну всім необхідним для захисту свого суверенітету,незалежності і територіальної цілісності.</text:p>
      <text:p text:style-name="P4">
Вона повідомила, що всі основні бойові танки Leopard 2, передані Канадою вУкраїну, були доставлені в Польщу. Також Канада направила інструкторів длянадання допомоги у навчанні українських танкістів на фронті.</text:p>
      <text:p text:style-name="P4">
Source: <text:a xlink:type="simple" xlink:href="https://armyinform.com.ua/2023/04/21/kanada-vydilyaye-ukrayini-paket-vijskovoyi-dopomogy-majzhe-na-29-mln/" text:style-name="Internet_20_link" text:visited-style-name="Visited_20_Internet_20_Link">
https://armyinform.com.ua/2023/04/21/kanada-vydilyaye-ukrayini-paket-vijskovoyi-dopomogy-majzhe-na-29-mln/</text:a>
</text:p>
      <!--NEWS-->
      <text:h text:style-name="P10" text:outline-level="1">
<text:span text:style-name="T4">
Ворог тримає у Чорному морі два ракетоносії з вісьмома «Калібрами»</text:span>
</text:h>
      <text:p text:style-name="P4">
Author: ['АРМІЯINFORM']</text:p>
      <text:p text:style-name="P4">
Time: 2023-04-21T74:00:00-04:00</text:p>
      <text:p text:style-name="P4">
Description: Станом на 21 квітня у Чорному морі на бойовому чергуванні знаходиться дев’ять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text:p>
      <text:p text:style-name="P4">
Category: News</text:p>
      <!--METADATA-->
      <text:p text:style-name="P4">
<draw:frame draw:style-name="fr1" draw:name="Image281" text:anchor-type="as-char" svg:width="6.9236in" svg:height="4.615733in" draw:z-index="0">
<draw:image xlink:href="../Images/AРМІЯINFORM/2023-04-21T74-00-00-04-00/raketa-kalibr-pusk-chorne-more.jpg" xlink:type="simple" xlink:show="embed" xlink:actuate="onLoad" draw:mime-type="image/jpeg"/>
</draw:frame>
 Ілюстративне фото</text:p>
      <text:p text:style-name="P4">
Станом на 21 квітня у Чорному морі на бойовому чергуванні знаходиться дев’ятьворожих кораблів, серед яких два носії крилатих ракет «Калібр», загальний залпдо восьми ракет.</text:p>
      <text:p text:style-name="P4">
Про це <text:a xlink:type="simple" xlink:href="https://fb.watch/k2atG8WToE/" text:style-name="Internet_20_link" text:visited-style-name="Visited_20_Internet_20_Link">
повідомляє</text:a>
 Командування Військово-Морських Сил ЗС України.</text:p>
      <text:p text:style-name="P4">
В Азовському морі перебуває один ворожий корабель.</text:p>
      <text:p text:style-name="P4">
в Середземному морі на бойовому чергуванні знаходиться до восьми ворожихкораблів, з них чотири носії крилатих ракет«Калібр», загальний залп до 36ракет.</text:p>
      <text:p text:style-name="P4">
Source: <text:a xlink:type="simple" xlink:href="https://armyinform.com.ua/2023/04/21/vorog-trymaye-u-chornomu-mori-dva-raketonosiyi-z-vismoma-kalibramy-2/" text:style-name="Internet_20_link" text:visited-style-name="Visited_20_Internet_20_Link">
https://armyinform.com.ua/2023/04/21/vorog-trymaye-u-chornomu-mori-dva-raketonosiyi-z-vismoma-kalibramy-2/</text:a>
</text:p>
      <!--NEWS-->
      <text:h text:style-name="P10" text:outline-level="1">
<text:span text:style-name="T4">
В Осло відбулося засідання начальників військово-медичних служб НАТО, в якому взяла участь і Україна</text:span>
</text:h>
      <text:p text:style-name="P4">
Author: ['АРМІЯINFORM']</text:p>
      <text:p text:style-name="P4">
Time: 2023-04-21T75:00:00-04:00</text:p>
      <text:p text:style-name="P4">
Description: З 17 по 20 квітня 2023 року Комітет начальників військово-медичних служб НАТО склик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omeds.jpg" text:style-name="Internet_20_link" text:visited-style-name="Visited_20_Internet_20_Link">
comeds.jpg</text:a>
']</text:p>
      <text:p text:style-name="P4">
Tags: ['НАТО']</text:p>
      <text:p text:style-name="P4">
Category: News</text:p>
      <!--METADATA-->
      <text:p text:style-name="P4">
<draw:frame draw:style-name="fr1" draw:name="Image282" text:anchor-type="as-char" svg:width="6.9236in" svg:height="3.894525in" draw:z-index="0">
<draw:image xlink:href="../Images/AРМІЯINFORM/2023-04-21T75-00-00-04-00/comeds.jpg" xlink:type="simple" xlink:show="embed" xlink:actuate="onLoad" draw:mime-type="image/jpeg"/>
</draw:frame>
</text:p>
      <text:p text:style-name="P4">
З 17 по 20 квітня 2023 року Комітет начальників військово-медичних служб НАТОскликав своє 59-те пленарне засідання в Осло.</text:p>
      <text:p text:style-name="P4">
Про це <text:a xlink:type="simple" xlink:href="https://www.nato.int/cps/en/natohq/news_214143.htm" text:style-name="Internet_20_link" text:visited-style-name="Visited_20_Internet_20_Link">
повідомляє</text:a>
пресслужба НАТО.</text:p>
      <text:p text:style-name="P4">
У порядку денному були спеціальні сесії, присвячені поточній медичнійпідтримці України, розвитку військових дій НАТО, викликам у військовій сферіохорони здоров'я, реагуванню НАТО на хімічну, біологічну, радіологічну таядерну загрозу.</text:p>
      <text:p text:style-name="P4">
На спеціальній сесії командувач Медичних сил Збройних Сил України генерал-майор медичної служби Тетяна Остащенко повідомила про поточну ситуацію тапотреби в медичному забезпеченні. Голова COMEDS ( <text:span text:style-name="T5">
Комітет керівниківвійськово-медичних служб держав-членів НАТО</text:span>
 <text:span text:style-name="T5">
— ред.</text:span>
 ) генерал-майор ТімХоджетс відзначив нещодавнє рішення міністрів закордонних справ країн НАТОрозпочати роботу над розробкою стратегічної багаторічної програми допомогиУкраїні.</text:p>
      <text:p text:style-name="P4">
«Підтримка України триває з початку конфлікту ( <text:span text:style-name="T5">
із росією</text:span>
 <text:span text:style-name="T5">
— ред.</text:span>
 ),включно з медикаментами; НАТО чітко дало зрозуміти, що наша підтримкапродовжуватиметься стільки, скільки буде потрібно, і ми докладатимемо зусильдля підвищення оперативної сумісності України з НАТО, приведення її достандартів НАТО, особливо у сфері військової медицини», — зазначив ТімХоджетс.</text:p>
      <text:p text:style-name="P4">
Низка держав-партнерів, включаючи Австралію, Австрію, Ірландію, Ізраїль, НовуЗеландію, Сербію, Швецію та Україну, також були запрошені до участі у різнихсесіях.</text:p>
      <text:p text:style-name="P4">
«Працюючи з членами Альянсу та партнерами, ми продовжуємо вдосконалюватимедичну стандартизацію, що, своєю чергою, покращує взаємодію в НАТО та знашими партнерами. Я особливо вдячний NSPA ( <text:span text:style-name="T5">
Агенція НАТО з підтримки тапостачання</text:span>
 <text:span text:style-name="T5">
— ред.</text:span>
 ) за використання своєї Програми партнерства з медичноїпідтримки, яка сприятиме спільності вимог, спрощенню логістики та економіїмасштабу під час закупівлі та отримання доступу до медичних можливостей.Зрештою це дозволить членам Альянсу та партнерам заощадити важливий час ізосередити ресурси та інструменти, щоб бути ефективнішими та оперативнішими увипадку кризи», — підкреслив генерал-майор Ходжетс.</text:p>
      <text:p text:style-name="P4">
На полях пленарного засідання члени COMEDS також мали змогу відвідати галузевувиставку, яка зібрала численні експоненти медичних компаній.</text:p>
      <text:p text:style-name="P4">
Source: <text:a xlink:type="simple" xlink:href="https://armyinform.com.ua/2023/04/21/v-oslo-vidbulosya-zasidannya-nachalnykiv-vijskovo-medychnyh-sluzhb-nato-v-yakomu-vzyala-uchast-i-ukrayina/" text:style-name="Internet_20_link" text:visited-style-name="Visited_20_Internet_20_Link">
https://armyinform.com.ua/2023/04/21/v-oslo-vidbulosya-zasidannya-nachalnykiv-vijskovo-medychnyh-sluzhb-nato-v-yakomu-vzyala-uchast-i-ukrayina/</text:a>
</text:p>
      <!--NEWS-->
      <text:h text:style-name="P10" text:outline-level="1">
<text:span text:style-name="T4">
Понад 80 тисяч воєнних злочинів рф задокументував Офіс Генпрокурора</text:span>
</text:h>
      <text:p text:style-name="P4">
Author: ['АРМІЯINFORM']</text:p>
      <text:p text:style-name="P4">
Time: 2023-04-21T7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0.jpg" text:style-name="Internet_20_link" text:visited-style-name="Visited_20_Internet_20_Link">
1-70.jpg</text:a>
', '<text:a xlink:type="simple" xlink:href="https://armyinform.com.ua/wp-content/uploads/2023/04/2-61.jpg" text:style-name="Internet_20_link" text:visited-style-name="Visited_20_Internet_20_Link">
2-61.jpg</text:a>
']</text:p>
      <text:p text:style-name="P4">
Tags: ['STOPRUSSIA', 'АГРЕСІЯ РФ', 'ВОЄННІ ЗЛОЧИНИ РФ', 'ОФІС ГЕНЕРАЛЬНОГО ПРОКУРОРА УКРАЇНИ']</text:p>
      <text:p text:style-name="P4">
Category: News</text:p>
      <!--METADATA-->
      <text:p text:style-name="P4">
<draw:frame draw:style-name="fr1" draw:name="Image283" text:anchor-type="as-char" svg:width="6.9236in" svg:height="4.448413in" draw:z-index="0">
<draw:image xlink:href="../Images/AРМІЯINFORM/2023-04-21T76-00-00-04-00/1-70.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1 квітня зареєстровано:</text:p>
      <ul>
        <li>
81 763 воєнних злочини,  * 17 055 злочинів проти національної безпеки України.</li>
      </ul>
      <text:p text:style-name="P4">
Крім того, за офіційними даними ювенальних прокурорів, 1418 дітей постраждаливнаслідок агресії рф, з них:</text:p>
      <ul>
        <li>
470 — дітей загинули,  * 94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84" text:anchor-type="as-char" svg:width="6.9236in" svg:height="4.448413in" draw:z-index="0">
<draw:image xlink:href="../Images/AРМІЯINFORM/2023-04-21T76-00-00-04-00/2-61.jpg" xlink:type="simple" xlink:show="embed" xlink:actuate="onLoad" draw:mime-type="image/jpeg"/>
</draw:frame>
</text:p>
      <text:p text:style-name="P4">
Source: <text:a xlink:type="simple" xlink:href="https://armyinform.com.ua/2023/04/21/ponad-80-tysyach-voyennyh-zlochyniv-rf-zadokumentuvav-ofis-genprokurora/" text:style-name="Internet_20_link" text:visited-style-name="Visited_20_Internet_20_Link">
https://armyinform.com.ua/2023/04/21/ponad-80-tysyach-voyennyh-zlochyniv-rf-zadokumentuvav-ofis-genprokurora/</text:a>
</text:p>
      <!--NEWS-->
      <text:h text:style-name="P10" text:outline-level="1">
<text:span text:style-name="T4">
У Києві затримали адвоката, який для росіян збирав дані про місця дислокації РСЗВ HIMARS</text:span>
</text:h>
      <text:p text:style-name="P4">
Author: ['АРМІЯINFORM']</text:p>
      <text:p text:style-name="P4">
Time: 2023-04-21T77:00:00-04:00</text:p>
      <text:p text:style-name="P4">
Description: На Київщині викрили ще одного російського агента.    Про це повідомляє СБ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19fc21c7d7533a1c07912c03c6a4e84-e1682076953506.jpeg" text:style-name="Internet_20_link" text:visited-style-name="Visited_20_Internet_20_Link">
c19fc21c7d7533a1c07912c03c6a4e84-e1682076953506.jpeg</text:a>
']</text:p>
      <text:p text:style-name="P4">
Tags: ['STOPRUSSIA', 'АГРЕСІЯ РФ', 'ВТОРГНЕННЯ РФ', 'КОЛАБОРАНТИ', 'СБУ']</text:p>
      <text:p text:style-name="P4">
Category: News</text:p>
      <!--METADATA-->
      <text:p text:style-name="P4">
<draw:frame draw:style-name="fr1" draw:name="Image285" text:anchor-type="as-char" svg:width="6.9236in" svg:height="5.008071in" draw:z-index="0">
<draw:image xlink:href="../Images/AРМІЯINFORM/2023-04-21T77-00-00-04-00/c19fc21c7d7533a1c07912c03c6a4e84-e1682076953506.jpeg" xlink:type="simple" xlink:show="embed" xlink:actuate="onLoad" draw:mime-type="image/jpeg"/>
</draw:frame>
</text:p>
      <text:p text:style-name="P4">
На Київщині викрили ще одного російського агента.</text:p>
      <text:p text:style-name="P4">
Про це <text:a xlink:type="simple" xlink:href="https://ssu.gov.ua/novyny/sbu-zatrymala-advokatazradnyka-yakyi-zbyrav-dlia-rf-dani-pro-himars-i-mapy-minnykh-poliv-bilia-kyieva-video" text:style-name="Internet_20_link" text:visited-style-name="Visited_20_Internet_20_Link">
повідомляє</text:a>
СБУ.</text:p>
      <text:p text:style-name="P4">
Зловмисником виявився місцевий діючий адвокат, який раніше працював упрокуратурі і внаслідок неуспішного проходження атестації був звільнений зцієї структури у 2021 році.</text:p>
      <text:p text:style-name="P4">
Встановлено, що згодом він був завербований російською спецслужбою дляпроведення розвідувально-підривної діяльності проти України.</text:p>
      <text:p text:style-name="P4">
За вказівкою ворога, він намагався здобути мапи мінних полів, створених Силамиоборони на підступах до Києва і на території Чернігівщині, а також уприфронтових районах сходу України.</text:p>
      <text:p text:style-name="P4">
Крім того, він розвідував можливі бойові позиції реактивних артилерійськихсистем M142 HIMARS та місця дислокації складів з боєприпасами та паливо-мастильними матеріалами ЗСУ.</text:p>
      <text:p text:style-name="P4">
Російський агент підшукував інформаторів, яким пропонував високу грошову«винагороду» за передачу секретних відомостей.</text:p>
      <text:p text:style-name="P4">
Розвідінформація потрібна була окупантам для здійснення повітряного удару попідрозділах українських військ, а також для створення власної картиукраїнських укріплень.</text:p>
      <text:p text:style-name="P4">
Втім, співробітники СБУ спрацювали на випередження – своєчасно викрилиросійського агента, задокументували злочинні дії і затримали під час передачійому імітаційних координат базування HIMARS.</text:p>
      <text:p text:style-name="P4">
У ході розслідування встановлено, що фігурант також налагодив схемунелегального виїзду за кордон українських громадян призовного віку.</text:p>
      <text:p text:style-name="P4">
До оборудки він залучив декількох спільників, які пропонували своїм клієнтамфіктивні документи для втечі за межі України.</text:p>
      <text:p text:style-name="P4">
Під час обшуку у адвоката-зрадника виявлено комп’ютерну техніку, мобільнітелефони та носії інформації, які підтверджують факти підривної діяльності накористь країни-агресора.</text:p>
      <text:p text:style-name="P4">
На підставі зібраних доказів слідчі Служби безпеки повідомили йому про підозруза державну зрада, вчинену в умовах воєнного стану.</text:p>
      <text:p text:style-name="P4">
Вирішується питання щодо обрання зловмиснику запобіжного заходу у видітримання під вартою. Триває розслідування для встановлення всіх обставинзлочину і притягнення винних до відповідальності.</text:p>
      <text:p text:style-name="P4">
Source: <text:a xlink:type="simple" xlink:href="https://armyinform.com.ua/2023/04/21/u-kyyevi-zatrymaly-advokata-yakyj-dlya-rosiyan-zbyrav-dani-pro-misczya-dyslokacziyi-rszv-himars/" text:style-name="Internet_20_link" text:visited-style-name="Visited_20_Internet_20_Link">
https://armyinform.com.ua/2023/04/21/u-kyyevi-zatrymaly-advokata-yakyj-dlya-rosiyan-zbyrav-dani-pro-misczya-dyslokacziyi-rszv-himars/</text:a>
</text:p>
      <!--NEWS-->
      <text:h text:style-name="P10" text:outline-level="1">
<text:span text:style-name="T4">
Танки Leopard 2, які є на озброєнні ЗСУ, обслуговуватимуться у Польщі — Олексій Резніков</text:span>
</text:h>
      <text:p text:style-name="P4">
Author: ['АРМІЯINFORM']</text:p>
      <text:p text:style-name="P4">
Time: 2023-04-21T78:00:00-04:00</text:p>
      <text:p text:style-name="P4">
Description: Сьогодні, 21 квітня 2023 року, під час зустрічі Контактної групи з питань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2.jpg" text:style-name="Internet_20_link" text:visited-style-name="Visited_20_Internet_20_Link">
reznikov-2.jpg</text:a>
']</text:p>
      <text:p text:style-name="P4">
Tags: ['LEOPARD 2', 'ОЛЕКСІЙ РЕЗНІКОВ', 'РАМШТАЙН']</text:p>
      <text:p text:style-name="P4">
Category: News</text:p>
      <!--METADATA-->
      <text:p text:style-name="P4">
<draw:frame draw:style-name="fr1" draw:name="Image286" text:anchor-type="as-char" svg:width="6.9236in" svg:height="3.894525in" draw:z-index="0">
<draw:image xlink:href="../Images/AРМІЯINFORM/2023-04-21T78-00-00-04-00/reznikov-2.jpg" xlink:type="simple" xlink:show="embed" xlink:actuate="onLoad" draw:mime-type="image/jpeg"/>
</draw:frame>
</text:p>
      <text:p text:style-name="P4">
Сьогодні, 21 квітня 2023 року, під час зустрічі Контактної групи з питаньоборони України в Німеччині відбулося засідання «танкової коаліції».</text:p>
      <text:p text:style-name="P4">
Про це<text:a xlink:type="simple" xlink:href="https://twitter.com/oleksiireznikov/status/1649395022712692740" text:style-name="Internet_20_link" text:visited-style-name="Visited_20_Internet_20_Link">
повідомив</text:a>
Міністр оборони України Олексій Резніков.</text:p>
      <text:p text:style-name="P4">
«Сьогодні ми підписали Лист про наміри щодо створення в Польщі Центрутехнічного обслуговування українських основних бойових танків Leopard 2. Цесприятиме зміцненню нашої співпраці та можливостей українських захисників», —сказав Олексій Резніков.</text:p>
      <text:p text:style-name="P4">
Він подякував своїм німецьким і польським колегам Борису Пісторіусу та МаріушуБлащаку за непохитну підтримку України.</text:p>
      <text:p text:style-name="P4">
«Сформований спільними зусиллями «броньований кулак» зможе придушити агресіютерористичного режиму проти Європи та всього вільного світу. Українські воїнивміють захищати свою країну. Сучасні західні технології призведуть до поразкимоскви. Чим швидше це станеться, тим швидше настане мир», — резюмував главаукраїнського оборонного відомства.</text:p>
      <text:p text:style-name="P4">
Source: <text:a xlink:type="simple" xlink:href="https://armyinform.com.ua/2023/04/21/tanky-leopard-2-yaki-znahodyatsya-na-ozbroyenni-zsu-obslugovuvatymutsya-u-polshhi-oleksij-reznikov/" text:style-name="Internet_20_link" text:visited-style-name="Visited_20_Internet_20_Link">
https://armyinform.com.ua/2023/04/21/tanky-leopard-2-yaki-znahodyatsya-na-ozbroyenni-zsu-obslugovuvatymutsya-u-polshhi-oleksij-reznikov/</text:a>
</text:p>
      <!--NEWS-->
      <text:h text:style-name="P10" text:outline-level="1">
<text:span text:style-name="T4">
Чорноморська зернова ініціатива: за тиждень українські порти покинуло 14 суден</text:span>
</text:h>
      <text:p text:style-name="P4">
Author: ['АРМІЯINFORM']</text:p>
      <text:p text:style-name="P4">
Time: 2023-04-21T79:00:00-04:00</text:p>
      <text:p text:style-name="P4">
Description: За минулий тиждень у рамках Чорноморської зернової ініціативи 14 суден пок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0-23_12-46-27-e1676627665311-960x540-1.jpg" text:style-name="Internet_20_link" text:visited-style-name="Visited_20_Internet_20_Link">
photo_2022-10-23_12-46-27-e1676627665311-960x540-1.jpg</text:a>
']</text:p>
      <text:p text:style-name="P4">
Tags: ['ВМС ЗС УКРАЇНИ', 'ЧОРНОМОРСЬКА ЗЕРНОВА ІНІЦІАТИВА']</text:p>
      <text:p text:style-name="P4">
Category: News</text:p>
      <!--METADATA-->
      <text:p text:style-name="P4">
<draw:frame draw:style-name="fr1" draw:name="Image287" text:anchor-type="as-char" svg:width="6.9236in" svg:height="3.894525in" draw:z-index="0">
<draw:image xlink:href="../Images/AРМІЯINFORM/2023-04-21T79-00-00-04-00/photo_2022-10-23_12-46-27-e1676627665311-960x540-1.jpg" xlink:type="simple" xlink:show="embed" xlink:actuate="onLoad" draw:mime-type="image/jpeg"/>
</draw:frame>
</text:p>
      <text:p text:style-name="P4">
За минулий тиждень у рамках Чорноморської зернової ініціативи 14 суденпокинули українські порти, на борту яких було понад пів мільйона тонн зерна таінших продуктів харчування.</text:p>
      <text:p text:style-name="P4">
Про це<text:a xlink:type="simple" xlink:href="https://www.facebook.com/navy.mil.gov.ua/videos/979211993243361/" text:style-name="Internet_20_link" text:visited-style-name="Visited_20_Internet_20_Link">
повідомляє</text:a>
Командування Військово-Морських Сил ЗСУ.</text:p>
      <text:p text:style-name="P4">
«ВМС ЗСУ разом з побратимами у складі угруповань докладають усіх зусиль іззабезпечення судноплавства для подолання продовольчої кризи», — йдеться уповідомленні.</text:p>
      <text:p text:style-name="P4">
Зазначається, що за тиждень в інтересах рф прохід Керч-Єнікальською протокоюздійснили:</text:p>
      <ul>
        <li>
до Азовського моря – 175 судна, з них 51 рухалось з протоки Босфор;  * до Чорного моря – 138 судна, з них 44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1/chornomorska-zernova-inicziatyva-za-tyzhden-ukrayinski-porty-pokynulo-14-suden/" text:style-name="Internet_20_link" text:visited-style-name="Visited_20_Internet_20_Link">
https://armyinform.com.ua/2023/04/21/chornomorska-zernova-inicziatyva-za-tyzhden-ukrayinski-porty-pokynulo-14-suden/</text:a>
</text:p>
      <!--NEWS-->
      <text:h text:style-name="P10" text:outline-level="1">
<text:span text:style-name="T4">
Фонд Spirit of America передав військовим десять позашляховиків Ford Ranger</text:span>
</text:h>
      <text:p text:style-name="P4">
Author: ['Тетяна Головатюк']</text:p>
      <text:p text:style-name="P4">
Time: 2023-04-21T80:00:00-04:00</text:p>
      <text:p text:style-name="P4">
Description: Благодійний фонд Spirit of America (США) передав українським підрозділам 1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6-3.jpg" text:style-name="Internet_20_link" text:visited-style-name="Visited_20_Internet_20_Link">
golovna-6-3.jpg</text:a>
', '<text:a xlink:type="simple" xlink:href="https://armyinform.com.ua/wp-content/uploads/2023/04/foto-5-5.jpg" text:style-name="Internet_20_link" text:visited-style-name="Visited_20_Internet_20_Link">
foto-5-5.jpg</text:a>
', '<text:a xlink:type="simple" xlink:href="https://armyinform.com.ua/wp-content/uploads/2023/04/foto-2-12-150x150.jpg" text:style-name="Internet_20_link" text:visited-style-name="Visited_20_Internet_20_Link">
foto-2-12-150x150.jpg</text:a>
', '<text:a xlink:type="simple" xlink:href="https://armyinform.com.ua/wp-content/uploads/2023/04/foto-3-2-2-150x150.jpg" text:style-name="Internet_20_link" text:visited-style-name="Visited_20_Internet_20_Link">
foto-3-2-2-150x150.jpg</text:a>
', '<text:a xlink:type="simple" xlink:href="https://armyinform.com.ua/wp-content/uploads/2023/04/foto-4-1-1-150x150.jpg" text:style-name="Internet_20_link" text:visited-style-name="Visited_20_Internet_20_Link">
foto-4-1-1-150x150.jpg</text:a>
', '<text:a xlink:type="simple" xlink:href="https://armyinform.com.ua/wp-content/uploads/2023/04/foto-1-9.jpg" text:style-name="Internet_20_link" text:visited-style-name="Visited_20_Internet_20_Link">
foto-1-9.jpg</text:a>
']</text:p>
      <text:p text:style-name="P4">
Tags: ['FORD RANGER', 'SPIRIT OF AMERICA', 'ДОПОМОГА ПАРТНЕРІВ', 'США']</text:p>
      <text:p text:style-name="P4">
Category: News</text:p>
      <!--METADATA-->
      <text:p text:style-name="P4">
<draw:frame draw:style-name="fr1" draw:name="Image288" text:anchor-type="as-char" svg:width="6.9236in" svg:height="4.615733in" draw:z-index="0">
<draw:image xlink:href="../Images/AРМІЯINFORM/2023-04-21T80-00-00-04-00/golovna-6-3.jpg" xlink:type="simple" xlink:show="embed" xlink:actuate="onLoad" draw:mime-type="image/jpeg"/>
</draw:frame>
</text:p>
      <text:p text:style-name="P4">
Благодійний фонд Spirit of America (США) передав українським підрозділам 10позашляховиків Ford Ranger. Найближчим часом вони рушать на лінію фронту.Всього фонд планує передати 32 автомобілі.</text:p>
      <text:p text:style-name="P4">
<text:span text:style-name="T4">
Довідково.</text:span>
 <text:a xlink:type="simple" xlink:href="https://spiritofamerica.org/" text:style-name="Internet_20_link" text:visited-style-name="Visited_20_Internet_20_Link">
БФ Spirit of America</text:a>
 здійснюєпідтримку України з 2014 року. З початку широкомасштабного вторгнення фондзабезпечив постачання в Україну 200 тонн захисного спорядження (бронежилети,шоломи) для українських воїнів на суму понад $25 млн.</text:p>
      <text:p text:style-name="P4">
<draw:frame draw:style-name="fr1" draw:name="Image289" text:anchor-type="as-char" svg:width="6.9236in" svg:height="4.615733in" draw:z-index="0">
<draw:image xlink:href="../Images/AРМІЯINFORM/2023-04-21T80-00-00-04-00/foto-5-5.jpg" xlink:type="simple" xlink:show="embed" xlink:actuate="onLoad" draw:mime-type="image/jpeg"/>
</draw:frame>
</text:p>
      <text:p text:style-name="P4">
– Ці дизельні потужні позашляховики на відмінно справлятимуться із завданнями,які ми маємо на сьогодні, – розповів командир окремого структурного підрозділуЗСУ.</text:p>
      <text:p text:style-name="P4">
<text:a xlink:type="simple" xlink:href="https://armyinform.com.ua/wp-content/uploads/2023/04/foto-2-12.jpg" text:style-name="Internet_20_link" text:visited-style-name="Visited_20_Internet_20_Link">
<draw:frame draw:style-name="fr1" draw:name="Image290" text:anchor-type="as-char" svg:width="6.9236in" svg:height="6.9236in" draw:z-index="0">
<draw:image xlink:href="../Images/AРМІЯINFORM/2023-04-21T80-00-00-04-00/foto-2-12-150x150.jpg" xlink:type="simple" xlink:show="embed" xlink:actuate="onLoad" draw:mime-type="image/jpeg"/>
</draw:frame>
</text:a>
</text:p>
      <text:p text:style-name="P4">
<text:a xlink:type="simple" xlink:href="https://armyinform.com.ua/wp-content/uploads/2023/04/foto-3-2-2.jpg" text:style-name="Internet_20_link" text:visited-style-name="Visited_20_Internet_20_Link">
<draw:frame draw:style-name="fr1" draw:name="Image291" text:anchor-type="as-char" svg:width="6.9236in" svg:height="6.9236in" draw:z-index="0">
<draw:image xlink:href="../Images/AРМІЯINFORM/2023-04-21T80-00-00-04-00/foto-3-2-2-150x150.jpg" xlink:type="simple" xlink:show="embed" xlink:actuate="onLoad" draw:mime-type="image/jpeg"/>
</draw:frame>
</text:a>
</text:p>
      <text:p text:style-name="P4">
<text:a xlink:type="simple" xlink:href="https://armyinform.com.ua/wp-content/uploads/2023/04/foto-4-1-1.jpg" text:style-name="Internet_20_link" text:visited-style-name="Visited_20_Internet_20_Link">
<draw:frame draw:style-name="fr1" draw:name="Image292" text:anchor-type="as-char" svg:width="6.9236in" svg:height="6.9236in" draw:z-index="0">
<draw:image xlink:href="../Images/AРМІЯINFORM/2023-04-21T80-00-00-04-00/foto-4-1-1-150x150.jpg" xlink:type="simple" xlink:show="embed" xlink:actuate="onLoad" draw:mime-type="image/jpeg"/>
</draw:frame>
</text:a>
</text:p>
      <text:p text:style-name="P4">
Найголовніші переваги Ford Ranger – висока прохідність, маневреність,максимально безшумне пересування, повний привід, що полегшує подоланняперешкод, а також місткість за рахунок додаткової кабіни.</text:p>
      <text:p text:style-name="P4">
<draw:frame draw:style-name="fr1" draw:name="Image293" text:anchor-type="as-char" svg:width="6.9236in" svg:height="4.615733in" draw:z-index="0">
<draw:image xlink:href="../Images/AРМІЯINFORM/2023-04-21T80-00-00-04-00/foto-1-9.jpg" xlink:type="simple" xlink:show="embed" xlink:actuate="onLoad" draw:mime-type="image/jpeg"/>
</draw:frame>
</text:p>
      <text:p text:style-name="P4">
До передачі цих автівок долучилися представники фонду «Кастуся Калиновського».</text:p>
      <text:p text:style-name="P4">
– Ці пікапи дуже потрібні українським бійцям на передовій. Ford Ranger можнавикористовувати під час рейдів мобільних груп та розвідки, для доставкивантажів та евакуації поранених. Ця модель має хорошу прохідність, блокуванняміжосьового диференціала, повний привід тощо. Такий автомобіль може врятуватижиття бійцям, каже представник фонду «Кастуся Калиновського».</text:p>
      <text:p text:style-name="P4">
<text:span text:style-name="T5">
Фото та відео автора</text:span>
</text:p>
      <text:p text:style-name="P4">
Source: <text:a xlink:type="simple" xlink:href="https://armyinform.com.ua/2023/04/21/fond-spirit-of-america-peredav-vijskovym-desyat-pozashlyahovykiv-ford-ranger/" text:style-name="Internet_20_link" text:visited-style-name="Visited_20_Internet_20_Link">
https://armyinform.com.ua/2023/04/21/fond-spirit-of-america-peredav-vijskovym-desyat-pozashlyahovykiv-ford-ranger/</text:a>
</text:p>
      <!--NEWS-->
      <text:h text:style-name="P10" text:outline-level="1">
<text:span text:style-name="T4">
Майже 400 вибухонебезпечних предметів знешкодили піротехніки за добу</text:span>
</text:h>
      <text:p text:style-name="P4">
Author: ['АРМІЯINFORM']</text:p>
      <text:p text:style-name="P4">
Time: 2023-04-21T81: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26bf4da61ec9-1-1.jpeg" text:style-name="Internet_20_link" text:visited-style-name="Visited_20_Internet_20_Link">
626bf4da61ec9-1-1.jpeg</text:a>
', '<text:a xlink:type="simple" xlink:href="https://armyinform.com.ua/wp-content/uploads/2023/04/342506650_780571593297351_2906156237551936459_n.jpg" text:style-name="Internet_20_link" text:visited-style-name="Visited_20_Internet_20_Link">
342506650_780571593297351_2906156237551936459_n.jpg</text:a>
']</text:p>
      <text:p text:style-name="P4">
Tags: ['STOPRUSSIA', 'АГРЕСІЯ РФ', 'ДСНС УКРАЇНИ', 'ПІРОТЕХНІЧНІ ПІДРОЗДІЛИ', 'РОЗМІНУВАННЯ']</text:p>
      <text:p text:style-name="P4">
Category: News</text:p>
      <!--METADATA-->
      <text:p text:style-name="P4">
<draw:frame draw:style-name="fr1" draw:name="Image294" text:anchor-type="as-char" svg:width="6.9236in" svg:height="4.32725in" draw:z-index="0">
<draw:image xlink:href="../Images/AРМІЯINFORM/2023-04-21T81-00-00-04-00/626bf4da61ec9-1-1.jpeg" xlink:type="simple" xlink:show="embed" xlink:actuate="onLoad" draw:mime-type="image/jpeg"/>
</draw:frame>
</text:p>
      <text:p text:style-name="P4">
Протягом минулої доби піротехнічні підрозділи Державної служби України знадзвичайних ситуацій залучалися 179 разів до виконання завдань зрозмінування.</text:p>
      <text:p text:style-name="P4">
Про це <text:a xlink:type="simple" xlink:href="https://dsns.gov.ua/uk/news/nadzvicaini-podiyi/operativna-informaciia-shhodo-roboti-pirotexnicnix-pidrozdiliv-dsns-ukrayini-35" text:style-name="Internet_20_link" text:visited-style-name="Visited_20_Internet_20_Link">
повідомляє</text:a>
 ДСНСУкраїни.</text:p>
      <text:p text:style-name="P4">
Піротехнічними підрозділами виявлено, вилучено і знешкоджено 379вибухонебезпечних предметів, обстежено територію площею 92 гектара.</text:p>
      <text:p text:style-name="P4">
Найчастіше піротехнічні підрозділи працювали: в Харківській області 17 019разів, Київщині — 7 470, Донеччині — 4 787, Чернігівщині — 4 506, Миколаївщині— 4 499, Херсонщині — 4 267, Сумщині — 1 846, Черкащині — 1 085.</text:p>
      <text:p text:style-name="P4">
Довідково: Всього з початку широкомасштабного військового вторгненняросійської федерації на території України знешкоджено 348 392вибухонебезпечних предметів та 2 891 кг вибухової речовини, зокрема 2 207авіаційних бомб. Обстежено територію площею близько 82 849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95" text:anchor-type="as-char" svg:width="6.9236in" svg:height="5.804039in" draw:z-index="0">
<draw:image xlink:href="../Images/AРМІЯINFORM/2023-04-21T81-00-00-04-00/342506650_780571593297351_2906156237551936459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21/majzhe-400-vybuhonebezpechnyh-predmetiv-zneshkodyly-pirotehniky-za-dobu/" text:style-name="Internet_20_link" text:visited-style-name="Visited_20_Internet_20_Link">
https://armyinform.com.ua/2023/04/21/majzhe-400-vybuhonebezpechnyh-predmetiv-zneshkodyly-pirotehniky-za-dobu/</text:a>
</text:p>
      <!--NEWS-->
      <text:h text:style-name="P10" text:outline-level="1">
<text:span text:style-name="T4">
Глава держави подякував президенту ЄБРР за підтримку України під час широкомасштабної війни</text:span>
</text:h>
      <text:p text:style-name="P4">
Author: ['АРМІЯINFORM']</text:p>
      <text:p text:style-name="P4">
Time: 2023-04-21T82:00:00-04:00</text:p>
      <text:p text:style-name="P4">
Description: Президент України Володимир Зеленський провів зустріч із президентом Європейського бан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ed25926c262708892dfbed5f75a7d4e_1682079248_extra_large.jpeg" text:style-name="Internet_20_link" text:visited-style-name="Visited_20_Internet_20_Link">
7ed25926c262708892dfbed5f75a7d4e_1682079248_extra_large.jpeg</text:a>
']</text:p>
      <text:p text:style-name="P4">
Tags: ['STOPRUSSIA', 'ВОЛОДИМИР ЗЕЛЕНСЬКИЙ', 'ОФІС ПРЕЗИДЕНТА УКРАЇНИ']</text:p>
      <text:p text:style-name="P4">
Category: News</text:p>
      <!--METADATA-->
      <text:p text:style-name="P4">
<draw:frame draw:style-name="fr1" draw:name="Image296" text:anchor-type="as-char" svg:width="6.9236in" svg:height="4.617948in" draw:z-index="0">
<draw:image xlink:href="../Images/AРМІЯINFORM/2023-04-21T82-00-00-04-00/7ed25926c262708892dfbed5f75a7d4e_1682079248_extra_large.jpeg" xlink:type="simple" xlink:show="embed" xlink:actuate="onLoad" draw:mime-type="image/jpeg"/>
</draw:frame>
</text:p>
      <text:p text:style-name="P4">
Президент України Володимир Зеленський провів зустріч із президентомЄвропейського банку реконструкції та розвитку (ЄБРР) Оділь Рено-Бассо.</text:p>
      <text:p text:style-name="P4">
Про це <text:a xlink:type="simple" xlink:href="https://www.president.gov.ua/news/glava-derzhavi-proviv-zustrich-iz-prezidentom-yebrr-82421" text:style-name="Internet_20_link" text:visited-style-name="Visited_20_Internet_20_Link">
повідомляє</text:a>
 Офіс Президента України.</text:p>
      <text:p text:style-name="P4">
Глава держави подякував ЄБРР за підтримку України та реалізацію важливихпроектів під час широкомасштабного російського вторгнення.</text:p>
      <text:p text:style-name="P4">
Володимир Зеленський наголосив на пріоритетності інвестицій ЄБРР саме уприватний сектор і проекти розвитку України.</text:p>
      <text:p text:style-name="P4">
Президент закликав банк звернути увагу на житловий сегмент і стимулюванняжитлового будівництва в Україні, зокрема в контексті реалізації державноїіпотечної програми.</text:p>
      <text:p text:style-name="P4">
Він акцентував на необхідності прискорення реалізації всіх проектів ЄБРР унашій країні.</text:p>
      <text:p text:style-name="P4">
«Швидкість сьогодні, в умовах війни та нагальної відбудови, є критичноважливим елементом», — наголосив глава держави.</text:p>
      <text:p text:style-name="P4">
Source: <text:a xlink:type="simple" xlink:href="https://armyinform.com.ua/2023/04/21/glava-derzhavy-podyakuvav-prezydentu-yebrr-za-pidtrymku-ukrayiny-pid-chas-shyrokomasshtabnoyi-vijny/" text:style-name="Internet_20_link" text:visited-style-name="Visited_20_Internet_20_Link">
https://armyinform.com.ua/2023/04/21/glava-derzhavy-podyakuvav-prezydentu-yebrr-za-pidtrymku-ukrayiny-pid-chas-shyrokomasshtabnoyi-vijny/</text:a>
</text:p>
      <!--NEWS-->
      <text:h text:style-name="P10" text:outline-level="1">
<text:span text:style-name="T4">
Олексій Резніков з Генсеком НАТО: Сподіваюся на пришвидшення політичних рішень щодо інтеграції України в Альянс</text:span>
</text:h>
      <text:p text:style-name="P4">
Author: ['АРМІЯINFORM']</text:p>
      <text:p text:style-name="P4">
Time: 2023-04-21T83:00:00-04:00</text:p>
      <text:p text:style-name="P4">
Description: Міністр оборони України Олексій Резніков зустрівся на полях засідання Контактної груп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padwxxoaer0qp-e1682089278725.jpg" text:style-name="Internet_20_link" text:visited-style-name="Visited_20_Internet_20_Link">
fupadwxxoaer0qp-e1682089278725.jpg</text:a>
']</text:p>
      <text:p text:style-name="P4">
Tags: ['ГЕНСЕК НАТО', 'ЄНС СТОЛТЕНБЕРГ', 'МІНІСТР ОБОРОНИ УКРАЇНИ ОЛЕКСІЙ РЕЗНІКОВ']</text:p>
      <text:p text:style-name="P4">
Category: News</text:p>
      <!--METADATA-->
      <text:p text:style-name="P4">
<draw:frame draw:style-name="fr1" draw:name="Image297" text:anchor-type="as-char" svg:width="6.9236in" svg:height="7.385173in" draw:z-index="0">
<draw:image xlink:href="../Images/AРМІЯINFORM/2023-04-21T83-00-00-04-00/fupadwxxoaer0qp-e1682089278725.jpg" xlink:type="simple" xlink:show="embed" xlink:actuate="onLoad" draw:mime-type="image/jpeg"/>
</draw:frame>
</text:p>
      <text:p text:style-name="P4">
Міністр оборони України Олексій Резніков зустрівся на полях засіданняКонтактної групи з питань оборони України у форматі «Рамштайн» із Генеральнимсекретарем НАТО Єнсом Столтенбергом.</text:p>
      <text:p text:style-name="P4">
Про це очільник оборонного відомства України<text:a xlink:type="simple" xlink:href="https://twitter.com/oleksiireznikov/status/1649402093000699905" text:style-name="Internet_20_link" text:visited-style-name="Visited_20_Internet_20_Link">
написав</text:a>
 уТвіттері.</text:p>
      <text:p text:style-name="P4">
Він висловив власні сподівання на пришвидшення політичних рішень щодоінтеграції України в НАТО.</text:p>
      <text:p text:style-name="P4">
«Чудова дискусія з генеральним секретарем НАТО Єнсом Столтенбергом. Я висловивйому вдячність за координацію допомоги Україні з боку Альянсу. НапередодніВільнюського саміту обговорили низку конкретних проєктів. Я радий, що отримавзелене світло для нашої тісної співпраці з NSPA, закупівельною агенцією НАТО.Це включатиме Національний огляд закупівель і найкращі у своєму роді порадидля Міністерства оборони України», — повідомив він.</text:p>
      <text:p text:style-name="P4">
За словами Олексія Резнікова, Україні потрібні відмінні оборонні закупівлі якдля того, щоб виграти війну, так і для того, щоб бути ефективними вмайбутньому.</text:p>
      <text:p text:style-name="P4">
«Україна досягла безпрецедентного рівня оперативної сумісності з НАТО. Ми де-факто вже є частиною безпекового простору Альянсу. Я висловив сподівання, щоце прискорить ухвалення політичних рішень щодо інтеграції нашої країни вНАТО», — резюмував він.</text:p>
      <text:p text:style-name="P4">
Source: <text:a xlink:type="simple" xlink:href="https://armyinform.com.ua/2023/04/21/oleksij-reznikov-z-gensekom-nato-spodivayusya-na-pryshvydshennya-politychnyh-rishen-shhodo-integracziyi-ukrayiny-v-alyans/" text:style-name="Internet_20_link" text:visited-style-name="Visited_20_Internet_20_Link">
https://armyinform.com.ua/2023/04/21/oleksij-reznikov-z-gensekom-nato-spodivayusya-na-pryshvydshennya-politychnyh-rishen-shhodo-integracziyi-ukrayiny-v-alyans/</text:a>
</text:p>
      <!--NEWS-->
      <text:h text:style-name="P10" text:outline-level="1">
<text:span text:style-name="T4">
43 українця евакуювано на лікування у медзакладах п’яти країн Європи</text:span>
</text:h>
      <text:p text:style-name="P4">
Author: ['АРМІЯINFORM']</text:p>
      <text:p text:style-name="P4">
Time: 2023-04-21T84:00:00-04:00</text:p>
      <text:p text:style-name="P4">
Description: На лікування за кордон вдалося евакуювати 43 цивільних та військових з Віннич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37983.jpg" text:style-name="Internet_20_link" text:visited-style-name="Visited_20_Internet_20_Link">
2737983.jpg</text:a>
']</text:p>
      <text:p text:style-name="P4">
Tags: ['АГРЕСІЯ РФ', 'ВТОРГНЕННЯ РФ', 'ЛІКУВАННЯ ЗА КОРДОНОМ', 'МОЗ', 'УРЯДОВИЙ ПОРТАЛ']</text:p>
      <text:p text:style-name="P4">
Category: News</text:p>
      <!--METADATA-->
      <text:p text:style-name="P4">
<draw:frame draw:style-name="fr1" draw:name="Image298" text:anchor-type="as-char" svg:width="6.9236in" svg:height="4.381163in" draw:z-index="0">
<draw:image xlink:href="../Images/AРМІЯINFORM/2023-04-21T84-00-00-04-00/2737983.jpg" xlink:type="simple" xlink:show="embed" xlink:actuate="onLoad" draw:mime-type="image/jpeg"/>
</draw:frame>
Ілюстративне фото</text:p>
      <text:p text:style-name="P4">
На лікування за кордон вдалося евакуювати 43 цивільних та військових зВінниччини, Київщини, Івано-Франківщини, Львівщини, Чернігівщини і територійактивних бойових дій. Пацієнтів прийняли у медзакладах Франції, Німеччини,Нідерландів, Норвегії та Швеції. У складі групи – пацієнти з мінно-вибуховимипораненнями та онкопацієнти.</text:p>
      <text:p text:style-name="P4">
Про це <text:a xlink:type="simple" xlink:href="https://www.kmu.gov.ua/news/moz-razom-iz-ievrokomisiieiu-evakuiuvaly-43-ukraintsiv-na-likuvannia-za-kordon" text:style-name="Internet_20_link" text:visited-style-name="Visited_20_Internet_20_Link">
повідомляє</text:a>
 Урядовий портал.</text:p>
      <text:p text:style-name="P4">
Такі доправлення тривають від початку широкомасштабної війни та здійснюютьсяпрактично щодня. Адже постійні бойові дії, обстріли та пошкодженняінфраструктури суттєво ускладнюють надання медичної допомоги на сході таприфронтових територіях.</text:p>
      <text:p text:style-name="P4">
Зазвичай евакуюють дорослих і дітей із важкими пораненнями, опіками тазахворюваннями, які потребують спеціалізованої та невідкладної медичноїдопомоги.</text:p>
      <text:p text:style-name="P4">
Міжнародні партнери у взаємодії зі службою екстреної медичної допомоги МОЗУкраїни забезпечують транспортування пацієнтів від лікарні у прифронтовійтериторії через медичний хаб у Львові до аеродрому в Польщі. Далі повітрянимигоспіталями чи спеціальним авіатранспортом транспортують українців у країниЄвропи для спеціалізованого лікування.</text:p>
      <text:p text:style-name="P4">
Загалом вже евакуйовано понад 3000 українців. Це стало можливим завдякиспівпраці Міністерства охорони здоров’я України та Європейської комісії, заактивного сприяння обласних військових адміністрацій і медзакладів, запідтримки Державної прикордонної служби України та Державної міграційноїслужби України.</text:p>
      <text:p text:style-name="P4">
Source: <text:a xlink:type="simple" xlink:href="https://armyinform.com.ua/2023/04/21/vdalosya-evakuyuvaty-43-ukrayincziv-na-likuvannya-u-medzakladah-5-krayin-yevropy/" text:style-name="Internet_20_link" text:visited-style-name="Visited_20_Internet_20_Link">
https://armyinform.com.ua/2023/04/21/vdalosya-evakuyuvaty-43-ukrayincziv-na-likuvannya-u-medzakladah-5-krayin-yevropy/</text:a>
</text:p>
      <!--NEWS-->
      <text:h text:style-name="P10" text:outline-level="1">
<text:span text:style-name="T4">
На чотирьох напрямках Сили оборони за добу відбили 30 атак росіян</text:span>
</text:h>
      <text:p text:style-name="P4">
Author: ['АРМІЯINFORM']</text:p>
      <text:p text:style-name="P4">
Time: 2023-04-21T85:00:00-04:00</text:p>
      <text:p text:style-name="P4">
Description: На Бахмутському, Авдіївському, Мар’їнському та Шахтарському напрямках Сили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512493_879806286417940_6530587477108555914_n.jpg" text:style-name="Internet_20_link" text:visited-style-name="Visited_20_Internet_20_Link">
342512493_879806286417940_6530587477108555914_n.jpg</text:a>
']</text:p>
      <text:p text:style-name="P4">
Tags: ['ГЕНШТАБ ЗСУ', 'ОПЕРАТИВНЕ ЗВЕДЕННЯ']</text:p>
      <text:p text:style-name="P4">
Category: News</text:p>
      <!--METADATA-->
      <text:p text:style-name="P4">
<draw:frame draw:style-name="fr1" draw:name="Image299" text:anchor-type="as-char" svg:width="6.9236in" svg:height="3.307942in" draw:z-index="0">
<draw:image xlink:href="../Images/AРМІЯINFORM/2023-04-21T85-00-00-04-00/342512493_879806286417940_6530587477108555914_n.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На Бахмутському, Авдіївському, Мар’їнському та Шахтарському напрямках Силиоборони України протягом доби відбили 30 атак російських загарбників.</text:p>
      <text:p text:style-name="P4">
Про це<text:a xlink:type="simple" xlink:href="http://alStaff.ua%2Fposts%2Fpfbid0XCkzTq3Afq4B4vTdvqFFYjw1uWddPErEBaxjfwWwZzrvcdjBUpYSNAtJEwtwaQx8l&amp;show_text=true&amp;width=500" text:style-name="Internet_20_link" text:visited-style-name="Visited_20_Internet_20_Link">
йдеться</text:a>
в оперативній інформації Генерального штабу ЗСУ станом на 18:00.</text:p>
      <text:p text:style-name="P4">
«Основні зусилля противник зосереджує на веденні наступальних дій наБахмутському, Авдіївському, Мар’їнському та Шахтарському напрямках.Підрозділами сил оборони України протягом доби було відбито близько 30 атакпротивника на зазначених ділянках фронту. В епіцентрі бойових дій залишаєтьсямісто Бахмут», — йдеться у повідомленні.</text:p>
      <text:p text:style-name="P4">
У Генштабі ЗСУ зазначили, що на Волинському та Поліському напрямках оперативнаобстановка залишається без суттєвих змін.</text:p>
      <text:p text:style-name="P4">
«Визначені підрозділи збройних сил республіки білорусь продовжують виконуватизавдання у прикордонних з Україною районах. На території республіки білорусьпродовжують перебувати деякі підрозділи територіальних військ збройних силросійської федерації», — йдеться у зведенні.</text:p>
      <text:p text:style-name="P4">
Source: <text:a xlink:type="simple" xlink:href="https://armyinform.com.ua/2023/04/21/na-chotyroh-napryamkah-syly-oborony-za-dobu-vidbyly-30-atak-rosiyan/" text:style-name="Internet_20_link" text:visited-style-name="Visited_20_Internet_20_Link">
https://armyinform.com.ua/2023/04/21/na-chotyroh-napryamkah-syly-oborony-za-dobu-vidbyly-30-atak-rosiyan/</text:a>
</text:p>
      <!--NEWS-->
      <text:h text:style-name="P10" text:outline-level="1">
<text:span text:style-name="T4">
Для «забезпечення правопорядку» окупанти завезли до Скадовська підрозділ засуджених</text:span>
</text:h>
      <text:p text:style-name="P4">
Author: ['АРМІЯINFORM']</text:p>
      <text:p text:style-name="P4">
Time: 2023-04-21T86:00:00-04:00</text:p>
      <text:p text:style-name="P4">
Description: росіяни перекинули до Скадовська підрозділ із засуджених нібито для забезпе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ГЕНЕРАЛЬНИЙ ШТАБ ЗС УКРАЇНИ', 'РОСІЙСЬКО-УКРАЇНСЬКА ВІЙНА']</text:p>
      <text:p text:style-name="P4">
Category: News</text:p>
      <!--METADATA-->
      <text:p text:style-name="P4">
<draw:frame draw:style-name="fr1" draw:name="Image300" text:anchor-type="as-char" svg:width="6.9236in" svg:height="4.33302in" draw:z-index="0">
<draw:image xlink:href="../Images/AРМІЯINFORM/2023-04-21T86-00-00-04-00/okupanty-strilby.jpg" xlink:type="simple" xlink:show="embed" xlink:actuate="onLoad" draw:mime-type="image/jpeg"/>
</draw:frame>
Ілюстративне фото</text:p>
      <text:p text:style-name="P4">
росіяни перекинули до Скадовська підрозділ із засуджених нібито длязабезпечення правопорядку.</text:p>
      <text:p text:style-name="P4">
Про це<text:a xlink:type="simple" xlink:href="http://alStaff.ua%2Fposts%2Fpfbid0XCkzTq3Afq4B4vTdvqFFYjw1uWddPErEBaxjfwWwZzrvcdjBUpYSNAtJEwtwaQx8l&amp;show_text=true&amp;width=500" text:style-name="Internet_20_link" text:visited-style-name="Visited_20_Internet_20_Link">
йдеться</text:a>
в оперативній інформації Генерального штабу ЗСУ станом на 18:00.</text:p>
      <text:p text:style-name="P4">
«Нещодавно до тимчасово окупованого Скадовська, що на Херсонщині, прибувпідрозділ окупантів чисельністю близько 300 осіб, із числа засуджених, нібитодля забезпечення правопорядку», — йдеться у повідомленні.</text:p>
      <text:p text:style-name="P4">
Водночас серед загарбників ходять чутки про швидке закінчення бойових дій зтериторіальними поступками на користь росії, ймовірно, для підняття духуокупантів.</text:p>
      <text:p text:style-name="P4">
У Генштабі додали, що деякі бойові підрозділи, які раніше перебували у місті,поступово виводять із населеного пункту на тимчасово окуповану територію АРКриму.</text:p>
      <text:p text:style-name="P4">
Source: <text:a xlink:type="simple" xlink:href="https://armyinform.com.ua/2023/04/21/dlya-zabezpechennya-pravoporyadku-okupanty-zavezly-do-skadovska-pidrozdil-zasudzhenyh/" text:style-name="Internet_20_link" text:visited-style-name="Visited_20_Internet_20_Link">
https://armyinform.com.ua/2023/04/21/dlya-zabezpechennya-pravoporyadku-okupanty-zavezly-do-skadovska-pidrozdil-zasudzhenyh/</text:a>
</text:p>
      <!--NEWS-->
      <text:h text:style-name="P10" text:outline-level="1">
<text:span text:style-name="T4">
Авіація ЗСУ завдала удару по району скупчення російських військ</text:span>
</text:h>
      <text:p text:style-name="P4">
Author: ['АРМІЯINFORM']</text:p>
      <text:p text:style-name="P4">
Time: 2023-04-21T87:00:00-04:00</text:p>
      <text:p text:style-name="P4">
Description: За добу, 21 квітня, авіація Сил оборони завдала удару по району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4277046_260524629593956_536161363483105200_n.jpg" text:style-name="Internet_20_link" text:visited-style-name="Visited_20_Internet_20_Link">
274277046_260524629593956_536161363483105200_n.jpg</text:a>
']</text:p>
      <text:p text:style-name="P4">
Tags: ['STOPRUSSIA', 'ГЕНШТАБ ЗСУ', 'ХРОНІКА ОБОРОНИ']</text:p>
      <text:p text:style-name="P4">
Category: News</text:p>
      <!--METADATA-->
      <text:p text:style-name="P4">
<draw:frame draw:style-name="fr1" draw:name="Image301" text:anchor-type="as-char" svg:width="6.9236in" svg:height="5.18693in" draw:z-index="0">
<draw:image xlink:href="../Images/AРМІЯINFORM/2023-04-21T87-00-00-04-00/274277046_260524629593956_536161363483105200_n.jpg" xlink:type="simple" xlink:show="embed" xlink:actuate="onLoad" draw:mime-type="image/jpeg"/>
</draw:frame>
<text:span text:style-name="T4">
🔥 Ситуація щодо російського вторгнення</text:span>
</text:p>
      <text:p text:style-name="P4">
За добу, 21 квітня, авіація Сил оборони завдала удару по району зосередженняособового складу та військової техніки окупантів.</text:p>
      <text:p text:style-name="P4">
Про це<text:a xlink:type="simple" xlink:href="http://alstaff.ua%2Fposts%2Fpfbid0xckztq3afq4b4vtdvqffyjw1uwddperebaxjfwwwzzrvcdjbupysnatjewtwaqx8l%26show_text%3Dtrue%26width%3D500/" text:style-name="Internet_20_link" text:visited-style-name="Visited_20_Internet_20_Link">
йдеться</text:a>
в оперативній інформації Генерального штабу ЗСУ станом на 18:00.</text:p>
      <text:p text:style-name="P4">
Зі свого боку підрозділи ракетних військ і артилерії уразили районзосередження живої сили, зенітно-ракетний комплекс та ще два важливі військовіоб’єкти противника.</text:p>
      <text:p text:style-name="P4">
У Генштабі попередили, що ймовірність завдавання ракетних та авіаційних ударівпо всій території України залишається високою.</text:p>
      <text:p text:style-name="P4">
Source: <text:a xlink:type="simple" xlink:href="https://armyinform.com.ua/2023/04/21/aviacziya-zsu-zavdala-udaru-po-rajonu-skupchennya-rosijskyh-vijsk/" text:style-name="Internet_20_link" text:visited-style-name="Visited_20_Internet_20_Link">
https://armyinform.com.ua/2023/04/21/aviacziya-zsu-zavdala-udaru-po-rajonu-skupchennya-rosijskyh-vijsk/</text:a>
</text:p>
      <!--NEWS-->
      <text:h text:style-name="P10" text:outline-level="1">
<text:span text:style-name="T4">
Країни-учасники «Рамштайну» надали Україні понад 230 танків — Ллойд Остін</text:span>
</text:h>
      <text:p text:style-name="P4">
Author: ['Ольга Мосьондз']</text:p>
      <text:p text:style-name="P4">
Time: 2023-04-21T88:00:00-04:00</text:p>
      <text:p text:style-name="P4">
Description: Країни-учасники Контактної групи з питань оборони України надали ЗС України понад 23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ebaa4b1c972.jpeg" text:style-name="Internet_20_link" text:visited-style-name="Visited_20_Internet_20_Link">
63ebaa4b1c972.jpeg</text:a>
']</text:p>
      <text:p text:style-name="P4">
Tags: ['ЛЛОЙД ОСТІН', 'НІМЕЧЧИНА', 'РАМШТАЙН']</text:p>
      <text:p text:style-name="P4">
Category: News</text:p>
      <!--METADATA-->
      <text:p text:style-name="P4">
<draw:frame draw:style-name="fr1" draw:name="Image302" text:anchor-type="as-char" svg:width="6.9236in" svg:height="4.32725in" draw:z-index="0">
<draw:image xlink:href="../Images/AРМІЯINFORM/2023-04-21T88-00-00-04-00/63ebaa4b1c972.jpeg" xlink:type="simple" xlink:show="embed" xlink:actuate="onLoad" draw:mime-type="image/jpeg"/>
</draw:frame>
</text:p>
      <text:p text:style-name="P4">
Країни-учасники Контактної групи з питань оборони України надали ЗС Українипонад 230 танків, а також тисячі одиниць іншої бойової техніки та боєприпасів,які допомагають їм на полі бою.</text:p>
      <text:p text:style-name="P4">
Про це заявив сьогодні, 21 квітня, міністр оборони США Ллойд Остін запідсумками 11-ї зустрічі формату «Рамштайн» у Німеччнині.</text:p>
      <text:p text:style-name="P4">
Він зазначив, що метою Контактної групи у форматі «Рамштайну» була координаціядопомоги Україні в її боротьбі проти беззаконного вторгнення росії. Але за рікроботи ця група перетворилася на надзвичайно потужну та активну «спільнотудії».</text:p>
      <text:p text:style-name="P4">
— Разом ми стали на захист принципів демократії, свободи та суверенітету. Томуми всі повернулися сюди, в Рамштайн, рік потому, щоб розвинути цей вражаючийпрогрес. Члени цієї контактної групи надали вам величезні можливості одразупісля російського вторгнення, надали «Джавеліни» і «Стінгери». Потім мизабезпечили захисників України іншими засобами артилерії і ми продовжуємонадавати наземні засоби протиповітряної оборони. Ми продовжуємо поспішати зназемними засобами протиповітряної оборони та боєприпасами, щоб допомогти вамзахистити небо, щоб допомогти вам захистити своїх громадян від російськихкрилатих ракет та іранських безпілотників, — сказав Ллойд Остін.</text:p>
      <text:p text:style-name="P4">
Глава Пентагону зазначив, що спільні зусилля мають величезне значення.</text:p>
      <text:p text:style-name="P4">
— <text:span text:style-name="T4">
Лише за кілька місяців ця Контактна група поставила понад 230 танків,більше ніж 1550 броньованих машин, а також іншого обладнання й боєприпасів дляпідтримки понад дев’яти нових бронетанкових бригад,</text:span>
 — <text:span text:style-name="T4">
зауважив главаПентагону.</text:span>
</text:p>
      <text:p text:style-name="P4">
Він також підкреслив, що, зокрема, Сполучені Штати прискорили терміни дляпоставок в Україну танків Abrams, щоби забезпечити їй більшу кількістьбронетехніки впродовж ближчих місяців. Також він зазначив, що за кілька тижнівдо Німеччини прибудуть танки M1, які українці будуть використовувати длятренувань.</text:p>
      <text:p text:style-name="P4">
— І я впевнений, що завдяки цьому обладнанню ви зможете і надалі досягатиуспіху на полі бою, — сказав Ллойд Остін.</text:p>
      <text:p text:style-name="P4">
Source: <text:a xlink:type="simple" xlink:href="https://armyinform.com.ua/2023/04/21/krayiny-uchasnyky-ramshtajnu-nadaly-ukrayini-ponad-230-tankiv-llojd-ostin/" text:style-name="Internet_20_link" text:visited-style-name="Visited_20_Internet_20_Link">
https://armyinform.com.ua/2023/04/21/krayiny-uchasnyky-ramshtajnu-nadaly-ukrayini-ponad-230-tankiv-llojd-ostin/</text:a>
</text:p>
      <!--NEWS-->
      <text:h text:style-name="P10" text:outline-level="1">
<text:span text:style-name="T4">
Очільники міністерств оборони України та Нової Зеландії обговорили додаткові шляхи співпраці</text:span>
</text:h>
      <text:p text:style-name="P4">
Author: ['АРМІЯINFORM']</text:p>
      <text:p text:style-name="P4">
Time: 2023-04-21T89:00:00-04:00</text:p>
      <text:p text:style-name="P4">
Description: Міністр оборони України Олексій Резніков зустрівся на полях засідання Контактної груп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p1hicwcai7-6l-e1682093764576.jpg" text:style-name="Internet_20_link" text:visited-style-name="Visited_20_Internet_20_Link">
fup1hicwcai7-6l-e1682093764576.jpg</text:a>
']</text:p>
      <text:p text:style-name="P4">
Tags: ['НОВА ЗЕЛАНДІЯ', 'СПІВПРАЦЯ', 'УКРАЇНА']</text:p>
      <text:p text:style-name="P4">
Category: News</text:p>
      <!--METADATA-->
      <text:p text:style-name="P4">
<draw:frame draw:style-name="fr1" draw:name="Image303" text:anchor-type="as-char" svg:width="6.9236in" svg:height="6.229437in" draw:z-index="0">
<draw:image xlink:href="../Images/AРМІЯINFORM/2023-04-21T89-00-00-04-00/fup1hicwcai7-6l-e1682093764576.jpg" xlink:type="simple" xlink:show="embed" xlink:actuate="onLoad" draw:mime-type="image/jpeg"/>
</draw:frame>
</text:p>
      <text:p text:style-name="P4">
Міністр оборони України Олексій Резніков зустрівся на полях засіданняКонтактної групи з питань оборони України у форматі «Рамштайн» зновозеландським колегою Ендрю Літтлом.</text:p>
      <text:p text:style-name="P4">
Про це він<text:a xlink:type="simple" xlink:href="https://twitter.com/oleksiireznikov/status/1649431456081489923" text:style-name="Internet_20_link" text:visited-style-name="Visited_20_Internet_20_Link">
написав</text:a>
 у своєму Твіттері.</text:p>
      <text:p text:style-name="P4">
Сторони також обговорили додаткові шляхи зміцнення співпраці.</text:p>
      <text:p text:style-name="P4">
«Підтримка наших новозеландських друзів демонструє, що вільний світ об’єднанийспільними цінностями. Під час цієї війни Україна отримала безцінний досвід ізнання, якими прагне поділитися з партнерами»,— йдеться у його дописі.</text:p>
      <text:p text:style-name="P4">
Олексій Резніков подякував уряду Нової Зеландії за допомогу.</text:p>
      <text:p text:style-name="P4">
Source: <text:a xlink:type="simple" xlink:href="https://armyinform.com.ua/2023/04/21/ochilnyky-ministerstv-oborony-ukrayiny-ta-novoyi-zelandiyi-obgovoryly-dodatkovi-shlyahy-spivpraczi/" text:style-name="Internet_20_link" text:visited-style-name="Visited_20_Internet_20_Link">
https://armyinform.com.ua/2023/04/21/ochilnyky-ministerstv-oborony-ukrayiny-ta-novoyi-zelandiyi-obgovoryly-dodatkovi-shlyahy-spivpraczi/</text:a>
</text:p>
      <!--NEWS-->
      <text:h text:style-name="P10" text:outline-level="1">
<text:span text:style-name="T4">
Україна найбільше потребує постачання наземних систем ППО — Ллойд Остін</text:span>
</text:h>
      <text:p text:style-name="P4">
Author: ['Ольга Мосьондз']</text:p>
      <text:p text:style-name="P4">
Time: 2023-04-21T90:00:00-04:00</text:p>
      <text:p text:style-name="P4">
Description: Наземні системи ППО наразі є найбільш необхідним видом озброєння для Україн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1c5ec4e0204dd5b.jpg" text:style-name="Internet_20_link" text:visited-style-name="Visited_20_Internet_20_Link">
31c5ec4e0204dd5b.jpg</text:a>
']</text:p>
      <text:p text:style-name="P4">
Tags: ['ЛЛОЙД ОСТІН', 'ППО', 'РАМШТАЙН']</text:p>
      <text:p text:style-name="P4">
Category: News</text:p>
      <!--METADATA-->
      <text:p text:style-name="P4">
<draw:frame draw:style-name="fr1" draw:name="Image304" text:anchor-type="as-char" svg:width="6.9236in" svg:height="3.750283in" draw:z-index="0">
<draw:image xlink:href="../Images/AРМІЯINFORM/2023-04-21T90-00-00-04-00/31c5ec4e0204dd5b.jpg" xlink:type="simple" xlink:show="embed" xlink:actuate="onLoad" draw:mime-type="image/jpeg"/>
</draw:frame>
</text:p>
      <text:p text:style-name="P4">
Наземні системи ППО наразі є найбільш необхідним видом озброєння для Українина нинішньому етапі, заявив у п'ятницю міністр оборони США Ллойд Остін напресконференції за результатами 11-го «Рамштайну».</text:p>
      <text:p text:style-name="P4">
Відповідаючи на запитання, чи обговорювалися на засіданні Контактної групи уформаті «Рамштайну» поставки винищувачів в Україну, і як це могло би допомогтиЗСУ, він зазначив:</text:p>
      <text:p text:style-name="P4">
— Наразі ми всі вважаємо, що Україна найбільше потребує наземних системпротиповітряної оборони. Саме це дозволило їм завадити російським військово-повітряним силам створити суттєвий вплив у цій боротьбі. І тому ми говорили,що протягом наступних кількох місяців ми продовжуватимемо говорити про це,тому що це те, що є надзвичайно важливим, — сказав Ллойд Остін.</text:p>
      <text:p text:style-name="P4">
Він також додав, що, на його думку, сторони, які підтримують Україну, можутьзробити більше в цій сфері.</text:p>
      <text:p text:style-name="P4">
— Я вірю, що ми можемо зробити більше, і я прошу країни зробити це. Я вірю, щовони відреагують і зроблять кроки на зустріч, — сказав Ллойд Остін.</text:p>
      <text:p text:style-name="P4">
Голова Комітету начальників штабів Збройних сил США генерал Марк Міллі такожзаявив на пресконференції, що «найважливіше нині — це забезпечення надійностіППО України», гарантувати, що зенітні системи зможуть вражати цілі на різнійвисоті.</text:p>
      <text:p text:style-name="P4">
— Завдання — контролювати повітряний простір. Цього можна досягати різнимиспособами. Нині найбільш економічно ефективний і найшвидший спосіб для України— це ППО, — наголосив Міллі.</text:p>
      <text:p text:style-name="P4">
Source: <text:a xlink:type="simple" xlink:href="https://armyinform.com.ua/2023/04/21/ukrayina-najbilshe-potrebuye-postachannya-nazemnyh-system-ppo-llojd-ostin/" text:style-name="Internet_20_link" text:visited-style-name="Visited_20_Internet_20_Link">
https://armyinform.com.ua/2023/04/21/ukrayina-najbilshe-potrebuye-postachannya-nazemnyh-system-ppo-llojd-ostin/</text:a>
</text:p>
      <!--NEWS-->
      <text:h text:style-name="P10" text:outline-level="1">
<text:span text:style-name="T4">
Ніщо не зруйнує нашу єдність — глава Пентагону щодо інформації про витоки розвідданих США</text:span>
</text:h>
      <text:p text:style-name="P4">
Author: ['Ольга Мосьондз']</text:p>
      <text:p text:style-name="P4">
Time: 2023-04-21T91:00:00-04:00</text:p>
      <text:p text:style-name="P4">
Description: Глава Пентагону Ллойд Остін повідомив, що був вражений солідарністю і прагне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392928-683.jpg" text:style-name="Internet_20_link" text:visited-style-name="Visited_20_Internet_20_Link">
630_360_1676392928-683.jpg</text:a>
']</text:p>
      <text:p text:style-name="P4">
Tags: ['ЛЛОЙД ОСТІН', 'ПЕНТАГОН', 'РАМШТАЙН']</text:p>
      <text:p text:style-name="P4">
Category: News</text:p>
      <!--METADATA-->
      <text:p text:style-name="P4">
<draw:frame draw:style-name="fr1" draw:name="Image305" text:anchor-type="as-char" svg:width="6.9236in" svg:height="3.956343in" draw:z-index="0">
<draw:image xlink:href="../Images/AРМІЯINFORM/2023-04-21T91-00-00-04-00/630_360_1676392928-683.jpg" xlink:type="simple" xlink:show="embed" xlink:actuate="onLoad" draw:mime-type="image/jpeg"/>
</draw:frame>
 BRUSSELS, BELGIUM -FEBRUARY 14: US Defense Secretary Lloyd Austin and US Chairman of the JointChiefs of Staff Gen. Mark Milley hold a joint news conference at NATO HQ onFebruary 14, 2023 in Brussels, Belgium. ( Dursun Aydemir - Anadolu Agency )</text:p>
      <text:p text:style-name="P4">
Глава Пентагону Ллойд Остін повідомив, що був вражений солідарністю іпрагненням союзників відкинути спроби внести розкол у їхню єдність післявитоку американських розвідданих.</text:p>
      <text:p text:style-name="P4">
Про це Міністр оборони США заявив сьогодні, 21 квітня, під час черговогозасідання Контактної групи з питань оборони України на базі американських ВПС«Рамштайн» у Німеччині.</text:p>
      <text:p text:style-name="P4">
— Зараз я знаю, що багато хто з вас стежить за повідомленнями пронесанкціоноване розголошення чутливих і засекречених нами матеріалів. Яставлюся до цього питання дуже серйозно. І ми продовжуватимемо тісно і зповагою працювати з нашими глибоко шанованими союзниками і партнерами.Обговорюючи це питання з нашими союзниками і партнерами, я був вражений їхньоюсолідарністю у прагненні відкинути спроби, спрямовані на те, щоб розділити нас<text:span text:style-name="T4">
.</text:span>
 Ми не дозволимо нічому зруйнувати нашу єдність, — сказав Ллойд Остін.</text:p>
      <text:p text:style-name="P4">
Нагадаємо, раніше видання The New York Times написало, що Пентагон розслідуєвитік секретних документів у соцмережі, які стосуються, зокрема, планів щодоконтрнаступу ЗСУ та деяких дій союзників США.</text:p>
      <text:p text:style-name="P4">
Як стало відомо, 13 квітня ФБР заарештувала підозрюваного у зливі секретнихдокументів Пентагону. Ним виявився 21-річний військовослужбовець підрозділуВійськово-повітряних сил Національної гвардії США в Массачусетсі ДжекТейшейра.</text:p>
      <text:p text:style-name="P4">
Під час підсумкової пресконференції за результатами зустрічі Контактної групиглава Пентагону зазначив, що незважаючи на всі перешкоди, США і надаліпродовжуватиме тісно співпрацювати з партнерами.</text:p>
      <text:p text:style-name="P4">
Source: <text:a xlink:type="simple" xlink:href="https://armyinform.com.ua/2023/04/21/nishho-ne-zrujnuye-nashu-yednist-glava-pentagonu-shhodo-informacziyi-pro-vytoky-rozviddanyh-ssha/" text:style-name="Internet_20_link" text:visited-style-name="Visited_20_Internet_20_Link">
https://armyinform.com.ua/2023/04/21/nishho-ne-zrujnuye-nashu-yednist-glava-pentagonu-shhodo-informacziyi-pro-vytoky-rozviddanyh-ssha/</text:a>
</text:p>
      <!--NEWS-->
      <text:h text:style-name="P10" text:outline-level="1">
<text:span text:style-name="T4">
Нам треба зберігати єдність і концентруватись на обороні — Президент України</text:span>
</text:h>
      <text:p text:style-name="P4">
Author: ['АРМІЯINFORM']</text:p>
      <text:p text:style-name="P4">
Time: 2023-04-21T92:00:00-04:00</text:p>
      <text:p text:style-name="P4">
Description: Зараз так само, як і минулого року, усім нам треба зберігати єдність, мобілізованість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9f096f561202197d721a10d1263687e_1682091586_extra_large.jpeg" text:style-name="Internet_20_link" text:visited-style-name="Visited_20_Internet_20_Link">
79f096f561202197d721a10d1263687e_1682091586_extra_large.jpeg</text:a>
']</text:p>
      <text:p text:style-name="P4">
Tags: ['ЗВЕРНЕННЯ ПРЕЗИДЕНТА УКРАЇНИ']</text:p>
      <text:p text:style-name="P4">
Category: News</text:p>
      <!--METADATA-->
      <text:p text:style-name="P4">
<draw:frame draw:style-name="fr1" draw:name="Image306" text:anchor-type="as-char" svg:width="6.9236in" svg:height="3.894525in" draw:z-index="0">
<draw:image xlink:href="../Images/AРМІЯINFORM/2023-04-21T92-00-00-04-00/79f096f561202197d721a10d1263687e_1682091586_extra_large.jpeg" xlink:type="simple" xlink:show="embed" xlink:actuate="onLoad" draw:mime-type="image/jpeg"/>
</draw:frame>
</text:p>
      <text:p text:style-name="P4">
Зараз так само, як і минулого року, усім нам треба зберігати єдність,мобілізованість та повну концентрацію на обороні.</text:p>
      <text:p text:style-name="P4">
Про це <text:a xlink:type="simple" xlink:href="https://www.president.gov.ua/news/zaraz-usim-nam-treba-zberigati-yednist-mobilizovanist-i-povn-82425" text:style-name="Internet_20_link" text:visited-style-name="Visited_20_Internet_20_Link">
сказав</text:a>
 Президент України у вечріньомузверненні до українців.</text:p>
      <text:p text:style-name="P4">
«Усі в Україні маємо розуміти, що головним завданням держави є деокупаціянаших територій, повернення наших земель і наших людей із російської неволі.Ресурси держави спрямовуються передусім на це завдання. І я вдячний усім, хтодопомагає. Хто зберігає увагу світу до України. Усім, хто створює в Україніробочі місця, хто сплачує податки, хто залишається в країні й підтримує роботусвоїх підприємств. Усім, хто організовує збори для наших воїнів та відновлення– збори в Україні, в інших країнах… », — сказав він.</text:p>
      <text:p text:style-name="P4">
Глава держва сьогодні окремо подякував кожному й кожній, хто на державнихоборонних підприємствах та в бізнесі, який долучився, виробляє зброю таамуніцію, дрони, усім, хто ремонтує техніку, хто створює нову техніку, зокремадля розмінування.</text:p>
      <text:p text:style-name="P4">
«Дякую вам за те, що попри все Україна нарощує наш оборонний виробничийпотенціал», —. йдеться у зверненні.</text:p>
      <text:p text:style-name="P4">
Володимир Зеленський розповів, що увесь день максимальна увага комунікації уформаті «Рамштайн», сьогодні – засідання.</text:p>
      <text:p text:style-name="P4">
«Я дякую тим партнерам, чия рішучість цілком відповідає реальній ситуації йпотребам на полі бою. Очікую доповідь міністра оборони за результатами«Рамштайну», — зазначив він.</text:p>
      <text:p text:style-name="P4">
Глава держави провів сьогодні й спеціальну нараду щодо тих заходів – передусімміжнародних, – які мають відбутися найближчими тижнями й місяцями.</text:p>
      <text:p text:style-name="P4">
«Ми детально опрацьовуємо зміст кожного заходу. Україна й наші воїни не маютьчасу на формальну політику та будь-які непрактичні речі. Кожен захід, кожніпереговори й зустрічі мають дати конкретну допомогу обороні, мають конкретнопосилювати наших воїнів і захист наших цінностей.</text:p>
      <text:p text:style-name="P4">
Зброя й снаряди для наших воїнів, стійкість для нашої економіки, реальнапідготовленість до будь-яких сценаріїв – усе це абсолютно предметно. Так булой так буде», — резюмував Президент.</text:p>
      <text:p text:style-name="P4">
Source: <text:a xlink:type="simple" xlink:href="https://armyinform.com.ua/2023/04/21/nam-treba-zberigaty-yednist-i-konczentruvatys-na-oboroni-prezydent-ukrayiny/" text:style-name="Internet_20_link" text:visited-style-name="Visited_20_Internet_20_Link">
https://armyinform.com.ua/2023/04/21/nam-treba-zberigaty-yednist-i-konczentruvatys-na-oboroni-prezydent-ukrayiny/</text:a>
</text:p>
      <!--NEWS-->
      <text:h text:style-name="P10" text:outline-level="1">
<text:span text:style-name="T4">
росія продовжує зазнавати невдач і не досягає поставлених цілей — Марк Міллі</text:span>
</text:h>
      <text:p text:style-name="P4">
Author: ['Ольга Мосьондз']</text:p>
      <text:p text:style-name="P4">
Time: 2023-04-21T93:00:00-04:00</text:p>
      <text:p text:style-name="P4">
Description: Про це сказав Голова Комітету начальників штабів Збройних сил США генерал Марк Міллі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ГЕНЕРАЛ МАРК МІЛЛІ', 'РАМШТАЙН', 'РОСІЙСЬКО-УКРАЇНСЬКА ВІЙНА']</text:p>
      <text:p text:style-name="P4">
Category: News</text:p>
      <!--METADATA-->
      <text:p text:style-name="P4">
<draw:frame draw:style-name="fr1" draw:name="Image307" text:anchor-type="as-char" svg:width="6.9236in" svg:height="3.606042in" draw:z-index="0">
<draw:image xlink:href="../Images/AРМІЯINFORM/2023-04-21T93-00-00-04-00/277400_mark-milley_gettyimages_new_960x380_0.jpg" xlink:type="simple" xlink:show="embed" xlink:actuate="onLoad" draw:mime-type="image/jpeg"/>
</draw:frame>
</text:p>
      <text:p text:style-name="P4">
Про це сказав Голова Комітету начальників штабів Збройних сил США генерал МаркМіллі на пресконференції за підсумками зустрічі Контактної групи оборониУкраїни у форматі «Рамштайн» в Німеччині.</text:p>
      <text:p text:style-name="P4">
Він зазначив, що попри те, що росія посилює обстріли великих і малих містУкраїни і українські військові зазнають втрат, сама росія продовжує платитивисоку ціну за свій вибір розпочати неспровоковану війну проти України.</text:p>
      <text:p text:style-name="P4">
— На відміну від українських військ, які мають високу мотивацію боротися засвою країну, боротися за свою свободу, демократію і свій спосіб життя,росіянам бракує волі й лідерства, — сказав Марк Міллі.</text:p>
      <text:p text:style-name="P4">
Він зазначив, що не є ефективною і призовна кампанія, яку оголосила рф.</text:p>
      <text:p text:style-name="P4">
— Наразі росія вдалася до посилення призовного законодавства, оскільки вонивтягують своїх громадян у хаос війни, але поки це було досить неефективно.Минулого року поспішні рішення призвели до серйозних втрат, коли тисячі людейпокинули свою країну, намагаючись уникнути відправки на війну. Крім того,росія продовжує зазнавати невдач і не досягає поставлених цілей. Вони незмогли зламати ні український уряд, ні НАТО. Насправді вони зробили якразнавпаки – народ України стоїть, він ще більш вмотивований і сміливий. І НАТОніколи не було сильнішим Альянсом. І, про що вже неодноразово казали іПрезидент Байден, і Міністр оборони США Ллойд Остін – Сполучені Штатизалишатимуться відданими підтримці України стільки, скільки це буде потрібно,— запевнив Марк Міллі.</text:p>
      <text:p text:style-name="P4">
Source: <text:a xlink:type="simple" xlink:href="https://armyinform.com.ua/2023/04/21/rosiya-prodovzhuye-zaznavaty-nevdach-i-ne-dosyagaye-postavlenyh-czilej-mark-milli/" text:style-name="Internet_20_link" text:visited-style-name="Visited_20_Internet_20_Link">
https://armyinform.com.ua/2023/04/21/rosiya-prodovzhuye-zaznavaty-nevdach-i-ne-dosyagaye-postavlenyh-czilej-mark-milli/</text:a>
</text:p>
      <!--NEWS-->
      <text:h text:style-name="P10" text:outline-level="1">
<text:span text:style-name="T4">
Дякую за сміливість і стійкість — Глава держави звернувся до оборонців сходу України</text:span>
</text:h>
      <text:p text:style-name="P4">
Author: ['АРМІЯINFORM']</text:p>
      <text:p text:style-name="P4">
Time: 2023-04-21T94:00:00-04:00</text:p>
      <text:p text:style-name="P4">
Description: Президент України Володимир Зеленський у вечірньому зверненні подякував  українс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9f096f561202197d721a10d1263687e_1682091586_extra_large.jpeg" text:style-name="Internet_20_link" text:visited-style-name="Visited_20_Internet_20_Link">
79f096f561202197d721a10d1263687e_1682091586_extra_large.jpeg</text:a>
']</text:p>
      <text:p text:style-name="P4">
Tags: ['ЗВЕРНЕННЯ ПРЕЗИДЕНТА УКРАЇНИ', 'ПРЕЗИДЕНТ']</text:p>
      <text:p text:style-name="P4">
Category: News</text:p>
      <!--METADATA-->
      <text:p text:style-name="P4">
<draw:frame draw:style-name="fr1" draw:name="Image308" text:anchor-type="as-char" svg:width="6.9236in" svg:height="3.894525in" draw:z-index="0">
<draw:image xlink:href="../Images/AРМІЯINFORM/2023-04-21T94-00-00-04-00/79f096f561202197d721a10d1263687e_1682091586_extra_large.jpeg" xlink:type="simple" xlink:show="embed" xlink:actuate="onLoad" draw:mime-type="image/jpeg"/>
</draw:frame>
</text:p>
      <text:p text:style-name="P4">
Президент України Володимир Зеленський у вечірньому зверненні<text:a xlink:type="simple" xlink:href="https://www.president.gov.ua/news/zaraz-usim-nam-treba-zberigati-yednist-mobilizovanist-i-povn-82425" text:style-name="Internet_20_link" text:visited-style-name="Visited_20_Internet_20_Link">
подякував</text:a>
 українським захисникам за сміливі дії,стійкість та влучність.</text:p>
      <text:p text:style-name="P4">
«Звичайно, хочу подякувати нашим воїнам. Бахмут. За сміливі дії — 5-й окремійштурмовій бригаді. Дякую, хлопці! Лиманський напрямок. За стійкість і надійнеутримання позицій – 66-та окрема механізована бригада. Молодці!</text:p>
      <text:p text:style-name="P4">
96-та Київська зенітна ракетна бригада. Дякую вам, воїни, за влучність!</text:p>
      <text:p text:style-name="P4">
Дякую всім, хто зараз на позиціях, в окопах, на бойових завданнях, на бойовомучергуванні!</text:p>
      <text:p text:style-name="P4">
Дякую всім, хто допомагає фронту!» — сказав глава держави.</text:p>
      <text:p text:style-name="P4">
Президент закликав згадувати тих, хто віддав своє життя, захищаючи Україну йукраїнців.</text:p>
      <text:p text:style-name="P4">
Source: <text:a xlink:type="simple" xlink:href="https://armyinform.com.ua/2023/04/21/dyakuyu-za-smilyvist-i-stijkist-glava-derzhavy-zvernuvsya-do-oboroncziv-shodu-ukrayiny/" text:style-name="Internet_20_link" text:visited-style-name="Visited_20_Internet_20_Link">
https://armyinform.com.ua/2023/04/21/dyakuyu-za-smilyvist-i-stijkist-glava-derzhavy-zvernuvsya-do-oboroncziv-shodu-ukrayiny/</text:a>
</text:p>
      <!--NEWS-->
      <text:h text:style-name="P10" text:outline-level="1">
<text:span text:style-name="T4">
В Україні вводять обовʼязкові іспити на знання мови та історії для отримання громадянства</text:span>
</text:h>
      <text:p text:style-name="P4">
Author: ['АРМІЯINFORM']</text:p>
      <text:p text:style-name="P4">
Time: 2023-04-21T95:00:00-04:00</text:p>
      <text:p text:style-name="P4">
Description: Президент України Володимир Зеленський підписав закон про обовʼязкові іспити на з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05877317-673.jpg" text:style-name="Internet_20_link" text:visited-style-name="Visited_20_Internet_20_Link">
630_360_1605877317-673.jpg</text:a>
']</text:p>
      <text:p text:style-name="P4">
Tags: ['STOPRUSSIA', 'ВРУ', 'ГРОМАДЯНСТВО', 'ДЕРЖАВНІ ІСПИТИ']</text:p>
      <text:p text:style-name="P4">
Category: News</text:p>
      <!--METADATA-->
      <text:p text:style-name="P4">
<draw:frame draw:style-name="fr1" draw:name="Image309" text:anchor-type="as-char" svg:width="6.9236in" svg:height="3.956343in" draw:z-index="0">
<draw:image xlink:href="../Images/AРМІЯINFORM/2023-04-21T95-00-00-04-00/630_360_1605877317-673.jpg" xlink:type="simple" xlink:show="embed" xlink:actuate="onLoad" draw:mime-type="image/jpeg"/>
</draw:frame>
</text:p>
      <text:p text:style-name="P4">
Президент України Володимир Зеленський підписав закон про обовʼязкові іспитина знання мови та історії для отримання громадянства України.</text:p>
      <text:p text:style-name="P4">
Інформацію про відповідний Закон №7606 «Про внесення змін до Законів України«Про громадянство України» та «Про забезпечення функціонування українськоїмови як державної» щодо умов прийняття до громадянства України» розміщено на<text:a xlink:type="simple" xlink:href="https://itd.rada.gov.ua/billInfo/Bills/Card/40141" text:style-name="Internet_20_link" text:visited-style-name="Visited_20_Internet_20_Link">
сайті </text:a>
 Верховної РадиУкраїни.</text:p>
      <text:p text:style-name="P4">
Документ передбачає, що в разі бажання отримати громадянство України будь-хтомає зобовʼязатись, що складе іспити з Конституції України, історії таукраїнської мови.</text:p>
      <text:p text:style-name="P4">
Водночас ті, хто отримав громадянство за особливі заслуги перед Україною,становлять державний інтерес для України або служать у війську чи нагородженідержавною нагородою, мають скласти ці іспити <text:span text:style-name="T4">
протягом двох років.</text:span>
</text:p>
      <text:p text:style-name="P4">
Як відомо, Верховна Рада України ухвалила закон про обовʼязкові іспити дляотримання громадянства України 21 березня. За нього проголосував 281парламентарій.</text:p>
      <text:p text:style-name="P4">
Source: <text:a xlink:type="simple" xlink:href="https://armyinform.com.ua/2023/04/21/v-ukrayini-vvodyat-obov%ca%bcyazkovi-ispyty-na-znannya-movy-ta-istoriyi-dlya-otrymannya-gromadyanstva/" text:style-name="Internet_20_link" text:visited-style-name="Visited_20_Internet_20_Link">
https://armyinform.com.ua/2023/04/21/v-ukrayini-vvodyat-obov%ca%bcyazkovi-ispyty-na-znannya-movy-ta-istoriyi-dlya-otrymannya-gromadyanstva/</text:a>
</text:p>
      <!--NEWS-->
      <text:h text:style-name="P10" text:outline-level="1">
<text:span text:style-name="T4">
Марк Міллі прокоментував можливість надання Україні американських винищувачів F-16</text:span>
</text:h>
      <text:p text:style-name="P4">
Author: ['Ольга Мосьондз']</text:p>
      <text:p text:style-name="P4">
Time: 2023-04-21T96:00:00-04:00</text:p>
      <text:p text:style-name="P4">
Description: За підсумками зустрічі Контактної групи оборони України у форматі «Рамштайн» у Німечч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00_545_1651495146-2548.webp" text:style-name="Internet_20_link" text:visited-style-name="Visited_20_Internet_20_Link">
1000_545_1651495146-2548.webp</text:a>
',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F-16', 'ВИНИЩУВАЧІ F-16', 'ГЕНЕРАЛ МАРК МІЛЛІ', 'РАМШТАЙН', 'РАМШТАЙН 11']</text:p>
      <text:p text:style-name="P4">
Category: News</text:p>
      <!--METADATA-->
      <text:p text:style-name="P4">
<draw:frame draw:style-name="fr1" draw:name="Image310" text:anchor-type="as-char" svg:width="6.9236in" svg:height="3.773362in" draw:z-index="0">
<draw:image xlink:href="../ConvertedIMGs/AРМІЯINFORM/2023-04-21T96-00-00-04-00/1000_545_1651495146-2548.png" xlink:type="simple" xlink:show="embed" xlink:actuate="onLoad" draw:mime-type="image/png"/>
</draw:frame>
</text:p>
      <text:p text:style-name="P4">
За підсумками зустрічі Контактної групи оборони України у форматі «Рамштайн» уНімеччині Голова Комітету начальників штабів Збройних сил США генерал МаркМіллі сказав, що рішення про надання України бойових літаків F-16 повинніухвалювати політичні лідери. Наразі небо над Україною допоможуть закритизасоби ППО.</text:p>
      <text:p text:style-name="P4">
– Рішення щодо надання F-16 чи будь-яких інших літаків четвертого покоління збагатьох інших країн ухвалюють політичні лідери. Але з військової точки зору –завдання полягає в тому, щоб контролювати повітряний простір. Контролюватиповітряний простір можна різними способами. І найекономічніший,найефективніший, і найшвидший спосіб нині для України – це ППО, якою вони йпрацюють вже понад рік, не даючи росіянам ефективно використовувати повітрянийпростір, – сказав Марк Міллі.</text:p>
      <text:p text:style-name="P4">
<draw:frame draw:style-name="fr1" draw:name="Image311" text:anchor-type="as-char" svg:width="6.9236in" svg:height="3.606042in" draw:z-index="0">
<draw:image xlink:href="../Images/AРМІЯINFORM/2023-04-21T96-00-00-04-00/277400_mark-milley_gettyimages_new_960x380_0.jpg" xlink:type="simple" xlink:show="embed" xlink:actuate="onLoad" draw:mime-type="image/jpeg"/>
</draw:frame>
</text:p>
      <text:p text:style-name="P4">
За його словами, українські сили вміло використовують системи ППО і це«найбільш критично важливо» зараз.</text:p>
      <text:p text:style-name="P4">
– росіяни намагалися здійснювати деякі польоти в Україну, але здебільшого надтимчасово окупованою росією Україною. росіянам не вдалося здійснитиперехоплення повітряного простору далі над українською територію. Чому? Черезефективне використання української протиповітряної оборони, яка зараз єнайбільш важливою, щоб фронтові сили та фортифікаційні споруди були захищені,– сказав Марк Міллі.</text:p>
      <text:p text:style-name="P4">
Він зазначив, що «найголовніше зараз» – переконатися, що система ППО «надійна,точна, глибока» і «багаторівнева». Зокрема, від ближньої, середньої додальньої дії.</text:p>
      <text:p text:style-name="P4">
– Це найважливіше військове завдання зараз. Це була тема сьогоднішнього дня:системи ППО, щоб переконатися, що Україна може захистити свої повітрянікордони, що Україна може захистити свій повітряний простір, – зазначив Міллі.</text:p>
      <text:p text:style-name="P4">
Також він додав, що навчання і підготовка пілотів займає тривалий час.</text:p>
      <text:p text:style-name="P4">
– З точки зору самих літаків, оскільки для підготовки пілотів тощо потрібентривалий час, а росіяни мають значну кількість військово-повітряних сил, і длятого, щоб вивести українські повітряні сили на такий рівень, потрібно докластизначних зусиль з боку багатьох країн. Тож ми побачимо результати тихполітичних рішень, які будуть ухвалені або не будуть ухвалені в майбутньому,але нині нагальна потреба – це протиповітряна оборона, – підсумував МаркМіллі.</text:p>
      <text:p text:style-name="P4">
Source: <text:a xlink:type="simple" xlink:href="https://armyinform.com.ua/2023/04/21/mark-milli-prokomentuvav-mozhlyvist-nadannya-ukrayini-vynyshhuvachiv-f-16/" text:style-name="Internet_20_link" text:visited-style-name="Visited_20_Internet_20_Link">
https://armyinform.com.ua/2023/04/21/mark-milli-prokomentuvav-mozhlyvist-nadannya-ukrayini-vynyshhuvachiv-f-16/</text:a>
</text:p>
      <!--NEWS-->
      <text:h text:style-name="P10" text:outline-level="1">
<text:span text:style-name="T4">
Дмитро Кулеба обговорив з Жозепом Боррелем закупівлю Євросоюзом боєприпасів для України</text:span>
</text:h>
      <text:p text:style-name="P4">
Author: ['АРМІЯINFORM']</text:p>
      <text:p text:style-name="P4">
Time: 2023-04-21T97:00:00-04:00</text:p>
      <text:p text:style-name="P4">
Description: Міністр закордонних справ України Дмитро Кулеба провів телефонну розмову з висо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2bdaf2f2eae372136164.jpg" text:style-name="Internet_20_link" text:visited-style-name="Visited_20_Internet_20_Link">
642bdaf2f2eae372136164.jpg</text:a>
']</text:p>
      <text:p text:style-name="P4">
Tags: ['ДМИТРО КУЛЕБА', 'ЖОЗЕП БОРРЕЛЬ']</text:p>
      <text:p text:style-name="P4">
Category: News</text:p>
      <!--METADATA-->
      <text:p text:style-name="P4">
<draw:frame draw:style-name="fr1" draw:name="Image312" text:anchor-type="as-char" svg:width="6.9236in" svg:height="4.615733in" draw:z-index="0">
<draw:image xlink:href="../Images/AРМІЯINFORM/2023-04-21T97-00-00-04-00/642bdaf2f2eae372136164.jpg" xlink:type="simple" xlink:show="embed" xlink:actuate="onLoad" draw:mime-type="image/jpeg"/>
</draw:frame>
</text:p>
      <text:p text:style-name="P4">
Міністр закордонних справ України Дмитро Кулеба провів телефонну розмову звисоким представником ЄС з питань закордонних справ і політики безпеки ЖозепомБоррелем.</text:p>
      <text:p text:style-name="P4">
Про це глава МЗС України<text:a xlink:type="simple" xlink:href="https://twitter.com/DmytroKuleba/status/1649391213726904322" text:style-name="Internet_20_link" text:visited-style-name="Visited_20_Internet_20_Link">
повідомив</text:a>
 уTwitter.</text:p>
      <text:p text:style-name="P4">
Дмитро Кулеба подякував Жозепу Боррелю за всю оборонну допомогу ЄС, зокрема заостанній мільярд на невідкладні потреби в боєприпасах.</text:p>
      <text:p text:style-name="P4">
«Закликав посприяти якнайшвидшому завершенню обговорень 2-го траншу в €1 млрдна спільні закупівлі, заради гарантування безпеки в Європі», — зазначив він.</text:p>
      <text:p text:style-name="P4">
Source: <text:a xlink:type="simple" xlink:href="https://armyinform.com.ua/2023/04/21/dmytro-kuleba-obgovoryv-z-zhozepom-borrelem-zakupivlyu-yevrosoyuzom-boyeprypasiv-dlya-ukrayiny/" text:style-name="Internet_20_link" text:visited-style-name="Visited_20_Internet_20_Link">
https://armyinform.com.ua/2023/04/21/dmytro-kuleba-obgovoryv-z-zhozepom-borrelem-zakupivlyu-yevrosoyuzom-boyeprypasiv-dlya-ukrayiny/</text:a>
</text:p>
      <!--NEWS-->
      <text:h text:style-name="P10" text:outline-level="1">
<text:span text:style-name="T4">
Латвія передасть Україні всі наявні в неї ПЗРК Stinger</text:span>
</text:h>
      <text:p text:style-name="P4">
Author: ['АРМІЯINFORM']</text:p>
      <text:p text:style-name="P4">
Time: 2023-04-21T98:00:00-04:00</text:p>
      <text:p text:style-name="P4">
Description: Міністерка оборони Латвії Інара Мурнієце на засіданні Контактної групи з питань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p5cmvxway4uv_-scaled-e1682104240895.jpg" text:style-name="Internet_20_link" text:visited-style-name="Visited_20_Internet_20_Link">
fup5cmvxway4uv_-scaled-e1682104240895.jpg</text:a>
']</text:p>
      <text:p text:style-name="P4">
Tags: ['ЛАТВІЯ', 'ПІДТРИМКА УКРАЇНИ']</text:p>
      <text:p text:style-name="P4">
Category: News</text:p>
      <!--METADATA-->
      <text:p text:style-name="P4">
<draw:frame draw:style-name="fr1" draw:name="Image313" text:anchor-type="as-char" svg:width="6.9236in" svg:height="5.815824in" draw:z-index="0">
<draw:image xlink:href="../Images/AРМІЯINFORM/2023-04-21T98-00-00-04-00/fup5cmvxway4uv_-scaled-e1682104240895.jpg" xlink:type="simple" xlink:show="embed" xlink:actuate="onLoad" draw:mime-type="image/jpeg"/>
</draw:frame>
</text:p>
      <text:p text:style-name="P4">
Міністерка оборони Латвії Інара Мурнієце на засіданні Контактної групи зпитань оборони України оголосила про рішення передати Києву всі наявні влатвійської сторони переносні зенітно-ракетні комплекси Stinger.</text:p>
      <text:p text:style-name="P4">
Про це<text:a xlink:type="simple" xlink:href="https://twitter.com/IMurniece/status/1649436614345605127" text:style-name="Internet_20_link" text:visited-style-name="Visited_20_Internet_20_Link">
йдеться</text:a>
у її Твіттері.</text:p>
      <text:p text:style-name="P4">
«Сьогодні на зустрічі «Рамштайн» я оголосила, що Латвія прийняла рішенняпередати свою останню партію ПЗРК Stinger Україні», — написала вона.</text:p>
      <text:p text:style-name="P4">
Крім того, Латвія продовжує втілювати програму підготовки українськихвійськовослужбовців.</text:p>
      <text:p text:style-name="P4">
Source: <text:a xlink:type="simple" xlink:href="https://armyinform.com.ua/2023/04/21/latviya-peredast-ukrayini-vsi-nayavni-v-neyi-pzrk-stinger/" text:style-name="Internet_20_link" text:visited-style-name="Visited_20_Internet_20_Link">
https://armyinform.com.ua/2023/04/21/latviya-peredast-ukrayini-vsi-nayavni-v-neyi-pzrk-stinger/</text:a>
</text:p>
      <!--NEWS-->
      <text:h text:style-name="P10" text:outline-level="1">
<text:span text:style-name="T4">
Коротко. Війна. День 422. Відеодайджест</text:span>
</text:h>
      <text:p text:style-name="P4">
Author: ['АРМІЯINFORM']</text:p>
      <text:p text:style-name="P4">
Time: 2023-04-2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422 ДЕНЬ ОБОРОНИ УКРАЇНИ', 'ВІДЕОДАЙДЖЕСТ', 'ГШ ЗС УКРАЇНИ']</text:p>
      <text:p text:style-name="P4">
Category: News</text:p>
      <!--METADATA-->
      <text:p text:style-name="P4">
Source: <text:a xlink:type="simple" xlink:href="https://armyinform.com.ua/2023/04/21/korotko-vijna-den-422-videodajdzhest/" text:style-name="Internet_20_link" text:visited-style-name="Visited_20_Internet_20_Link">
https://armyinform.com.ua/2023/04/21/korotko-vijna-den-422-videodajdzhest/</text:a>
</text:p>
      <!--NEWS-->
      <text:h text:style-name="P10" text:outline-level="1">
<text:span text:style-name="T4">
Міністерства оборони України й Естонії уклали меморандум про співпрацю</text:span>
</text:h>
      <text:p text:style-name="P4">
Authors: Ukrinform (Person)</text:p>
      <text:p text:style-name="P4">
Publisher: Укринформ (Organization)</text:p>
      <text:p text:style-name="P4">
Published Time: 2023-04-22T-31:09:00+03:00</text:p>
      <text:p text:style-name="P4">
Modified Time: 2023-04-22T00:09:00+03:00</text:p>
      <text:p text:style-name="P4">
Description: Міністри оборони України й Естонії підписали меморандум про співпрацю між відомствами. — Укрінформ.</text:p>
      <text:p text:style-name="P4">
Images: ["<text:a xlink:type="simple" xlink:href="https://static.ukrinform.com/photos/2023_04/thumb_files/630_360_1682082421-937.jpg" text:style-name="Internet_20_link" text:visited-style-name="Visited_20_Internet_20_Link">
630_360_16820...</text:a>
"]</text:p>
      <text:p text:style-name="P4">
Tags: ['Естонія', 'Міноборони', 'Резніков']</text:p>
      <text:p text:style-name="P4">
Type: Article</text:p>
      <!--METADATA-->
      <text:p text:style-name="P4">
<draw:frame draw:style-name="fr1" draw:name="Image314" text:anchor-type="as-char" svg:width="6.9236in" svg:height="3.956343in" draw:z-index="0">
<draw:image xlink:href="../Images/yкринформ/2023-04-22T-31-09-00-03-00/630_360_1682082421-937.jpg" xlink:type="simple" xlink:show="embed" xlink:actuate="onLoad" draw:mime-type="image/jpeg"/>
</draw:frame>
 Міністриоборони України й Естонії підписали меморандум про співпрацю між відомствами.</text:p>
      <text:p text:style-name="P4">
Про це очільник МОУ Олексій Резніков повідомив у <text:a xlink:type="simple" xlink:href="https://twitter.com/oleksiireznikov/status/1649350684544839682" text:style-name="Internet_20_link" text:visited-style-name="Visited_20_Internet_20_Link">
</text:a>
 , передаєУкрінформ.</text:p>
      <text:p text:style-name="P4">
«Ми підписали меморандум про співпрацю між Міністерством оборони України таМіністерством оборони Естонії. Поглиблюємо співпрацю на основі спільних цілей– миру та безпеки для наших країн і усього континенту», – зазначив Резніков.</text:p>
      <text:p text:style-name="P4">
<text:span text:style-name="T4">
Читайте також:</text:span>
 <text:a xlink:type="simple" xlink:href="https://www.ukrinform.ua/rubric-ato/3698105-reznikov-pro-prioritet-dla-ukraini-pobudova-bagatorivnevoi-sistemi-ppopro-u-najkorotsij-termin.html" text:style-name="Internet_20_link" text:visited-style-name="Visited_20_Internet_20_Link">
 <text:span text:style-name="T4">
Резніков</text:span>
 </text:a>
</text:p>
      <text:p text:style-name="P4">
Він наголосив, що Естонія була вірною союзницею України від початкуросійського вторгнення, а також подякував естонському народу та мініструоборони Ханно Певкуру за «видатний внесок у зміцнення нашої оборони тапідтримку європейської та євроатлантичної перспективи України».</text:p>
      <text:p text:style-name="P4">
Як повідомляв Укрінформ, в Естонії пройшли навчання 600 українськихпіхотинців.</text:p>
      <text:p text:style-name="P4">
Фото: Олексій Резніков, Твіттер</text:p>
      <text:p text:style-name="P4">
Source: <text:a xlink:type="simple" xlink:href="https://www.ukrinform.ua/rubric-polytics/3698944-ministerstva-oboroni-ukraini-j-estonii-uklali-memorandum-pro-spivpracu.html" text:style-name="Internet_20_link" text:visited-style-name="Visited_20_Internet_20_Link">
https://www.ukrinform.ua/rubric-polytics/3698944-ministerstva-oboroni-ukraini-j-estonii-uklali-memorandum-pro-spivpracu.html</text:a>
</text:p>
      <!--NEWS-->
      <text:h text:style-name="P10" text:outline-level="1">
<text:span text:style-name="T4">
АПЛ: «Арсенал» із Зінченком уник поразки від «Саутгемптона»</text:span>
</text:h>
      <text:p text:style-name="P4">
Authors: Ukrinform (Person)</text:p>
      <text:p text:style-name="P4">
Publisher: Укринформ (Organization)</text:p>
      <text:p text:style-name="P4">
Published Time: 2023-04-22T-33:00:00+03:00</text:p>
      <text:p text:style-name="P4">
Modified Time: 2023-04-22T00:00:00+03:00</text:p>
      <text:p text:style-name="P4">
Description: В Англійській прем'єр-лізі (АПЛ) тривають матчі 32-го туру футбольного чемпіонату. — Укрінформ.</text:p>
      <text:p text:style-name="P4">
Images: ["<text:a xlink:type="simple" xlink:href="https://static.ukrinform.com/photos/2023_04/thumb_files/630_360_1682111126-505.jpg" text:style-name="Internet_20_link" text:visited-style-name="Visited_20_Internet_20_Link">
630_360_16821...</text:a>
"]</text:p>
      <text:p text:style-name="P4">
Tags: ['Арсенал', 'Футбол', 'Зінченко', 'АПЛ']</text:p>
      <text:p text:style-name="P4">
Type: Article</text:p>
      <!--METADATA-->
      <text:p text:style-name="P4">
<draw:frame draw:style-name="fr1" draw:name="Image315" text:anchor-type="as-char" svg:width="6.9236in" svg:height="3.956343in" draw:z-index="0">
<draw:image xlink:href="../Images/yкринформ/2023-04-22T-33-00-00-03-00/630_360_1682111126-505.jpg" xlink:type="simple" xlink:show="embed" xlink:actuate="onLoad" draw:mime-type="image/jpeg"/>
</draw:frame>
 ВАнглійській прем'єр-лізі (АПЛ) тривають матчі 32-го туру футбольногочемпіонату.</text:p>
      <text:p text:style-name="P4">
«Арсенал» українця Олександра Зінченка на домашній арені «Емірейтс Стедіум» уЛондоні наприкінці поєдинку відігрався в одного з аутсайдерів першості«Саутгемптона» - 3:3, передає Укрінформ.</text:p>
      <text:p text:style-name="P4">
Результативними ударами у господарів відзначилися Габріел Мартінеллі (20-ахвилина), Мартін Едегор (88) та Букайо Сака (90); у гостей - Карлос ХонасАлькарас (1), Тео Волкотт (14) та Дує Чалета-Цар (66).</text:p>
      <text:p text:style-name="P4">
Зінченко вийшов у стартовому складі «Арсенала», отримавши перед перервою жовтукартку за грубу гру (45+4).</text:p>
      <text:p text:style-name="P4">
В активі «Арсенала» 75 очок, який продовжує лідирувати у турнірній таблиціАПЛ. Другим йде «Манчестер Сіті» (70), третім - «Манчестер Юнайтед» (59).</text:p>
      <text:p text:style-name="P4">
<text:span text:style-name="T4">
Читайте також:</text:span>
 <text:a xlink:type="simple" xlink:href="https://www.ukrinform.ua/rubric-sports/3698878-dinamo-sahtar-istoria-protistoan-u-cempionatah-ukraini.html" text:style-name="Internet_20_link" text:visited-style-name="Visited_20_Internet_20_Link">
 </text:a>
</text:p>
      <text:p text:style-name="P4">
26 квітня «Манчестер Сіті» прийматиме «Арсенал».</text:p>
      <text:p text:style-name="P4">
Фото: AFP.</text:p>
      <text:p text:style-name="P4">
Source: <text:a xlink:type="simple" xlink:href="https://www.ukrinform.ua/rubric-sports/3699120-apl-arsenal-iz-zincenkom-unik-porazki-vid-sautgemptona.html" text:style-name="Internet_20_link" text:visited-style-name="Visited_20_Internet_20_Link">
https://www.ukrinform.ua/rubric-sports/3699120-apl-arsenal-iz-zincenkom-unik-porazki-vid-sautgemptona.html</text:a>
</text:p>
      <!--NEWS-->
      <text:h text:style-name="P10" text:outline-level="1">
<text:span text:style-name="T4">
АПЛ: «Арсенал» із Зінченком уник поразки від «Саутгемптона»</text:span>
</text:h>
      <text:p text:style-name="P4">
Authors: Ukrinform (Person)</text:p>
      <text:p text:style-name="P4">
Publisher: Укринформ (Organization)</text:p>
      <text:p text:style-name="P4">
Published Time: 2023-04-22T00:00:00+03:00</text:p>
      <text:p text:style-name="P4">
Modified Time: 2023-04-22T00:00:00+03:00</text:p>
      <text:p text:style-name="P4">
Description: В Англійській прем'єр-лізі (АПЛ) тривають матчі 32-го туру футбольного чемпіонату. — Укрінформ.</text:p>
      <text:p text:style-name="P4">
Images: ["<text:a xlink:type="simple" xlink:href="https://static.ukrinform.com/photos/2023_04/thumb_files/630_360_1682111126-505.jpg" text:style-name="Internet_20_link" text:visited-style-name="Visited_20_Internet_20_Link">
630_360_16821...</text:a>
"]</text:p>
      <text:p text:style-name="P4">
Tags: ['Арсенал', 'Футбол', 'Зінченко', 'АПЛ']</text:p>
      <text:p text:style-name="P4">
Type: Article</text:p>
      <!--METADATA-->
      <text:p text:style-name="P4">
<draw:frame draw:style-name="fr1" draw:name="Image316" text:anchor-type="as-char" svg:width="6.9236in" svg:height="3.956343in" draw:z-index="0">
<draw:image xlink:href="../Images/yкринформ/2023-04-22T00-00-00-03-00/630_360_1682111126-505.jpg" xlink:type="simple" xlink:show="embed" xlink:actuate="onLoad" draw:mime-type="image/jpeg"/>
</draw:frame>
 ВАнглійській прем'єр-лізі (АПЛ) тривають матчі 32-го туру футбольногочемпіонату.</text:p>
      <text:p text:style-name="P4">
«Арсенал» українця Олександра Зінченка на домашній арені «Емірейтс Стедіум» уЛондоні наприкінці поєдинку відігрався в одного з аутсайдерів першості«Саутгемптона» - 3:3, передає Укрінформ.</text:p>
      <text:p text:style-name="P4">
Результативними ударами у господарів відзначилися Габріел Мартінеллі (20-ахвилина), Мартін Едегор (88) та Букайо Сака (90); у гостей - Карлос ХонасАлькарас (1), Тео Волкотт (14) та Дує Чалета-Цар (66).</text:p>
      <text:p text:style-name="P4">
Зінченко вийшов у стартовому складі «Арсенала», отримавши перед перервою жовтукартку за грубу гру (45+4).</text:p>
      <text:p text:style-name="P4">
В активі «Арсенала» 75 очок, який продовжує лідирувати у турнірній таблиціАПЛ. Другим йде «Манчестер Сіті» (70), третім - «Манчестер Юнайтед» (59).</text:p>
      <text:p text:style-name="P4">
<text:span text:style-name="T4">
Читайте також:</text:span>
 <text:a xlink:type="simple" xlink:href="https://www.ukrinform.ua/rubric-sports/3698878-dinamo-sahtar-istoria-protistoan-u-cempionatah-ukraini.html" text:style-name="Internet_20_link" text:visited-style-name="Visited_20_Internet_20_Link">
 </text:a>
</text:p>
      <text:p text:style-name="P4">
26 квітня «Манчестер Сіті» прийматиме «Арсенал».</text:p>
      <text:p text:style-name="P4">
Фото: AFP.</text:p>
      <text:p text:style-name="P4">
Source: <text:a xlink:type="simple" xlink:href="https://www.ukrinform.ua/rubric-sports/3699120-apl-arsenal-iz-zincenkom-unik-porazki-vid-sautgemptona.html" text:style-name="Internet_20_link" text:visited-style-name="Visited_20_Internet_20_Link">
https://www.ukrinform.ua/rubric-sports/3699120-apl-arsenal-iz-zincenkom-unik-porazki-vid-sautgemptona.html</text:a>
</text:p>
      <!--NEWS-->
      <text:h text:style-name="P10" text:outline-level="1">
<text:span text:style-name="T4">
Міністерства оборони України й Естонії уклали меморандум про співпрацю</text:span>
</text:h>
      <text:p text:style-name="P4">
Authors: Ukrinform (Person)</text:p>
      <text:p text:style-name="P4">
Publisher: Укринформ (Organization)</text:p>
      <text:p text:style-name="P4">
Published Time: 2023-04-22T00:09:00+03:00</text:p>
      <text:p text:style-name="P4">
Modified Time: 2023-04-22T00:09:00+03:00</text:p>
      <text:p text:style-name="P4">
Description: Міністри оборони України й Естонії підписали меморандум про співпрацю між відомствами. — Укрінформ.</text:p>
      <text:p text:style-name="P4">
Images: ["<text:a xlink:type="simple" xlink:href="https://static.ukrinform.com/photos/2023_04/thumb_files/630_360_1682082421-937.jpg" text:style-name="Internet_20_link" text:visited-style-name="Visited_20_Internet_20_Link">
630_360_16820...</text:a>
"]</text:p>
      <text:p text:style-name="P4">
Tags: ['Естонія', 'Міноборони', 'Резніков']</text:p>
      <text:p text:style-name="P4">
Type: Article</text:p>
      <!--METADATA-->
      <text:p text:style-name="P4">
<draw:frame draw:style-name="fr1" draw:name="Image317" text:anchor-type="as-char" svg:width="6.9236in" svg:height="3.956343in" draw:z-index="0">
<draw:image xlink:href="../Images/yкринформ/2023-04-22T00-09-00-03-00/630_360_1682082421-937.jpg" xlink:type="simple" xlink:show="embed" xlink:actuate="onLoad" draw:mime-type="image/jpeg"/>
</draw:frame>
 Міністриоборони України й Естонії підписали меморандум про співпрацю між відомствами.</text:p>
      <text:p text:style-name="P4">
Про це очільник МОУ Олексій Резніков повідомив у <text:a xlink:type="simple" xlink:href="https://twitter.com/oleksiireznikov/status/1649350684544839682" text:style-name="Internet_20_link" text:visited-style-name="Visited_20_Internet_20_Link">
</text:a>
 , передаєУкрінформ.</text:p>
      <text:p text:style-name="P4">
«Ми підписали меморандум про співпрацю між Міністерством оборони України таМіністерством оборони Естонії. Поглиблюємо співпрацю на основі спільних цілей– миру та безпеки для наших країн і усього континенту», – зазначив Резніков.</text:p>
      <text:p text:style-name="P4">
<text:span text:style-name="T4">
Читайте також:</text:span>
 <text:a xlink:type="simple" xlink:href="https://www.ukrinform.ua/rubric-ato/3698105-reznikov-pro-prioritet-dla-ukraini-pobudova-bagatorivnevoi-sistemi-ppopro-u-najkorotsij-termin.html" text:style-name="Internet_20_link" text:visited-style-name="Visited_20_Internet_20_Link">
 <text:span text:style-name="T4">
Резніков</text:span>
 </text:a>
</text:p>
      <text:p text:style-name="P4">
Він наголосив, що Естонія була вірною союзницею України від початкуросійського вторгнення, а також подякував естонському народу та мініструоборони Ханно Певкуру за «видатний внесок у зміцнення нашої оборони тапідтримку європейської та євроатлантичної перспективи України».</text:p>
      <text:p text:style-name="P4">
Як повідомляв Укрінформ, в Естонії пройшли навчання 600 українськихпіхотинців.</text:p>
      <text:p text:style-name="P4">
Фото: Олексій Резніков, Твіттер</text:p>
      <text:p text:style-name="P4">
Source: <text:a xlink:type="simple" xlink:href="https://www.ukrinform.ua/rubric-polytics/3698944-ministerstva-oboroni-ukraini-j-estonii-uklali-memorandum-pro-spivpracu.html" text:style-name="Internet_20_link" text:visited-style-name="Visited_20_Internet_20_Link">
https://www.ukrinform.ua/rubric-polytics/3698944-ministerstva-oboroni-ukraini-j-estonii-uklali-memorandum-pro-spivpracu.html</text:a>
</text:p>
      <!--NEWS-->
      <text:h text:style-name="P10" text:outline-level="1">
<text:span text:style-name="T4">
Німеччина виділила €3 мільйони на проєкт ЮНІДО з розбудови промислового потенціалу України</text:span>
</text:h>
      <text:p text:style-name="P4">
Authors: Ukrinform (Person)</text:p>
      <text:p text:style-name="P4">
Publisher: Укринформ (Organization)</text:p>
      <text:p text:style-name="P4">
Published Time: 2023-04-22T00:23:00+03:00</text:p>
      <text:p text:style-name="P4">
Modified Time: 2023-04-22T00:23:00+03:00</text:p>
      <text:p text:style-name="P4">
Description: Уряд ФРН та Організація Об’єднаних Націй із промислового розвитку (ЮНІДО) підписали у п'ятницю у Відні угоду щодо фінансування Німеччиною на суму €3 мільйони проєкту "Розбудова промислового потенціалу, політика та діагностика для зеленого відновлення України". — Укрінформ.</text:p>
      <text:p text:style-name="P4">
Images: ["<text:a xlink:type="simple" xlink:href="https://static.ukrinform.com/photos/2016_09/thumb_files/630_360_1473802883-7046-energoeffektivnost.jpg" text:style-name="Internet_20_link" text:visited-style-name="Visited_20_Internet_20_Link">
630_360_14738...</text:a>
"]</text:p>
      <text:p text:style-name="P4">
Tags: ['Економіка', 'Німеччина', 'ООН', 'Промисловість', 'Україна', 'Відбудова']</text:p>
      <text:p text:style-name="P4">
Type: Article</text:p>
      <!--METADATA-->
      <text:p text:style-name="P4">
<draw:frame draw:style-name="fr1" draw:name="Image318" text:anchor-type="as-char" svg:width="6.9236in" svg:height="3.956343in" draw:z-index="0">
<draw:image xlink:href="../Images/yкринформ/2023-04-22T00-23-00-03-00/630_360_1473802883-7046-energoeffektivnost.jpg" xlink:type="simple" xlink:show="embed" xlink:actuate="onLoad" draw:mime-type="image/jpeg"/>
</draw:frame>
Уряд ФРН та Організація Об’єднаних Націй із промислового розвитку (ЮНІДО)підписали у п'ятницю у Відні угоду щодо фінансування Німеччиною на суму €3мільйони проєкту "Розбудова промислового потенціалу, політика та діагностикадля зеленого відновлення України".</text:p>
      <text:p text:style-name="P4">
Про це заявив у коментарі Укрінформу Постійний представник України приміжнародних організаціях у Відні Євгеній Цимбалюк.</text:p>
      <text:p text:style-name="P4">
"Україна вдячна Німеччині за внесок у сумі €3 мільйони для фінансуванняпроєкту ЮНІДО. Маємо розпочати відбудову України вже зараз, не чекаючи назавершення агресивної війни росії проти нашої держави", - прокоментувавпідписання угоди український постпред.</text:p>
      <text:p text:style-name="P4">
Участь у церемонії взяли заступник Генерального директора ЮНІДО Фату Хайдара,постійні представники України та <text:a xlink:type="simple" xlink:href="https://www.ukrinform.ua/tag-nimeccina" text:style-name="Internet_20_link" text:visited-style-name="Visited_20_Internet_20_Link">
 </text:a>
 ,а також співробітники секретаріату Організації.</text:p>
      <text:p text:style-name="P4">
<text:span text:style-name="T4">
Читайте також:</text:span>
 <text:a xlink:type="simple" xlink:href="https://www.ukrinform.ua/rubric-vidbudova/3698939-reestr-zbitkiv-vid-rosijskoi-agresii-zapustat-u-travni-gensek-radi-evropi.html" text:style-name="Internet_20_link" text:visited-style-name="Visited_20_Internet_20_Link">
 </text:a>
</text:p>
      <text:p text:style-name="P4">
За словами Цимбалюка, багато держав вже на нинішньому етапі заявили проготовність надати фінансову підтримку на відбудову та відновлення об’єктівенергетичної, транспортної інфраструктури, промисловості, пошкоджених чивзагалі зруйнованих у результаті російських атак.</text:p>
      <text:p text:style-name="P4">
Проєкт ЮНІДО передбачає проведення досліджень і діагностик у промисловості,підготовку рекомендацій щодо можливого вдосконалення та планування, зокрема усферах енергоефективності, циркулярної економіки, "зеленої" енергетики,покращення стандартів якості тощо.</text:p>
      <text:p text:style-name="P4">
Проєкт дозволить визначити необхідні технології, які будуть застосовані підчас відбудови, та стане базою для майбутньої глобальної Програми ЮНІДО іззеленого відновлення та післявоєнного будівництва для інклюзивного та сталогопромислового розвитку в Україні.</text:p>
      <text:p text:style-name="P4">
<text:span text:style-name="T4">
Читайте також:</text:span>
 <text:a xlink:type="simple" xlink:href="https://www.ukrinform.ua/rubric-vidbudova/3698531-smigal-obgovoriv-iz-prezidentkou-ebrr-proekti-vidnovlenna-ta-rozvitku-ukraini.html" text:style-name="Internet_20_link" text:visited-style-name="Visited_20_Internet_20_Link">
 </text:a>
</text:p>
      <text:p text:style-name="P4">
Як повідомляв Укрінформ, раніше Уповноважений Федерального уряду Німеччини зпитань відновлення України державний секретар Міністерства економічногоспівробітництва та розвитку Німеччини Йохен Фласбарт заявив, що Німеччина усвоїй діяльності з відбудови України не концентрується на певних регіонах чигалузях економіки, а орієнтується на пріоритети української влади тавідновлення зруйнованої інфраструктури з урахуванням того, що вона згодомстане частиною європейської.</text:p>
      <text:p text:style-name="P4">
Source: <text:a xlink:type="simple" xlink:href="https://www.ukrinform.ua/rubric-vidbudova/3699122-nimeccina-vidilila-3-miljoni-na-proekt-unido-z-rozbudovi-promislovogo-potencialu-ukraini.html" text:style-name="Internet_20_link" text:visited-style-name="Visited_20_Internet_20_Link">
https://www.ukrinform.ua/rubric-vidbudova/3699122-nimeccina-vidilila-3-miljoni-na-proekt-unido-z-rozbudovi-promislovogo-potencialu-ukraini.html</text:a>
</text:p>
      <!--NEWS-->
      <text:h text:style-name="P10" text:outline-level="1">
<text:span text:style-name="T4">
Відстороненого генпрокурора Молдови обвинувачують у незаконному збагаченні</text:span>
</text:h>
      <text:p text:style-name="P4">
Authors: Ukrinform (Person)</text:p>
      <text:p text:style-name="P4">
Publisher: Укринформ (Organization)</text:p>
      <text:p text:style-name="P4">
Published Time: 2023-04-22T00:44:00+03:00</text:p>
      <text:p text:style-name="P4">
Modified Time: 2023-04-22T00:44:00+03:00</text:p>
      <text:p text:style-name="P4">
Description: У Молдові відстороненому від виконання обов'язків генерального прокурора Александру Стояногло висунули обвинувачення у незаконному збагаченні. — Укрінформ.</text:p>
      <text:p text:style-name="P4">
Images: ["<text:a xlink:type="simple" xlink:href="https://static.ukrinform.com/photos/2023_04/thumb_files/630_360_1682070076-156.png" text:style-name="Internet_20_link" text:visited-style-name="Visited_20_Internet_20_Link">
630_360_16820...</text:a>
"]</text:p>
      <text:p text:style-name="P4">
Tags: ['Молдова', 'Прокурори']</text:p>
      <text:p text:style-name="P4">
Type: Article</text:p>
      <!--METADATA-->
      <text:p text:style-name="P4">
<draw:frame draw:style-name="fr1" draw:name="Image319" text:anchor-type="as-char" svg:width="6.9236in" svg:height="3.956343in" draw:z-index="0">
<draw:image xlink:href="../Images/yкринформ/2023-04-22T00-44-00-03-00/630_360_1682070076-156.png" xlink:type="simple" xlink:show="embed" xlink:actuate="onLoad" draw:mime-type="image/png"/>
</draw:frame>
 У Молдовівідстороненому від виконання обов'язків генерального прокурора АлександруСтояногло висунули обвинувачення у незаконному збагаченні.</text:p>
      <text:p text:style-name="P4">
Про це повідомляє <text:a xlink:type="simple" xlink:href="https://newsmaker.md/rus/novosti/stoyanoglo-predyavili-obvinenie-v-nezakonnom-obogaschenii/" text:style-name="Internet_20_link" text:visited-style-name="Visited_20_Internet_20_Link">
 </text:a>
 із посиланням на Антикорупційнупрокуратуру Молдови, передає Укрінформ.</text:p>
      <text:p text:style-name="P4">
За інформацією відомства, обвинувачення проти Стояногло висунули 19 квітня.</text:p>
      <text:p text:style-name="P4">
<text:span text:style-name="T4">
Читайте також:</text:span>
 <text:a xlink:type="simple" xlink:href="https://www.ukrinform.ua/rubric-world/3698577-moldova-zaavlae-pro-porusenna-rezimu-bezpeki-rosieu-u-pridnistrovi.html" text:style-name="Internet_20_link" text:visited-style-name="Visited_20_Internet_20_Link">
 <text:span text:style-name="T4">
Молдов</text:span>
 </text:a>
</text:p>
      <text:p text:style-name="P4">
Зазначається, що 2021 року щодо Стояногло порушено п'ять кримінальних справ.Згодом до них додалося ще декілька, частину вже передали до суду.</text:p>
      <text:p text:style-name="P4">
Окрім цього, у 2022 році Стояногло звинуватили у незаконному збагаченні.Кримінальну справу порушили на підставі скарги прокурора Віктора Фуртуне, якийстверджує, що у 2015 році Стояногло нібито оформив на 19-річну доньку квартируплощею 135 кв.м. Тоді Стояногло був депутатом парламенту, а задекларованихприбутків було замало для купівлі квартири, наголосив прокурор.</text:p>
      <text:p text:style-name="P4">
Стояногло заявив, що готовий довести походження коштів. Він стверджує, що намомент придбання квартири не був ані генеральним прокурором, ані депутатом,ані державним службовцем.</text:p>
      <text:p text:style-name="P4">
<text:span text:style-name="T4">
Читайте також:</text:span>
 <text:a xlink:type="simple" xlink:href="https://www.ukrinform.ua/rubric-world/3698160-u-moldovi-narazi-ne-bacat-vijskovoi-zagrozi-z-boku-rosii.html" text:style-name="Internet_20_link" text:visited-style-name="Visited_20_Internet_20_Link">
 <text:span text:style-name="T4">
Молдов</text:span>
 </text:a>
</text:p>
      <text:p text:style-name="P4">
Як повідомлялося, Апеляційна палата Кишинева засудила депутата-втікача лідерапартії «Шор» Ілана Шора до 15 років ув’язнення з конфіскацією майна на 5мільярдів леїв (понад 270 мільйонів доларів США).</text:p>
      <text:p text:style-name="P4">
Фото: stiri.md</text:p>
      <text:p text:style-name="P4">
Source: <text:a xlink:type="simple" xlink:href="https://www.ukrinform.ua/rubric-world/3698813-vidstoronenogo-genprokurora-moldovi-obvinuvacuut-u-nezakonnomu-zbagacenni.html" text:style-name="Internet_20_link" text:visited-style-name="Visited_20_Internet_20_Link">
https://www.ukrinform.ua/rubric-world/3698813-vidstoronenogo-genprokurora-moldovi-obvinuvacuut-u-nezakonnomu-zbagacenni.html</text:a>
</text:p>
      <!--NEWS-->
      <text:h text:style-name="P10" text:outline-level="1">
<text:span text:style-name="T4">
Жіноча збірна України з боротьби виграла командний залік чемпіонату Європи</text:span>
</text:h>
      <text:p text:style-name="P4">
Authors: Ukrinform (Person)</text:p>
      <text:p text:style-name="P4">
Publisher: Укринформ (Organization)</text:p>
      <text:p text:style-name="P4">
Published Time: 2023-04-22T00:58:29+03:00</text:p>
      <text:p text:style-name="P4">
Modified Time: 2023-04-22T00:58:29+03:00</text:p>
      <text:p text:style-name="P4">
Description: На чемпіонаті Європи зі спортивної боротьби у Загребі (Хорватія) завершили змагання жінки. — Укрінформ.</text:p>
      <text:p text:style-name="P4">
Images: ["<text:a xlink:type="simple" xlink:href="https://static.ukrinform.com/photos/2023_04/thumb_files/630_360_1682114025-489.jpg" text:style-name="Internet_20_link" text:visited-style-name="Visited_20_Internet_20_Link">
630_360_16821...</text:a>
"]</text:p>
      <text:p text:style-name="P4">
Tags: ['Жінки', 'вільна боротьба']</text:p>
      <text:p text:style-name="P4">
Type: Article</text:p>
      <!--METADATA-->
      <text:p text:style-name="P4">
<draw:frame draw:style-name="fr1" draw:name="Image320" text:anchor-type="as-char" svg:width="6.9236in" svg:height="3.956343in" draw:z-index="0">
<draw:image xlink:href="../Images/yкринформ/2023-04-22T00-58-29-03-00/630_360_1682114025-489.jpg" xlink:type="simple" xlink:show="embed" xlink:actuate="onLoad" draw:mime-type="image/jpeg"/>
</draw:frame>
 Начемпіонаті Європи зі спортивної боротьби у Загребі (Хорватія) завершилизмагання жінки.</text:p>
      <text:p text:style-name="P4">
Українки за підсумками турніру посіли перше місце в загальнокомандному залікуконтинентальної першості, здобувши шість медалей у десяти вагових категоріях -2 золоті, 3 срібні та 1 бронзову, передає Укрінформ.</text:p>
      <text:p text:style-name="P4">
Чемпіонками Європи стали Аліна Грушина-Акобія (вагова категорія до 57 кг) таІрина Коляденко (62 кг).</text:p>
      <text:p text:style-name="P4">
Срібні медалі завоювали Оксана Лівач (50 кг), Юлія Ткач (59 кг) та АллаБелінська (68 кг), бронзову - Тетяна Сова Ріжко (65 кг).</text:p>
      <text:p text:style-name="P4">
Загалом у Загребі виступали представниці 29-ти країн Старого Світу.</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ext:p>
      <text:p text:style-name="P4">
Чемпіонат Європи в столиці Хорватії 15-16 лютого завершать борці греко-римського стилю.</text:p>
      <text:p text:style-name="P4">
Фото: uww.org.</text:p>
      <text:p text:style-name="P4">
Source: <text:a xlink:type="simple" xlink:href="https://www.ukrinform.ua/rubric-sports/3699123-zinoca-zbirna-ukraini-z-borotbi-vigrala-komandnij-zalik-cempionatu-evropi.html" text:style-name="Internet_20_link" text:visited-style-name="Visited_20_Internet_20_Link">
https://www.ukrinform.ua/rubric-sports/3699123-zinoca-zbirna-ukraini-z-borotbi-vigrala-komandnij-zalik-cempionatu-evropi.html</text:a>
</text:p>
      <!--NEWS-->
      <text:h text:style-name="P10" text:outline-level="1">
<text:span text:style-name="T4">
Пошукові групи ЗСУ від початку війни знайшли майже 500 тіл зниклих без вісти українських героїв</text:span>
</text:h>
      <text:p text:style-name="P4">
Authors: Ukrinform (Person)</text:p>
      <text:p text:style-name="P4">
Publisher: Укринформ (Organization)</text:p>
      <text:p text:style-name="P4">
Published Time: 2023-04-22T01:04:14+03:00</text:p>
      <text:p text:style-name="P4">
Modified Time: 2023-04-22T01:04:14+03:00</text:p>
      <text:p text:style-name="P4">
Description: Пошукові групи ЗСУ, які опікуються безвісти зниклими, працюють безпосередньо на лінії зіткнення. Від початку повномасштабної агресії вони відпрацювали понад 600 локацій та знайшли близько 500 тіл українських героїв. — Укрінформ.</text:p>
      <text:p text:style-name="P4">
Images: ["<text:a xlink:type="simple" xlink:href="https://static.ukrinform.com/photos/2018_02/thumb_files/630_360_1518624641-6690.jpeg" text:style-name="Internet_20_link" text:visited-style-name="Visited_20_Internet_20_Link">
630_360_15186...</text:a>
"]</text:p>
      <text:p text:style-name="P4">
Tags: ['Генштаб', 'ЗСУ', 'Військові', 'Зниклі безвісти', 'Війна з росією']</text:p>
      <text:p text:style-name="P4">
Type: Article</text:p>
      <!--METADATA-->
      <text:p text:style-name="P4">
<draw:frame draw:style-name="fr1" draw:name="Image321" text:anchor-type="as-char" svg:width="6.9236in" svg:height="3.956343in" draw:z-index="0">
<draw:image xlink:href="../Images/yкринформ/2023-04-22T01-04-14-03-00/630_360_1518624641-6690.jpeg" xlink:type="simple" xlink:show="embed" xlink:actuate="onLoad" draw:mime-type="image/jpeg"/>
</draw:frame>
 Пошуковігрупи ЗСУ, які опікуються безвісти зниклими, працюють безпосередньо на лініїзіткнення. Від початку повномасштабної агресії вони відпрацювали понад 600локацій та знайшли близько 500 тіл українських героїв.</text:p>
      <text:p text:style-name="P4">
Як повідомляє кореспондент Укрінформу, про це начальник Центральногоуправління цивільно-військового співробітництва ГШ ЗСУ полковник ВолодимирЛямзін повідомив під час круглого столу "Особливості роботи з повернутими зполону військовими та розшук зниклих безвісти".</text:p>
      <text:p text:style-name="P4">
«З початку повномасштабного вторгнення і по 20 квітня цього року трохи меншеніж півтисячі тіл наших загиблих оборонців були знайдені саме нашимивійськовими пошуковими групами і трохи більше ніж півтисячі тіл окупантів булозібрано і доставлено до визначених місць зберігання», - повідомив Лямзін,додавши, що відпрацьовано майже 600 локацій пошуковими групами.</text:p>
      <text:p text:style-name="P4">
<text:span text:style-name="T4">
Читайте також:</text:span>
 <text:a xlink:type="simple" xlink:href="https://www.ukrinform.ua/rubric-ato/3697572-zniklimi-bezvisti-vvazaut-ponad-7-tisac-ukrainskih-vijskovih-kotenko.html" text:style-name="Internet_20_link" text:visited-style-name="Visited_20_Internet_20_Link">
 <text:span text:style-name="T4">
безвісти</text:span>
 </text:a>
</text:p>
      <text:p text:style-name="P4">
Він зауважив, що пошукові групи військовослужбовців проводять роботу там, кудине можуть дістатись пошуковці офісу Уповноваженого з питань осіб, зниклихбезвісти.</text:p>
      <text:p text:style-name="P4">
Також Лямзін відзначив, що військові, які залучаються до виконання такихзавдань, проходять відповідну підготовку.</text:p>
      <text:p text:style-name="P4">
«Всі фахівці наших груп проходять відповідну підготовку, вони вивчають основитактичної медицини, основи протимінної діяльності для того, щоб запобігтинадзвичайним ситуаціям і зберегти особовий склад, вивчають питання судовоїархеології і норм міжнародного гуманітарного права», - зазначив Лямзін.</text:p>
      <text:p text:style-name="P4">
<text:span text:style-name="T4">
Читайте також:</text:span>
 <text:a xlink:type="simple" xlink:href="https://www.ukrinform.ua/rubric-ato/3696473-vijskovij-potrapiv-u-polon-u-koordstabi-poasnili-ak-otrimati-informaciu-pro-obstavini.html" text:style-name="Internet_20_link" text:visited-style-name="Visited_20_Internet_20_Link">
 </text:a>
</text:p>
      <text:p text:style-name="P4">
Як повідомляв Укрінформ, на сьогодні сім пошукових груп офісу Уповноваженого зпитань осіб, зниклих безвісти здійснили понад 50 виїздів на деокупованітериторії України, в результаті чого ексгумовано понад 1000 тіл (останків),речі та документи загиблих чи померлих.</text:p>
      <text:p text:style-name="P4">
Source: <text:a xlink:type="simple" xlink:href="https://www.ukrinform.ua/rubric-ato/3699124-posukovi-grupi-zsu-vid-pocatku-vijni-znajsli-majze-500-til-zniklih-bez-visti-ukrainskih-geroiv.html" text:style-name="Internet_20_link" text:visited-style-name="Visited_20_Internet_20_Link">
https://www.ukrinform.ua/rubric-ato/3699124-posukovi-grupi-zsu-vid-pocatku-vijni-znajsli-majze-500-til-zniklih-bez-visti-ukrainskih-geroiv.html</text:a>
</text:p>
      <!--NEWS-->
      <text:h text:style-name="P10" text:outline-level="1">
<text:span text:style-name="T4">
Зараз Альянс став ще сильнішим перед обличчям російської агресії — Марк Міллі</text:span>
</text:h>
      <text:p text:style-name="P4">
Author: ['Ольга Мосьондз']</text:p>
      <text:p text:style-name="P4">
Time: 2023-04-22T99:00:00-04:00</text:p>
      <text:p text:style-name="P4">
Description: Про це сказав Голова Комітету начальників штабів Збройних сил США генерал Марк Міл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ГЕНЕРАЛ МАРК МІЛЛІ', 'РАМШТАЙН 11']</text:p>
      <text:p text:style-name="P4">
Category: News</text:p>
      <!--METADATA-->
      <text:p text:style-name="P4">
<draw:frame draw:style-name="fr1" draw:name="Image322" text:anchor-type="as-char" svg:width="6.9236in" svg:height="3.606042in" draw:z-index="0">
<draw:image xlink:href="../Images/AРМІЯINFORM/2023-04-22T99-00-00-04-00/277400_mark-milley_gettyimages_new_960x380_0.jpg" xlink:type="simple" xlink:show="embed" xlink:actuate="onLoad" draw:mime-type="image/jpeg"/>
</draw:frame>
</text:p>
      <text:p text:style-name="P4">
Про це сказав Голова Комітету начальників штабів Збройних сил США генерал МаркМіллі на пресконференції за підсумками зустрічі Контактної групи оборониУкраїни у форматі «Рамштайну» у Німеччині.</text:p>
      <text:p text:style-name="P4">
Генерал Міллі подякував главі Пентагону за лідерство під час зустрічіКонтактної групи та міністрам оборони і начальникам генеральних штабів понад50 країн, які були присутні сьогодні в цій групі. Та зазначив, що їхняпідтримка має вирішальне значення для підтримки України у боротьбі протиагресії рф.</text:p>
      <text:p text:style-name="P4">
— Протягом року ваша участь і підтримка має вирішальне значення для здатностіукраїнської армії захищати себе. Пройшов майже рік з того часу, як міністрОстін розпочав цю Контактну групу в форматі «Рамштайн» і цей форум був життєвоважливим для координації, синхронізації, підтримки і продовження міжнародноїпідтримки України. Я також хочу подякувати міністру оборони Олексію Резніковуі моєму колезі й партнеру генералу Валерію Залужному, який спілкувався з намипротягом останнього тижня і його представнику тут за їхнє постійне лідерство,— сказав Марк Міллі.</text:p>
      <text:p text:style-name="P4">
Він також привітав Фінляндію зі вступом до НАТО і зазначив, що попри бажаннякремля завоювати Україну та розхитати Альянс, НАТО стало ще сильнішим ізбільшило свою коаліцію.</text:p>
      <text:p text:style-name="P4">
— Ця подія означає поглиблення родини Альянсу і підтверджує світові міцністьАльянсу. Але йдеться не лише про безпеку Сполучених Штатів і Європи. НАТО вцій Контактній групі допомагає робити більше, ніж просто підтримуватиглобальний міжнародний порядок для всіх націй, які живуть у мирі, можутьпроцвітати у світі, де поважають суверенітет і верховенство права, у світі,який протистоїть військовій агресії рф 421 день.</text:p>
      <text:p text:style-name="P4">
путін думав, що зможе повалити український уряд, коли розпочав війну, колисотні російських військ зібралися на кордоні, коли сотні тисяч російськихвійськ перетнули кордон України з кількох напрямків. Але він помилявсяукраїнський уряд почав ще більше співпрацювати з НАТО, оскільки путін розпочавнеспровоковану війну. Дух України залишається незломленим. Зараз ми маємо 31члена НАТО, і Альянс стає ще сильнішим і більш об’єднаним перед обличчямросійської агресії,- сказав Марок Міллі.</text:p>
      <text:p text:style-name="P4">
Він нагадав, що Сполучені Штати виділили понад 35 мільйонів доларів допомоги,включаючи понад два мільйони танкових і артилерійських снарядів, десятки тисячпротитанкових систем, протиповітряні боєприпаси, артснаряди, артилерійськістволи та реактивні ракети, а також запасні частини до них.</text:p>
      <text:p text:style-name="P4">
— Запчастини є критично важливими, оскільки Україна захищає міста і виганяєросійську загрозу зі своєї території. Наші країни і країни Європи докладутьзусиль, для виконання своєї місії у визначені терміни, і ми обіцяємо надаватипідтримку стільки, скільки буде потрібно, — сказав Марк Міллі.</text:p>
      <text:p text:style-name="P4">
Він також нагадав, що цього тижня Сполучені Штати оголосили про новий пакетдопомоги у сфері безпеки, як частину постійних зобов’язань США.</text:p>
      <text:p text:style-name="P4">
Source: <text:a xlink:type="simple" xlink:href="https://armyinform.com.ua/2023/04/22/zaraz-alyans-stav-shhe-sylnishym-pered-oblychchyam-rosijskoyi-agresiyi-mark-milli/" text:style-name="Internet_20_link" text:visited-style-name="Visited_20_Internet_20_Link">
https://armyinform.com.ua/2023/04/22/zaraz-alyans-stav-shhe-sylnishym-pered-oblychchyam-rosijskoyi-agresiyi-mark-mill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